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table:formula="of:=HYPERLINK(&quot;https://clics.clld.org/parameters/2&quot;;&quot;DUST&quot;)" office:value-type="string" office:string-value="DUST" calcext:value-type="string">
            <text:p>DUST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table:formula="of:=HYPERLINK(&quot;https://clics.clld.org/parameters/3&quot;;&quot;BRAVE&quot;)" office:value-type="string" office:string-value="BRAVE" calcext:value-type="string">
            <text:p>BRAVE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table:formula="of:=HYPERLINK(&quot;https://clics.clld.org/parameters/4&quot;;&quot;COURTYARD&quot;)" office:value-type="string" office:string-value="COURTYARD" calcext:value-type="string">
            <text:p>COURTYARD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table:formula="of:=HYPERLINK(&quot;https://clics.clld.org/parameters/5&quot;;&quot;GAZELLE&quot;)" office:value-type="string" office:string-value="GAZELLE" calcext:value-type="string">
            <text:p>GAZELLE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table:formula="of:=HYPERLINK(&quot;https://clics.clld.org/parameters/6&quot;;&quot;EARTHQUAKE&quot;)" office:value-type="string" office:string-value="EARTHQUAKE" calcext:value-type="string">
            <text:p>EARTHQUAKE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table:formula="of:=HYPERLINK(&quot;https://clics.clld.org/parameters/7&quot;;&quot;GATHER&quot;)" office:value-type="string" office:string-value="GATHER" calcext:value-type="string">
            <text:p>GATHER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table:formula="of:=HYPERLINK(&quot;https://clics.clld.org/parameters/8&quot;;&quot;CURSE&quot;)" office:value-type="string" office:string-value="CURSE" calcext:value-type="string">
            <text:p>CURSE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table:formula="of:=HYPERLINK(&quot;https://clics.clld.org/parameters/9&quot;;&quot;ANNOUNCE&quot;)" office:value-type="string" office:string-value="ANNOUNCE" calcext:value-type="string">
            <text:p>ANNOUNCE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table:formula="of:=HYPERLINK(&quot;https://clics.clld.org/parameters/10&quot;;&quot;FIREWOOD&quot;)" office:value-type="string" office:string-value="FIREWOOD" calcext:value-type="string">
            <text:p>FIREWOOD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table:formula="of:=HYPERLINK(&quot;https://clics.clld.org/parameters/11&quot;;&quot;DARKNESS&quot;)" office:value-type="string" office:string-value="DARKNESS" calcext:value-type="string">
            <text:p>DARKNES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table:formula="of:=HYPERLINK(&quot;https://clics.clld.org/parameters/12&quot;;&quot;MIDDAY&quot;)" office:value-type="string" office:string-value="MIDDAY" calcext:value-type="string">
            <text:p>MIDDAY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table:formula="of:=HYPERLINK(&quot;https://clics.clld.org/parameters/13&quot;;&quot;DECEIT&quot;)" office:value-type="string" office:string-value="DECEIT" calcext:value-type="string">
            <text:p>DECEIT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table:formula="of:=HYPERLINK(&quot;https://clics.clld.org/parameters/14&quot;;&quot;YOKE&quot;)" office:value-type="string" office:string-value="YOKE" calcext:value-type="string">
            <text:p>YOK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table:formula="of:=HYPERLINK(&quot;https://clics.clld.org/parameters/15&quot;;&quot;OTTER&quot;)" office:value-type="string" office:string-value="OTTER" calcext:value-type="string">
            <text:p>OTTER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table:formula="of:=HYPERLINK(&quot;https://clics.clld.org/parameters/16&quot;;&quot;SLED&quot;)" office:value-type="string" office:string-value="SLED" calcext:value-type="string">
            <text:p>SLED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table:formula="of:=HYPERLINK(&quot;https://clics.clld.org/parameters/17&quot;;&quot;EYELID&quot;)" office:value-type="string" office:string-value="EYELID" calcext:value-type="string">
            <text:p>EYELID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table:formula="of:=HYPERLINK(&quot;https://clics.clld.org/parameters/18&quot;;&quot;EARLOBE&quot;)" office:value-type="string" office:string-value="EARLOBE" calcext:value-type="string">
            <text:p>EARLOB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table:formula="of:=HYPERLINK(&quot;https://clics.clld.org/parameters/19&quot;;&quot;FISHING LINE&quot;)" office:value-type="string" office:string-value="FISHING LINE" calcext:value-type="string">
            <text:p>FISHING LINE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table:formula="of:=HYPERLINK(&quot;https://clics.clld.org/parameters/20&quot;;&quot;SCYTHE&quot;)" office:value-type="string" office:string-value="SCYTHE" calcext:value-type="string">
            <text:p>SCYTHE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table:formula="of:=HYPERLINK(&quot;https://clics.clld.org/parameters/21&quot;;&quot;TASTE (SOMETHING)&quot;)" office:value-type="string" office:string-value="TASTE (SOMETHING)" calcext:value-type="string">
            <text:p>TASTE (SOMETHING)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table:formula="of:=HYPERLINK(&quot;https://clics.clld.org/parameters/22&quot;;&quot;INTEND&quot;)" office:value-type="string" office:string-value="INTEND" calcext:value-type="string">
            <text:p>INTEND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table:formula="of:=HYPERLINK(&quot;https://clics.clld.org/parameters/23&quot;;&quot;RYE&quot;)" office:value-type="string" office:string-value="RYE" calcext:value-type="string">
            <text:p>RYE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table:formula="of:=HYPERLINK(&quot;https://clics.clld.org/parameters/24&quot;;&quot;PRAY&quot;)" office:value-type="string" office:string-value="PRAY" calcext:value-type="string">
            <text:p>PRAY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table:formula="of:=HYPERLINK(&quot;https://clics.clld.org/parameters/25&quot;;&quot;DIRT&quot;)" office:value-type="string" office:string-value="DIRT" calcext:value-type="string">
            <text:p>DIRT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table:formula="of:=HYPERLINK(&quot;https://clics.clld.org/parameters/27&quot;;&quot;AIR&quot;)" office:value-type="string" office:string-value="AIR" calcext:value-type="string">
            <text:p>AIR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table:formula="of:=HYPERLINK(&quot;https://clics.clld.org/parameters/28&quot;;&quot;MOISTEN&quot;)" office:value-type="string" office:string-value="MOISTEN" calcext:value-type="string">
            <text:p>MOISTEN</text:p>
          </table:table-cell>
          <table:table-cell/>
        </table:table-row>
        <table:table-row table:style-name="ro1">
          <table:table-cell office:value-type="string" calcext:value-type="string">
            <text:p>29</text:p>
          </table:table-cell>
          <table:table-cell table:formula="of:=HYPERLINK(&quot;https://clics.clld.org/parameters/29&quot;;&quot;GELD&quot;)" office:value-type="string" office:string-value="GELD" calcext:value-type="string">
            <text:p>GELD</text:p>
          </table:table-cell>
          <table:table-cell/>
        </table:table-row>
        <table:table-row table:style-name="ro1">
          <table:table-cell office:value-type="string" calcext:value-type="string">
            <text:p>30</text:p>
          </table:table-cell>
          <table:table-cell table:formula="of:=HYPERLINK(&quot;https://clics.clld.org/parameters/30&quot;;&quot;DISPEL&quot;)" office:value-type="string" office:string-value="DISPEL" calcext:value-type="string">
            <text:p>DISPEL</text:p>
          </table:table-cell>
          <table:table-cell/>
        </table:table-row>
        <table:table-row table:style-name="ro1">
          <table:table-cell office:value-type="string" calcext:value-type="string">
            <text:p>31</text:p>
          </table:table-cell>
          <table:table-cell table:formula="of:=HYPERLINK(&quot;https://clics.clld.org/parameters/31&quot;;&quot;PAN&quot;)" office:value-type="string" office:string-value="PAN" calcext:value-type="string">
            <text:p>PAN</text:p>
          </table:table-cell>
          <table:table-cell/>
        </table:table-row>
        <table:table-row table:style-name="ro1">
          <table:table-cell office:value-type="string" calcext:value-type="string">
            <text:p>32</text:p>
          </table:table-cell>
          <table:table-cell table:formula="of:=HYPERLINK(&quot;https://clics.clld.org/parameters/32&quot;;&quot;EARWAX&quot;)" office:value-type="string" office:string-value="EARWAX" calcext:value-type="string">
            <text:p>EARWAX</text:p>
          </table:table-cell>
          <table:table-cell/>
        </table:table-row>
        <table:table-row table:style-name="ro1">
          <table:table-cell office:value-type="string" calcext:value-type="string">
            <text:p>33</text:p>
          </table:table-cell>
          <table:table-cell table:formula="of:=HYPERLINK(&quot;https://clics.clld.org/parameters/33&quot;;&quot;NETTLE&quot;)" office:value-type="string" office:string-value="NETTLE" calcext:value-type="string">
            <text:p>NETTLE</text:p>
          </table:table-cell>
          <table:table-cell/>
        </table:table-row>
        <table:table-row table:style-name="ro1">
          <table:table-cell office:value-type="string" calcext:value-type="string">
            <text:p>34</text:p>
          </table:table-cell>
          <table:table-cell table:formula="of:=HYPERLINK(&quot;https://clics.clld.org/parameters/34&quot;;&quot;STAIRS&quot;)" office:value-type="string" office:string-value="STAIRS" calcext:value-type="string">
            <text:p>STAIRS</text:p>
          </table:table-cell>
          <table:table-cell/>
        </table:table-row>
        <table:table-row table:style-name="ro1">
          <table:table-cell office:value-type="string" calcext:value-type="string">
            <text:p>35</text:p>
          </table:table-cell>
          <table:table-cell table:formula="of:=HYPERLINK(&quot;https://clics.clld.org/parameters/35&quot;;&quot;TAMARIND&quot;)" office:value-type="string" office:string-value="TAMARIND" calcext:value-type="string">
            <text:p>TAMARIND</text:p>
          </table:table-cell>
          <table:table-cell/>
        </table:table-row>
        <table:table-row table:style-name="ro1">
          <table:table-cell office:value-type="string" calcext:value-type="string">
            <text:p>36</text:p>
          </table:table-cell>
          <table:table-cell table:formula="of:=HYPERLINK(&quot;https://clics.clld.org/parameters/36&quot;;&quot;PUBIC HAIR&quot;)" office:value-type="string" office:string-value="PUBIC HAIR" calcext:value-type="string">
            <text:p>PUBIC HAIR</text:p>
          </table:table-cell>
          <table:table-cell/>
        </table:table-row>
        <table:table-row table:style-name="ro1">
          <table:table-cell office:value-type="string" calcext:value-type="string">
            <text:p>37</text:p>
          </table:table-cell>
          <table:table-cell table:formula="of:=HYPERLINK(&quot;https://clics.clld.org/parameters/37&quot;;&quot;LIBERATE&quot;)" office:value-type="string" office:string-value="LIBERATE" calcext:value-type="string">
            <text:p>LIBERATE</text:p>
          </table:table-cell>
          <table:table-cell/>
        </table:table-row>
        <table:table-row table:style-name="ro1">
          <table:table-cell office:value-type="string" calcext:value-type="string">
            <text:p>38</text:p>
          </table:table-cell>
          <table:table-cell table:formula="of:=HYPERLINK(&quot;https://clics.clld.org/parameters/38&quot;;&quot;SPREAD OUT&quot;)" office:value-type="string" office:string-value="SPREAD OUT" calcext:value-type="string">
            <text:p>SPREAD OUT</text:p>
          </table:table-cell>
          <table:table-cell/>
        </table:table-row>
        <table:table-row table:style-name="ro1">
          <table:table-cell office:value-type="string" calcext:value-type="string">
            <text:p>40</text:p>
          </table:table-cell>
          <table:table-cell table:formula="of:=HYPERLINK(&quot;https://clics.clld.org/parameters/40&quot;;&quot;ENVY&quot;)" office:value-type="string" office:string-value="ENVY" calcext:value-type="string">
            <text:p>ENVY</text:p>
          </table:table-cell>
          <table:table-cell/>
        </table:table-row>
        <table:table-row table:style-name="ro1">
          <table:table-cell office:value-type="string" calcext:value-type="string">
            <text:p>42</text:p>
          </table:table-cell>
          <table:table-cell table:formula="of:=HYPERLINK(&quot;https://clics.clld.org/parameters/42&quot;;&quot;STINKING&quot;)" office:value-type="string" office:string-value="STINKING" calcext:value-type="string">
            <text:p>STINKING</text:p>
          </table:table-cell>
          <table:table-cell/>
        </table:table-row>
        <table:table-row table:style-name="ro1">
          <table:table-cell office:value-type="string" calcext:value-type="string">
            <text:p>43</text:p>
          </table:table-cell>
          <table:table-cell table:formula="of:=HYPERLINK(&quot;https://clics.clld.org/parameters/43&quot;;&quot;LEAD (GUIDE)&quot;)" office:value-type="string" office:string-value="LEAD (GUIDE)" calcext:value-type="string">
            <text:p>LEAD (GUIDE)</text:p>
          </table:table-cell>
          <table:table-cell/>
        </table:table-row>
        <table:table-row table:style-name="ro1">
          <table:table-cell office:value-type="string" calcext:value-type="string">
            <text:p>44</text:p>
          </table:table-cell>
          <table:table-cell table:formula="of:=HYPERLINK(&quot;https://clics.clld.org/parameters/44&quot;;&quot;INJURE&quot;)" office:value-type="string" office:string-value="INJURE" calcext:value-type="string">
            <text:p>INJURE</text:p>
          </table:table-cell>
          <table:table-cell/>
        </table:table-row>
        <table:table-row table:style-name="ro1">
          <table:table-cell office:value-type="string" calcext:value-type="string">
            <text:p>45</text:p>
          </table:table-cell>
          <table:table-cell table:formula="of:=HYPERLINK(&quot;https://clics.clld.org/parameters/45&quot;;&quot;EVIL&quot;)" office:value-type="string" office:string-value="EVIL" calcext:value-type="string">
            <text:p>EVIL</text:p>
          </table:table-cell>
          <table:table-cell/>
        </table:table-row>
        <table:table-row table:style-name="ro1">
          <table:table-cell office:value-type="string" calcext:value-type="string">
            <text:p>46</text:p>
          </table:table-cell>
          <table:table-cell table:formula="of:=HYPERLINK(&quot;https://clics.clld.org/parameters/46&quot;;&quot;HOLLOW OUT&quot;)" office:value-type="string" office:string-value="HOLLOW OUT" calcext:value-type="string">
            <text:p>HOLLOW OUT</text:p>
          </table:table-cell>
          <table:table-cell/>
        </table:table-row>
        <table:table-row table:style-name="ro1">
          <table:table-cell office:value-type="string" calcext:value-type="string">
            <text:p>47</text:p>
          </table:table-cell>
          <table:table-cell table:formula="of:=HYPERLINK(&quot;https://clics.clld.org/parameters/47&quot;;&quot;EXCRETA&quot;)" office:value-type="string" office:string-value="EXCRETA" calcext:value-type="string">
            <text:p>EXCRETA</text:p>
          </table:table-cell>
          <table:table-cell/>
        </table:table-row>
        <table:table-row table:style-name="ro1">
          <table:table-cell office:value-type="string" calcext:value-type="string">
            <text:p>48</text:p>
          </table:table-cell>
          <table:table-cell table:formula="of:=HYPERLINK(&quot;https://clics.clld.org/parameters/48&quot;;&quot;BE SILENT&quot;)" office:value-type="string" office:string-value="BE SILENT" calcext:value-type="string">
            <text:p>BE SILENT</text:p>
          </table:table-cell>
          <table:table-cell/>
        </table:table-row>
        <table:table-row table:style-name="ro1">
          <table:table-cell office:value-type="string" calcext:value-type="string">
            <text:p>49</text:p>
          </table:table-cell>
          <table:table-cell table:formula="of:=HYPERLINK(&quot;https://clics.clld.org/parameters/49&quot;;&quot;REFUSE&quot;)" office:value-type="string" office:string-value="REFUSE" calcext:value-type="string">
            <text:p>REFUSE</text:p>
          </table:table-cell>
          <table:table-cell/>
        </table:table-row>
        <table:table-row table:style-name="ro1">
          <table:table-cell office:value-type="string" calcext:value-type="string">
            <text:p>51</text:p>
          </table:table-cell>
          <table:table-cell table:formula="of:=HYPERLINK(&quot;https://clics.clld.org/parameters/51&quot;;&quot;SORE&quot;)" office:value-type="string" office:string-value="SORE" calcext:value-type="string">
            <text:p>SORE</text:p>
          </table:table-cell>
          <table:table-cell/>
        </table:table-row>
        <table:table-row table:style-name="ro1">
          <table:table-cell office:value-type="string" calcext:value-type="string">
            <text:p>52</text:p>
          </table:table-cell>
          <table:table-cell table:formula="of:=HYPERLINK(&quot;https://clics.clld.org/parameters/52&quot;;&quot;SHIVER&quot;)" office:value-type="string" office:string-value="SHIVER" calcext:value-type="string">
            <text:p>SHIVER</text:p>
          </table:table-cell>
          <table:table-cell/>
        </table:table-row>
        <table:table-row table:style-name="ro1">
          <table:table-cell office:value-type="string" calcext:value-type="string">
            <text:p>53</text:p>
          </table:table-cell>
          <table:table-cell table:formula="of:=HYPERLINK(&quot;https://clics.clld.org/parameters/53&quot;;&quot;SPIRIT&quot;)" office:value-type="string" office:string-value="SPIRIT" calcext:value-type="string">
            <text:p>SPIRIT</text:p>
          </table:table-cell>
          <table:table-cell/>
        </table:table-row>
        <table:table-row table:style-name="ro1">
          <table:table-cell office:value-type="string" calcext:value-type="string">
            <text:p>55</text:p>
          </table:table-cell>
          <table:table-cell table:formula="of:=HYPERLINK(&quot;https://clics.clld.org/parameters/55&quot;;&quot;WHISPER&quot;)" office:value-type="string" office:string-value="WHISPER" calcext:value-type="string">
            <text:p>WHISPER</text:p>
          </table:table-cell>
          <table:table-cell/>
        </table:table-row>
        <table:table-row table:style-name="ro1">
          <table:table-cell office:value-type="string" calcext:value-type="string">
            <text:p>56</text:p>
          </table:table-cell>
          <table:table-cell table:formula="of:=HYPERLINK(&quot;https://clics.clld.org/parameters/56&quot;;&quot;BAD LUCK&quot;)" office:value-type="string" office:string-value="BAD LUCK" calcext:value-type="string">
            <text:p>BAD LUCK</text:p>
          </table:table-cell>
          <table:table-cell/>
        </table:table-row>
        <table:table-row table:style-name="ro1">
          <table:table-cell office:value-type="string" calcext:value-type="string">
            <text:p>57</text:p>
          </table:table-cell>
          <table:table-cell table:formula="of:=HYPERLINK(&quot;https://clics.clld.org/parameters/57&quot;;&quot;ATOP&quot;)" office:value-type="string" office:string-value="ATOP" calcext:value-type="string">
            <text:p>ATOP</text:p>
          </table:table-cell>
          <table:table-cell/>
        </table:table-row>
        <table:table-row table:style-name="ro1">
          <table:table-cell office:value-type="string" calcext:value-type="string">
            <text:p>59</text:p>
          </table:table-cell>
          <table:table-cell table:formula="of:=HYPERLINK(&quot;https://clics.clld.org/parameters/59&quot;;&quot;ELECTRICITY&quot;)" office:value-type="string" office:string-value="ELECTRICITY" calcext:value-type="string">
            <text:p>ELECTRICITY</text:p>
          </table:table-cell>
          <table:table-cell/>
        </table:table-row>
        <table:table-row table:style-name="ro1">
          <table:table-cell office:value-type="string" calcext:value-type="string">
            <text:p>60</text:p>
          </table:table-cell>
          <table:table-cell table:formula="of:=HYPERLINK(&quot;https://clics.clld.org/parameters/60&quot;;&quot;OAT&quot;)" office:value-type="string" office:string-value="OAT" calcext:value-type="string">
            <text:p>OAT</text:p>
          </table:table-cell>
          <table:table-cell/>
        </table:table-row>
        <table:table-row table:style-name="ro1">
          <table:table-cell office:value-type="string" calcext:value-type="string">
            <text:p>64</text:p>
          </table:table-cell>
          <table:table-cell table:formula="of:=HYPERLINK(&quot;https://clics.clld.org/parameters/64&quot;;&quot;PIN&quot;)" office:value-type="string" office:string-value="PIN" calcext:value-type="string">
            <text:p>PIN</text:p>
          </table:table-cell>
          <table:table-cell/>
        </table:table-row>
        <table:table-row table:style-name="ro1">
          <table:table-cell office:value-type="string" calcext:value-type="string">
            <text:p>65</text:p>
          </table:table-cell>
          <table:table-cell table:formula="of:=HYPERLINK(&quot;https://clics.clld.org/parameters/65&quot;;&quot;AMBUSH&quot;)" office:value-type="string" office:string-value="AMBUSH" calcext:value-type="string">
            <text:p>AMBUSH</text:p>
          </table:table-cell>
          <table:table-cell/>
        </table:table-row>
        <table:table-row table:style-name="ro1">
          <table:table-cell office:value-type="string" calcext:value-type="string">
            <text:p>66</text:p>
          </table:table-cell>
          <table:table-cell table:formula="of:=HYPERLINK(&quot;https://clics.clld.org/parameters/66&quot;;&quot;KNEEL&quot;)" office:value-type="string" office:string-value="KNEEL" calcext:value-type="string">
            <text:p>KNEEL</text:p>
          </table:table-cell>
          <table:table-cell/>
        </table:table-row>
        <table:table-row table:style-name="ro1">
          <table:table-cell office:value-type="string" calcext:value-type="string">
            <text:p>67</text:p>
          </table:table-cell>
          <table:table-cell table:formula="of:=HYPERLINK(&quot;https://clics.clld.org/parameters/67&quot;;&quot;EMBERS&quot;)" office:value-type="string" office:string-value="EMBERS" calcext:value-type="string">
            <text:p>EMBERS</text:p>
          </table:table-cell>
          <table:table-cell/>
        </table:table-row>
        <table:table-row table:style-name="ro1">
          <table:table-cell office:value-type="string" calcext:value-type="string">
            <text:p>68</text:p>
          </table:table-cell>
          <table:table-cell table:formula="of:=HYPERLINK(&quot;https://clics.clld.org/parameters/68&quot;;&quot;TATTOO&quot;)" office:value-type="string" office:string-value="TATTOO" calcext:value-type="string">
            <text:p>TATTOO</text:p>
          </table:table-cell>
          <table:table-cell/>
        </table:table-row>
        <table:table-row table:style-name="ro1">
          <table:table-cell office:value-type="string" calcext:value-type="string">
            <text:p>70</text:p>
          </table:table-cell>
          <table:table-cell table:formula="of:=HYPERLINK(&quot;https://clics.clld.org/parameters/70&quot;;&quot;BRACKISH&quot;)" office:value-type="string" office:string-value="BRACKISH" calcext:value-type="string">
            <text:p>BRACKISH</text:p>
          </table:table-cell>
          <table:table-cell/>
        </table:table-row>
        <table:table-row table:style-name="ro1">
          <table:table-cell office:value-type="string" calcext:value-type="string">
            <text:p>72</text:p>
          </table:table-cell>
          <table:table-cell table:formula="of:=HYPERLINK(&quot;https://clics.clld.org/parameters/72&quot;;&quot;CLAW&quot;)" office:value-type="string" office:string-value="CLAW" calcext:value-type="string">
            <text:p>CLAW</text:p>
          </table:table-cell>
          <table:table-cell/>
        </table:table-row>
        <table:table-row table:style-name="ro1">
          <table:table-cell office:value-type="string" calcext:value-type="string">
            <text:p>73</text:p>
          </table:table-cell>
          <table:table-cell table:formula="of:=HYPERLINK(&quot;https://clics.clld.org/parameters/73&quot;;&quot;BEAK&quot;)" office:value-type="string" office:string-value="BEAK" calcext:value-type="string">
            <text:p>BEAK</text:p>
          </table:table-cell>
          <table:table-cell/>
        </table:table-row>
        <table:table-row table:style-name="ro1">
          <table:table-cell office:value-type="string" calcext:value-type="string">
            <text:p>76</text:p>
          </table:table-cell>
          <table:table-cell table:formula="of:=HYPERLINK(&quot;https://clics.clld.org/parameters/76&quot;;&quot;YOUNG MAN&quot;)" office:value-type="string" office:string-value="YOUNG MAN" calcext:value-type="string">
            <text:p>YOUNG MAN</text:p>
          </table:table-cell>
          <table:table-cell/>
        </table:table-row>
        <table:table-row table:style-name="ro1">
          <table:table-cell office:value-type="string" calcext:value-type="string">
            <text:p>77</text:p>
          </table:table-cell>
          <table:table-cell table:formula="of:=HYPERLINK(&quot;https://clics.clld.org/parameters/77&quot;;&quot;YOUNG WOMAN&quot;)" office:value-type="string" office:string-value="YOUNG WOMAN" calcext:value-type="string">
            <text:p>YOUNG WOMAN</text:p>
          </table:table-cell>
          <table:table-cell/>
        </table:table-row>
        <table:table-row table:style-name="ro1">
          <table:table-cell office:value-type="string" calcext:value-type="string">
            <text:p>78</text:p>
          </table:table-cell>
          <table:table-cell table:formula="of:=HYPERLINK(&quot;https://clics.clld.org/parameters/78&quot;;&quot;THAT&quot;)" office:value-type="string" office:string-value="THAT" calcext:value-type="string">
            <text:p>THAT</text:p>
          </table:table-cell>
          <table:table-cell/>
        </table:table-row>
        <table:table-row table:style-name="ro1">
          <table:table-cell office:value-type="string" calcext:value-type="string">
            <text:p>79</text:p>
          </table:table-cell>
          <table:table-cell table:formula="of:=HYPERLINK(&quot;https://clics.clld.org/parameters/79&quot;;&quot;WASTE&quot;)" office:value-type="string" office:string-value="WASTE" calcext:value-type="string">
            <text:p>WASTE</text:p>
          </table:table-cell>
          <table:table-cell/>
        </table:table-row>
        <table:table-row table:style-name="ro1">
          <table:table-cell office:value-type="string" calcext:value-type="string">
            <text:p>80</text:p>
          </table:table-cell>
          <table:table-cell table:formula="of:=HYPERLINK(&quot;https://clics.clld.org/parameters/80&quot;;&quot;DOORPOST&quot;)" office:value-type="string" office:string-value="DOORPOST" calcext:value-type="string">
            <text:p>DOORPOST</text:p>
          </table:table-cell>
          <table:table-cell/>
        </table:table-row>
        <table:table-row table:style-name="ro1">
          <table:table-cell office:value-type="string" calcext:value-type="string">
            <text:p>81</text:p>
          </table:table-cell>
          <table:table-cell table:formula="of:=HYPERLINK(&quot;https://clics.clld.org/parameters/81&quot;;&quot;FATHOM&quot;)" office:value-type="string" office:string-value="FATHOM" calcext:value-type="string">
            <text:p>FATHOM</text:p>
          </table:table-cell>
          <table:table-cell/>
        </table:table-row>
        <table:table-row table:style-name="ro1">
          <table:table-cell office:value-type="string" calcext:value-type="string">
            <text:p>82</text:p>
          </table:table-cell>
          <table:table-cell table:formula="of:=HYPERLINK(&quot;https://clics.clld.org/parameters/82&quot;;&quot;ANGER&quot;)" office:value-type="string" office:string-value="ANGER" calcext:value-type="string">
            <text:p>ANGER</text:p>
          </table:table-cell>
          <table:table-cell/>
        </table:table-row>
        <table:table-row table:style-name="ro1">
          <table:table-cell office:value-type="string" calcext:value-type="string">
            <text:p>83</text:p>
          </table:table-cell>
          <table:table-cell table:formula="of:=HYPERLINK(&quot;https://clics.clld.org/parameters/83&quot;;&quot;FORBID&quot;)" office:value-type="string" office:string-value="FORBID" calcext:value-type="string">
            <text:p>FORBID</text:p>
          </table:table-cell>
          <table:table-cell/>
        </table:table-row>
        <table:table-row table:style-name="ro1">
          <table:table-cell office:value-type="string" calcext:value-type="string">
            <text:p>84</text:p>
          </table:table-cell>
          <table:table-cell table:formula="of:=HYPERLINK(&quot;https://clics.clld.org/parameters/84&quot;;&quot;JUST&quot;)" office:value-type="string" office:string-value="JUST" calcext:value-type="string">
            <text:p>JUST</text:p>
          </table:table-cell>
          <table:table-cell/>
        </table:table-row>
        <table:table-row table:style-name="ro1">
          <table:table-cell office:value-type="string" calcext:value-type="string">
            <text:p>85</text:p>
          </table:table-cell>
          <table:table-cell table:formula="of:=HYPERLINK(&quot;https://clics.clld.org/parameters/85&quot;;&quot;GIVE BACK&quot;)" office:value-type="string" office:string-value="GIVE BACK" calcext:value-type="string">
            <text:p>GIVE BACK</text:p>
          </table:table-cell>
          <table:table-cell/>
        </table:table-row>
        <table:table-row table:style-name="ro1">
          <table:table-cell office:value-type="string" calcext:value-type="string">
            <text:p>86</text:p>
          </table:table-cell>
          <table:table-cell table:formula="of:=HYPERLINK(&quot;https://clics.clld.org/parameters/86&quot;;&quot;SIEVE&quot;)" office:value-type="string" office:string-value="SIEVE" calcext:value-type="string">
            <text:p>SIEVE</text:p>
          </table:table-cell>
          <table:table-cell/>
        </table:table-row>
        <table:table-row table:style-name="ro1">
          <table:table-cell office:value-type="string" calcext:value-type="string">
            <text:p>88</text:p>
          </table:table-cell>
          <table:table-cell table:formula="of:=HYPERLINK(&quot;https://clics.clld.org/parameters/88&quot;;&quot;BEEHIVE&quot;)" office:value-type="string" office:string-value="BEEHIVE" calcext:value-type="string">
            <text:p>BEEHIVE</text:p>
          </table:table-cell>
          <table:table-cell/>
        </table:table-row>
        <table:table-row table:style-name="ro1">
          <table:table-cell office:value-type="string" calcext:value-type="string">
            <text:p>89</text:p>
          </table:table-cell>
          <table:table-cell table:formula="of:=HYPERLINK(&quot;https://clics.clld.org/parameters/89&quot;;&quot;NATIVE COUNTRY&quot;)" office:value-type="string" office:string-value="NATIVE COUNTRY" calcext:value-type="string">
            <text:p>NATIVE COUNTRY</text:p>
          </table:table-cell>
          <table:table-cell/>
        </table:table-row>
        <table:table-row table:style-name="ro1">
          <table:table-cell office:value-type="string" calcext:value-type="string">
            <text:p>90</text:p>
          </table:table-cell>
          <table:table-cell table:formula="of:=HYPERLINK(&quot;https://clics.clld.org/parameters/90&quot;;&quot;INNOCENT&quot;)" office:value-type="string" office:string-value="INNOCENT" calcext:value-type="string">
            <text:p>INNOCENT</text:p>
          </table:table-cell>
          <table:table-cell/>
        </table:table-row>
        <table:table-row table:style-name="ro1">
          <table:table-cell office:value-type="string" calcext:value-type="string">
            <text:p>92</text:p>
          </table:table-cell>
          <table:table-cell table:formula="of:=HYPERLINK(&quot;https://clics.clld.org/parameters/92&quot;;&quot;SPOIL (SOMEBODY OR SOMETHING)&quot;)" office:value-type="string" office:string-value="SPOIL (SOMEBODY OR SOMETHING)" calcext:value-type="string">
            <text:p>SPOIL (SOMEBODY OR SOMETHING)</text:p>
          </table:table-cell>
          <table:table-cell/>
        </table:table-row>
        <table:table-row table:style-name="ro1">
          <table:table-cell office:value-type="string" calcext:value-type="string">
            <text:p>93</text:p>
          </table:table-cell>
          <table:table-cell table:formula="of:=HYPERLINK(&quot;https://clics.clld.org/parameters/93&quot;;&quot;DRAW MILK&quot;)" office:value-type="string" office:string-value="DRAW MILK" calcext:value-type="string">
            <text:p>DRAW MILK</text:p>
          </table:table-cell>
          <table:table-cell/>
        </table:table-row>
        <table:table-row table:style-name="ro1">
          <table:table-cell office:value-type="string" calcext:value-type="string">
            <text:p>95</text:p>
          </table:table-cell>
          <table:table-cell table:formula="of:=HYPERLINK(&quot;https://clics.clld.org/parameters/95&quot;;&quot;SANDFLY&quot;)" office:value-type="string" office:string-value="SANDFLY" calcext:value-type="string">
            <text:p>SANDFLY</text:p>
          </table:table-cell>
          <table:table-cell/>
        </table:table-row>
        <table:table-row table:style-name="ro1">
          <table:table-cell office:value-type="string" calcext:value-type="string">
            <text:p>96</text:p>
          </table:table-cell>
          <table:table-cell table:formula="of:=HYPERLINK(&quot;https://clics.clld.org/parameters/96&quot;;&quot;CRAWL&quot;)" office:value-type="string" office:string-value="CRAWL" calcext:value-type="string">
            <text:p>CRAWL</text:p>
          </table:table-cell>
          <table:table-cell/>
        </table:table-row>
        <table:table-row table:style-name="ro1">
          <table:table-cell office:value-type="string" calcext:value-type="string">
            <text:p>97</text:p>
          </table:table-cell>
          <table:table-cell table:formula="of:=HYPERLINK(&quot;https://clics.clld.org/parameters/97&quot;;&quot;THROUGH&quot;)" office:value-type="string" office:string-value="THROUGH" calcext:value-type="string">
            <text:p>THROUGH</text:p>
          </table:table-cell>
          <table:table-cell/>
        </table:table-row>
        <table:table-row table:style-name="ro1">
          <table:table-cell office:value-type="string" calcext:value-type="string">
            <text:p>98</text:p>
          </table:table-cell>
          <table:table-cell table:formula="of:=HYPERLINK(&quot;https://clics.clld.org/parameters/98&quot;;&quot;ALL&quot;)" office:value-type="string" office:string-value="ALL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100</text:p>
          </table:table-cell>
          <table:table-cell table:formula="of:=HYPERLINK(&quot;https://clics.clld.org/parameters/100&quot;;&quot;FAITHFUL&quot;)" office:value-type="string" office:string-value="FAITHFUL" calcext:value-type="string">
            <text:p>FAITHFUL</text:p>
          </table:table-cell>
          <table:table-cell/>
        </table:table-row>
        <table:table-row table:style-name="ro1">
          <table:table-cell office:value-type="string" calcext:value-type="string">
            <text:p>101</text:p>
          </table:table-cell>
          <table:table-cell table:formula="of:=HYPERLINK(&quot;https://clics.clld.org/parameters/101&quot;;&quot;BOAST&quot;)" office:value-type="string" office:string-value="BOAST" calcext:value-type="string">
            <text:p>BOAST</text:p>
          </table:table-cell>
          <table:table-cell/>
        </table:table-row>
        <table:table-row table:style-name="ro1">
          <table:table-cell office:value-type="string" calcext:value-type="string">
            <text:p>102</text:p>
          </table:table-cell>
          <table:table-cell table:formula="of:=HYPERLINK(&quot;https://clics.clld.org/parameters/102&quot;;&quot;COMMON COLD (DISEASE)&quot;)" office:value-type="string" office:string-value="COMMON COLD (DISEASE)" calcext:value-type="string">
            <text:p>COMMON COLD (DISEASE)</text:p>
          </table:table-cell>
          <table:table-cell/>
        </table:table-row>
        <table:table-row table:style-name="ro1">
          <table:table-cell office:value-type="string" calcext:value-type="string">
            <text:p>105</text:p>
          </table:table-cell>
          <table:table-cell table:formula="of:=HYPERLINK(&quot;https://clics.clld.org/parameters/105&quot;;&quot;MATTRESS&quot;)" office:value-type="string" office:string-value="MATTRESS" calcext:value-type="string">
            <text:p>MATTRESS</text:p>
          </table:table-cell>
          <table:table-cell/>
        </table:table-row>
        <table:table-row table:style-name="ro1">
          <table:table-cell office:value-type="string" calcext:value-type="string">
            <text:p>106</text:p>
          </table:table-cell>
          <table:table-cell table:formula="of:=HYPERLINK(&quot;https://clics.clld.org/parameters/106&quot;;&quot;SATIATED&quot;)" office:value-type="string" office:string-value="SATIATED" calcext:value-type="string">
            <text:p>SATIATED</text:p>
          </table:table-cell>
          <table:table-cell/>
        </table:table-row>
        <table:table-row table:style-name="ro1">
          <table:table-cell office:value-type="string" calcext:value-type="string">
            <text:p>107</text:p>
          </table:table-cell>
          <table:table-cell table:formula="of:=HYPERLINK(&quot;https://clics.clld.org/parameters/107&quot;;&quot;OMEN&quot;)" office:value-type="string" office:string-value="OMEN" calcext:value-type="string">
            <text:p>OMEN</text:p>
          </table:table-cell>
          <table:table-cell/>
        </table:table-row>
        <table:table-row table:style-name="ro1">
          <table:table-cell office:value-type="string" calcext:value-type="string">
            <text:p>108</text:p>
          </table:table-cell>
          <table:table-cell table:formula="of:=HYPERLINK(&quot;https://clics.clld.org/parameters/108&quot;;&quot;RUDDER&quot;)" office:value-type="string" office:string-value="RUDDER" calcext:value-type="string">
            <text:p>RUDDER</text:p>
          </table:table-cell>
          <table:table-cell/>
        </table:table-row>
        <table:table-row table:style-name="ro1">
          <table:table-cell office:value-type="string" calcext:value-type="string">
            <text:p>109</text:p>
          </table:table-cell>
          <table:table-cell table:formula="of:=HYPERLINK(&quot;https://clics.clld.org/parameters/109&quot;;&quot;FOREIGN&quot;)" office:value-type="string" office:string-value="FOREIGN" calcext:value-type="string">
            <text:p>FOREIGN</text:p>
          </table:table-cell>
          <table:table-cell/>
        </table:table-row>
        <table:table-row table:style-name="ro1">
          <table:table-cell office:value-type="string" calcext:value-type="string">
            <text:p>110</text:p>
          </table:table-cell>
          <table:table-cell table:formula="of:=HYPERLINK(&quot;https://clics.clld.org/parameters/110&quot;;&quot;MOTOR&quot;)" office:value-type="string" office:string-value="MOTOR" calcext:value-type="string">
            <text:p>MOTOR</text:p>
          </table:table-cell>
          <table:table-cell/>
        </table:table-row>
        <table:table-row table:style-name="ro1">
          <table:table-cell office:value-type="string" calcext:value-type="string">
            <text:p>111</text:p>
          </table:table-cell>
          <table:table-cell table:formula="of:=HYPERLINK(&quot;https://clics.clld.org/parameters/111&quot;;&quot;DRUMMING&quot;)" office:value-type="string" office:string-value="DRUMMING" calcext:value-type="string">
            <text:p>DRUMMING</text:p>
          </table:table-cell>
          <table:table-cell/>
        </table:table-row>
        <table:table-row table:style-name="ro1">
          <table:table-cell office:value-type="string" calcext:value-type="string">
            <text:p>112</text:p>
          </table:table-cell>
          <table:table-cell table:formula="of:=HYPERLINK(&quot;https://clics.clld.org/parameters/112&quot;;&quot;TURTLE&quot;)" office:value-type="string" office:string-value="TURTLE" calcext:value-type="string">
            <text:p>TURTLE</text:p>
          </table:table-cell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table:formula="of:=HYPERLINK(&quot;https://clics.clld.org/parameters/113&quot;;&quot;SHORE&quot;)" office:value-type="string" office:string-value="SHORE" calcext:value-type="string">
            <text:p>SHORE</text:p>
          </table:table-cell>
          <table:table-cell/>
        </table:table-row>
        <table:table-row table:style-name="ro1">
          <table:table-cell office:value-type="string" calcext:value-type="string">
            <text:p>114</text:p>
          </table:table-cell>
          <table:table-cell table:formula="of:=HYPERLINK(&quot;https://clics.clld.org/parameters/114&quot;;&quot;PORPOISE&quot;)" office:value-type="string" office:string-value="PORPOISE" calcext:value-type="string">
            <text:p>PORPOISE</text:p>
          </table:table-cell>
          <table:table-cell/>
        </table:table-row>
        <table:table-row table:style-name="ro1">
          <table:table-cell office:value-type="string" calcext:value-type="string">
            <text:p>116</text:p>
          </table:table-cell>
          <table:table-cell table:formula="of:=HYPERLINK(&quot;https://clics.clld.org/parameters/116&quot;;&quot;LARCH&quot;)" office:value-type="string" office:string-value="LARCH" calcext:value-type="string">
            <text:p>LARCH</text:p>
          </table:table-cell>
          <table:table-cell/>
        </table:table-row>
        <table:table-row table:style-name="ro1">
          <table:table-cell office:value-type="string" calcext:value-type="string">
            <text:p>117</text:p>
          </table:table-cell>
          <table:table-cell table:formula="of:=HYPERLINK(&quot;https://clics.clld.org/parameters/117&quot;;&quot;IMITATE&quot;)" office:value-type="string" office:string-value="IMITATE" calcext:value-type="string">
            <text:p>IMITATE</text:p>
          </table:table-cell>
          <table:table-cell/>
        </table:table-row>
        <table:table-row table:style-name="ro1">
          <table:table-cell office:value-type="string" calcext:value-type="string">
            <text:p>118</text:p>
          </table:table-cell>
          <table:table-cell table:formula="of:=HYPERLINK(&quot;https://clics.clld.org/parameters/118&quot;;&quot;BEWITCH&quot;)" office:value-type="string" office:string-value="BEWITCH" calcext:value-type="string">
            <text:p>BEWITCH</text:p>
          </table:table-cell>
          <table:table-cell/>
        </table:table-row>
        <table:table-row table:style-name="ro1">
          <table:table-cell office:value-type="string" calcext:value-type="string">
            <text:p>119</text:p>
          </table:table-cell>
          <table:table-cell table:formula="of:=HYPERLINK(&quot;https://clics.clld.org/parameters/119&quot;;&quot;DIVE&quot;)" office:value-type="string" office:string-value="DIVE" calcext:value-type="string">
            <text:p>DIVE</text:p>
          </table:table-cell>
          <table:table-cell/>
        </table:table-row>
        <table:table-row table:style-name="ro1">
          <table:table-cell office:value-type="string" calcext:value-type="string">
            <text:p>121</text:p>
          </table:table-cell>
          <table:table-cell table:formula="of:=HYPERLINK(&quot;https://clics.clld.org/parameters/121&quot;;&quot;SPIN&quot;)" office:value-type="string" office:string-value="SPIN" calcext:value-type="string">
            <text:p>SPIN</text:p>
          </table:table-cell>
          <table:table-cell/>
        </table:table-row>
        <table:table-row table:style-name="ro1">
          <table:table-cell office:value-type="string" calcext:value-type="string">
            <text:p>122</text:p>
          </table:table-cell>
          <table:table-cell table:formula="of:=HYPERLINK(&quot;https://clics.clld.org/parameters/122&quot;;&quot;CART&quot;)" office:value-type="string" office:string-value="CART" calcext:value-type="string">
            <text:p>CART</text:p>
          </table:table-cell>
          <table:table-cell/>
        </table:table-row>
        <table:table-row table:style-name="ro1">
          <table:table-cell office:value-type="string" calcext:value-type="string">
            <text:p>123</text:p>
          </table:table-cell>
          <table:table-cell table:formula="of:=HYPERLINK(&quot;https://clics.clld.org/parameters/123&quot;;&quot;FOREHEAD&quot;)" office:value-type="string" office:string-value="FOREHEAD" calcext:value-type="string">
            <text:p>FOREHEAD</text:p>
          </table:table-cell>
          <table:table-cell/>
        </table:table-row>
        <table:table-row table:style-name="ro1">
          <table:table-cell office:value-type="string" calcext:value-type="string">
            <text:p>124</text:p>
          </table:table-cell>
          <table:table-cell table:formula="of:=HYPERLINK(&quot;https://clics.clld.org/parameters/124&quot;;&quot;THORN&quot;)" office:value-type="string" office:string-value="THORN" calcext:value-type="string">
            <text:p>THORN</text:p>
          </table:table-cell>
          <table:table-cell/>
        </table:table-row>
        <table:table-row table:style-name="ro1">
          <table:table-cell office:value-type="string" calcext:value-type="string">
            <text:p>125</text:p>
          </table:table-cell>
          <table:table-cell table:formula="of:=HYPERLINK(&quot;https://clics.clld.org/parameters/125&quot;;&quot;SWEAT (SUBSTANCE)&quot;)" office:value-type="string" office:string-value="SWEAT (SUBSTANCE)" calcext:value-type="string">
            <text:p>SWEAT (SUBSTANCE)</text:p>
          </table:table-cell>
          <table:table-cell/>
        </table:table-row>
        <table:table-row table:style-name="ro1">
          <table:table-cell office:value-type="string" calcext:value-type="string">
            <text:p>126</text:p>
          </table:table-cell>
          <table:table-cell table:formula="of:=HYPERLINK(&quot;https://clics.clld.org/parameters/126&quot;;&quot;SWEAT (PERSPIRE)&quot;)" office:value-type="string" office:string-value="SWEAT (PERSPIRE)" calcext:value-type="string">
            <text:p>SWEAT (PERSPIRE)</text:p>
          </table:table-cell>
          <table:table-cell/>
        </table:table-row>
        <table:table-row table:style-name="ro1">
          <table:table-cell office:value-type="string" calcext:value-type="string">
            <text:p>127</text:p>
          </table:table-cell>
          <table:table-cell table:formula="of:=HYPERLINK(&quot;https://clics.clld.org/parameters/127&quot;;&quot;EXTINGUISH&quot;)" office:value-type="string" office:string-value="EXTINGUISH" calcext:value-type="string">
            <text:p>EXTINGUISH</text:p>
          </table:table-cell>
          <table:table-cell/>
        </table:table-row>
        <table:table-row table:style-name="ro1">
          <table:table-cell office:value-type="string" calcext:value-type="string">
            <text:p>128</text:p>
          </table:table-cell>
          <table:table-cell table:formula="of:=HYPERLINK(&quot;https://clics.clld.org/parameters/128&quot;;&quot;MUMBLE&quot;)" office:value-type="string" office:string-value="MUMBLE" calcext:value-type="string">
            <text:p>MUMBLE</text:p>
          </table:table-cell>
          <table:table-cell/>
        </table:table-row>
        <table:table-row table:style-name="ro1">
          <table:table-cell office:value-type="string" calcext:value-type="string">
            <text:p>129</text:p>
          </table:table-cell>
          <table:table-cell table:formula="of:=HYPERLINK(&quot;https://clics.clld.org/parameters/129&quot;;&quot;CHOKE&quot;)" office:value-type="string" office:string-value="CHOKE" calcext:value-type="string">
            <text:p>CHOKE</text:p>
          </table:table-cell>
          <table:table-cell/>
        </table:table-row>
        <table:table-row table:style-name="ro1">
          <table:table-cell office:value-type="string" calcext:value-type="string">
            <text:p>131</text:p>
          </table:table-cell>
          <table:table-cell table:formula="of:=HYPERLINK(&quot;https://clics.clld.org/parameters/131&quot;;&quot;FESTIVAL&quot;)" office:value-type="string" office:string-value="FESTIVAL" calcext:value-type="string">
            <text:p>FESTIVAL</text:p>
          </table:table-cell>
          <table:table-cell/>
        </table:table-row>
        <table:table-row table:style-name="ro1">
          <table:table-cell office:value-type="string" calcext:value-type="string">
            <text:p>132</text:p>
          </table:table-cell>
          <table:table-cell table:formula="of:=HYPERLINK(&quot;https://clics.clld.org/parameters/132&quot;;&quot;SAUCE&quot;)" office:value-type="string" office:string-value="SAUCE" calcext:value-type="string">
            <text:p>SAUCE</text:p>
          </table:table-cell>
          <table:table-cell/>
        </table:table-row>
        <table:table-row table:style-name="ro1">
          <table:table-cell office:value-type="string" calcext:value-type="string">
            <text:p>133</text:p>
          </table:table-cell>
          <table:table-cell table:formula="of:=HYPERLINK(&quot;https://clics.clld.org/parameters/133&quot;;&quot;WEAVE&quot;)" office:value-type="string" office:string-value="WEAVE" calcext:value-type="string">
            <text:p>WEAVE</text:p>
          </table:table-cell>
          <table:table-cell/>
        </table:table-row>
        <table:table-row table:style-name="ro1">
          <table:table-cell office:value-type="string" calcext:value-type="string">
            <text:p>134</text:p>
          </table:table-cell>
          <table:table-cell table:formula="of:=HYPERLINK(&quot;https://clics.clld.org/parameters/134&quot;;&quot;FAULT&quot;)" office:value-type="string" office:string-value="FAULT" calcext:value-type="string">
            <text:p>FAULT</text:p>
          </table:table-cell>
          <table:table-cell/>
        </table:table-row>
        <table:table-row table:style-name="ro1">
          <table:table-cell office:value-type="string" calcext:value-type="string">
            <text:p>135</text:p>
          </table:table-cell>
          <table:table-cell table:formula="of:=HYPERLINK(&quot;https://clics.clld.org/parameters/135&quot;;&quot;BOOMERANG&quot;)" office:value-type="string" office:string-value="BOOMERANG" calcext:value-type="string">
            <text:p>BOOMERANG</text:p>
          </table:table-cell>
          <table:table-cell/>
        </table:table-row>
        <table:table-row table:style-name="ro1">
          <table:table-cell office:value-type="string" calcext:value-type="string">
            <text:p>136</text:p>
          </table:table-cell>
          <table:table-cell table:formula="of:=HYPERLINK(&quot;https://clics.clld.org/parameters/136&quot;;&quot;HERE&quot;)" office:value-type="string" office:string-value="HERE" calcext:value-type="string">
            <text:p>HERE</text:p>
          </table:table-cell>
          <table:table-cell/>
        </table:table-row>
        <table:table-row table:style-name="ro1">
          <table:table-cell office:value-type="string" calcext:value-type="string">
            <text:p>137</text:p>
          </table:table-cell>
          <table:table-cell table:formula="of:=HYPERLINK(&quot;https://clics.clld.org/parameters/137&quot;;&quot;COCA&quot;)" office:value-type="string" office:string-value="COCA" calcext:value-type="string">
            <text:p>COCA</text:p>
          </table:table-cell>
          <table:table-cell/>
        </table:table-row>
        <table:table-row table:style-name="ro1">
          <table:table-cell office:value-type="string" calcext:value-type="string">
            <text:p>138</text:p>
          </table:table-cell>
          <table:table-cell table:formula="of:=HYPERLINK(&quot;https://clics.clld.org/parameters/138&quot;;&quot;BATHE&quot;)" office:value-type="string" office:string-value="BATHE" calcext:value-type="string">
            <text:p>BATHE</text:p>
          </table:table-cell>
          <table:table-cell/>
        </table:table-row>
        <table:table-row table:style-name="ro1">
          <table:table-cell office:value-type="string" calcext:value-type="string">
            <text:p>139</text:p>
          </table:table-cell>
          <table:table-cell table:formula="of:=HYPERLINK(&quot;https://clics.clld.org/parameters/139&quot;;&quot;GUMS&quot;)" office:value-type="string" office:string-value="GUMS" calcext:value-type="string">
            <text:p>GUMS</text:p>
          </table:table-cell>
          <table:table-cell/>
        </table:table-row>
        <table:table-row table:style-name="ro1">
          <table:table-cell office:value-type="string" calcext:value-type="string">
            <text:p>140</text:p>
          </table:table-cell>
          <table:table-cell table:formula="of:=HYPERLINK(&quot;https://clics.clld.org/parameters/140&quot;;&quot;PADDY FIELD&quot;)" office:value-type="string" office:string-value="PADDY FIELD" calcext:value-type="string">
            <text:p>PADDY FIELD</text:p>
          </table:table-cell>
          <table:table-cell/>
        </table:table-row>
        <table:table-row table:style-name="ro1">
          <table:table-cell office:value-type="string" calcext:value-type="string">
            <text:p>141</text:p>
          </table:table-cell>
          <table:table-cell table:formula="of:=HYPERLINK(&quot;https://clics.clld.org/parameters/141&quot;;&quot;BURN (SOMETHING)&quot;)" office:value-type="string" office:string-value="BURN (SOMETHING)" calcext:value-type="string">
            <text:p>BURN (SOMETHING)</text:p>
          </table:table-cell>
          <table:table-cell/>
        </table:table-row>
        <table:table-row table:style-name="ro1">
          <table:table-cell office:value-type="string" calcext:value-type="string">
            <text:p>142</text:p>
          </table:table-cell>
          <table:table-cell table:formula="of:=HYPERLINK(&quot;https://clics.clld.org/parameters/142&quot;;&quot;RETURN HOME&quot;)" office:value-type="string" office:string-value="RETURN HOME" calcext:value-type="string">
            <text:p>RETURN HOME</text:p>
          </table:table-cell>
          <table:table-cell/>
        </table:table-row>
        <table:table-row table:style-name="ro1">
          <table:table-cell office:value-type="string" calcext:value-type="string">
            <text:p>144</text:p>
          </table:table-cell>
          <table:table-cell table:formula="of:=HYPERLINK(&quot;https://clics.clld.org/parameters/144&quot;;&quot;MACHINE&quot;)" office:value-type="string" office:string-value="MACHINE" calcext:value-type="string">
            <text:p>MACHINE</text:p>
          </table:table-cell>
          <table:table-cell/>
        </table:table-row>
        <table:table-row table:style-name="ro1">
          <table:table-cell office:value-type="string" calcext:value-type="string">
            <text:p>146</text:p>
          </table:table-cell>
          <table:table-cell table:formula="of:=HYPERLINK(&quot;https://clics.clld.org/parameters/146&quot;;&quot;SUGAR CANE&quot;)" office:value-type="string" office:string-value="SUGAR CANE" calcext:value-type="string">
            <text:p>SUGAR CANE</text:p>
          </table:table-cell>
          <table:table-cell/>
        </table:table-row>
        <table:table-row table:style-name="ro1">
          <table:table-cell office:value-type="string" calcext:value-type="string">
            <text:p>147</text:p>
          </table:table-cell>
          <table:table-cell table:formula="of:=HYPERLINK(&quot;https://clics.clld.org/parameters/147&quot;;&quot;COCONUT TREE&quot;)" office:value-type="string" office:string-value="COCONUT TREE" calcext:value-type="string">
            <text:p>COCONUT TREE</text:p>
          </table:table-cell>
          <table:table-cell/>
        </table:table-row>
        <table:table-row table:style-name="ro1">
          <table:table-cell office:value-type="string" calcext:value-type="string">
            <text:p>148</text:p>
          </table:table-cell>
          <table:table-cell table:formula="of:=HYPERLINK(&quot;https://clics.clld.org/parameters/148&quot;;&quot;ITCH&quot;)" office:value-type="string" office:string-value="ITCH" calcext:value-type="string">
            <text:p>ITCH</text:p>
          </table:table-cell>
          <table:table-cell/>
        </table:table-row>
        <table:table-row table:style-name="ro1">
          <table:table-cell office:value-type="string" calcext:value-type="string">
            <text:p>149</text:p>
          </table:table-cell>
          <table:table-cell table:formula="of:=HYPERLINK(&quot;https://clics.clld.org/parameters/149&quot;;&quot;ITCHY&quot;)" office:value-type="string" office:string-value="ITCHY" calcext:value-type="string">
            <text:p>ITCHY</text:p>
          </table:table-cell>
          <table:table-cell/>
        </table:table-row>
        <table:table-row table:style-name="ro1">
          <table:table-cell office:value-type="string" calcext:value-type="string">
            <text:p>151</text:p>
          </table:table-cell>
          <table:table-cell table:formula="of:=HYPERLINK(&quot;https://clics.clld.org/parameters/151&quot;;&quot;RAZOR&quot;)" office:value-type="string" office:string-value="RAZOR" calcext:value-type="string">
            <text:p>RAZOR</text:p>
          </table:table-cell>
          <table:table-cell/>
        </table:table-row>
        <table:table-row table:style-name="ro1">
          <table:table-cell office:value-type="string" calcext:value-type="string">
            <text:p>152</text:p>
          </table:table-cell>
          <table:table-cell table:formula="of:=HYPERLINK(&quot;https://clics.clld.org/parameters/152&quot;;&quot;HOOF&quot;)" office:value-type="string" office:string-value="HOOF" calcext:value-type="string">
            <text:p>HOOF</text:p>
          </table:table-cell>
          <table:table-cell/>
        </table:table-row>
        <table:table-row table:style-name="ro1">
          <table:table-cell office:value-type="string" calcext:value-type="string">
            <text:p>153</text:p>
          </table:table-cell>
          <table:table-cell table:formula="of:=HYPERLINK(&quot;https://clics.clld.org/parameters/153&quot;;&quot;GREY&quot;)" office:value-type="string" office:string-value="GREY" calcext:value-type="string">
            <text:p>GREY</text:p>
          </table:table-cell>
          <table:table-cell/>
        </table:table-row>
        <table:table-row table:style-name="ro1">
          <table:table-cell office:value-type="string" calcext:value-type="string">
            <text:p>154</text:p>
          </table:table-cell>
          <table:table-cell table:formula="of:=HYPERLINK(&quot;https://clics.clld.org/parameters/154&quot;;&quot;UDDER&quot;)" office:value-type="string" office:string-value="UDDER" calcext:value-type="string">
            <text:p>UDDER</text:p>
          </table:table-cell>
          <table:table-cell/>
        </table:table-row>
        <table:table-row table:style-name="ro1">
          <table:table-cell office:value-type="string" calcext:value-type="string">
            <text:p>155</text:p>
          </table:table-cell>
          <table:table-cell table:formula="of:=HYPERLINK(&quot;https://clics.clld.org/parameters/155&quot;;&quot;CHOP&quot;)" office:value-type="string" office:string-value="CHOP" calcext:value-type="string">
            <text:p>CHOP</text:p>
          </table:table-cell>
          <table:table-cell/>
        </table:table-row>
        <table:table-row table:style-name="ro1">
          <table:table-cell office:value-type="string" calcext:value-type="string">
            <text:p>156</text:p>
          </table:table-cell>
          <table:table-cell table:formula="of:=HYPERLINK(&quot;https://clics.clld.org/parameters/156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157</text:p>
          </table:table-cell>
          <table:table-cell table:formula="of:=HYPERLINK(&quot;https://clics.clld.org/parameters/157&quot;;&quot;DYE&quot;)" office:value-type="string" office:string-value="DYE" calcext:value-type="string">
            <text:p>DYE</text:p>
          </table:table-cell>
          <table:table-cell/>
        </table:table-row>
        <table:table-row table:style-name="ro1">
          <table:table-cell office:value-type="string" calcext:value-type="string">
            <text:p>158</text:p>
          </table:table-cell>
          <table:table-cell table:formula="of:=HYPERLINK(&quot;https://clics.clld.org/parameters/158&quot;;&quot;PUT ON&quot;)" office:value-type="string" office:string-value="PUT ON" calcext:value-type="string">
            <text:p>PUT ON</text:p>
          </table:table-cell>
          <table:table-cell/>
        </table:table-row>
        <table:table-row table:style-name="ro1">
          <table:table-cell office:value-type="string" calcext:value-type="string">
            <text:p>159</text:p>
          </table:table-cell>
          <table:table-cell table:formula="of:=HYPERLINK(&quot;https://clics.clld.org/parameters/159&quot;;&quot;SWEET POTATO&quot;)" office:value-type="string" office:string-value="SWEET POTATO" calcext:value-type="string">
            <text:p>SWEET POTATO</text:p>
          </table:table-cell>
          <table:table-cell/>
        </table:table-row>
        <table:table-row table:style-name="ro1">
          <table:table-cell office:value-type="string" calcext:value-type="string">
            <text:p>160</text:p>
          </table:table-cell>
          <table:table-cell table:formula="of:=HYPERLINK(&quot;https://clics.clld.org/parameters/160&quot;;&quot;SET (HEAVENLY BODIES)&quot;)" office:value-type="string" office:string-value="SET (HEAVENLY BODIES)" calcext:value-type="string">
            <text:p>SET (HEAVENLY BODIES)</text:p>
          </table:table-cell>
          <table:table-cell/>
        </table:table-row>
        <table:table-row table:style-name="ro1">
          <table:table-cell office:value-type="string" calcext:value-type="string">
            <text:p>161</text:p>
          </table:table-cell>
          <table:table-cell table:formula="of:=HYPERLINK(&quot;https://clics.clld.org/parameters/161&quot;;&quot;MISS (A TARGET)&quot;)" office:value-type="string" office:string-value="MISS (A TARGET)" calcext:value-type="string">
            <text:p>MISS (A TARGET)</text:p>
          </table:table-cell>
          <table:table-cell/>
        </table:table-row>
        <table:table-row table:style-name="ro1">
          <table:table-cell office:value-type="string" calcext:value-type="string">
            <text:p>162</text:p>
          </table:table-cell>
          <table:table-cell table:formula="of:=HYPERLINK(&quot;https://clics.clld.org/parameters/162&quot;;&quot;HICCOUGH&quot;)" office:value-type="string" office:string-value="HICCOUGH" calcext:value-type="string">
            <text:p>HICCOUGH</text:p>
          </table:table-cell>
          <table:table-cell/>
        </table:table-row>
        <table:table-row table:style-name="ro1">
          <table:table-cell office:value-type="string" calcext:value-type="string">
            <text:p>163</text:p>
          </table:table-cell>
          <table:table-cell table:formula="of:=HYPERLINK(&quot;https://clics.clld.org/parameters/163&quot;;&quot;BLACK&quot;)" office:value-type="string" office:string-value="BLACK" calcext:value-type="string">
            <text:p>BLACK</text:p>
          </table:table-cell>
          <table:table-cell/>
        </table:table-row>
        <table:table-row table:style-name="ro1">
          <table:table-cell office:value-type="string" calcext:value-type="string">
            <text:p>164</text:p>
          </table:table-cell>
          <table:table-cell table:formula="of:=HYPERLINK(&quot;https://clics.clld.org/parameters/164&quot;;&quot;KANGAROO&quot;)" office:value-type="string" office:string-value="KANGAROO" calcext:value-type="string">
            <text:p>KANGAROO</text:p>
          </table:table-cell>
          <table:table-cell/>
        </table:table-row>
        <table:table-row table:style-name="ro1">
          <table:table-cell office:value-type="string" calcext:value-type="string">
            <text:p>165</text:p>
          </table:table-cell>
          <table:table-cell table:formula="of:=HYPERLINK(&quot;https://clics.clld.org/parameters/165&quot;;&quot;WALLABY&quot;)" office:value-type="string" office:string-value="WALLABY" calcext:value-type="string">
            <text:p>WALLABY</text:p>
          </table:table-cell>
          <table:table-cell/>
        </table:table-row>
        <table:table-row table:style-name="ro1">
          <table:table-cell office:value-type="string" calcext:value-type="string">
            <text:p>166</text:p>
          </table:table-cell>
          <table:table-cell table:formula="of:=HYPERLINK(&quot;https://clics.clld.org/parameters/166&quot;;&quot;MAINLAND&quot;)" office:value-type="string" office:string-value="MAINLAND" calcext:value-type="string">
            <text:p>MAINLAND</text:p>
          </table:table-cell>
          <table:table-cell/>
        </table:table-row>
        <table:table-row table:style-name="ro1">
          <table:table-cell office:value-type="string" calcext:value-type="string">
            <text:p>167</text:p>
          </table:table-cell>
          <table:table-cell table:formula="of:=HYPERLINK(&quot;https://clics.clld.org/parameters/167&quot;;&quot;MAIL&quot;)" office:value-type="string" office:string-value="MAIL" calcext:value-type="string">
            <text:p>MAIL</text:p>
          </table:table-cell>
          <table:table-cell/>
        </table:table-row>
        <table:table-row table:style-name="ro1">
          <table:table-cell office:value-type="string" calcext:value-type="string">
            <text:p>168</text:p>
          </table:table-cell>
          <table:table-cell table:formula="of:=HYPERLINK(&quot;https://clics.clld.org/parameters/168&quot;;&quot;REST&quot;)" office:value-type="string" office:string-value="REST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169</text:p>
          </table:table-cell>
          <table:table-cell table:formula="of:=HYPERLINK(&quot;https://clics.clld.org/parameters/169&quot;;&quot;IT&quot;)" office:value-type="string" office:string-value="IT" calcext:value-type="string">
            <text:p>IT</text:p>
          </table:table-cell>
          <table:table-cell/>
        </table:table-row>
        <table:table-row table:style-name="ro1">
          <table:table-cell office:value-type="string" calcext:value-type="string">
            <text:p>170</text:p>
          </table:table-cell>
          <table:table-cell table:formula="of:=HYPERLINK(&quot;https://clics.clld.org/parameters/170&quot;;&quot;FATHER'S SISTER&quot;)" office:value-type="string" office:string-value="FATHER'S SISTER" calcext:value-type="string">
            <text:p>FATHER'S SISTER</text:p>
          </table:table-cell>
          <table:table-cell/>
        </table:table-row>
        <table:table-row table:style-name="ro1">
          <table:table-cell office:value-type="string" calcext:value-type="string">
            <text:p>171</text:p>
          </table:table-cell>
          <table:table-cell table:formula="of:=HYPERLINK(&quot;https://clics.clld.org/parameters/171&quot;;&quot;MOTHER'S SISTER&quot;)" office:value-type="string" office:string-value="MOTHER'S SISTER" calcext:value-type="string">
            <text:p>MOTHER'S SISTER</text:p>
          </table:table-cell>
          <table:table-cell/>
        </table:table-row>
        <table:table-row table:style-name="ro1">
          <table:table-cell office:value-type="string" calcext:value-type="string">
            <text:p>172</text:p>
          </table:table-cell>
          <table:table-cell table:formula="of:=HYPERLINK(&quot;https://clics.clld.org/parameters/172&quot;;&quot;SHOULDERBLADE&quot;)" office:value-type="string" office:string-value="SHOULDERBLADE" calcext:value-type="string">
            <text:p>SHOULDERBLADE</text:p>
          </table:table-cell>
          <table:table-cell/>
        </table:table-row>
        <table:table-row table:style-name="ro1">
          <table:table-cell office:value-type="string" calcext:value-type="string">
            <text:p>173</text:p>
          </table:table-cell>
          <table:table-cell table:formula="of:=HYPERLINK(&quot;https://clics.clld.org/parameters/173&quot;;&quot;SIBLING'S CHILD&quot;)" office:value-type="string" office:string-value="SIBLING'S CHILD" calcext:value-type="string">
            <text:p>SIBLING'S CHILD</text:p>
          </table:table-cell>
          <table:table-cell/>
        </table:table-row>
        <table:table-row table:style-name="ro1">
          <table:table-cell office:value-type="string" calcext:value-type="string">
            <text:p>174</text:p>
          </table:table-cell>
          <table:table-cell table:formula="of:=HYPERLINK(&quot;https://clics.clld.org/parameters/174&quot;;&quot;PROUD&quot;)" office:value-type="string" office:string-value="PROUD" calcext:value-type="string">
            <text:p>PROUD</text:p>
          </table:table-cell>
          <table:table-cell/>
        </table:table-row>
        <table:table-row table:style-name="ro1">
          <table:table-cell office:value-type="string" calcext:value-type="string">
            <text:p>175</text:p>
          </table:table-cell>
          <table:table-cell table:formula="of:=HYPERLINK(&quot;https://clics.clld.org/parameters/175&quot;;&quot;BLOW (OF WIND)&quot;)" office:value-type="string" office:string-value="BLOW (OF WIND)" calcext:value-type="string">
            <text:p>BLOW (OF WIND)</text:p>
          </table:table-cell>
          <table:table-cell/>
        </table:table-row>
        <table:table-row table:style-name="ro1">
          <table:table-cell office:value-type="string" calcext:value-type="string">
            <text:p>176</text:p>
          </table:table-cell>
          <table:table-cell table:formula="of:=HYPERLINK(&quot;https://clics.clld.org/parameters/176&quot;;&quot;BLOW (WITH MOUTH)&quot;)" office:value-type="string" office:string-value="BLOW (WITH MOUTH)" calcext:value-type="string">
            <text:p>BLOW (WITH MOUTH)</text:p>
          </table:table-cell>
          <table:table-cell/>
        </table:table-row>
        <table:table-row table:style-name="ro1">
          <table:table-cell office:value-type="string" calcext:value-type="string">
            <text:p>177</text:p>
          </table:table-cell>
          <table:table-cell table:formula="of:=HYPERLINK(&quot;https://clics.clld.org/parameters/177&quot;;&quot;BETEL PEPPER VINE&quot;)" office:value-type="string" office:string-value="BETEL PEPPER VINE" calcext:value-type="string">
            <text:p>BETEL PEPPER VINE</text:p>
          </table:table-cell>
          <table:table-cell/>
        </table:table-row>
        <table:table-row table:style-name="ro1">
          <table:table-cell office:value-type="string" calcext:value-type="string">
            <text:p>178</text:p>
          </table:table-cell>
          <table:table-cell table:formula="of:=HYPERLINK(&quot;https://clics.clld.org/parameters/178&quot;;&quot;RIPE&quot;)" office:value-type="string" office:string-value="RIPE" calcext:value-type="string">
            <text:p>RIPE</text:p>
          </table:table-cell>
          <table:table-cell/>
        </table:table-row>
        <table:table-row table:style-name="ro1">
          <table:table-cell office:value-type="string" calcext:value-type="string">
            <text:p>179</text:p>
          </table:table-cell>
          <table:table-cell table:formula="of:=HYPERLINK(&quot;https://clics.clld.org/parameters/179&quot;;&quot;RIPEN&quot;)" office:value-type="string" office:string-value="RIPEN" calcext:value-type="string">
            <text:p>RIPEN</text:p>
          </table:table-cell>
          <table:table-cell/>
        </table:table-row>
        <table:table-row table:style-name="ro1">
          <table:table-cell office:value-type="string" calcext:value-type="string">
            <text:p>180</text:p>
          </table:table-cell>
          <table:table-cell table:formula="of:=HYPERLINK(&quot;https://clics.clld.org/parameters/180&quot;;&quot;CALL BY NAME&quot;)" office:value-type="string" office:string-value="CALL BY NAME" calcext:value-type="string">
            <text:p>CALL BY NAME</text:p>
          </table:table-cell>
          <table:table-cell/>
        </table:table-row>
        <table:table-row table:style-name="ro1">
          <table:table-cell office:value-type="string" calcext:value-type="string">
            <text:p>181</text:p>
          </table:table-cell>
          <table:table-cell table:formula="of:=HYPERLINK(&quot;https://clics.clld.org/parameters/181&quot;;&quot;ANTEATER&quot;)" office:value-type="string" office:string-value="ANTEATER" calcext:value-type="string">
            <text:p>ANTEATER</text:p>
          </table:table-cell>
          <table:table-cell/>
        </table:table-row>
        <table:table-row table:style-name="ro1">
          <table:table-cell office:value-type="string" calcext:value-type="string">
            <text:p>183</text:p>
          </table:table-cell>
          <table:table-cell table:formula="of:=HYPERLINK(&quot;https://clics.clld.org/parameters/183&quot;;&quot;BAKE&quot;)" office:value-type="string" office:string-value="BAKE" calcext:value-type="string">
            <text:p>BAKE</text:p>
          </table:table-cell>
          <table:table-cell/>
        </table:table-row>
        <table:table-row table:style-name="ro1">
          <table:table-cell office:value-type="string" calcext:value-type="string">
            <text:p>184</text:p>
          </table:table-cell>
          <table:table-cell table:formula="of:=HYPERLINK(&quot;https://clics.clld.org/parameters/184&quot;;&quot;MAST&quot;)" office:value-type="string" office:string-value="MAST" calcext:value-type="string">
            <text:p>MAST</text:p>
          </table:table-cell>
          <table:table-cell/>
        </table:table-row>
        <table:table-row table:style-name="ro1">
          <table:table-cell office:value-type="string" calcext:value-type="string">
            <text:p>185</text:p>
          </table:table-cell>
          <table:table-cell table:formula="of:=HYPERLINK(&quot;https://clics.clld.org/parameters/185&quot;;&quot;FIREPLACE&quot;)" office:value-type="string" office:string-value="FIREPLACE" calcext:value-type="string">
            <text:p>FIREPLACE</text:p>
          </table:table-cell>
          <table:table-cell/>
        </table:table-row>
        <table:table-row table:style-name="ro1">
          <table:table-cell office:value-type="string" calcext:value-type="string">
            <text:p>186</text:p>
          </table:table-cell>
          <table:table-cell table:formula="of:=HYPERLINK(&quot;https://clics.clld.org/parameters/186&quot;;&quot;SHIN&quot;)" office:value-type="string" office:string-value="SHIN" calcext:value-type="string">
            <text:p>SHIN</text:p>
          </table:table-cell>
          <table:table-cell/>
        </table:table-row>
        <table:table-row table:style-name="ro1">
          <table:table-cell office:value-type="string" calcext:value-type="string">
            <text:p>189</text:p>
          </table:table-cell>
          <table:table-cell table:formula="of:=HYPERLINK(&quot;https://clics.clld.org/parameters/189&quot;;&quot;HAIR (BODY)&quot;)" office:value-type="string" office:string-value="HAIR (BODY)" calcext:value-type="string">
            <text:p>HAIR (BODY)</text:p>
          </table:table-cell>
          <table:table-cell/>
        </table:table-row>
        <table:table-row table:style-name="ro1">
          <table:table-cell office:value-type="string" calcext:value-type="string">
            <text:p>190</text:p>
          </table:table-cell>
          <table:table-cell table:formula="of:=HYPERLINK(&quot;https://clics.clld.org/parameters/190&quot;;&quot;MOW&quot;)" office:value-type="string" office:string-value="MOW" calcext:value-type="string">
            <text:p>MOW</text:p>
          </table:table-cell>
          <table:table-cell/>
        </table:table-row>
        <table:table-row table:style-name="ro1">
          <table:table-cell office:value-type="string" calcext:value-type="string">
            <text:p>191</text:p>
          </table:table-cell>
          <table:table-cell table:formula="of:=HYPERLINK(&quot;https://clics.clld.org/parameters/191&quot;;&quot;NUT&quot;)" office:value-type="string" office:string-value="NUT" calcext:value-type="string">
            <text:p>NUT</text:p>
          </table:table-cell>
          <table:table-cell/>
        </table:table-row>
        <table:table-row table:style-name="ro1">
          <table:table-cell office:value-type="string" calcext:value-type="string">
            <text:p>192</text:p>
          </table:table-cell>
          <table:table-cell table:formula="of:=HYPERLINK(&quot;https://clics.clld.org/parameters/192&quot;;&quot;CORNER&quot;)" office:value-type="string" office:string-value="CORNER" calcext:value-type="string">
            <text:p>CORNER</text:p>
          </table:table-cell>
          <table:table-cell/>
        </table:table-row>
        <table:table-row table:style-name="ro1">
          <table:table-cell office:value-type="string" calcext:value-type="string">
            <text:p>193</text:p>
          </table:table-cell>
          <table:table-cell table:formula="of:=HYPERLINK(&quot;https://clics.clld.org/parameters/193&quot;;&quot;SHALLOW&quot;)" office:value-type="string" office:string-value="SHALLOW" calcext:value-type="string">
            <text:p>SHALLOW</text:p>
          </table:table-cell>
          <table:table-cell/>
        </table:table-row>
        <table:table-row table:style-name="ro1">
          <table:table-cell office:value-type="string" calcext:value-type="string">
            <text:p>194</text:p>
          </table:table-cell>
          <table:table-cell table:formula="of:=HYPERLINK(&quot;https://clics.clld.org/parameters/194&quot;;&quot;FAMILY&quot;)" office:value-type="string" office:string-value="FAMILY" calcext:value-type="string">
            <text:p>FAMILY</text:p>
          </table:table-cell>
          <table:table-cell/>
        </table:table-row>
        <table:table-row table:style-name="ro1">
          <table:table-cell office:value-type="string" calcext:value-type="string">
            <text:p>195</text:p>
          </table:table-cell>
          <table:table-cell table:formula="of:=HYPERLINK(&quot;https://clics.clld.org/parameters/195&quot;;&quot;MAT&quot;)" office:value-type="string" office:string-value="MAT" calcext:value-type="string">
            <text:p>MAT</text:p>
          </table:table-cell>
          <table:table-cell/>
        </table:table-row>
        <table:table-row table:style-name="ro1">
          <table:table-cell office:value-type="string" calcext:value-type="string">
            <text:p>196</text:p>
          </table:table-cell>
          <table:table-cell table:formula="of:=HYPERLINK(&quot;https://clics.clld.org/parameters/196&quot;;&quot;DONATE&quot;)" office:value-type="string" office:string-value="DONATE" calcext:value-type="string">
            <text:p>DONATE</text:p>
          </table:table-cell>
          <table:table-cell/>
        </table:table-row>
        <table:table-row table:style-name="ro1">
          <table:table-cell office:value-type="string" calcext:value-type="string">
            <text:p>197</text:p>
          </table:table-cell>
          <table:table-cell table:formula="of:=HYPERLINK(&quot;https://clics.clld.org/parameters/197&quot;;&quot;OTHER&quot;)" office:value-type="string" office:string-value="OTHER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199</text:p>
          </table:table-cell>
          <table:table-cell table:formula="of:=HYPERLINK(&quot;https://clics.clld.org/parameters/199&quot;;&quot;FAMINE&quot;)" office:value-type="string" office:string-value="FAMINE" calcext:value-type="string">
            <text:p>FAMINE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table:formula="of:=HYPERLINK(&quot;https://clics.clld.org/parameters/200&quot;;&quot;SAME&quot;)" office:value-type="string" office:string-value="SAME" calcext:value-type="string">
            <text:p>SAME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table:formula="of:=HYPERLINK(&quot;https://clics.clld.org/parameters/201&quot;;&quot;FARM&quot;)" office:value-type="string" office:string-value="FARM" calcext:value-type="string">
            <text:p>FARM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table:formula="of:=HYPERLINK(&quot;https://clics.clld.org/parameters/202&quot;;&quot;STRENGTH&quot;)" office:value-type="string" office:string-value="STRENGTH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table:formula="of:=HYPERLINK(&quot;https://clics.clld.org/parameters/203&quot;;&quot;MARRY&quot;)" office:value-type="string" office:string-value="MARRY" calcext:value-type="string">
            <text:p>MARRY</text:p>
          </table:table-cell>
          <table:table-cell/>
        </table:table-row>
        <table:table-row table:style-name="ro1">
          <table:table-cell office:value-type="string" calcext:value-type="string">
            <text:p>204</text:p>
          </table:table-cell>
          <table:table-cell table:formula="of:=HYPERLINK(&quot;https://clics.clld.org/parameters/204&quot;;&quot;AGAIN&quot;)" office:value-type="string" office:string-value="AGAIN" calcext:value-type="string">
            <text:p>AGAIN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table:formula="of:=HYPERLINK(&quot;https://clics.clld.org/parameters/205&quot;;&quot;TROUGH&quot;)" office:value-type="string" office:string-value="TROUGH" calcext:value-type="string">
            <text:p>TROUGH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table:formula="of:=HYPERLINK(&quot;https://clics.clld.org/parameters/206&quot;;&quot;FIREFLY&quot;)" office:value-type="string" office:string-value="FIREFLY" calcext:value-type="string">
            <text:p>FIREFLY</text:p>
          </table:table-cell>
          <table:table-cell/>
        </table:table-row>
        <table:table-row table:style-name="ro1">
          <table:table-cell office:value-type="string" calcext:value-type="string">
            <text:p>208</text:p>
          </table:table-cell>
          <table:table-cell table:formula="of:=HYPERLINK(&quot;https://clics.clld.org/parameters/208&quot;;&quot;NASAL MUCUS (SNOT)&quot;)" office:value-type="string" office:string-value="NASAL MUCUS (SNOT)" calcext:value-type="string">
            <text:p>NASAL MUCUS (SNOT)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table:formula="of:=HYPERLINK(&quot;https://clics.clld.org/parameters/209&quot;;&quot;RARE&quot;)" office:value-type="string" office:string-value="RARE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210</text:p>
          </table:table-cell>
          <table:table-cell table:formula="of:=HYPERLINK(&quot;https://clics.clld.org/parameters/210&quot;;&quot;LIFE&quot;)" office:value-type="string" office:string-value="LIFE" calcext:value-type="string">
            <text:p>LIFE</text:p>
          </table:table-cell>
          <table:table-cell/>
        </table:table-row>
        <table:table-row table:style-name="ro1">
          <table:table-cell office:value-type="string" calcext:value-type="string">
            <text:p>211</text:p>
          </table:table-cell>
          <table:table-cell table:formula="of:=HYPERLINK(&quot;https://clics.clld.org/parameters/211&quot;;&quot;CAST&quot;)" office:value-type="string" office:string-value="CAST" calcext:value-type="string">
            <text:p>CAST</text:p>
          </table:table-cell>
          <table:table-cell/>
        </table:table-row>
        <table:table-row table:style-name="ro1">
          <table:table-cell office:value-type="string" calcext:value-type="string">
            <text:p>212</text:p>
          </table:table-cell>
          <table:table-cell table:formula="of:=HYPERLINK(&quot;https://clics.clld.org/parameters/212&quot;;&quot;FIELD&quot;)" office:value-type="string" office:string-value="FIELD" calcext:value-type="string">
            <text:p>FIELD</text:p>
          </table:table-cell>
          <table:table-cell/>
        </table:table-row>
        <table:table-row table:style-name="ro1">
          <table:table-cell office:value-type="string" calcext:value-type="string">
            <text:p>213</text:p>
          </table:table-cell>
          <table:table-cell table:formula="of:=HYPERLINK(&quot;https://clics.clld.org/parameters/213&quot;;&quot;FIN&quot;)" office:value-type="string" office:string-value="FIN" calcext:value-type="string">
            <text:p>FIN</text:p>
          </table:table-cell>
          <table:table-cell/>
        </table:table-row>
        <table:table-row table:style-name="ro1">
          <table:table-cell office:value-type="string" calcext:value-type="string">
            <text:p>214</text:p>
          </table:table-cell>
          <table:table-cell table:formula="of:=HYPERLINK(&quot;https://clics.clld.org/parameters/214&quot;;&quot;STRETCH&quot;)" office:value-type="string" office:string-value="STRETCH" calcext:value-type="string">
            <text:p>STRETCH</text:p>
          </table:table-cell>
          <table:table-cell/>
        </table:table-row>
        <table:table-row table:style-name="ro1">
          <table:table-cell office:value-type="string" calcext:value-type="string">
            <text:p>215</text:p>
          </table:table-cell>
          <table:table-cell table:formula="of:=HYPERLINK(&quot;https://clics.clld.org/parameters/215&quot;;&quot;LIE DOWN&quot;)" office:value-type="string" office:string-value="LIE DOWN" calcext:value-type="string">
            <text:p>LIE DOWN</text:p>
          </table:table-cell>
          <table:table-cell/>
        </table:table-row>
        <table:table-row table:style-name="ro1">
          <table:table-cell office:value-type="string" calcext:value-type="string">
            <text:p>216</text:p>
          </table:table-cell>
          <table:table-cell table:formula="of:=HYPERLINK(&quot;https://clics.clld.org/parameters/216&quot;;&quot;MOVIE&quot;)" office:value-type="string" office:string-value="MOVIE" calcext:value-type="string">
            <text:p>MOVIE</text:p>
          </table:table-cell>
          <table:table-cell/>
        </table:table-row>
        <table:table-row table:style-name="ro1">
          <table:table-cell office:value-type="string" calcext:value-type="string">
            <text:p>217</text:p>
          </table:table-cell>
          <table:table-cell table:formula="of:=HYPERLINK(&quot;https://clics.clld.org/parameters/217&quot;;&quot;BETELNUT&quot;)" office:value-type="string" office:string-value="BETELNUT" calcext:value-type="string">
            <text:p>BETELNUT</text:p>
          </table:table-cell>
          <table:table-cell/>
        </table:table-row>
        <table:table-row table:style-name="ro1">
          <table:table-cell office:value-type="string" calcext:value-type="string">
            <text:p>218</text:p>
          </table:table-cell>
          <table:table-cell table:formula="of:=HYPERLINK(&quot;https://clics.clld.org/parameters/218&quot;;&quot;FINE (PENALTY)&quot;)" office:value-type="string" office:string-value="FINE (PENALTY)" calcext:value-type="string">
            <text:p>FINE (PENALTY)</text:p>
          </table:table-cell>
          <table:table-cell/>
        </table:table-row>
        <table:table-row table:style-name="ro1">
          <table:table-cell office:value-type="string" calcext:value-type="string">
            <text:p>219</text:p>
          </table:table-cell>
          <table:table-cell table:formula="of:=HYPERLINK(&quot;https://clics.clld.org/parameters/219&quot;;&quot;TOILET&quot;)" office:value-type="string" office:string-value="TOILET" calcext:value-type="string">
            <text:p>TOILET</text:p>
          </table:table-cell>
          <table:table-cell/>
        </table:table-row>
        <table:table-row table:style-name="ro1">
          <table:table-cell office:value-type="string" calcext:value-type="string">
            <text:p>221</text:p>
          </table:table-cell>
          <table:table-cell table:formula="of:=HYPERLINK(&quot;https://clics.clld.org/parameters/221&quot;;&quot;FIRE&quot;)" office:value-type="string" office:string-value="FIRE" calcext:value-type="string">
            <text:p>FIRE</text:p>
          </table:table-cell>
          <table:table-cell/>
        </table:table-row>
        <table:table-row table:style-name="ro1">
          <table:table-cell office:value-type="string" calcext:value-type="string">
            <text:p>223</text:p>
          </table:table-cell>
          <table:table-cell table:formula="of:=HYPERLINK(&quot;https://clics.clld.org/parameters/223&quot;;&quot;THRESHING-FLOOR&quot;)" office:value-type="string" office:string-value="THRESHING-FLOOR" calcext:value-type="string">
            <text:p>THRESHING-FLOOR</text:p>
          </table:table-cell>
          <table:table-cell/>
        </table:table-row>
        <table:table-row table:style-name="ro1">
          <table:table-cell office:value-type="string" calcext:value-type="string">
            <text:p>224</text:p>
          </table:table-cell>
          <table:table-cell table:formula="of:=HYPERLINK(&quot;https://clics.clld.org/parameters/224&quot;;&quot;MORTAR CRUSHER&quot;)" office:value-type="string" office:string-value="MORTAR CRUSHER" calcext:value-type="string">
            <text:p>MORTAR CRUSHER</text:p>
          </table:table-cell>
          <table:table-cell/>
        </table:table-row>
        <table:table-row table:style-name="ro1">
          <table:table-cell office:value-type="string" calcext:value-type="string">
            <text:p>225</text:p>
          </table:table-cell>
          <table:table-cell table:formula="of:=HYPERLINK(&quot;https://clics.clld.org/parameters/225&quot;;&quot;PESTLE&quot;)" office:value-type="string" office:string-value="PESTLE" calcext:value-type="string">
            <text:p>PESTLE</text:p>
          </table:table-cell>
          <table:table-cell/>
        </table:table-row>
        <table:table-row table:style-name="ro1">
          <table:table-cell office:value-type="string" calcext:value-type="string">
            <text:p>227</text:p>
          </table:table-cell>
          <table:table-cell table:formula="of:=HYPERLINK(&quot;https://clics.clld.org/parameters/227&quot;;&quot;FISH&quot;)" office:value-type="string" office:string-value="FISH" calcext:value-type="string">
            <text:p>FISH</text:p>
          </table:table-cell>
          <table:table-cell/>
        </table:table-row>
        <table:table-row table:style-name="ro1">
          <table:table-cell office:value-type="string" calcext:value-type="string">
            <text:p>228</text:p>
          </table:table-cell>
          <table:table-cell table:formula="of:=HYPERLINK(&quot;https://clics.clld.org/parameters/228&quot;;&quot;CARVE&quot;)" office:value-type="string" office:string-value="CARVE" calcext:value-type="string">
            <text:p>CARVE</text:p>
          </table:table-cell>
          <table:table-cell/>
        </table:table-row>
        <table:table-row table:style-name="ro1">
          <table:table-cell office:value-type="string" calcext:value-type="string">
            <text:p>229</text:p>
          </table:table-cell>
          <table:table-cell table:formula="of:=HYPERLINK(&quot;https://clics.clld.org/parameters/229&quot;;&quot;MOVE AWAY&quot;)" office:value-type="string" office:string-value="MOVE AWAY" calcext:value-type="string">
            <text:p>MOVE AWAY</text:p>
          </table:table-cell>
          <table:table-cell/>
        </table:table-row>
        <table:table-row table:style-name="ro1">
          <table:table-cell office:value-type="string" calcext:value-type="string">
            <text:p>230</text:p>
          </table:table-cell>
          <table:table-cell table:formula="of:=HYPERLINK(&quot;https://clics.clld.org/parameters/230&quot;;&quot;SWEEP&quot;)" office:value-type="string" office:string-value="SWEEP" calcext:value-type="string">
            <text:p>SWEEP</text:p>
          </table:table-cell>
          <table:table-cell/>
        </table:table-row>
        <table:table-row table:style-name="ro1">
          <table:table-cell office:value-type="string" calcext:value-type="string">
            <text:p>231</text:p>
          </table:table-cell>
          <table:table-cell table:formula="of:=HYPERLINK(&quot;https://clics.clld.org/parameters/231&quot;;&quot;SHAVE&quot;)" office:value-type="string" office:string-value="SHAVE" calcext:value-type="string">
            <text:p>SHAVE</text:p>
          </table:table-cell>
          <table:table-cell/>
        </table:table-row>
        <table:table-row table:style-name="ro1">
          <table:table-cell office:value-type="string" calcext:value-type="string">
            <text:p>232</text:p>
          </table:table-cell>
          <table:table-cell table:formula="of:=HYPERLINK(&quot;https://clics.clld.org/parameters/232&quot;;&quot;FLEA&quot;)" office:value-type="string" office:string-value="FLEA" calcext:value-type="string">
            <text:p>FLEA</text:p>
          </table:table-cell>
          <table:table-cell/>
        </table:table-row>
        <table:table-row table:style-name="ro1">
          <table:table-cell office:value-type="string" calcext:value-type="string">
            <text:p>233</text:p>
          </table:table-cell>
          <table:table-cell table:formula="of:=HYPERLINK(&quot;https://clics.clld.org/parameters/233&quot;;&quot;SNOWSHOE&quot;)" office:value-type="string" office:string-value="SNOWSHOE" calcext:value-type="string">
            <text:p>SNOWSHOE</text:p>
          </table:table-cell>
          <table:table-cell/>
        </table:table-row>
        <table:table-row table:style-name="ro1">
          <table:table-cell office:value-type="string" calcext:value-type="string">
            <text:p>234</text:p>
          </table:table-cell>
          <table:table-cell table:formula="of:=HYPERLINK(&quot;https://clics.clld.org/parameters/234&quot;;&quot;PADDLE&quot;)" office:value-type="string" office:string-value="PADDLE" calcext:value-type="string">
            <text:p>PADDLE</text:p>
          </table:table-cell>
          <table:table-cell/>
        </table:table-row>
        <table:table-row table:style-name="ro1">
          <table:table-cell office:value-type="string" calcext:value-type="string">
            <text:p>235</text:p>
          </table:table-cell>
          <table:table-cell table:formula="of:=HYPERLINK(&quot;https://clics.clld.org/parameters/235&quot;;&quot;FLYING FOX&quot;)" office:value-type="string" office:string-value="FLYING FOX" calcext:value-type="string">
            <text:p>FLYING FOX</text:p>
          </table:table-cell>
          <table:table-cell/>
        </table:table-row>
        <table:table-row table:style-name="ro1">
          <table:table-cell office:value-type="string" calcext:value-type="string">
            <text:p>236</text:p>
          </table:table-cell>
          <table:table-cell table:formula="of:=HYPERLINK(&quot;https://clics.clld.org/parameters/236&quot;;&quot;STEPMOTHER&quot;)" office:value-type="string" office:string-value="STEPMOTHER" calcext:value-type="string">
            <text:p>STEPMOTHER</text:p>
          </table:table-cell>
          <table:table-cell/>
        </table:table-row>
        <table:table-row table:style-name="ro1">
          <table:table-cell office:value-type="string" calcext:value-type="string">
            <text:p>237</text:p>
          </table:table-cell>
          <table:table-cell table:formula="of:=HYPERLINK(&quot;https://clics.clld.org/parameters/237&quot;;&quot;STEPFATHER&quot;)" office:value-type="string" office:string-value="STEPFATHER" calcext:value-type="string">
            <text:p>STEPFATHER</text:p>
          </table:table-cell>
          <table:table-cell/>
        </table:table-row>
        <table:table-row table:style-name="ro1">
          <table:table-cell office:value-type="string" calcext:value-type="string">
            <text:p>238</text:p>
          </table:table-cell>
          <table:table-cell table:formula="of:=HYPERLINK(&quot;https://clics.clld.org/parameters/238&quot;;&quot;PRAWNS&quot;)" office:value-type="string" office:string-value="PRAWNS" calcext:value-type="string">
            <text:p>PRAWNS</text:p>
          </table:table-cell>
          <table:table-cell/>
        </table:table-row>
        <table:table-row table:style-name="ro1">
          <table:table-cell office:value-type="string" calcext:value-type="string">
            <text:p>239</text:p>
          </table:table-cell>
          <table:table-cell table:formula="of:=HYPERLINK(&quot;https://clics.clld.org/parameters/239&quot;;&quot;FLOWER&quot;)" office:value-type="string" office:string-value="FLOWER" calcext:value-type="string">
            <text:p>FLOWER</text:p>
          </table:table-cell>
          <table:table-cell/>
        </table:table-row>
        <table:table-row table:style-name="ro1">
          <table:table-cell office:value-type="string" calcext:value-type="string">
            <text:p>240</text:p>
          </table:table-cell>
          <table:table-cell table:formula="of:=HYPERLINK(&quot;https://clics.clld.org/parameters/240&quot;;&quot;ELECTION&quot;)" office:value-type="string" office:string-value="ELECTION" calcext:value-type="string">
            <text:p>ELECTION</text:p>
          </table:table-cell>
          <table:table-cell/>
        </table:table-row>
        <table:table-row table:style-name="ro1">
          <table:table-cell office:value-type="string" calcext:value-type="string">
            <text:p>241</text:p>
          </table:table-cell>
          <table:table-cell table:formula="of:=HYPERLINK(&quot;https://clics.clld.org/parameters/241&quot;;&quot;TREE STUMP&quot;)" office:value-type="string" office:string-value="TREE STUMP" calcext:value-type="string">
            <text:p>TREE STUMP</text:p>
          </table:table-cell>
          <table:table-cell/>
        </table:table-row>
        <table:table-row table:style-name="ro1">
          <table:table-cell office:value-type="string" calcext:value-type="string">
            <text:p>242</text:p>
          </table:table-cell>
          <table:table-cell table:formula="of:=HYPERLINK(&quot;https://clics.clld.org/parameters/242&quot;;&quot;COST&quot;)" office:value-type="string" office:string-value="COST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243</text:p>
          </table:table-cell>
          <table:table-cell table:formula="of:=HYPERLINK(&quot;https://clics.clld.org/parameters/243&quot;;&quot;FRESH&quot;)" office:value-type="string" office:string-value="FRESH" calcext:value-type="string">
            <text:p>FRESH</text:p>
          </table:table-cell>
          <table:table-cell/>
        </table:table-row>
        <table:table-row table:style-name="ro1">
          <table:table-cell office:value-type="string" calcext:value-type="string">
            <text:p>244</text:p>
          </table:table-cell>
          <table:table-cell table:formula="of:=HYPERLINK(&quot;https://clics.clld.org/parameters/244&quot;;&quot;LEFT&quot;)" office:value-type="string" office:string-value="LEFT" calcext:value-type="string">
            <text:p>LEFT</text:p>
          </table:table-cell>
          <table:table-cell/>
        </table:table-row>
        <table:table-row table:style-name="ro1">
          <table:table-cell office:value-type="string" calcext:value-type="string">
            <text:p>245</text:p>
          </table:table-cell>
          <table:table-cell table:formula="of:=HYPERLINK(&quot;https://clics.clld.org/parameters/245&quot;;&quot;BROOM&quot;)" office:value-type="string" office:string-value="BROOM" calcext:value-type="string">
            <text:p>BROOM</text:p>
          </table:table-cell>
          <table:table-cell/>
        </table:table-row>
        <table:table-row table:style-name="ro1">
          <table:table-cell office:value-type="string" calcext:value-type="string">
            <text:p>247</text:p>
          </table:table-cell>
          <table:table-cell table:formula="of:=HYPERLINK(&quot;https://clics.clld.org/parameters/247&quot;;&quot;TAN&quot;)" office:value-type="string" office:string-value="TAN" calcext:value-type="string">
            <text:p>TAN</text:p>
          </table:table-cell>
          <table:table-cell/>
        </table:table-row>
        <table:table-row table:style-name="ro1">
          <table:table-cell office:value-type="string" calcext:value-type="string">
            <text:p>248</text:p>
          </table:table-cell>
          <table:table-cell table:formula="of:=HYPERLINK(&quot;https://clics.clld.org/parameters/248&quot;;&quot;HAPPEN&quot;)" office:value-type="string" office:string-value="HAPPEN" calcext:value-type="string">
            <text:p>HAPPEN</text:p>
          </table:table-cell>
          <table:table-cell/>
        </table:table-row>
        <table:table-row table:style-name="ro1">
          <table:table-cell office:value-type="string" calcext:value-type="string">
            <text:p>249</text:p>
          </table:table-cell>
          <table:table-cell table:formula="of:=HYPERLINK(&quot;https://clics.clld.org/parameters/249&quot;;&quot;FOG&quot;)" office:value-type="string" office:string-value="FOG" calcext:value-type="string">
            <text:p>FOG</text:p>
          </table:table-cell>
          <table:table-cell/>
        </table:table-row>
        <table:table-row table:style-name="ro1">
          <table:table-cell office:value-type="string" calcext:value-type="string">
            <text:p>250</text:p>
          </table:table-cell>
          <table:table-cell table:formula="of:=HYPERLINK(&quot;https://clics.clld.org/parameters/250&quot;;&quot;LIGHT (COLOR)&quot;)" office:value-type="string" office:string-value="LIGHT (COLOR)" calcext:value-type="string">
            <text:p>LIGHT (COLOR)</text:p>
          </table:table-cell>
          <table:table-cell/>
        </table:table-row>
        <table:table-row table:style-name="ro1">
          <table:table-cell office:value-type="string" calcext:value-type="string">
            <text:p>251</text:p>
          </table:table-cell>
          <table:table-cell table:formula="of:=HYPERLINK(&quot;https://clics.clld.org/parameters/251&quot;;&quot;SHARPEN (SOMETHING)&quot;)" office:value-type="string" office:string-value="SHARPEN (SOMETHING)" calcext:value-type="string">
            <text:p>SHARPEN (SOMETHING)</text:p>
          </table:table-cell>
          <table:table-cell/>
        </table:table-row>
        <table:table-row table:style-name="ro1">
          <table:table-cell office:value-type="string" calcext:value-type="string">
            <text:p>253</text:p>
          </table:table-cell>
          <table:table-cell table:formula="of:=HYPERLINK(&quot;https://clics.clld.org/parameters/253&quot;;&quot;CARE FOR&quot;)" office:value-type="string" office:string-value="CARE FOR" calcext:value-type="string">
            <text:p>CARE FOR</text:p>
          </table:table-cell>
          <table:table-cell/>
        </table:table-row>
        <table:table-row table:style-name="ro1">
          <table:table-cell office:value-type="string" calcext:value-type="string">
            <text:p>254</text:p>
          </table:table-cell>
          <table:table-cell table:formula="of:=HYPERLINK(&quot;https://clics.clld.org/parameters/254&quot;;&quot;STICKING&quot;)" office:value-type="string" office:string-value="STICKING" calcext:value-type="string">
            <text:p>STICKING</text:p>
          </table:table-cell>
          <table:table-cell/>
        </table:table-row>
        <table:table-row table:style-name="ro1">
          <table:table-cell office:value-type="string" calcext:value-type="string">
            <text:p>255</text:p>
          </table:table-cell>
          <table:table-cell table:formula="of:=HYPERLINK(&quot;https://clics.clld.org/parameters/255&quot;;&quot;SERVANT&quot;)" office:value-type="string" office:string-value="SERVANT" calcext:value-type="string">
            <text:p>SERVANT</text:p>
          </table:table-cell>
          <table:table-cell/>
        </table:table-row>
        <table:table-row table:style-name="ro1">
          <table:table-cell office:value-type="string" calcext:value-type="string">
            <text:p>256</text:p>
          </table:table-cell>
          <table:table-cell table:formula="of:=HYPERLINK(&quot;https://clics.clld.org/parameters/256&quot;;&quot;FOOD&quot;)" office:value-type="string" office:string-value="FOOD" calcext:value-type="string">
            <text:p>FOOD</text:p>
          </table:table-cell>
          <table:table-cell/>
        </table:table-row>
        <table:table-row table:style-name="ro1">
          <table:table-cell office:value-type="string" calcext:value-type="string">
            <text:p>257</text:p>
          </table:table-cell>
          <table:table-cell table:formula="of:=HYPERLINK(&quot;https://clics.clld.org/parameters/257&quot;;&quot;WORSHIP&quot;)" office:value-type="string" office:string-value="WORSHIP" calcext:value-type="string">
            <text:p>WORSHIP</text:p>
          </table:table-cell>
          <table:table-cell/>
        </table:table-row>
        <table:table-row table:style-name="ro1">
          <table:table-cell office:value-type="string" calcext:value-type="string">
            <text:p>258</text:p>
          </table:table-cell>
          <table:table-cell table:formula="of:=HYPERLINK(&quot;https://clics.clld.org/parameters/258&quot;;&quot;CALM&quot;)" office:value-type="string" office:string-value="CALM" calcext:value-type="string">
            <text:p>CALM</text:p>
          </table:table-cell>
          <table:table-cell/>
        </table:table-row>
        <table:table-row table:style-name="ro1">
          <table:table-cell office:value-type="string" calcext:value-type="string">
            <text:p>259</text:p>
          </table:table-cell>
          <table:table-cell table:formula="of:=HYPERLINK(&quot;https://clics.clld.org/parameters/259&quot;;&quot;ROUGH (OF SEA)&quot;)" office:value-type="string" office:string-value="ROUGH (OF SEA)" calcext:value-type="string">
            <text:p>ROUGH (OF SEA)</text:p>
          </table:table-cell>
          <table:table-cell/>
        </table:table-row>
        <table:table-row table:style-name="ro1">
          <table:table-cell office:value-type="string" calcext:value-type="string">
            <text:p>260</text:p>
          </table:table-cell>
          <table:table-cell table:formula="of:=HYPERLINK(&quot;https://clics.clld.org/parameters/260&quot;;&quot;SAVANNA&quot;)" office:value-type="string" office:string-value="SAVANNA" calcext:value-type="string">
            <text:p>SAVANNA</text:p>
          </table:table-cell>
          <table:table-cell/>
        </table:table-row>
        <table:table-row table:style-name="ro1">
          <table:table-cell office:value-type="string" calcext:value-type="string">
            <text:p>261</text:p>
          </table:table-cell>
          <table:table-cell table:formula="of:=HYPERLINK(&quot;https://clics.clld.org/parameters/261&quot;;&quot;ARCTIC LIGHTS&quot;)" office:value-type="string" office:string-value="ARCTIC LIGHTS" calcext:value-type="string">
            <text:p>ARCTIC LIGHTS</text:p>
          </table:table-cell>
          <table:table-cell/>
        </table:table-row>
        <table:table-row table:style-name="ro1">
          <table:table-cell office:value-type="string" calcext:value-type="string">
            <text:p>262</text:p>
          </table:table-cell>
          <table:table-cell table:formula="of:=HYPERLINK(&quot;https://clics.clld.org/parameters/262&quot;;&quot;HE OR SHE OR IT&quot;)" office:value-type="string" office:string-value="HE OR SHE OR IT" calcext:value-type="string">
            <text:p>HE OR SHE OR IT</text:p>
          </table:table-cell>
          <table:table-cell/>
        </table:table-row>
        <table:table-row table:style-name="ro1">
          <table:table-cell office:value-type="string" calcext:value-type="string">
            <text:p>263</text:p>
          </table:table-cell>
          <table:table-cell table:formula="of:=HYPERLINK(&quot;https://clics.clld.org/parameters/263&quot;;&quot;HERDSMAN&quot;)" office:value-type="string" office:string-value="HERDSMAN" calcext:value-type="string">
            <text:p>HERDSMAN</text:p>
          </table:table-cell>
          <table:table-cell/>
        </table:table-row>
        <table:table-row table:style-name="ro1">
          <table:table-cell office:value-type="string" calcext:value-type="string">
            <text:p>264</text:p>
          </table:table-cell>
          <table:table-cell table:formula="of:=HYPERLINK(&quot;https://clics.clld.org/parameters/264&quot;;&quot;HE-GOAT&quot;)" office:value-type="string" office:string-value="HE-GOAT" calcext:value-type="string">
            <text:p>HE-GOAT</text:p>
          </table:table-cell>
          <table:table-cell/>
        </table:table-row>
        <table:table-row table:style-name="ro1">
          <table:table-cell office:value-type="string" calcext:value-type="string">
            <text:p>265</text:p>
          </table:table-cell>
          <table:table-cell table:formula="of:=HYPERLINK(&quot;https://clics.clld.org/parameters/265&quot;;&quot;FOWL&quot;)" office:value-type="string" office:string-value="FOWL" calcext:value-type="string">
            <text:p>FOWL</text:p>
          </table:table-cell>
          <table:table-cell/>
        </table:table-row>
        <table:table-row table:style-name="ro1">
          <table:table-cell office:value-type="string" calcext:value-type="string">
            <text:p>266</text:p>
          </table:table-cell>
          <table:table-cell table:formula="of:=HYPERLINK(&quot;https://clics.clld.org/parameters/266&quot;;&quot;SCALE&quot;)" office:value-type="string" office:string-value="SCALE" calcext:value-type="string">
            <text:p>SCALE</text:p>
          </table:table-cell>
          <table:table-cell/>
        </table:table-row>
        <table:table-row table:style-name="ro1">
          <table:table-cell office:value-type="string" calcext:value-type="string">
            <text:p>267</text:p>
          </table:table-cell>
          <table:table-cell table:formula="of:=HYPERLINK(&quot;https://clics.clld.org/parameters/267&quot;;&quot;NIT&quot;)" office:value-type="string" office:string-value="NIT" calcext:value-type="string">
            <text:p>NIT</text:p>
          </table:table-cell>
          <table:table-cell/>
        </table:table-row>
        <table:table-row table:style-name="ro1">
          <table:table-cell office:value-type="string" calcext:value-type="string">
            <text:p>268</text:p>
          </table:table-cell>
          <table:table-cell table:formula="of:=HYPERLINK(&quot;https://clics.clld.org/parameters/268&quot;;&quot;DRIBBLE&quot;)" office:value-type="string" office:string-value="DRIBBLE" calcext:value-type="string">
            <text:p>DRIBBLE</text:p>
          </table:table-cell>
          <table:table-cell/>
        </table:table-row>
        <table:table-row table:style-name="ro1">
          <table:table-cell office:value-type="string" calcext:value-type="string">
            <text:p>269</text:p>
          </table:table-cell>
          <table:table-cell table:formula="of:=HYPERLINK(&quot;https://clics.clld.org/parameters/269&quot;;&quot;COOKED&quot;)" office:value-type="string" office:string-value="COOKED" calcext:value-type="string">
            <text:p>COOKED</text:p>
          </table:table-cell>
          <table:table-cell/>
        </table:table-row>
        <table:table-row table:style-name="ro1">
          <table:table-cell office:value-type="string" calcext:value-type="string">
            <text:p>270</text:p>
          </table:table-cell>
          <table:table-cell table:formula="of:=HYPERLINK(&quot;https://clics.clld.org/parameters/270&quot;;&quot;JUG&quot;)" office:value-type="string" office:string-value="JUG" calcext:value-type="string">
            <text:p>JUG</text:p>
          </table:table-cell>
          <table:table-cell/>
        </table:table-row>
        <table:table-row table:style-name="ro1">
          <table:table-cell office:value-type="string" calcext:value-type="string">
            <text:p>271</text:p>
          </table:table-cell>
          <table:table-cell table:formula="of:=HYPERLINK(&quot;https://clics.clld.org/parameters/271&quot;;&quot;SAUCER&quot;)" office:value-type="string" office:string-value="SAUCER" calcext:value-type="string">
            <text:p>SAUCER</text:p>
          </table:table-cell>
          <table:table-cell/>
        </table:table-row>
        <table:table-row table:style-name="ro1">
          <table:table-cell office:value-type="string" calcext:value-type="string">
            <text:p>272</text:p>
          </table:table-cell>
          <table:table-cell table:formula="of:=HYPERLINK(&quot;https://clics.clld.org/parameters/272&quot;;&quot;TONGS&quot;)" office:value-type="string" office:string-value="TONGS" calcext:value-type="string">
            <text:p>TONGS</text:p>
          </table:table-cell>
          <table:table-cell/>
        </table:table-row>
        <table:table-row table:style-name="ro1">
          <table:table-cell office:value-type="string" calcext:value-type="string">
            <text:p>273</text:p>
          </table:table-cell>
          <table:table-cell table:formula="of:=HYPERLINK(&quot;https://clics.clld.org/parameters/273&quot;;&quot;DOUGH&quot;)" office:value-type="string" office:string-value="DOUGH" calcext:value-type="string">
            <text:p>DOUGH</text:p>
          </table:table-cell>
          <table:table-cell/>
        </table:table-row>
        <table:table-row table:style-name="ro1">
          <table:table-cell office:value-type="string" calcext:value-type="string">
            <text:p>274</text:p>
          </table:table-cell>
          <table:table-cell table:formula="of:=HYPERLINK(&quot;https://clics.clld.org/parameters/274&quot;;&quot;KNEAD&quot;)" office:value-type="string" office:string-value="KNEAD" calcext:value-type="string">
            <text:p>KNEAD</text:p>
          </table:table-cell>
          <table:table-cell/>
        </table:table-row>
        <table:table-row table:style-name="ro1">
          <table:table-cell office:value-type="string" calcext:value-type="string">
            <text:p>275</text:p>
          </table:table-cell>
          <table:table-cell table:formula="of:=HYPERLINK(&quot;https://clics.clld.org/parameters/275&quot;;&quot;PEEL&quot;)" office:value-type="string" office:string-value="PEEL" calcext:value-type="string">
            <text:p>PEEL</text:p>
          </table:table-cell>
          <table:table-cell/>
        </table:table-row>
        <table:table-row table:style-name="ro1">
          <table:table-cell office:value-type="string" calcext:value-type="string">
            <text:p>276</text:p>
          </table:table-cell>
          <table:table-cell table:formula="of:=HYPERLINK(&quot;https://clics.clld.org/parameters/276&quot;;&quot;BANISTERIUM&quot;)" office:value-type="string" office:string-value="BANISTERIUM" calcext:value-type="string">
            <text:p>BANISTERIUM</text:p>
          </table:table-cell>
          <table:table-cell/>
        </table:table-row>
        <table:table-row table:style-name="ro1">
          <table:table-cell office:value-type="string" calcext:value-type="string">
            <text:p>277</text:p>
          </table:table-cell>
          <table:table-cell table:formula="of:=HYPERLINK(&quot;https://clics.clld.org/parameters/277&quot;;&quot;SPINDLE&quot;)" office:value-type="string" office:string-value="SPINDLE" calcext:value-type="string">
            <text:p>SPINDLE</text:p>
          </table:table-cell>
          <table:table-cell/>
        </table:table-row>
        <table:table-row table:style-name="ro1">
          <table:table-cell office:value-type="string" calcext:value-type="string">
            <text:p>278</text:p>
          </table:table-cell>
          <table:table-cell table:formula="of:=HYPERLINK(&quot;https://clics.clld.org/parameters/278&quot;;&quot;AWL&quot;)" office:value-type="string" office:string-value="AWL" calcext:value-type="string">
            <text:p>AWL</text:p>
          </table:table-cell>
          <table:table-cell/>
        </table:table-row>
        <table:table-row table:style-name="ro1">
          <table:table-cell office:value-type="string" calcext:value-type="string">
            <text:p>279</text:p>
          </table:table-cell>
          <table:table-cell table:formula="of:=HYPERLINK(&quot;https://clics.clld.org/parameters/279&quot;;&quot;THATCH&quot;)" office:value-type="string" office:string-value="THATCH" calcext:value-type="string">
            <text:p>THATCH</text:p>
          </table:table-cell>
          <table:table-cell/>
        </table:table-row>
        <table:table-row table:style-name="ro1">
          <table:table-cell office:value-type="string" calcext:value-type="string">
            <text:p>280</text:p>
          </table:table-cell>
          <table:table-cell table:formula="of:=HYPERLINK(&quot;https://clics.clld.org/parameters/280&quot;;&quot;RIDGEPOLE&quot;)" office:value-type="string" office:string-value="RIDGEPOLE" calcext:value-type="string">
            <text:p>RIDGEPOLE</text:p>
          </table:table-cell>
          <table:table-cell/>
        </table:table-row>
        <table:table-row table:style-name="ro1">
          <table:table-cell office:value-type="string" calcext:value-type="string">
            <text:p>281</text:p>
          </table:table-cell>
          <table:table-cell table:formula="of:=HYPERLINK(&quot;https://clics.clld.org/parameters/281&quot;;&quot;POST&quot;)" office:value-type="string" office:string-value="POST" calcext:value-type="string">
            <text:p>POST</text:p>
          </table:table-cell>
          <table:table-cell/>
        </table:table-row>
        <table:table-row table:style-name="ro1">
          <table:table-cell office:value-type="string" calcext:value-type="string">
            <text:p>284</text:p>
          </table:table-cell>
          <table:table-cell table:formula="of:=HYPERLINK(&quot;https://clics.clld.org/parameters/284&quot;;&quot;HOE&quot;)" office:value-type="string" office:string-value="HOE" calcext:value-type="string">
            <text:p>HOE</text:p>
          </table:table-cell>
          <table:table-cell/>
        </table:table-row>
        <table:table-row table:style-name="ro1">
          <table:table-cell office:value-type="string" calcext:value-type="string">
            <text:p>285</text:p>
          </table:table-cell>
          <table:table-cell table:formula="of:=HYPERLINK(&quot;https://clics.clld.org/parameters/285&quot;;&quot;THRESH&quot;)" office:value-type="string" office:string-value="THRESH" calcext:value-type="string">
            <text:p>THRESH</text:p>
          </table:table-cell>
          <table:table-cell/>
        </table:table-row>
        <table:table-row table:style-name="ro1">
          <table:table-cell office:value-type="string" calcext:value-type="string">
            <text:p>286</text:p>
          </table:table-cell>
          <table:table-cell table:formula="of:=HYPERLINK(&quot;https://clics.clld.org/parameters/286&quot;;&quot;NEEDLE TREE&quot;)" office:value-type="string" office:string-value="NEEDLE TREE" calcext:value-type="string">
            <text:p>NEEDLE TREE</text:p>
          </table:table-cell>
          <table:table-cell/>
        </table:table-row>
        <table:table-row table:style-name="ro1">
          <table:table-cell office:value-type="string" calcext:value-type="string">
            <text:p>287</text:p>
          </table:table-cell>
          <table:table-cell table:formula="of:=HYPERLINK(&quot;https://clics.clld.org/parameters/287&quot;;&quot;CONE&quot;)" office:value-type="string" office:string-value="CONE" calcext:value-type="string">
            <text:p>CONE</text:p>
          </table:table-cell>
          <table:table-cell/>
        </table:table-row>
        <table:table-row table:style-name="ro1">
          <table:table-cell office:value-type="string" calcext:value-type="string">
            <text:p>288</text:p>
          </table:table-cell>
          <table:table-cell table:formula="of:=HYPERLINK(&quot;https://clics.clld.org/parameters/288&quot;;&quot;FORGE&quot;)" office:value-type="string" office:string-value="FORGE" calcext:value-type="string">
            <text:p>FORGE</text:p>
          </table:table-cell>
          <table:table-cell/>
        </table:table-row>
        <table:table-row table:style-name="ro1">
          <table:table-cell office:value-type="string" calcext:value-type="string">
            <text:p>289</text:p>
          </table:table-cell>
          <table:table-cell table:formula="of:=HYPERLINK(&quot;https://clics.clld.org/parameters/289&quot;;&quot;MOLD&quot;)" office:value-type="string" office:string-value="MOLD" calcext:value-type="string">
            <text:p>MOLD</text:p>
          </table:table-cell>
          <table:table-cell/>
        </table:table-row>
        <table:table-row table:style-name="ro1">
          <table:table-cell office:value-type="string" calcext:value-type="string">
            <text:p>290</text:p>
          </table:table-cell>
          <table:table-cell table:formula="of:=HYPERLINK(&quot;https://clics.clld.org/parameters/290&quot;;&quot;ADZE&quot;)" office:value-type="string" office:string-value="ADZE" calcext:value-type="string">
            <text:p>ADZE</text:p>
          </table:table-cell>
          <table:table-cell/>
        </table:table-row>
        <table:table-row table:style-name="ro1">
          <table:table-cell office:value-type="string" calcext:value-type="string">
            <text:p>291</text:p>
          </table:table-cell>
          <table:table-cell table:formula="of:=HYPERLINK(&quot;https://clics.clld.org/parameters/291&quot;;&quot;PULL OFF (SKIN)&quot;)" office:value-type="string" office:string-value="PULL OFF (SKIN)" calcext:value-type="string">
            <text:p>PULL OFF (SKIN)</text:p>
          </table:table-cell>
          <table:table-cell/>
        </table:table-row>
        <table:table-row table:style-name="ro1">
          <table:table-cell office:value-type="string" calcext:value-type="string">
            <text:p>292</text:p>
          </table:table-cell>
          <table:table-cell table:formula="of:=HYPERLINK(&quot;https://clics.clld.org/parameters/292&quot;;&quot;RUG&quot;)" office:value-type="string" office:string-value="RUG" calcext:value-type="string">
            <text:p>RUG</text:p>
          </table:table-cell>
          <table:table-cell/>
        </table:table-row>
        <table:table-row table:style-name="ro1">
          <table:table-cell office:value-type="string" calcext:value-type="string">
            <text:p>293</text:p>
          </table:table-cell>
          <table:table-cell table:formula="of:=HYPERLINK(&quot;https://clics.clld.org/parameters/293&quot;;&quot;NETBAG&quot;)" office:value-type="string" office:string-value="NETBAG" calcext:value-type="string">
            <text:p>NETBAG</text:p>
          </table:table-cell>
          <table:table-cell/>
        </table:table-row>
        <table:table-row table:style-name="ro1">
          <table:table-cell office:value-type="string" calcext:value-type="string">
            <text:p>294</text:p>
          </table:table-cell>
          <table:table-cell table:formula="of:=HYPERLINK(&quot;https://clics.clld.org/parameters/294&quot;;&quot;TUMPLINE&quot;)" office:value-type="string" office:string-value="TUMPLINE" calcext:value-type="string">
            <text:p>TUMPLINE</text:p>
          </table:table-cell>
          <table:table-cell/>
        </table:table-row>
        <table:table-row table:style-name="ro1">
          <table:table-cell office:value-type="string" calcext:value-type="string">
            <text:p>295</text:p>
          </table:table-cell>
          <table:table-cell table:formula="of:=HYPERLINK(&quot;https://clics.clld.org/parameters/295&quot;;&quot;WHETSTONE&quot;)" office:value-type="string" office:string-value="WHETSTONE" calcext:value-type="string">
            <text:p>WHETSTONE</text:p>
          </table:table-cell>
          <table:table-cell/>
        </table:table-row>
        <table:table-row table:style-name="ro1">
          <table:table-cell office:value-type="string" calcext:value-type="string">
            <text:p>296</text:p>
          </table:table-cell>
          <table:table-cell table:formula="of:=HYPERLINK(&quot;https://clics.clld.org/parameters/296&quot;;&quot;CROUCH&quot;)" office:value-type="string" office:string-value="CROUCH" calcext:value-type="string">
            <text:p>CROUCH</text:p>
          </table:table-cell>
          <table:table-cell/>
        </table:table-row>
        <table:table-row table:style-name="ro1">
          <table:table-cell office:value-type="string" calcext:value-type="string">
            <text:p>297</text:p>
          </table:table-cell>
          <table:table-cell table:formula="of:=HYPERLINK(&quot;https://clics.clld.org/parameters/297&quot;;&quot;CROOKED&quot;)" office:value-type="string" office:string-value="CROOKED" calcext:value-type="string">
            <text:p>CROOKED</text:p>
          </table:table-cell>
          <table:table-cell/>
        </table:table-row>
        <table:table-row table:style-name="ro1">
          <table:table-cell office:value-type="string" calcext:value-type="string">
            <text:p>298</text:p>
          </table:table-cell>
          <table:table-cell table:formula="of:=HYPERLINK(&quot;https://clics.clld.org/parameters/298&quot;;&quot;SHRIEK&quot;)" office:value-type="string" office:string-value="SHRIEK" calcext:value-type="string">
            <text:p>SHRIEK</text:p>
          </table:table-cell>
          <table:table-cell/>
        </table:table-row>
        <table:table-row table:style-name="ro1">
          <table:table-cell office:value-type="string" calcext:value-type="string">
            <text:p>299</text:p>
          </table:table-cell>
          <table:table-cell table:formula="of:=HYPERLINK(&quot;https://clics.clld.org/parameters/299&quot;;&quot;SCOLD&quot;)" office:value-type="string" office:string-value="SCOLD" calcext:value-type="string">
            <text:p>SCOLD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table:formula="of:=HYPERLINK(&quot;https://clics.clld.org/parameters/300&quot;;&quot;RATTLE&quot;)" office:value-type="string" office:string-value="RATTLE" calcext:value-type="string">
            <text:p>RATTLE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table:formula="of:=HYPERLINK(&quot;https://clics.clld.org/parameters/301&quot;;&quot;CHIEFTAIN&quot;)" office:value-type="string" office:string-value="CHIEFTAIN" calcext:value-type="string">
            <text:p>CHIEFTAIN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table:formula="of:=HYPERLINK(&quot;https://clics.clld.org/parameters/302&quot;;&quot;CLAN&quot;)" office:value-type="string" office:string-value="CLAN" calcext:value-type="string">
            <text:p>CLAN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table:formula="of:=HYPERLINK(&quot;https://clics.clld.org/parameters/303&quot;;&quot;ABSTAIN FROM FOOD&quot;)" office:value-type="string" office:string-value="ABSTAIN FROM FOOD" calcext:value-type="string">
            <text:p>ABSTAIN FROM FOOD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table:formula="of:=HYPERLINK(&quot;https://clics.clld.org/parameters/304&quot;;&quot;PREACH&quot;)" office:value-type="string" office:string-value="PREACH" calcext:value-type="string">
            <text:p>PREACH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table:formula="of:=HYPERLINK(&quot;https://clics.clld.org/parameters/305&quot;;&quot;GRANDPARENTS&quot;)" office:value-type="string" office:string-value="GRANDPARENTS" calcext:value-type="string">
            <text:p>GRANDPARENTS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table:formula="of:=HYPERLINK(&quot;https://clics.clld.org/parameters/306&quot;;&quot;PARENTS-IN-LAW&quot;)" office:value-type="string" office:string-value="PARENTS-IN-LAW" calcext:value-type="string">
            <text:p>PARENTS-IN-LAW</text:p>
          </table:table-cell>
          <table:table-cell/>
        </table:table-row>
        <table:table-row table:style-name="ro1">
          <table:table-cell office:value-type="string" calcext:value-type="string">
            <text:p>307</text:p>
          </table:table-cell>
          <table:table-cell table:formula="of:=HYPERLINK(&quot;https://clics.clld.org/parameters/307&quot;;&quot;HAWK&quot;)" office:value-type="string" office:string-value="HAWK" calcext:value-type="string">
            <text:p>HAWK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table:formula="of:=HYPERLINK(&quot;https://clics.clld.org/parameters/308&quot;;&quot;TOUCAN&quot;)" office:value-type="string" office:string-value="TOUCAN" calcext:value-type="string">
            <text:p>TOUCAN</text:p>
          </table:table-cell>
          <table:table-cell/>
        </table:table-row>
        <table:table-row table:style-name="ro1">
          <table:table-cell office:value-type="string" calcext:value-type="string">
            <text:p>309</text:p>
          </table:table-cell>
          <table:table-cell table:formula="of:=HYPERLINK(&quot;https://clics.clld.org/parameters/309&quot;;&quot;OPOSSUM&quot;)" office:value-type="string" office:string-value="OPOSSUM" calcext:value-type="string">
            <text:p>OPOSSUM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table:formula="of:=HYPERLINK(&quot;https://clics.clld.org/parameters/310&quot;;&quot;HEAD LOUSE&quot;)" office:value-type="string" office:string-value="HEAD LOUSE" calcext:value-type="string">
            <text:p>HEAD LOUSE</text:p>
          </table:table-cell>
          <table:table-cell/>
        </table:table-row>
        <table:table-row table:style-name="ro1">
          <table:table-cell office:value-type="string" calcext:value-type="string">
            <text:p>311</text:p>
          </table:table-cell>
          <table:table-cell table:formula="of:=HYPERLINK(&quot;https://clics.clld.org/parameters/311&quot;;&quot;BODY LOUSE&quot;)" office:value-type="string" office:string-value="BODY LOUSE" calcext:value-type="string">
            <text:p>BODY LOUSE</text:p>
          </table:table-cell>
          <table:table-cell/>
        </table:table-row>
        <table:table-row table:style-name="ro1">
          <table:table-cell office:value-type="string" calcext:value-type="string">
            <text:p>312</text:p>
          </table:table-cell>
          <table:table-cell table:formula="of:=HYPERLINK(&quot;https://clics.clld.org/parameters/312&quot;;&quot;TAPIR&quot;)" office:value-type="string" office:string-value="TAPIR" calcext:value-type="string">
            <text:p>TAPIR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table:formula="of:=HYPERLINK(&quot;https://clics.clld.org/parameters/313&quot;;&quot;AGOUTI&quot;)" office:value-type="string" office:string-value="AGOUTI" calcext:value-type="string">
            <text:p>AGOUTI</text:p>
          </table:table-cell>
          <table:table-cell/>
        </table:table-row>
        <table:table-row table:style-name="ro1">
          <table:table-cell office:value-type="string" calcext:value-type="string">
            <text:p>314</text:p>
          </table:table-cell>
          <table:table-cell table:formula="of:=HYPERLINK(&quot;https://clics.clld.org/parameters/314&quot;;&quot;CAPYBARA&quot;)" office:value-type="string" office:string-value="CAPYBARA" calcext:value-type="string">
            <text:p>CAPYBARA</text:p>
          </table:table-cell>
          <table:table-cell/>
        </table:table-row>
        <table:table-row table:style-name="ro1">
          <table:table-cell office:value-type="string" calcext:value-type="string">
            <text:p>315</text:p>
          </table:table-cell>
          <table:table-cell table:formula="of:=HYPERLINK(&quot;https://clics.clld.org/parameters/315&quot;;&quot;CURASSOW&quot;)" office:value-type="string" office:string-value="CURASSOW" calcext:value-type="string">
            <text:p>CURASSOW</text:p>
          </table:table-cell>
          <table:table-cell/>
        </table:table-row>
        <table:table-row table:style-name="ro1">
          <table:table-cell office:value-type="string" calcext:value-type="string">
            <text:p>316</text:p>
          </table:table-cell>
          <table:table-cell table:formula="of:=HYPERLINK(&quot;https://clics.clld.org/parameters/316&quot;;&quot;PACA&quot;)" office:value-type="string" office:string-value="PACA" calcext:value-type="string">
            <text:p>PACA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table:formula="of:=HYPERLINK(&quot;https://clics.clld.org/parameters/317&quot;;&quot;PIRANHA&quot;)" office:value-type="string" office:string-value="PIRANHA" calcext:value-type="string">
            <text:p>PIRANHA</text:p>
          </table:table-cell>
          <table:table-cell/>
        </table:table-row>
        <table:table-row table:style-name="ro1">
          <table:table-cell office:value-type="string" calcext:value-type="string">
            <text:p>318</text:p>
          </table:table-cell>
          <table:table-cell table:formula="of:=HYPERLINK(&quot;https://clics.clld.org/parameters/318&quot;;&quot;FOOTPRINT&quot;)" office:value-type="string" office:string-value="FOOTPRINT" calcext:value-type="string">
            <text:p>FOOTPRINT</text:p>
          </table:table-cell>
          <table:table-cell/>
        </table:table-row>
        <table:table-row table:style-name="ro1">
          <table:table-cell office:value-type="string" calcext:value-type="string">
            <text:p>319</text:p>
          </table:table-cell>
          <table:table-cell table:formula="of:=HYPERLINK(&quot;https://clics.clld.org/parameters/319&quot;;&quot;LICK&quot;)" office:value-type="string" office:string-value="LICK" calcext:value-type="string">
            <text:p>LICK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table:formula="of:=HYPERLINK(&quot;https://clics.clld.org/parameters/320&quot;;&quot;LAME&quot;)" office:value-type="string" office:string-value="LAME" calcext:value-type="string">
            <text:p>LAME</text:p>
          </table:table-cell>
          <table:table-cell/>
        </table:table-row>
        <table:table-row table:style-name="ro1">
          <table:table-cell office:value-type="string" calcext:value-type="string">
            <text:p>321</text:p>
          </table:table-cell>
          <table:table-cell table:formula="of:=HYPERLINK(&quot;https://clics.clld.org/parameters/321&quot;;&quot;CHEW&quot;)" office:value-type="string" office:string-value="CHEW" calcext:value-type="string">
            <text:p>CHEW</text:p>
          </table:table-cell>
          <table:table-cell/>
        </table:table-row>
        <table:table-row table:style-name="ro1">
          <table:table-cell office:value-type="string" calcext:value-type="string">
            <text:p>322</text:p>
          </table:table-cell>
          <table:table-cell table:formula="of:=HYPERLINK(&quot;https://clics.clld.org/parameters/322&quot;;&quot;FIG&quot;)" office:value-type="string" office:string-value="FIG" calcext:value-type="string">
            <text:p>FIG</text:p>
          </table:table-cell>
          <table:table-cell/>
        </table:table-row>
        <table:table-row table:style-name="ro1">
          <table:table-cell office:value-type="string" calcext:value-type="string">
            <text:p>323</text:p>
          </table:table-cell>
          <table:table-cell table:formula="of:=HYPERLINK(&quot;https://clics.clld.org/parameters/323&quot;;&quot;FAT (ORGANIC SUBSTANCE)&quot;)" office:value-type="string" office:string-value="FAT (ORGANIC SUBSTANCE)" calcext:value-type="string">
            <text:p>FAT (ORGANIC SUBSTANCE)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table:formula="of:=HYPERLINK(&quot;https://clics.clld.org/parameters/324&quot;;&quot;MANIOC FLOUR&quot;)" office:value-type="string" office:string-value="MANIOC FLOUR" calcext:value-type="string">
            <text:p>MANIOC FLOUR</text:p>
          </table:table-cell>
          <table:table-cell/>
        </table:table-row>
        <table:table-row table:style-name="ro1">
          <table:table-cell office:value-type="string" calcext:value-type="string">
            <text:p>325</text:p>
          </table:table-cell>
          <table:table-cell table:formula="of:=HYPERLINK(&quot;https://clics.clld.org/parameters/325&quot;;&quot;FELT&quot;)" office:value-type="string" office:string-value="FELT" calcext:value-type="string">
            <text:p>FELT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table:formula="of:=HYPERLINK(&quot;https://clics.clld.org/parameters/326&quot;;&quot;CLOAK&quot;)" office:value-type="string" office:string-value="CLOAK" calcext:value-type="string">
            <text:p>CLOAK</text:p>
          </table:table-cell>
          <table:table-cell/>
        </table:table-row>
        <table:table-row table:style-name="ro1">
          <table:table-cell office:value-type="string" calcext:value-type="string">
            <text:p>327</text:p>
          </table:table-cell>
          <table:table-cell table:formula="of:=HYPERLINK(&quot;https://clics.clld.org/parameters/327&quot;;&quot;PONCHO&quot;)" office:value-type="string" office:string-value="PONCHO" calcext:value-type="string">
            <text:p>PONCHO</text:p>
          </table:table-cell>
          <table:table-cell/>
        </table:table-row>
        <table:table-row table:style-name="ro1">
          <table:table-cell office:value-type="string" calcext:value-type="string">
            <text:p>328</text:p>
          </table:table-cell>
          <table:table-cell table:formula="of:=HYPERLINK(&quot;https://clics.clld.org/parameters/328&quot;;&quot;GRASS-SKIRT&quot;)" office:value-type="string" office:string-value="GRASS-SKIRT" calcext:value-type="string">
            <text:p>GRASS-SKIRT</text:p>
          </table:table-cell>
          <table:table-cell/>
        </table:table-row>
        <table:table-row table:style-name="ro1">
          <table:table-cell office:value-type="string" calcext:value-type="string">
            <text:p>329</text:p>
          </table:table-cell>
          <table:table-cell table:formula="of:=HYPERLINK(&quot;https://clics.clld.org/parameters/329&quot;;&quot;STOCKING&quot;)" office:value-type="string" office:string-value="STOCKING" calcext:value-type="string">
            <text:p>STOCKING</text:p>
          </table:table-cell>
          <table:table-cell/>
        </table:table-row>
        <table:table-row table:style-name="ro1">
          <table:table-cell office:value-type="string" calcext:value-type="string">
            <text:p>330</text:p>
          </table:table-cell>
          <table:table-cell table:formula="of:=HYPERLINK(&quot;https://clics.clld.org/parameters/330&quot;;&quot;HEADBAND&quot;)" office:value-type="string" office:string-value="HEADBAND" calcext:value-type="string">
            <text:p>HEADBAND</text:p>
          </table:table-cell>
          <table:table-cell/>
        </table:table-row>
        <table:table-row table:style-name="ro1">
          <table:table-cell office:value-type="string" calcext:value-type="string">
            <text:p>331</text:p>
          </table:table-cell>
          <table:table-cell table:formula="of:=HYPERLINK(&quot;https://clics.clld.org/parameters/331&quot;;&quot;HEADDRESS&quot;)" office:value-type="string" office:string-value="HEADDRESS" calcext:value-type="string">
            <text:p>HEADDRESS</text:p>
          </table:table-cell>
          <table:table-cell/>
        </table:table-row>
        <table:table-row table:style-name="ro1">
          <table:table-cell office:value-type="string" calcext:value-type="string">
            <text:p>332</text:p>
          </table:table-cell>
          <table:table-cell table:formula="of:=HYPERLINK(&quot;https://clics.clld.org/parameters/332&quot;;&quot;RAG&quot;)" office:value-type="string" office:string-value="RAG" calcext:value-type="string">
            <text:p>RAG</text:p>
          </table:table-cell>
          <table:table-cell/>
        </table:table-row>
        <table:table-row table:style-name="ro1">
          <table:table-cell office:value-type="string" calcext:value-type="string">
            <text:p>333</text:p>
          </table:table-cell>
          <table:table-cell table:formula="of:=HYPERLINK(&quot;https://clics.clld.org/parameters/333&quot;;&quot;PLAIT&quot;)" office:value-type="string" office:string-value="PLAIT" calcext:value-type="string">
            <text:p>PLAIT</text:p>
          </table:table-cell>
          <table:table-cell/>
        </table:table-row>
        <table:table-row table:style-name="ro1">
          <table:table-cell office:value-type="string" calcext:value-type="string">
            <text:p>334</text:p>
          </table:table-cell>
          <table:table-cell table:formula="of:=HYPERLINK(&quot;https://clics.clld.org/parameters/334&quot;;&quot;COOKHOUSE&quot;)" office:value-type="string" office:string-value="COOKHOUSE" calcext:value-type="string">
            <text:p>COOKHOUSE</text:p>
          </table:table-cell>
          <table:table-cell/>
        </table:table-row>
        <table:table-row table:style-name="ro1">
          <table:table-cell office:value-type="string" calcext:value-type="string">
            <text:p>335</text:p>
          </table:table-cell>
          <table:table-cell table:formula="of:=HYPERLINK(&quot;https://clics.clld.org/parameters/335&quot;;&quot;MEETING HOUSE&quot;)" office:value-type="string" office:string-value="MEETING HOUSE" calcext:value-type="string">
            <text:p>MEETING HOUSE</text:p>
          </table:table-cell>
          <table:table-cell/>
        </table:table-row>
        <table:table-row table:style-name="ro1">
          <table:table-cell office:value-type="string" calcext:value-type="string">
            <text:p>336</text:p>
          </table:table-cell>
          <table:table-cell table:formula="of:=HYPERLINK(&quot;https://clics.clld.org/parameters/336&quot;;&quot;PADLOCK&quot;)" office:value-type="string" office:string-value="PADLOCK" calcext:value-type="string">
            <text:p>PADLOCK</text:p>
          </table:table-cell>
          <table:table-cell/>
        </table:table-row>
        <table:table-row table:style-name="ro1">
          <table:table-cell office:value-type="string" calcext:value-type="string">
            <text:p>337</text:p>
          </table:table-cell>
          <table:table-cell table:formula="of:=HYPERLINK(&quot;https://clics.clld.org/parameters/337&quot;;&quot;PITCHFORK&quot;)" office:value-type="string" office:string-value="PITCHFORK" calcext:value-type="string">
            <text:p>PITCHFORK</text:p>
          </table:table-cell>
          <table:table-cell/>
        </table:table-row>
        <table:table-row table:style-name="ro1">
          <table:table-cell office:value-type="string" calcext:value-type="string">
            <text:p>338</text:p>
          </table:table-cell>
          <table:table-cell table:formula="of:=HYPERLINK(&quot;https://clics.clld.org/parameters/338&quot;;&quot;RAKE&quot;)" office:value-type="string" office:string-value="RAKE" calcext:value-type="string">
            <text:p>RAKE</text:p>
          </table:table-cell>
          <table:table-cell/>
        </table:table-row>
        <table:table-row table:style-name="ro1">
          <table:table-cell office:value-type="string" calcext:value-type="string">
            <text:p>339</text:p>
          </table:table-cell>
          <table:table-cell table:formula="of:=HYPERLINK(&quot;https://clics.clld.org/parameters/339&quot;;&quot;DIGGING STICK&quot;)" office:value-type="string" office:string-value="DIGGING STICK" calcext:value-type="string">
            <text:p>DIGGING STICK</text:p>
          </table:table-cell>
          <table:table-cell/>
        </table:table-row>
        <table:table-row table:style-name="ro1">
          <table:table-cell office:value-type="string" calcext:value-type="string">
            <text:p>340</text:p>
          </table:table-cell>
          <table:table-cell table:formula="of:=HYPERLINK(&quot;https://clics.clld.org/parameters/340&quot;;&quot;LASSO&quot;)" office:value-type="string" office:string-value="LASSO" calcext:value-type="string">
            <text:p>LASSO</text:p>
          </table:table-cell>
          <table:table-cell/>
        </table:table-row>
        <table:table-row table:style-name="ro1">
          <table:table-cell office:value-type="string" calcext:value-type="string">
            <text:p>341</text:p>
          </table:table-cell>
          <table:table-cell table:formula="of:=HYPERLINK(&quot;https://clics.clld.org/parameters/341&quot;;&quot;SICKLE&quot;)" office:value-type="string" office:string-value="SICKLE" calcext:value-type="string">
            <text:p>SICKLE</text:p>
          </table:table-cell>
          <table:table-cell/>
        </table:table-row>
        <table:table-row table:style-name="ro1">
          <table:table-cell office:value-type="string" calcext:value-type="string">
            <text:p>342</text:p>
          </table:table-cell>
          <table:table-cell table:formula="of:=HYPERLINK(&quot;https://clics.clld.org/parameters/342&quot;;&quot;HAY&quot;)" office:value-type="string" office:string-value="HAY" calcext:value-type="string">
            <text:p>HAY</text:p>
          </table:table-cell>
          <table:table-cell/>
        </table:table-row>
        <table:table-row table:style-name="ro1">
          <table:table-cell office:value-type="string" calcext:value-type="string">
            <text:p>343</text:p>
          </table:table-cell>
          <table:table-cell table:formula="of:=HYPERLINK(&quot;https://clics.clld.org/parameters/343&quot;;&quot;VINE&quot;)" office:value-type="string" office:string-value="VINE" calcext:value-type="string">
            <text:p>VINE</text:p>
          </table:table-cell>
          <table:table-cell/>
        </table:table-row>
        <table:table-row table:style-name="ro1">
          <table:table-cell office:value-type="string" calcext:value-type="string">
            <text:p>344</text:p>
          </table:table-cell>
          <table:table-cell table:formula="of:=HYPERLINK(&quot;https://clics.clld.org/parameters/344&quot;;&quot;TREE TRUNK&quot;)" office:value-type="string" office:string-value="TREE TRUNK" calcext:value-type="string">
            <text:p>TREE TRUNK</text:p>
          </table:table-cell>
          <table:table-cell/>
        </table:table-row>
        <table:table-row table:style-name="ro1">
          <table:table-cell office:value-type="string" calcext:value-type="string">
            <text:p>345</text:p>
          </table:table-cell>
          <table:table-cell table:formula="of:=HYPERLINK(&quot;https://clics.clld.org/parameters/345&quot;;&quot;SAP&quot;)" office:value-type="string" office:string-value="SAP" calcext:value-type="string">
            <text:p>SAP</text:p>
          </table:table-cell>
          <table:table-cell/>
        </table:table-row>
        <table:table-row table:style-name="ro1">
          <table:table-cell office:value-type="string" calcext:value-type="string">
            <text:p>346</text:p>
          </table:table-cell>
          <table:table-cell table:formula="of:=HYPERLINK(&quot;https://clics.clld.org/parameters/346&quot;;&quot;BANYAN&quot;)" office:value-type="string" office:string-value="BANYAN" calcext:value-type="string">
            <text:p>BANYAN</text:p>
          </table:table-cell>
          <table:table-cell/>
        </table:table-row>
        <table:table-row table:style-name="ro1">
          <table:table-cell office:value-type="string" calcext:value-type="string">
            <text:p>347</text:p>
          </table:table-cell>
          <table:table-cell table:formula="of:=HYPERLINK(&quot;https://clics.clld.org/parameters/347&quot;;&quot;SORGHUM&quot;)" office:value-type="string" office:string-value="SORGHUM" calcext:value-type="string">
            <text:p>SORGHUM</text:p>
          </table:table-cell>
          <table:table-cell/>
        </table:table-row>
        <table:table-row table:style-name="ro1">
          <table:table-cell office:value-type="string" calcext:value-type="string">
            <text:p>348</text:p>
          </table:table-cell>
          <table:table-cell table:formula="of:=HYPERLINK(&quot;https://clics.clld.org/parameters/348&quot;;&quot;FISH POISON&quot;)" office:value-type="string" office:string-value="FISH POISON" calcext:value-type="string">
            <text:p>FISH POISON</text:p>
          </table:table-cell>
          <table:table-cell/>
        </table:table-row>
        <table:table-row table:style-name="ro1">
          <table:table-cell office:value-type="string" calcext:value-type="string">
            <text:p>349</text:p>
          </table:table-cell>
          <table:table-cell table:formula="of:=HYPERLINK(&quot;https://clics.clld.org/parameters/349&quot;;&quot;ACHIOTE&quot;)" office:value-type="string" office:string-value="ACHIOTE" calcext:value-type="string">
            <text:p>ACHIOTE</text:p>
          </table:table-cell>
          <table:table-cell/>
        </table:table-row>
        <table:table-row table:style-name="ro1">
          <table:table-cell office:value-type="string" calcext:value-type="string">
            <text:p>351</text:p>
          </table:table-cell>
          <table:table-cell table:formula="of:=HYPERLINK(&quot;https://clics.clld.org/parameters/351&quot;;&quot;TARO&quot;)" office:value-type="string" office:string-value="TARO" calcext:value-type="string">
            <text:p>TARO</text:p>
          </table:table-cell>
          <table:table-cell/>
        </table:table-row>
        <table:table-row table:style-name="ro1">
          <table:table-cell office:value-type="string" calcext:value-type="string">
            <text:p>352</text:p>
          </table:table-cell>
          <table:table-cell table:formula="of:=HYPERLINK(&quot;https://clics.clld.org/parameters/352&quot;;&quot;UNTIE&quot;)" office:value-type="string" office:string-value="UNTIE" calcext:value-type="string">
            <text:p>UNTIE</text:p>
          </table:table-cell>
          <table:table-cell/>
        </table:table-row>
        <table:table-row table:style-name="ro1">
          <table:table-cell office:value-type="string" calcext:value-type="string">
            <text:p>353</text:p>
          </table:table-cell>
          <table:table-cell table:formula="of:=HYPERLINK(&quot;https://clics.clld.org/parameters/353&quot;;&quot;STRIKE&quot;)" office:value-type="string" office:string-value="STRIKE" calcext:value-type="string">
            <text:p>STRIKE</text:p>
          </table:table-cell>
          <table:table-cell/>
        </table:table-row>
        <table:table-row table:style-name="ro1">
          <table:table-cell office:value-type="string" calcext:value-type="string">
            <text:p>354</text:p>
          </table:table-cell>
          <table:table-cell table:formula="of:=HYPERLINK(&quot;https://clics.clld.org/parameters/354&quot;;&quot;POUND&quot;)" office:value-type="string" office:string-value="POUND" calcext:value-type="string">
            <text:p>POUND</text:p>
          </table:table-cell>
          <table:table-cell/>
        </table:table-row>
        <table:table-row table:style-name="ro1">
          <table:table-cell office:value-type="string" calcext:value-type="string">
            <text:p>355</text:p>
          </table:table-cell>
          <table:table-cell table:formula="of:=HYPERLINK(&quot;https://clics.clld.org/parameters/355&quot;;&quot;CUT DOWN&quot;)" office:value-type="string" office:string-value="CUT DOWN" calcext:value-type="string">
            <text:p>CUT DOWN</text:p>
          </table:table-cell>
          <table:table-cell/>
        </table:table-row>
        <table:table-row table:style-name="ro1">
          <table:table-cell office:value-type="string" calcext:value-type="string">
            <text:p>356</text:p>
          </table:table-cell>
          <table:table-cell table:formula="of:=HYPERLINK(&quot;https://clics.clld.org/parameters/356&quot;;&quot;SHEARS&quot;)" office:value-type="string" office:string-value="SHEARS" calcext:value-type="string">
            <text:p>SHEARS</text:p>
          </table:table-cell>
          <table:table-cell/>
        </table:table-row>
        <table:table-row table:style-name="ro1">
          <table:table-cell office:value-type="string" calcext:value-type="string">
            <text:p>357</text:p>
          </table:table-cell>
          <table:table-cell table:formula="of:=HYPERLINK(&quot;https://clics.clld.org/parameters/357&quot;;&quot;HANG UP&quot;)" office:value-type="string" office:string-value="HANG UP" calcext:value-type="string">
            <text:p>HANG UP</text:p>
          </table:table-cell>
          <table:table-cell/>
        </table:table-row>
        <table:table-row table:style-name="ro1">
          <table:table-cell office:value-type="string" calcext:value-type="string">
            <text:p>358</text:p>
          </table:table-cell>
          <table:table-cell table:formula="of:=HYPERLINK(&quot;https://clics.clld.org/parameters/358&quot;;&quot;TINPLATE&quot;)" office:value-type="string" office:string-value="TINPLATE" calcext:value-type="string">
            <text:p>TINPLATE</text:p>
          </table:table-cell>
          <table:table-cell/>
        </table:table-row>
        <table:table-row table:style-name="ro1">
          <table:table-cell office:value-type="string" calcext:value-type="string">
            <text:p>359</text:p>
          </table:table-cell>
          <table:table-cell table:formula="of:=HYPERLINK(&quot;https://clics.clld.org/parameters/359&quot;;&quot;POTTER&quot;)" office:value-type="string" office:string-value="POTTER" calcext:value-type="string">
            <text:p>POTTER</text:p>
          </table:table-cell>
          <table:table-cell/>
        </table:table-row>
        <table:table-row table:style-name="ro1">
          <table:table-cell office:value-type="string" calcext:value-type="string">
            <text:p>360</text:p>
          </table:table-cell>
          <table:table-cell table:formula="of:=HYPERLINK(&quot;https://clics.clld.org/parameters/360&quot;;&quot;FAN ACTION&quot;)" office:value-type="string" office:string-value="FAN ACTION" calcext:value-type="string">
            <text:p>FAN ACTION</text:p>
          </table:table-cell>
          <table:table-cell/>
        </table:table-row>
        <table:table-row table:style-name="ro1">
          <table:table-cell office:value-type="string" calcext:value-type="string">
            <text:p>361</text:p>
          </table:table-cell>
          <table:table-cell table:formula="of:=HYPERLINK(&quot;https://clics.clld.org/parameters/361&quot;;&quot;PEG&quot;)" office:value-type="string" office:string-value="PEG" calcext:value-type="string">
            <text:p>PEG</text:p>
          </table:table-cell>
          <table:table-cell/>
        </table:table-row>
        <table:table-row table:style-name="ro1">
          <table:table-cell office:value-type="string" calcext:value-type="string">
            <text:p>362</text:p>
          </table:table-cell>
          <table:table-cell table:formula="of:=HYPERLINK(&quot;https://clics.clld.org/parameters/362&quot;;&quot;STRING&quot;)" office:value-type="string" office:string-valu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363</text:p>
          </table:table-cell>
          <table:table-cell table:formula="of:=HYPERLINK(&quot;https://clics.clld.org/parameters/363&quot;;&quot;DWELL (LIVE, RESIDE)&quot;)" office:value-type="string" office:string-value="DWELL (LIVE, RESIDE)" calcext:value-type="string">
            <text:p>DWELL (LIVE, RESIDE)</text:p>
          </table:table-cell>
          <table:table-cell/>
        </table:table-row>
        <table:table-row table:style-name="ro1">
          <table:table-cell office:value-type="string" calcext:value-type="string">
            <text:p>365</text:p>
          </table:table-cell>
          <table:table-cell table:formula="of:=HYPERLINK(&quot;https://clics.clld.org/parameters/365&quot;;&quot;SPLASH&quot;)" office:value-type="string" office:string-value="SPLASH" calcext:value-type="string">
            <text:p>SPLASH</text:p>
          </table:table-cell>
          <table:table-cell/>
        </table:table-row>
        <table:table-row table:style-name="ro1">
          <table:table-cell office:value-type="string" calcext:value-type="string">
            <text:p>366</text:p>
          </table:table-cell>
          <table:table-cell table:formula="of:=HYPERLINK(&quot;https://clics.clld.org/parameters/366&quot;;&quot;LIMP&quot;)" office:value-type="string" office:string-value="LIMP" calcext:value-type="string">
            <text:p>LIMP</text:p>
          </table:table-cell>
          <table:table-cell/>
        </table:table-row>
        <table:table-row table:style-name="ro1">
          <table:table-cell office:value-type="string" calcext:value-type="string">
            <text:p>367</text:p>
          </table:table-cell>
          <table:table-cell table:formula="of:=HYPERLINK(&quot;https://clics.clld.org/parameters/367&quot;;&quot;RIDE&quot;)" office:value-type="string" office:string-value="RIDE" calcext:value-type="string">
            <text:p>RIDE</text:p>
          </table:table-cell>
          <table:table-cell/>
        </table:table-row>
        <table:table-row table:style-name="ro1">
          <table:table-cell office:value-type="string" calcext:value-type="string">
            <text:p>369</text:p>
          </table:table-cell>
          <table:table-cell table:formula="of:=HYPERLINK(&quot;https://clics.clld.org/parameters/369&quot;;&quot;OWE&quot;)" office:value-type="string" office:string-value="OWE" calcext:value-type="string">
            <text:p>OWE</text:p>
          </table:table-cell>
          <table:table-cell/>
        </table:table-row>
        <table:table-row table:style-name="ro1">
          <table:table-cell office:value-type="string" calcext:value-type="string">
            <text:p>371</text:p>
          </table:table-cell>
          <table:table-cell table:formula="of:=HYPERLINK(&quot;https://clics.clld.org/parameters/371&quot;;&quot;PICK UP&quot;)" office:value-type="string" office:string-value="PICK UP" calcext:value-type="string">
            <text:p>PICK UP</text:p>
          </table:table-cell>
          <table:table-cell/>
        </table:table-row>
        <table:table-row table:style-name="ro1">
          <table:table-cell office:value-type="string" calcext:value-type="string">
            <text:p>372</text:p>
          </table:table-cell>
          <table:table-cell table:formula="of:=HYPERLINK(&quot;https://clics.clld.org/parameters/372&quot;;&quot;POINTED&quot;)" office:value-type="string" office:string-value="POINTED" calcext:value-type="string">
            <text:p>POINTED</text:p>
          </table:table-cell>
          <table:table-cell/>
        </table:table-row>
        <table:table-row table:style-name="ro1">
          <table:table-cell office:value-type="string" calcext:value-type="string">
            <text:p>374</text:p>
          </table:table-cell>
          <table:table-cell table:formula="of:=HYPERLINK(&quot;https://clics.clld.org/parameters/374&quot;;&quot;ONE TIME&quot;)" office:value-type="string" office:string-value="ONE TIME" calcext:value-type="string">
            <text:p>ONE TIME</text:p>
          </table:table-cell>
          <table:table-cell/>
        </table:table-row>
        <table:table-row table:style-name="ro1">
          <table:table-cell office:value-type="string" calcext:value-type="string">
            <text:p>375</text:p>
          </table:table-cell>
          <table:table-cell table:formula="of:=HYPERLINK(&quot;https://clics.clld.org/parameters/375&quot;;&quot;SNIFF&quot;)" office:value-type="string" office:string-value="SNIFF" calcext:value-type="string">
            <text:p>SNIFF</text:p>
          </table:table-cell>
          <table:table-cell/>
        </table:table-row>
        <table:table-row table:style-name="ro1">
          <table:table-cell office:value-type="string" calcext:value-type="string">
            <text:p>376</text:p>
          </table:table-cell>
          <table:table-cell table:formula="of:=HYPERLINK(&quot;https://clics.clld.org/parameters/376&quot;;&quot;FRAGRANT&quot;)" office:value-type="string" office:string-value="FRAGRANT" calcext:value-type="string">
            <text:p>FRAGRANT</text:p>
          </table:table-cell>
          <table:table-cell/>
        </table:table-row>
        <table:table-row table:style-name="ro1">
          <table:table-cell office:value-type="string" calcext:value-type="string">
            <text:p>377</text:p>
          </table:table-cell>
          <table:table-cell table:formula="of:=HYPERLINK(&quot;https://clics.clld.org/parameters/377&quot;;&quot;LOUD&quot;)" office:value-type="string" office:string-value="LOUD" calcext:value-type="string">
            <text:p>LOUD</text:p>
          </table:table-cell>
          <table:table-cell/>
        </table:table-row>
        <table:table-row table:style-name="ro1">
          <table:table-cell office:value-type="string" calcext:value-type="string">
            <text:p>378</text:p>
          </table:table-cell>
          <table:table-cell table:formula="of:=HYPERLINK(&quot;https://clics.clld.org/parameters/378&quot;;&quot;PINCH&quot;)" office:value-type="string" office:string-value="PINCH" calcext:value-type="string">
            <text:p>PINCH</text:p>
          </table:table-cell>
          <table:table-cell/>
        </table:table-row>
        <table:table-row table:style-name="ro1">
          <table:table-cell office:value-type="string" calcext:value-type="string">
            <text:p>379</text:p>
          </table:table-cell>
          <table:table-cell table:formula="of:=HYPERLINK(&quot;https://clics.clld.org/parameters/379&quot;;&quot;BLUNT&quot;)" office:value-type="string" office:string-value="BLUNT" calcext:value-type="string">
            <text:p>BLUNT</text:p>
          </table:table-cell>
          <table:table-cell/>
        </table:table-row>
        <table:table-row table:style-name="ro1">
          <table:table-cell office:value-type="string" calcext:value-type="string">
            <text:p>380</text:p>
          </table:table-cell>
          <table:table-cell table:formula="of:=HYPERLINK(&quot;https://clics.clld.org/parameters/380&quot;;&quot;WRINKLED&quot;)" office:value-type="string" office:string-value="WRINKLED" calcext:value-type="string">
            <text:p>WRINKLED</text:p>
          </table:table-cell>
          <table:table-cell/>
        </table:table-row>
        <table:table-row table:style-name="ro1">
          <table:table-cell office:value-type="string" calcext:value-type="string">
            <text:p>381</text:p>
          </table:table-cell>
          <table:table-cell table:formula="of:=HYPERLINK(&quot;https://clics.clld.org/parameters/381&quot;;&quot;BLAME&quot;)" office:value-type="string" office:string-value="BLAME" calcext:value-type="string">
            <text:p>BLAME</text:p>
          </table:table-cell>
          <table:table-cell/>
        </table:table-row>
        <table:table-row table:style-name="ro1">
          <table:table-cell office:value-type="string" calcext:value-type="string">
            <text:p>383</text:p>
          </table:table-cell>
          <table:table-cell table:formula="of:=HYPERLINK(&quot;https://clics.clld.org/parameters/383&quot;;&quot;MASTER&quot;)" office:value-type="string" office:string-value="MASTER" calcext:value-type="string">
            <text:p>MASTER</text:p>
          </table:table-cell>
          <table:table-cell/>
        </table:table-row>
        <table:table-row table:style-name="ro1">
          <table:table-cell office:value-type="string" calcext:value-type="string">
            <text:p>384</text:p>
          </table:table-cell>
          <table:table-cell table:formula="of:=HYPERLINK(&quot;https://clics.clld.org/parameters/384&quot;;&quot;FREEMAN&quot;)" office:value-type="string" office:string-value="FREEMAN" calcext:value-type="string">
            <text:p>FREEMAN</text:p>
          </table:table-cell>
          <table:table-cell/>
        </table:table-row>
        <table:table-row table:style-name="ro1">
          <table:table-cell office:value-type="string" calcext:value-type="string">
            <text:p>386</text:p>
          </table:table-cell>
          <table:table-cell table:formula="of:=HYPERLINK(&quot;https://clics.clld.org/parameters/386&quot;;&quot;BATTLE-AXE&quot;)" office:value-type="string" office:string-value="BATTLE-AXE" calcext:value-type="string">
            <text:p>BATTLE-AXE</text:p>
          </table:table-cell>
          <table:table-cell/>
        </table:table-row>
        <table:table-row table:style-name="ro1">
          <table:table-cell office:value-type="string" calcext:value-type="string">
            <text:p>387</text:p>
          </table:table-cell>
          <table:table-cell table:formula="of:=HYPERLINK(&quot;https://clics.clld.org/parameters/387&quot;;&quot;SLING&quot;)" office:value-type="string" office:string-value="SLING" calcext:value-type="string">
            <text:p>SLING</text:p>
          </table:table-cell>
          <table:table-cell/>
        </table:table-row>
        <table:table-row table:style-name="ro1">
          <table:table-cell office:value-type="string" calcext:value-type="string">
            <text:p>388</text:p>
          </table:table-cell>
          <table:table-cell table:formula="of:=HYPERLINK(&quot;https://clics.clld.org/parameters/388&quot;;&quot;FISHNET&quot;)" office:value-type="string" office:string-value="FISHNET" calcext:value-type="string">
            <text:p>FISHNET</text:p>
          </table:table-cell>
          <table:table-cell/>
        </table:table-row>
        <table:table-row table:style-name="ro1">
          <table:table-cell office:value-type="string" calcext:value-type="string">
            <text:p>389</text:p>
          </table:table-cell>
          <table:table-cell table:formula="of:=HYPERLINK(&quot;https://clics.clld.org/parameters/389&quot;;&quot;FISH TRAP&quot;)" office:value-type="string" office:string-value="FISH TRAP" calcext:value-type="string">
            <text:p>FISH TRAP</text:p>
          </table:table-cell>
          <table:table-cell/>
        </table:table-row>
        <table:table-row table:style-name="ro1">
          <table:table-cell office:value-type="string" calcext:value-type="string">
            <text:p>390</text:p>
          </table:table-cell>
          <table:table-cell table:formula="of:=HYPERLINK(&quot;https://clics.clld.org/parameters/390&quot;;&quot;PUNISHMENT&quot;)" office:value-type="string" office:string-value="PUNISHMENT" calcext:value-type="string">
            <text:p>PUNISHMENT</text:p>
          </table:table-cell>
          <table:table-cell/>
        </table:table-row>
        <table:table-row table:style-name="ro1">
          <table:table-cell office:value-type="string" calcext:value-type="string">
            <text:p>391</text:p>
          </table:table-cell>
          <table:table-cell table:formula="of:=HYPERLINK(&quot;https://clics.clld.org/parameters/391&quot;;&quot;BLESS&quot;)" office:value-type="string" office:string-value="BLESS" calcext:value-type="string">
            <text:p>BLESS</text:p>
          </table:table-cell>
          <table:table-cell/>
        </table:table-row>
        <table:table-row table:style-name="ro1">
          <table:table-cell office:value-type="string" calcext:value-type="string">
            <text:p>392</text:p>
          </table:table-cell>
          <table:table-cell table:formula="of:=HYPERLINK(&quot;https://clics.clld.org/parameters/392&quot;;&quot;MAGIC&quot;)" office:value-type="string" office:string-value="MAGIC" calcext:value-type="string">
            <text:p>MAGIC</text:p>
          </table:table-cell>
          <table:table-cell/>
        </table:table-row>
        <table:table-row table:style-name="ro1">
          <table:table-cell office:value-type="string" calcext:value-type="string">
            <text:p>393</text:p>
          </table:table-cell>
          <table:table-cell table:formula="of:=HYPERLINK(&quot;https://clics.clld.org/parameters/393&quot;;&quot;CIRCUMCISION&quot;)" office:value-type="string" office:string-value="CIRCUMCISION" calcext:value-type="string">
            <text:p>CIRCUMCISION</text:p>
          </table:table-cell>
          <table:table-cell/>
        </table:table-row>
        <table:table-row table:style-name="ro1">
          <table:table-cell office:value-type="string" calcext:value-type="string">
            <text:p>394</text:p>
          </table:table-cell>
          <table:table-cell table:formula="of:=HYPERLINK(&quot;https://clics.clld.org/parameters/394&quot;;&quot;SHAMAN (FOLK HEALER)&quot;)" office:value-type="string" office:string-value="SHAMAN (FOLK HEALER)" calcext:value-type="string">
            <text:p>SHAMAN (FOLK HEALER)</text:p>
          </table:table-cell>
          <table:table-cell/>
        </table:table-row>
        <table:table-row table:style-name="ro1">
          <table:table-cell office:value-type="string" calcext:value-type="string">
            <text:p>395</text:p>
          </table:table-cell>
          <table:table-cell table:formula="of:=HYPERLINK(&quot;https://clics.clld.org/parameters/395&quot;;&quot;PILL&quot;)" office:value-type="string" office:string-value="PILL" calcext:value-type="string">
            <text:p>PILL</text:p>
          </table:table-cell>
          <table:table-cell/>
        </table:table-row>
        <table:table-row table:style-name="ro1">
          <table:table-cell office:value-type="string" calcext:value-type="string">
            <text:p>397</text:p>
          </table:table-cell>
          <table:table-cell table:formula="of:=HYPERLINK(&quot;https://clics.clld.org/parameters/397&quot;;&quot;BIRTH CERTIFICATE&quot;)" office:value-type="string" office:string-value="BIRTH CERTIFICATE" calcext:value-type="string">
            <text:p>BIRTH CERTIFICATE</text:p>
          </table:table-cell>
          <table:table-cell/>
        </table:table-row>
        <table:table-row table:style-name="ro1">
          <table:table-cell office:value-type="string" calcext:value-type="string">
            <text:p>398</text:p>
          </table:table-cell>
          <table:table-cell table:formula="of:=HYPERLINK(&quot;https://clics.clld.org/parameters/398&quot;;&quot;PIERCE&quot;)" office:value-type="string" office:string-value="PIERCE" calcext:value-type="string">
            <text:p>PIERCE</text:p>
          </table:table-cell>
          <table:table-cell/>
        </table:table-row>
        <table:table-row table:style-name="ro1">
          <table:table-cell office:value-type="string" calcext:value-type="string">
            <text:p>399</text:p>
          </table:table-cell>
          <table:table-cell table:formula="of:=HYPERLINK(&quot;https://clics.clld.org/parameters/399&quot;;&quot;PLANTAIN&quot;)" office:value-type="string" office:string-value="PLANTAIN" calcext:value-type="string">
            <text:p>PLANTAIN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table:formula="of:=HYPERLINK(&quot;https://clics.clld.org/parameters/400&quot;;&quot;MUSH&quot;)" office:value-type="string" office:string-value="MUSH" calcext:value-type="string">
            <text:p>MUSH</text:p>
          </table:table-cell>
          <table:table-cell/>
        </table:table-row>
        <table:table-row table:style-name="ro1">
          <table:table-cell office:value-type="string" calcext:value-type="string">
            <text:p>402</text:p>
          </table:table-cell>
          <table:table-cell table:formula="of:=HYPERLINK(&quot;https://clics.clld.org/parameters/402&quot;;&quot;SURPASS&quot;)" office:value-type="string" office:string-value="SURPASS" calcext:value-type="string">
            <text:p>SURPASS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table:formula="of:=HYPERLINK(&quot;https://clics.clld.org/parameters/403&quot;;&quot;GARDEN-HOUSE&quot;)" office:value-type="string" office:string-value="GARDEN-HOUSE" calcext:value-type="string">
            <text:p>GARDEN-HOUSE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table:formula="of:=HYPERLINK(&quot;https://clics.clld.org/parameters/404&quot;;&quot;ALCOHOL (FERMENTED DRINK)&quot;)" office:value-type="string" office:string-value="ALCOHOL (FERMENTED DRINK)" calcext:value-type="string">
            <text:p>ALCOHOL (FERMENTED DRINK)</text:p>
          </table:table-cell>
          <table:table-cell/>
        </table:table-row>
        <table:table-row table:style-name="ro1">
          <table:table-cell office:value-type="string" calcext:value-type="string">
            <text:p>405</text:p>
          </table:table-cell>
          <table:table-cell table:formula="of:=HYPERLINK(&quot;https://clics.clld.org/parameters/405&quot;;&quot;OLDER SIBLING&quot;)" office:value-type="string" office:string-value="OLDER SIBLING" calcext:value-type="string">
            <text:p>OLDER SIBLING</text:p>
          </table:table-cell>
          <table:table-cell/>
        </table:table-row>
        <table:table-row table:style-name="ro1">
          <table:table-cell office:value-type="string" calcext:value-type="string">
            <text:p>406</text:p>
          </table:table-cell>
          <table:table-cell table:formula="of:=HYPERLINK(&quot;https://clics.clld.org/parameters/406&quot;;&quot;OLD MAN&quot;)" office:value-type="string" office:string-value="OLD MAN" calcext:value-type="string">
            <text:p>OLD MAN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table:formula="of:=HYPERLINK(&quot;https://clics.clld.org/parameters/407&quot;;&quot;MANIOC BREAD&quot;)" office:value-type="string" office:string-value="MANIOC BREAD" calcext:value-type="string">
            <text:p>MANIOC BREAD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table:formula="of:=HYPERLINK(&quot;https://clics.clld.org/parameters/408&quot;;&quot;MEN'S HOUSE&quot;)" office:value-type="string" office:string-value="MEN'S HOUSE" calcext:value-type="string">
            <text:p>MEN'S HOUSE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table:formula="of:=HYPERLINK(&quot;https://clics.clld.org/parameters/409&quot;;&quot;FORKED BRANCH&quot;)" office:value-type="string" office:string-value="FORKED BRANCH" calcext:value-type="string">
            <text:p>FORKED BRANCH</text:p>
          </table:table-cell>
          <table:table-cell/>
        </table:table-row>
        <table:table-row table:style-name="ro1">
          <table:table-cell office:value-type="string" calcext:value-type="string">
            <text:p>410</text:p>
          </table:table-cell>
          <table:table-cell table:formula="of:=HYPERLINK(&quot;https://clics.clld.org/parameters/410&quot;;&quot;YAM&quot;)" office:value-type="string" office:string-value="YAM" calcext:value-type="string">
            <text:p>YAM</text:p>
          </table:table-cell>
          <table:table-cell/>
        </table:table-row>
        <table:table-row table:style-name="ro1">
          <table:table-cell office:value-type="string" calcext:value-type="string">
            <text:p>411</text:p>
          </table:table-cell>
          <table:table-cell table:formula="of:=HYPERLINK(&quot;https://clics.clld.org/parameters/411&quot;;&quot;GOURD&quot;)" office:value-type="string" office:string-value="GOURD" calcext:value-type="string">
            <text:p>GOURD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table:formula="of:=HYPERLINK(&quot;https://clics.clld.org/parameters/412&quot;;&quot;CARRY IN HAND&quot;)" office:value-type="string" office:string-value="CARRY IN HAND" calcext:value-type="string">
            <text:p>CARRY IN HAND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table:formula="of:=HYPERLINK(&quot;https://clics.clld.org/parameters/413&quot;;&quot;CARRY ON SHOULDER&quot;)" office:value-type="string" office:string-value="CARRY ON SHOULDER" calcext:value-type="string">
            <text:p>CARRY ON SHOULDER</text:p>
          </table:table-cell>
          <table:table-cell/>
        </table:table-row>
        <table:table-row table:style-name="ro1">
          <table:table-cell office:value-type="string" calcext:value-type="string">
            <text:p>414</text:p>
          </table:table-cell>
          <table:table-cell table:formula="of:=HYPERLINK(&quot;https://clics.clld.org/parameters/414&quot;;&quot;CARRY ON HEAD&quot;)" office:value-type="string" office:string-value="CARRY ON HEAD" calcext:value-type="string">
            <text:p>CARRY ON HEAD</text:p>
          </table:table-cell>
          <table:table-cell/>
        </table:table-row>
        <table:table-row table:style-name="ro1">
          <table:table-cell office:value-type="string" calcext:value-type="string">
            <text:p>415</text:p>
          </table:table-cell>
          <table:table-cell table:formula="of:=HYPERLINK(&quot;https://clics.clld.org/parameters/415&quot;;&quot;CARRY UNDER ARM&quot;)" office:value-type="string" office:string-value="CARRY UNDER ARM" calcext:value-type="string">
            <text:p>CARRY UNDER ARM</text:p>
          </table:table-cell>
          <table:table-cell/>
        </table:table-row>
        <table:table-row table:style-name="ro1">
          <table:table-cell office:value-type="string" calcext:value-type="string">
            <text:p>416</text:p>
          </table:table-cell>
          <table:table-cell table:formula="of:=HYPERLINK(&quot;https://clics.clld.org/parameters/416&quot;;&quot;OUTRIGGER&quot;)" office:value-type="string" office:string-value="OUTRIGGER" calcext:value-type="string">
            <text:p>OUTRIGGER</text:p>
          </table:table-cell>
          <table:table-cell/>
        </table:table-row>
        <table:table-row table:style-name="ro1">
          <table:table-cell office:value-type="string" calcext:value-type="string">
            <text:p>417</text:p>
          </table:table-cell>
          <table:table-cell table:formula="of:=HYPERLINK(&quot;https://clics.clld.org/parameters/417&quot;;&quot;THREE TIMES&quot;)" office:value-type="string" office:string-value="THREE TIMES" calcext:value-type="string">
            <text:p>THREE TIMES</text:p>
          </table:table-cell>
          <table:table-cell/>
        </table:table-row>
        <table:table-row table:style-name="ro1">
          <table:table-cell office:value-type="string" calcext:value-type="string">
            <text:p>418</text:p>
          </table:table-cell>
          <table:table-cell table:formula="of:=HYPERLINK(&quot;https://clics.clld.org/parameters/418&quot;;&quot;FOR A LONG TIME&quot;)" office:value-type="string" office:string-value="FOR A LONG TIME" calcext:value-type="string">
            <text:p>FOR A LONG TIME</text:p>
          </table:table-cell>
          <table:table-cell/>
        </table:table-row>
        <table:table-row table:style-name="ro1">
          <table:table-cell office:value-type="string" calcext:value-type="string">
            <text:p>419</text:p>
          </table:table-cell>
          <table:table-cell table:formula="of:=HYPERLINK(&quot;https://clics.clld.org/parameters/419&quot;;&quot;SEVERE&quot;)" office:value-type="string" office:string-value="SEVERE" calcext:value-type="string">
            <text:p>SEVERE</text:p>
          </table:table-cell>
          <table:table-cell/>
        </table:table-row>
        <table:table-row table:style-name="ro1">
          <table:table-cell office:value-type="string" calcext:value-type="string">
            <text:p>420</text:p>
          </table:table-cell>
          <table:table-cell table:formula="of:=HYPERLINK(&quot;https://clics.clld.org/parameters/420&quot;;&quot;FOREST&quot;)" office:value-type="string" office:string-value="FOREST" calcext:value-type="string">
            <text:p>FOREST</text:p>
          </table:table-cell>
          <table:table-cell/>
        </table:table-row>
        <table:table-row table:style-name="ro1">
          <table:table-cell office:value-type="string" calcext:value-type="string">
            <text:p>421</text:p>
          </table:table-cell>
          <table:table-cell table:formula="of:=HYPERLINK(&quot;https://clics.clld.org/parameters/421&quot;;&quot;RETREAT&quot;)" office:value-type="string" office:string-value="RETREAT" calcext:value-type="string">
            <text:p>RETREAT</text:p>
          </table:table-cell>
          <table:table-cell/>
        </table:table-row>
        <table:table-row table:style-name="ro1">
          <table:table-cell office:value-type="string" calcext:value-type="string">
            <text:p>423</text:p>
          </table:table-cell>
          <table:table-cell table:formula="of:=HYPERLINK(&quot;https://clics.clld.org/parameters/423&quot;;&quot;GET LOST&quot;)" office:value-type="string" office:string-value="GET LOST" calcext:value-type="string">
            <text:p>GET LOST</text:p>
          </table:table-cell>
          <table:table-cell/>
        </table:table-row>
        <table:table-row table:style-name="ro1">
          <table:table-cell office:value-type="string" calcext:value-type="string">
            <text:p>424</text:p>
          </table:table-cell>
          <table:table-cell table:formula="of:=HYPERLINK(&quot;https://clics.clld.org/parameters/424&quot;;&quot;MARRIED MAN&quot;)" office:value-type="string" office:string-value="MARRIED MAN" calcext:value-type="string">
            <text:p>MARRIED MAN</text:p>
          </table:table-cell>
          <table:table-cell/>
        </table:table-row>
        <table:table-row table:style-name="ro1">
          <table:table-cell office:value-type="string" calcext:value-type="string">
            <text:p>425</text:p>
          </table:table-cell>
          <table:table-cell table:formula="of:=HYPERLINK(&quot;https://clics.clld.org/parameters/425&quot;;&quot;BE LATE&quot;)" office:value-type="string" office:string-value="BE LATE" calcext:value-type="string">
            <text:p>BE LATE</text:p>
          </table:table-cell>
          <table:table-cell/>
        </table:table-row>
        <table:table-row table:style-name="ro1">
          <table:table-cell office:value-type="string" calcext:value-type="string">
            <text:p>426</text:p>
          </table:table-cell>
          <table:table-cell table:formula="of:=HYPERLINK(&quot;https://clics.clld.org/parameters/426&quot;;&quot;MARRIED WOMAN&quot;)" office:value-type="string" office:string-value="MARRIED WOMAN" calcext:value-type="string">
            <text:p>MARRIED WOMAN</text:p>
          </table:table-cell>
          <table:table-cell/>
        </table:table-row>
        <table:table-row table:style-name="ro1">
          <table:table-cell office:value-type="string" calcext:value-type="string">
            <text:p>427</text:p>
          </table:table-cell>
          <table:table-cell table:formula="of:=HYPERLINK(&quot;https://clics.clld.org/parameters/427&quot;;&quot;YOUNGER SIBLING&quot;)" office:value-type="string" office:string-value="YOUNGER SIBLING" calcext:value-type="string">
            <text:p>YOUNGER SIBLING</text:p>
          </table:table-cell>
          <table:table-cell/>
        </table:table-row>
        <table:table-row table:style-name="ro1">
          <table:table-cell office:value-type="string" calcext:value-type="string">
            <text:p>429</text:p>
          </table:table-cell>
          <table:table-cell table:formula="of:=HYPERLINK(&quot;https://clics.clld.org/parameters/429&quot;;&quot;SWIDDEN FIELD&quot;)" office:value-type="string" office:string-value="SWIDDEN FIELD" calcext:value-type="string">
            <text:p>SWIDDEN FIELD</text:p>
          </table:table-cell>
          <table:table-cell/>
        </table:table-row>
        <table:table-row table:style-name="ro1">
          <table:table-cell office:value-type="string" calcext:value-type="string">
            <text:p>430</text:p>
          </table:table-cell>
          <table:table-cell table:formula="of:=HYPERLINK(&quot;https://clics.clld.org/parameters/430&quot;;&quot;TWIST&quot;)" office:value-type="string" office:string-value="TWIST" calcext:value-type="string">
            <text:p>TWIST</text:p>
          </table:table-cell>
          <table:table-cell/>
        </table:table-row>
        <table:table-row table:style-name="ro1">
          <table:table-cell office:value-type="string" calcext:value-type="string">
            <text:p>431</text:p>
          </table:table-cell>
          <table:table-cell table:formula="of:=HYPERLINK(&quot;https://clics.clld.org/parameters/431&quot;;&quot;UPPER ARM&quot;)" office:value-type="string" office:string-value="UPPER ARM" calcext:value-type="string">
            <text:p>UPPER ARM</text:p>
          </table:table-cell>
          <table:table-cell/>
        </table:table-row>
        <table:table-row table:style-name="ro1">
          <table:table-cell office:value-type="string" calcext:value-type="string">
            <text:p>432</text:p>
          </table:table-cell>
          <table:table-cell table:formula="of:=HYPERLINK(&quot;https://clics.clld.org/parameters/432&quot;;&quot;BLOWGUN&quot;)" office:value-type="string" office:string-value="BLOWGUN" calcext:value-type="string">
            <text:p>BLOWGUN</text:p>
          </table:table-cell>
          <table:table-cell/>
        </table:table-row>
        <table:table-row table:style-name="ro1">
          <table:table-cell office:value-type="string" calcext:value-type="string">
            <text:p>433</text:p>
          </table:table-cell>
          <table:table-cell table:formula="of:=HYPERLINK(&quot;https://clics.clld.org/parameters/433&quot;;&quot;HOWLER MONKEY&quot;)" office:value-type="string" office:string-value="HOWLER MONKEY" calcext:value-type="string">
            <text:p>HOWLER MONKEY</text:p>
          </table:table-cell>
          <table:table-cell/>
        </table:table-row>
        <table:table-row table:style-name="ro1">
          <table:table-cell office:value-type="string" calcext:value-type="string">
            <text:p>434</text:p>
          </table:table-cell>
          <table:table-cell table:formula="of:=HYPERLINK(&quot;https://clics.clld.org/parameters/434&quot;;&quot;SPIDER MONKEY&quot;)" office:value-type="string" office:string-value="SPIDER MONKEY" calcext:value-type="string">
            <text:p>SPIDER MONKEY</text:p>
          </table:table-cell>
          <table:table-cell/>
        </table:table-row>
        <table:table-row table:style-name="ro1">
          <table:table-cell office:value-type="string" calcext:value-type="string">
            <text:p>435</text:p>
          </table:table-cell>
          <table:table-cell table:formula="of:=HYPERLINK(&quot;https://clics.clld.org/parameters/435&quot;;&quot;COLLARED PECCARY&quot;)" office:value-type="string" office:string-value="COLLARED PECCARY" calcext:value-type="string">
            <text:p>COLLARED PECCARY</text:p>
          </table:table-cell>
          <table:table-cell/>
        </table:table-row>
        <table:table-row table:style-name="ro1">
          <table:table-cell office:value-type="string" calcext:value-type="string">
            <text:p>436</text:p>
          </table:table-cell>
          <table:table-cell table:formula="of:=HYPERLINK(&quot;https://clics.clld.org/parameters/436&quot;;&quot;WHITE-LIPPED PECCARY&quot;)" office:value-type="string" office:string-value="WHITE-LIPPED PECCARY" calcext:value-type="string">
            <text:p>WHITE-LIPPED PECCARY</text:p>
          </table:table-cell>
          <table:table-cell/>
        </table:table-row>
        <table:table-row table:style-name="ro1">
          <table:table-cell office:value-type="string" calcext:value-type="string">
            <text:p>437</text:p>
          </table:table-cell>
          <table:table-cell table:formula="of:=HYPERLINK(&quot;https://clics.clld.org/parameters/437&quot;;&quot;GUAN&quot;)" office:value-type="string" office:string-value="GUAN" calcext:value-type="string">
            <text:p>GUAN</text:p>
          </table:table-cell>
          <table:table-cell/>
        </table:table-row>
        <table:table-row table:style-name="ro1">
          <table:table-cell office:value-type="string" calcext:value-type="string">
            <text:p>438</text:p>
          </table:table-cell>
          <table:table-cell table:formula="of:=HYPERLINK(&quot;https://clics.clld.org/parameters/438&quot;;&quot;CHIGGOE (JIGGER FLEA)&quot;)" office:value-type="string" office:string-value="CHIGGOE (JIGGER FLEA)" calcext:value-type="string">
            <text:p>CHIGGOE (JIGGER FLEA)</text:p>
          </table:table-cell>
          <table:table-cell/>
        </table:table-row>
        <table:table-row table:style-name="ro1">
          <table:table-cell office:value-type="string" calcext:value-type="string">
            <text:p>439</text:p>
          </table:table-cell>
          <table:table-cell table:formula="of:=HYPERLINK(&quot;https://clics.clld.org/parameters/439&quot;;&quot;CEBUS MONKEY&quot;)" office:value-type="string" office:string-value="CEBUS MONKEY" calcext:value-type="string">
            <text:p>CEBUS MONKEY</text:p>
          </table:table-cell>
          <table:table-cell/>
        </table:table-row>
        <table:table-row table:style-name="ro1">
          <table:table-cell office:value-type="string" calcext:value-type="string">
            <text:p>440</text:p>
          </table:table-cell>
          <table:table-cell table:formula="of:=HYPERLINK(&quot;https://clics.clld.org/parameters/440&quot;;&quot;CHONTA PALM&quot;)" office:value-type="string" office:string-value="CHONTA PALM" calcext:value-type="string">
            <text:p>CHONTA PALM</text:p>
          </table:table-cell>
          <table:table-cell/>
        </table:table-row>
        <table:table-row table:style-name="ro1">
          <table:table-cell office:value-type="string" calcext:value-type="string">
            <text:p>441</text:p>
          </table:table-cell>
          <table:table-cell table:formula="of:=HYPERLINK(&quot;https://clics.clld.org/parameters/441&quot;;&quot;CHICHA&quot;)" office:value-type="string" office:string-value="CHICHA" calcext:value-type="string">
            <text:p>CHICHA</text:p>
          </table:table-cell>
          <table:table-cell/>
        </table:table-row>
        <table:table-row table:style-name="ro1">
          <table:table-cell office:value-type="string" calcext:value-type="string">
            <text:p>442</text:p>
          </table:table-cell>
          <table:table-cell table:formula="of:=HYPERLINK(&quot;https://clics.clld.org/parameters/442&quot;;&quot;FRONT TOOTH (INCISOR)&quot;)" office:value-type="string" office:string-value="FRONT TOOTH (INCISOR)" calcext:value-type="string">
            <text:p>FRONT TOOTH (INCISOR)</text:p>
          </table:table-cell>
          <table:table-cell/>
        </table:table-row>
        <table:table-row table:style-name="ro1">
          <table:table-cell office:value-type="string" calcext:value-type="string">
            <text:p>443</text:p>
          </table:table-cell>
          <table:table-cell table:formula="of:=HYPERLINK(&quot;https://clics.clld.org/parameters/443&quot;;&quot;TIP (OF TONGUE)&quot;)" office:value-type="string" office:string-value="TIP (OF TONGUE)" calcext:value-type="string">
            <text:p>TIP (OF TONGUE)</text:p>
          </table:table-cell>
          <table:table-cell/>
        </table:table-row>
        <table:table-row table:style-name="ro1">
          <table:table-cell office:value-type="string" calcext:value-type="string">
            <text:p>444</text:p>
          </table:table-cell>
          <table:table-cell table:formula="of:=HYPERLINK(&quot;https://clics.clld.org/parameters/444&quot;;&quot;LONG HAIR&quot;)" office:value-type="string" office:string-value="LONG HAIR" calcext:value-type="string">
            <text:p>LONG HAIR</text:p>
          </table:table-cell>
          <table:table-cell/>
        </table:table-row>
        <table:table-row table:style-name="ro1">
          <table:table-cell office:value-type="string" calcext:value-type="string">
            <text:p>445</text:p>
          </table:table-cell>
          <table:table-cell table:formula="of:=HYPERLINK(&quot;https://clics.clld.org/parameters/445&quot;;&quot;UPPER BACK&quot;)" office:value-type="string" office:string-value="UPPER BACK" calcext:value-type="string">
            <text:p>UPPER BACK</text:p>
          </table:table-cell>
          <table:table-cell/>
        </table:table-row>
        <table:table-row table:style-name="ro1">
          <table:table-cell office:value-type="string" calcext:value-type="string">
            <text:p>446</text:p>
          </table:table-cell>
          <table:table-cell table:formula="of:=HYPERLINK(&quot;https://clics.clld.org/parameters/446&quot;;&quot;LOWER ARM&quot;)" office:value-type="string" office:string-value="LOWER ARM" calcext:value-type="string">
            <text:p>LOWER ARM</text:p>
          </table:table-cell>
          <table:table-cell/>
        </table:table-row>
        <table:table-row table:style-name="ro1">
          <table:table-cell office:value-type="string" calcext:value-type="string">
            <text:p>447</text:p>
          </table:table-cell>
          <table:table-cell table:formula="of:=HYPERLINK(&quot;https://clics.clld.org/parameters/447&quot;;&quot;LOWER LEG&quot;)" office:value-type="string" office:string-value="LOWER LEG" calcext:value-type="string">
            <text:p>LOWER LEG</text:p>
          </table:table-cell>
          <table:table-cell/>
        </table:table-row>
        <table:table-row table:style-name="ro1">
          <table:table-cell office:value-type="string" calcext:value-type="string">
            <text:p>448</text:p>
          </table:table-cell>
          <table:table-cell table:formula="of:=HYPERLINK(&quot;https://clics.clld.org/parameters/448&quot;;&quot;STORM CLOUDS&quot;)" office:value-type="string" office:string-value="STORM CLOUDS" calcext:value-type="string">
            <text:p>STORM CLOUDS</text:p>
          </table:table-cell>
          <table:table-cell/>
        </table:table-row>
        <table:table-row table:style-name="ro1">
          <table:table-cell office:value-type="string" calcext:value-type="string">
            <text:p>449</text:p>
          </table:table-cell>
          <table:table-cell table:formula="of:=HYPERLINK(&quot;https://clics.clld.org/parameters/449&quot;;&quot;CORN FIELD&quot;)" office:value-type="string" office:string-value="CORN FIELD" calcext:value-type="string">
            <text:p>CORN FIELD</text:p>
          </table:table-cell>
          <table:table-cell/>
        </table:table-row>
        <table:table-row table:style-name="ro1">
          <table:table-cell office:value-type="string" calcext:value-type="string">
            <text:p>450</text:p>
          </table:table-cell>
          <table:table-cell table:formula="of:=HYPERLINK(&quot;https://clics.clld.org/parameters/450&quot;;&quot;CUSHMA&quot;)" office:value-type="string" office:string-value="CUSHMA" calcext:value-type="string">
            <text:p>CUSHMA</text:p>
          </table:table-cell>
          <table:table-cell/>
        </table:table-row>
        <table:table-row table:style-name="ro1">
          <table:table-cell office:value-type="string" calcext:value-type="string">
            <text:p>451</text:p>
          </table:table-cell>
          <table:table-cell table:formula="of:=HYPERLINK(&quot;https://clics.clld.org/parameters/451&quot;;&quot;HARMATTAN&quot;)" office:value-type="string" office:string-value="HARMATTAN" calcext:value-type="string">
            <text:p>HARMATTAN</text:p>
          </table:table-cell>
          <table:table-cell/>
        </table:table-row>
        <table:table-row table:style-name="ro1">
          <table:table-cell office:value-type="string" calcext:value-type="string">
            <text:p>452</text:p>
          </table:table-cell>
          <table:table-cell table:formula="of:=HYPERLINK(&quot;https://clics.clld.org/parameters/452&quot;;&quot;DRY SEASON&quot;)" office:value-type="string" office:string-value="DRY SEASON" calcext:value-type="string">
            <text:p>DRY SEASON</text:p>
          </table:table-cell>
          <table:table-cell/>
        </table:table-row>
        <table:table-row table:style-name="ro1">
          <table:table-cell office:value-type="string" calcext:value-type="string">
            <text:p>453</text:p>
          </table:table-cell>
          <table:table-cell table:formula="of:=HYPERLINK(&quot;https://clics.clld.org/parameters/453&quot;;&quot;RAINY SEASON&quot;)" office:value-type="string" office:string-value="RAINY SEASON" calcext:value-type="string">
            <text:p>RAINY SEASON</text:p>
          </table:table-cell>
          <table:table-cell/>
        </table:table-row>
        <table:table-row table:style-name="ro1">
          <table:table-cell office:value-type="string" calcext:value-type="string">
            <text:p>454</text:p>
          </table:table-cell>
          <table:table-cell table:formula="of:=HYPERLINK(&quot;https://clics.clld.org/parameters/454&quot;;&quot;SHEA NUT TREE&quot;)" office:value-type="string" office:string-value="SHEA NUT TREE" calcext:value-type="string">
            <text:p>SHEA NUT TREE</text:p>
          </table:table-cell>
          <table:table-cell/>
        </table:table-row>
        <table:table-row table:style-name="ro1">
          <table:table-cell office:value-type="string" calcext:value-type="string">
            <text:p>455</text:p>
          </table:table-cell>
          <table:table-cell table:formula="of:=HYPERLINK(&quot;https://clics.clld.org/parameters/455&quot;;&quot;MAHOGANY TREE&quot;)" office:value-type="string" office:string-value="MAHOGANY TREE" calcext:value-type="string">
            <text:p>MAHOGANY TREE</text:p>
          </table:table-cell>
          <table:table-cell/>
        </table:table-row>
        <table:table-row table:style-name="ro1">
          <table:table-cell office:value-type="string" calcext:value-type="string">
            <text:p>456</text:p>
          </table:table-cell>
          <table:table-cell table:formula="of:=HYPERLINK(&quot;https://clics.clld.org/parameters/456&quot;;&quot;GUINEA FOWL&quot;)" office:value-type="string" office:string-value="GUINEA FOWL" calcext:value-type="string">
            <text:p>GUINEA FOWL</text:p>
          </table:table-cell>
          <table:table-cell/>
        </table:table-row>
        <table:table-row table:style-name="ro1">
          <table:table-cell office:value-type="string" calcext:value-type="string">
            <text:p>457</text:p>
          </table:table-cell>
          <table:table-cell table:formula="of:=HYPERLINK(&quot;https://clics.clld.org/parameters/457&quot;;&quot;BLIND PERSON&quot;)" office:value-type="string" office:string-value="BLIND PERSON" calcext:value-type="string">
            <text:p>BLIND PERSON</text:p>
          </table:table-cell>
          <table:table-cell/>
        </table:table-row>
        <table:table-row table:style-name="ro1">
          <table:table-cell office:value-type="string" calcext:value-type="string">
            <text:p>458</text:p>
          </table:table-cell>
          <table:table-cell table:formula="of:=HYPERLINK(&quot;https://clics.clld.org/parameters/458&quot;;&quot;DEAF PERSON&quot;)" office:value-type="string" office:string-value="DEAF PERSON" calcext:value-type="string">
            <text:p>DEAF PERSON</text:p>
          </table:table-cell>
          <table:table-cell/>
        </table:table-row>
        <table:table-row table:style-name="ro1">
          <table:table-cell office:value-type="string" calcext:value-type="string">
            <text:p>459</text:p>
          </table:table-cell>
          <table:table-cell table:formula="of:=HYPERLINK(&quot;https://clics.clld.org/parameters/459&quot;;&quot;SNAPP (OF STICK)&quot;)" office:value-type="string" office:string-value="SNAPP (OF STICK)" calcext:value-type="string">
            <text:p>SNAPP (OF STICK)</text:p>
          </table:table-cell>
          <table:table-cell/>
        </table:table-row>
        <table:table-row table:style-name="ro1">
          <table:table-cell office:value-type="string" calcext:value-type="string">
            <text:p>460</text:p>
          </table:table-cell>
          <table:table-cell table:formula="of:=HYPERLINK(&quot;https://clics.clld.org/parameters/460&quot;;&quot;BREAK (OF ROPE)&quot;)" office:value-type="string" office:string-value="BREAK (OF ROPE)" calcext:value-type="string">
            <text:p>BREAK (OF ROPE)</text:p>
          </table:table-cell>
          <table:table-cell/>
        </table:table-row>
        <table:table-row table:style-name="ro1">
          <table:table-cell office:value-type="string" calcext:value-type="string">
            <text:p>461</text:p>
          </table:table-cell>
          <table:table-cell table:formula="of:=HYPERLINK(&quot;https://clics.clld.org/parameters/461&quot;;&quot;BOUBOU&quot;)" office:value-type="string" office:string-value="BOUBOU" calcext:value-type="string">
            <text:p>BOUBOU</text:p>
          </table:table-cell>
          <table:table-cell/>
        </table:table-row>
        <table:table-row table:style-name="ro1">
          <table:table-cell office:value-type="string" calcext:value-type="string">
            <text:p>462</text:p>
          </table:table-cell>
          <table:table-cell table:formula="of:=HYPERLINK(&quot;https://clics.clld.org/parameters/462&quot;;&quot;WRAPPER&quot;)" office:value-type="string" office:string-value="WRAPPER" calcext:value-type="string">
            <text:p>WRAPPER</text:p>
          </table:table-cell>
          <table:table-cell/>
        </table:table-row>
        <table:table-row table:style-name="ro1">
          <table:table-cell office:value-type="string" calcext:value-type="string">
            <text:p>463</text:p>
          </table:table-cell>
          <table:table-cell table:formula="of:=HYPERLINK(&quot;https://clics.clld.org/parameters/463&quot;;&quot;FELL (A TREE)&quot;)" office:value-type="string" office:string-value="FELL (A TREE)" calcext:value-type="string">
            <text:p>FELL (A TREE)</text:p>
          </table:table-cell>
          <table:table-cell/>
        </table:table-row>
        <table:table-row table:style-name="ro1">
          <table:table-cell office:value-type="string" calcext:value-type="string">
            <text:p>465</text:p>
          </table:table-cell>
          <table:table-cell table:formula="of:=HYPERLINK(&quot;https://clics.clld.org/parameters/465&quot;;&quot;CARRY ON BACK&quot;)" office:value-type="string" office:string-value="CARRY ON BACK" calcext:value-type="string">
            <text:p>CARRY ON BACK</text:p>
          </table:table-cell>
          <table:table-cell/>
        </table:table-row>
        <table:table-row table:style-name="ro1">
          <table:table-cell office:value-type="string" calcext:value-type="string">
            <text:p>466</text:p>
          </table:table-cell>
          <table:table-cell table:formula="of:=HYPERLINK(&quot;https://clics.clld.org/parameters/466&quot;;&quot;CASSOWARY&quot;)" office:value-type="string" office:string-value="CASSOWARY" calcext:value-type="string">
            <text:p>CASSOWARY</text:p>
          </table:table-cell>
          <table:table-cell/>
        </table:table-row>
        <table:table-row table:style-name="ro1">
          <table:table-cell office:value-type="string" calcext:value-type="string">
            <text:p>467</text:p>
          </table:table-cell>
          <table:table-cell table:formula="of:=HYPERLINK(&quot;https://clics.clld.org/parameters/467&quot;;&quot;CRAYFISH&quot;)" office:value-type="string" office:string-value="CRAYFISH" calcext:value-type="string">
            <text:p>CRAYFISH</text:p>
          </table:table-cell>
          <table:table-cell/>
        </table:table-row>
        <table:table-row table:style-name="ro1">
          <table:table-cell office:value-type="string" calcext:value-type="string">
            <text:p>468</text:p>
          </table:table-cell>
          <table:table-cell table:formula="of:=HYPERLINK(&quot;https://clics.clld.org/parameters/468&quot;;&quot;G-STRING&quot;)" office:value-type="string" office:string-value="G-STRING" calcext:value-type="string">
            <text:p>G-STRING</text:p>
          </table:table-cell>
          <table:table-cell/>
        </table:table-row>
        <table:table-row table:style-name="ro1">
          <table:table-cell office:value-type="string" calcext:value-type="string">
            <text:p>469</text:p>
          </table:table-cell>
          <table:table-cell table:formula="of:=HYPERLINK(&quot;https://clics.clld.org/parameters/469&quot;;&quot;PANDANUS&quot;)" office:value-type="string" office:string-value="PANDANUS" calcext:value-type="string">
            <text:p>PANDANUS</text:p>
          </table:table-cell>
          <table:table-cell/>
        </table:table-row>
        <table:table-row table:style-name="ro1">
          <table:table-cell office:value-type="string" calcext:value-type="string">
            <text:p>470</text:p>
          </table:table-cell>
          <table:table-cell table:formula="of:=HYPERLINK(&quot;https://clics.clld.org/parameters/470&quot;;&quot;POSSUM&quot;)" office:value-type="string" office:string-value="POSSUM" calcext:value-type="string">
            <text:p>POSSUM</text:p>
          </table:table-cell>
          <table:table-cell/>
        </table:table-row>
        <table:table-row table:style-name="ro1">
          <table:table-cell office:value-type="string" calcext:value-type="string">
            <text:p>472</text:p>
          </table:table-cell>
          <table:table-cell table:formula="of:=HYPERLINK(&quot;https://clics.clld.org/parameters/472&quot;;&quot;PELICAN&quot;)" office:value-type="string" office:string-value="PELICAN" calcext:value-type="string">
            <text:p>PELICAN</text:p>
          </table:table-cell>
          <table:table-cell/>
        </table:table-row>
        <table:table-row table:style-name="ro1">
          <table:table-cell office:value-type="string" calcext:value-type="string">
            <text:p>474</text:p>
          </table:table-cell>
          <table:table-cell table:formula="of:=HYPERLINK(&quot;https://clics.clld.org/parameters/474&quot;;&quot;DRESS&quot;)" office:value-type="string" office:string-value="DRESS" calcext:value-type="string">
            <text:p>DRESS</text:p>
          </table:table-cell>
          <table:table-cell/>
        </table:table-row>
        <table:table-row table:style-name="ro1">
          <table:table-cell office:value-type="string" calcext:value-type="string">
            <text:p>475</text:p>
          </table:table-cell>
          <table:table-cell table:formula="of:=HYPERLINK(&quot;https://clics.clld.org/parameters/475&quot;;&quot;UNTRUTH&quot;)" office:value-type="string" office:string-value="UNTRUTH" calcext:value-type="string">
            <text:p>UNTRUTH</text:p>
          </table:table-cell>
          <table:table-cell/>
        </table:table-row>
        <table:table-row table:style-name="ro1">
          <table:table-cell office:value-type="string" calcext:value-type="string">
            <text:p>476</text:p>
          </table:table-cell>
          <table:table-cell table:formula="of:=HYPERLINK(&quot;https://clics.clld.org/parameters/476&quot;;&quot;CUP&quot;)" office:value-type="string" office:string-value="CUP" calcext:value-type="string">
            <text:p>CUP</text:p>
          </table:table-cell>
          <table:table-cell/>
        </table:table-row>
        <table:table-row table:style-name="ro1">
          <table:table-cell office:value-type="string" calcext:value-type="string">
            <text:p>477</text:p>
          </table:table-cell>
          <table:table-cell table:formula="of:=HYPERLINK(&quot;https://clics.clld.org/parameters/477&quot;;&quot;LATE&quot;)" office:value-type="string" office:string-value="LATE" calcext:value-type="string">
            <text:p>LATE</text:p>
          </table:table-cell>
          <table:table-cell/>
        </table:table-row>
        <table:table-row table:style-name="ro1">
          <table:table-cell office:value-type="string" calcext:value-type="string">
            <text:p>478</text:p>
          </table:table-cell>
          <table:table-cell table:formula="of:=HYPERLINK(&quot;https://clics.clld.org/parameters/478&quot;;&quot;LIP&quot;)" office:value-type="string" office:string-value="LIP" calcext:value-type="string">
            <text:p>LIP</text:p>
          </table:table-cell>
          <table:table-cell/>
        </table:table-row>
        <table:table-row table:style-name="ro1">
          <table:table-cell office:value-type="string" calcext:value-type="string">
            <text:p>479</text:p>
          </table:table-cell>
          <table:table-cell table:formula="of:=HYPERLINK(&quot;https://clics.clld.org/parameters/479&quot;;&quot;GROW&quot;)" office:value-type="string" office:string-value="GROW" calcext:value-type="string">
            <text:p>GROW</text:p>
          </table:table-cell>
          <table:table-cell/>
        </table:table-row>
        <table:table-row table:style-name="ro1">
          <table:table-cell office:value-type="string" calcext:value-type="string">
            <text:p>480</text:p>
          </table:table-cell>
          <table:table-cell table:formula="of:=HYPERLINK(&quot;https://clics.clld.org/parameters/480&quot;;&quot;PLATE&quot;)" office:value-type="string" office:string-value="PLATE" calcext:value-type="string">
            <text:p>PLATE</text:p>
          </table:table-cell>
          <table:table-cell/>
        </table:table-row>
        <table:table-row table:style-name="ro1">
          <table:table-cell office:value-type="string" calcext:value-type="string">
            <text:p>481</text:p>
          </table:table-cell>
          <table:table-cell table:formula="of:=HYPERLINK(&quot;https://clics.clld.org/parameters/481&quot;;&quot;DISH&quot;)" office:value-type="string" office:string-value="DISH" calcext:value-type="string">
            <text:p>DISH</text:p>
          </table:table-cell>
          <table:table-cell/>
        </table:table-row>
        <table:table-row table:style-name="ro1">
          <table:table-cell office:value-type="string" calcext:value-type="string">
            <text:p>482</text:p>
          </table:table-cell>
          <table:table-cell table:formula="of:=HYPERLINK(&quot;https://clics.clld.org/parameters/482&quot;;&quot;NOBLE&quot;)" office:value-type="string" office:string-value="NOBLE" calcext:value-type="string">
            <text:p>NOBLE</text:p>
          </table:table-cell>
          <table:table-cell/>
        </table:table-row>
        <table:table-row table:style-name="ro1">
          <table:table-cell office:value-type="string" calcext:value-type="string">
            <text:p>483</text:p>
          </table:table-cell>
          <table:table-cell table:formula="of:=HYPERLINK(&quot;https://clics.clld.org/parameters/483&quot;;&quot;COMPOUND&quot;)" office:value-type="string" office:string-value="COMPOUND" calcext:value-type="string">
            <text:p>COMPOUND</text:p>
          </table:table-cell>
          <table:table-cell/>
        </table:table-row>
        <table:table-row table:style-name="ro1">
          <table:table-cell office:value-type="string" calcext:value-type="string">
            <text:p>484</text:p>
          </table:table-cell>
          <table:table-cell table:formula="of:=HYPERLINK(&quot;https://clics.clld.org/parameters/484&quot;;&quot;CONDEMN&quot;)" office:value-type="string" office:string-value="CONDEMN" calcext:value-type="string">
            <text:p>CONDEMN</text:p>
          </table:table-cell>
          <table:table-cell/>
        </table:table-row>
        <table:table-row table:style-name="ro1">
          <table:table-cell office:value-type="string" calcext:value-type="string">
            <text:p>485</text:p>
          </table:table-cell>
          <table:table-cell table:formula="of:=HYPERLINK(&quot;https://clics.clld.org/parameters/485&quot;;&quot;DISAPPEAR&quot;)" office:value-type="string" office:string-value="DISAPPEAR" calcext:value-type="string">
            <text:p>DISAPPEAR</text:p>
          </table:table-cell>
          <table:table-cell/>
        </table:table-row>
        <table:table-row table:style-name="ro1">
          <table:table-cell office:value-type="string" calcext:value-type="string">
            <text:p>486</text:p>
          </table:table-cell>
          <table:table-cell table:formula="of:=HYPERLINK(&quot;https://clics.clld.org/parameters/486&quot;;&quot;MINISTER&quot;)" office:value-type="string" office:string-value="MINISTER" calcext:value-type="string">
            <text:p>MINISTER</text:p>
          </table:table-cell>
          <table:table-cell/>
        </table:table-row>
        <table:table-row table:style-name="ro1">
          <table:table-cell office:value-type="string" calcext:value-type="string">
            <text:p>487</text:p>
          </table:table-cell>
          <table:table-cell table:formula="of:=HYPERLINK(&quot;https://clics.clld.org/parameters/487&quot;;&quot;SHY&quot;)" office:value-type="string" office:string-value="SHY" calcext:value-type="string">
            <text:p>SHY</text:p>
          </table:table-cell>
          <table:table-cell/>
        </table:table-row>
        <table:table-row table:style-name="ro1">
          <table:table-cell office:value-type="string" calcext:value-type="string">
            <text:p>488</text:p>
          </table:table-cell>
          <table:table-cell table:formula="of:=HYPERLINK(&quot;https://clics.clld.org/parameters/488&quot;;&quot;MANNER&quot;)" office:value-type="string" office:string-value="MANNER" calcext:value-type="string">
            <text:p>MANNER</text:p>
          </table:table-cell>
          <table:table-cell/>
        </table:table-row>
        <table:table-row table:style-name="ro1">
          <table:table-cell office:value-type="string" calcext:value-type="string">
            <text:p>489</text:p>
          </table:table-cell>
          <table:table-cell table:formula="of:=HYPERLINK(&quot;https://clics.clld.org/parameters/489&quot;;&quot;KIDNEY&quot;)" office:value-type="string" office:string-value="KIDNEY" calcext:value-type="string">
            <text:p>KIDNEY</text:p>
          </table:table-cell>
          <table:table-cell/>
        </table:table-row>
        <table:table-row table:style-name="ro1">
          <table:table-cell office:value-type="string" calcext:value-type="string">
            <text:p>490</text:p>
          </table:table-cell>
          <table:table-cell table:formula="of:=HYPERLINK(&quot;https://clics.clld.org/parameters/490&quot;;&quot;DESCENDANTS&quot;)" office:value-type="string" office:string-value="DESCENDANTS" calcext:value-type="string">
            <text:p>DESCENDANTS</text:p>
          </table:table-cell>
          <table:table-cell/>
        </table:table-row>
        <table:table-row table:style-name="ro1">
          <table:table-cell office:value-type="string" calcext:value-type="string">
            <text:p>492</text:p>
          </table:table-cell>
          <table:table-cell table:formula="of:=HYPERLINK(&quot;https://clics.clld.org/parameters/492&quot;;&quot;THREE&quot;)" office:value-type="string" office:string-value="THREE" calcext:value-type="string">
            <text:p>THREE</text:p>
          </table:table-cell>
          <table:table-cell/>
        </table:table-row>
        <table:table-row table:style-name="ro1">
          <table:table-cell office:value-type="string" calcext:value-type="string">
            <text:p>493</text:p>
          </table:table-cell>
          <table:table-cell table:formula="of:=HYPERLINK(&quot;https://clics.clld.org/parameters/493&quot;;&quot;FIVE&quot;)" office:value-type="string" office:string-value="FIVE" calcext:value-type="string">
            <text:p>FIVE</text:p>
          </table:table-cell>
          <table:table-cell/>
        </table:table-row>
        <table:table-row table:style-name="ro1">
          <table:table-cell office:value-type="string" calcext:value-type="string">
            <text:p>496</text:p>
          </table:table-cell>
          <table:table-cell table:formula="of:=HYPERLINK(&quot;https://clics.clld.org/parameters/496&quot;;&quot;CUCUMBER&quot;)" office:value-type="string" office:string-value="CUCUMBER" calcext:value-type="string">
            <text:p>CUCUMBER</text:p>
          </table:table-cell>
          <table:table-cell/>
        </table:table-row>
        <table:table-row table:style-name="ro1">
          <table:table-cell office:value-type="string" calcext:value-type="string">
            <text:p>497</text:p>
          </table:table-cell>
          <table:table-cell table:formula="of:=HYPERLINK(&quot;https://clics.clld.org/parameters/497&quot;;&quot;SCAR&quot;)" office:value-type="string" office:string-value="SCAR" calcext:value-type="string">
            <text:p>SCAR</text:p>
          </table:table-cell>
          <table:table-cell/>
        </table:table-row>
        <table:table-row table:style-name="ro1">
          <table:table-cell office:value-type="string" calcext:value-type="string">
            <text:p>498</text:p>
          </table:table-cell>
          <table:table-cell table:formula="of:=HYPERLINK(&quot;https://clics.clld.org/parameters/498&quot;;&quot;CALF OF LEG&quot;)" office:value-type="string" office:string-value="CALF OF LEG" calcext:value-type="string">
            <text:p>CALF OF LEG</text:p>
          </table:table-cell>
          <table:table-cell/>
        </table:table-row>
        <table:table-row table:style-name="ro1">
          <table:table-cell office:value-type="string" calcext:value-type="string">
            <text:p>499</text:p>
          </table:table-cell>
          <table:table-cell table:formula="of:=HYPERLINK(&quot;https://clics.clld.org/parameters/499&quot;;&quot;CURE&quot;)" office:value-type="string" office:string-value="CURE" calcext:value-type="string">
            <text:p>CURE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table:formula="of:=HYPERLINK(&quot;https://clics.clld.org/parameters/501&quot;;&quot;LIFT&quot;)" office:value-type="string" office:string-value="LIFT" calcext:value-type="string">
            <text:p>LIFT</text:p>
          </table:table-cell>
          <table:table-cell/>
        </table:table-row>
        <table:table-row table:style-name="ro1">
          <table:table-cell office:value-type="string" calcext:value-type="string">
            <text:p>502</text:p>
          </table:table-cell>
          <table:table-cell table:formula="of:=HYPERLINK(&quot;https://clics.clld.org/parameters/502&quot;;&quot;NAIL (TOOL)&quot;)" office:value-type="string" office:string-value="NAIL (TOOL)" calcext:value-type="string">
            <text:p>NAIL (TOOL)</text:p>
          </table:table-cell>
          <table:table-cell/>
        </table:table-row>
        <table:table-row table:style-name="ro1">
          <table:table-cell office:value-type="string" calcext:value-type="string">
            <text:p>503</text:p>
          </table:table-cell>
          <table:table-cell table:formula="of:=HYPERLINK(&quot;https://clics.clld.org/parameters/503&quot;;&quot;FROG&quot;)" office:value-type="string" office:string-value="FROG" calcext:value-type="string">
            <text:p>FROG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table:formula="of:=HYPERLINK(&quot;https://clics.clld.org/parameters/504&quot;;&quot;LEARN&quot;)" office:value-type="string" office:string-value="LEARN" calcext:value-type="string">
            <text:p>LEARN</text:p>
          </table:table-cell>
          <table:table-cell/>
        </table:table-row>
        <table:table-row table:style-name="ro1">
          <table:table-cell office:value-type="string" calcext:value-type="string">
            <text:p>505</text:p>
          </table:table-cell>
          <table:table-cell table:formula="of:=HYPERLINK(&quot;https://clics.clld.org/parameters/505&quot;;&quot;PARENTS&quot;)" office:value-type="string" office:string-value="PARENTS" calcext:value-type="string">
            <text:p>PARENTS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table:formula="of:=HYPERLINK(&quot;https://clics.clld.org/parameters/506&quot;;&quot;MAIZE&quot;)" office:value-type="string" office:string-value="MAIZE" calcext:value-type="string">
            <text:p>MAIZE</text:p>
          </table:table-cell>
          <table:table-cell/>
        </table:table-row>
        <table:table-row table:style-name="ro1">
          <table:table-cell office:value-type="string" calcext:value-type="string">
            <text:p>507</text:p>
          </table:table-cell>
          <table:table-cell table:formula="of:=HYPERLINK(&quot;https://clics.clld.org/parameters/507&quot;;&quot;MELON&quot;)" office:value-type="string" office:string-value="MELON" calcext:value-type="string">
            <text:p>MELON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table:formula="of:=HYPERLINK(&quot;https://clics.clld.org/parameters/509&quot;;&quot;CERTAIN&quot;)" office:value-type="string" office:string-value="CERTAIN" calcext:value-type="string">
            <text:p>CERTAIN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table:formula="of:=HYPERLINK(&quot;https://clics.clld.org/parameters/511&quot;;&quot;BAOZI&quot;)" office:value-type="string" office:string-value="BAOZI" calcext:value-type="string">
            <text:p>BAOZI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table:formula="of:=HYPERLINK(&quot;https://clics.clld.org/parameters/513&quot;;&quot;THIS YEAR&quot;)" office:value-type="string" office:string-value="THIS YEAR" calcext:value-type="string">
            <text:p>THIS YEAR</text:p>
          </table:table-cell>
          <table:table-cell/>
        </table:table-row>
        <table:table-row table:style-name="ro1">
          <table:table-cell office:value-type="string" calcext:value-type="string">
            <text:p>514</text:p>
          </table:table-cell>
          <table:table-cell table:formula="of:=HYPERLINK(&quot;https://clics.clld.org/parameters/514&quot;;&quot;LAST YEAR&quot;)" office:value-type="string" office:string-value="LAST YEAR" calcext:value-type="string">
            <text:p>LAST YEAR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table:formula="of:=HYPERLINK(&quot;https://clics.clld.org/parameters/515&quot;;&quot;NEXT YEAR&quot;)" office:value-type="string" office:string-value="NEXT YEAR" calcext:value-type="string">
            <text:p>NEXT YEAR</text:p>
          </table:table-cell>
          <table:table-cell/>
        </table:table-row>
        <table:table-row table:style-name="ro1">
          <table:table-cell office:value-type="string" calcext:value-type="string">
            <text:p>516</text:p>
          </table:table-cell>
          <table:table-cell table:formula="of:=HYPERLINK(&quot;https://clics.clld.org/parameters/516&quot;;&quot;PERSON (CLASSIFIER)&quot;)" office:value-type="string" office:string-value="PERSON (CLASSIFIER)" calcext:value-type="string">
            <text:p>PERSON (CLASSIFIER)</text:p>
          </table:table-cell>
          <table:table-cell/>
        </table:table-row>
        <table:table-row table:style-name="ro1">
          <table:table-cell office:value-type="string" calcext:value-type="string">
            <text:p>518</text:p>
          </table:table-cell>
          <table:table-cell table:formula="of:=HYPERLINK(&quot;https://clics.clld.org/parameters/518&quot;;&quot;SPARK&quot;)" office:value-type="string" office:string-value="SPARK" calcext:value-type="string">
            <text:p>SPARK</text:p>
          </table:table-cell>
          <table:table-cell/>
        </table:table-row>
        <table:table-row table:style-name="ro1">
          <table:table-cell office:value-type="string" calcext:value-type="string">
            <text:p>519</text:p>
          </table:table-cell>
          <table:table-cell table:formula="of:=HYPERLINK(&quot;https://clics.clld.org/parameters/519&quot;;&quot;SPOT&quot;)" office:value-type="string" office:string-value="SPOT" calcext:value-type="string">
            <text:p>SPOT</text:p>
          </table:table-cell>
          <table:table-cell/>
        </table:table-row>
        <table:table-row table:style-name="ro1">
          <table:table-cell office:value-type="string" calcext:value-type="string">
            <text:p>522</text:p>
          </table:table-cell>
          <table:table-cell table:formula="of:=HYPERLINK(&quot;https://clics.clld.org/parameters/522&quot;;&quot;WOLF&quot;)" office:value-type="string" office:string-value="WOLF" calcext:value-type="string">
            <text:p>WOLF</text:p>
          </table:table-cell>
          <table:table-cell/>
        </table:table-row>
        <table:table-row table:style-name="ro1">
          <table:table-cell office:value-type="string" calcext:value-type="string">
            <text:p>525</text:p>
          </table:table-cell>
          <table:table-cell table:formula="of:=HYPERLINK(&quot;https://clics.clld.org/parameters/525&quot;;&quot;BLOOD VESSEL&quot;)" office:value-type="string" office:string-value="BLOOD VESSEL" calcext:value-type="string">
            <text:p>BLOOD VESSEL</text:p>
          </table:table-cell>
          <table:table-cell/>
        </table:table-row>
        <table:table-row table:style-name="ro1">
          <table:table-cell office:value-type="string" calcext:value-type="string">
            <text:p>526</text:p>
          </table:table-cell>
          <table:table-cell table:formula="of:=HYPERLINK(&quot;https://clics.clld.org/parameters/526&quot;;&quot;HOWL&quot;)" office:value-type="string" office:string-value="HOWL" calcext:value-type="string">
            <text:p>HOWL</text:p>
          </table:table-cell>
          <table:table-cell/>
        </table:table-row>
        <table:table-row table:style-name="ro1">
          <table:table-cell office:value-type="string" calcext:value-type="string">
            <text:p>531</text:p>
          </table:table-cell>
          <table:table-cell table:formula="of:=HYPERLINK(&quot;https://clics.clld.org/parameters/531&quot;;&quot;HOW MUCH&quot;)" office:value-type="string" office:string-value="HOW MUCH" calcext:value-type="string">
            <text:p>HOW MUCH</text:p>
          </table:table-cell>
          <table:table-cell/>
        </table:table-row>
        <table:table-row table:style-name="ro1">
          <table:table-cell office:value-type="string" calcext:value-type="string">
            <text:p>534</text:p>
          </table:table-cell>
          <table:table-cell table:formula="of:=HYPERLINK(&quot;https://clics.clld.org/parameters/534&quot;;&quot;HUMP&quot;)" office:value-type="string" office:string-value="HUMP" calcext:value-type="string">
            <text:p>HUMP</text:p>
          </table:table-cell>
          <table:table-cell/>
        </table:table-row>
        <table:table-row table:style-name="ro1">
          <table:table-cell office:value-type="string" calcext:value-type="string">
            <text:p>537</text:p>
          </table:table-cell>
          <table:table-cell table:formula="of:=HYPERLINK(&quot;https://clics.clld.org/parameters/537&quot;;&quot;TURBID&quot;)" office:value-type="string" office:string-value="TURBID" calcext:value-type="string">
            <text:p>TURBID</text:p>
          </table:table-cell>
          <table:table-cell/>
        </table:table-row>
        <table:table-row table:style-name="ro1">
          <table:table-cell office:value-type="string" calcext:value-type="string">
            <text:p>539</text:p>
          </table:table-cell>
          <table:table-cell table:formula="of:=HYPERLINK(&quot;https://clics.clld.org/parameters/539&quot;;&quot;NEST&quot;)" office:value-type="string" office:string-value="NEST" calcext:value-type="string">
            <text:p>NEST</text:p>
          </table:table-cell>
          <table:table-cell/>
        </table:table-row>
        <table:table-row table:style-name="ro1">
          <table:table-cell office:value-type="string" calcext:value-type="string">
            <text:p>540</text:p>
          </table:table-cell>
          <table:table-cell table:formula="of:=HYPERLINK(&quot;https://clics.clld.org/parameters/540&quot;;&quot;PALATE&quot;)" office:value-type="string" office:string-value="PALATE" calcext:value-type="string">
            <text:p>PALATE</text:p>
          </table:table-cell>
          <table:table-cell/>
        </table:table-row>
        <table:table-row table:style-name="ro1">
          <table:table-cell office:value-type="string" calcext:value-type="string">
            <text:p>544</text:p>
          </table:table-cell>
          <table:table-cell table:formula="of:=HYPERLINK(&quot;https://clics.clld.org/parameters/544&quot;;&quot;SPICY&quot;)" office:value-type="string" office:string-value="SPICY" calcext:value-type="string">
            <text:p>SPICY</text:p>
          </table:table-cell>
          <table:table-cell/>
        </table:table-row>
        <table:table-row table:style-name="ro1">
          <table:table-cell office:value-type="string" calcext:value-type="string">
            <text:p>549</text:p>
          </table:table-cell>
          <table:table-cell table:formula="of:=HYPERLINK(&quot;https://clics.clld.org/parameters/549&quot;;&quot;COPULATE&quot;)" office:value-type="string" office:string-value="COPULATE" calcext:value-type="string">
            <text:p>COPULATE</text:p>
          </table:table-cell>
          <table:table-cell/>
        </table:table-row>
        <table:table-row table:style-name="ro1">
          <table:table-cell office:value-type="string" calcext:value-type="string">
            <text:p>552</text:p>
          </table:table-cell>
          <table:table-cell table:formula="of:=HYPERLINK(&quot;https://clics.clld.org/parameters/552&quot;;&quot;GROW UP&quot;)" office:value-type="string" office:string-value="GROW UP" calcext:value-type="string">
            <text:p>GROW UP</text:p>
          </table:table-cell>
          <table:table-cell/>
        </table:table-row>
        <table:table-row table:style-name="ro1">
          <table:table-cell office:value-type="string" calcext:value-type="string">
            <text:p>554</text:p>
          </table:table-cell>
          <table:table-cell table:formula="of:=HYPERLINK(&quot;https://clics.clld.org/parameters/554&quot;;&quot;HINDER&quot;)" office:value-type="string" office:string-value="HINDER" calcext:value-type="string">
            <text:p>HINDER</text:p>
          </table:table-cell>
          <table:table-cell/>
        </table:table-row>
        <table:table-row table:style-name="ro1">
          <table:table-cell office:value-type="string" calcext:value-type="string">
            <text:p>558</text:p>
          </table:table-cell>
          <table:table-cell table:formula="of:=HYPERLINK(&quot;https://clics.clld.org/parameters/558&quot;;&quot;PASS BY&quot;)" office:value-type="string" office:string-value="PASS BY" calcext:value-type="string">
            <text:p>PASS BY</text:p>
          </table:table-cell>
          <table:table-cell/>
        </table:table-row>
        <table:table-row table:style-name="ro1">
          <table:table-cell office:value-type="string" calcext:value-type="string">
            <text:p>565</text:p>
          </table:table-cell>
          <table:table-cell table:formula="of:=HYPERLINK(&quot;https://clics.clld.org/parameters/565&quot;;&quot;OLD (OF MAN)&quot;)" office:value-type="string" office:string-value="OLD (OF MAN)" calcext:value-type="string">
            <text:p>OLD (OF MAN)</text:p>
          </table:table-cell>
          <table:table-cell/>
        </table:table-row>
        <table:table-row table:style-name="ro1">
          <table:table-cell office:value-type="string" calcext:value-type="string">
            <text:p>568</text:p>
          </table:table-cell>
          <table:table-cell table:formula="of:=HYPERLINK(&quot;https://clics.clld.org/parameters/568&quot;;&quot;RISE (MOVE UPWARDS)&quot;)" office:value-type="string" office:string-value="RISE (MOVE UPWARDS)" calcext:value-type="string">
            <text:p>RISE (MOVE UPWARDS)</text:p>
          </table:table-cell>
          <table:table-cell/>
        </table:table-row>
        <table:table-row table:style-name="ro1">
          <table:table-cell office:value-type="string" calcext:value-type="string">
            <text:p>569</text:p>
          </table:table-cell>
          <table:table-cell table:formula="of:=HYPERLINK(&quot;https://clics.clld.org/parameters/569&quot;;&quot;SPOIL (BECOME SPOILED)&quot;)" office:value-type="string" office:string-value="SPOIL (BECOME SPOILED)" calcext:value-type="string">
            <text:p>SPOIL (BECOME SPOILED)</text:p>
          </table:table-cell>
          <table:table-cell/>
        </table:table-row>
        <table:table-row table:style-name="ro1">
          <table:table-cell office:value-type="string" calcext:value-type="string">
            <text:p>570</text:p>
          </table:table-cell>
          <table:table-cell table:formula="of:=HYPERLINK(&quot;https://clics.clld.org/parameters/570&quot;;&quot;STAND UP&quot;)" office:value-type="string" office:string-value="STAND UP" calcext:value-type="string">
            <text:p>STAND UP</text:p>
          </table:table-cell>
          <table:table-cell/>
        </table:table-row>
        <table:table-row table:style-name="ro1">
          <table:table-cell office:value-type="string" calcext:value-type="string">
            <text:p>571</text:p>
          </table:table-cell>
          <table:table-cell table:formula="of:=HYPERLINK(&quot;https://clics.clld.org/parameters/571&quot;;&quot;STING&quot;)" office:value-type="string" office:string-value="STING" calcext:value-type="string">
            <text:p>STING</text:p>
          </table:table-cell>
          <table:table-cell/>
        </table:table-row>
        <table:table-row table:style-name="ro1">
          <table:table-cell office:value-type="string" calcext:value-type="string">
            <text:p>573</text:p>
          </table:table-cell>
          <table:table-cell table:formula="of:=HYPERLINK(&quot;https://clics.clld.org/parameters/573&quot;;&quot;SWAY&quot;)" office:value-type="string" office:string-value="SWAY" calcext:value-type="string">
            <text:p>SWAY</text:p>
          </table:table-cell>
          <table:table-cell/>
        </table:table-row>
        <table:table-row table:style-name="ro1">
          <table:table-cell office:value-type="string" calcext:value-type="string">
            <text:p>574</text:p>
          </table:table-cell>
          <table:table-cell table:formula="of:=HYPERLINK(&quot;https://clics.clld.org/parameters/574&quot;;&quot;TRANSIT&quot;)" office:value-type="string" office:string-value="TRANSIT" calcext:value-type="string">
            <text:p>TRANSIT</text:p>
          </table:table-cell>
          <table:table-cell/>
        </table:table-row>
        <table:table-row table:style-name="ro1">
          <table:table-cell office:value-type="string" calcext:value-type="string">
            <text:p>575</text:p>
          </table:table-cell>
          <table:table-cell table:formula="of:=HYPERLINK(&quot;https://clics.clld.org/parameters/575&quot;;&quot;TREAD&quot;)" office:value-type="string" office:string-value="TREAD" calcext:value-type="string">
            <text:p>TREAD</text:p>
          </table:table-cell>
          <table:table-cell/>
        </table:table-row>
        <table:table-row table:style-name="ro1">
          <table:table-cell office:value-type="string" calcext:value-type="string">
            <text:p>576</text:p>
          </table:table-cell>
          <table:table-cell table:formula="of:=HYPERLINK(&quot;https://clics.clld.org/parameters/576&quot;;&quot;DANDRUFF&quot;)" office:value-type="string" office:string-value="DANDRUFF" calcext:value-type="string">
            <text:p>DANDRUFF</text:p>
          </table:table-cell>
          <table:table-cell/>
        </table:table-row>
        <table:table-row table:style-name="ro1">
          <table:table-cell office:value-type="string" calcext:value-type="string">
            <text:p>578</text:p>
          </table:table-cell>
          <table:table-cell table:formula="of:=HYPERLINK(&quot;https://clics.clld.org/parameters/578&quot;;&quot;KISS&quot;)" office:value-type="string" office:string-value="KISS" calcext:value-type="string">
            <text:p>KISS</text:p>
          </table:table-cell>
          <table:table-cell/>
        </table:table-row>
        <table:table-row table:style-name="ro1">
          <table:table-cell office:value-type="string" calcext:value-type="string">
            <text:p>579</text:p>
          </table:table-cell>
          <table:table-cell table:formula="of:=HYPERLINK(&quot;https://clics.clld.org/parameters/579&quot;;&quot;BATTLE&quot;)" office:value-type="string" office:string-value="BATTLE" calcext:value-type="string">
            <text:p>BATTLE</text:p>
          </table:table-cell>
          <table:table-cell/>
        </table:table-row>
        <table:table-row table:style-name="ro1">
          <table:table-cell office:value-type="string" calcext:value-type="string">
            <text:p>580</text:p>
          </table:table-cell>
          <table:table-cell table:formula="of:=HYPERLINK(&quot;https://clics.clld.org/parameters/580&quot;;&quot;FUR&quot;)" office:value-type="string" office:string-value="FUR" calcext:value-type="string">
            <text:p>FUR</text:p>
          </table:table-cell>
          <table:table-cell/>
        </table:table-row>
        <table:table-row table:style-name="ro1">
          <table:table-cell office:value-type="string" calcext:value-type="string">
            <text:p>581</text:p>
          </table:table-cell>
          <table:table-cell table:formula="of:=HYPERLINK(&quot;https://clics.clld.org/parameters/581&quot;;&quot;COME BACK&quot;)" office:value-type="string" office:string-value="COME BACK" calcext:value-type="string">
            <text:p>COME BACK</text:p>
          </table:table-cell>
          <table:table-cell/>
        </table:table-row>
        <table:table-row table:style-name="ro1">
          <table:table-cell office:value-type="string" calcext:value-type="string">
            <text:p>582</text:p>
          </table:table-cell>
          <table:table-cell table:formula="of:=HYPERLINK(&quot;https://clics.clld.org/parameters/582&quot;;&quot;LEND&quot;)" office:value-type="string" office:string-value="LEND" calcext:value-type="string">
            <text:p>LEND</text:p>
          </table:table-cell>
          <table:table-cell/>
        </table:table-row>
        <table:table-row table:style-name="ro1">
          <table:table-cell office:value-type="string" calcext:value-type="string">
            <text:p>584</text:p>
          </table:table-cell>
          <table:table-cell table:formula="of:=HYPERLINK(&quot;https://clics.clld.org/parameters/584&quot;;&quot;DIFFICULT&quot;)" office:value-type="string" office:string-value="DIFFICULT" calcext:value-type="string">
            <text:p>DIFFICULT</text:p>
          </table:table-cell>
          <table:table-cell/>
        </table:table-row>
        <table:table-row table:style-name="ro1">
          <table:table-cell office:value-type="string" calcext:value-type="string">
            <text:p>585</text:p>
          </table:table-cell>
          <table:table-cell table:formula="of:=HYPERLINK(&quot;https://clics.clld.org/parameters/585&quot;;&quot;BOOT&quot;)" office:value-type="string" office:string-value="BOOT" calcext:value-type="string">
            <text:p>BOOT</text:p>
          </table:table-cell>
          <table:table-cell/>
        </table:table-row>
        <table:table-row table:style-name="ro1">
          <table:table-cell office:value-type="string" calcext:value-type="string">
            <text:p>586</text:p>
          </table:table-cell>
          <table:table-cell table:formula="of:=HYPERLINK(&quot;https://clics.clld.org/parameters/586&quot;;&quot;GARDEN&quot;)" office:value-type="string" office:string-value="GARDEN" calcext:value-type="string">
            <text:p>GARDEN</text:p>
          </table:table-cell>
          <table:table-cell/>
        </table:table-row>
        <table:table-row table:style-name="ro1">
          <table:table-cell office:value-type="string" calcext:value-type="string">
            <text:p>587</text:p>
          </table:table-cell>
          <table:table-cell table:formula="of:=HYPERLINK(&quot;https://clics.clld.org/parameters/587&quot;;&quot;ANT&quot;)" office:value-type="string" office:string-value="ANT" calcext:value-type="string">
            <text:p>ANT</text:p>
          </table:table-cell>
          <table:table-cell/>
        </table:table-row>
        <table:table-row table:style-name="ro1">
          <table:table-cell office:value-type="string" calcext:value-type="string">
            <text:p>588</text:p>
          </table:table-cell>
          <table:table-cell table:formula="of:=HYPERLINK(&quot;https://clics.clld.org/parameters/588&quot;;&quot;BROKEN&quot;)" office:value-type="string" office:string-value="BROKEN" calcext:value-type="string">
            <text:p>BROKEN</text:p>
          </table:table-cell>
          <table:table-cell/>
        </table:table-row>
        <table:table-row table:style-name="ro1">
          <table:table-cell office:value-type="string" calcext:value-type="string">
            <text:p>589</text:p>
          </table:table-cell>
          <table:table-cell table:formula="of:=HYPERLINK(&quot;https://clics.clld.org/parameters/589&quot;;&quot;CLOSED&quot;)" office:value-type="string" office:string-value="CLOSED" calcext:value-type="string">
            <text:p>CLOSED</text:p>
          </table:table-cell>
          <table:table-cell/>
        </table:table-row>
        <table:table-row table:style-name="ro1">
          <table:table-cell office:value-type="string" calcext:value-type="string">
            <text:p>590</text:p>
          </table:table-cell>
          <table:table-cell table:formula="of:=HYPERLINK(&quot;https://clics.clld.org/parameters/590&quot;;&quot;NAKED&quot;)" office:value-type="string" office:string-value="NAKED" calcext:value-type="string">
            <text:p>NAKED</text:p>
          </table:table-cell>
          <table:table-cell/>
        </table:table-row>
        <table:table-row table:style-name="ro1">
          <table:table-cell office:value-type="string" calcext:value-type="string">
            <text:p>591</text:p>
          </table:table-cell>
          <table:table-cell table:formula="of:=HYPERLINK(&quot;https://clics.clld.org/parameters/591&quot;;&quot;ADDRESS&quot;)" office:value-type="string" office:string-value="ADDRESS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592</text:p>
          </table:table-cell>
          <table:table-cell table:formula="of:=HYPERLINK(&quot;https://clics.clld.org/parameters/592&quot;;&quot;PISS&quot;)" office:value-type="string" office:string-value="PISS" calcext:value-type="string">
            <text:p>PISS</text:p>
          </table:table-cell>
          <table:table-cell/>
        </table:table-row>
        <table:table-row table:style-name="ro1">
          <table:table-cell office:value-type="string" calcext:value-type="string">
            <text:p>593</text:p>
          </table:table-cell>
          <table:table-cell table:formula="of:=HYPERLINK(&quot;https://clics.clld.org/parameters/593&quot;;&quot;POTATO&quot;)" office:value-type="string" office:string-value="POTATO" calcext:value-type="string">
            <text:p>POTATO</text:p>
          </table:table-cell>
          <table:table-cell/>
        </table:table-row>
        <table:table-row table:style-name="ro1">
          <table:table-cell office:value-type="string" calcext:value-type="string">
            <text:p>594</text:p>
          </table:table-cell>
          <table:table-cell table:formula="of:=HYPERLINK(&quot;https://clics.clld.org/parameters/594&quot;;&quot;PIECE&quot;)" office:value-type="string" office:string-value="PIECE" calcext:value-type="string">
            <text:p>PIECE</text:p>
          </table:table-cell>
          <table:table-cell/>
        </table:table-row>
        <table:table-row table:style-name="ro1">
          <table:table-cell office:value-type="string" calcext:value-type="string">
            <text:p>595</text:p>
          </table:table-cell>
          <table:table-cell table:formula="of:=HYPERLINK(&quot;https://clics.clld.org/parameters/595&quot;;&quot;GROUNDNUTS&quot;)" office:value-type="string" office:string-value="GROUNDNUTS" calcext:value-type="string">
            <text:p>GROUNDNUTS</text:p>
          </table:table-cell>
          <table:table-cell/>
        </table:table-row>
        <table:table-row table:style-name="ro1">
          <table:table-cell office:value-type="string" calcext:value-type="string">
            <text:p>596</text:p>
          </table:table-cell>
          <table:table-cell table:formula="of:=HYPERLINK(&quot;https://clics.clld.org/parameters/596&quot;;&quot;POSTAGE STAMP&quot;)" office:value-type="string" office:string-value="POSTAGE STAMP" calcext:value-type="string">
            <text:p>POSTAGE STAMP</text:p>
          </table:table-cell>
          <table:table-cell/>
        </table:table-row>
        <table:table-row table:style-name="ro1">
          <table:table-cell office:value-type="string" calcext:value-type="string">
            <text:p>597</text:p>
          </table:table-cell>
          <table:table-cell table:formula="of:=HYPERLINK(&quot;https://clics.clld.org/parameters/597&quot;;&quot;PHYSICIAN&quot;)" office:value-type="string" office:string-value="PHYSICIAN" calcext:value-type="string">
            <text:p>PHYSICIAN</text:p>
          </table:table-cell>
          <table:table-cell/>
        </table:table-row>
        <table:table-row table:style-name="ro1">
          <table:table-cell office:value-type="string" calcext:value-type="string">
            <text:p>598</text:p>
          </table:table-cell>
          <table:table-cell table:formula="of:=HYPERLINK(&quot;https://clics.clld.org/parameters/598&quot;;&quot;SHELL&quot;)" office:value-type="string" office:string-value="SHELL" calcext:value-type="string">
            <text:p>SHELL</text:p>
          </table:table-cell>
          <table:table-cell/>
        </table:table-row>
        <table:table-row table:style-name="ro1">
          <table:table-cell office:value-type="string" calcext:value-type="string">
            <text:p>599</text:p>
          </table:table-cell>
          <table:table-cell table:formula="of:=HYPERLINK(&quot;https://clics.clld.org/parameters/599&quot;;&quot;DRIVER'S LICENSE&quot;)" office:value-type="string" office:string-value="DRIVER'S LICENSE" calcext:value-type="string">
            <text:p>DRIVER'S LICENSE</text:p>
          </table:table-cell>
          <table:table-cell/>
        </table:table-row>
        <table:table-row table:style-name="ro1">
          <table:table-cell office:value-type="string" calcext:value-type="string">
            <text:p>600</text:p>
          </table:table-cell>
          <table:table-cell table:formula="of:=HYPERLINK(&quot;https://clics.clld.org/parameters/600&quot;;&quot;STRANGE&quot;)" office:value-type="string" office:string-value="STRANGE" calcext:value-type="string">
            <text:p>STRANGE</text:p>
          </table:table-cell>
          <table:table-cell/>
        </table:table-row>
        <table:table-row table:style-name="ro1">
          <table:table-cell office:value-type="string" calcext:value-type="string">
            <text:p>601</text:p>
          </table:table-cell>
          <table:table-cell table:formula="of:=HYPERLINK(&quot;https://clics.clld.org/parameters/601&quot;;&quot;LIE (MISLEAD)&quot;)" office:value-type="string" office:string-value="LIE (MISLEAD)" calcext:value-type="string">
            <text:p>LIE (MISLEAD)</text:p>
          </table:table-cell>
          <table:table-cell/>
        </table:table-row>
        <table:table-row table:style-name="ro1">
          <table:table-cell office:value-type="string" calcext:value-type="string">
            <text:p>602</text:p>
          </table:table-cell>
          <table:table-cell table:formula="of:=HYPERLINK(&quot;https://clics.clld.org/parameters/602&quot;;&quot;HIDE (CONCEAL)&quot;)" office:value-type="string" office:string-value="HIDE (CONCEAL)" calcext:value-type="string">
            <text:p>HIDE (CONCEAL)</text:p>
          </table:table-cell>
          <table:table-cell/>
        </table:table-row>
        <table:table-row table:style-name="ro1">
          <table:table-cell office:value-type="string" calcext:value-type="string">
            <text:p>603</text:p>
          </table:table-cell>
          <table:table-cell table:formula="of:=HYPERLINK(&quot;https://clics.clld.org/parameters/603&quot;;&quot;COAT&quot;)" office:value-type="string" office:string-value="COAT" calcext:value-type="string">
            <text:p>COAT</text:p>
          </table:table-cell>
          <table:table-cell/>
        </table:table-row>
        <table:table-row table:style-name="ro1">
          <table:table-cell office:value-type="string" calcext:value-type="string">
            <text:p>604</text:p>
          </table:table-cell>
          <table:table-cell table:formula="of:=HYPERLINK(&quot;https://clics.clld.org/parameters/604&quot;;&quot;GLASS&quot;)" office:value-type="string" office:string-value="GLASS" calcext:value-type="string">
            <text:p>GLASS</text:p>
          </table:table-cell>
          <table:table-cell/>
        </table:table-row>
        <table:table-row table:style-name="ro1">
          <table:table-cell office:value-type="string" calcext:value-type="string">
            <text:p>605</text:p>
          </table:table-cell>
          <table:table-cell table:formula="of:=HYPERLINK(&quot;https://clics.clld.org/parameters/605&quot;;&quot;GRAIN&quot;)" office:value-type="string" office:string-value="GRAIN" calcext:value-type="string">
            <text:p>GRAIN</text:p>
          </table:table-cell>
          <table:table-cell/>
        </table:table-row>
        <table:table-row table:style-name="ro1">
          <table:table-cell office:value-type="string" calcext:value-type="string">
            <text:p>606</text:p>
          </table:table-cell>
          <table:table-cell table:formula="of:=HYPERLINK(&quot;https://clics.clld.org/parameters/606&quot;;&quot;GRASS&quot;)" office:value-type="string" office:string-value="GRASS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607</text:p>
          </table:table-cell>
          <table:table-cell table:formula="of:=HYPERLINK(&quot;https://clics.clld.org/parameters/607&quot;;&quot;GRASSHOPPER&quot;)" office:value-type="string" office:string-value="GRASSHOPPER" calcext:value-type="string">
            <text:p>GRASSHOPPER</text:p>
          </table:table-cell>
          <table:table-cell/>
        </table:table-row>
        <table:table-row table:style-name="ro1">
          <table:table-cell office:value-type="string" calcext:value-type="string">
            <text:p>609</text:p>
          </table:table-cell>
          <table:table-cell table:formula="of:=HYPERLINK(&quot;https://clics.clld.org/parameters/609&quot;;&quot;HAIL&quot;)" office:value-type="string" office:string-value="HAIL" calcext:value-type="string">
            <text:p>HAIL</text:p>
          </table:table-cell>
          <table:table-cell/>
        </table:table-row>
        <table:table-row table:style-name="ro1">
          <table:table-cell office:value-type="string" calcext:value-type="string">
            <text:p>610</text:p>
          </table:table-cell>
          <table:table-cell table:formula="of:=HYPERLINK(&quot;https://clics.clld.org/parameters/610&quot;;&quot;PORT&quot;)" office:value-type="string" office:string-value="PORT" calcext:value-type="string">
            <text:p>PORT</text:p>
          </table:table-cell>
          <table:table-cell/>
        </table:table-row>
        <table:table-row table:style-name="ro1">
          <table:table-cell office:value-type="string" calcext:value-type="string">
            <text:p>611</text:p>
          </table:table-cell>
          <table:table-cell table:formula="of:=HYPERLINK(&quot;https://clics.clld.org/parameters/611&quot;;&quot;HARVEST&quot;)" office:value-type="string" office:string-value="HARVEST" calcext:value-type="string">
            <text:p>HARVEST</text:p>
          </table:table-cell>
          <table:table-cell/>
        </table:table-row>
        <table:table-row table:style-name="ro1">
          <table:table-cell office:value-type="string" calcext:value-type="string">
            <text:p>612</text:p>
          </table:table-cell>
          <table:table-cell table:formula="of:=HYPERLINK(&quot;https://clics.clld.org/parameters/612&quot;;&quot;HEAT&quot;)" office:value-type="string" office:string-value="HEAT" calcext:value-type="string">
            <text:p>HEAT</text:p>
          </table:table-cell>
          <table:table-cell/>
        </table:table-row>
        <table:table-row table:style-name="ro1">
          <table:table-cell office:value-type="string" calcext:value-type="string">
            <text:p>613</text:p>
          </table:table-cell>
          <table:table-cell table:formula="of:=HYPERLINK(&quot;https://clics.clld.org/parameters/613&quot;;&quot;HIGH TIDE&quot;)" office:value-type="string" office:string-value="HIGH TIDE" calcext:value-type="string">
            <text:p>HIGH TIDE</text:p>
          </table:table-cell>
          <table:table-cell/>
        </table:table-row>
        <table:table-row table:style-name="ro1">
          <table:table-cell office:value-type="string" calcext:value-type="string">
            <text:p>614</text:p>
          </table:table-cell>
          <table:table-cell table:formula="of:=HYPERLINK(&quot;https://clics.clld.org/parameters/614&quot;;&quot;HILL&quot;)" office:value-type="string" office:string-value="HILL" calcext:value-type="string">
            <text:p>HILL</text:p>
          </table:table-cell>
          <table:table-cell/>
        </table:table-row>
        <table:table-row table:style-name="ro1">
          <table:table-cell office:value-type="string" calcext:value-type="string">
            <text:p>615</text:p>
          </table:table-cell>
          <table:table-cell table:formula="of:=HYPERLINK(&quot;https://clics.clld.org/parameters/615&quot;;&quot;HORSE&quot;)" office:value-type="string" office:string-value="HORSE" calcext:value-type="string">
            <text:p>HORSE</text:p>
          </table:table-cell>
          <table:table-cell/>
        </table:table-row>
        <table:table-row table:style-name="ro1">
          <table:table-cell office:value-type="string" calcext:value-type="string">
            <text:p>616</text:p>
          </table:table-cell>
          <table:table-cell table:formula="of:=HYPERLINK(&quot;https://clics.clld.org/parameters/616&quot;;&quot;HOSPITAL&quot;)" office:value-type="string" office:string-value="HOSPITAL" calcext:value-type="string">
            <text:p>HOSPITAL</text:p>
          </table:table-cell>
          <table:table-cell/>
        </table:table-row>
        <table:table-row table:style-name="ro1">
          <table:table-cell office:value-type="string" calcext:value-type="string">
            <text:p>617</text:p>
          </table:table-cell>
          <table:table-cell table:formula="of:=HYPERLINK(&quot;https://clics.clld.org/parameters/617&quot;;&quot;ICE&quot;)" office:value-type="string" office:string-value="ICE" calcext:value-type="string">
            <text:p>ICE</text:p>
          </table:table-cell>
          <table:table-cell/>
        </table:table-row>
        <table:table-row table:style-name="ro1">
          <table:table-cell office:value-type="string" calcext:value-type="string">
            <text:p>618</text:p>
          </table:table-cell>
          <table:table-cell table:formula="of:=HYPERLINK(&quot;https://clics.clld.org/parameters/618&quot;;&quot;PRECIPICE&quot;)" office:value-type="string" office:string-value="PRECIPICE" calcext:value-type="string">
            <text:p>PRECIPICE</text:p>
          </table:table-cell>
          <table:table-cell/>
        </table:table-row>
        <table:table-row table:style-name="ro1">
          <table:table-cell office:value-type="string" calcext:value-type="string">
            <text:p>619</text:p>
          </table:table-cell>
          <table:table-cell table:formula="of:=HYPERLINK(&quot;https://clics.clld.org/parameters/619&quot;;&quot;ANIMAL&quot;)" office:value-type="string" office:string-value="ANIMAL" calcext:value-type="string">
            <text:p>ANIMAL</text:p>
          </table:table-cell>
          <table:table-cell/>
        </table:table-row>
        <table:table-row table:style-name="ro1">
          <table:table-cell office:value-type="string" calcext:value-type="string">
            <text:p>620</text:p>
          </table:table-cell>
          <table:table-cell table:formula="of:=HYPERLINK(&quot;https://clics.clld.org/parameters/620&quot;;&quot;INSECT&quot;)" office:value-type="string" office:string-value="INSECT" calcext:value-type="string">
            <text:p>INSECT</text:p>
          </table:table-cell>
          <table:table-cell/>
        </table:table-row>
        <table:table-row table:style-name="ro1">
          <table:table-cell office:value-type="string" calcext:value-type="string">
            <text:p>621</text:p>
          </table:table-cell>
          <table:table-cell table:formula="of:=HYPERLINK(&quot;https://clics.clld.org/parameters/621&quot;;&quot;IRON&quot;)" office:value-type="string" office:string-value="IRON" calcext:value-type="string">
            <text:p>IRON</text:p>
          </table:table-cell>
          <table:table-cell/>
        </table:table-row>
        <table:table-row table:style-name="ro1">
          <table:table-cell office:value-type="string" calcext:value-type="string">
            <text:p>622</text:p>
          </table:table-cell>
          <table:table-cell table:formula="of:=HYPERLINK(&quot;https://clics.clld.org/parameters/622&quot;;&quot;ISLAND&quot;)" office:value-type="string" office:string-value="ISLAND" calcext:value-type="string">
            <text:p>ISLAND</text:p>
          </table:table-cell>
          <table:table-cell/>
        </table:table-row>
        <table:table-row table:style-name="ro1">
          <table:table-cell office:value-type="string" calcext:value-type="string">
            <text:p>623</text:p>
          </table:table-cell>
          <table:table-cell table:formula="of:=HYPERLINK(&quot;https://clics.clld.org/parameters/623&quot;;&quot;LAGOON&quot;)" office:value-type="string" office:string-value="LAGOON" calcext:value-type="string">
            <text:p>LAGOON</text:p>
          </table:table-cell>
          <table:table-cell/>
        </table:table-row>
        <table:table-row table:style-name="ro1">
          <table:table-cell office:value-type="string" calcext:value-type="string">
            <text:p>624</text:p>
          </table:table-cell>
          <table:table-cell table:formula="of:=HYPERLINK(&quot;https://clics.clld.org/parameters/624&quot;;&quot;LAKE&quot;)" office:value-type="string" office:string-value="LAKE" calcext:value-type="string">
            <text:p>LAKE</text:p>
          </table:table-cell>
          <table:table-cell/>
        </table:table-row>
        <table:table-row table:style-name="ro1">
          <table:table-cell office:value-type="string" calcext:value-type="string">
            <text:p>625</text:p>
          </table:table-cell>
          <table:table-cell table:formula="of:=HYPERLINK(&quot;https://clics.clld.org/parameters/625&quot;;&quot;LAMP&quot;)" office:value-type="string" office:string-value="LAMP" calcext:value-type="string">
            <text:p>LAMP</text:p>
          </table:table-cell>
          <table:table-cell/>
        </table:table-row>
        <table:table-row table:style-name="ro1">
          <table:table-cell office:value-type="string" calcext:value-type="string">
            <text:p>626</text:p>
          </table:table-cell>
          <table:table-cell table:formula="of:=HYPERLINK(&quot;https://clics.clld.org/parameters/626&quot;;&quot;LAND&quot;)" office:value-type="string" office:string-value="LAND" calcext:value-type="string">
            <text:p>LAND</text:p>
          </table:table-cell>
          <table:table-cell/>
        </table:table-row>
        <table:table-row table:style-name="ro1">
          <table:table-cell office:value-type="string" calcext:value-type="string">
            <text:p>627</text:p>
          </table:table-cell>
          <table:table-cell table:formula="of:=HYPERLINK(&quot;https://clics.clld.org/parameters/627&quot;;&quot;LEAD (CHEMICAL ELEMENT)&quot;)" office:value-type="string" office:string-value="LEAD (CHEMICAL ELEMENT)" calcext:value-type="string">
            <text:p>LEAD (CHEMICAL ELEMENT)</text:p>
          </table:table-cell>
          <table:table-cell/>
        </table:table-row>
        <table:table-row table:style-name="ro1">
          <table:table-cell office:value-type="string" calcext:value-type="string">
            <text:p>628</text:p>
          </table:table-cell>
          <table:table-cell table:formula="of:=HYPERLINK(&quot;https://clics.clld.org/parameters/628&quot;;&quot;LEAF&quot;)" office:value-type="string" office:string-value="LEAF" calcext:value-type="string">
            <text:p>LEAF</text:p>
          </table:table-cell>
          <table:table-cell/>
        </table:table-row>
        <table:table-row table:style-name="ro1">
          <table:table-cell office:value-type="string" calcext:value-type="string">
            <text:p>629</text:p>
          </table:table-cell>
          <table:table-cell table:formula="of:=HYPERLINK(&quot;https://clics.clld.org/parameters/629&quot;;&quot;LEATHER&quot;)" office:value-type="string" office:string-value="LEATHER" calcext:value-type="string">
            <text:p>LEATHER</text:p>
          </table:table-cell>
          <table:table-cell/>
        </table:table-row>
        <table:table-row table:style-name="ro1">
          <table:table-cell office:value-type="string" calcext:value-type="string">
            <text:p>630</text:p>
          </table:table-cell>
          <table:table-cell table:formula="of:=HYPERLINK(&quot;https://clics.clld.org/parameters/630&quot;;&quot;LIGHT (RADIATION)&quot;)" office:value-type="string" office:string-value="LIGHT (RADIATION)" calcext:value-type="string">
            <text:p>LIGHT (RADIATION)</text:p>
          </table:table-cell>
          <table:table-cell/>
        </table:table-row>
        <table:table-row table:style-name="ro1">
          <table:table-cell office:value-type="string" calcext:value-type="string">
            <text:p>631</text:p>
          </table:table-cell>
          <table:table-cell table:formula="of:=HYPERLINK(&quot;https://clics.clld.org/parameters/631&quot;;&quot;LIVESTOCK&quot;)" office:value-type="string" office:string-value="LIVESTOCK" calcext:value-type="string">
            <text:p>LIVESTOCK</text:p>
          </table:table-cell>
          <table:table-cell/>
        </table:table-row>
        <table:table-row table:style-name="ro1">
          <table:table-cell office:value-type="string" calcext:value-type="string">
            <text:p>632</text:p>
          </table:table-cell>
          <table:table-cell table:formula="of:=HYPERLINK(&quot;https://clics.clld.org/parameters/632&quot;;&quot;LIZARD&quot;)" office:value-type="string" office:string-value="LIZARD" calcext:value-type="string">
            <text:p>LIZARD</text:p>
          </table:table-cell>
          <table:table-cell/>
        </table:table-row>
        <table:table-row table:style-name="ro1">
          <table:table-cell office:value-type="string" calcext:value-type="string">
            <text:p>633</text:p>
          </table:table-cell>
          <table:table-cell table:formula="of:=HYPERLINK(&quot;https://clics.clld.org/parameters/633&quot;;&quot;MARKET&quot;)" office:value-type="string" office:string-value="MARKET" calcext:value-type="string">
            <text:p>MARKET</text:p>
          </table:table-cell>
          <table:table-cell/>
        </table:table-row>
        <table:table-row table:style-name="ro1">
          <table:table-cell office:value-type="string" calcext:value-type="string">
            <text:p>634</text:p>
          </table:table-cell>
          <table:table-cell table:formula="of:=HYPERLINK(&quot;https://clics.clld.org/parameters/634&quot;;&quot;MEAT&quot;)" office:value-type="string" office:string-value="MEAT" calcext:value-type="string">
            <text:p>MEAT</text:p>
          </table:table-cell>
          <table:table-cell/>
        </table:table-row>
        <table:table-row table:style-name="ro1">
          <table:table-cell office:value-type="string" calcext:value-type="string">
            <text:p>635</text:p>
          </table:table-cell>
          <table:table-cell table:formula="of:=HYPERLINK(&quot;https://clics.clld.org/parameters/635&quot;;&quot;MILK&quot;)" office:value-type="string" office:string-value="MILK" calcext:value-type="string">
            <text:p>MILK</text:p>
          </table:table-cell>
          <table:table-cell/>
        </table:table-row>
        <table:table-row table:style-name="ro1">
          <table:table-cell office:value-type="string" calcext:value-type="string">
            <text:p>636</text:p>
          </table:table-cell>
          <table:table-cell table:formula="of:=HYPERLINK(&quot;https://clics.clld.org/parameters/636&quot;;&quot;MILL&quot;)" office:value-type="string" office:string-value="MILL" calcext:value-type="string">
            <text:p>MILL</text:p>
          </table:table-cell>
          <table:table-cell/>
        </table:table-row>
        <table:table-row table:style-name="ro1">
          <table:table-cell office:value-type="string" calcext:value-type="string">
            <text:p>638</text:p>
          </table:table-cell>
          <table:table-cell table:formula="of:=HYPERLINK(&quot;https://clics.clld.org/parameters/638&quot;;&quot;MOTORCYCLE&quot;)" office:value-type="string" office:string-value="MOTORCYCLE" calcext:value-type="string">
            <text:p>MOTORCYCLE</text:p>
          </table:table-cell>
          <table:table-cell/>
        </table:table-row>
        <table:table-row table:style-name="ro1">
          <table:table-cell office:value-type="string" calcext:value-type="string">
            <text:p>639</text:p>
          </table:table-cell>
          <table:table-cell table:formula="of:=HYPERLINK(&quot;https://clics.clld.org/parameters/639&quot;;&quot;MOUNTAIN&quot;)" office:value-type="string" office:string-value="MOUNTAIN" calcext:value-type="string">
            <text:p>MOUNTAIN</text:p>
          </table:table-cell>
          <table:table-cell/>
        </table:table-row>
        <table:table-row table:style-name="ro1">
          <table:table-cell office:value-type="string" calcext:value-type="string">
            <text:p>640</text:p>
          </table:table-cell>
          <table:table-cell table:formula="of:=HYPERLINK(&quot;https://clics.clld.org/parameters/640&quot;;&quot;MUD&quot;)" office:value-type="string" office:string-value="MUD" calcext:value-type="string">
            <text:p>MUD</text:p>
          </table:table-cell>
          <table:table-cell/>
        </table:table-row>
        <table:table-row table:style-name="ro1">
          <table:table-cell office:value-type="string" calcext:value-type="string">
            <text:p>641</text:p>
          </table:table-cell>
          <table:table-cell table:formula="of:=HYPERLINK(&quot;https://clics.clld.org/parameters/641&quot;;&quot;MUSHROOM&quot;)" office:value-type="string" office:string-value="MUSHROOM" calcext:value-type="string">
            <text:p>MUSHROOM</text:p>
          </table:table-cell>
          <table:table-cell/>
        </table:table-row>
        <table:table-row table:style-name="ro1">
          <table:table-cell office:value-type="string" calcext:value-type="string">
            <text:p>642</text:p>
          </table:table-cell>
          <table:table-cell table:formula="of:=HYPERLINK(&quot;https://clics.clld.org/parameters/642&quot;;&quot;MUSIC&quot;)" office:value-type="string" office:string-value="MUSIC" calcext:value-type="string">
            <text:p>MUSIC</text:p>
          </table:table-cell>
          <table:table-cell/>
        </table:table-row>
        <table:table-row table:style-name="ro1">
          <table:table-cell office:value-type="string" calcext:value-type="string">
            <text:p>643</text:p>
          </table:table-cell>
          <table:table-cell table:formula="of:=HYPERLINK(&quot;https://clics.clld.org/parameters/643&quot;;&quot;NEED (NOUN)&quot;)" office:value-type="string" office:string-value="NEED (NOUN)" calcext:value-type="string">
            <text:p>NEED (NOUN)</text:p>
          </table:table-cell>
          <table:table-cell/>
        </table:table-row>
        <table:table-row table:style-name="ro1">
          <table:table-cell office:value-type="string" calcext:value-type="string">
            <text:p>644</text:p>
          </table:table-cell>
          <table:table-cell table:formula="of:=HYPERLINK(&quot;https://clics.clld.org/parameters/644&quot;;&quot;OAK&quot;)" office:value-type="string" office:string-value="OAK" calcext:value-type="string">
            <text:p>OAK</text:p>
          </table:table-cell>
          <table:table-cell/>
        </table:table-row>
        <table:table-row table:style-name="ro1">
          <table:table-cell office:value-type="string" calcext:value-type="string">
            <text:p>645</text:p>
          </table:table-cell>
          <table:table-cell table:formula="of:=HYPERLINK(&quot;https://clics.clld.org/parameters/645&quot;;&quot;OCEAN&quot;)" office:value-type="string" office:string-value="OCEAN" calcext:value-type="string">
            <text:p>OCEAN</text:p>
          </table:table-cell>
          <table:table-cell/>
        </table:table-row>
        <table:table-row table:style-name="ro1">
          <table:table-cell office:value-type="string" calcext:value-type="string">
            <text:p>646</text:p>
          </table:table-cell>
          <table:table-cell table:formula="of:=HYPERLINK(&quot;https://clics.clld.org/parameters/646&quot;;&quot;ASH&quot;)" office:value-type="string" office:string-value="ASH" calcext:value-type="string">
            <text:p>ASH</text:p>
          </table:table-cell>
          <table:table-cell/>
        </table:table-row>
        <table:table-row table:style-name="ro1">
          <table:table-cell office:value-type="string" calcext:value-type="string">
            <text:p>647</text:p>
          </table:table-cell>
          <table:table-cell table:formula="of:=HYPERLINK(&quot;https://clics.clld.org/parameters/647&quot;;&quot;PAINT (PIGMENTS)&quot;)" office:value-type="string" office:string-value="PAINT (PIGMENTS)" calcext:value-type="string">
            <text:p>PAINT (PIGMENTS)</text:p>
          </table:table-cell>
          <table:table-cell/>
        </table:table-row>
        <table:table-row table:style-name="ro1">
          <table:table-cell office:value-type="string" calcext:value-type="string">
            <text:p>648</text:p>
          </table:table-cell>
          <table:table-cell table:formula="of:=HYPERLINK(&quot;https://clics.clld.org/parameters/648&quot;;&quot;PAPER&quot;)" office:value-type="string" office:string-value="PAPER" calcext:value-type="string">
            <text:p>PAPER</text:p>
          </table:table-cell>
          <table:table-cell/>
        </table:table-row>
        <table:table-row table:style-name="ro1">
          <table:table-cell office:value-type="string" calcext:value-type="string">
            <text:p>649</text:p>
          </table:table-cell>
          <table:table-cell table:formula="of:=HYPERLINK(&quot;https://clics.clld.org/parameters/649&quot;;&quot;PASTURE&quot;)" office:value-type="string" office:string-value="PASTURE" calcext:value-type="string">
            <text:p>PASTURE</text:p>
          </table:table-cell>
          <table:table-cell/>
        </table:table-row>
        <table:table-row table:style-name="ro1">
          <table:table-cell office:value-type="string" calcext:value-type="string">
            <text:p>650</text:p>
          </table:table-cell>
          <table:table-cell table:formula="of:=HYPERLINK(&quot;https://clics.clld.org/parameters/650&quot;;&quot;PETROLEUM&quot;)" office:value-type="string" office:string-value="PETROLEUM" calcext:value-type="string">
            <text:p>PETROLEUM</text:p>
          </table:table-cell>
          <table:table-cell/>
        </table:table-row>
        <table:table-row table:style-name="ro1">
          <table:table-cell office:value-type="string" calcext:value-type="string">
            <text:p>651</text:p>
          </table:table-cell>
          <table:table-cell table:formula="of:=HYPERLINK(&quot;https://clics.clld.org/parameters/651&quot;;&quot;SEAL&quot;)" office:value-type="string" office:string-value="SEAL" calcext:value-type="string">
            <text:p>SEAL</text:p>
          </table:table-cell>
          <table:table-cell/>
        </table:table-row>
        <table:table-row table:style-name="ro1">
          <table:table-cell office:value-type="string" calcext:value-type="string">
            <text:p>652</text:p>
          </table:table-cell>
          <table:table-cell table:formula="of:=HYPERLINK(&quot;https://clics.clld.org/parameters/652&quot;;&quot;PLAIN&quot;)" office:value-type="string" office:string-value="PLAIN" calcext:value-type="string">
            <text:p>PLAIN</text:p>
          </table:table-cell>
          <table:table-cell/>
        </table:table-row>
        <table:table-row table:style-name="ro1">
          <table:table-cell office:value-type="string" calcext:value-type="string">
            <text:p>653</text:p>
          </table:table-cell>
          <table:table-cell table:formula="of:=HYPERLINK(&quot;https://clics.clld.org/parameters/653&quot;;&quot;PLANT (VEGETATION)&quot;)" office:value-type="string" office:string-value="PLANT (VEGETATION)" calcext:value-type="string">
            <text:p>PLANT (VEGETATION)</text:p>
          </table:table-cell>
          <table:table-cell/>
        </table:table-row>
        <table:table-row table:style-name="ro1">
          <table:table-cell office:value-type="string" calcext:value-type="string">
            <text:p>654</text:p>
          </table:table-cell>
          <table:table-cell table:formula="of:=HYPERLINK(&quot;https://clics.clld.org/parameters/654&quot;;&quot;PLASTIC&quot;)" office:value-type="string" office:string-value="PLASTIC" calcext:value-type="string">
            <text:p>PLASTIC</text:p>
          </table:table-cell>
          <table:table-cell/>
        </table:table-row>
        <table:table-row table:style-name="ro1">
          <table:table-cell office:value-type="string" calcext:value-type="string">
            <text:p>655</text:p>
          </table:table-cell>
          <table:table-cell table:formula="of:=HYPERLINK(&quot;https://clics.clld.org/parameters/655&quot;;&quot;POISON&quot;)" office:value-type="string" office:string-value="POISON" calcext:value-type="string">
            <text:p>POISON</text:p>
          </table:table-cell>
          <table:table-cell/>
        </table:table-row>
        <table:table-row table:style-name="ro1">
          <table:table-cell office:value-type="string" calcext:value-type="string">
            <text:p>656</text:p>
          </table:table-cell>
          <table:table-cell table:formula="of:=HYPERLINK(&quot;https://clics.clld.org/parameters/656&quot;;&quot;POLICE&quot;)" office:value-type="string" office:string-value="POLICE" calcext:value-type="string">
            <text:p>POLICE</text:p>
          </table:table-cell>
          <table:table-cell/>
        </table:table-row>
        <table:table-row table:style-name="ro1">
          <table:table-cell office:value-type="string" calcext:value-type="string">
            <text:p>657</text:p>
          </table:table-cell>
          <table:table-cell table:formula="of:=HYPERLINK(&quot;https://clics.clld.org/parameters/657&quot;;&quot;PRICE&quot;)" office:value-type="string" office:string-value="PRICE" calcext:value-type="string">
            <text:p>PRICE</text:p>
          </table:table-cell>
          <table:table-cell/>
        </table:table-row>
        <table:table-row table:style-name="ro1">
          <table:table-cell office:value-type="string" calcext:value-type="string">
            <text:p>658</text:p>
          </table:table-cell>
          <table:table-cell table:formula="of:=HYPERLINK(&quot;https://clics.clld.org/parameters/658&quot;;&quot;RAIN (PRECIPITATION)&quot;)" office:value-type="string" office:string-value="RAIN (PRECIPITATION)" calcext:value-type="string">
            <text:p>RAIN (PRECIPITATION)</text:p>
          </table:table-cell>
          <table:table-cell/>
        </table:table-row>
        <table:table-row table:style-name="ro1">
          <table:table-cell office:value-type="string" calcext:value-type="string">
            <text:p>659</text:p>
          </table:table-cell>
          <table:table-cell table:formula="of:=HYPERLINK(&quot;https://clics.clld.org/parameters/659&quot;;&quot;REED&quot;)" office:value-type="string" office:string-value="REED" calcext:value-type="string">
            <text:p>REED</text:p>
          </table:table-cell>
          <table:table-cell/>
        </table:table-row>
        <table:table-row table:style-name="ro1">
          <table:table-cell office:value-type="string" calcext:value-type="string">
            <text:p>660</text:p>
          </table:table-cell>
          <table:table-cell table:formula="of:=HYPERLINK(&quot;https://clics.clld.org/parameters/660&quot;;&quot;REEF&quot;)" office:value-type="string" office:string-value="REEF" calcext:value-type="string">
            <text:p>REEF</text:p>
          </table:table-cell>
          <table:table-cell/>
        </table:table-row>
        <table:table-row table:style-name="ro1">
          <table:table-cell office:value-type="string" calcext:value-type="string">
            <text:p>661</text:p>
          </table:table-cell>
          <table:table-cell table:formula="of:=HYPERLINK(&quot;https://clics.clld.org/parameters/661&quot;;&quot;RELIGION&quot;)" office:value-type="string" office:string-value="RELIGION" calcext:value-type="string">
            <text:p>RELIGION</text:p>
          </table:table-cell>
          <table:table-cell/>
        </table:table-row>
        <table:table-row table:style-name="ro1">
          <table:table-cell office:value-type="string" calcext:value-type="string">
            <text:p>662</text:p>
          </table:table-cell>
          <table:table-cell table:formula="of:=HYPERLINK(&quot;https://clics.clld.org/parameters/662&quot;;&quot;BATTERY&quot;)" office:value-type="string" office:string-value="BATTERY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663</text:p>
          </table:table-cell>
          <table:table-cell table:formula="of:=HYPERLINK(&quot;https://clics.clld.org/parameters/663&quot;;&quot;BAY&quot;)" office:value-type="string" office:string-value="BAY" calcext:value-type="string">
            <text:p>BAY</text:p>
          </table:table-cell>
          <table:table-cell/>
        </table:table-row>
        <table:table-row table:style-name="ro1">
          <table:table-cell office:value-type="string" calcext:value-type="string">
            <text:p>665</text:p>
          </table:table-cell>
          <table:table-cell table:formula="of:=HYPERLINK(&quot;https://clics.clld.org/parameters/665&quot;;&quot;BEE&quot;)" office:value-type="string" office:string-value="BEE" calcext:value-type="string">
            <text:p>BEE</text:p>
          </table:table-cell>
          <table:table-cell/>
        </table:table-row>
        <table:table-row table:style-name="ro1">
          <table:table-cell office:value-type="string" calcext:value-type="string">
            <text:p>666</text:p>
          </table:table-cell>
          <table:table-cell table:formula="of:=HYPERLINK(&quot;https://clics.clld.org/parameters/666&quot;;&quot;RIVER&quot;)" office:value-type="string" office:string-value="RIVER" calcext:value-type="string">
            <text:p>RIVER</text:p>
          </table:table-cell>
          <table:table-cell/>
        </table:table-row>
        <table:table-row table:style-name="ro1">
          <table:table-cell office:value-type="string" calcext:value-type="string">
            <text:p>667</text:p>
          </table:table-cell>
          <table:table-cell table:formula="of:=HYPERLINK(&quot;https://clics.clld.org/parameters/667&quot;;&quot;ROAD&quot;)" office:value-type="string" office:string-value="ROAD" calcext:value-type="string">
            <text:p>ROAD</text:p>
          </table:table-cell>
          <table:table-cell/>
        </table:table-row>
        <table:table-row table:style-name="ro1">
          <table:table-cell office:value-type="string" calcext:value-type="string">
            <text:p>668</text:p>
          </table:table-cell>
          <table:table-cell table:formula="of:=HYPERLINK(&quot;https://clics.clld.org/parameters/668&quot;;&quot;ROCK&quot;)" office:value-type="string" office:string-value="ROCK" calcext:value-type="string">
            <text:p>ROCK</text:p>
          </table:table-cell>
          <table:table-cell/>
        </table:table-row>
        <table:table-row table:style-name="ro1">
          <table:table-cell office:value-type="string" calcext:value-type="string">
            <text:p>670</text:p>
          </table:table-cell>
          <table:table-cell table:formula="of:=HYPERLINK(&quot;https://clics.clld.org/parameters/670&quot;;&quot;ROOT&quot;)" office:value-type="string" office:string-value="ROOT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671</text:p>
          </table:table-cell>
          <table:table-cell table:formula="of:=HYPERLINK(&quot;https://clics.clld.org/parameters/671&quot;;&quot;SAND&quot;)" office:value-type="string" office:string-value="SAND" calcext:value-type="string">
            <text:p>SAND</text:p>
          </table:table-cell>
          <table:table-cell/>
        </table:table-row>
        <table:table-row table:style-name="ro1">
          <table:table-cell office:value-type="string" calcext:value-type="string">
            <text:p>672</text:p>
          </table:table-cell>
          <table:table-cell table:formula="of:=HYPERLINK(&quot;https://clics.clld.org/parameters/672&quot;;&quot;EARLY&quot;)" office:value-type="string" office:string-value="EARLY" calcext:value-type="string">
            <text:p>EARLY</text:p>
          </table:table-cell>
          <table:table-cell/>
        </table:table-row>
        <table:table-row table:style-name="ro1">
          <table:table-cell office:value-type="string" calcext:value-type="string">
            <text:p>673</text:p>
          </table:table-cell>
          <table:table-cell table:formula="of:=HYPERLINK(&quot;https://clics.clld.org/parameters/673&quot;;&quot;SCHOOL&quot;)" office:value-type="string" office:string-value="SCHOOL" calcext:value-type="string">
            <text:p>SCHOOL</text:p>
          </table:table-cell>
          <table:table-cell/>
        </table:table-row>
        <table:table-row table:style-name="ro1">
          <table:table-cell office:value-type="string" calcext:value-type="string">
            <text:p>674</text:p>
          </table:table-cell>
          <table:table-cell table:formula="of:=HYPERLINK(&quot;https://clics.clld.org/parameters/674&quot;;&quot;MOUTH&quot;)" office:value-type="string" office:string-value="MOUTH" calcext:value-type="string">
            <text:p>MOUTH</text:p>
          </table:table-cell>
          <table:table-cell/>
        </table:table-row>
        <table:table-row table:style-name="ro1">
          <table:table-cell office:value-type="string" calcext:value-type="string">
            <text:p>675</text:p>
          </table:table-cell>
          <table:table-cell table:formula="of:=HYPERLINK(&quot;https://clics.clld.org/parameters/675&quot;;&quot;FAECES (EXCREMENT)&quot;)" office:value-type="string" office:string-value="FAECES (EXCREMENT)" calcext:value-type="string">
            <text:p>FAECES (EXCREMENT)</text:p>
          </table:table-cell>
          <table:table-cell/>
        </table:table-row>
        <table:table-row table:style-name="ro1">
          <table:table-cell office:value-type="string" calcext:value-type="string">
            <text:p>676</text:p>
          </table:table-cell>
          <table:table-cell table:formula="of:=HYPERLINK(&quot;https://clics.clld.org/parameters/676&quot;;&quot;SHIT (DEFECATE)&quot;)" office:value-type="string" office:string-value="SHIT (DEFECATE)" calcext:value-type="string">
            <text:p>SHIT (DEFECATE)</text:p>
          </table:table-cell>
          <table:table-cell/>
        </table:table-row>
        <table:table-row table:style-name="ro1">
          <table:table-cell office:value-type="string" calcext:value-type="string">
            <text:p>677</text:p>
          </table:table-cell>
          <table:table-cell table:formula="of:=HYPERLINK(&quot;https://clics.clld.org/parameters/677&quot;;&quot;AXE&quot;)" office:value-type="string" office:string-value="AXE" calcext:value-type="string">
            <text:p>AXE</text:p>
          </table:table-cell>
          <table:table-cell/>
        </table:table-row>
        <table:table-row table:style-name="ro1">
          <table:table-cell office:value-type="string" calcext:value-type="string">
            <text:p>678</text:p>
          </table:table-cell>
          <table:table-cell table:formula="of:=HYPERLINK(&quot;https://clics.clld.org/parameters/678&quot;;&quot;BEARD&quot;)" office:value-type="string" office:string-value="BEARD" calcext:value-type="string">
            <text:p>BEARD</text:p>
          </table:table-cell>
          <table:table-cell/>
        </table:table-row>
        <table:table-row table:style-name="ro1">
          <table:table-cell office:value-type="string" calcext:value-type="string">
            <text:p>679</text:p>
          </table:table-cell>
          <table:table-cell table:formula="of:=HYPERLINK(&quot;https://clics.clld.org/parameters/679&quot;;&quot;BRIGHT&quot;)" office:value-type="string" office:string-value="BRIGHT" calcext:value-type="string">
            <text:p>BRIGHT</text:p>
          </table:table-cell>
          <table:table-cell/>
        </table:table-row>
        <table:table-row table:style-name="ro1">
          <table:table-cell office:value-type="string" calcext:value-type="string">
            <text:p>680</text:p>
          </table:table-cell>
          <table:table-cell table:formula="of:=HYPERLINK(&quot;https://clics.clld.org/parameters/680&quot;;&quot;BREAK (DESTROY OR GET DESTROYED)&quot;)" office:value-type="string" office:string-value="BREAK (DESTROY OR GET DESTROYED)" calcext:value-type="string">
            <text:p>BREAK (DESTROY OR GET DESTROYED)</text:p>
          </table:table-cell>
          <table:table-cell/>
        </table:table-row>
        <table:table-row table:style-name="ro1">
          <table:table-cell office:value-type="string" calcext:value-type="string">
            <text:p>681</text:p>
          </table:table-cell>
          <table:table-cell table:formula="of:=HYPERLINK(&quot;https://clics.clld.org/parameters/681&quot;;&quot;DESTROY&quot;)" office:value-type="string" office:string-value="DESTROY" calcext:value-type="string">
            <text:p>DESTROY</text:p>
          </table:table-cell>
          <table:table-cell/>
        </table:table-row>
        <table:table-row table:style-name="ro1">
          <table:table-cell office:value-type="string" calcext:value-type="string">
            <text:p>682</text:p>
          </table:table-cell>
          <table:table-cell table:formula="of:=HYPERLINK(&quot;https://clics.clld.org/parameters/682&quot;;&quot;SIDE&quot;)" office:value-type="string" office:string-value="SIDE" calcext:value-type="string">
            <text:p>SIDE</text:p>
          </table:table-cell>
          <table:table-cell/>
        </table:table-row>
        <table:table-row table:style-name="ro1">
          <table:table-cell office:value-type="string" calcext:value-type="string">
            <text:p>683</text:p>
          </table:table-cell>
          <table:table-cell table:formula="of:=HYPERLINK(&quot;https://clics.clld.org/parameters/683&quot;;&quot;PERSON&quot;)" office:value-type="string" office:string-value="PERSON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684</text:p>
          </table:table-cell>
          <table:table-cell table:formula="of:=HYPERLINK(&quot;https://clics.clld.org/parameters/684&quot;;&quot;OWN&quot;)" office:value-type="string" office:string-value="OWN" calcext:value-type="string">
            <text:p>OWN</text:p>
          </table:table-cell>
          <table:table-cell/>
        </table:table-row>
        <table:table-row table:style-name="ro1">
          <table:table-cell office:value-type="string" calcext:value-type="string">
            <text:p>686</text:p>
          </table:table-cell>
          <table:table-cell table:formula="of:=HYPERLINK(&quot;https://clics.clld.org/parameters/686&quot;;&quot;EASY&quot;)" office:value-type="string" office:string-value="EASY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687</text:p>
          </table:table-cell>
          <table:table-cell table:formula="of:=HYPERLINK(&quot;https://clics.clld.org/parameters/687&quot;;&quot;NOTHING&quot;)" office:value-type="string" office:string-value="NOTHING" calcext:value-type="string">
            <text:p>NOTHING</text:p>
          </table:table-cell>
          <table:table-cell/>
        </table:table-row>
        <table:table-row table:style-name="ro1">
          <table:table-cell office:value-type="string" calcext:value-type="string">
            <text:p>688</text:p>
          </table:table-cell>
          <table:table-cell table:formula="of:=HYPERLINK(&quot;https://clics.clld.org/parameters/688&quot;;&quot;LUNG&quot;)" office:value-type="string" office:string-value="LUNG" calcext:value-type="string">
            <text:p>LUNG</text:p>
          </table:table-cell>
          <table:table-cell/>
        </table:table-row>
        <table:table-row table:style-name="ro1">
          <table:table-cell office:value-type="string" calcext:value-type="string">
            <text:p>689</text:p>
          </table:table-cell>
          <table:table-cell table:formula="of:=HYPERLINK(&quot;https://clics.clld.org/parameters/689&quot;;&quot;BETWEEN&quot;)" office:value-type="string" office:string-value="BETWEEN" calcext:value-type="string">
            <text:p>BETWEEN</text:p>
          </table:table-cell>
          <table:table-cell/>
        </table:table-row>
        <table:table-row table:style-name="ro1">
          <table:table-cell office:value-type="string" calcext:value-type="string">
            <text:p>690</text:p>
          </table:table-cell>
          <table:table-cell table:formula="of:=HYPERLINK(&quot;https://clics.clld.org/parameters/690&quot;;&quot;BOTTOM&quot;)" office:value-type="string" office:string-value="BOTTOM" calcext:value-type="string">
            <text:p>BOTTOM</text:p>
          </table:table-cell>
          <table:table-cell/>
        </table:table-row>
        <table:table-row table:style-name="ro1">
          <table:table-cell office:value-type="string" calcext:value-type="string">
            <text:p>691</text:p>
          </table:table-cell>
          <table:table-cell table:formula="of:=HYPERLINK(&quot;https://clics.clld.org/parameters/691&quot;;&quot;SEASON&quot;)" office:value-type="string" office:string-value="SEASON" calcext:value-type="string">
            <text:p>SEASON</text:p>
          </table:table-cell>
          <table:table-cell/>
        </table:table-row>
        <table:table-row table:style-name="ro1">
          <table:table-cell office:value-type="string" calcext:value-type="string">
            <text:p>692</text:p>
          </table:table-cell>
          <table:table-cell table:formula="of:=HYPERLINK(&quot;https://clics.clld.org/parameters/692&quot;;&quot;BRING&quot;)" office:value-type="string" office:string-value="BRING" calcext:value-type="string">
            <text:p>BRING</text:p>
          </table:table-cell>
          <table:table-cell/>
        </table:table-row>
        <table:table-row table:style-name="ro1">
          <table:table-cell office:value-type="string" calcext:value-type="string">
            <text:p>693</text:p>
          </table:table-cell>
          <table:table-cell table:formula="of:=HYPERLINK(&quot;https://clics.clld.org/parameters/693&quot;;&quot;FROM&quot;)" office:value-type="string" office:string-value="FROM" calcext:value-type="string">
            <text:p>FROM</text:p>
          </table:table-cell>
          <table:table-cell/>
        </table:table-row>
        <table:table-row table:style-name="ro1">
          <table:table-cell office:value-type="string" calcext:value-type="string">
            <text:p>694</text:p>
          </table:table-cell>
          <table:table-cell table:formula="of:=HYPERLINK(&quot;https://clics.clld.org/parameters/694&quot;;&quot;GET&quot;)" office:value-type="string" office:string-value="GET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695</text:p>
          </table:table-cell>
          <table:table-cell table:formula="of:=HYPERLINK(&quot;https://clics.clld.org/parameters/695&quot;;&quot;GO&quot;)" office:value-type="string" office:string-value="GO" calcext:value-type="string">
            <text:p>GO</text:p>
          </table:table-cell>
          <table:table-cell/>
        </table:table-row>
        <table:table-row table:style-name="ro1">
          <table:table-cell office:value-type="string" calcext:value-type="string">
            <text:p>696</text:p>
          </table:table-cell>
          <table:table-cell table:formula="of:=HYPERLINK(&quot;https://clics.clld.org/parameters/696&quot;;&quot;STIR&quot;)" office:value-type="string" office:string-value="STIR" calcext:value-type="string">
            <text:p>STIR</text:p>
          </table:table-cell>
          <table:table-cell/>
        </table:table-row>
        <table:table-row table:style-name="ro1">
          <table:table-cell office:value-type="string" calcext:value-type="string">
            <text:p>698</text:p>
          </table:table-cell>
          <table:table-cell table:formula="of:=HYPERLINK(&quot;https://clics.clld.org/parameters/698&quot;;&quot;WISE&quot;)" office:value-type="string" office:string-value="WISE" calcext:value-type="string">
            <text:p>WISE</text:p>
          </table:table-cell>
          <table:table-cell/>
        </table:table-row>
        <table:table-row table:style-name="ro1">
          <table:table-cell office:value-type="string" calcext:value-type="string">
            <text:p>699</text:p>
          </table:table-cell>
          <table:table-cell table:formula="of:=HYPERLINK(&quot;https://clics.clld.org/parameters/699&quot;;&quot;SAD&quot;)" office:value-type="string" office:string-value="SAD" calcext:value-type="string">
            <text:p>SAD</text:p>
          </table:table-cell>
          <table:table-cell/>
        </table:table-row>
        <table:table-row table:style-name="ro1">
          <table:table-cell office:value-type="string" calcext:value-type="string">
            <text:p>700</text:p>
          </table:table-cell>
          <table:table-cell table:formula="of:=HYPERLINK(&quot;https://clics.clld.org/parameters/700&quot;;&quot;CARRY&quot;)" office:value-type="string" office:string-value="CARRY" calcext:value-type="string">
            <text:p>CARRY</text:p>
          </table:table-cell>
          <table:table-cell/>
        </table:table-row>
        <table:table-row table:style-name="ro1">
          <table:table-cell office:value-type="string" calcext:value-type="string">
            <text:p>701</text:p>
          </table:table-cell>
          <table:table-cell table:formula="of:=HYPERLINK(&quot;https://clics.clld.org/parameters/701&quot;;&quot;SLOW&quot;)" office:value-type="string" office:string-value="SLOW" calcext:value-type="string">
            <text:p>SLOW</text:p>
          </table:table-cell>
          <table:table-cell/>
        </table:table-row>
        <table:table-row table:style-name="ro1">
          <table:table-cell office:value-type="string" calcext:value-type="string">
            <text:p>702</text:p>
          </table:table-cell>
          <table:table-cell table:formula="of:=HYPERLINK(&quot;https://clics.clld.org/parameters/702&quot;;&quot;CATCH&quot;)" office:value-type="string" office:string-value="CATCH" calcext:value-type="string">
            <text:p>CATCH</text:p>
          </table:table-cell>
          <table:table-cell/>
        </table:table-row>
        <table:table-row table:style-name="ro1">
          <table:table-cell office:value-type="string" calcext:value-type="string">
            <text:p>703</text:p>
          </table:table-cell>
          <table:table-cell table:formula="of:=HYPERLINK(&quot;https://clics.clld.org/parameters/703&quot;;&quot;SOON&quot;)" office:value-type="string" office:string-value="SOON" calcext:value-type="string">
            <text:p>SOON</text:p>
          </table:table-cell>
          <table:table-cell/>
        </table:table-row>
        <table:table-row table:style-name="ro1">
          <table:table-cell office:value-type="string" calcext:value-type="string">
            <text:p>704</text:p>
          </table:table-cell>
          <table:table-cell table:formula="of:=HYPERLINK(&quot;https://clics.clld.org/parameters/704&quot;;&quot;CLEAN&quot;)" office:value-type="string" office:string-value="CLEAN" calcext:value-type="string">
            <text:p>CLEAN</text:p>
          </table:table-cell>
          <table:table-cell/>
        </table:table-row>
        <table:table-row table:style-name="ro1">
          <table:table-cell office:value-type="string" calcext:value-type="string">
            <text:p>705</text:p>
          </table:table-cell>
          <table:table-cell table:formula="of:=HYPERLINK(&quot;https://clics.clld.org/parameters/705&quot;;&quot;GO UP (ASCEND)&quot;)" office:value-type="string" office:string-value="GO UP (ASCEND)" calcext:value-type="string">
            <text:p>GO UP (ASCEND)</text:p>
          </table:table-cell>
          <table:table-cell/>
        </table:table-row>
        <table:table-row table:style-name="ro1">
          <table:table-cell office:value-type="string" calcext:value-type="string">
            <text:p>706</text:p>
          </table:table-cell>
          <table:table-cell table:formula="of:=HYPERLINK(&quot;https://clics.clld.org/parameters/706&quot;;&quot;DARK&quot;)" office:value-type="string" office:string-value="DARK" calcext:value-type="string">
            <text:p>DARK</text:p>
          </table:table-cell>
          <table:table-cell/>
        </table:table-row>
        <table:table-row table:style-name="ro1">
          <table:table-cell office:value-type="string" calcext:value-type="string">
            <text:p>707</text:p>
          </table:table-cell>
          <table:table-cell table:formula="of:=HYPERLINK(&quot;https://clics.clld.org/parameters/707&quot;;&quot;REMEMBER&quot;)" office:value-type="string" office:string-value="REMEMBER" calcext:value-type="string">
            <text:p>REMEMBER</text:p>
          </table:table-cell>
          <table:table-cell/>
        </table:table-row>
        <table:table-row table:style-name="ro1">
          <table:table-cell office:value-type="string" calcext:value-type="string">
            <text:p>708</text:p>
          </table:table-cell>
          <table:table-cell table:formula="of:=HYPERLINK(&quot;https://clics.clld.org/parameters/708&quot;;&quot;SHINE&quot;)" office:value-type="string" office:string-value="SHINE" calcext:value-type="string">
            <text:p>SHINE</text:p>
          </table:table-cell>
          <table:table-cell/>
        </table:table-row>
        <table:table-row table:style-name="ro1">
          <table:table-cell office:value-type="string" calcext:value-type="string">
            <text:p>709</text:p>
          </table:table-cell>
          <table:table-cell table:formula="of:=HYPERLINK(&quot;https://clics.clld.org/parameters/709&quot;;&quot;TEACH&quot;)" office:value-type="string" office:string-value="TEACH" calcext:value-type="string">
            <text:p>TEACH</text:p>
          </table:table-cell>
          <table:table-cell/>
        </table:table-row>
        <table:table-row table:style-name="ro1">
          <table:table-cell office:value-type="string" calcext:value-type="string">
            <text:p>710</text:p>
          </table:table-cell>
          <table:table-cell table:formula="of:=HYPERLINK(&quot;https://clics.clld.org/parameters/710&quot;;&quot;WHEEL&quot;)" office:value-type="string" office:string-value="WHEEL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711</text:p>
          </table:table-cell>
          <table:table-cell table:formula="of:=HYPERLINK(&quot;https://clics.clld.org/parameters/711&quot;;&quot;TALL&quot;)" office:value-type="string" office:string-value="TALL" calcext:value-type="string">
            <text:p>TALL</text:p>
          </table:table-cell>
          <table:table-cell/>
        </table:table-row>
        <table:table-row table:style-name="ro1">
          <table:table-cell office:value-type="string" calcext:value-type="string">
            <text:p>712</text:p>
          </table:table-cell>
          <table:table-cell table:formula="of:=HYPERLINK(&quot;https://clics.clld.org/parameters/712&quot;;&quot;RICH&quot;)" office:value-type="string" office:string-value="RICH" calcext:value-type="string">
            <text:p>RICH</text:p>
          </table:table-cell>
          <table:table-cell/>
        </table:table-row>
        <table:table-row table:style-name="ro1">
          <table:table-cell office:value-type="string" calcext:value-type="string">
            <text:p>713</text:p>
          </table:table-cell>
          <table:table-cell table:formula="of:=HYPERLINK(&quot;https://clics.clld.org/parameters/713&quot;;&quot;STEAL&quot;)" office:value-type="string" office:string-value="STEAL" calcext:value-type="string">
            <text:p>STEAL</text:p>
          </table:table-cell>
          <table:table-cell/>
        </table:table-row>
        <table:table-row table:style-name="ro1">
          <table:table-cell office:value-type="string" calcext:value-type="string">
            <text:p>714</text:p>
          </table:table-cell>
          <table:table-cell table:formula="of:=HYPERLINK(&quot;https://clics.clld.org/parameters/714&quot;;&quot;SEED&quot;)" office:value-type="string" office:string-value="SEED" calcext:value-type="string">
            <text:p>SEED</text:p>
          </table:table-cell>
          <table:table-cell/>
        </table:table-row>
        <table:table-row table:style-name="ro1">
          <table:table-cell office:value-type="string" calcext:value-type="string">
            <text:p>715</text:p>
          </table:table-cell>
          <table:table-cell table:formula="of:=HYPERLINK(&quot;https://clics.clld.org/parameters/715&quot;;&quot;SHOUT&quot;)" office:value-type="string" office:string-value="SHOUT" calcext:value-type="string">
            <text:p>SHOUT</text:p>
          </table:table-cell>
          <table:table-cell/>
        </table:table-row>
        <table:table-row table:style-name="ro1">
          <table:table-cell office:value-type="string" calcext:value-type="string">
            <text:p>716</text:p>
          </table:table-cell>
          <table:table-cell table:formula="of:=HYPERLINK(&quot;https://clics.clld.org/parameters/716&quot;;&quot;GROAN&quot;)" office:value-type="string" office:string-value="GROAN" calcext:value-type="string">
            <text:p>GROAN</text:p>
          </table:table-cell>
          <table:table-cell/>
        </table:table-row>
        <table:table-row table:style-name="ro1">
          <table:table-cell office:value-type="string" calcext:value-type="string">
            <text:p>717</text:p>
          </table:table-cell>
          <table:table-cell table:formula="of:=HYPERLINK(&quot;https://clics.clld.org/parameters/717&quot;;&quot;SWEET&quot;)" office:value-type="string" office:string-value="SWEET" calcext:value-type="string">
            <text:p>SWEET</text:p>
          </table:table-cell>
          <table:table-cell/>
        </table:table-row>
        <table:table-row table:style-name="ro1">
          <table:table-cell office:value-type="string" calcext:value-type="string">
            <text:p>718</text:p>
          </table:table-cell>
          <table:table-cell table:formula="of:=HYPERLINK(&quot;https://clics.clld.org/parameters/718&quot;;&quot;PAY&quot;)" office:value-type="string" office:string-value="PAY" calcext:value-type="string">
            <text:p>PAY</text:p>
          </table:table-cell>
          <table:table-cell/>
        </table:table-row>
        <table:table-row table:style-name="ro1">
          <table:table-cell office:value-type="string" calcext:value-type="string">
            <text:p>719</text:p>
          </table:table-cell>
          <table:table-cell table:formula="of:=HYPERLINK(&quot;https://clics.clld.org/parameters/719&quot;;&quot;FIND&quot;)" office:value-type="string" office:string-value="FIND" calcext:value-type="string">
            <text:p>FIND</text:p>
          </table:table-cell>
          <table:table-cell/>
        </table:table-row>
        <table:table-row table:style-name="ro1">
          <table:table-cell office:value-type="string" calcext:value-type="string">
            <text:p>720</text:p>
          </table:table-cell>
          <table:table-cell table:formula="of:=HYPERLINK(&quot;https://clics.clld.org/parameters/720&quot;;&quot;GOOD LUCK&quot;)" office:value-type="string" office:string-value="GOOD LUCK" calcext:value-type="string">
            <text:p>GOOD LUCK</text:p>
          </table:table-cell>
          <table:table-cell/>
        </table:table-row>
        <table:table-row table:style-name="ro1">
          <table:table-cell office:value-type="string" calcext:value-type="string">
            <text:p>721</text:p>
          </table:table-cell>
          <table:table-cell table:formula="of:=HYPERLINK(&quot;https://clics.clld.org/parameters/721&quot;;&quot;LOW&quot;)" office:value-type="string" office:string-value="LOW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722</text:p>
          </table:table-cell>
          <table:table-cell table:formula="of:=HYPERLINK(&quot;https://clics.clld.org/parameters/722&quot;;&quot;ATTACK&quot;)" office:value-type="string" office:string-value="ATTACK" calcext:value-type="string">
            <text:p>ATTACK</text:p>
          </table:table-cell>
          <table:table-cell/>
        </table:table-row>
        <table:table-row table:style-name="ro1">
          <table:table-cell office:value-type="string" calcext:value-type="string">
            <text:p>723</text:p>
          </table:table-cell>
          <table:table-cell table:formula="of:=HYPERLINK(&quot;https://clics.clld.org/parameters/723&quot;;&quot;PLACE (POSITION)&quot;)" office:value-type="string" office:string-value="PLACE (POSITION)" calcext:value-type="string">
            <text:p>PLACE (POSITION)</text:p>
          </table:table-cell>
          <table:table-cell/>
        </table:table-row>
        <table:table-row table:style-name="ro1">
          <table:table-cell office:value-type="string" calcext:value-type="string">
            <text:p>724</text:p>
          </table:table-cell>
          <table:table-cell table:formula="of:=HYPERLINK(&quot;https://clics.clld.org/parameters/724&quot;;&quot;READ&quot;)" office:value-type="string" office:string-value="READ" calcext:value-type="string">
            <text:p>READ</text:p>
          </table:table-cell>
          <table:table-cell/>
        </table:table-row>
        <table:table-row table:style-name="ro1">
          <table:table-cell office:value-type="string" calcext:value-type="string">
            <text:p>725</text:p>
          </table:table-cell>
          <table:table-cell table:formula="of:=HYPERLINK(&quot;https://clics.clld.org/parameters/725&quot;;&quot;OLD PERSON&quot;)" office:value-type="string" office:string-value="OLD PERSON" calcext:value-type="string">
            <text:p>OLD PERSON</text:p>
          </table:table-cell>
          <table:table-cell/>
        </table:table-row>
        <table:table-row table:style-name="ro1">
          <table:table-cell office:value-type="string" calcext:value-type="string">
            <text:p>726</text:p>
          </table:table-cell>
          <table:table-cell table:formula="of:=HYPERLINK(&quot;https://clics.clld.org/parameters/726&quot;;&quot;WHILE&quot;)" office:value-type="string" office:string-value="WHILE" calcext:value-type="string">
            <text:p>WHILE</text:p>
          </table:table-cell>
          <table:table-cell/>
        </table:table-row>
        <table:table-row table:style-name="ro1">
          <table:table-cell office:value-type="string" calcext:value-type="string">
            <text:p>727</text:p>
          </table:table-cell>
          <table:table-cell table:formula="of:=HYPERLINK(&quot;https://clics.clld.org/parameters/727&quot;;&quot;WHICH&quot;)" office:value-type="string" office:string-value="WHICH" calcext:value-type="string">
            <text:p>WHICH</text:p>
          </table:table-cell>
          <table:table-cell/>
        </table:table-row>
        <table:table-row table:style-name="ro1">
          <table:table-cell office:value-type="string" calcext:value-type="string">
            <text:p>728</text:p>
          </table:table-cell>
          <table:table-cell table:formula="of:=HYPERLINK(&quot;https://clics.clld.org/parameters/728&quot;;&quot;FIRST&quot;)" office:value-type="string" office:string-value="FIRST" calcext:value-type="string">
            <text:p>FIRST</text:p>
          </table:table-cell>
          <table:table-cell/>
        </table:table-row>
        <table:table-row table:style-name="ro1">
          <table:table-cell office:value-type="string" calcext:value-type="string">
            <text:p>729</text:p>
          </table:table-cell>
          <table:table-cell table:formula="of:=HYPERLINK(&quot;https://clics.clld.org/parameters/729&quot;;&quot;DAWN&quot;)" office:value-type="string" office:string-value="DAWN" calcext:value-type="string">
            <text:p>DAWN</text:p>
          </table:table-cell>
          <table:table-cell/>
        </table:table-row>
        <table:table-row table:style-name="ro1">
          <table:table-cell office:value-type="string" calcext:value-type="string">
            <text:p>730</text:p>
          </table:table-cell>
          <table:table-cell table:formula="of:=HYPERLINK(&quot;https://clics.clld.org/parameters/730&quot;;&quot;SNAKE&quot;)" office:value-type="string" office:string-value="SNAKE" calcext:value-type="string">
            <text:p>SNAKE</text:p>
          </table:table-cell>
          <table:table-cell/>
        </table:table-row>
        <table:table-row table:style-name="ro1">
          <table:table-cell office:value-type="string" calcext:value-type="string">
            <text:p>731</text:p>
          </table:table-cell>
          <table:table-cell table:formula="of:=HYPERLINK(&quot;https://clics.clld.org/parameters/731&quot;;&quot;BEVERAGE&quot;)" office:value-type="string" office:string-value="BEVERAGE" calcext:value-type="string">
            <text:p>BEVERAGE</text:p>
          </table:table-cell>
          <table:table-cell/>
        </table:table-row>
        <table:table-row table:style-name="ro1">
          <table:table-cell office:value-type="string" calcext:value-type="string">
            <text:p>732</text:p>
          </table:table-cell>
          <table:table-cell table:formula="of:=HYPERLINK(&quot;https://clics.clld.org/parameters/732&quot;;&quot;YOUR (SINGULAR)&quot;)" office:value-type="string" office:string-value="YOUR (SINGULAR)" calcext:value-type="string">
            <text:p>YOUR (SINGULAR)</text:p>
          </table:table-cell>
          <table:table-cell/>
        </table:table-row>
        <table:table-row table:style-name="ro1">
          <table:table-cell office:value-type="string" calcext:value-type="string">
            <text:p>733</text:p>
          </table:table-cell>
          <table:table-cell table:formula="of:=HYPERLINK(&quot;https://clics.clld.org/parameters/733&quot;;&quot;EARN&quot;)" office:value-type="string" office:string-value="EARN" calcext:value-type="string">
            <text:p>EARN</text:p>
          </table:table-cell>
          <table:table-cell/>
        </table:table-row>
        <table:table-row table:style-name="ro1">
          <table:table-cell office:value-type="string" calcext:value-type="string">
            <text:p>734</text:p>
          </table:table-cell>
          <table:table-cell table:formula="of:=HYPERLINK(&quot;https://clics.clld.org/parameters/734&quot;;&quot;MAKE&quot;)" office:value-type="string" office:string-value="MAKE" calcext:value-type="string">
            <text:p>MAKE</text:p>
          </table:table-cell>
          <table:table-cell/>
        </table:table-row>
        <table:table-row table:style-name="ro1">
          <table:table-cell office:value-type="string" calcext:value-type="string">
            <text:p>735</text:p>
          </table:table-cell>
          <table:table-cell table:formula="of:=HYPERLINK(&quot;https://clics.clld.org/parameters/735&quot;;&quot;OWL&quot;)" office:value-type="string" office:string-value="OWL" calcext:value-type="string">
            <text:p>OWL</text:p>
          </table:table-cell>
          <table:table-cell/>
        </table:table-row>
        <table:table-row table:style-name="ro1">
          <table:table-cell office:value-type="string" calcext:value-type="string">
            <text:p>736</text:p>
          </table:table-cell>
          <table:table-cell table:formula="of:=HYPERLINK(&quot;https://clics.clld.org/parameters/736&quot;;&quot;YARD&quot;)" office:value-type="string" office:string-value="YARD" calcext:value-type="string">
            <text:p>YARD</text:p>
          </table:table-cell>
          <table:table-cell/>
        </table:table-row>
        <table:table-row table:style-name="ro1">
          <table:table-cell office:value-type="string" calcext:value-type="string">
            <text:p>737</text:p>
          </table:table-cell>
          <table:table-cell table:formula="of:=HYPERLINK(&quot;https://clics.clld.org/parameters/737&quot;;&quot;LIGHT (IGNITE)&quot;)" office:value-type="string" office:string-value="LIGHT (IGNITE)" calcext:value-type="string">
            <text:p>LIGHT (IGNITE)</text:p>
          </table:table-cell>
          <table:table-cell/>
        </table:table-row>
        <table:table-row table:style-name="ro1">
          <table:table-cell office:value-type="string" calcext:value-type="string">
            <text:p>738</text:p>
          </table:table-cell>
          <table:table-cell table:formula="of:=HYPERLINK(&quot;https://clics.clld.org/parameters/738&quot;;&quot;THING&quot;)" office:value-type="string" office:string-value="TH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739</text:p>
          </table:table-cell>
          <table:table-cell table:formula="of:=HYPERLINK(&quot;https://clics.clld.org/parameters/739&quot;;&quot;FEED&quot;)" office:value-type="string" office:string-value="FEED" calcext:value-type="string">
            <text:p>FEED</text:p>
          </table:table-cell>
          <table:table-cell/>
        </table:table-row>
        <table:table-row table:style-name="ro1">
          <table:table-cell office:value-type="string" calcext:value-type="string">
            <text:p>740</text:p>
          </table:table-cell>
          <table:table-cell table:formula="of:=HYPERLINK(&quot;https://clics.clld.org/parameters/740&quot;;&quot;SHIP&quot;)" office:value-type="string" office:string-value="SHIP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741</text:p>
          </table:table-cell>
          <table:table-cell table:formula="of:=HYPERLINK(&quot;https://clics.clld.org/parameters/741&quot;;&quot;DRIVE&quot;)" office:value-type="string" office:string-value="DRIVE" calcext:value-type="string">
            <text:p>DRIVE</text:p>
          </table:table-cell>
          <table:table-cell/>
        </table:table-row>
        <table:table-row table:style-name="ro1">
          <table:table-cell office:value-type="string" calcext:value-type="string">
            <text:p>742</text:p>
          </table:table-cell>
          <table:table-cell table:formula="of:=HYPERLINK(&quot;https://clics.clld.org/parameters/742&quot;;&quot;END (OF SPACE)&quot;)" office:value-type="string" office:string-value="END (OF SPACE)" calcext:value-type="string">
            <text:p>END (OF SPACE)</text:p>
          </table:table-cell>
          <table:table-cell/>
        </table:table-row>
        <table:table-row table:style-name="ro1">
          <table:table-cell office:value-type="string" calcext:value-type="string">
            <text:p>743</text:p>
          </table:table-cell>
          <table:table-cell table:formula="of:=HYPERLINK(&quot;https://clics.clld.org/parameters/743&quot;;&quot;END (OF TIME)&quot;)" office:value-type="string" office:string-value="END (OF TIME)" calcext:value-type="string">
            <text:p>END (OF TIME)</text:p>
          </table:table-cell>
          <table:table-cell/>
        </table:table-row>
        <table:table-row table:style-name="ro1">
          <table:table-cell office:value-type="string" calcext:value-type="string">
            <text:p>744</text:p>
          </table:table-cell>
          <table:table-cell table:formula="of:=HYPERLINK(&quot;https://clics.clld.org/parameters/744&quot;;&quot;EGG&quot;)" office:value-type="string" office:string-value="EGG" calcext:value-type="string">
            <text:p>EGG</text:p>
          </table:table-cell>
          <table:table-cell/>
        </table:table-row>
        <table:table-row table:style-name="ro1">
          <table:table-cell office:value-type="string" calcext:value-type="string">
            <text:p>745</text:p>
          </table:table-cell>
          <table:table-cell table:formula="of:=HYPERLINK(&quot;https://clics.clld.org/parameters/745&quot;;&quot;SHELF&quot;)" office:value-type="string" office:string-value="SHELF" calcext:value-type="string">
            <text:p>SHELF</text:p>
          </table:table-cell>
          <table:table-cell/>
        </table:table-row>
        <table:table-row table:style-name="ro1">
          <table:table-cell office:value-type="string" calcext:value-type="string">
            <text:p>746</text:p>
          </table:table-cell>
          <table:table-cell table:formula="of:=HYPERLINK(&quot;https://clics.clld.org/parameters/746&quot;;&quot;SHOP&quot;)" office:value-type="string" office:string-value="SHOP" calcext:value-type="string">
            <text:p>SHOP</text:p>
          </table:table-cell>
          <table:table-cell/>
        </table:table-row>
        <table:table-row table:style-name="ro1">
          <table:table-cell office:value-type="string" calcext:value-type="string">
            <text:p>747</text:p>
          </table:table-cell>
          <table:table-cell table:formula="of:=HYPERLINK(&quot;https://clics.clld.org/parameters/747&quot;;&quot;BICYCLE&quot;)" office:value-type="string" office:string-value="BICYCLE" calcext:value-type="string">
            <text:p>BICYCLE</text:p>
          </table:table-cell>
          <table:table-cell/>
        </table:table-row>
        <table:table-row table:style-name="ro1">
          <table:table-cell office:value-type="string" calcext:value-type="string">
            <text:p>748</text:p>
          </table:table-cell>
          <table:table-cell table:formula="of:=HYPERLINK(&quot;https://clics.clld.org/parameters/748&quot;;&quot;SOW SEEDS&quot;)" office:value-type="string" office:string-value="SOW SEEDS" calcext:value-type="string">
            <text:p>SOW SEEDS</text:p>
          </table:table-cell>
          <table:table-cell/>
        </table:table-row>
        <table:table-row table:style-name="ro1">
          <table:table-cell office:value-type="string" calcext:value-type="string">
            <text:p>749</text:p>
          </table:table-cell>
          <table:table-cell table:formula="of:=HYPERLINK(&quot;https://clics.clld.org/parameters/749&quot;;&quot;ENTER&quot;)" office:value-type="string" office:string-value="ENTER" calcext:value-type="string">
            <text:p>ENTER</text:p>
          </table:table-cell>
          <table:table-cell/>
        </table:table-row>
        <table:table-row table:style-name="ro1">
          <table:table-cell office:value-type="string" calcext:value-type="string">
            <text:p>750</text:p>
          </table:table-cell>
          <table:table-cell table:formula="of:=HYPERLINK(&quot;https://clics.clld.org/parameters/750&quot;;&quot;DROP&quot;)" office:value-type="string" office:string-value="DROP" calcext:value-type="string">
            <text:p>DROP</text:p>
          </table:table-cell>
          <table:table-cell/>
        </table:table-row>
        <table:table-row table:style-name="ro1">
          <table:table-cell office:value-type="string" calcext:value-type="string">
            <text:p>751</text:p>
          </table:table-cell>
          <table:table-cell table:formula="of:=HYPERLINK(&quot;https://clics.clld.org/parameters/751&quot;;&quot;SHRUB&quot;)" office:value-type="string" office:string-value="SHRUB" calcext:value-type="string">
            <text:p>SHRUB</text:p>
          </table:table-cell>
          <table:table-cell/>
        </table:table-row>
        <table:table-row table:style-name="ro1">
          <table:table-cell office:value-type="string" calcext:value-type="string">
            <text:p>752</text:p>
          </table:table-cell>
          <table:table-cell table:formula="of:=HYPERLINK(&quot;https://clics.clld.org/parameters/752&quot;;&quot;STORE&quot;)" office:value-type="string" office:string-value="STORE" calcext:value-type="string">
            <text:p>STORE</text:p>
          </table:table-cell>
          <table:table-cell/>
        </table:table-row>
        <table:table-row table:style-name="ro1">
          <table:table-cell office:value-type="string" calcext:value-type="string">
            <text:p>753</text:p>
          </table:table-cell>
          <table:table-cell table:formula="of:=HYPERLINK(&quot;https://clics.clld.org/parameters/753&quot;;&quot;PUPIL (STUDENT)&quot;)" office:value-type="string" office:string-value="PUPIL (STUDENT)" calcext:value-type="string">
            <text:p>PUPIL (STUDENT)</text:p>
          </table:table-cell>
          <table:table-cell/>
        </table:table-row>
        <table:table-row table:style-name="ro1">
          <table:table-cell office:value-type="string" calcext:value-type="string">
            <text:p>754</text:p>
          </table:table-cell>
          <table:table-cell table:formula="of:=HYPERLINK(&quot;https://clics.clld.org/parameters/754&quot;;&quot;HURRY&quot;)" office:value-type="string" office:string-value="HURRY" calcext:value-type="string">
            <text:p>HURRY</text:p>
          </table:table-cell>
          <table:table-cell/>
        </table:table-row>
        <table:table-row table:style-name="ro1">
          <table:table-cell office:value-type="string" calcext:value-type="string">
            <text:p>755</text:p>
          </table:table-cell>
          <table:table-cell table:formula="of:=HYPERLINK(&quot;https://clics.clld.org/parameters/755&quot;;&quot;DENY&quot;)" office:value-type="string" office:string-value="DENY" calcext:value-type="string">
            <text:p>DENY</text:p>
          </table:table-cell>
          <table:table-cell/>
        </table:table-row>
        <table:table-row table:style-name="ro1">
          <table:table-cell office:value-type="string" calcext:value-type="string">
            <text:p>757</text:p>
          </table:table-cell>
          <table:table-cell table:formula="of:=HYPERLINK(&quot;https://clics.clld.org/parameters/757&quot;;&quot;BUTTON&quot;)" office:value-type="string" office:string-value="BUTTON" calcext:value-type="string">
            <text:p>BUTTON</text:p>
          </table:table-cell>
          <table:table-cell/>
        </table:table-row>
        <table:table-row table:style-name="ro1">
          <table:table-cell office:value-type="string" calcext:value-type="string">
            <text:p>758</text:p>
          </table:table-cell>
          <table:table-cell table:formula="of:=HYPERLINK(&quot;https://clics.clld.org/parameters/758&quot;;&quot;HERON&quot;)" office:value-type="string" office:string-value="HERON" calcext:value-type="string">
            <text:p>HERON</text:p>
          </table:table-cell>
          <table:table-cell/>
        </table:table-row>
        <table:table-row table:style-name="ro1">
          <table:table-cell office:value-type="string" calcext:value-type="string">
            <text:p>759</text:p>
          </table:table-cell>
          <table:table-cell table:formula="of:=HYPERLINK(&quot;https://clics.clld.org/parameters/759&quot;;&quot;SILVER&quot;)" office:value-type="string" office:string-value="SILVER" calcext:value-type="string">
            <text:p>SILVER</text:p>
          </table:table-cell>
          <table:table-cell/>
        </table:table-row>
        <table:table-row table:style-name="ro1">
          <table:table-cell office:value-type="string" calcext:value-type="string">
            <text:p>760</text:p>
          </table:table-cell>
          <table:table-cell table:formula="of:=HYPERLINK(&quot;https://clics.clld.org/parameters/760&quot;;&quot;KNOT&quot;)" office:value-type="string" office:string-value="KNOT" calcext:value-type="string">
            <text:p>KNOT</text:p>
          </table:table-cell>
          <table:table-cell/>
        </table:table-row>
        <table:table-row table:style-name="ro1">
          <table:table-cell office:value-type="string" calcext:value-type="string">
            <text:p>761</text:p>
          </table:table-cell>
          <table:table-cell table:formula="of:=HYPERLINK(&quot;https://clics.clld.org/parameters/761&quot;;&quot;COVER&quot;)" office:value-type="string" office:string-value="COVER" calcext:value-type="string">
            <text:p>COVER</text:p>
          </table:table-cell>
          <table:table-cell/>
        </table:table-row>
        <table:table-row table:style-name="ro1">
          <table:table-cell office:value-type="string" calcext:value-type="string">
            <text:p>762</text:p>
          </table:table-cell>
          <table:table-cell table:formula="of:=HYPERLINK(&quot;https://clics.clld.org/parameters/762&quot;;&quot;OUTSIDE&quot;)" office:value-type="string" office:string-value="OUTSIDE" calcext:value-type="string">
            <text:p>OUTSIDE</text:p>
          </table:table-cell>
          <table:table-cell/>
        </table:table-row>
        <table:table-row table:style-name="ro1">
          <table:table-cell office:value-type="string" calcext:value-type="string">
            <text:p>763</text:p>
          </table:table-cell>
          <table:table-cell table:formula="of:=HYPERLINK(&quot;https://clics.clld.org/parameters/763&quot;;&quot;SKIN&quot;)" office:value-type="string" office:string-value="SKIN" calcext:value-type="string">
            <text:p>SKIN</text:p>
          </table:table-cell>
          <table:table-cell/>
        </table:table-row>
        <table:table-row table:style-name="ro1">
          <table:table-cell office:value-type="string" calcext:value-type="string">
            <text:p>764</text:p>
          </table:table-cell>
          <table:table-cell table:formula="of:=HYPERLINK(&quot;https://clics.clld.org/parameters/764&quot;;&quot;SUIT&quot;)" office:value-type="string" office:string-value="SUIT" calcext:value-type="string">
            <text:p>SUIT</text:p>
          </table:table-cell>
          <table:table-cell/>
        </table:table-row>
        <table:table-row table:style-name="ro1">
          <table:table-cell office:value-type="string" calcext:value-type="string">
            <text:p>765</text:p>
          </table:table-cell>
          <table:table-cell table:formula="of:=HYPERLINK(&quot;https://clics.clld.org/parameters/765&quot;;&quot;MOVE&quot;)" office:value-type="string" office:string-value="MOVE" calcext:value-type="string">
            <text:p>MOVE</text:p>
          </table:table-cell>
          <table:table-cell/>
        </table:table-row>
        <table:table-row table:style-name="ro1">
          <table:table-cell office:value-type="string" calcext:value-type="string">
            <text:p>767</text:p>
          </table:table-cell>
          <table:table-cell table:formula="of:=HYPERLINK(&quot;https://clics.clld.org/parameters/767&quot;;&quot;CORPSE&quot;)" office:value-type="string" office:string-value="CORPSE" calcext:value-type="string">
            <text:p>CORPSE</text:p>
          </table:table-cell>
          <table:table-cell/>
        </table:table-row>
        <table:table-row table:style-name="ro1">
          <table:table-cell office:value-type="string" calcext:value-type="string">
            <text:p>768</text:p>
          </table:table-cell>
          <table:table-cell table:formula="of:=HYPERLINK(&quot;https://clics.clld.org/parameters/768&quot;;&quot;LUNCH&quot;)" office:value-type="string" office:string-value="LUNCH" calcext:value-type="string">
            <text:p>LUNCH</text:p>
          </table:table-cell>
          <table:table-cell/>
        </table:table-row>
        <table:table-row table:style-name="ro1">
          <table:table-cell office:value-type="string" calcext:value-type="string">
            <text:p>769</text:p>
          </table:table-cell>
          <table:table-cell table:formula="of:=HYPERLINK(&quot;https://clics.clld.org/parameters/769&quot;;&quot;ROOF&quot;)" office:value-type="string" office:string-value="ROOF" calcext:value-type="string">
            <text:p>ROOF</text:p>
          </table:table-cell>
          <table:table-cell/>
        </table:table-row>
        <table:table-row table:style-name="ro1">
          <table:table-cell office:value-type="string" calcext:value-type="string">
            <text:p>770</text:p>
          </table:table-cell>
          <table:table-cell table:formula="of:=HYPERLINK(&quot;https://clics.clld.org/parameters/770&quot;;&quot;EARRING&quot;)" office:value-type="string" office:string-value="EARRING" calcext:value-type="string">
            <text:p>EARRING</text:p>
          </table:table-cell>
          <table:table-cell/>
        </table:table-row>
        <table:table-row table:style-name="ro1">
          <table:table-cell office:value-type="string" calcext:value-type="string">
            <text:p>771</text:p>
          </table:table-cell>
          <table:table-cell table:formula="of:=HYPERLINK(&quot;https://clics.clld.org/parameters/771&quot;;&quot;HAT&quot;)" office:value-type="string" office:string-value="HAT" calcext:value-type="string">
            <text:p>HAT</text:p>
          </table:table-cell>
          <table:table-cell/>
        </table:table-row>
        <table:table-row table:style-name="ro1">
          <table:table-cell office:value-type="string" calcext:value-type="string">
            <text:p>772</text:p>
          </table:table-cell>
          <table:table-cell table:formula="of:=HYPERLINK(&quot;https://clics.clld.org/parameters/772&quot;;&quot;BELT&quot;)" office:value-type="string" office:string-value="BELT" calcext:value-type="string">
            <text:p>BELT</text:p>
          </table:table-cell>
          <table:table-cell/>
        </table:table-row>
        <table:table-row table:style-name="ro1">
          <table:table-cell office:value-type="string" calcext:value-type="string">
            <text:p>773</text:p>
          </table:table-cell>
          <table:table-cell table:formula="of:=HYPERLINK(&quot;https://clics.clld.org/parameters/773&quot;;&quot;HAVE&quot;)" office:value-type="string" office:string-value="HAVE" calcext:value-type="string">
            <text:p>HAVE</text:p>
          </table:table-cell>
          <table:table-cell/>
        </table:table-row>
        <table:table-row table:style-name="ro1">
          <table:table-cell office:value-type="string" calcext:value-type="string">
            <text:p>774</text:p>
          </table:table-cell>
          <table:table-cell table:formula="of:=HYPERLINK(&quot;https://clics.clld.org/parameters/774&quot;;&quot;CABBAGE&quot;)" office:value-type="string" office:string-value="CABBAGE" calcext:value-type="string">
            <text:p>CABBAGE</text:p>
          </table:table-cell>
          <table:table-cell/>
        </table:table-row>
        <table:table-row table:style-name="ro1">
          <table:table-cell office:value-type="string" calcext:value-type="string">
            <text:p>777</text:p>
          </table:table-cell>
          <table:table-cell table:formula="of:=HYPERLINK(&quot;https://clics.clld.org/parameters/777&quot;;&quot;FLUTE&quot;)" office:value-type="string" office:string-value="FLUTE" calcext:value-type="string">
            <text:p>FLUTE</text:p>
          </table:table-cell>
          <table:table-cell/>
        </table:table-row>
        <table:table-row table:style-name="ro1">
          <table:table-cell office:value-type="string" calcext:value-type="string">
            <text:p>778</text:p>
          </table:table-cell>
          <table:table-cell table:formula="of:=HYPERLINK(&quot;https://clics.clld.org/parameters/778&quot;;&quot;SMOKE (EXHAUST)&quot;)" office:value-type="string" office:string-value="SMOKE (EXHAUST)" calcext:value-type="string">
            <text:p>SMOKE (EXHAUST)</text:p>
          </table:table-cell>
          <table:table-cell/>
        </table:table-row>
        <table:table-row table:style-name="ro1">
          <table:table-cell office:value-type="string" calcext:value-type="string">
            <text:p>779</text:p>
          </table:table-cell>
          <table:table-cell table:formula="of:=HYPERLINK(&quot;https://clics.clld.org/parameters/779&quot;;&quot;PART&quot;)" office:value-type="string" office:string-value="PART" calcext:value-type="string">
            <text:p>PART</text:p>
          </table:table-cell>
          <table:table-cell/>
        </table:table-row>
        <table:table-row table:style-name="ro1">
          <table:table-cell office:value-type="string" calcext:value-type="string">
            <text:p>780</text:p>
          </table:table-cell>
          <table:table-cell table:formula="of:=HYPERLINK(&quot;https://clics.clld.org/parameters/780&quot;;&quot;OUR&quot;)" office:value-type="string" office:string-value="OUR" calcext:value-type="string">
            <text:p>OUR</text:p>
          </table:table-cell>
          <table:table-cell/>
        </table:table-row>
        <table:table-row table:style-name="ro1">
          <table:table-cell office:value-type="string" calcext:value-type="string">
            <text:p>781</text:p>
          </table:table-cell>
          <table:table-cell table:formula="of:=HYPERLINK(&quot;https://clics.clld.org/parameters/781&quot;;&quot;FEAR (FRIGHT)&quot;)" office:value-type="string" office:string-value="FEAR (FRIGHT)" calcext:value-type="string">
            <text:p>FEAR (FRIGHT)</text:p>
          </table:table-cell>
          <table:table-cell/>
        </table:table-row>
        <table:table-row table:style-name="ro1">
          <table:table-cell office:value-type="string" calcext:value-type="string">
            <text:p>782</text:p>
          </table:table-cell>
          <table:table-cell table:formula="of:=HYPERLINK(&quot;https://clics.clld.org/parameters/782&quot;;&quot;DEFEAT&quot;)" office:value-type="string" office:string-value="DEFEAT" calcext:value-type="string">
            <text:p>DEFEAT</text:p>
          </table:table-cell>
          <table:table-cell/>
        </table:table-row>
        <table:table-row table:style-name="ro1">
          <table:table-cell office:value-type="string" calcext:value-type="string">
            <text:p>783</text:p>
          </table:table-cell>
          <table:table-cell table:formula="of:=HYPERLINK(&quot;https://clics.clld.org/parameters/783&quot;;&quot;VICTORY&quot;)" office:value-type="string" office:string-value="VICTORY" calcext:value-type="string">
            <text:p>VICTORY</text:p>
          </table:table-cell>
          <table:table-cell/>
        </table:table-row>
        <table:table-row table:style-name="ro1">
          <table:table-cell office:value-type="string" calcext:value-type="string">
            <text:p>784</text:p>
          </table:table-cell>
          <table:table-cell table:formula="of:=HYPERLINK(&quot;https://clics.clld.org/parameters/784&quot;;&quot;SNOW&quot;)" office:value-type="string" office:string-value="SNOW" calcext:value-type="string">
            <text:p>SNOW</text:p>
          </table:table-cell>
          <table:table-cell/>
        </table:table-row>
        <table:table-row table:style-name="ro1">
          <table:table-cell office:value-type="string" calcext:value-type="string">
            <text:p>785</text:p>
          </table:table-cell>
          <table:table-cell table:formula="of:=HYPERLINK(&quot;https://clics.clld.org/parameters/785&quot;;&quot;STRONG&quot;)" office:value-type="string" office:string-value="STRONG" calcext:value-type="string">
            <text:p>STRONG</text:p>
          </table:table-cell>
          <table:table-cell/>
        </table:table-row>
        <table:table-row table:style-name="ro1">
          <table:table-cell office:value-type="string" calcext:value-type="string">
            <text:p>786</text:p>
          </table:table-cell>
          <table:table-cell table:formula="of:=HYPERLINK(&quot;https://clics.clld.org/parameters/786&quot;;&quot;SAILCLOTH&quot;)" office:value-type="string" office:string-value="SAILCLOTH" calcext:value-type="string">
            <text:p>SAILCLOTH</text:p>
          </table:table-cell>
          <table:table-cell/>
        </table:table-row>
        <table:table-row table:style-name="ro1">
          <table:table-cell office:value-type="string" calcext:value-type="string">
            <text:p>787</text:p>
          </table:table-cell>
          <table:table-cell table:formula="of:=HYPERLINK(&quot;https://clics.clld.org/parameters/787&quot;;&quot;SAIL&quot;)" office:value-type="string" office:string-value="SAIL" calcext:value-type="string">
            <text:p>SAIL</text:p>
          </table:table-cell>
          <table:table-cell/>
        </table:table-row>
        <table:table-row table:style-name="ro1">
          <table:table-cell office:value-type="string" calcext:value-type="string">
            <text:p>788</text:p>
          </table:table-cell>
          <table:table-cell table:formula="of:=HYPERLINK(&quot;https://clics.clld.org/parameters/788&quot;;&quot;SOAP&quot;)" office:value-type="string" office:string-value="SOAP" calcext:value-type="string">
            <text:p>SOAP</text:p>
          </table:table-cell>
          <table:table-cell/>
        </table:table-row>
        <table:table-row table:style-name="ro1">
          <table:table-cell office:value-type="string" calcext:value-type="string">
            <text:p>789</text:p>
          </table:table-cell>
          <table:table-cell table:formula="of:=HYPERLINK(&quot;https://clics.clld.org/parameters/789&quot;;&quot;PEOPLE&quot;)" office:value-type="string" office:string-value="PEOPLE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790</text:p>
          </table:table-cell>
          <table:table-cell table:formula="of:=HYPERLINK(&quot;https://clics.clld.org/parameters/790&quot;;&quot;READY&quot;)" office:value-type="string" office:string-value="READY" calcext:value-type="string">
            <text:p>READY</text:p>
          </table:table-cell>
          <table:table-cell/>
        </table:table-row>
        <table:table-row table:style-name="ro1">
          <table:table-cell office:value-type="string" calcext:value-type="string">
            <text:p>791</text:p>
          </table:table-cell>
          <table:table-cell table:formula="of:=HYPERLINK(&quot;https://clics.clld.org/parameters/791&quot;;&quot;STRANGER&quot;)" office:value-type="string" office:string-value="STRANGER" calcext:value-type="string">
            <text:p>STRANGER</text:p>
          </table:table-cell>
          <table:table-cell/>
        </table:table-row>
        <table:table-row table:style-name="ro1">
          <table:table-cell office:value-type="string" calcext:value-type="string">
            <text:p>792</text:p>
          </table:table-cell>
          <table:table-cell table:formula="of:=HYPERLINK(&quot;https://clics.clld.org/parameters/792&quot;;&quot;BOIL (OF LIQUID)&quot;)" office:value-type="string" office:string-value="BOIL (OF LIQUID)" calcext:value-type="string">
            <text:p>BOIL (OF LIQUID)</text:p>
          </table:table-cell>
          <table:table-cell/>
        </table:table-row>
        <table:table-row table:style-name="ro1">
          <table:table-cell office:value-type="string" calcext:value-type="string">
            <text:p>793</text:p>
          </table:table-cell>
          <table:table-cell table:formula="of:=HYPERLINK(&quot;https://clics.clld.org/parameters/793&quot;;&quot;BOIL (OF SKIN)&quot;)" office:value-type="string" office:string-value="BOIL (OF SKIN)" calcext:value-type="string">
            <text:p>BOIL (OF SKIN)</text:p>
          </table:table-cell>
          <table:table-cell/>
        </table:table-row>
        <table:table-row table:style-name="ro1">
          <table:table-cell office:value-type="string" calcext:value-type="string">
            <text:p>794</text:p>
          </table:table-cell>
          <table:table-cell table:formula="of:=HYPERLINK(&quot;https://clics.clld.org/parameters/794&quot;;&quot;PEN&quot;)" office:value-type="string" office:string-value="PEN" calcext:value-type="string">
            <text:p>PEN</text:p>
          </table:table-cell>
          <table:table-cell/>
        </table:table-row>
        <table:table-row table:style-name="ro1">
          <table:table-cell office:value-type="string" calcext:value-type="string">
            <text:p>796</text:p>
          </table:table-cell>
          <table:table-cell table:formula="of:=HYPERLINK(&quot;https://clics.clld.org/parameters/796&quot;;&quot;NIPPLE&quot;)" office:value-type="string" office:string-value="NIPPLE" calcext:value-type="string">
            <text:p>NIPPLE</text:p>
          </table:table-cell>
          <table:table-cell/>
        </table:table-row>
        <table:table-row table:style-name="ro1">
          <table:table-cell office:value-type="string" calcext:value-type="string">
            <text:p>797</text:p>
          </table:table-cell>
          <table:table-cell table:formula="of:=HYPERLINK(&quot;https://clics.clld.org/parameters/797&quot;;&quot;TESTICLES&quot;)" office:value-type="string" office:string-value="TESTICLES" calcext:value-type="string">
            <text:p>TESTICLES</text:p>
          </table:table-cell>
          <table:table-cell/>
        </table:table-row>
        <table:table-row table:style-name="ro1">
          <table:table-cell office:value-type="string" calcext:value-type="string">
            <text:p>798</text:p>
          </table:table-cell>
          <table:table-cell table:formula="of:=HYPERLINK(&quot;https://clics.clld.org/parameters/798&quot;;&quot;JAW&quot;)" office:value-type="string" office:string-value="JAW" calcext:value-type="string">
            <text:p>JAW</text:p>
          </table:table-cell>
          <table:table-cell/>
        </table:table-row>
        <table:table-row table:style-name="ro1">
          <table:table-cell office:value-type="string" calcext:value-type="string">
            <text:p>799</text:p>
          </table:table-cell>
          <table:table-cell table:formula="of:=HYPERLINK(&quot;https://clics.clld.org/parameters/799&quot;;&quot;WRIST&quot;)" office:value-type="string" office:string-value="WRIST" calcext:value-type="string">
            <text:p>WRIST</text:p>
          </table:table-cell>
          <table:table-cell/>
        </table:table-row>
        <table:table-row table:style-name="ro1">
          <table:table-cell office:value-type="string" calcext:value-type="string">
            <text:p>800</text:p>
          </table:table-cell>
          <table:table-cell table:formula="of:=HYPERLINK(&quot;https://clics.clld.org/parameters/800&quot;;&quot;THIGH&quot;)" office:value-type="string" office:string-value="THIGH" calcext:value-type="string">
            <text:p>THIGH</text:p>
          </table:table-cell>
          <table:table-cell/>
        </table:table-row>
        <table:table-row table:style-name="ro1">
          <table:table-cell office:value-type="string" calcext:value-type="string">
            <text:p>801</text:p>
          </table:table-cell>
          <table:table-cell table:formula="of:=HYPERLINK(&quot;https://clics.clld.org/parameters/801&quot;;&quot;RIB&quot;)" office:value-type="string" office:string-value="RIB" calcext:value-type="string">
            <text:p>RIB</text:p>
          </table:table-cell>
          <table:table-cell/>
        </table:table-row>
        <table:table-row table:style-name="ro1">
          <table:table-cell office:value-type="string" calcext:value-type="string">
            <text:p>802</text:p>
          </table:table-cell>
          <table:table-cell table:formula="of:=HYPERLINK(&quot;https://clics.clld.org/parameters/802&quot;;&quot;ADAM'S APPLE&quot;)" office:value-type="string" office:string-value="ADAM'S APPLE" calcext:value-type="string">
            <text:p>ADAM'S APPLE</text:p>
          </table:table-cell>
          <table:table-cell/>
        </table:table-row>
        <table:table-row table:style-name="ro1">
          <table:table-cell office:value-type="string" calcext:value-type="string">
            <text:p>803</text:p>
          </table:table-cell>
          <table:table-cell table:formula="of:=HYPERLINK(&quot;https://clics.clld.org/parameters/803&quot;;&quot;ANKLE&quot;)" office:value-type="string" office:string-value="ANKLE" calcext:value-type="string">
            <text:p>ANKLE</text:p>
          </table:table-cell>
          <table:table-cell/>
        </table:table-row>
        <table:table-row table:style-name="ro1">
          <table:table-cell office:value-type="string" calcext:value-type="string">
            <text:p>804</text:p>
          </table:table-cell>
          <table:table-cell table:formula="of:=HYPERLINK(&quot;https://clics.clld.org/parameters/804&quot;;&quot;WOMB&quot;)" office:value-type="string" office:string-value="WOMB" calcext:value-type="string">
            <text:p>WOMB</text:p>
          </table:table-cell>
          <table:table-cell/>
        </table:table-row>
        <table:table-row table:style-name="ro1">
          <table:table-cell office:value-type="string" calcext:value-type="string">
            <text:p>805</text:p>
          </table:table-cell>
          <table:table-cell table:formula="of:=HYPERLINK(&quot;https://clics.clld.org/parameters/805&quot;;&quot;SPINE&quot;)" office:value-type="string" office:string-value="SPINE" calcext:value-type="string">
            <text:p>SPINE</text:p>
          </table:table-cell>
          <table:table-cell/>
        </table:table-row>
        <table:table-row table:style-name="ro1">
          <table:table-cell office:value-type="string" calcext:value-type="string">
            <text:p>806</text:p>
          </table:table-cell>
          <table:table-cell table:formula="of:=HYPERLINK(&quot;https://clics.clld.org/parameters/806&quot;;&quot;BLANKET&quot;)" office:value-type="string" office:string-value="BLANKET" calcext:value-type="string">
            <text:p>BLANKET</text:p>
          </table:table-cell>
          <table:table-cell/>
        </table:table-row>
        <table:table-row table:style-name="ro1">
          <table:table-cell office:value-type="string" calcext:value-type="string">
            <text:p>808</text:p>
          </table:table-cell>
          <table:table-cell table:formula="of:=HYPERLINK(&quot;https://clics.clld.org/parameters/808&quot;;&quot;DRIP (FALL IN GLOBULES)&quot;)" office:value-type="string" office:string-value="DRIP (FALL IN GLOBULES)" calcext:value-type="string">
            <text:p>DRIP (FALL IN GLOBULES)</text:p>
          </table:table-cell>
          <table:table-cell/>
        </table:table-row>
        <table:table-row table:style-name="ro1">
          <table:table-cell office:value-type="string" calcext:value-type="string">
            <text:p>809</text:p>
          </table:table-cell>
          <table:table-cell table:formula="of:=HYPERLINK(&quot;https://clics.clld.org/parameters/809&quot;;&quot;TROUSERS&quot;)" office:value-type="string" office:string-value="TROUSERS" calcext:value-type="string">
            <text:p>TROUSERS</text:p>
          </table:table-cell>
          <table:table-cell/>
        </table:table-row>
        <table:table-row table:style-name="ro1">
          <table:table-cell office:value-type="string" calcext:value-type="string">
            <text:p>810</text:p>
          </table:table-cell>
          <table:table-cell table:formula="of:=HYPERLINK(&quot;https://clics.clld.org/parameters/810&quot;;&quot;LOCUST&quot;)" office:value-type="string" office:string-value="LOCUST" calcext:value-type="string">
            <text:p>LOCUST</text:p>
          </table:table-cell>
          <table:table-cell/>
        </table:table-row>
        <table:table-row table:style-name="ro1">
          <table:table-cell office:value-type="string" calcext:value-type="string">
            <text:p>811</text:p>
          </table:table-cell>
          <table:table-cell table:formula="of:=HYPERLINK(&quot;https://clics.clld.org/parameters/811&quot;;&quot;SOUL&quot;)" office:value-type="string" office:string-value="SOUL" calcext:value-type="string">
            <text:p>SOUL</text:p>
          </table:table-cell>
          <table:table-cell/>
        </table:table-row>
        <table:table-row table:style-name="ro1">
          <table:table-cell office:value-type="string" calcext:value-type="string">
            <text:p>812</text:p>
          </table:table-cell>
          <table:table-cell table:formula="of:=HYPERLINK(&quot;https://clics.clld.org/parameters/812&quot;;&quot;SLAVE&quot;)" office:value-type="string" office:string-value="SLAVE" calcext:value-type="string">
            <text:p>SLAVE</text:p>
          </table:table-cell>
          <table:table-cell/>
        </table:table-row>
        <table:table-row table:style-name="ro1">
          <table:table-cell office:value-type="string" calcext:value-type="string">
            <text:p>813</text:p>
          </table:table-cell>
          <table:table-cell table:formula="of:=HYPERLINK(&quot;https://clics.clld.org/parameters/813&quot;;&quot;DO&quot;)" office:value-type="string" office:string-value="DO" calcext:value-type="string">
            <text:p>DO</text:p>
          </table:table-cell>
          <table:table-cell/>
        </table:table-row>
        <table:table-row table:style-name="ro1">
          <table:table-cell office:value-type="string" calcext:value-type="string">
            <text:p>814</text:p>
          </table:table-cell>
          <table:table-cell table:formula="of:=HYPERLINK(&quot;https://clics.clld.org/parameters/814&quot;;&quot;DRESS UP&quot;)" office:value-type="string" office:string-value="DRESS UP" calcext:value-type="string">
            <text:p>DRESS UP</text:p>
          </table:table-cell>
          <table:table-cell/>
        </table:table-row>
        <table:table-row table:style-name="ro1">
          <table:table-cell office:value-type="string" calcext:value-type="string">
            <text:p>815</text:p>
          </table:table-cell>
          <table:table-cell table:formula="of:=HYPERLINK(&quot;https://clics.clld.org/parameters/815&quot;;&quot;GOVERNMENT&quot;)" office:value-type="string" office:string-value="GOVERNMENT" calcext:value-type="string">
            <text:p>GOVERNMENT</text:p>
          </table:table-cell>
          <table:table-cell/>
        </table:table-row>
        <table:table-row table:style-name="ro1">
          <table:table-cell office:value-type="string" calcext:value-type="string">
            <text:p>816</text:p>
          </table:table-cell>
          <table:table-cell table:formula="of:=HYPERLINK(&quot;https://clics.clld.org/parameters/816&quot;;&quot;HALF&quot;)" office:value-type="string" office:string-value="HALF" calcext:value-type="string">
            <text:p>HALF</text:p>
          </table:table-cell>
          <table:table-cell/>
        </table:table-row>
        <table:table-row table:style-name="ro1">
          <table:table-cell office:value-type="string" calcext:value-type="string">
            <text:p>817</text:p>
          </table:table-cell>
          <table:table-cell table:formula="of:=HYPERLINK(&quot;https://clics.clld.org/parameters/817&quot;;&quot;THEY&quot;)" office:value-type="string" office:string-value="THEY" calcext:value-type="string">
            <text:p>THEY</text:p>
          </table:table-cell>
          <table:table-cell/>
        </table:table-row>
        <table:table-row table:style-name="ro1">
          <table:table-cell office:value-type="string" calcext:value-type="string">
            <text:p>818</text:p>
          </table:table-cell>
          <table:table-cell table:formula="of:=HYPERLINK(&quot;https://clics.clld.org/parameters/818&quot;;&quot;WILLOW&quot;)" office:value-type="string" office:string-value="WILLOW" calcext:value-type="string">
            <text:p>WILLOW</text:p>
          </table:table-cell>
          <table:table-cell/>
        </table:table-row>
        <table:table-row table:style-name="ro1">
          <table:table-cell office:value-type="string" calcext:value-type="string">
            <text:p>819</text:p>
          </table:table-cell>
          <table:table-cell table:formula="of:=HYPERLINK(&quot;https://clics.clld.org/parameters/819&quot;;&quot;STOMACH&quot;)" office:value-type="string" office:string-value="STOMACH" calcext:value-type="string">
            <text:p>STOMACH</text:p>
          </table:table-cell>
          <table:table-cell/>
        </table:table-row>
        <table:table-row table:style-name="ro1">
          <table:table-cell office:value-type="string" calcext:value-type="string">
            <text:p>820</text:p>
          </table:table-cell>
          <table:table-cell table:formula="of:=HYPERLINK(&quot;https://clics.clld.org/parameters/820&quot;;&quot;LAMB&quot;)" office:value-type="string" office:string-value="LAMB" calcext:value-type="string">
            <text:p>LAMB</text:p>
          </table:table-cell>
          <table:table-cell/>
        </table:table-row>
        <table:table-row table:style-name="ro1">
          <table:table-cell office:value-type="string" calcext:value-type="string">
            <text:p>822</text:p>
          </table:table-cell>
          <table:table-cell table:formula="of:=HYPERLINK(&quot;https://clics.clld.org/parameters/822&quot;;&quot;HOW MANY&quot;)" office:value-type="string" office:string-value="HOW MANY" calcext:value-type="string">
            <text:p>HOW MANY</text:p>
          </table:table-cell>
          <table:table-cell/>
        </table:table-row>
        <table:table-row table:style-name="ro1">
          <table:table-cell office:value-type="string" calcext:value-type="string">
            <text:p>823</text:p>
          </table:table-cell>
          <table:table-cell table:formula="of:=HYPERLINK(&quot;https://clics.clld.org/parameters/823&quot;;&quot;SORCERER&quot;)" office:value-type="string" office:string-value="SORCERER" calcext:value-type="string">
            <text:p>SORCERER</text:p>
          </table:table-cell>
          <table:table-cell/>
        </table:table-row>
        <table:table-row table:style-name="ro1">
          <table:table-cell office:value-type="string" calcext:value-type="string">
            <text:p>825</text:p>
          </table:table-cell>
          <table:table-cell table:formula="of:=HYPERLINK(&quot;https://clics.clld.org/parameters/825&quot;;&quot;AWAKE&quot;)" office:value-type="string" office:string-value="AWAKE" calcext:value-type="string">
            <text:p>AWAKE</text:p>
          </table:table-cell>
          <table:table-cell/>
        </table:table-row>
        <table:table-row table:style-name="ro1">
          <table:table-cell office:value-type="string" calcext:value-type="string">
            <text:p>827</text:p>
          </table:table-cell>
          <table:table-cell table:formula="of:=HYPERLINK(&quot;https://clics.clld.org/parameters/827&quot;;&quot;ROLL&quot;)" office:value-type="string" office:string-value="ROLL" calcext:value-type="string">
            <text:p>ROLL</text:p>
          </table:table-cell>
          <table:table-cell/>
        </table:table-row>
        <table:table-row table:style-name="ro1">
          <table:table-cell office:value-type="string" calcext:value-type="string">
            <text:p>828</text:p>
          </table:table-cell>
          <table:table-cell table:formula="of:=HYPERLINK(&quot;https://clics.clld.org/parameters/828&quot;;&quot;RACCOON&quot;)" office:value-type="string" office:string-value="RACCOON" calcext:value-type="string">
            <text:p>RACCOON</text:p>
          </table:table-cell>
          <table:table-cell/>
        </table:table-row>
        <table:table-row table:style-name="ro1">
          <table:table-cell office:value-type="string" calcext:value-type="string">
            <text:p>829</text:p>
          </table:table-cell>
          <table:table-cell table:formula="of:=HYPERLINK(&quot;https://clics.clld.org/parameters/829&quot;;&quot;RAFTER&quot;)" office:value-type="string" office:string-value="RAFTER" calcext:value-type="string">
            <text:p>RAFTER</text:p>
          </table:table-cell>
          <table:table-cell/>
        </table:table-row>
        <table:table-row table:style-name="ro1">
          <table:table-cell office:value-type="string" calcext:value-type="string">
            <text:p>830</text:p>
          </table:table-cell>
          <table:table-cell table:formula="of:=HYPERLINK(&quot;https://clics.clld.org/parameters/830&quot;;&quot;SOOT&quot;)" office:value-type="string" office:string-value="SOOT" calcext:value-type="string">
            <text:p>SOOT</text:p>
          </table:table-cell>
          <table:table-cell/>
        </table:table-row>
        <table:table-row table:style-name="ro1">
          <table:table-cell office:value-type="string" calcext:value-type="string">
            <text:p>832</text:p>
          </table:table-cell>
          <table:table-cell table:formula="of:=HYPERLINK(&quot;https://clics.clld.org/parameters/832&quot;;&quot;BEAN&quot;)" office:value-type="string" office:string-value="BEAN" calcext:value-type="string">
            <text:p>BEAN</text:p>
          </table:table-cell>
          <table:table-cell/>
        </table:table-row>
        <table:table-row table:style-name="ro1">
          <table:table-cell office:value-type="string" calcext:value-type="string">
            <text:p>833</text:p>
          </table:table-cell>
          <table:table-cell table:formula="of:=HYPERLINK(&quot;https://clics.clld.org/parameters/833&quot;;&quot;ENDURE&quot;)" office:value-type="string" office:string-value="ENDURE" calcext:value-type="string">
            <text:p>ENDURE</text:p>
          </table:table-cell>
          <table:table-cell/>
        </table:table-row>
        <table:table-row table:style-name="ro1">
          <table:table-cell office:value-type="string" calcext:value-type="string">
            <text:p>834</text:p>
          </table:table-cell>
          <table:table-cell table:formula="of:=HYPERLINK(&quot;https://clics.clld.org/parameters/834&quot;;&quot;BUTTOCKS&quot;)" office:value-type="string" office:string-value="BUTTOCKS" calcext:value-type="string">
            <text:p>BUTTOCKS</text:p>
          </table:table-cell>
          <table:table-cell/>
        </table:table-row>
        <table:table-row table:style-name="ro1">
          <table:table-cell office:value-type="string" calcext:value-type="string">
            <text:p>836</text:p>
          </table:table-cell>
          <table:table-cell table:formula="of:=HYPERLINK(&quot;https://clics.clld.org/parameters/836&quot;;&quot;SCREWDRIVER&quot;)" office:value-type="string" office:string-value="SCREWDRIVER" calcext:value-type="string">
            <text:p>SCREWDRIVER</text:p>
          </table:table-cell>
          <table:table-cell/>
        </table:table-row>
        <table:table-row table:style-name="ro1">
          <table:table-cell office:value-type="string" calcext:value-type="string">
            <text:p>837</text:p>
          </table:table-cell>
          <table:table-cell table:formula="of:=HYPERLINK(&quot;https://clics.clld.org/parameters/837&quot;;&quot;BLUE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838</text:p>
          </table:table-cell>
          <table:table-cell table:formula="of:=HYPERLINK(&quot;https://clics.clld.org/parameters/838&quot;;&quot;REMAINS&quot;)" office:value-type="string" office:string-value="REMAINS" calcext:value-type="string">
            <text:p>REMAINS</text:p>
          </table:table-cell>
          <table:table-cell/>
        </table:table-row>
        <table:table-row table:style-name="ro1">
          <table:table-cell office:value-type="string" calcext:value-type="string">
            <text:p>840</text:p>
          </table:table-cell>
          <table:table-cell table:formula="of:=HYPERLINK(&quot;https://clics.clld.org/parameters/840&quot;;&quot;CORMORANT&quot;)" office:value-type="string" office:string-value="CORMORANT" calcext:value-type="string">
            <text:p>CORMORANT</text:p>
          </table:table-cell>
          <table:table-cell/>
        </table:table-row>
        <table:table-row table:style-name="ro1">
          <table:table-cell office:value-type="string" calcext:value-type="string">
            <text:p>841</text:p>
          </table:table-cell>
          <table:table-cell table:formula="of:=HYPERLINK(&quot;https://clics.clld.org/parameters/841&quot;;&quot;FISHING SPEAR&quot;)" office:value-type="string" office:string-value="FISHING SPEAR" calcext:value-type="string">
            <text:p>FISHING SPEAR</text:p>
          </table:table-cell>
          <table:table-cell/>
        </table:table-row>
        <table:table-row table:style-name="ro1">
          <table:table-cell office:value-type="string" calcext:value-type="string">
            <text:p>842</text:p>
          </table:table-cell>
          <table:table-cell table:formula="of:=HYPERLINK(&quot;https://clics.clld.org/parameters/842&quot;;&quot;LIQUOR&quot;)" office:value-type="string" office:string-value="LIQUOR" calcext:value-type="string">
            <text:p>LIQUOR</text:p>
          </table:table-cell>
          <table:table-cell/>
        </table:table-row>
        <table:table-row table:style-name="ro1">
          <table:table-cell office:value-type="string" calcext:value-type="string">
            <text:p>843</text:p>
          </table:table-cell>
          <table:table-cell table:formula="of:=HYPERLINK(&quot;https://clics.clld.org/parameters/843&quot;;&quot;SPIDER&quot;)" office:value-type="string" office:string-value="SPIDER" calcext:value-type="string">
            <text:p>SPIDER</text:p>
          </table:table-cell>
          <table:table-cell/>
        </table:table-row>
        <table:table-row table:style-name="ro1">
          <table:table-cell office:value-type="string" calcext:value-type="string">
            <text:p>844</text:p>
          </table:table-cell>
          <table:table-cell table:formula="of:=HYPERLINK(&quot;https://clics.clld.org/parameters/844&quot;;&quot;KIND (THING)&quot;)" office:value-type="string" office:string-value="KIND (THING)" calcext:value-type="string">
            <text:p>KIND (THING)</text:p>
          </table:table-cell>
          <table:table-cell/>
        </table:table-row>
        <table:table-row table:style-name="ro1">
          <table:table-cell office:value-type="string" calcext:value-type="string">
            <text:p>845</text:p>
          </table:table-cell>
          <table:table-cell table:formula="of:=HYPERLINK(&quot;https://clics.clld.org/parameters/845&quot;;&quot;MURDER&quot;)" office:value-type="string" office:string-value="MURDER" calcext:value-type="string">
            <text:p>MURDER</text:p>
          </table:table-cell>
          <table:table-cell/>
        </table:table-row>
        <table:table-row table:style-name="ro1">
          <table:table-cell office:value-type="string" calcext:value-type="string">
            <text:p>846</text:p>
          </table:table-cell>
          <table:table-cell table:formula="of:=HYPERLINK(&quot;https://clics.clld.org/parameters/846&quot;;&quot;TIGER&quot;)" office:value-type="string" office:string-value="TIGER" calcext:value-type="string">
            <text:p>TIGER</text:p>
          </table:table-cell>
          <table:table-cell/>
        </table:table-row>
        <table:table-row table:style-name="ro1">
          <table:table-cell office:value-type="string" calcext:value-type="string">
            <text:p>847</text:p>
          </table:table-cell>
          <table:table-cell table:formula="of:=HYPERLINK(&quot;https://clics.clld.org/parameters/847&quot;;&quot;THIRSTY&quot;)" office:value-type="string" office:string-value="THIRSTY" calcext:value-type="string">
            <text:p>THIRSTY</text:p>
          </table:table-cell>
          <table:table-cell/>
        </table:table-row>
        <table:table-row table:style-name="ro1">
          <table:table-cell office:value-type="string" calcext:value-type="string">
            <text:p>848</text:p>
          </table:table-cell>
          <table:table-cell table:formula="of:=HYPERLINK(&quot;https://clics.clld.org/parameters/848&quot;;&quot;THIRST&quot;)" office:value-type="string" office:string-value="THIRST" calcext:value-type="string">
            <text:p>THIRST</text:p>
          </table:table-cell>
          <table:table-cell/>
        </table:table-row>
        <table:table-row table:style-name="ro1">
          <table:table-cell office:value-type="string" calcext:value-type="string">
            <text:p>849</text:p>
          </table:table-cell>
          <table:table-cell table:formula="of:=HYPERLINK(&quot;https://clics.clld.org/parameters/849&quot;;&quot;SPRING (OF WATER)&quot;)" office:value-type="string" office:string-value="SPRING (OF WATER)" calcext:value-type="string">
            <text:p>SPRING (OF WATER)</text:p>
          </table:table-cell>
          <table:table-cell/>
        </table:table-row>
        <table:table-row table:style-name="ro1">
          <table:table-cell office:value-type="string" calcext:value-type="string">
            <text:p>850</text:p>
          </table:table-cell>
          <table:table-cell table:formula="of:=HYPERLINK(&quot;https://clics.clld.org/parameters/850&quot;;&quot;SQUARE&quot;)" office:value-type="string" office:string-value="SQUARE" calcext:value-type="string">
            <text:p>SQUARE</text:p>
          </table:table-cell>
          <table:table-cell/>
        </table:table-row>
        <table:table-row table:style-name="ro1">
          <table:table-cell office:value-type="string" calcext:value-type="string">
            <text:p>851</text:p>
          </table:table-cell>
          <table:table-cell table:formula="of:=HYPERLINK(&quot;https://clics.clld.org/parameters/851&quot;;&quot;STABLE&quot;)" office:value-type="string" office:string-value="STABLE" calcext:value-type="string">
            <text:p>STABLE</text:p>
          </table:table-cell>
          <table:table-cell/>
        </table:table-row>
        <table:table-row table:style-name="ro1">
          <table:table-cell office:value-type="string" calcext:value-type="string">
            <text:p>852</text:p>
          </table:table-cell>
          <table:table-cell table:formula="of:=HYPERLINK(&quot;https://clics.clld.org/parameters/852&quot;;&quot;PRIEST&quot;)" office:value-type="string" office:string-value="PRIEST" calcext:value-type="string">
            <text:p>PRIEST</text:p>
          </table:table-cell>
          <table:table-cell/>
        </table:table-row>
        <table:table-row table:style-name="ro1">
          <table:table-cell office:value-type="string" calcext:value-type="string">
            <text:p>853</text:p>
          </table:table-cell>
          <table:table-cell table:formula="of:=HYPERLINK(&quot;https://clics.clld.org/parameters/853&quot;;&quot;ALTAR&quot;)" office:value-type="string" office:string-value="ALTAR" calcext:value-type="string">
            <text:p>ALTAR</text:p>
          </table:table-cell>
          <table:table-cell/>
        </table:table-row>
        <table:table-row table:style-name="ro1">
          <table:table-cell office:value-type="string" calcext:value-type="string">
            <text:p>854</text:p>
          </table:table-cell>
          <table:table-cell table:formula="of:=HYPERLINK(&quot;https://clics.clld.org/parameters/854&quot;;&quot;KETTLE&quot;)" office:value-type="string" office:string-value="KETTLE" calcext:value-type="string">
            <text:p>KETTLE</text:p>
          </table:table-cell>
          <table:table-cell/>
        </table:table-row>
        <table:table-row table:style-name="ro1">
          <table:table-cell office:value-type="string" calcext:value-type="string">
            <text:p>855</text:p>
          </table:table-cell>
          <table:table-cell table:formula="of:=HYPERLINK(&quot;https://clics.clld.org/parameters/855&quot;;&quot;SEIZE&quot;)" office:value-type="string" office:string-value="SEIZE" calcext:value-type="string">
            <text:p>SEIZE</text:p>
          </table:table-cell>
          <table:table-cell/>
        </table:table-row>
        <table:table-row table:style-name="ro1">
          <table:table-cell office:value-type="string" calcext:value-type="string">
            <text:p>856</text:p>
          </table:table-cell>
          <table:table-cell table:formula="of:=HYPERLINK(&quot;https://clics.clld.org/parameters/856&quot;;&quot;HIRE&quot;)" office:value-type="string" office:string-value="HIRE" calcext:value-type="string">
            <text:p>HIRE</text:p>
          </table:table-cell>
          <table:table-cell/>
        </table:table-row>
        <table:table-row table:style-name="ro1">
          <table:table-cell office:value-type="string" calcext:value-type="string">
            <text:p>857</text:p>
          </table:table-cell>
          <table:table-cell table:formula="of:=HYPERLINK(&quot;https://clics.clld.org/parameters/857&quot;;&quot;STONE&quot;)" office:value-type="string" office:string-value="STONE" calcext:value-type="string">
            <text:p>STONE</text:p>
          </table:table-cell>
          <table:table-cell/>
        </table:table-row>
        <table:table-row table:style-name="ro1">
          <table:table-cell office:value-type="string" calcext:value-type="string">
            <text:p>858</text:p>
          </table:table-cell>
          <table:table-cell table:formula="of:=HYPERLINK(&quot;https://clics.clld.org/parameters/858&quot;;&quot;STORM&quot;)" office:value-type="string" office:string-value="STORM" calcext:value-type="string">
            <text:p>STORM</text:p>
          </table:table-cell>
          <table:table-cell/>
        </table:table-row>
        <table:table-row table:style-name="ro1">
          <table:table-cell office:value-type="string" calcext:value-type="string">
            <text:p>859</text:p>
          </table:table-cell>
          <table:table-cell table:formula="of:=HYPERLINK(&quot;https://clics.clld.org/parameters/859&quot;;&quot;STOVE&quot;)" office:value-type="string" office:string-value="STOVE" calcext:value-type="string">
            <text:p>STOVE</text:p>
          </table:table-cell>
          <table:table-cell/>
        </table:table-row>
        <table:table-row table:style-name="ro1">
          <table:table-cell office:value-type="string" calcext:value-type="string">
            <text:p>860</text:p>
          </table:table-cell>
          <table:table-cell table:formula="of:=HYPERLINK(&quot;https://clics.clld.org/parameters/860&quot;;&quot;CAUSE&quot;)" office:value-type="string" office:string-value="CAUSE" calcext:value-type="string">
            <text:p>CAUSE</text:p>
          </table:table-cell>
          <table:table-cell/>
        </table:table-row>
        <table:table-row table:style-name="ro1">
          <table:table-cell office:value-type="string" calcext:value-type="string">
            <text:p>861</text:p>
          </table:table-cell>
          <table:table-cell table:formula="of:=HYPERLINK(&quot;https://clics.clld.org/parameters/861&quot;;&quot;JUDGE&quot;)" office:value-type="string" office:string-value="JUDGE" calcext:value-type="string">
            <text:p>JUDGE</text:p>
          </table:table-cell>
          <table:table-cell/>
        </table:table-row>
        <table:table-row table:style-name="ro1">
          <table:table-cell office:value-type="string" calcext:value-type="string">
            <text:p>862</text:p>
          </table:table-cell>
          <table:table-cell table:formula="of:=HYPERLINK(&quot;https://clics.clld.org/parameters/862&quot;;&quot;SUGAR&quot;)" office:value-type="string" office:string-value="SUGAR" calcext:value-type="string">
            <text:p>SUGAR</text:p>
          </table:table-cell>
          <table:table-cell/>
        </table:table-row>
        <table:table-row table:style-name="ro1">
          <table:table-cell office:value-type="string" calcext:value-type="string">
            <text:p>863</text:p>
          </table:table-cell>
          <table:table-cell table:formula="of:=HYPERLINK(&quot;https://clics.clld.org/parameters/863&quot;;&quot;EDGE&quot;)" office:value-type="string" office:string-value="EDGE" calcext:value-type="string">
            <text:p>EDGE</text:p>
          </table:table-cell>
          <table:table-cell/>
        </table:table-row>
        <table:table-row table:style-name="ro1">
          <table:table-cell office:value-type="string" calcext:value-type="string">
            <text:p>864</text:p>
          </table:table-cell>
          <table:table-cell table:formula="of:=HYPERLINK(&quot;https://clics.clld.org/parameters/864&quot;;&quot;PUMPKIN&quot;)" office:value-type="string" office:string-value="PUMPKIN" calcext:value-type="string">
            <text:p>PUMPKIN</text:p>
          </table:table-cell>
          <table:table-cell/>
        </table:table-row>
        <table:table-row table:style-name="ro1">
          <table:table-cell office:value-type="string" calcext:value-type="string">
            <text:p>866</text:p>
          </table:table-cell>
          <table:table-cell table:formula="of:=HYPERLINK(&quot;https://clics.clld.org/parameters/866&quot;;&quot;WIN&quot;)" office:value-type="string" office:string-value="WIN" calcext:value-type="string">
            <text:p>WIN</text:p>
          </table:table-cell>
          <table:table-cell/>
        </table:table-row>
        <table:table-row table:style-name="ro1">
          <table:table-cell office:value-type="string" calcext:value-type="string">
            <text:p>867</text:p>
          </table:table-cell>
          <table:table-cell table:formula="of:=HYPERLINK(&quot;https://clics.clld.org/parameters/867&quot;;&quot;GLOVE&quot;)" office:value-type="string" office:string-value="GLOVE" calcext:value-type="string">
            <text:p>GLOVE</text:p>
          </table:table-cell>
          <table:table-cell/>
        </table:table-row>
        <table:table-row table:style-name="ro1">
          <table:table-cell office:value-type="string" calcext:value-type="string">
            <text:p>868</text:p>
          </table:table-cell>
          <table:table-cell table:formula="of:=HYPERLINK(&quot;https://clics.clld.org/parameters/868&quot;;&quot;BANANA&quot;)" office:value-type="string" office:string-value="BANANA" calcext:value-type="string">
            <text:p>BANANA</text:p>
          </table:table-cell>
          <table:table-cell/>
        </table:table-row>
        <table:table-row table:style-name="ro1">
          <table:table-cell office:value-type="string" calcext:value-type="string">
            <text:p>870</text:p>
          </table:table-cell>
          <table:table-cell table:formula="of:=HYPERLINK(&quot;https://clics.clld.org/parameters/870&quot;;&quot;BREATH&quot;)" office:value-type="string" office:string-value="BREATH" calcext:value-type="string">
            <text:p>BREATH</text:p>
          </table:table-cell>
          <table:table-cell/>
        </table:table-row>
        <table:table-row table:style-name="ro1">
          <table:table-cell office:value-type="string" calcext:value-type="string">
            <text:p>871</text:p>
          </table:table-cell>
          <table:table-cell table:formula="of:=HYPERLINK(&quot;https://clics.clld.org/parameters/871&quot;;&quot;RATTLESNAKE&quot;)" office:value-type="string" office:string-value="RATTLESNAKE" calcext:value-type="string">
            <text:p>RATTLESNAKE</text:p>
          </table:table-cell>
          <table:table-cell/>
        </table:table-row>
        <table:table-row table:style-name="ro1">
          <table:table-cell office:value-type="string" calcext:value-type="string">
            <text:p>873</text:p>
          </table:table-cell>
          <table:table-cell table:formula="of:=HYPERLINK(&quot;https://clics.clld.org/parameters/873&quot;;&quot;TAX&quot;)" office:value-type="string" office:string-value="TAX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874</text:p>
          </table:table-cell>
          <table:table-cell table:formula="of:=HYPERLINK(&quot;https://clics.clld.org/parameters/874&quot;;&quot;CANDY&quot;)" office:value-type="string" office:string-value="CANDY" calcext:value-type="string">
            <text:p>CANDY</text:p>
          </table:table-cell>
          <table:table-cell/>
        </table:table-row>
        <table:table-row table:style-name="ro1">
          <table:table-cell office:value-type="string" calcext:value-type="string">
            <text:p>875</text:p>
          </table:table-cell>
          <table:table-cell table:formula="of:=HYPERLINK(&quot;https://clics.clld.org/parameters/875&quot;;&quot;SHOEMAKER&quot;)" office:value-type="string" office:string-value="SHOEMAKER" calcext:value-type="string">
            <text:p>SHOEMAKER</text:p>
          </table:table-cell>
          <table:table-cell/>
        </table:table-row>
        <table:table-row table:style-name="ro1">
          <table:table-cell office:value-type="string" calcext:value-type="string">
            <text:p>876</text:p>
          </table:table-cell>
          <table:table-cell table:formula="of:=HYPERLINK(&quot;https://clics.clld.org/parameters/876&quot;;&quot;ARCH&quot;)" office:value-type="string" office:string-value="ARCH" calcext:value-type="string">
            <text:p>ARCH</text:p>
          </table:table-cell>
          <table:table-cell/>
        </table:table-row>
        <table:table-row table:style-name="ro1">
          <table:table-cell office:value-type="string" calcext:value-type="string">
            <text:p>877</text:p>
          </table:table-cell>
          <table:table-cell table:formula="of:=HYPERLINK(&quot;https://clics.clld.org/parameters/877&quot;;&quot;MASON&quot;)" office:value-type="string" office:string-value="MASON" calcext:value-type="string">
            <text:p>MASON</text:p>
          </table:table-cell>
          <table:table-cell/>
        </table:table-row>
        <table:table-row table:style-name="ro1">
          <table:table-cell office:value-type="string" calcext:value-type="string">
            <text:p>878</text:p>
          </table:table-cell>
          <table:table-cell table:formula="of:=HYPERLINK(&quot;https://clics.clld.org/parameters/878&quot;;&quot;HELL&quot;)" office:value-type="string" office:string-value="HELL" calcext:value-type="string">
            <text:p>HELL</text:p>
          </table:table-cell>
          <table:table-cell/>
        </table:table-row>
        <table:table-row table:style-name="ro1">
          <table:table-cell office:value-type="string" calcext:value-type="string">
            <text:p>879</text:p>
          </table:table-cell>
          <table:table-cell table:formula="of:=HYPERLINK(&quot;https://clics.clld.org/parameters/879&quot;;&quot;COUGH&quot;)" office:value-type="string" office:string-value="COUGH" calcext:value-type="string">
            <text:p>COUGH</text:p>
          </table:table-cell>
          <table:table-cell/>
        </table:table-row>
        <table:table-row table:style-name="ro1">
          <table:table-cell office:value-type="string" calcext:value-type="string">
            <text:p>881</text:p>
          </table:table-cell>
          <table:table-cell table:formula="of:=HYPERLINK(&quot;https://clics.clld.org/parameters/881&quot;;&quot;TAILOR&quot;)" office:value-type="string" office:string-value="TAILOR" calcext:value-type="string">
            <text:p>TAILOR</text:p>
          </table:table-cell>
          <table:table-cell/>
        </table:table-row>
        <table:table-row table:style-name="ro1">
          <table:table-cell office:value-type="string" calcext:value-type="string">
            <text:p>882</text:p>
          </table:table-cell>
          <table:table-cell table:formula="of:=HYPERLINK(&quot;https://clics.clld.org/parameters/882&quot;;&quot;PARROT&quot;)" office:value-type="string" office:string-value="PARROT" calcext:value-type="string">
            <text:p>PARROT</text:p>
          </table:table-cell>
          <table:table-cell/>
        </table:table-row>
        <table:table-row table:style-name="ro1">
          <table:table-cell office:value-type="string" calcext:value-type="string">
            <text:p>883</text:p>
          </table:table-cell>
          <table:table-cell table:formula="of:=HYPERLINK(&quot;https://clics.clld.org/parameters/883&quot;;&quot;TERMITE&quot;)" office:value-type="string" office:string-value="TERMITE" calcext:value-type="string">
            <text:p>TERMITE</text:p>
          </table:table-cell>
          <table:table-cell/>
        </table:table-row>
        <table:table-row table:style-name="ro1">
          <table:table-cell office:value-type="string" calcext:value-type="string">
            <text:p>884</text:p>
          </table:table-cell>
          <table:table-cell table:formula="of:=HYPERLINK(&quot;https://clics.clld.org/parameters/884&quot;;&quot;SHARE&quot;)" office:value-type="string" office:string-value="SHARE" calcext:value-type="string">
            <text:p>SHARE</text:p>
          </table:table-cell>
          <table:table-cell/>
        </table:table-row>
        <table:table-row table:style-name="ro1">
          <table:table-cell office:value-type="string" calcext:value-type="string">
            <text:p>885</text:p>
          </table:table-cell>
          <table:table-cell table:formula="of:=HYPERLINK(&quot;https://clics.clld.org/parameters/885&quot;;&quot;OPPOSITE&quot;)" office:value-type="string" office:string-value="OPPOSITE" calcext:value-type="string">
            <text:p>OPPOSITE</text:p>
          </table:table-cell>
          <table:table-cell/>
        </table:table-row>
        <table:table-row table:style-name="ro1">
          <table:table-cell office:value-type="string" calcext:value-type="string">
            <text:p>886</text:p>
          </table:table-cell>
          <table:table-cell table:formula="of:=HYPERLINK(&quot;https://clics.clld.org/parameters/886&quot;;&quot;PARAKEET&quot;)" office:value-type="string" office:string-value="PARAKEET" calcext:value-type="string">
            <text:p>PARAKEET</text:p>
          </table:table-cell>
          <table:table-cell/>
        </table:table-row>
        <table:table-row table:style-name="ro1">
          <table:table-cell office:value-type="string" calcext:value-type="string">
            <text:p>887</text:p>
          </table:table-cell>
          <table:table-cell table:formula="of:=HYPERLINK(&quot;https://clics.clld.org/parameters/887&quot;;&quot;BITTER&quot;)" office:value-type="string" office:string-value="BITTER" calcext:value-type="string">
            <text:p>BITTER</text:p>
          </table:table-cell>
          <table:table-cell/>
        </table:table-row>
        <table:table-row table:style-name="ro1">
          <table:table-cell office:value-type="string" calcext:value-type="string">
            <text:p>889</text:p>
          </table:table-cell>
          <table:table-cell table:formula="of:=HYPERLINK(&quot;https://clics.clld.org/parameters/889&quot;;&quot;FLAME&quot;)" office:value-type="string" office:string-value="FLAME" calcext:value-type="string">
            <text:p>FLAME</text:p>
          </table:table-cell>
          <table:table-cell/>
        </table:table-row>
        <table:table-row table:style-name="ro1">
          <table:table-cell office:value-type="string" calcext:value-type="string">
            <text:p>890</text:p>
          </table:table-cell>
          <table:table-cell table:formula="of:=HYPERLINK(&quot;https://clics.clld.org/parameters/890&quot;;&quot;MULE&quot;)" office:value-type="string" office:string-value="MULE" calcext:value-type="string">
            <text:p>MULE</text:p>
          </table:table-cell>
          <table:table-cell/>
        </table:table-row>
        <table:table-row table:style-name="ro1">
          <table:table-cell office:value-type="string" calcext:value-type="string">
            <text:p>891</text:p>
          </table:table-cell>
          <table:table-cell table:formula="of:=HYPERLINK(&quot;https://clics.clld.org/parameters/891&quot;;&quot;TIDE&quot;)" office:value-type="string" office:string-value="TIDE" calcext:value-type="string">
            <text:p>TIDE</text:p>
          </table:table-cell>
          <table:table-cell/>
        </table:table-row>
        <table:table-row table:style-name="ro1">
          <table:table-cell office:value-type="string" calcext:value-type="string">
            <text:p>892</text:p>
          </table:table-cell>
          <table:table-cell table:formula="of:=HYPERLINK(&quot;https://clics.clld.org/parameters/892&quot;;&quot;TIME&quot;)" office:value-type="string" office:string-value="TIME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893</text:p>
          </table:table-cell>
          <table:table-cell table:formula="of:=HYPERLINK(&quot;https://clics.clld.org/parameters/893&quot;;&quot;TIN (METAL)&quot;)" office:value-type="string" office:string-value="TIN (METAL)" calcext:value-type="string">
            <text:p>TIN (METAL)</text:p>
          </table:table-cell>
          <table:table-cell/>
        </table:table-row>
        <table:table-row table:style-name="ro1">
          <table:table-cell office:value-type="string" calcext:value-type="string">
            <text:p>894</text:p>
          </table:table-cell>
          <table:table-cell table:formula="of:=HYPERLINK(&quot;https://clics.clld.org/parameters/894&quot;;&quot;TOAD&quot;)" office:value-type="string" office:string-value="TOAD" calcext:value-type="string">
            <text:p>TOAD</text:p>
          </table:table-cell>
          <table:table-cell/>
        </table:table-row>
        <table:table-row table:style-name="ro1">
          <table:table-cell office:value-type="string" calcext:value-type="string">
            <text:p>895</text:p>
          </table:table-cell>
          <table:table-cell table:formula="of:=HYPERLINK(&quot;https://clics.clld.org/parameters/895&quot;;&quot;TORTOISE&quot;)" office:value-type="string" office:string-value="TORTOISE" calcext:value-type="string">
            <text:p>TORTOISE</text:p>
          </table:table-cell>
          <table:table-cell/>
        </table:table-row>
        <table:table-row table:style-name="ro1">
          <table:table-cell office:value-type="string" calcext:value-type="string">
            <text:p>896</text:p>
          </table:table-cell>
          <table:table-cell table:formula="of:=HYPERLINK(&quot;https://clics.clld.org/parameters/896&quot;;&quot;ANACONDA (WATER BOA)&quot;)" office:value-type="string" office:string-value="ANACONDA (WATER BOA)" calcext:value-type="string">
            <text:p>ANACONDA (WATER BOA)</text:p>
          </table:table-cell>
          <table:table-cell/>
        </table:table-row>
        <table:table-row table:style-name="ro1">
          <table:table-cell office:value-type="string" calcext:value-type="string">
            <text:p>897</text:p>
          </table:table-cell>
          <table:table-cell table:formula="of:=HYPERLINK(&quot;https://clics.clld.org/parameters/897&quot;;&quot;SWALLOW&quot;)" office:value-type="string" office:string-value="SWALLOW" calcext:value-type="string">
            <text:p>SWALLOW</text:p>
          </table:table-cell>
          <table:table-cell/>
        </table:table-row>
        <table:table-row table:style-name="ro1">
          <table:table-cell office:value-type="string" calcext:value-type="string">
            <text:p>899</text:p>
          </table:table-cell>
          <table:table-cell table:formula="of:=HYPERLINK(&quot;https://clics.clld.org/parameters/899&quot;;&quot;PRESIDENT&quot;)" office:value-type="string" office:string-value="PRESIDENT" calcext:value-type="string">
            <text:p>PRESIDENT</text:p>
          </table:table-cell>
          <table:table-cell/>
        </table:table-row>
        <table:table-row table:style-name="ro1">
          <table:table-cell office:value-type="string" calcext:value-type="string">
            <text:p>900</text:p>
          </table:table-cell>
          <table:table-cell table:formula="of:=HYPERLINK(&quot;https://clics.clld.org/parameters/900&quot;;&quot;TRAIN&quot;)" office:value-type="string" office:string-value="TRAIN" calcext:value-type="string">
            <text:p>TRAIN</text:p>
          </table:table-cell>
          <table:table-cell/>
        </table:table-row>
        <table:table-row table:style-name="ro1">
          <table:table-cell office:value-type="string" calcext:value-type="string">
            <text:p>901</text:p>
          </table:table-cell>
          <table:table-cell table:formula="of:=HYPERLINK(&quot;https://clics.clld.org/parameters/901&quot;;&quot;ADOBE&quot;)" office:value-type="string" office:string-value="ADOBE" calcext:value-type="string">
            <text:p>ADOBE</text:p>
          </table:table-cell>
          <table:table-cell/>
        </table:table-row>
        <table:table-row table:style-name="ro1">
          <table:table-cell office:value-type="string" calcext:value-type="string">
            <text:p>902</text:p>
          </table:table-cell>
          <table:table-cell table:formula="of:=HYPERLINK(&quot;https://clics.clld.org/parameters/902&quot;;&quot;ADULTERY&quot;)" office:value-type="string" office:string-value="ADULTERY" calcext:value-type="string">
            <text:p>ADULTERY</text:p>
          </table:table-cell>
          <table:table-cell/>
        </table:table-row>
        <table:table-row table:style-name="ro1">
          <table:table-cell office:value-type="string" calcext:value-type="string">
            <text:p>904</text:p>
          </table:table-cell>
          <table:table-cell table:formula="of:=HYPERLINK(&quot;https://clics.clld.org/parameters/904&quot;;&quot;BERRY&quot;)" office:value-type="string" office:string-value="BERRY" calcext:value-type="string">
            <text:p>BERRY</text:p>
          </table:table-cell>
          <table:table-cell/>
        </table:table-row>
        <table:table-row table:style-name="ro1">
          <table:table-cell office:value-type="string" calcext:value-type="string">
            <text:p>906</text:p>
          </table:table-cell>
          <table:table-cell table:formula="of:=HYPERLINK(&quot;https://clics.clld.org/parameters/906&quot;;&quot;TREE&quot;)" office:value-type="string" office:string-value="TREE" calcext:value-type="string">
            <text:p>TREE</text:p>
          </table:table-cell>
          <table:table-cell/>
        </table:table-row>
        <table:table-row table:style-name="ro1">
          <table:table-cell office:value-type="string" calcext:value-type="string">
            <text:p>907</text:p>
          </table:table-cell>
          <table:table-cell table:formula="of:=HYPERLINK(&quot;https://clics.clld.org/parameters/907&quot;;&quot;OLD WOMAN&quot;)" office:value-type="string" office:string-value="OLD WOMAN" calcext:value-type="string">
            <text:p>OLD WOMAN</text:p>
          </table:table-cell>
          <table:table-cell/>
        </table:table-row>
        <table:table-row table:style-name="ro1">
          <table:table-cell office:value-type="string" calcext:value-type="string">
            <text:p>908</text:p>
          </table:table-cell>
          <table:table-cell table:formula="of:=HYPERLINK(&quot;https://clics.clld.org/parameters/908&quot;;&quot;DRUM&quot;)" office:value-type="string" office:string-value="DRUM" calcext:value-type="string">
            <text:p>DRUM</text:p>
          </table:table-cell>
          <table:table-cell/>
        </table:table-row>
        <table:table-row table:style-name="ro1">
          <table:table-cell office:value-type="string" calcext:value-type="string">
            <text:p>909</text:p>
          </table:table-cell>
          <table:table-cell table:formula="of:=HYPERLINK(&quot;https://clics.clld.org/parameters/909&quot;;&quot;GARBAGE&quot;)" office:value-type="string" office:string-value="GARBAGE" calcext:value-type="string">
            <text:p>GARBAGE</text:p>
          </table:table-cell>
          <table:table-cell/>
        </table:table-row>
        <table:table-row table:style-name="ro1">
          <table:table-cell office:value-type="string" calcext:value-type="string">
            <text:p>910</text:p>
          </table:table-cell>
          <table:table-cell table:formula="of:=HYPERLINK(&quot;https://clics.clld.org/parameters/910&quot;;&quot;DEATH&quot;)" office:value-type="string" office:string-value="DEATH" calcext:value-type="string">
            <text:p>DEATH</text:p>
          </table:table-cell>
          <table:table-cell/>
        </table:table-row>
        <table:table-row table:style-name="ro1">
          <table:table-cell office:value-type="string" calcext:value-type="string">
            <text:p>911</text:p>
          </table:table-cell>
          <table:table-cell table:formula="of:=HYPERLINK(&quot;https://clics.clld.org/parameters/911&quot;;&quot;TEMPLE&quot;)" office:value-type="string" office:string-value="TEMPLE" calcext:value-type="string">
            <text:p>TEMPLE</text:p>
          </table:table-cell>
          <table:table-cell/>
        </table:table-row>
        <table:table-row table:style-name="ro1">
          <table:table-cell office:value-type="string" calcext:value-type="string">
            <text:p>912</text:p>
          </table:table-cell>
          <table:table-cell table:formula="of:=HYPERLINK(&quot;https://clics.clld.org/parameters/912&quot;;&quot;COYOTE&quot;)" office:value-type="string" office:string-value="COYOTE" calcext:value-type="string">
            <text:p>COYOTE</text:p>
          </table:table-cell>
          <table:table-cell/>
        </table:table-row>
        <table:table-row table:style-name="ro1">
          <table:table-cell office:value-type="string" calcext:value-type="string">
            <text:p>913</text:p>
          </table:table-cell>
          <table:table-cell table:formula="of:=HYPERLINK(&quot;https://clics.clld.org/parameters/913&quot;;&quot;CROW&quot;)" office:value-type="string" office:string-value="CROW" calcext:value-type="string">
            <text:p>CROW</text:p>
          </table:table-cell>
          <table:table-cell/>
        </table:table-row>
        <table:table-row table:style-name="ro1">
          <table:table-cell office:value-type="string" calcext:value-type="string">
            <text:p>914</text:p>
          </table:table-cell>
          <table:table-cell table:formula="of:=HYPERLINK(&quot;https://clics.clld.org/parameters/914&quot;;&quot;SCULPTOR&quot;)" office:value-type="string" office:string-value="SCULPTOR" calcext:value-type="string">
            <text:p>SCULPTOR</text:p>
          </table:table-cell>
          <table:table-cell/>
        </table:table-row>
        <table:table-row table:style-name="ro1">
          <table:table-cell office:value-type="string" calcext:value-type="string">
            <text:p>915</text:p>
          </table:table-cell>
          <table:table-cell table:formula="of:=HYPERLINK(&quot;https://clics.clld.org/parameters/915&quot;;&quot;SINK (BASIN)&quot;)" office:value-type="string" office:string-value="SINK (BASIN)" calcext:value-type="string">
            <text:p>SINK (BASIN)</text:p>
          </table:table-cell>
          <table:table-cell/>
        </table:table-row>
        <table:table-row table:style-name="ro1">
          <table:table-cell office:value-type="string" calcext:value-type="string">
            <text:p>916</text:p>
          </table:table-cell>
          <table:table-cell table:formula="of:=HYPERLINK(&quot;https://clics.clld.org/parameters/916&quot;;&quot;LINEN&quot;)" office:value-type="string" office:string-value="LINEN" calcext:value-type="string">
            <text:p>LINEN</text:p>
          </table:table-cell>
          <table:table-cell/>
        </table:table-row>
        <table:table-row table:style-name="ro1">
          <table:table-cell office:value-type="string" calcext:value-type="string">
            <text:p>917</text:p>
          </table:table-cell>
          <table:table-cell table:formula="of:=HYPERLINK(&quot;https://clics.clld.org/parameters/917&quot;;&quot;ORNAMENT&quot;)" office:value-type="string" office:string-value="ORNAMENT" calcext:value-type="string">
            <text:p>ORNAMENT</text:p>
          </table:table-cell>
          <table:table-cell/>
        </table:table-row>
        <table:table-row table:style-name="ro1">
          <table:table-cell office:value-type="string" calcext:value-type="string">
            <text:p>919</text:p>
          </table:table-cell>
          <table:table-cell table:formula="of:=HYPERLINK(&quot;https://clics.clld.org/parameters/919&quot;;&quot;CHILI PEPPER&quot;)" office:value-type="string" office:string-value="CHILI PEPPER" calcext:value-type="string">
            <text:p>CHILI PEPPER</text:p>
          </table:table-cell>
          <table:table-cell/>
        </table:table-row>
        <table:table-row table:style-name="ro1">
          <table:table-cell office:value-type="string" calcext:value-type="string">
            <text:p>920</text:p>
          </table:table-cell>
          <table:table-cell table:formula="of:=HYPERLINK(&quot;https://clics.clld.org/parameters/920&quot;;&quot;GRAPE&quot;)" office:value-type="string" office:string-value="GRAPE" calcext:value-type="string">
            <text:p>GRAPE</text:p>
          </table:table-cell>
          <table:table-cell/>
        </table:table-row>
        <table:table-row table:style-name="ro1">
          <table:table-cell office:value-type="string" calcext:value-type="string">
            <text:p>921</text:p>
          </table:table-cell>
          <table:table-cell table:formula="of:=HYPERLINK(&quot;https://clics.clld.org/parameters/921&quot;;&quot;VALLEY&quot;)" office:value-type="string" office:string-value="VALLEY" calcext:value-type="string">
            <text:p>VALLEY</text:p>
          </table:table-cell>
          <table:table-cell/>
        </table:table-row>
        <table:table-row table:style-name="ro1">
          <table:table-cell office:value-type="string" calcext:value-type="string">
            <text:p>922</text:p>
          </table:table-cell>
          <table:table-cell table:formula="of:=HYPERLINK(&quot;https://clics.clld.org/parameters/922&quot;;&quot;PEAR&quot;)" office:value-type="string" office:string-value="PEAR" calcext:value-type="string">
            <text:p>PEAR</text:p>
          </table:table-cell>
          <table:table-cell/>
        </table:table-row>
        <table:table-row table:style-name="ro1">
          <table:table-cell office:value-type="string" calcext:value-type="string">
            <text:p>923</text:p>
          </table:table-cell>
          <table:table-cell table:formula="of:=HYPERLINK(&quot;https://clics.clld.org/parameters/923&quot;;&quot;LOVE&quot;)" office:value-type="string" office:string-value="LOVE" calcext:value-type="string">
            <text:p>LOVE</text:p>
          </table:table-cell>
          <table:table-cell/>
        </table:table-row>
        <table:table-row table:style-name="ro1">
          <table:table-cell office:value-type="string" calcext:value-type="string">
            <text:p>924</text:p>
          </table:table-cell>
          <table:table-cell table:formula="of:=HYPERLINK(&quot;https://clics.clld.org/parameters/924&quot;;&quot;VEGETABLES&quot;)" office:value-type="string" office:string-value="VEGETABLES" calcext:value-type="string">
            <text:p>VEGETABLES</text:p>
          </table:table-cell>
          <table:table-cell/>
        </table:table-row>
        <table:table-row table:style-name="ro1">
          <table:table-cell office:value-type="string" calcext:value-type="string">
            <text:p>925</text:p>
          </table:table-cell>
          <table:table-cell table:formula="of:=HYPERLINK(&quot;https://clics.clld.org/parameters/925&quot;;&quot;CASSAVA&quot;)" office:value-type="string" office:string-value="CASSAVA" calcext:value-type="string">
            <text:p>CASSAVA</text:p>
          </table:table-cell>
          <table:table-cell/>
        </table:table-row>
        <table:table-row table:style-name="ro1">
          <table:table-cell office:value-type="string" calcext:value-type="string">
            <text:p>926</text:p>
          </table:table-cell>
          <table:table-cell table:formula="of:=HYPERLINK(&quot;https://clics.clld.org/parameters/926&quot;;&quot;RICE&quot;)" office:value-type="string" office:string-value="RICE" calcext:value-type="string">
            <text:p>RICE</text:p>
          </table:table-cell>
          <table:table-cell/>
        </table:table-row>
        <table:table-row table:style-name="ro1">
          <table:table-cell office:value-type="string" calcext:value-type="string">
            <text:p>928</text:p>
          </table:table-cell>
          <table:table-cell table:formula="of:=HYPERLINK(&quot;https://clics.clld.org/parameters/928&quot;;&quot;EMBRACE&quot;)" office:value-type="string" office:string-value="EMBRACE" calcext:value-type="string">
            <text:p>EMBRACE</text:p>
          </table:table-cell>
          <table:table-cell/>
        </table:table-row>
        <table:table-row table:style-name="ro1">
          <table:table-cell office:value-type="string" calcext:value-type="string">
            <text:p>930</text:p>
          </table:table-cell>
          <table:table-cell table:formula="of:=HYPERLINK(&quot;https://clics.clld.org/parameters/930&quot;;&quot;VILLAGE&quot;)" office:value-type="string" office:string-value="VILLAGE" calcext:value-type="string">
            <text:p>VILLAGE</text:p>
          </table:table-cell>
          <table:table-cell/>
        </table:table-row>
        <table:table-row table:style-name="ro1">
          <table:table-cell office:value-type="string" calcext:value-type="string">
            <text:p>931</text:p>
          </table:table-cell>
          <table:table-cell table:formula="of:=HYPERLINK(&quot;https://clics.clld.org/parameters/931&quot;;&quot;MILLET&quot;)" office:value-type="string" office:string-value="MILLET" calcext:value-type="string">
            <text:p>MILLET</text:p>
          </table:table-cell>
          <table:table-cell/>
        </table:table-row>
        <table:table-row table:style-name="ro1">
          <table:table-cell office:value-type="string" calcext:value-type="string">
            <text:p>932</text:p>
          </table:table-cell>
          <table:table-cell table:formula="of:=HYPERLINK(&quot;https://clics.clld.org/parameters/932&quot;;&quot;BARLEY&quot;)" office:value-type="string" office:string-value="BARLEY" calcext:value-type="string">
            <text:p>BARLEY</text:p>
          </table:table-cell>
          <table:table-cell/>
        </table:table-row>
        <table:table-row table:style-name="ro1">
          <table:table-cell office:value-type="string" calcext:value-type="string">
            <text:p>933</text:p>
          </table:table-cell>
          <table:table-cell table:formula="of:=HYPERLINK(&quot;https://clics.clld.org/parameters/933&quot;;&quot;WALL (OF HOUSE)&quot;)" office:value-type="string" office:string-value="WALL (OF HOUSE)" calcext:value-type="string">
            <text:p>WALL (OF HOUSE)</text:p>
          </table:table-cell>
          <table:table-cell/>
        </table:table-row>
        <table:table-row table:style-name="ro1">
          <table:table-cell office:value-type="string" calcext:value-type="string">
            <text:p>934</text:p>
          </table:table-cell>
          <table:table-cell table:formula="of:=HYPERLINK(&quot;https://clics.clld.org/parameters/934&quot;;&quot;BUFFALO&quot;)" office:value-type="string" office:string-value="BUFFALO" calcext:value-type="string">
            <text:p>BUFFALO</text:p>
          </table:table-cell>
          <table:table-cell/>
        </table:table-row>
        <table:table-row table:style-name="ro1">
          <table:table-cell office:value-type="string" calcext:value-type="string">
            <text:p>935</text:p>
          </table:table-cell>
          <table:table-cell table:formula="of:=HYPERLINK(&quot;https://clics.clld.org/parameters/935&quot;;&quot;WAR&quot;)" office:value-type="string" office:string-value="WAR" calcext:value-type="string">
            <text:p>WAR</text:p>
          </table:table-cell>
          <table:table-cell/>
        </table:table-row>
        <table:table-row table:style-name="ro1">
          <table:table-cell office:value-type="string" calcext:value-type="string">
            <text:p>936</text:p>
          </table:table-cell>
          <table:table-cell table:formula="of:=HYPERLINK(&quot;https://clics.clld.org/parameters/936&quot;;&quot;STALLION&quot;)" office:value-type="string" office:string-value="STALLION" calcext:value-type="string">
            <text:p>STALLION</text:p>
          </table:table-cell>
          <table:table-cell/>
        </table:table-row>
        <table:table-row table:style-name="ro1">
          <table:table-cell office:value-type="string" calcext:value-type="string">
            <text:p>937</text:p>
          </table:table-cell>
          <table:table-cell table:formula="of:=HYPERLINK(&quot;https://clics.clld.org/parameters/937&quot;;&quot;BIRD&quot;)" office:value-type="string" office:string-value="BIRD" calcext:value-type="string">
            <text:p>BIRD</text:p>
          </table:table-cell>
          <table:table-cell/>
        </table:table-row>
        <table:table-row table:style-name="ro1">
          <table:table-cell office:value-type="string" calcext:value-type="string">
            <text:p>938</text:p>
          </table:table-cell>
          <table:table-cell table:formula="of:=HYPERLINK(&quot;https://clics.clld.org/parameters/938&quot;;&quot;MARE&quot;)" office:value-type="string" office:string-value="MARE" calcext:value-type="string">
            <text:p>MARE</text:p>
          </table:table-cell>
          <table:table-cell/>
        </table:table-row>
        <table:table-row table:style-name="ro1">
          <table:table-cell office:value-type="string" calcext:value-type="string">
            <text:p>939</text:p>
          </table:table-cell>
          <table:table-cell table:formula="of:=HYPERLINK(&quot;https://clics.clld.org/parameters/939&quot;;&quot;HORN (INSTRUMENT)&quot;)" office:value-type="string" office:string-value="HORN (INSTRUMENT)" calcext:value-type="string">
            <text:p>HORN (INSTRUMENT)</text:p>
          </table:table-cell>
          <table:table-cell/>
        </table:table-row>
        <table:table-row table:style-name="ro1">
          <table:table-cell office:value-type="string" calcext:value-type="string">
            <text:p>940</text:p>
          </table:table-cell>
          <table:table-cell table:formula="of:=HYPERLINK(&quot;https://clics.clld.org/parameters/940&quot;;&quot;STRAIN&quot;)" office:value-type="string" office:string-value="STRAIN" calcext:value-type="string">
            <text:p>STRAIN</text:p>
          </table:table-cell>
          <table:table-cell/>
        </table:table-row>
        <table:table-row table:style-name="ro1">
          <table:table-cell office:value-type="string" calcext:value-type="string">
            <text:p>941</text:p>
          </table:table-cell>
          <table:table-cell table:formula="of:=HYPERLINK(&quot;https://clics.clld.org/parameters/941&quot;;&quot;MEAD&quot;)" office:value-type="string" office:string-value="MEAD" calcext:value-type="string">
            <text:p>MEAD</text:p>
          </table:table-cell>
          <table:table-cell/>
        </table:table-row>
        <table:table-row table:style-name="ro1">
          <table:table-cell office:value-type="string" calcext:value-type="string">
            <text:p>942</text:p>
          </table:table-cell>
          <table:table-cell table:formula="of:=HYPERLINK(&quot;https://clics.clld.org/parameters/942&quot;;&quot;HONEY&quot;)" office:value-type="string" office:string-value="HONEY" calcext:value-type="string">
            <text:p>HONEY</text:p>
          </table:table-cell>
          <table:table-cell/>
        </table:table-row>
        <table:table-row table:style-name="ro1">
          <table:table-cell office:value-type="string" calcext:value-type="string">
            <text:p>943</text:p>
          </table:table-cell>
          <table:table-cell table:formula="of:=HYPERLINK(&quot;https://clics.clld.org/parameters/943&quot;;&quot;WATERFALL&quot;)" office:value-type="string" office:string-value="WATERFALL" calcext:value-type="string">
            <text:p>WATERFALL</text:p>
          </table:table-cell>
          <table:table-cell/>
        </table:table-row>
        <table:table-row table:style-name="ro1">
          <table:table-cell office:value-type="string" calcext:value-type="string">
            <text:p>945</text:p>
          </table:table-cell>
          <table:table-cell table:formula="of:=HYPERLINK(&quot;https://clics.clld.org/parameters/945&quot;;&quot;SPEAR&quot;)" office:value-type="string" office:string-value="SPEAR" calcext:value-type="string">
            <text:p>SPEAR</text:p>
          </table:table-cell>
          <table:table-cell/>
        </table:table-row>
        <table:table-row table:style-name="ro1">
          <table:table-cell office:value-type="string" calcext:value-type="string">
            <text:p>946</text:p>
          </table:table-cell>
          <table:table-cell table:formula="of:=HYPERLINK(&quot;https://clics.clld.org/parameters/946&quot;;&quot;BLOOD&quot;)" office:value-type="string" office:string-value="BLOOD" calcext:value-type="string">
            <text:p>BLOOD</text:p>
          </table:table-cell>
          <table:table-cell/>
        </table:table-row>
        <table:table-row table:style-name="ro1">
          <table:table-cell office:value-type="string" calcext:value-type="string">
            <text:p>947</text:p>
          </table:table-cell>
          <table:table-cell table:formula="of:=HYPERLINK(&quot;https://clics.clld.org/parameters/947&quot;;&quot;STREAM&quot;)" office:value-type="string" office:string-value="STREAM" calcext:value-type="string">
            <text:p>STREAM</text:p>
          </table:table-cell>
          <table:table-cell/>
        </table:table-row>
        <table:table-row table:style-name="ro1">
          <table:table-cell office:value-type="string" calcext:value-type="string">
            <text:p>948</text:p>
          </table:table-cell>
          <table:table-cell table:formula="of:=HYPERLINK(&quot;https://clics.clld.org/parameters/948&quot;;&quot;WATER&quot;)" office:value-type="string" office:string-value="WATER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950</text:p>
          </table:table-cell>
          <table:table-cell table:formula="of:=HYPERLINK(&quot;https://clics.clld.org/parameters/950&quot;;&quot;SEAGULL&quot;)" office:value-type="string" office:string-value="SEAGULL" calcext:value-type="string">
            <text:p>SEAGULL</text:p>
          </table:table-cell>
          <table:table-cell/>
        </table:table-row>
        <table:table-row table:style-name="ro1">
          <table:table-cell office:value-type="string" calcext:value-type="string">
            <text:p>951</text:p>
          </table:table-cell>
          <table:table-cell table:formula="of:=HYPERLINK(&quot;https://clics.clld.org/parameters/951&quot;;&quot;WEAPONS&quot;)" office:value-type="string" office:string-value="WEAPONS" calcext:value-type="string">
            <text:p>WEAPONS</text:p>
          </table:table-cell>
          <table:table-cell/>
        </table:table-row>
        <table:table-row table:style-name="ro1">
          <table:table-cell office:value-type="string" calcext:value-type="string">
            <text:p>952</text:p>
          </table:table-cell>
          <table:table-cell table:formula="of:=HYPERLINK(&quot;https://clics.clld.org/parameters/952&quot;;&quot;WEATHER&quot;)" office:value-type="string" office:string-value="WEATHER" calcext:value-type="string">
            <text:p>WEATHER</text:p>
          </table:table-cell>
          <table:table-cell/>
        </table:table-row>
        <table:table-row table:style-name="ro1">
          <table:table-cell office:value-type="string" calcext:value-type="string">
            <text:p>953</text:p>
          </table:table-cell>
          <table:table-cell table:formula="of:=HYPERLINK(&quot;https://clics.clld.org/parameters/953&quot;;&quot;RAPE&quot;)" office:value-type="string" office:string-value="RAPE" calcext:value-type="string">
            <text:p>RAPE</text:p>
          </table:table-cell>
          <table:table-cell/>
        </table:table-row>
        <table:table-row table:style-name="ro1">
          <table:table-cell office:value-type="string" calcext:value-type="string">
            <text:p>954</text:p>
          </table:table-cell>
          <table:table-cell table:formula="of:=HYPERLINK(&quot;https://clics.clld.org/parameters/954&quot;;&quot;WELL&quot;)" office:value-type="string" office:string-value="WELL" calcext:value-type="string">
            <text:p>WELL</text:p>
          </table:table-cell>
          <table:table-cell/>
        </table:table-row>
        <table:table-row table:style-name="ro1">
          <table:table-cell office:value-type="string" calcext:value-type="string">
            <text:p>956</text:p>
          </table:table-cell>
          <table:table-cell table:formula="of:=HYPERLINK(&quot;https://clics.clld.org/parameters/956&quot;;&quot;FLEE&quot;)" office:value-type="string" office:string-value="FLEE" calcext:value-type="string">
            <text:p>FLEE</text:p>
          </table:table-cell>
          <table:table-cell/>
        </table:table-row>
        <table:table-row table:style-name="ro1">
          <table:table-cell office:value-type="string" calcext:value-type="string">
            <text:p>957</text:p>
          </table:table-cell>
          <table:table-cell table:formula="of:=HYPERLINK(&quot;https://clics.clld.org/parameters/957&quot;;&quot;WHALE&quot;)" office:value-type="string" office:string-value="WHALE" calcext:value-type="string">
            <text:p>WHALE</text:p>
          </table:table-cell>
          <table:table-cell/>
        </table:table-row>
        <table:table-row table:style-name="ro1">
          <table:table-cell office:value-type="string" calcext:value-type="string">
            <text:p>958</text:p>
          </table:table-cell>
          <table:table-cell table:formula="of:=HYPERLINK(&quot;https://clics.clld.org/parameters/958&quot;;&quot;WILD ANIMAL&quot;)" office:value-type="string" office:string-value="WILD ANIMAL" calcext:value-type="string">
            <text:p>WILD ANIMAL</text:p>
          </table:table-cell>
          <table:table-cell/>
        </table:table-row>
        <table:table-row table:style-name="ro1">
          <table:table-cell office:value-type="string" calcext:value-type="string">
            <text:p>960</text:p>
          </table:table-cell>
          <table:table-cell table:formula="of:=HYPERLINK(&quot;https://clics.clld.org/parameters/960&quot;;&quot;WIND&quot;)" office:value-type="string" office:string-value="WIND" calcext:value-type="string">
            <text:p>WIND</text:p>
          </table:table-cell>
          <table:table-cell/>
        </table:table-row>
        <table:table-row table:style-name="ro1">
          <table:table-cell office:value-type="string" calcext:value-type="string">
            <text:p>961</text:p>
          </table:table-cell>
          <table:table-cell table:formula="of:=HYPERLINK(&quot;https://clics.clld.org/parameters/961&quot;;&quot;PEBBLES&quot;)" office:value-type="string" office:string-value="PEBBLES" calcext:value-type="string">
            <text:p>PEBBLES</text:p>
          </table:table-cell>
          <table:table-cell/>
        </table:table-row>
        <table:table-row table:style-name="ro1">
          <table:table-cell office:value-type="string" calcext:value-type="string">
            <text:p>962</text:p>
          </table:table-cell>
          <table:table-cell table:formula="of:=HYPERLINK(&quot;https://clics.clld.org/parameters/962&quot;;&quot;WOMAN&quot;)" office:value-type="string" office:string-value="WOMAN" calcext:value-type="string">
            <text:p>WOMAN</text:p>
          </table:table-cell>
          <table:table-cell/>
        </table:table-row>
        <table:table-row table:style-name="ro1">
          <table:table-cell office:value-type="string" calcext:value-type="string">
            <text:p>963</text:p>
          </table:table-cell>
          <table:table-cell table:formula="of:=HYPERLINK(&quot;https://clics.clld.org/parameters/963&quot;;&quot;BOOK&quot;)" office:value-type="string" office:string-value="BOOK" calcext:value-type="string">
            <text:p>BOOK</text:p>
          </table:table-cell>
          <table:table-cell/>
        </table:table-row>
        <table:table-row table:style-name="ro1">
          <table:table-cell office:value-type="string" calcext:value-type="string">
            <text:p>964</text:p>
          </table:table-cell>
          <table:table-cell table:formula="of:=HYPERLINK(&quot;https://clics.clld.org/parameters/964&quot;;&quot;WOOL&quot;)" office:value-type="string" office:string-value="WOOL" calcext:value-type="string">
            <text:p>WOOL</text:p>
          </table:table-cell>
          <table:table-cell/>
        </table:table-row>
        <table:table-row table:style-name="ro1">
          <table:table-cell office:value-type="string" calcext:value-type="string">
            <text:p>965</text:p>
          </table:table-cell>
          <table:table-cell table:formula="of:=HYPERLINK(&quot;https://clics.clld.org/parameters/965&quot;;&quot;WORLD&quot;)" office:value-type="string" office:string-value="WORLD" calcext:value-type="string">
            <text:p>WORLD</text:p>
          </table:table-cell>
          <table:table-cell/>
        </table:table-row>
        <table:table-row table:style-name="ro1">
          <table:table-cell office:value-type="string" calcext:value-type="string">
            <text:p>966</text:p>
          </table:table-cell>
          <table:table-cell table:formula="of:=HYPERLINK(&quot;https://clics.clld.org/parameters/966&quot;;&quot;BRAKE&quot;)" office:value-type="string" office:string-value="BRAKE" calcext:value-type="string">
            <text:p>BRAKE</text:p>
          </table:table-cell>
          <table:table-cell/>
        </table:table-row>
        <table:table-row table:style-name="ro1">
          <table:table-cell office:value-type="string" calcext:value-type="string">
            <text:p>968</text:p>
          </table:table-cell>
          <table:table-cell table:formula="of:=HYPERLINK(&quot;https://clics.clld.org/parameters/968&quot;;&quot;ACORN&quot;)" office:value-type="string" office:string-value="ACORN" calcext:value-type="string">
            <text:p>ACORN</text:p>
          </table:table-cell>
          <table:table-cell/>
        </table:table-row>
        <table:table-row table:style-name="ro1">
          <table:table-cell office:value-type="string" calcext:value-type="string">
            <text:p>969</text:p>
          </table:table-cell>
          <table:table-cell table:formula="of:=HYPERLINK(&quot;https://clics.clld.org/parameters/969&quot;;&quot;CIGARETTE&quot;)" office:value-type="string" office:string-value="CIGARETTE" calcext:value-type="string">
            <text:p>CIGARETTE</text:p>
          </table:table-cell>
          <table:table-cell/>
        </table:table-row>
        <table:table-row table:style-name="ro1">
          <table:table-cell office:value-type="string" calcext:value-type="string">
            <text:p>970</text:p>
          </table:table-cell>
          <table:table-cell table:formula="of:=HYPERLINK(&quot;https://clics.clld.org/parameters/970&quot;;&quot;COCONUT&quot;)" office:value-type="string" office:string-value="COCONUT" calcext:value-type="string">
            <text:p>COCONUT</text:p>
          </table:table-cell>
          <table:table-cell/>
        </table:table-row>
        <table:table-row table:style-name="ro1">
          <table:table-cell office:value-type="string" calcext:value-type="string">
            <text:p>971</text:p>
          </table:table-cell>
          <table:table-cell table:formula="of:=HYPERLINK(&quot;https://clics.clld.org/parameters/971&quot;;&quot;MUST&quot;)" office:value-type="string" office:string-value="MUST" calcext:value-type="string">
            <text:p>MUST</text:p>
          </table:table-cell>
          <table:table-cell/>
        </table:table-row>
        <table:table-row table:style-name="ro1">
          <table:table-cell office:value-type="string" calcext:value-type="string">
            <text:p>972</text:p>
          </table:table-cell>
          <table:table-cell table:formula="of:=HYPERLINK(&quot;https://clics.clld.org/parameters/972&quot;;&quot;BE ABLE&quot;)" office:value-type="string" office:string-value="BE ABLE" calcext:value-type="string">
            <text:p>BE ABLE</text:p>
          </table:table-cell>
          <table:table-cell/>
        </table:table-row>
        <table:table-row table:style-name="ro1">
          <table:table-cell office:value-type="string" calcext:value-type="string">
            <text:p>973</text:p>
          </table:table-cell>
          <table:table-cell table:formula="of:=HYPERLINK(&quot;https://clics.clld.org/parameters/973&quot;;&quot;NOODLE&quot;)" office:value-type="string" office:string-value="NOODLE" calcext:value-type="string">
            <text:p>NOODLE</text:p>
          </table:table-cell>
          <table:table-cell/>
        </table:table-row>
        <table:table-row table:style-name="ro1">
          <table:table-cell office:value-type="string" calcext:value-type="string">
            <text:p>974</text:p>
          </table:table-cell>
          <table:table-cell table:formula="of:=HYPERLINK(&quot;https://clics.clld.org/parameters/974&quot;;&quot;TOBACCO&quot;)" office:value-type="string" office:string-value="TOBACCO" calcext:value-type="string">
            <text:p>TOBACCO</text:p>
          </table:table-cell>
          <table:table-cell/>
        </table:table-row>
        <table:table-row table:style-name="ro1">
          <table:table-cell office:value-type="string" calcext:value-type="string">
            <text:p>976</text:p>
          </table:table-cell>
          <table:table-cell table:formula="of:=HYPERLINK(&quot;https://clics.clld.org/parameters/976&quot;;&quot;WEAR&quot;)" office:value-type="string" office:string-value="WEAR" calcext:value-type="string">
            <text:p>WEAR</text:p>
          </table:table-cell>
          <table:table-cell/>
        </table:table-row>
        <table:table-row table:style-name="ro1">
          <table:table-cell office:value-type="string" calcext:value-type="string">
            <text:p>977</text:p>
          </table:table-cell>
          <table:table-cell table:formula="of:=HYPERLINK(&quot;https://clics.clld.org/parameters/977&quot;;&quot;ARROW&quot;)" office:value-type="string" office:string-value="ARROW" calcext:value-type="string">
            <text:p>ARROW</text:p>
          </table:table-cell>
          <table:table-cell/>
        </table:table-row>
        <table:table-row table:style-name="ro1">
          <table:table-cell office:value-type="string" calcext:value-type="string">
            <text:p>978</text:p>
          </table:table-cell>
          <table:table-cell table:formula="of:=HYPERLINK(&quot;https://clics.clld.org/parameters/978&quot;;&quot;WAVE&quot;)" office:value-type="string" office:string-value="WAVE" calcext:value-type="string">
            <text:p>WAVE</text:p>
          </table:table-cell>
          <table:table-cell/>
        </table:table-row>
        <table:table-row table:style-name="ro1">
          <table:table-cell office:value-type="string" calcext:value-type="string">
            <text:p>979</text:p>
          </table:table-cell>
          <table:table-cell table:formula="of:=HYPERLINK(&quot;https://clics.clld.org/parameters/979&quot;;&quot;FARMER&quot;)" office:value-type="string" office:string-value="FARMER" calcext:value-type="string">
            <text:p>FARMER</text:p>
          </table:table-cell>
          <table:table-cell/>
        </table:table-row>
        <table:table-row table:style-name="ro1">
          <table:table-cell office:value-type="string" calcext:value-type="string">
            <text:p>980</text:p>
          </table:table-cell>
          <table:table-cell table:formula="of:=HYPERLINK(&quot;https://clics.clld.org/parameters/980&quot;;&quot;HEEL&quot;)" office:value-type="string" office:string-value="HEEL" calcext:value-type="string">
            <text:p>HEEL</text:p>
          </table:table-cell>
          <table:table-cell/>
        </table:table-row>
        <table:table-row table:style-name="ro1">
          <table:table-cell office:value-type="string" calcext:value-type="string">
            <text:p>981</text:p>
          </table:table-cell>
          <table:table-cell table:formula="of:=HYPERLINK(&quot;https://clics.clld.org/parameters/981&quot;;&quot;ELBOW&quot;)" office:value-type="string" office:string-value="ELBOW" calcext:value-type="string">
            <text:p>ELBOW</text:p>
          </table:table-cell>
          <table:table-cell/>
        </table:table-row>
        <table:table-row table:style-name="ro1">
          <table:table-cell office:value-type="string" calcext:value-type="string">
            <text:p>982</text:p>
          </table:table-cell>
          <table:table-cell table:formula="of:=HYPERLINK(&quot;https://clics.clld.org/parameters/982&quot;;&quot;LIME (FRUIT)&quot;)" office:value-type="string" office:string-value="LIME (FRUIT)" calcext:value-type="string">
            <text:p>LIME (FRUIT)</text:p>
          </table:table-cell>
          <table:table-cell/>
        </table:table-row>
        <table:table-row table:style-name="ro1">
          <table:table-cell office:value-type="string" calcext:value-type="string">
            <text:p>983</text:p>
          </table:table-cell>
          <table:table-cell table:formula="of:=HYPERLINK(&quot;https://clics.clld.org/parameters/983&quot;;&quot;CONVICT&quot;)" office:value-type="string" office:string-value="CONVICT" calcext:value-type="string">
            <text:p>CONVICT</text:p>
          </table:table-cell>
          <table:table-cell/>
        </table:table-row>
        <table:table-row table:style-name="ro1">
          <table:table-cell office:value-type="string" calcext:value-type="string">
            <text:p>984</text:p>
          </table:table-cell>
          <table:table-cell table:formula="of:=HYPERLINK(&quot;https://clics.clld.org/parameters/984&quot;;&quot;WORK (LABOUR)&quot;)" office:value-type="string" office:string-value="WORK (LABOUR)" calcext:value-type="string">
            <text:p>WORK (LABOUR)</text:p>
          </table:table-cell>
          <table:table-cell/>
        </table:table-row>
        <table:table-row table:style-name="ro1">
          <table:table-cell office:value-type="string" calcext:value-type="string">
            <text:p>985</text:p>
          </table:table-cell>
          <table:table-cell table:formula="of:=HYPERLINK(&quot;https://clics.clld.org/parameters/985&quot;;&quot;VINEGAR&quot;)" office:value-type="string" office:string-value="VINEGAR" calcext:value-type="string">
            <text:p>VINEGAR</text:p>
          </table:table-cell>
          <table:table-cell/>
        </table:table-row>
        <table:table-row table:style-name="ro1">
          <table:table-cell office:value-type="string" calcext:value-type="string">
            <text:p>986</text:p>
          </table:table-cell>
          <table:table-cell table:formula="of:=HYPERLINK(&quot;https://clics.clld.org/parameters/986&quot;;&quot;TOMATO&quot;)" office:value-type="string" office:string-value="TOMATO" calcext:value-type="string">
            <text:p>TOMATO</text:p>
          </table:table-cell>
          <table:table-cell/>
        </table:table-row>
        <table:table-row table:style-name="ro1">
          <table:table-cell office:value-type="string" calcext:value-type="string">
            <text:p>987</text:p>
          </table:table-cell>
          <table:table-cell table:formula="of:=HYPERLINK(&quot;https://clics.clld.org/parameters/987&quot;;&quot;REMAIN&quot;)" office:value-type="string" office:string-value="REMAIN" calcext:value-type="string">
            <text:p>REMAIN</text:p>
          </table:table-cell>
          <table:table-cell/>
        </table:table-row>
        <table:table-row table:style-name="ro1">
          <table:table-cell office:value-type="string" calcext:value-type="string">
            <text:p>988</text:p>
          </table:table-cell>
          <table:table-cell table:formula="of:=HYPERLINK(&quot;https://clics.clld.org/parameters/988&quot;;&quot;ACQUIT&quot;)" office:value-type="string" office:string-value="ACQUIT" calcext:value-type="string">
            <text:p>ACQUIT</text:p>
          </table:table-cell>
          <table:table-cell/>
        </table:table-row>
        <table:table-row table:style-name="ro1">
          <table:table-cell office:value-type="string" calcext:value-type="string">
            <text:p>989</text:p>
          </table:table-cell>
          <table:table-cell table:formula="of:=HYPERLINK(&quot;https://clics.clld.org/parameters/989&quot;;&quot;CLEAR&quot;)" office:value-type="string" office:string-value="CLEAR" calcext:value-type="string">
            <text:p>CLEAR</text:p>
          </table:table-cell>
          <table:table-cell/>
        </table:table-row>
        <table:table-row table:style-name="ro1">
          <table:table-cell office:value-type="string" calcext:value-type="string">
            <text:p>990</text:p>
          </table:table-cell>
          <table:table-cell table:formula="of:=HYPERLINK(&quot;https://clics.clld.org/parameters/990&quot;;&quot;CREEK (TIDAL)&quot;)" office:value-type="string" office:string-value="CREEK (TIDAL)" calcext:value-type="string">
            <text:p>CREEK (TIDAL)</text:p>
          </table:table-cell>
          <table:table-cell/>
        </table:table-row>
        <table:table-row table:style-name="ro1">
          <table:table-cell office:value-type="string" calcext:value-type="string">
            <text:p>991</text:p>
          </table:table-cell>
          <table:table-cell table:formula="of:=HYPERLINK(&quot;https://clics.clld.org/parameters/991&quot;;&quot;FRY&quot;)" office:value-type="string" office:string-value="FRY" calcext:value-type="string">
            <text:p>FRY</text:p>
          </table:table-cell>
          <table:table-cell/>
        </table:table-row>
        <table:table-row table:style-name="ro1">
          <table:table-cell office:value-type="string" calcext:value-type="string">
            <text:p>992</text:p>
          </table:table-cell>
          <table:table-cell table:formula="of:=HYPERLINK(&quot;https://clics.clld.org/parameters/992&quot;;&quot;CLIFF&quot;)" office:value-type="string" office:string-value="CLIFF" calcext:value-type="string">
            <text:p>CLIFF</text:p>
          </table:table-cell>
          <table:table-cell/>
        </table:table-row>
        <table:table-row table:style-name="ro1">
          <table:table-cell office:value-type="string" calcext:value-type="string">
            <text:p>994</text:p>
          </table:table-cell>
          <table:table-cell table:formula="of:=HYPERLINK(&quot;https://clics.clld.org/parameters/994&quot;;&quot;BOW&quot;)" office:value-type="string" office:string-value="BOW" calcext:value-type="string">
            <text:p>BOW</text:p>
          </table:table-cell>
          <table:table-cell/>
        </table:table-row>
        <table:table-row table:style-name="ro1">
          <table:table-cell office:value-type="string" calcext:value-type="string">
            <text:p>996</text:p>
          </table:table-cell>
          <table:table-cell table:formula="of:=HYPERLINK(&quot;https://clics.clld.org/parameters/996&quot;;&quot;DEAF&quot;)" office:value-type="string" office:string-value="DEAF" calcext:value-type="string">
            <text:p>DEAF</text:p>
          </table:table-cell>
          <table:table-cell/>
        </table:table-row>
        <table:table-row table:style-name="ro1">
          <table:table-cell office:value-type="string" calcext:value-type="string">
            <text:p>997</text:p>
          </table:table-cell>
          <table:table-cell table:formula="of:=HYPERLINK(&quot;https://clics.clld.org/parameters/997&quot;;&quot;BAOBAB TREE&quot;)" office:value-type="string" office:string-value="BAOBAB TREE" calcext:value-type="string">
            <text:p>BAOBAB TREE</text:p>
          </table:table-cell>
          <table:table-cell/>
        </table:table-row>
        <table:table-row table:style-name="ro1">
          <table:table-cell office:value-type="string" calcext:value-type="string">
            <text:p>998</text:p>
          </table:table-cell>
          <table:table-cell table:formula="of:=HYPERLINK(&quot;https://clics.clld.org/parameters/998&quot;;&quot;PUT&quot;)" office:value-type="string" office:string-value="PUT" calcext:value-type="string">
            <text:p>PUT</text:p>
          </table:table-cell>
          <table:table-cell/>
        </table:table-row>
        <table:table-row table:style-name="ro1">
          <table:table-cell office:value-type="string" calcext:value-type="string">
            <text:p>999</text:p>
          </table:table-cell>
          <table:table-cell table:formula="of:=HYPERLINK(&quot;https://clics.clld.org/parameters/999&quot;;&quot;JOINT&quot;)" office:value-type="string" office:string-value="JOINT" calcext:value-type="string">
            <text:p>JOINT</text:p>
          </table:table-cell>
          <table:table-cell/>
        </table:table-row>
        <table:table-row table:style-name="ro1">
          <table:table-cell office:value-type="string" calcext:value-type="string">
            <text:p>1000</text:p>
          </table:table-cell>
          <table:table-cell table:formula="of:=HYPERLINK(&quot;https://clics.clld.org/parameters/1000&quot;;&quot;ANXIETY&quot;)" office:value-type="string" office:string-value="ANXIETY" calcext:value-type="string">
            <text:p>ANXIETY</text:p>
          </table:table-cell>
          <table:table-cell/>
        </table:table-row>
        <table:table-row table:style-name="ro1">
          <table:table-cell office:value-type="string" calcext:value-type="string">
            <text:p>1001</text:p>
          </table:table-cell>
          <table:table-cell table:formula="of:=HYPERLINK(&quot;https://clics.clld.org/parameters/1001&quot;;&quot;BLACKSMITH&quot;)" office:value-type="string" office:string-value="BLACKSMITH" calcext:value-type="string">
            <text:p>BLACKSMITH</text:p>
          </table:table-cell>
          <table:table-cell/>
        </table:table-row>
        <table:table-row table:style-name="ro1">
          <table:table-cell office:value-type="string" calcext:value-type="string">
            <text:p>1002</text:p>
          </table:table-cell>
          <table:table-cell table:formula="of:=HYPERLINK(&quot;https://clics.clld.org/parameters/1002&quot;;&quot;STATUE&quot;)" office:value-type="string" office:string-value="STATUE" calcext:value-type="string">
            <text:p>STATUE</text:p>
          </table:table-cell>
          <table:table-cell/>
        </table:table-row>
        <table:table-row table:style-name="ro1">
          <table:table-cell office:value-type="string" calcext:value-type="string">
            <text:p>1003</text:p>
          </table:table-cell>
          <table:table-cell table:formula="of:=HYPERLINK(&quot;https://clics.clld.org/parameters/1003&quot;;&quot;PERMIT&quot;)" office:value-type="string" office:string-value="PERMIT" calcext:value-type="string">
            <text:p>PERMIT</text:p>
          </table:table-cell>
          <table:table-cell/>
        </table:table-row>
        <table:table-row table:style-name="ro1">
          <table:table-cell office:value-type="string" calcext:value-type="string">
            <text:p>1005</text:p>
          </table:table-cell>
          <table:table-cell table:formula="of:=HYPERLINK(&quot;https://clics.clld.org/parameters/1005&quot;;&quot;TWINS&quot;)" office:value-type="string" office:string-value="TWINS" calcext:value-type="string">
            <text:p>TWINS</text:p>
          </table:table-cell>
          <table:table-cell/>
        </table:table-row>
        <table:table-row table:style-name="ro1">
          <table:table-cell office:value-type="string" calcext:value-type="string">
            <text:p>1006</text:p>
          </table:table-cell>
          <table:table-cell table:formula="of:=HYPERLINK(&quot;https://clics.clld.org/parameters/1006&quot;;&quot;BRICK&quot;)" office:value-type="string" office:string-value="BRICK" calcext:value-type="string">
            <text:p>BRICK</text:p>
          </table:table-cell>
          <table:table-cell/>
        </table:table-row>
        <table:table-row table:style-name="ro1">
          <table:table-cell office:value-type="string" calcext:value-type="string">
            <text:p>1007</text:p>
          </table:table-cell>
          <table:table-cell table:formula="of:=HYPERLINK(&quot;https://clics.clld.org/parameters/1007&quot;;&quot;COW&quot;)" office:value-type="string" office:string-value="COW" calcext:value-type="string">
            <text:p>COW</text:p>
          </table:table-cell>
          <table:table-cell/>
        </table:table-row>
        <table:table-row table:style-name="ro1">
          <table:table-cell office:value-type="string" calcext:value-type="string">
            <text:p>1008</text:p>
          </table:table-cell>
          <table:table-cell table:formula="of:=HYPERLINK(&quot;https://clics.clld.org/parameters/1008&quot;;&quot;BULL&quot;)" office:value-type="string" office:string-value="BULL" calcext:value-type="string">
            <text:p>BULL</text:p>
          </table:table-cell>
          <table:table-cell/>
        </table:table-row>
        <table:table-row table:style-name="ro1">
          <table:table-cell office:value-type="string" calcext:value-type="string">
            <text:p>1010</text:p>
          </table:table-cell>
          <table:table-cell table:formula="of:=HYPERLINK(&quot;https://clics.clld.org/parameters/1010&quot;;&quot;BOUNDARY&quot;)" office:value-type="string" office:string-value="BOUNDARY" calcext:value-type="string">
            <text:p>BOUNDARY</text:p>
          </table:table-cell>
          <table:table-cell/>
        </table:table-row>
        <table:table-row table:style-name="ro1">
          <table:table-cell office:value-type="string" calcext:value-type="string">
            <text:p>1011</text:p>
          </table:table-cell>
          <table:table-cell table:formula="of:=HYPERLINK(&quot;https://clics.clld.org/parameters/1011&quot;;&quot;BRIDGE&quot;)" office:value-type="string" office:string-value="BRIDGE" calcext:value-type="string">
            <text:p>BRIDGE</text:p>
          </table:table-cell>
          <table:table-cell/>
        </table:table-row>
        <table:table-row table:style-name="ro1">
          <table:table-cell office:value-type="string" calcext:value-type="string">
            <text:p>1012</text:p>
          </table:table-cell>
          <table:table-cell table:formula="of:=HYPERLINK(&quot;https://clics.clld.org/parameters/1012&quot;;&quot;LATCH&quot;)" office:value-type="string" office:string-value="LATCH" calcext:value-type="string">
            <text:p>LATCH</text:p>
          </table:table-cell>
          <table:table-cell/>
        </table:table-row>
        <table:table-row table:style-name="ro1">
          <table:table-cell office:value-type="string" calcext:value-type="string">
            <text:p>1013</text:p>
          </table:table-cell>
          <table:table-cell table:formula="of:=HYPERLINK(&quot;https://clics.clld.org/parameters/1013&quot;;&quot;FRESHWATER EEL&quot;)" office:value-type="string" office:string-value="FRESHWATER EEL" calcext:value-type="string">
            <text:p>FRESHWATER EEL</text:p>
          </table:table-cell>
          <table:table-cell/>
        </table:table-row>
        <table:table-row table:style-name="ro1">
          <table:table-cell office:value-type="string" calcext:value-type="string">
            <text:p>1014</text:p>
          </table:table-cell>
          <table:table-cell table:formula="of:=HYPERLINK(&quot;https://clics.clld.org/parameters/1014&quot;;&quot;OR&quot;)" office:value-type="string" office:string-value="OR" calcext:value-type="string">
            <text:p>OR</text:p>
          </table:table-cell>
          <table:table-cell/>
        </table:table-row>
        <table:table-row table:style-name="ro1">
          <table:table-cell office:value-type="string" calcext:value-type="string">
            <text:p>1016</text:p>
          </table:table-cell>
          <table:table-cell table:formula="of:=HYPERLINK(&quot;https://clics.clld.org/parameters/1016&quot;;&quot;DRIZZLE&quot;)" office:value-type="string" office:string-value="DRIZZLE" calcext:value-type="string">
            <text:p>DRIZZLE</text:p>
          </table:table-cell>
          <table:table-cell/>
        </table:table-row>
        <table:table-row table:style-name="ro1">
          <table:table-cell office:value-type="string" calcext:value-type="string">
            <text:p>1018</text:p>
          </table:table-cell>
          <table:table-cell table:formula="of:=HYPERLINK(&quot;https://clics.clld.org/parameters/1018&quot;;&quot;MEMORY&quot;)" office:value-type="string" office:string-value="MEMORY" calcext:value-type="string">
            <text:p>MEMORY</text:p>
          </table:table-cell>
          <table:table-cell/>
        </table:table-row>
        <table:table-row table:style-name="ro1">
          <table:table-cell office:value-type="string" calcext:value-type="string">
            <text:p>1019</text:p>
          </table:table-cell>
          <table:table-cell table:formula="of:=HYPERLINK(&quot;https://clics.clld.org/parameters/1019&quot;;&quot;RIGHT&quot;)" office:value-type="string" office:string-value="RIGHT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1021</text:p>
          </table:table-cell>
          <table:table-cell table:formula="of:=HYPERLINK(&quot;https://clics.clld.org/parameters/1021&quot;;&quot;TOWEL&quot;)" office:value-type="string" office:string-value="TOWEL" calcext:value-type="string">
            <text:p>TOWEL</text:p>
          </table:table-cell>
          <table:table-cell/>
        </table:table-row>
        <table:table-row table:style-name="ro1">
          <table:table-cell office:value-type="string" calcext:value-type="string">
            <text:p>1022</text:p>
          </table:table-cell>
          <table:table-cell table:formula="of:=HYPERLINK(&quot;https://clics.clld.org/parameters/1022&quot;;&quot;BOOTY&quot;)" office:value-type="string" office:string-value="BOOTY" calcext:value-type="string">
            <text:p>BOOTY</text:p>
          </table:table-cell>
          <table:table-cell/>
        </table:table-row>
        <table:table-row table:style-name="ro1">
          <table:table-cell office:value-type="string" calcext:value-type="string">
            <text:p>1023</text:p>
          </table:table-cell>
          <table:table-cell table:formula="of:=HYPERLINK(&quot;https://clics.clld.org/parameters/1023&quot;;&quot;STUMP OF TREE&quot;)" office:value-type="string" office:string-value="STUMP OF TREE" calcext:value-type="string">
            <text:p>STUMP OF TREE</text:p>
          </table:table-cell>
          <table:table-cell/>
        </table:table-row>
        <table:table-row table:style-name="ro1">
          <table:table-cell office:value-type="string" calcext:value-type="string">
            <text:p>1024</text:p>
          </table:table-cell>
          <table:table-cell table:formula="of:=HYPERLINK(&quot;https://clics.clld.org/parameters/1024&quot;;&quot;CHARACTER&quot;)" office:value-type="string" office:string-value="CHARACTER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1025</text:p>
          </table:table-cell>
          <table:table-cell table:formula="of:=HYPERLINK(&quot;https://clics.clld.org/parameters/1025&quot;;&quot;WHISTLE&quot;)" office:value-type="string" office:string-value="WHISTLE" calcext:value-type="string">
            <text:p>WHISTLE</text:p>
          </table:table-cell>
          <table:table-cell/>
        </table:table-row>
        <table:table-row table:style-name="ro1">
          <table:table-cell office:value-type="string" calcext:value-type="string">
            <text:p>1026</text:p>
          </table:table-cell>
          <table:table-cell table:formula="of:=HYPERLINK(&quot;https://clics.clld.org/parameters/1026&quot;;&quot;LOW TIDE&quot;)" office:value-type="string" office:string-value="LOW TIDE" calcext:value-type="string">
            <text:p>LOW TIDE</text:p>
          </table:table-cell>
          <table:table-cell/>
        </table:table-row>
        <table:table-row table:style-name="ro1">
          <table:table-cell office:value-type="string" calcext:value-type="string">
            <text:p>1027</text:p>
          </table:table-cell>
          <table:table-cell table:formula="of:=HYPERLINK(&quot;https://clics.clld.org/parameters/1027&quot;;&quot;BUG&quot;)" office:value-type="string" office:string-value="BUG" calcext:value-type="string">
            <text:p>BUG</text:p>
          </table:table-cell>
          <table:table-cell/>
        </table:table-row>
        <table:table-row table:style-name="ro1">
          <table:table-cell office:value-type="string" calcext:value-type="string">
            <text:p>1028</text:p>
          </table:table-cell>
          <table:table-cell table:formula="of:=HYPERLINK(&quot;https://clics.clld.org/parameters/1028&quot;;&quot;YAWN&quot;)" office:value-type="string" office:string-value="YAWN" calcext:value-type="string">
            <text:p>YAWN</text:p>
          </table:table-cell>
          <table:table-cell/>
        </table:table-row>
        <table:table-row table:style-name="ro1">
          <table:table-cell office:value-type="string" calcext:value-type="string">
            <text:p>1029</text:p>
          </table:table-cell>
          <table:table-cell table:formula="of:=HYPERLINK(&quot;https://clics.clld.org/parameters/1029&quot;;&quot;JEWEL&quot;)" office:value-type="string" office:string-value="JEWEL" calcext:value-type="string">
            <text:p>JEWEL</text:p>
          </table:table-cell>
          <table:table-cell/>
        </table:table-row>
        <table:table-row table:style-name="ro1">
          <table:table-cell office:value-type="string" calcext:value-type="string">
            <text:p>1030</text:p>
          </table:table-cell>
          <table:table-cell table:formula="of:=HYPERLINK(&quot;https://clics.clld.org/parameters/1030&quot;;&quot;NECESSARY&quot;)" office:value-type="string" office:string-value="NECESSARY" calcext:value-type="string">
            <text:p>NECESSARY</text:p>
          </table:table-cell>
          <table:table-cell/>
        </table:table-row>
        <table:table-row table:style-name="ro1">
          <table:table-cell office:value-type="string" calcext:value-type="string">
            <text:p>1032</text:p>
          </table:table-cell>
          <table:table-cell table:formula="of:=HYPERLINK(&quot;https://clics.clld.org/parameters/1032&quot;;&quot;CITIZEN&quot;)" office:value-type="string" office:string-value="CITIZEN" calcext:value-type="string">
            <text:p>CITIZEN</text:p>
          </table:table-cell>
          <table:table-cell/>
        </table:table-row>
        <table:table-row table:style-name="ro1">
          <table:table-cell office:value-type="string" calcext:value-type="string">
            <text:p>1033</text:p>
          </table:table-cell>
          <table:table-cell table:formula="of:=HYPERLINK(&quot;https://clics.clld.org/parameters/1033&quot;;&quot;GRIND&quot;)" office:value-type="string" office:string-value="GRIND" calcext:value-type="string">
            <text:p>GRIND</text:p>
          </table:table-cell>
          <table:table-cell/>
        </table:table-row>
        <table:table-row table:style-name="ro1">
          <table:table-cell office:value-type="string" calcext:value-type="string">
            <text:p>1034</text:p>
          </table:table-cell>
          <table:table-cell table:formula="of:=HYPERLINK(&quot;https://clics.clld.org/parameters/1034&quot;;&quot;DEFENDANT&quot;)" office:value-type="string" office:string-value="DEFENDANT" calcext:value-type="string">
            <text:p>DEFENDANT</text:p>
          </table:table-cell>
          <table:table-cell/>
        </table:table-row>
        <table:table-row table:style-name="ro1">
          <table:table-cell office:value-type="string" calcext:value-type="string">
            <text:p>1035</text:p>
          </table:table-cell>
          <table:table-cell table:formula="of:=HYPERLINK(&quot;https://clics.clld.org/parameters/1035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1036</text:p>
          </table:table-cell>
          <table:table-cell table:formula="of:=HYPERLINK(&quot;https://clics.clld.org/parameters/1036&quot;;&quot;OWNER&quot;)" office:value-type="string" office:string-value="OWNER" calcext:value-type="string">
            <text:p>OWNER</text:p>
          </table:table-cell>
          <table:table-cell/>
        </table:table-row>
        <table:table-row table:style-name="ro1">
          <table:table-cell office:value-type="string" calcext:value-type="string">
            <text:p>1038</text:p>
          </table:table-cell>
          <table:table-cell table:formula="of:=HYPERLINK(&quot;https://clics.clld.org/parameters/1038&quot;;&quot;TEACHER&quot;)" office:value-type="string" office:string-value="TEACHER" calcext:value-type="string">
            <text:p>TEACHER</text:p>
          </table:table-cell>
          <table:table-cell/>
        </table:table-row>
        <table:table-row table:style-name="ro1">
          <table:table-cell office:value-type="string" calcext:value-type="string">
            <text:p>1039</text:p>
          </table:table-cell>
          <table:table-cell table:formula="of:=HYPERLINK(&quot;https://clics.clld.org/parameters/1039&quot;;&quot;SHOW&quot;)" office:value-type="string" office:string-value="SHOW" calcext:value-type="string">
            <text:p>SHOW</text:p>
          </table:table-cell>
          <table:table-cell/>
        </table:table-row>
        <table:table-row table:style-name="ro1">
          <table:table-cell office:value-type="string" calcext:value-type="string">
            <text:p>1040</text:p>
          </table:table-cell>
          <table:table-cell table:formula="of:=HYPERLINK(&quot;https://clics.clld.org/parameters/1040&quot;;&quot;HAIR&quot;)" office:value-type="string" office:string-value="HAIR" calcext:value-type="string">
            <text:p>HAIR</text:p>
          </table:table-cell>
          <table:table-cell/>
        </table:table-row>
        <table:table-row table:style-name="ro1">
          <table:table-cell office:value-type="string" calcext:value-type="string">
            <text:p>1041</text:p>
          </table:table-cell>
          <table:table-cell table:formula="of:=HYPERLINK(&quot;https://clics.clld.org/parameters/1041&quot;;&quot;INCREASE&quot;)" office:value-type="string" office:string-value="INCREASE" calcext:value-type="string">
            <text:p>INCREASE</text:p>
          </table:table-cell>
          <table:table-cell/>
        </table:table-row>
        <table:table-row table:style-name="ro1">
          <table:table-cell office:value-type="string" calcext:value-type="string">
            <text:p>1042</text:p>
          </table:table-cell>
          <table:table-cell table:formula="of:=HYPERLINK(&quot;https://clics.clld.org/parameters/1042&quot;;&quot;CARPENTER&quot;)" office:value-type="string" office:string-value="CARPENTER" calcext:value-type="string">
            <text:p>CARPENTER</text:p>
          </table:table-cell>
          <table:table-cell/>
        </table:table-row>
        <table:table-row table:style-name="ro1">
          <table:table-cell office:value-type="string" calcext:value-type="string">
            <text:p>1043</text:p>
          </table:table-cell>
          <table:table-cell table:formula="of:=HYPERLINK(&quot;https://clics.clld.org/parameters/1043&quot;;&quot;BRAID&quot;)" office:value-type="string" office:string-value="BRAID" calcext:value-type="string">
            <text:p>BRAID</text:p>
          </table:table-cell>
          <table:table-cell/>
        </table:table-row>
        <table:table-row table:style-name="ro1">
          <table:table-cell office:value-type="string" calcext:value-type="string">
            <text:p>1044</text:p>
          </table:table-cell>
          <table:table-cell table:formula="of:=HYPERLINK(&quot;https://clics.clld.org/parameters/1044&quot;;&quot;PILLOW&quot;)" office:value-type="string" office:string-value="PILLOW" calcext:value-type="string">
            <text:p>PILLOW</text:p>
          </table:table-cell>
          <table:table-cell/>
        </table:table-row>
        <table:table-row table:style-name="ro1">
          <table:table-cell office:value-type="string" calcext:value-type="string">
            <text:p>1045</text:p>
          </table:table-cell>
          <table:table-cell table:formula="of:=HYPERLINK(&quot;https://clics.clld.org/parameters/1045&quot;;&quot;POET&quot;)" office:value-type="string" office:string-value="POET" calcext:value-type="string">
            <text:p>POET</text:p>
          </table:table-cell>
          <table:table-cell/>
        </table:table-row>
        <table:table-row table:style-name="ro1">
          <table:table-cell office:value-type="string" calcext:value-type="string">
            <text:p>1046</text:p>
          </table:table-cell>
          <table:table-cell table:formula="of:=HYPERLINK(&quot;https://clics.clld.org/parameters/1046&quot;;&quot;SHUT&quot;)" office:value-type="string" office:string-value="SHUT" calcext:value-type="string">
            <text:p>SHUT</text:p>
          </table:table-cell>
          <table:table-cell/>
        </table:table-row>
        <table:table-row table:style-name="ro1">
          <table:table-cell office:value-type="string" calcext:value-type="string">
            <text:p>1047</text:p>
          </table:table-cell>
          <table:table-cell table:formula="of:=HYPERLINK(&quot;https://clics.clld.org/parameters/1047&quot;;&quot;PURSUE&quot;)" office:value-type="string" office:string-value="PURSUE" calcext:value-type="string">
            <text:p>PURSUE</text:p>
          </table:table-cell>
          <table:table-cell/>
        </table:table-row>
        <table:table-row table:style-name="ro1">
          <table:table-cell office:value-type="string" calcext:value-type="string">
            <text:p>1048</text:p>
          </table:table-cell>
          <table:table-cell table:formula="of:=HYPERLINK(&quot;https://clics.clld.org/parameters/1048&quot;;&quot;LINE&quot;)" office:value-type="string" office:string-value="LINE" calcext:value-type="string">
            <text:p>LINE</text:p>
          </table:table-cell>
          <table:table-cell/>
        </table:table-row>
        <table:table-row table:style-name="ro1">
          <table:table-cell office:value-type="string" calcext:value-type="string">
            <text:p>1049</text:p>
          </table:table-cell>
          <table:table-cell table:formula="of:=HYPERLINK(&quot;https://clics.clld.org/parameters/1049&quot;;&quot;MOLAR TOOTH&quot;)" office:value-type="string" office:string-value="MOLAR TOOTH" calcext:value-type="string">
            <text:p>MOLAR TOOTH</text:p>
          </table:table-cell>
          <table:table-cell/>
        </table:table-row>
        <table:table-row table:style-name="ro1">
          <table:table-cell office:value-type="string" calcext:value-type="string">
            <text:p>1050</text:p>
          </table:table-cell>
          <table:table-cell table:formula="of:=HYPERLINK(&quot;https://clics.clld.org/parameters/1050&quot;;&quot;MOTHER-IN-LAW&quot;)" office:value-type="string" office:string-value="MOTHER-IN-LAW" calcext:value-type="string">
            <text:p>MOTHER-IN-LAW</text:p>
          </table:table-cell>
          <table:table-cell/>
        </table:table-row>
        <table:table-row table:style-name="ro1">
          <table:table-cell office:value-type="string" calcext:value-type="string">
            <text:p>1051</text:p>
          </table:table-cell>
          <table:table-cell table:formula="of:=HYPERLINK(&quot;https://clics.clld.org/parameters/1051&quot;;&quot;CAN&quot;)" office:value-type="string" office:string-value="CAN" calcext:value-type="string">
            <text:p>CAN</text:p>
          </table:table-cell>
          <table:table-cell/>
        </table:table-row>
        <table:table-row table:style-name="ro1">
          <table:table-cell office:value-type="string" calcext:value-type="string">
            <text:p>1052</text:p>
          </table:table-cell>
          <table:table-cell table:formula="of:=HYPERLINK(&quot;https://clics.clld.org/parameters/1052&quot;;&quot;LIGHT (WEIGHT)&quot;)" office:value-type="string" office:string-value="LIGHT (WEIGHT)" calcext:value-type="string">
            <text:p>LIGHT (WEIGHT)</text:p>
          </table:table-cell>
          <table:table-cell/>
        </table:table-row>
        <table:table-row table:style-name="ro1">
          <table:table-cell office:value-type="string" calcext:value-type="string">
            <text:p>1053</text:p>
          </table:table-cell>
          <table:table-cell table:formula="of:=HYPERLINK(&quot;https://clics.clld.org/parameters/1053&quot;;&quot;HUNTER&quot;)" office:value-type="string" office:string-value="HUNTER" calcext:value-type="string">
            <text:p>HUNTER</text:p>
          </table:table-cell>
          <table:table-cell/>
        </table:table-row>
        <table:table-row table:style-name="ro1">
          <table:table-cell office:value-type="string" calcext:value-type="string">
            <text:p>1054</text:p>
          </table:table-cell>
          <table:table-cell table:formula="of:=HYPERLINK(&quot;https://clics.clld.org/parameters/1054&quot;;&quot;SMALLPOX&quot;)" office:value-type="string" office:string-value="SMALLPOX" calcext:value-type="string">
            <text:p>SMALLPOX</text:p>
          </table:table-cell>
          <table:table-cell/>
        </table:table-row>
        <table:table-row table:style-name="ro1">
          <table:table-cell office:value-type="string" calcext:value-type="string">
            <text:p>1055</text:p>
          </table:table-cell>
          <table:table-cell table:formula="of:=HYPERLINK(&quot;https://clics.clld.org/parameters/1055&quot;;&quot;FATHER-IN-LAW&quot;)" office:value-type="string" office:string-value="FATHER-IN-LAW" calcext:value-type="string">
            <text:p>FATHER-IN-LAW</text:p>
          </table:table-cell>
          <table:table-cell/>
        </table:table-row>
        <table:table-row table:style-name="ro1">
          <table:table-cell office:value-type="string" calcext:value-type="string">
            <text:p>1056</text:p>
          </table:table-cell>
          <table:table-cell table:formula="of:=HYPERLINK(&quot;https://clics.clld.org/parameters/1056&quot;;&quot;SON-IN-LAW&quot;)" office:value-type="string" office:string-value="SON-IN-LAW" calcext:value-type="string">
            <text:p>SON-IN-LAW</text:p>
          </table:table-cell>
          <table:table-cell/>
        </table:table-row>
        <table:table-row table:style-name="ro1">
          <table:table-cell office:value-type="string" calcext:value-type="string">
            <text:p>1057</text:p>
          </table:table-cell>
          <table:table-cell table:formula="of:=HYPERLINK(&quot;https://clics.clld.org/parameters/1057&quot;;&quot;DAUGHTER-IN-LAW&quot;)" office:value-type="string" office:string-value="DAUGHTER-IN-LAW" calcext:value-type="string">
            <text:p>DAUGHTER-IN-LAW</text:p>
          </table:table-cell>
          <table:table-cell/>
        </table:table-row>
        <table:table-row table:style-name="ro1">
          <table:table-cell office:value-type="string" calcext:value-type="string">
            <text:p>1058</text:p>
          </table:table-cell>
          <table:table-cell table:formula="of:=HYPERLINK(&quot;https://clics.clld.org/parameters/1058&quot;;&quot;STEPDAUGHTER&quot;)" office:value-type="string" office:string-value="STEPDAUGHTER" calcext:value-type="string">
            <text:p>STEPDAUGHTER</text:p>
          </table:table-cell>
          <table:table-cell/>
        </table:table-row>
        <table:table-row table:style-name="ro1">
          <table:table-cell office:value-type="string" calcext:value-type="string">
            <text:p>1059</text:p>
          </table:table-cell>
          <table:table-cell table:formula="of:=HYPERLINK(&quot;https://clics.clld.org/parameters/1059&quot;;&quot;STEPSON&quot;)" office:value-type="string" office:string-value="STEPSON" calcext:value-type="string">
            <text:p>STEPSON</text:p>
          </table:table-cell>
          <table:table-cell/>
        </table:table-row>
        <table:table-row table:style-name="ro1">
          <table:table-cell office:value-type="string" calcext:value-type="string">
            <text:p>1060</text:p>
          </table:table-cell>
          <table:table-cell table:formula="of:=HYPERLINK(&quot;https://clics.clld.org/parameters/1060&quot;;&quot;CHILD-IN-LAW&quot;)" office:value-type="string" office:string-value="CHILD-IN-LAW" calcext:value-type="string">
            <text:p>CHILD-IN-LAW</text:p>
          </table:table-cell>
          <table:table-cell/>
        </table:table-row>
        <table:table-row table:style-name="ro1">
          <table:table-cell office:value-type="string" calcext:value-type="string">
            <text:p>1061</text:p>
          </table:table-cell>
          <table:table-cell table:formula="of:=HYPERLINK(&quot;https://clics.clld.org/parameters/1061&quot;;&quot;ARMOUR&quot;)" office:value-type="string" office:string-value="ARMOUR" calcext:value-type="string">
            <text:p>ARMOUR</text:p>
          </table:table-cell>
          <table:table-cell/>
        </table:table-row>
        <table:table-row table:style-name="ro1">
          <table:table-cell office:value-type="string" calcext:value-type="string">
            <text:p>1062</text:p>
          </table:table-cell>
          <table:table-cell table:formula="of:=HYPERLINK(&quot;https://clics.clld.org/parameters/1062&quot;;&quot;LAW&quot;)" office:value-type="string" office:string-value="LAW" calcext:value-type="string">
            <text:p>LAW</text:p>
          </table:table-cell>
          <table:table-cell/>
        </table:table-row>
        <table:table-row table:style-name="ro1">
          <table:table-cell office:value-type="string" calcext:value-type="string">
            <text:p>1063</text:p>
          </table:table-cell>
          <table:table-cell table:formula="of:=HYPERLINK(&quot;https://clics.clld.org/parameters/1063&quot;;&quot;NEPHEW&quot;)" office:value-type="string" office:string-value="NEPHEW" calcext:value-type="string">
            <text:p>NEPHEW</text:p>
          </table:table-cell>
          <table:table-cell/>
        </table:table-row>
        <table:table-row table:style-name="ro1">
          <table:table-cell office:value-type="string" calcext:value-type="string">
            <text:p>1064</text:p>
          </table:table-cell>
          <table:table-cell table:formula="of:=HYPERLINK(&quot;https://clics.clld.org/parameters/1064&quot;;&quot;SHIELD&quot;)" office:value-type="string" office:string-value="SHIELD" calcext:value-type="string">
            <text:p>SHIELD</text:p>
          </table:table-cell>
          <table:table-cell/>
        </table:table-row>
        <table:table-row table:style-name="ro1">
          <table:table-cell office:value-type="string" calcext:value-type="string">
            <text:p>1065</text:p>
          </table:table-cell>
          <table:table-cell table:formula="of:=HYPERLINK(&quot;https://clics.clld.org/parameters/1065&quot;;&quot;SPIDER WEB&quot;)" office:value-type="string" office:string-value="SPIDER WEB" calcext:value-type="string">
            <text:p>SPIDER WEB</text:p>
          </table:table-cell>
          <table:table-cell/>
        </table:table-row>
        <table:table-row table:style-name="ro1">
          <table:table-cell office:value-type="string" calcext:value-type="string">
            <text:p>1066</text:p>
          </table:table-cell>
          <table:table-cell table:formula="of:=HYPERLINK(&quot;https://clics.clld.org/parameters/1066&quot;;&quot;CRIME&quot;)" office:value-type="string" office:string-value="CRIME" calcext:value-type="string">
            <text:p>CRIME</text:p>
          </table:table-cell>
          <table:table-cell/>
        </table:table-row>
        <table:table-row table:style-name="ro1">
          <table:table-cell office:value-type="string" calcext:value-type="string">
            <text:p>1067</text:p>
          </table:table-cell>
          <table:table-cell table:formula="of:=HYPERLINK(&quot;https://clics.clld.org/parameters/1067&quot;;&quot;JUDGMENT&quot;)" office:value-type="string" office:string-value="JUDGMENT" calcext:value-type="string">
            <text:p>JUDGMENT</text:p>
          </table:table-cell>
          <table:table-cell/>
        </table:table-row>
        <table:table-row table:style-name="ro1">
          <table:table-cell office:value-type="string" calcext:value-type="string">
            <text:p>1068</text:p>
          </table:table-cell>
          <table:table-cell table:formula="of:=HYPERLINK(&quot;https://clics.clld.org/parameters/1068&quot;;&quot;COURT&quot;)" office:value-type="string" office:string-value="COURT" calcext:value-type="string">
            <text:p>COURT</text:p>
          </table:table-cell>
          <table:table-cell/>
        </table:table-row>
        <table:table-row table:style-name="ro1">
          <table:table-cell office:value-type="string" calcext:value-type="string">
            <text:p>1069</text:p>
          </table:table-cell>
          <table:table-cell table:formula="of:=HYPERLINK(&quot;https://clics.clld.org/parameters/1069&quot;;&quot;GLUE&quot;)" office:value-type="string" office:string-value="GLUE" calcext:value-type="string">
            <text:p>GLUE</text:p>
          </table:table-cell>
          <table:table-cell/>
        </table:table-row>
        <table:table-row table:style-name="ro1">
          <table:table-cell office:value-type="string" calcext:value-type="string">
            <text:p>1070</text:p>
          </table:table-cell>
          <table:table-cell table:formula="of:=HYPERLINK(&quot;https://clics.clld.org/parameters/1070&quot;;&quot;BUS&quot;)" office:value-type="string" office:string-value="BUS" calcext:value-type="string">
            <text:p>BUS</text:p>
          </table:table-cell>
          <table:table-cell/>
        </table:table-row>
        <table:table-row table:style-name="ro1">
          <table:table-cell office:value-type="string" calcext:value-type="string">
            <text:p>1071</text:p>
          </table:table-cell>
          <table:table-cell table:formula="of:=HYPERLINK(&quot;https://clics.clld.org/parameters/1071&quot;;&quot;HOOK&quot;)" office:value-type="string" office:string-value="HOOK" calcext:value-type="string">
            <text:p>HOOK</text:p>
          </table:table-cell>
          <table:table-cell/>
        </table:table-row>
        <table:table-row table:style-name="ro1">
          <table:table-cell office:value-type="string" calcext:value-type="string">
            <text:p>1072</text:p>
          </table:table-cell>
          <table:table-cell table:formula="of:=HYPERLINK(&quot;https://clics.clld.org/parameters/1072&quot;;&quot;PRISONER&quot;)" office:value-type="string" office:string-value="PRISONER" calcext:value-type="string">
            <text:p>PRISONER</text:p>
          </table:table-cell>
          <table:table-cell/>
        </table:table-row>
        <table:table-row table:style-name="ro1">
          <table:table-cell office:value-type="string" calcext:value-type="string">
            <text:p>1074</text:p>
          </table:table-cell>
          <table:table-cell table:formula="of:=HYPERLINK(&quot;https://clics.clld.org/parameters/1074&quot;;&quot;FISHHOOK&quot;)" office:value-type="string" office:string-value="FISHHOOK" calcext:value-type="string">
            <text:p>FISHHOOK</text:p>
          </table:table-cell>
          <table:table-cell/>
        </table:table-row>
        <table:table-row table:style-name="ro1">
          <table:table-cell office:value-type="string" calcext:value-type="string">
            <text:p>1075</text:p>
          </table:table-cell>
          <table:table-cell table:formula="of:=HYPERLINK(&quot;https://clics.clld.org/parameters/1075&quot;;&quot;TRAP (PITFALL)&quot;)" office:value-type="string" office:string-value="TRAP (PITFALL)" calcext:value-type="string">
            <text:p>TRAP (PITFALL)</text:p>
          </table:table-cell>
          <table:table-cell/>
        </table:table-row>
        <table:table-row table:style-name="ro1">
          <table:table-cell office:value-type="string" calcext:value-type="string">
            <text:p>1076</text:p>
          </table:table-cell>
          <table:table-cell table:formula="of:=HYPERLINK(&quot;https://clics.clld.org/parameters/1076&quot;;&quot;EMERGE (APPEAR)&quot;)" office:value-type="string" office:string-value="EMERGE (APPEAR)" calcext:value-type="string">
            <text:p>EMERGE (APPEAR)</text:p>
          </table:table-cell>
          <table:table-cell/>
        </table:table-row>
        <table:table-row table:style-name="ro1">
          <table:table-cell office:value-type="string" calcext:value-type="string">
            <text:p>1077</text:p>
          </table:table-cell>
          <table:table-cell table:formula="of:=HYPERLINK(&quot;https://clics.clld.org/parameters/1077&quot;;&quot;WHEAT&quot;)" office:value-type="string" office:string-value="WHEAT" calcext:value-type="string">
            <text:p>WHEAT</text:p>
          </table:table-cell>
          <table:table-cell/>
        </table:table-row>
        <table:table-row table:style-name="ro1">
          <table:table-cell office:value-type="string" calcext:value-type="string">
            <text:p>1079</text:p>
          </table:table-cell>
          <table:table-cell table:formula="of:=HYPERLINK(&quot;https://clics.clld.org/parameters/1079&quot;;&quot;FEEL&quot;)" office:value-type="string" office:string-value="FEEL" calcext:value-type="string">
            <text:p>FEEL</text:p>
          </table:table-cell>
          <table:table-cell/>
        </table:table-row>
        <table:table-row table:style-name="ro1">
          <table:table-cell office:value-type="string" calcext:value-type="string">
            <text:p>1081</text:p>
          </table:table-cell>
          <table:table-cell table:formula="of:=HYPERLINK(&quot;https://clics.clld.org/parameters/1081&quot;;&quot;BILL&quot;)" office:value-type="string" office:string-value="BILL" calcext:value-type="string">
            <text:p>BILL</text:p>
          </table:table-cell>
          <table:table-cell/>
        </table:table-row>
        <table:table-row table:style-name="ro1">
          <table:table-cell office:value-type="string" calcext:value-type="string">
            <text:p>1082</text:p>
          </table:table-cell>
          <table:table-cell table:formula="of:=HYPERLINK(&quot;https://clics.clld.org/parameters/1082&quot;;&quot;MERCHANT&quot;)" office:value-type="string" office:string-value="MERCHANT" calcext:value-type="string">
            <text:p>MERCHANT</text:p>
          </table:table-cell>
          <table:table-cell/>
        </table:table-row>
        <table:table-row table:style-name="ro1">
          <table:table-cell office:value-type="string" calcext:value-type="string">
            <text:p>1084</text:p>
          </table:table-cell>
          <table:table-cell table:formula="of:=HYPERLINK(&quot;https://clics.clld.org/parameters/1084&quot;;&quot;CALL&quot;)" office:value-type="string" office:string-value="CALL" calcext:value-type="string">
            <text:p>CALL</text:p>
          </table:table-cell>
          <table:table-cell/>
        </table:table-row>
        <table:table-row table:style-name="ro1">
          <table:table-cell office:value-type="string" calcext:value-type="string">
            <text:p>1085</text:p>
          </table:table-cell>
          <table:table-cell table:formula="of:=HYPERLINK(&quot;https://clics.clld.org/parameters/1085&quot;;&quot;FOLLOW&quot;)" office:value-type="string" office:string-value="FOLLOW" calcext:value-type="string">
            <text:p>FOLLOW</text:p>
          </table:table-cell>
          <table:table-cell/>
        </table:table-row>
        <table:table-row table:style-name="ro1">
          <table:table-cell office:value-type="string" calcext:value-type="string">
            <text:p>1086</text:p>
          </table:table-cell>
          <table:table-cell table:formula="of:=HYPERLINK(&quot;https://clics.clld.org/parameters/1086&quot;;&quot;WORK (ACTIVITY)&quot;)" office:value-type="string" office:string-value="WORK (ACTIVITY)" calcext:value-type="string">
            <text:p>WORK (ACTIVITY)</text:p>
          </table:table-cell>
          <table:table-cell/>
        </table:table-row>
        <table:table-row table:style-name="ro1">
          <table:table-cell office:value-type="string" calcext:value-type="string">
            <text:p>1087</text:p>
          </table:table-cell>
          <table:table-cell table:formula="of:=HYPERLINK(&quot;https://clics.clld.org/parameters/1087&quot;;&quot;CONCEIVE&quot;)" office:value-type="string" office:string-value="CONCEIVE" calcext:value-type="string">
            <text:p>CONCEIVE</text:p>
          </table:table-cell>
          <table:table-cell/>
        </table:table-row>
        <table:table-row table:style-name="ro1">
          <table:table-cell office:value-type="string" calcext:value-type="string">
            <text:p>1088</text:p>
          </table:table-cell>
          <table:table-cell table:formula="of:=HYPERLINK(&quot;https://clics.clld.org/parameters/1088&quot;;&quot;SINK (DESCEND)&quot;)" office:value-type="string" office:string-value="SINK (DESCEND)" calcext:value-type="string">
            <text:p>SINK (DESCEND)</text:p>
          </table:table-cell>
          <table:table-cell/>
        </table:table-row>
        <table:table-row table:style-name="ro1">
          <table:table-cell office:value-type="string" calcext:value-type="string">
            <text:p>1090</text:p>
          </table:table-cell>
          <table:table-cell table:formula="of:=HYPERLINK(&quot;https://clics.clld.org/parameters/1090&quot;;&quot;BE BORN&quot;)" office:value-type="string" office:string-value="BE BORN" calcext:value-type="string">
            <text:p>BE BORN</text:p>
          </table:table-cell>
          <table:table-cell/>
        </table:table-row>
        <table:table-row table:style-name="ro1">
          <table:table-cell office:value-type="string" calcext:value-type="string">
            <text:p>1091</text:p>
          </table:table-cell>
          <table:table-cell table:formula="of:=HYPERLINK(&quot;https://clics.clld.org/parameters/1091&quot;;&quot;SALTY&quot;)" office:value-type="string" office:string-value="SALTY" calcext:value-type="string">
            <text:p>SALTY</text:p>
          </table:table-cell>
          <table:table-cell/>
        </table:table-row>
        <table:table-row table:style-name="ro1">
          <table:table-cell office:value-type="string" calcext:value-type="string">
            <text:p>1092</text:p>
          </table:table-cell>
          <table:table-cell table:formula="of:=HYPERLINK(&quot;https://clics.clld.org/parameters/1092&quot;;&quot;HOPE&quot;)" office:value-type="string" office:string-value="HOPE" calcext:value-type="string">
            <text:p>HOPE</text:p>
          </table:table-cell>
          <table:table-cell/>
        </table:table-row>
        <table:table-row table:style-name="ro1">
          <table:table-cell office:value-type="string" calcext:value-type="string">
            <text:p>1093</text:p>
          </table:table-cell>
          <table:table-cell table:formula="of:=HYPERLINK(&quot;https://clics.clld.org/parameters/1093&quot;;&quot;MIDDLE&quot;)" office:value-type="string" office:string-value="MIDDLE" calcext:value-type="string">
            <text:p>MIDDLE</text:p>
          </table:table-cell>
          <table:table-cell/>
        </table:table-row>
        <table:table-row table:style-name="ro1">
          <table:table-cell office:value-type="string" calcext:value-type="string">
            <text:p>1094</text:p>
          </table:table-cell>
          <table:table-cell table:formula="of:=HYPERLINK(&quot;https://clics.clld.org/parameters/1094&quot;;&quot;FASTEN&quot;)" office:value-type="string" office:string-value="FASTEN" calcext:value-type="string">
            <text:p>FASTEN</text:p>
          </table:table-cell>
          <table:table-cell/>
        </table:table-row>
        <table:table-row table:style-name="ro1">
          <table:table-cell office:value-type="string" calcext:value-type="string">
            <text:p>1095</text:p>
          </table:table-cell>
          <table:table-cell table:formula="of:=HYPERLINK(&quot;https://clics.clld.org/parameters/1095&quot;;&quot;LET GO OR SET FREE&quot;)" office:value-type="string" office:string-value="LET GO OR SET FREE" calcext:value-type="string">
            <text:p>LET GO OR SET FREE</text:p>
          </table:table-cell>
          <table:table-cell/>
        </table:table-row>
        <table:table-row table:style-name="ro1">
          <table:table-cell office:value-type="string" calcext:value-type="string">
            <text:p>1096</text:p>
          </table:table-cell>
          <table:table-cell table:formula="of:=HYPERLINK(&quot;https://clics.clld.org/parameters/1096&quot;;&quot;SONG&quot;)" office:value-type="string" office:string-value="SONG" calcext:value-type="string">
            <text:p>SONG</text:p>
          </table:table-cell>
          <table:table-cell/>
        </table:table-row>
        <table:table-row table:style-name="ro1">
          <table:table-cell office:value-type="string" calcext:value-type="string">
            <text:p>1098</text:p>
          </table:table-cell>
          <table:table-cell table:formula="of:=HYPERLINK(&quot;https://clics.clld.org/parameters/1098&quot;;&quot;WEIGH&quot;)" office:value-type="string" office:string-value="WEIGH" calcext:value-type="string">
            <text:p>WEIGH</text:p>
          </table:table-cell>
          <table:table-cell/>
        </table:table-row>
        <table:table-row table:style-name="ro1">
          <table:table-cell office:value-type="string" calcext:value-type="string">
            <text:p>1100</text:p>
          </table:table-cell>
          <table:table-cell table:formula="of:=HYPERLINK(&quot;https://clics.clld.org/parameters/1100&quot;;&quot;COOK (SOMETHING)&quot;)" office:value-type="string" office:string-value="COOK (SOMETHING)" calcext:value-type="string">
            <text:p>COOK (SOMETHING)</text:p>
          </table:table-cell>
          <table:table-cell/>
        </table:table-row>
        <table:table-row table:style-name="ro1">
          <table:table-cell office:value-type="string" calcext:value-type="string">
            <text:p>1102</text:p>
          </table:table-cell>
          <table:table-cell table:formula="of:=HYPERLINK(&quot;https://clics.clld.org/parameters/1102&quot;;&quot;CLIMB&quot;)" office:value-type="string" office:string-value="CLIMB" calcext:value-type="string">
            <text:p>CLIMB</text:p>
          </table:table-cell>
          <table:table-cell/>
        </table:table-row>
        <table:table-row table:style-name="ro1">
          <table:table-cell office:value-type="string" calcext:value-type="string">
            <text:p>1103</text:p>
          </table:table-cell>
          <table:table-cell table:formula="of:=HYPERLINK(&quot;https://clics.clld.org/parameters/1103&quot;;&quot;SACRIFICE&quot;)" office:value-type="string" office:string-value="SACRIFICE" calcext:value-type="string">
            <text:p>SACRIFICE</text:p>
          </table:table-cell>
          <table:table-cell/>
        </table:table-row>
        <table:table-row table:style-name="ro1">
          <table:table-cell office:value-type="string" calcext:value-type="string">
            <text:p>1104</text:p>
          </table:table-cell>
          <table:table-cell table:formula="of:=HYPERLINK(&quot;https://clics.clld.org/parameters/1104&quot;;&quot;NURSE&quot;)" office:value-type="string" office:string-value="NURSE" calcext:value-type="string">
            <text:p>NURSE</text:p>
          </table:table-cell>
          <table:table-cell/>
        </table:table-row>
        <table:table-row table:style-name="ro1">
          <table:table-cell office:value-type="string" calcext:value-type="string">
            <text:p>1105</text:p>
          </table:table-cell>
          <table:table-cell table:formula="of:=HYPERLINK(&quot;https://clics.clld.org/parameters/1105&quot;;&quot;CAMP&quot;)" office:value-type="string" office:string-value="CAMP" calcext:value-type="string">
            <text:p>CAMP</text:p>
          </table:table-cell>
          <table:table-cell/>
        </table:table-row>
        <table:table-row table:style-name="ro1">
          <table:table-cell office:value-type="string" calcext:value-type="string">
            <text:p>1106</text:p>
          </table:table-cell>
          <table:table-cell table:formula="of:=HYPERLINK(&quot;https://clics.clld.org/parameters/1106&quot;;&quot;FALL ASLEEP&quot;)" office:value-type="string" office:string-value="FALL ASLEEP" calcext:value-type="string">
            <text:p>FALL ASLEEP</text:p>
          </table:table-cell>
          <table:table-cell/>
        </table:table-row>
        <table:table-row table:style-name="ro1">
          <table:table-cell office:value-type="string" calcext:value-type="string">
            <text:p>1107</text:p>
          </table:table-cell>
          <table:table-cell table:formula="of:=HYPERLINK(&quot;https://clics.clld.org/parameters/1107&quot;;&quot;GO OUT&quot;)" office:value-type="string" office:string-value="GO OUT" calcext:value-type="string">
            <text:p>GO OUT</text:p>
          </table:table-cell>
          <table:table-cell/>
        </table:table-row>
        <table:table-row table:style-name="ro1">
          <table:table-cell office:value-type="string" calcext:value-type="string">
            <text:p>1108</text:p>
          </table:table-cell>
          <table:table-cell table:formula="of:=HYPERLINK(&quot;https://clics.clld.org/parameters/1108&quot;;&quot;UNCOVER&quot;)" office:value-type="string" office:string-value="UNCOVER" calcext:value-type="string">
            <text:p>UNCOVER</text:p>
          </table:table-cell>
          <table:table-cell/>
        </table:table-row>
        <table:table-row table:style-name="ro1">
          <table:table-cell office:value-type="string" calcext:value-type="string">
            <text:p>1109</text:p>
          </table:table-cell>
          <table:table-cell table:formula="of:=HYPERLINK(&quot;https://clics.clld.org/parameters/1109&quot;;&quot;WOUND&quot;)" office:value-type="string" office:string-value="WOUND" calcext:value-type="string">
            <text:p>WOUND</text:p>
          </table:table-cell>
          <table:table-cell/>
        </table:table-row>
        <table:table-row table:style-name="ro1">
          <table:table-cell office:value-type="string" calcext:value-type="string">
            <text:p>1110</text:p>
          </table:table-cell>
          <table:table-cell table:formula="of:=HYPERLINK(&quot;https://clics.clld.org/parameters/1110&quot;;&quot;SHARK&quot;)" office:value-type="string" office:string-value="SHARK" calcext:value-type="string">
            <text:p>SHARK</text:p>
          </table:table-cell>
          <table:table-cell/>
        </table:table-row>
        <table:table-row table:style-name="ro1">
          <table:table-cell office:value-type="string" calcext:value-type="string">
            <text:p>1111</text:p>
          </table:table-cell>
          <table:table-cell table:formula="of:=HYPERLINK(&quot;https://clics.clld.org/parameters/1111&quot;;&quot;CAR&quot;)" office:value-type="string" office:string-value="CAR" calcext:value-type="string">
            <text:p>CAR</text:p>
          </table:table-cell>
          <table:table-cell/>
        </table:table-row>
        <table:table-row table:style-name="ro1">
          <table:table-cell office:value-type="string" calcext:value-type="string">
            <text:p>1112</text:p>
          </table:table-cell>
          <table:table-cell table:formula="of:=HYPERLINK(&quot;https://clics.clld.org/parameters/1112&quot;;&quot;SUCCEED&quot;)" office:value-type="string" office:string-value="SUCCEED" calcext:value-type="string">
            <text:p>SUCCEED</text:p>
          </table:table-cell>
          <table:table-cell/>
        </table:table-row>
        <table:table-row table:style-name="ro1">
          <table:table-cell office:value-type="string" calcext:value-type="string">
            <text:p>1113</text:p>
          </table:table-cell>
          <table:table-cell table:formula="of:=HYPERLINK(&quot;https://clics.clld.org/parameters/1113&quot;;&quot;WRAP&quot;)" office:value-type="string" office:string-value="WRAP" calcext:value-type="string">
            <text:p>WRAP</text:p>
          </table:table-cell>
          <table:table-cell/>
        </table:table-row>
        <table:table-row table:style-name="ro1">
          <table:table-cell office:value-type="string" calcext:value-type="string">
            <text:p>1114</text:p>
          </table:table-cell>
          <table:table-cell table:formula="of:=HYPERLINK(&quot;https://clics.clld.org/parameters/1114&quot;;&quot;BULLET&quot;)" office:value-type="string" office:string-value="BULLET" calcext:value-type="string">
            <text:p>BULLET</text:p>
          </table:table-cell>
          <table:table-cell/>
        </table:table-row>
        <table:table-row table:style-name="ro1">
          <table:table-cell office:value-type="string" calcext:value-type="string">
            <text:p>1115</text:p>
          </table:table-cell>
          <table:table-cell table:formula="of:=HYPERLINK(&quot;https://clics.clld.org/parameters/1115&quot;;&quot;SPEECH&quot;)" office:value-type="string" office:string-value="SPEECH" calcext:value-type="string">
            <text:p>SPEECH</text:p>
          </table:table-cell>
          <table:table-cell/>
        </table:table-row>
        <table:table-row table:style-name="ro1">
          <table:table-cell office:value-type="string" calcext:value-type="string">
            <text:p>1116</text:p>
          </table:table-cell>
          <table:table-cell table:formula="of:=HYPERLINK(&quot;https://clics.clld.org/parameters/1116&quot;;&quot;DAMAGE&quot;)" office:value-type="string" office:string-value="DAMAGE" calcext:value-type="string">
            <text:p>DAMAGE</text:p>
          </table:table-cell>
          <table:table-cell/>
        </table:table-row>
        <table:table-row table:style-name="ro1">
          <table:table-cell office:value-type="string" calcext:value-type="string">
            <text:p>1117</text:p>
          </table:table-cell>
          <table:table-cell table:formula="of:=HYPERLINK(&quot;https://clics.clld.org/parameters/1117&quot;;&quot;LIKE&quot;)" office:value-type="string" office:string-value="LIKE" calcext:value-type="string">
            <text:p>LIKE</text:p>
          </table:table-cell>
          <table:table-cell/>
        </table:table-row>
        <table:table-row table:style-name="ro1">
          <table:table-cell office:value-type="string" calcext:value-type="string">
            <text:p>1118</text:p>
          </table:table-cell>
          <table:table-cell table:formula="of:=HYPERLINK(&quot;https://clics.clld.org/parameters/1118&quot;;&quot;ACCUSTOM&quot;)" office:value-type="string" office:string-value="ACCUSTOM" calcext:value-type="string">
            <text:p>ACCUSTOM</text:p>
          </table:table-cell>
          <table:table-cell/>
        </table:table-row>
        <table:table-row table:style-name="ro1">
          <table:table-cell office:value-type="string" calcext:value-type="string">
            <text:p>1119</text:p>
          </table:table-cell>
          <table:table-cell table:formula="of:=HYPERLINK(&quot;https://clics.clld.org/parameters/1119&quot;;&quot;DIVIDE&quot;)" office:value-type="string" office:string-value="DIVIDE" calcext:value-type="string">
            <text:p>DIVIDE</text:p>
          </table:table-cell>
          <table:table-cell/>
        </table:table-row>
        <table:table-row table:style-name="ro1">
          <table:table-cell office:value-type="string" calcext:value-type="string">
            <text:p>1120</text:p>
          </table:table-cell>
          <table:table-cell table:formula="of:=HYPERLINK(&quot;https://clics.clld.org/parameters/1120&quot;;&quot;HONEST&quot;)" office:value-type="string" office:string-value="HONEST" calcext:value-type="string">
            <text:p>HONEST</text:p>
          </table:table-cell>
          <table:table-cell/>
        </table:table-row>
        <table:table-row table:style-name="ro1">
          <table:table-cell office:value-type="string" calcext:value-type="string">
            <text:p>1121</text:p>
          </table:table-cell>
          <table:table-cell table:formula="of:=HYPERLINK(&quot;https://clics.clld.org/parameters/1121&quot;;&quot;SECRET&quot;)" office:value-type="string" office:string-value="SECRET" calcext:value-type="string">
            <text:p>SECRET</text:p>
          </table:table-cell>
          <table:table-cell/>
        </table:table-row>
        <table:table-row table:style-name="ro1">
          <table:table-cell office:value-type="string" calcext:value-type="string">
            <text:p>1122</text:p>
          </table:table-cell>
          <table:table-cell table:formula="of:=HYPERLINK(&quot;https://clics.clld.org/parameters/1122&quot;;&quot;WAGES&quot;)" office:value-type="string" office:string-value="WAGES" calcext:value-type="string">
            <text:p>WAGES</text:p>
          </table:table-cell>
          <table:table-cell/>
        </table:table-row>
        <table:table-row table:style-name="ro1">
          <table:table-cell office:value-type="string" calcext:value-type="string">
            <text:p>1123</text:p>
          </table:table-cell>
          <table:table-cell table:formula="of:=HYPERLINK(&quot;https://clics.clld.org/parameters/1123&quot;;&quot;PREGNANT&quot;)" office:value-type="string" office:string-value="PREGNANT" calcext:value-type="string">
            <text:p>PREGNANT</text:p>
          </table:table-cell>
          <table:table-cell/>
        </table:table-row>
        <table:table-row table:style-name="ro1">
          <table:table-cell office:value-type="string" calcext:value-type="string">
            <text:p>1124</text:p>
          </table:table-cell>
          <table:table-cell table:formula="of:=HYPERLINK(&quot;https://clics.clld.org/parameters/1124&quot;;&quot;PIPE&quot;)" office:value-type="string" office:string-value="PIPE" calcext:value-type="string">
            <text:p>PIPE</text:p>
          </table:table-cell>
          <table:table-cell/>
        </table:table-row>
        <table:table-row table:style-name="ro1">
          <table:table-cell office:value-type="string" calcext:value-type="string">
            <text:p>1125</text:p>
          </table:table-cell>
          <table:table-cell table:formula="of:=HYPERLINK(&quot;https://clics.clld.org/parameters/1125&quot;;&quot;BALD&quot;)" office:value-type="string" office:string-value="BALD" calcext:value-type="string">
            <text:p>BALD</text:p>
          </table:table-cell>
          <table:table-cell/>
        </table:table-row>
        <table:table-row table:style-name="ro1">
          <table:table-cell office:value-type="string" calcext:value-type="string">
            <text:p>1126</text:p>
          </table:table-cell>
          <table:table-cell table:formula="of:=HYPERLINK(&quot;https://clics.clld.org/parameters/1126&quot;;&quot;CITRUS FRUIT&quot;)" office:value-type="string" office:string-value="CITRUS FRUIT" calcext:value-type="string">
            <text:p>CITRUS FRUIT</text:p>
          </table:table-cell>
          <table:table-cell/>
        </table:table-row>
        <table:table-row table:style-name="ro1">
          <table:table-cell office:value-type="string" calcext:value-type="string">
            <text:p>1127</text:p>
          </table:table-cell>
          <table:table-cell table:formula="of:=HYPERLINK(&quot;https://clics.clld.org/parameters/1127&quot;;&quot;SEND&quot;)" office:value-type="string" office:string-value="SEND" calcext:value-type="string">
            <text:p>SEND</text:p>
          </table:table-cell>
          <table:table-cell/>
        </table:table-row>
        <table:table-row table:style-name="ro1">
          <table:table-cell office:value-type="string" calcext:value-type="string">
            <text:p>1128</text:p>
          </table:table-cell>
          <table:table-cell table:formula="of:=HYPERLINK(&quot;https://clics.clld.org/parameters/1128&quot;;&quot;ORDER&quot;)" office:value-type="string" office:string-value="ORDER" calcext:value-type="string">
            <text:p>ORDER</text:p>
          </table:table-cell>
          <table:table-cell/>
        </table:table-row>
        <table:table-row table:style-name="ro1">
          <table:table-cell office:value-type="string" calcext:value-type="string">
            <text:p>1129</text:p>
          </table:table-cell>
          <table:table-cell table:formula="of:=HYPERLINK(&quot;https://clics.clld.org/parameters/1129&quot;;&quot;PAINFUL&quot;)" office:value-type="string" office:string-value="PAINFUL" calcext:value-type="string">
            <text:p>PAINFUL</text:p>
          </table:table-cell>
          <table:table-cell/>
        </table:table-row>
        <table:table-row table:style-name="ro1">
          <table:table-cell office:value-type="string" calcext:value-type="string">
            <text:p>1130</text:p>
          </table:table-cell>
          <table:table-cell table:formula="of:=HYPERLINK(&quot;https://clics.clld.org/parameters/1130&quot;;&quot;WE (EXCLUSIVE)&quot;)" office:value-type="string" office:string-value="WE (EXCLUSIVE)" calcext:value-type="string">
            <text:p>WE (EXCLUSIVE)</text:p>
          </table:table-cell>
          <table:table-cell/>
        </table:table-row>
        <table:table-row table:style-name="ro1">
          <table:table-cell office:value-type="string" calcext:value-type="string">
            <text:p>1131</text:p>
          </table:table-cell>
          <table:table-cell table:formula="of:=HYPERLINK(&quot;https://clics.clld.org/parameters/1131&quot;;&quot;WE (INCLUSIVE)&quot;)" office:value-type="string" office:string-value="WE (INCLUSIVE)" calcext:value-type="string">
            <text:p>WE (INCLUSIVE)</text:p>
          </table:table-cell>
          <table:table-cell/>
        </table:table-row>
        <table:table-row table:style-name="ro1">
          <table:table-cell office:value-type="string" calcext:value-type="string">
            <text:p>1132</text:p>
          </table:table-cell>
          <table:table-cell table:formula="of:=HYPERLINK(&quot;https://clics.clld.org/parameters/1132&quot;;&quot;BEAM&quot;)" office:value-type="string" office:string-value="BEAM" calcext:value-type="string">
            <text:p>BEAM</text:p>
          </table:table-cell>
          <table:table-cell/>
        </table:table-row>
        <table:table-row table:style-name="ro1">
          <table:table-cell office:value-type="string" calcext:value-type="string">
            <text:p>1133</text:p>
          </table:table-cell>
          <table:table-cell table:formula="of:=HYPERLINK(&quot;https://clics.clld.org/parameters/1133&quot;;&quot;MATCH&quot;)" office:value-type="string" office:string-value="MATCH" calcext:value-type="string">
            <text:p>MATCH</text:p>
          </table:table-cell>
          <table:table-cell/>
        </table:table-row>
        <table:table-row table:style-name="ro1">
          <table:table-cell office:value-type="string" calcext:value-type="string">
            <text:p>1134</text:p>
          </table:table-cell>
          <table:table-cell table:formula="of:=HYPERLINK(&quot;https://clics.clld.org/parameters/1134&quot;;&quot;DIVORCE&quot;)" office:value-type="string" office:string-value="DIVORCE" calcext:value-type="string">
            <text:p>DIVORCE</text:p>
          </table:table-cell>
          <table:table-cell/>
        </table:table-row>
        <table:table-row table:style-name="ro1">
          <table:table-cell office:value-type="string" calcext:value-type="string">
            <text:p>1135</text:p>
          </table:table-cell>
          <table:table-cell table:formula="of:=HYPERLINK(&quot;https://clics.clld.org/parameters/1135&quot;;&quot;KICK&quot;)" office:value-type="string" office:string-value="KICK" calcext:value-type="string">
            <text:p>KICK</text:p>
          </table:table-cell>
          <table:table-cell/>
        </table:table-row>
        <table:table-row table:style-name="ro1">
          <table:table-cell office:value-type="string" calcext:value-type="string">
            <text:p>1136</text:p>
          </table:table-cell>
          <table:table-cell table:formula="of:=HYPERLINK(&quot;https://clics.clld.org/parameters/1136&quot;;&quot;RABBIT&quot;)" office:value-type="string" office:string-value="RABBIT" calcext:value-type="string">
            <text:p>RABBIT</text:p>
          </table:table-cell>
          <table:table-cell/>
        </table:table-row>
        <table:table-row table:style-name="ro1">
          <table:table-cell office:value-type="string" calcext:value-type="string">
            <text:p>1137</text:p>
          </table:table-cell>
          <table:table-cell table:formula="of:=HYPERLINK(&quot;https://clics.clld.org/parameters/1137&quot;;&quot;TENDON&quot;)" office:value-type="string" office:string-value="TENDON" calcext:value-type="string">
            <text:p>TENDON</text:p>
          </table:table-cell>
          <table:table-cell/>
        </table:table-row>
        <table:table-row table:style-name="ro1">
          <table:table-cell office:value-type="string" calcext:value-type="string">
            <text:p>1139</text:p>
          </table:table-cell>
          <table:table-cell table:formula="of:=HYPERLINK(&quot;https://clics.clld.org/parameters/1139&quot;;&quot;LEOPARD&quot;)" office:value-type="string" office:string-value="LEOPARD" calcext:value-type="string">
            <text:p>LEOPARD</text:p>
          </table:table-cell>
          <table:table-cell/>
        </table:table-row>
        <table:table-row table:style-name="ro1">
          <table:table-cell office:value-type="string" calcext:value-type="string">
            <text:p>1140</text:p>
          </table:table-cell>
          <table:table-cell table:formula="of:=HYPERLINK(&quot;https://clics.clld.org/parameters/1140&quot;;&quot;FATIGUE&quot;)" office:value-type="string" office:string-value="FATIGUE" calcext:value-type="string">
            <text:p>FATIGUE</text:p>
          </table:table-cell>
          <table:table-cell/>
        </table:table-row>
        <table:table-row table:style-name="ro1">
          <table:table-cell office:value-type="string" calcext:value-type="string">
            <text:p>1141</text:p>
          </table:table-cell>
          <table:table-cell table:formula="of:=HYPERLINK(&quot;https://clics.clld.org/parameters/1141&quot;;&quot;PITY&quot;)" office:value-type="string" office:string-value="PITY" calcext:value-type="string">
            <text:p>PITY</text:p>
          </table:table-cell>
          <table:table-cell/>
        </table:table-row>
        <table:table-row table:style-name="ro1">
          <table:table-cell office:value-type="string" calcext:value-type="string">
            <text:p>1142</text:p>
          </table:table-cell>
          <table:table-cell table:formula="of:=HYPERLINK(&quot;https://clics.clld.org/parameters/1142&quot;;&quot;URINE&quot;)" office:value-type="string" office:string-value="URINE" calcext:value-type="string">
            <text:p>URINE</text:p>
          </table:table-cell>
          <table:table-cell/>
        </table:table-row>
        <table:table-row table:style-name="ro1">
          <table:table-cell office:value-type="string" calcext:value-type="string">
            <text:p>1143</text:p>
          </table:table-cell>
          <table:table-cell table:formula="of:=HYPERLINK(&quot;https://clics.clld.org/parameters/1143&quot;;&quot;OVEN&quot;)" office:value-type="string" office:string-value="OVEN" calcext:value-type="string">
            <text:p>OVEN</text:p>
          </table:table-cell>
          <table:table-cell/>
        </table:table-row>
        <table:table-row table:style-name="ro1">
          <table:table-cell office:value-type="string" calcext:value-type="string">
            <text:p>1144</text:p>
          </table:table-cell>
          <table:table-cell table:formula="of:=HYPERLINK(&quot;https://clics.clld.org/parameters/1144&quot;;&quot;WITNESS&quot;)" office:value-type="string" office:string-value="WITNESS" calcext:value-type="string">
            <text:p>WITNESS</text:p>
          </table:table-cell>
          <table:table-cell/>
        </table:table-row>
        <table:table-row table:style-name="ro1">
          <table:table-cell office:value-type="string" calcext:value-type="string">
            <text:p>1145</text:p>
          </table:table-cell>
          <table:table-cell table:formula="of:=HYPERLINK(&quot;https://clics.clld.org/parameters/1145&quot;;&quot;SWAMP&quot;)" office:value-type="string" office:string-value="SWAMP" calcext:value-type="string">
            <text:p>SWAMP</text:p>
          </table:table-cell>
          <table:table-cell/>
        </table:table-row>
        <table:table-row table:style-name="ro1">
          <table:table-cell office:value-type="string" calcext:value-type="string">
            <text:p>1146</text:p>
          </table:table-cell>
          <table:table-cell table:formula="of:=HYPERLINK(&quot;https://clics.clld.org/parameters/1146&quot;;&quot;AUBERGINE&quot;)" office:value-type="string" office:string-value="AUBERGINE" calcext:value-type="string">
            <text:p>AUBERGINE</text:p>
          </table:table-cell>
          <table:table-cell/>
        </table:table-row>
        <table:table-row table:style-name="ro1">
          <table:table-cell office:value-type="string" calcext:value-type="string">
            <text:p>1147</text:p>
          </table:table-cell>
          <table:table-cell table:formula="of:=HYPERLINK(&quot;https://clics.clld.org/parameters/1147&quot;;&quot;PURE&quot;)" office:value-type="string" office:string-value="PURE" calcext:value-type="string">
            <text:p>PURE</text:p>
          </table:table-cell>
          <table:table-cell/>
        </table:table-row>
        <table:table-row table:style-name="ro1">
          <table:table-cell office:value-type="string" calcext:value-type="string">
            <text:p>1148</text:p>
          </table:table-cell>
          <table:table-cell table:formula="of:=HYPERLINK(&quot;https://clics.clld.org/parameters/1148&quot;;&quot;BRUISE&quot;)" office:value-type="string" office:string-value="BRUISE" calcext:value-type="string">
            <text:p>BRUISE</text:p>
          </table:table-cell>
          <table:table-cell/>
        </table:table-row>
        <table:table-row table:style-name="ro1">
          <table:table-cell office:value-type="string" calcext:value-type="string">
            <text:p>1149</text:p>
          </table:table-cell>
          <table:table-cell table:formula="of:=HYPERLINK(&quot;https://clics.clld.org/parameters/1149&quot;;&quot;ORPHAN&quot;)" office:value-type="string" office:string-value="ORPHAN" calcext:value-type="string">
            <text:p>ORPHAN</text:p>
          </table:table-cell>
          <table:table-cell/>
        </table:table-row>
        <table:table-row table:style-name="ro1">
          <table:table-cell office:value-type="string" calcext:value-type="string">
            <text:p>1150</text:p>
          </table:table-cell>
          <table:table-cell table:formula="of:=HYPERLINK(&quot;https://clics.clld.org/parameters/1150&quot;;&quot;THUNDER&quot;)" office:value-type="string" office:string-value="THUNDER" calcext:value-type="string">
            <text:p>THUNDER</text:p>
          </table:table-cell>
          <table:table-cell/>
        </table:table-row>
        <table:table-row table:style-name="ro1">
          <table:table-cell office:value-type="string" calcext:value-type="string">
            <text:p>1151</text:p>
          </table:table-cell>
          <table:table-cell table:formula="of:=HYPERLINK(&quot;https://clics.clld.org/parameters/1151&quot;;&quot;VEIL&quot;)" office:value-type="string" office:string-value="VEIL" calcext:value-type="string">
            <text:p>VEIL</text:p>
          </table:table-cell>
          <table:table-cell/>
        </table:table-row>
        <table:table-row table:style-name="ro1">
          <table:table-cell office:value-type="string" calcext:value-type="string">
            <text:p>1152</text:p>
          </table:table-cell>
          <table:table-cell table:formula="of:=HYPERLINK(&quot;https://clics.clld.org/parameters/1152&quot;;&quot;BEGET&quot;)" office:value-type="string" office:string-value="BEGET" calcext:value-type="string">
            <text:p>BEGET</text:p>
          </table:table-cell>
          <table:table-cell/>
        </table:table-row>
        <table:table-row table:style-name="ro1">
          <table:table-cell office:value-type="string" calcext:value-type="string">
            <text:p>1153</text:p>
          </table:table-cell>
          <table:table-cell table:formula="of:=HYPERLINK(&quot;https://clics.clld.org/parameters/1153&quot;;&quot;CATTLE&quot;)" office:value-type="string" office:string-value="CATTLE" calcext:value-type="string">
            <text:p>CATTLE</text:p>
          </table:table-cell>
          <table:table-cell/>
        </table:table-row>
        <table:table-row table:style-name="ro1">
          <table:table-cell office:value-type="string" calcext:value-type="string">
            <text:p>1154</text:p>
          </table:table-cell>
          <table:table-cell table:formula="of:=HYPERLINK(&quot;https://clics.clld.org/parameters/1154&quot;;&quot;OLIVE&quot;)" office:value-type="string" office:string-value="OLIVE" calcext:value-type="string">
            <text:p>OLIVE</text:p>
          </table:table-cell>
          <table:table-cell/>
        </table:table-row>
        <table:table-row table:style-name="ro1">
          <table:table-cell office:value-type="string" calcext:value-type="string">
            <text:p>1155</text:p>
          </table:table-cell>
          <table:table-cell table:formula="of:=HYPERLINK(&quot;https://clics.clld.org/parameters/1155&quot;;&quot;CAVE&quot;)" office:value-type="string" office:string-value="CAVE" calcext:value-type="string">
            <text:p>CAVE</text:p>
          </table:table-cell>
          <table:table-cell/>
        </table:table-row>
        <table:table-row table:style-name="ro1">
          <table:table-cell office:value-type="string" calcext:value-type="string">
            <text:p>1156</text:p>
          </table:table-cell>
          <table:table-cell table:formula="of:=HYPERLINK(&quot;https://clics.clld.org/parameters/1156&quot;;&quot;OPEN&quot;)" office:value-type="string" office:string-value="OPEN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1157</text:p>
          </table:table-cell>
          <table:table-cell table:formula="of:=HYPERLINK(&quot;https://clics.clld.org/parameters/1157&quot;;&quot;BECAUSE&quot;)" office:value-type="string" office:string-value="BECAUSE" calcext:value-type="string">
            <text:p>BECAUSE</text:p>
          </table:table-cell>
          <table:table-cell/>
        </table:table-row>
        <table:table-row table:style-name="ro1">
          <table:table-cell office:value-type="string" calcext:value-type="string">
            <text:p>1158</text:p>
          </table:table-cell>
          <table:table-cell table:formula="of:=HYPERLINK(&quot;https://clics.clld.org/parameters/1158&quot;;&quot;STEP&quot;)" office:value-type="string" office:string-value="STEP" calcext:value-type="string">
            <text:p>STEP</text:p>
          </table:table-cell>
          <table:table-cell/>
        </table:table-row>
        <table:table-row table:style-name="ro1">
          <table:table-cell office:value-type="string" calcext:value-type="string">
            <text:p>1159</text:p>
          </table:table-cell>
          <table:table-cell table:formula="of:=HYPERLINK(&quot;https://clics.clld.org/parameters/1159&quot;;&quot;FART&quot;)" office:value-type="string" office:string-value="FART" calcext:value-type="string">
            <text:p>FART</text:p>
          </table:table-cell>
          <table:table-cell/>
        </table:table-row>
        <table:table-row table:style-name="ro1">
          <table:table-cell office:value-type="string" calcext:value-type="string">
            <text:p>1160</text:p>
          </table:table-cell>
          <table:table-cell table:formula="of:=HYPERLINK(&quot;https://clics.clld.org/parameters/1160&quot;;&quot;THIEF&quot;)" office:value-type="string" office:string-value="THIEF" calcext:value-type="string">
            <text:p>THIEF</text:p>
          </table:table-cell>
          <table:table-cell/>
        </table:table-row>
        <table:table-row table:style-name="ro1">
          <table:table-cell office:value-type="string" calcext:value-type="string">
            <text:p>1161</text:p>
          </table:table-cell>
          <table:table-cell table:formula="of:=HYPERLINK(&quot;https://clics.clld.org/parameters/1161&quot;;&quot;THREAD&quot;)" office:value-type="string" office:string-value="THREAD" calcext:value-type="string">
            <text:p>THREAD</text:p>
          </table:table-cell>
          <table:table-cell/>
        </table:table-row>
        <table:table-row table:style-name="ro1">
          <table:table-cell office:value-type="string" calcext:value-type="string">
            <text:p>1162</text:p>
          </table:table-cell>
          <table:table-cell table:formula="of:=HYPERLINK(&quot;https://clics.clld.org/parameters/1162&quot;;&quot;INTENTION&quot;)" office:value-type="string" office:string-value="INTENTION" calcext:value-type="string">
            <text:p>INTENTION</text:p>
          </table:table-cell>
          <table:table-cell/>
        </table:table-row>
        <table:table-row table:style-name="ro1">
          <table:table-cell office:value-type="string" calcext:value-type="string">
            <text:p>1165</text:p>
          </table:table-cell>
          <table:table-cell table:formula="of:=HYPERLINK(&quot;https://clics.clld.org/parameters/1165&quot;;&quot;MOUSTACHE&quot;)" office:value-type="string" office:string-value="MOUSTACHE" calcext:value-type="string">
            <text:p>MOUSTACHE</text:p>
          </table:table-cell>
          <table:table-cell/>
        </table:table-row>
        <table:table-row table:style-name="ro1">
          <table:table-cell office:value-type="string" calcext:value-type="string">
            <text:p>1166</text:p>
          </table:table-cell>
          <table:table-cell table:formula="of:=HYPERLINK(&quot;https://clics.clld.org/parameters/1166&quot;;&quot;MOULD&quot;)" office:value-type="string" office:string-value="MOULD" calcext:value-type="string">
            <text:p>MOULD</text:p>
          </table:table-cell>
          <table:table-cell/>
        </table:table-row>
        <table:table-row table:style-name="ro1">
          <table:table-cell office:value-type="string" calcext:value-type="string">
            <text:p>1167</text:p>
          </table:table-cell>
          <table:table-cell table:formula="of:=HYPERLINK(&quot;https://clics.clld.org/parameters/1167&quot;;&quot;GRUEL&quot;)" office:value-type="string" office:string-value="GRUEL" calcext:value-type="string">
            <text:p>GRUEL</text:p>
          </table:table-cell>
          <table:table-cell/>
        </table:table-row>
        <table:table-row table:style-name="ro1">
          <table:table-cell office:value-type="string" calcext:value-type="string">
            <text:p>1169</text:p>
          </table:table-cell>
          <table:table-cell table:formula="of:=HYPERLINK(&quot;https://clics.clld.org/parameters/1169&quot;;&quot;OX&quot;)" office:value-type="string" office:string-value="OX" calcext:value-type="string">
            <text:p>OX</text:p>
          </table:table-cell>
          <table:table-cell/>
        </table:table-row>
        <table:table-row table:style-name="ro1">
          <table:table-cell office:value-type="string" calcext:value-type="string">
            <text:p>1170</text:p>
          </table:table-cell>
          <table:table-cell table:formula="of:=HYPERLINK(&quot;https://clics.clld.org/parameters/1170&quot;;&quot;TRAP (CATCH)&quot;)" office:value-type="string" office:string-value="TRAP (CATCH)" calcext:value-type="string">
            <text:p>TRAP (CATCH)</text:p>
          </table:table-cell>
          <table:table-cell/>
        </table:table-row>
        <table:table-row table:style-name="ro1">
          <table:table-cell office:value-type="string" calcext:value-type="string">
            <text:p>1171</text:p>
          </table:table-cell>
          <table:table-cell table:formula="of:=HYPERLINK(&quot;https://clics.clld.org/parameters/1171&quot;;&quot;MIRROR&quot;)" office:value-type="string" office:string-value="MIRROR" calcext:value-type="string">
            <text:p>MIRROR</text:p>
          </table:table-cell>
          <table:table-cell/>
        </table:table-row>
        <table:table-row table:style-name="ro1">
          <table:table-cell office:value-type="string" calcext:value-type="string">
            <text:p>1172</text:p>
          </table:table-cell>
          <table:table-cell table:formula="of:=HYPERLINK(&quot;https://clics.clld.org/parameters/1172&quot;;&quot;SHOOT&quot;)" office:value-type="string" office:string-value="SHOOT" calcext:value-type="string">
            <text:p>SHOOT</text:p>
          </table:table-cell>
          <table:table-cell/>
        </table:table-row>
        <table:table-row table:style-name="ro1">
          <table:table-cell office:value-type="string" calcext:value-type="string">
            <text:p>1173</text:p>
          </table:table-cell>
          <table:table-cell table:formula="of:=HYPERLINK(&quot;https://clics.clld.org/parameters/1173&quot;;&quot;EYEBROW&quot;)" office:value-type="string" office:string-value="EYEBROW" calcext:value-type="string">
            <text:p>EYEBROW</text:p>
          </table:table-cell>
          <table:table-cell/>
        </table:table-row>
        <table:table-row table:style-name="ro1">
          <table:table-cell office:value-type="string" calcext:value-type="string">
            <text:p>1174</text:p>
          </table:table-cell>
          <table:table-cell table:formula="of:=HYPERLINK(&quot;https://clics.clld.org/parameters/1174&quot;;&quot;YESTERDAY&quot;)" office:value-type="string" office:string-value="YESTERDAY" calcext:value-type="string">
            <text:p>YESTERDAY</text:p>
          </table:table-cell>
          <table:table-cell/>
        </table:table-row>
        <table:table-row table:style-name="ro1">
          <table:table-cell office:value-type="string" calcext:value-type="string">
            <text:p>1175</text:p>
          </table:table-cell>
          <table:table-cell table:formula="of:=HYPERLINK(&quot;https://clics.clld.org/parameters/1175&quot;;&quot;GHOST&quot;)" office:value-type="string" office:string-value="GHOST" calcext:value-type="string">
            <text:p>GHOST</text:p>
          </table:table-cell>
          <table:table-cell/>
        </table:table-row>
        <table:table-row table:style-name="ro1">
          <table:table-cell office:value-type="string" calcext:value-type="string">
            <text:p>1176</text:p>
          </table:table-cell>
          <table:table-cell table:formula="of:=HYPERLINK(&quot;https://clics.clld.org/parameters/1176&quot;;&quot;SPADE&quot;)" office:value-type="string" office:string-value="SPADE" calcext:value-type="string">
            <text:p>SPADE</text:p>
          </table:table-cell>
          <table:table-cell/>
        </table:table-row>
        <table:table-row table:style-name="ro1">
          <table:table-cell office:value-type="string" calcext:value-type="string">
            <text:p>1178</text:p>
          </table:table-cell>
          <table:table-cell table:formula="of:=HYPERLINK(&quot;https://clics.clld.org/parameters/1178&quot;;&quot;NOSTRIL&quot;)" office:value-type="string" office:string-value="NOSTRIL" calcext:value-type="string">
            <text:p>NOSTRIL</text:p>
          </table:table-cell>
          <table:table-cell/>
        </table:table-row>
        <table:table-row table:style-name="ro1">
          <table:table-cell office:value-type="string" calcext:value-type="string">
            <text:p>1179</text:p>
          </table:table-cell>
          <table:table-cell table:formula="of:=HYPERLINK(&quot;https://clics.clld.org/parameters/1179&quot;;&quot;DAY AFTER TOMORROW&quot;)" office:value-type="string" office:string-value="DAY AFTER TOMORROW" calcext:value-type="string">
            <text:p>DAY AFTER TOMORROW</text:p>
          </table:table-cell>
          <table:table-cell/>
        </table:table-row>
        <table:table-row table:style-name="ro1">
          <table:table-cell office:value-type="string" calcext:value-type="string">
            <text:p>1180</text:p>
          </table:table-cell>
          <table:table-cell table:formula="of:=HYPERLINK(&quot;https://clics.clld.org/parameters/1180&quot;;&quot;DAY BEFORE YESTERDAY&quot;)" office:value-type="string" office:string-value="DAY BEFORE YESTERDAY" calcext:value-type="string">
            <text:p>DAY BEFORE YESTERDAY</text:p>
          </table:table-cell>
          <table:table-cell/>
        </table:table-row>
        <table:table-row table:style-name="ro1">
          <table:table-cell office:value-type="string" calcext:value-type="string">
            <text:p>1181</text:p>
          </table:table-cell>
          <table:table-cell table:formula="of:=HYPERLINK(&quot;https://clics.clld.org/parameters/1181&quot;;&quot;PALM TREE&quot;)" office:value-type="string" office:string-value="PALM TREE" calcext:value-type="string">
            <text:p>PALM TREE</text:p>
          </table:table-cell>
          <table:table-cell/>
        </table:table-row>
        <table:table-row table:style-name="ro1">
          <table:table-cell office:value-type="string" calcext:value-type="string">
            <text:p>1182</text:p>
          </table:table-cell>
          <table:table-cell table:formula="of:=HYPERLINK(&quot;https://clics.clld.org/parameters/1182&quot;;&quot;NOISE&quot;)" office:value-type="string" office:string-value="NOISE" calcext:value-type="string">
            <text:p>NOISE</text:p>
          </table:table-cell>
          <table:table-cell/>
        </table:table-row>
        <table:table-row table:style-name="ro1">
          <table:table-cell office:value-type="string" calcext:value-type="string">
            <text:p>1183</text:p>
          </table:table-cell>
          <table:table-cell table:formula="of:=HYPERLINK(&quot;https://clics.clld.org/parameters/1183&quot;;&quot;PALM OF HAND&quot;)" office:value-type="string" office:string-value="PALM OF HAND" calcext:value-type="string">
            <text:p>PALM OF HAND</text:p>
          </table:table-cell>
          <table:table-cell/>
        </table:table-row>
        <table:table-row table:style-name="ro1">
          <table:table-cell office:value-type="string" calcext:value-type="string">
            <text:p>1184</text:p>
          </table:table-cell>
          <table:table-cell table:formula="of:=HYPERLINK(&quot;https://clics.clld.org/parameters/1184&quot;;&quot;DIMINISH&quot;)" office:value-type="string" office:string-value="DIMINISH" calcext:value-type="string">
            <text:p>DIMINISH</text:p>
          </table:table-cell>
          <table:table-cell/>
        </table:table-row>
        <table:table-row table:style-name="ro1">
          <table:table-cell office:value-type="string" calcext:value-type="string">
            <text:p>1185</text:p>
          </table:table-cell>
          <table:table-cell table:formula="of:=HYPERLINK(&quot;https://clics.clld.org/parameters/1185&quot;;&quot;VULTURE&quot;)" office:value-type="string" office:string-value="VULTURE" calcext:value-type="string">
            <text:p>VULTURE</text:p>
          </table:table-cell>
          <table:table-cell/>
        </table:table-row>
        <table:table-row table:style-name="ro1">
          <table:table-cell office:value-type="string" calcext:value-type="string">
            <text:p>1186</text:p>
          </table:table-cell>
          <table:table-cell table:formula="of:=HYPERLINK(&quot;https://clics.clld.org/parameters/1186&quot;;&quot;LAST (ENDURE)&quot;)" office:value-type="string" office:string-value="LAST (ENDURE)" calcext:value-type="string">
            <text:p>LAST (ENDURE)</text:p>
          </table:table-cell>
          <table:table-cell/>
        </table:table-row>
        <table:table-row table:style-name="ro1">
          <table:table-cell office:value-type="string" calcext:value-type="string">
            <text:p>1187</text:p>
          </table:table-cell>
          <table:table-cell table:formula="of:=HYPERLINK(&quot;https://clics.clld.org/parameters/1187&quot;;&quot;GOOSE&quot;)" office:value-type="string" office:string-value="GOOSE" calcext:value-type="string">
            <text:p>GOOSE</text:p>
          </table:table-cell>
          <table:table-cell/>
        </table:table-row>
        <table:table-row table:style-name="ro1">
          <table:table-cell office:value-type="string" calcext:value-type="string">
            <text:p>1188</text:p>
          </table:table-cell>
          <table:table-cell table:formula="of:=HYPERLINK(&quot;https://clics.clld.org/parameters/1188&quot;;&quot;CHARCOAL&quot;)" office:value-type="string" office:string-value="CHARCOAL" calcext:value-type="string">
            <text:p>CHARCOAL</text:p>
          </table:table-cell>
          <table:table-cell/>
        </table:table-row>
        <table:table-row table:style-name="ro1">
          <table:table-cell office:value-type="string" calcext:value-type="string">
            <text:p>1189</text:p>
          </table:table-cell>
          <table:table-cell table:formula="of:=HYPERLINK(&quot;https://clics.clld.org/parameters/1189&quot;;&quot;ULCER&quot;)" office:value-type="string" office:string-value="ULCER" calcext:value-type="string">
            <text:p>ULCER</text:p>
          </table:table-cell>
          <table:table-cell/>
        </table:table-row>
        <table:table-row table:style-name="ro1">
          <table:table-cell office:value-type="string" calcext:value-type="string">
            <text:p>1190</text:p>
          </table:table-cell>
          <table:table-cell table:formula="of:=HYPERLINK(&quot;https://clics.clld.org/parameters/1190&quot;;&quot;HARE&quot;)" office:value-type="string" office:string-value="HARE" calcext:value-type="string">
            <text:p>HARE</text:p>
          </table:table-cell>
          <table:table-cell/>
        </table:table-row>
        <table:table-row table:style-name="ro1">
          <table:table-cell office:value-type="string" calcext:value-type="string">
            <text:p>1191</text:p>
          </table:table-cell>
          <table:table-cell table:formula="of:=HYPERLINK(&quot;https://clics.clld.org/parameters/1191&quot;;&quot;COOKED RICE&quot;)" office:value-type="string" office:string-value="COOKED RICE" calcext:value-type="string">
            <text:p>COOKED RICE</text:p>
          </table:table-cell>
          <table:table-cell/>
        </table:table-row>
        <table:table-row table:style-name="ro1">
          <table:table-cell office:value-type="string" calcext:value-type="string">
            <text:p>1192</text:p>
          </table:table-cell>
          <table:table-cell table:formula="of:=HYPERLINK(&quot;https://clics.clld.org/parameters/1192&quot;;&quot;THREATEN&quot;)" office:value-type="string" office:string-value="THREATEN" calcext:value-type="string">
            <text:p>THREATEN</text:p>
          </table:table-cell>
          <table:table-cell/>
        </table:table-row>
        <table:table-row table:style-name="ro1">
          <table:table-cell office:value-type="string" calcext:value-type="string">
            <text:p>1193</text:p>
          </table:table-cell>
          <table:table-cell table:formula="of:=HYPERLINK(&quot;https://clics.clld.org/parameters/1193&quot;;&quot;STEAM&quot;)" office:value-type="string" office:string-value="STEAM" calcext:value-type="string">
            <text:p>STEAM</text:p>
          </table:table-cell>
          <table:table-cell/>
        </table:table-row>
        <table:table-row table:style-name="ro1">
          <table:table-cell office:value-type="string" calcext:value-type="string">
            <text:p>1194</text:p>
          </table:table-cell>
          <table:table-cell table:formula="of:=HYPERLINK(&quot;https://clics.clld.org/parameters/1194&quot;;&quot;BEAVER&quot;)" office:value-type="string" office:string-value="BEAVER" calcext:value-type="string">
            <text:p>BEAVER</text:p>
          </table:table-cell>
          <table:table-cell/>
        </table:table-row>
        <table:table-row table:style-name="ro1">
          <table:table-cell office:value-type="string" calcext:value-type="string">
            <text:p>1195</text:p>
          </table:table-cell>
          <table:table-cell table:formula="of:=HYPERLINK(&quot;https://clics.clld.org/parameters/1195&quot;;&quot;GIVE BIRTH&quot;)" office:value-type="string" office:string-value="GIVE BIRTH" calcext:value-type="string">
            <text:p>GIVE BIRTH</text:p>
          </table:table-cell>
          <table:table-cell/>
        </table:table-row>
        <table:table-row table:style-name="ro1">
          <table:table-cell office:value-type="string" calcext:value-type="string">
            <text:p>1197</text:p>
          </table:table-cell>
          <table:table-cell table:formula="of:=HYPERLINK(&quot;https://clics.clld.org/parameters/1197&quot;;&quot;BABOON&quot;)" office:value-type="string" office:string-value="BABOON" calcext:value-type="string">
            <text:p>BABOON</text:p>
          </table:table-cell>
          <table:table-cell/>
        </table:table-row>
        <table:table-row table:style-name="ro1">
          <table:table-cell office:value-type="string" calcext:value-type="string">
            <text:p>1198</text:p>
          </table:table-cell>
          <table:table-cell table:formula="of:=HYPERLINK(&quot;https://clics.clld.org/parameters/1198&quot;;&quot;MANY&quot;)" office:value-type="string" office:string-value="MANY" calcext:value-type="string">
            <text:p>MANY</text:p>
          </table:table-cell>
          <table:table-cell/>
        </table:table-row>
        <table:table-row table:style-name="ro1">
          <table:table-cell office:value-type="string" calcext:value-type="string">
            <text:p>1199</text:p>
          </table:table-cell>
          <table:table-cell table:formula="of:=HYPERLINK(&quot;https://clics.clld.org/parameters/1199&quot;;&quot;WIFE&quot;)" office:value-type="string" office:string-value="WIFE" calcext:value-type="string">
            <text:p>WIFE</text:p>
          </table:table-cell>
          <table:table-cell/>
        </table:table-row>
        <table:table-row table:style-name="ro1">
          <table:table-cell office:value-type="string" calcext:value-type="string">
            <text:p>1200</text:p>
          </table:table-cell>
          <table:table-cell table:formula="of:=HYPERLINK(&quot;https://clics.clld.org/parameters/1200&quot;;&quot;HUSBAND&quot;)" office:value-type="string" office:string-value="HUSBAND" calcext:value-type="string">
            <text:p>HUSBAND</text:p>
          </table:table-cell>
          <table:table-cell/>
        </table:table-row>
        <table:table-row table:style-name="ro1">
          <table:table-cell office:value-type="string" calcext:value-type="string">
            <text:p>1201</text:p>
          </table:table-cell>
          <table:table-cell table:formula="of:=HYPERLINK(&quot;https://clics.clld.org/parameters/1201&quot;;&quot;FEATHER&quot;)" office:value-type="string" office:string-value="FEATHER" calcext:value-type="string">
            <text:p>FEATHER</text:p>
          </table:table-cell>
          <table:table-cell/>
        </table:table-row>
        <table:table-row table:style-name="ro1">
          <table:table-cell office:value-type="string" calcext:value-type="string">
            <text:p>1202</text:p>
          </table:table-cell>
          <table:table-cell table:formula="of:=HYPERLINK(&quot;https://clics.clld.org/parameters/1202&quot;;&quot;BIG&quot;)" office:value-type="string" office:string-value="BIG" calcext:value-type="string">
            <text:p>BIG</text:p>
          </table:table-cell>
          <table:table-cell/>
        </table:table-row>
        <table:table-row table:style-name="ro1">
          <table:table-cell office:value-type="string" calcext:value-type="string">
            <text:p>1203</text:p>
          </table:table-cell>
          <table:table-cell table:formula="of:=HYPERLINK(&quot;https://clics.clld.org/parameters/1203&quot;;&quot;LONG&quot;)" office:value-type="string" office:string-value="LONG" calcext:value-type="string">
            <text:p>LONG</text:p>
          </table:table-cell>
          <table:table-cell/>
        </table:table-row>
        <table:table-row table:style-name="ro1">
          <table:table-cell office:value-type="string" calcext:value-type="string">
            <text:p>1204</text:p>
          </table:table-cell>
          <table:table-cell table:formula="of:=HYPERLINK(&quot;https://clics.clld.org/parameters/1204&quot;;&quot;BARK&quot;)" office:value-type="string" office:string-value="BARK" calcext:value-type="string">
            <text:p>BARK</text:p>
          </table:table-cell>
          <table:table-cell/>
        </table:table-row>
        <table:table-row table:style-name="ro1">
          <table:table-cell office:value-type="string" calcext:value-type="string">
            <text:p>1205</text:p>
          </table:table-cell>
          <table:table-cell table:formula="of:=HYPERLINK(&quot;https://clics.clld.org/parameters/1205&quot;;&quot;TONGUE&quot;)" office:value-type="string" office:string-value="TONGUE" calcext:value-type="string">
            <text:p>TONGUE</text:p>
          </table:table-cell>
          <table:table-cell/>
        </table:table-row>
        <table:table-row table:style-name="ro1">
          <table:table-cell office:value-type="string" calcext:value-type="string">
            <text:p>1206</text:p>
          </table:table-cell>
          <table:table-cell table:formula="of:=HYPERLINK(&quot;https://clics.clld.org/parameters/1206&quot;;&quot;BARKING&quot;)" office:value-type="string" office:string-value="BARKING" calcext:value-type="string">
            <text:p>BARKING</text:p>
          </table:table-cell>
          <table:table-cell/>
        </table:table-row>
        <table:table-row table:style-name="ro1">
          <table:table-cell office:value-type="string" calcext:value-type="string">
            <text:p>1207</text:p>
          </table:table-cell>
          <table:table-cell table:formula="of:=HYPERLINK(&quot;https://clics.clld.org/parameters/1207&quot;;&quot;YOUNG&quot;)" office:value-type="string" office:string-value="YOUNG" calcext:value-type="string">
            <text:p>YOUNG</text:p>
          </table:table-cell>
          <table:table-cell/>
        </table:table-row>
        <table:table-row table:style-name="ro1">
          <table:table-cell office:value-type="string" calcext:value-type="string">
            <text:p>1208</text:p>
          </table:table-cell>
          <table:table-cell table:formula="of:=HYPERLINK(&quot;https://clics.clld.org/parameters/1208&quot;;&quot;CAT&quot;)" office:value-type="string" office:string-value="CAT" calcext:value-type="string">
            <text:p>CAT</text:p>
          </table:table-cell>
          <table:table-cell/>
        </table:table-row>
        <table:table-row table:style-name="ro1">
          <table:table-cell office:value-type="string" calcext:value-type="string">
            <text:p>1209</text:p>
          </table:table-cell>
          <table:table-cell table:formula="of:=HYPERLINK(&quot;https://clics.clld.org/parameters/1209&quot;;&quot;I&quot;)" office:value-type="string" office:string-value="I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1210</text:p>
          </table:table-cell>
          <table:table-cell table:formula="of:=HYPERLINK(&quot;https://clics.clld.org/parameters/1210&quot;;&quot;HEAVY&quot;)" office:value-type="string" office:string-value="HEAVY" calcext:value-type="string">
            <text:p>HEAVY</text:p>
          </table:table-cell>
          <table:table-cell/>
        </table:table-row>
        <table:table-row table:style-name="ro1">
          <table:table-cell office:value-type="string" calcext:value-type="string">
            <text:p>1211</text:p>
          </table:table-cell>
          <table:table-cell table:formula="of:=HYPERLINK(&quot;https://clics.clld.org/parameters/1211&quot;;&quot;HE&quot;)" office:value-type="string" office:string-value="HE" calcext:value-type="string">
            <text:p>HE</text:p>
          </table:table-cell>
          <table:table-cell/>
        </table:table-row>
        <table:table-row table:style-name="ro1">
          <table:table-cell office:value-type="string" calcext:value-type="string">
            <text:p>1212</text:p>
          </table:table-cell>
          <table:table-cell table:formula="of:=HYPERLINK(&quot;https://clics.clld.org/parameters/1212&quot;;&quot;WE&quot;)" office:value-type="string" office:string-value="WE" calcext:value-type="string">
            <text:p>WE</text:p>
          </table:table-cell>
          <table:table-cell/>
        </table:table-row>
        <table:table-row table:style-name="ro1">
          <table:table-cell office:value-type="string" calcext:value-type="string">
            <text:p>1213</text:p>
          </table:table-cell>
          <table:table-cell table:formula="of:=HYPERLINK(&quot;https://clics.clld.org/parameters/1213&quot;;&quot;YOU&quot;)" office:value-type="string" office:string-value="YOU" calcext:value-type="string">
            <text:p>YOU</text:p>
          </table:table-cell>
          <table:table-cell/>
        </table:table-row>
        <table:table-row table:style-name="ro1">
          <table:table-cell office:value-type="string" calcext:value-type="string">
            <text:p>1214</text:p>
          </table:table-cell>
          <table:table-cell table:formula="of:=HYPERLINK(&quot;https://clics.clld.org/parameters/1214&quot;;&quot;THIS&quot;)" office:value-type="string" office:string-value="THIS" calcext:value-type="string">
            <text:p>THIS</text:p>
          </table:table-cell>
          <table:table-cell/>
        </table:table-row>
        <table:table-row table:style-name="ro1">
          <table:table-cell office:value-type="string" calcext:value-type="string">
            <text:p>1215</text:p>
          </table:table-cell>
          <table:table-cell table:formula="of:=HYPERLINK(&quot;https://clics.clld.org/parameters/1215&quot;;&quot;THOU&quot;)" office:value-type="string" office:string-value="THOU" calcext:value-type="string">
            <text:p>THOU</text:p>
          </table:table-cell>
          <table:table-cell/>
        </table:table-row>
        <table:table-row table:style-name="ro1">
          <table:table-cell office:value-type="string" calcext:value-type="string">
            <text:p>1216</text:p>
          </table:table-cell>
          <table:table-cell table:formula="of:=HYPERLINK(&quot;https://clics.clld.org/parameters/1216&quot;;&quot;MOTHER&quot;)" office:value-type="string" office:string-value="MOTHER" calcext:value-type="string">
            <text:p>MOTHER</text:p>
          </table:table-cell>
          <table:table-cell/>
        </table:table-row>
        <table:table-row table:style-name="ro1">
          <table:table-cell office:value-type="string" calcext:value-type="string">
            <text:p>1217</text:p>
          </table:table-cell>
          <table:table-cell table:formula="of:=HYPERLINK(&quot;https://clics.clld.org/parameters/1217&quot;;&quot;FATHER&quot;)" office:value-type="string" office:string-value="FATHER" calcext:value-type="string">
            <text:p>FATHER</text:p>
          </table:table-cell>
          <table:table-cell/>
        </table:table-row>
        <table:table-row table:style-name="ro1">
          <table:table-cell office:value-type="string" calcext:value-type="string">
            <text:p>1218</text:p>
          </table:table-cell>
          <table:table-cell table:formula="of:=HYPERLINK(&quot;https://clics.clld.org/parameters/1218&quot;;&quot;ROPE&quot;)" office:value-type="string" office:string-value="ROPE" calcext:value-type="string">
            <text:p>ROPE</text:p>
          </table:table-cell>
          <table:table-cell/>
        </table:table-row>
        <table:table-row table:style-name="ro1">
          <table:table-cell office:value-type="string" calcext:value-type="string">
            <text:p>1219</text:p>
          </table:table-cell>
          <table:table-cell table:formula="of:=HYPERLINK(&quot;https://clics.clld.org/parameters/1219&quot;;&quot;WORM&quot;)" office:value-type="string" office:string-value="WORM" calcext:value-type="string">
            <text:p>WORM</text:p>
          </table:table-cell>
          <table:table-cell/>
        </table:table-row>
        <table:table-row table:style-name="ro1">
          <table:table-cell office:value-type="string" calcext:value-type="string">
            <text:p>1220</text:p>
          </table:table-cell>
          <table:table-cell table:formula="of:=HYPERLINK(&quot;https://clics.clld.org/parameters/1220&quot;;&quot;TAIL&quot;)" office:value-type="string" office:string-value="TAIL" calcext:value-type="string">
            <text:p>TAIL</text:p>
          </table:table-cell>
          <table:table-cell/>
        </table:table-row>
        <table:table-row table:style-name="ro1">
          <table:table-cell office:value-type="string" calcext:value-type="string">
            <text:p>1221</text:p>
          </table:table-cell>
          <table:table-cell table:formula="of:=HYPERLINK(&quot;https://clics.clld.org/parameters/1221&quot;;&quot;NOSE&quot;)" office:value-type="string" office:string-value="NOSE" calcext:value-type="string">
            <text:p>NOSE</text:p>
          </table:table-cell>
          <table:table-cell/>
        </table:table-row>
        <table:table-row table:style-name="ro1">
          <table:table-cell office:value-type="string" calcext:value-type="string">
            <text:p>1222</text:p>
          </table:table-cell>
          <table:table-cell table:formula="of:=HYPERLINK(&quot;https://clics.clld.org/parameters/1222&quot;;&quot;PENIS&quot;)" office:value-type="string" office:string-value="PENIS" calcext:value-type="string">
            <text:p>PENIS</text:p>
          </table:table-cell>
          <table:table-cell/>
        </table:table-row>
        <table:table-row table:style-name="ro1">
          <table:table-cell office:value-type="string" calcext:value-type="string">
            <text:p>1223</text:p>
          </table:table-cell>
          <table:table-cell table:formula="of:=HYPERLINK(&quot;https://clics.clld.org/parameters/1223&quot;;&quot;HEART&quot;)" office:value-type="string" office:string-value="HEART" calcext:value-type="string">
            <text:p>HEART</text:p>
          </table:table-cell>
          <table:table-cell/>
        </table:table-row>
        <table:table-row table:style-name="ro1">
          <table:table-cell office:value-type="string" calcext:value-type="string">
            <text:p>1224</text:p>
          </table:table-cell>
          <table:table-cell table:formula="of:=HYPERLINK(&quot;https://clics.clld.org/parameters/1224&quot;;&quot;LIVER&quot;)" office:value-type="string" office:string-value="LIVER" calcext:value-type="string">
            <text:p>LIVER</text:p>
          </table:table-cell>
          <table:table-cell/>
        </table:table-row>
        <table:table-row table:style-name="ro1">
          <table:table-cell office:value-type="string" calcext:value-type="string">
            <text:p>1225</text:p>
          </table:table-cell>
          <table:table-cell table:formula="of:=HYPERLINK(&quot;https://clics.clld.org/parameters/1225&quot;;&quot;DAY (NOT NIGHT)&quot;)" office:value-type="string" office:string-value="DAY (NOT NIGHT)" calcext:value-type="string">
            <text:p>DAY (NOT NIGHT)</text:p>
          </table:table-cell>
          <table:table-cell/>
        </table:table-row>
        <table:table-row table:style-name="ro1">
          <table:table-cell office:value-type="string" calcext:value-type="string">
            <text:p>1226</text:p>
          </table:table-cell>
          <table:table-cell table:formula="of:=HYPERLINK(&quot;https://clics.clld.org/parameters/1226&quot;;&quot;YEAR&quot;)" office:value-type="string" office:string-value="YEAR" calcext:value-type="string">
            <text:p>YEAR</text:p>
          </table:table-cell>
          <table:table-cell/>
        </table:table-row>
        <table:table-row table:style-name="ro1">
          <table:table-cell office:value-type="string" calcext:value-type="string">
            <text:p>1227</text:p>
          </table:table-cell>
          <table:table-cell table:formula="of:=HYPERLINK(&quot;https://clics.clld.org/parameters/1227&quot;;&quot;BOARD&quot;)" office:value-type="string" office:string-value="BOARD" calcext:value-type="string">
            <text:p>BOARD</text:p>
          </table:table-cell>
          <table:table-cell/>
        </table:table-row>
        <table:table-row table:style-name="ro1">
          <table:table-cell office:value-type="string" calcext:value-type="string">
            <text:p>1228</text:p>
          </table:table-cell>
          <table:table-cell table:formula="of:=HYPERLINK(&quot;https://clics.clld.org/parameters/1228&quot;;&quot;EARTH (SOIL)&quot;)" office:value-type="string" office:string-value="EARTH (SOIL)" calcext:value-type="string">
            <text:p>EARTH (SOIL)</text:p>
          </table:table-cell>
          <table:table-cell/>
        </table:table-row>
        <table:table-row table:style-name="ro1">
          <table:table-cell office:value-type="string" calcext:value-type="string">
            <text:p>1229</text:p>
          </table:table-cell>
          <table:table-cell table:formula="of:=HYPERLINK(&quot;https://clics.clld.org/parameters/1229&quot;;&quot;OLD&quot;)" office:value-type="string" office:string-value="OLD" calcext:value-type="string">
            <text:p>OLD</text:p>
          </table:table-cell>
          <table:table-cell/>
        </table:table-row>
        <table:table-row table:style-name="ro1">
          <table:table-cell office:value-type="string" calcext:value-type="string">
            <text:p>1230</text:p>
          </table:table-cell>
          <table:table-cell table:formula="of:=HYPERLINK(&quot;https://clics.clld.org/parameters/1230&quot;;&quot;DIRTY&quot;)" office:value-type="string" office:string-value="DIRTY" calcext:value-type="string">
            <text:p>DIRTY</text:p>
          </table:table-cell>
          <table:table-cell/>
        </table:table-row>
        <table:table-row table:style-name="ro1">
          <table:table-cell office:value-type="string" calcext:value-type="string">
            <text:p>1231</text:p>
          </table:table-cell>
          <table:table-cell table:formula="of:=HYPERLINK(&quot;https://clics.clld.org/parameters/1231&quot;;&quot;NEW&quot;)" office:value-type="string" office:string-value="NEW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1232</text:p>
          </table:table-cell>
          <table:table-cell table:formula="of:=HYPERLINK(&quot;https://clics.clld.org/parameters/1232&quot;;&quot;WARM&quot;)" office:value-type="string" office:string-value="WARM" calcext:value-type="string">
            <text:p>WARM</text:p>
          </table:table-cell>
          <table:table-cell/>
        </table:table-row>
        <table:table-row table:style-name="ro1">
          <table:table-cell office:value-type="string" calcext:value-type="string">
            <text:p>1233</text:p>
          </table:table-cell>
          <table:table-cell table:formula="of:=HYPERLINK(&quot;https://clics.clld.org/parameters/1233&quot;;&quot;NIGHT&quot;)" office:value-type="string" office:string-value="NIGHT" calcext:value-type="string">
            <text:p>NIGHT</text:p>
          </table:table-cell>
          <table:table-cell/>
        </table:table-row>
        <table:table-row table:style-name="ro1">
          <table:table-cell office:value-type="string" calcext:value-type="string">
            <text:p>1234</text:p>
          </table:table-cell>
          <table:table-cell table:formula="of:=HYPERLINK(&quot;https://clics.clld.org/parameters/1234&quot;;&quot;SMOOTH&quot;)" office:value-type="string" office:string-value="SMOOTH" calcext:value-type="string">
            <text:p>SMOOTH</text:p>
          </table:table-cell>
          <table:table-cell/>
        </table:table-row>
        <table:table-row table:style-name="ro1">
          <table:table-cell office:value-type="string" calcext:value-type="string">
            <text:p>1235</text:p>
          </table:table-cell>
          <table:table-cell table:formula="of:=HYPERLINK(&quot;https://clics.clld.org/parameters/1235&quot;;&quot;WHO&quot;)" office:value-type="string" office:string-value="WHO" calcext:value-type="string">
            <text:p>WHO</text:p>
          </table:table-cell>
          <table:table-cell/>
        </table:table-row>
        <table:table-row table:style-name="ro1">
          <table:table-cell office:value-type="string" calcext:value-type="string">
            <text:p>1236</text:p>
          </table:table-cell>
          <table:table-cell table:formula="of:=HYPERLINK(&quot;https://clics.clld.org/parameters/1236&quot;;&quot;WHAT&quot;)" office:value-type="string" office:string-value="WHAT" calcext:value-type="string">
            <text:p>WHAT</text:p>
          </table:table-cell>
          <table:table-cell/>
        </table:table-row>
        <table:table-row table:style-name="ro1">
          <table:table-cell office:value-type="string" calcext:value-type="string">
            <text:p>1237</text:p>
          </table:table-cell>
          <table:table-cell table:formula="of:=HYPERLINK(&quot;https://clics.clld.org/parameters/1237&quot;;&quot;WHERE&quot;)" office:value-type="string" office:string-value="WHERE" calcext:value-type="string">
            <text:p>WHERE</text:p>
          </table:table-cell>
          <table:table-cell/>
        </table:table-row>
        <table:table-row table:style-name="ro1">
          <table:table-cell office:value-type="string" calcext:value-type="string">
            <text:p>1238</text:p>
          </table:table-cell>
          <table:table-cell table:formula="of:=HYPERLINK(&quot;https://clics.clld.org/parameters/1238&quot;;&quot;WHEN&quot;)" office:value-type="string" office:string-value="WHEN" calcext:value-type="string">
            <text:p>WHEN</text:p>
          </table:table-cell>
          <table:table-cell/>
        </table:table-row>
        <table:table-row table:style-name="ro1">
          <table:table-cell office:value-type="string" calcext:value-type="string">
            <text:p>1239</text:p>
          </table:table-cell>
          <table:table-cell table:formula="of:=HYPERLINK(&quot;https://clics.clld.org/parameters/1239&quot;;&quot;HOW&quot;)" office:value-type="string" office:string-value="HOW" calcext:value-type="string">
            <text:p>HOW</text:p>
          </table:table-cell>
          <table:table-cell/>
        </table:table-row>
        <table:table-row table:style-name="ro1">
          <table:table-cell office:value-type="string" calcext:value-type="string">
            <text:p>1240</text:p>
          </table:table-cell>
          <table:table-cell table:formula="of:=HYPERLINK(&quot;https://clics.clld.org/parameters/1240&quot;;&quot;NOT&quot;)" office:value-type="string" office:string-value="NOT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1241</text:p>
          </table:table-cell>
          <table:table-cell table:formula="of:=HYPERLINK(&quot;https://clics.clld.org/parameters/1241&quot;;&quot;SOME&quot;)" office:value-type="string" office:string-value="SOME" calcext:value-type="string">
            <text:p>SOME</text:p>
          </table:table-cell>
          <table:table-cell/>
        </table:table-row>
        <table:table-row table:style-name="ro1">
          <table:table-cell office:value-type="string" calcext:value-type="string">
            <text:p>1242</text:p>
          </table:table-cell>
          <table:table-cell table:formula="of:=HYPERLINK(&quot;https://clics.clld.org/parameters/1242&quot;;&quot;FEW&quot;)" office:value-type="string" office:string-value="FEW" calcext:value-type="string">
            <text:p>FEW</text:p>
          </table:table-cell>
          <table:table-cell/>
        </table:table-row>
        <table:table-row table:style-name="ro1">
          <table:table-cell office:value-type="string" calcext:value-type="string">
            <text:p>1243</text:p>
          </table:table-cell>
          <table:table-cell table:formula="of:=HYPERLINK(&quot;https://clics.clld.org/parameters/1243&quot;;&quot;WIDE&quot;)" office:value-type="string" office:string-value="WIDE" calcext:value-type="string">
            <text:p>WIDE</text:p>
          </table:table-cell>
          <table:table-cell/>
        </table:table-row>
        <table:table-row table:style-name="ro1">
          <table:table-cell office:value-type="string" calcext:value-type="string">
            <text:p>1244</text:p>
          </table:table-cell>
          <table:table-cell table:formula="of:=HYPERLINK(&quot;https://clics.clld.org/parameters/1244&quot;;&quot;THICK&quot;)" office:value-type="string" office:string-value="THICK" calcext:value-type="string">
            <text:p>THICK</text:p>
          </table:table-cell>
          <table:table-cell/>
        </table:table-row>
        <table:table-row table:style-name="ro1">
          <table:table-cell office:value-type="string" calcext:value-type="string">
            <text:p>1245</text:p>
          </table:table-cell>
          <table:table-cell table:formula="of:=HYPERLINK(&quot;https://clics.clld.org/parameters/1245&quot;;&quot;BUTTER&quot;)" office:value-type="string" office:string-value="BUTTER" calcext:value-type="string">
            <text:p>BUTTER</text:p>
          </table:table-cell>
          <table:table-cell/>
        </table:table-row>
        <table:table-row table:style-name="ro1">
          <table:table-cell office:value-type="string" calcext:value-type="string">
            <text:p>1246</text:p>
          </table:table-cell>
          <table:table-cell table:formula="of:=HYPERLINK(&quot;https://clics.clld.org/parameters/1246&quot;;&quot;SMALL&quot;)" office:value-type="string" office:string-value="SMALL" calcext:value-type="string">
            <text:p>SMALL</text:p>
          </table:table-cell>
          <table:table-cell/>
        </table:table-row>
        <table:table-row table:style-name="ro1">
          <table:table-cell office:value-type="string" calcext:value-type="string">
            <text:p>1247</text:p>
          </table:table-cell>
          <table:table-cell table:formula="of:=HYPERLINK(&quot;https://clics.clld.org/parameters/1247&quot;;&quot;EAR&quot;)" office:value-type="string" office:string-value="EAR" calcext:value-type="string">
            <text:p>EAR</text:p>
          </table:table-cell>
          <table:table-cell/>
        </table:table-row>
        <table:table-row table:style-name="ro1">
          <table:table-cell office:value-type="string" calcext:value-type="string">
            <text:p>1248</text:p>
          </table:table-cell>
          <table:table-cell table:formula="of:=HYPERLINK(&quot;https://clics.clld.org/parameters/1248&quot;;&quot;EYE&quot;)" office:value-type="string" office:string-value="EYE" calcext:value-type="string">
            <text:p>EYE</text:p>
          </table:table-cell>
          <table:table-cell/>
        </table:table-row>
        <table:table-row table:style-name="ro1">
          <table:table-cell office:value-type="string" calcext:value-type="string">
            <text:p>1249</text:p>
          </table:table-cell>
          <table:table-cell table:formula="of:=HYPERLINK(&quot;https://clics.clld.org/parameters/1249&quot;;&quot;SPIKE&quot;)" office:value-type="string" office:string-value="SPIKE" calcext:value-type="string">
            <text:p>SPIKE</text:p>
          </table:table-cell>
          <table:table-cell/>
        </table:table-row>
        <table:table-row table:style-name="ro1">
          <table:table-cell office:value-type="string" calcext:value-type="string">
            <text:p>1250</text:p>
          </table:table-cell>
          <table:table-cell table:formula="of:=HYPERLINK(&quot;https://clics.clld.org/parameters/1250&quot;;&quot;JAGUAR&quot;)" office:value-type="string" office:string-value="JAGUAR" calcext:value-type="string">
            <text:p>JAGUAR</text:p>
          </table:table-cell>
          <table:table-cell/>
        </table:table-row>
        <table:table-row table:style-name="ro1">
          <table:table-cell office:value-type="string" calcext:value-type="string">
            <text:p>1251</text:p>
          </table:table-cell>
          <table:table-cell table:formula="of:=HYPERLINK(&quot;https://clics.clld.org/parameters/1251&quot;;&quot;BELLY&quot;)" office:value-type="string" office:string-value="BELLY" calcext:value-type="string">
            <text:p>BELLY</text:p>
          </table:table-cell>
          <table:table-cell/>
        </table:table-row>
        <table:table-row table:style-name="ro1">
          <table:table-cell office:value-type="string" calcext:value-type="string">
            <text:p>1252</text:p>
          </table:table-cell>
          <table:table-cell table:formula="of:=HYPERLINK(&quot;https://clics.clld.org/parameters/1252&quot;;&quot;HOUSE&quot;)" office:value-type="string" office:string-value="HOUSE" calcext:value-type="string">
            <text:p>HOUSE</text:p>
          </table:table-cell>
          <table:table-cell/>
        </table:table-row>
        <table:table-row table:style-name="ro1">
          <table:table-cell office:value-type="string" calcext:value-type="string">
            <text:p>1253</text:p>
          </table:table-cell>
          <table:table-cell table:formula="of:=HYPERLINK(&quot;https://clics.clld.org/parameters/1253&quot;;&quot;RAIN (RAINING)&quot;)" office:value-type="string" office:string-value="RAIN (RAINING)" calcext:value-type="string">
            <text:p>RAIN (RAINING)</text:p>
          </table:table-cell>
          <table:table-cell/>
        </table:table-row>
        <table:table-row table:style-name="ro1">
          <table:table-cell office:value-type="string" calcext:value-type="string">
            <text:p>1254</text:p>
          </table:table-cell>
          <table:table-cell table:formula="of:=HYPERLINK(&quot;https://clics.clld.org/parameters/1254&quot;;&quot;HANDLE&quot;)" office:value-type="string" office:string-value="HANDLE" calcext:value-type="string">
            <text:p>HANDLE</text:p>
          </table:table-cell>
          <table:table-cell/>
        </table:table-row>
        <table:table-row table:style-name="ro1">
          <table:table-cell office:value-type="string" calcext:value-type="string">
            <text:p>1256</text:p>
          </table:table-cell>
          <table:table-cell table:formula="of:=HYPERLINK(&quot;https://clics.clld.org/parameters/1256&quot;;&quot;HEAD&quot;)" office:value-type="string" office:string-value="HEAD" calcext:value-type="string">
            <text:p>HEAD</text:p>
          </table:table-cell>
          <table:table-cell/>
        </table:table-row>
        <table:table-row table:style-name="ro1">
          <table:table-cell office:value-type="string" calcext:value-type="string">
            <text:p>1257</text:p>
          </table:table-cell>
          <table:table-cell table:formula="of:=HYPERLINK(&quot;https://clics.clld.org/parameters/1257&quot;;&quot;WING&quot;)" office:value-type="string" office:string-value="WING" calcext:value-type="string">
            <text:p>WING</text:p>
          </table:table-cell>
          <table:table-cell/>
        </table:table-row>
        <table:table-row table:style-name="ro1">
          <table:table-cell office:value-type="string" calcext:value-type="string">
            <text:p>1258</text:p>
          </table:table-cell>
          <table:table-cell table:formula="of:=HYPERLINK(&quot;https://clics.clld.org/parameters/1258&quot;;&quot;FINGERNAIL&quot;)" office:value-type="string" office:string-value="FINGERNAIL" calcext:value-type="string">
            <text:p>FINGERNAIL</text:p>
          </table:table-cell>
          <table:table-cell/>
        </table:table-row>
        <table:table-row table:style-name="ro1">
          <table:table-cell office:value-type="string" calcext:value-type="string">
            <text:p>1259</text:p>
          </table:table-cell>
          <table:table-cell table:formula="of:=HYPERLINK(&quot;https://clics.clld.org/parameters/1259&quot;;&quot;WEDDING&quot;)" office:value-type="string" office:string-value="WEDDING" calcext:value-type="string">
            <text:p>WEDDING</text:p>
          </table:table-cell>
          <table:table-cell/>
        </table:table-row>
        <table:table-row table:style-name="ro1">
          <table:table-cell office:value-type="string" calcext:value-type="string">
            <text:p>1260</text:p>
          </table:table-cell>
          <table:table-cell table:formula="of:=HYPERLINK(&quot;https://clics.clld.org/parameters/1260&quot;;&quot;DAY (24 HOURS)&quot;)" office:value-type="string" office:string-value="DAY (24 HOURS)" calcext:value-type="string">
            <text:p>DAY (24 HOURS)</text:p>
          </table:table-cell>
          <table:table-cell/>
        </table:table-row>
        <table:table-row table:style-name="ro1">
          <table:table-cell office:value-type="string" calcext:value-type="string">
            <text:p>1261</text:p>
          </table:table-cell>
          <table:table-cell table:formula="of:=HYPERLINK(&quot;https://clics.clld.org/parameters/1261&quot;;&quot;SING&quot;)" office:value-type="string" office:string-value="SING" calcext:value-type="string">
            <text:p>SING</text:p>
          </table:table-cell>
          <table:table-cell/>
        </table:table-row>
        <table:table-row table:style-name="ro1">
          <table:table-cell office:value-type="string" calcext:value-type="string">
            <text:p>1262</text:p>
          </table:table-cell>
          <table:table-cell table:formula="of:=HYPERLINK(&quot;https://clics.clld.org/parameters/1262&quot;;&quot;BROTHER&quot;)" office:value-type="string" office:string-value="BROTHER" calcext:value-type="string">
            <text:p>BROTHER</text:p>
          </table:table-cell>
          <table:table-cell/>
        </table:table-row>
        <table:table-row table:style-name="ro1">
          <table:table-cell office:value-type="string" calcext:value-type="string">
            <text:p>1263</text:p>
          </table:table-cell>
          <table:table-cell table:formula="of:=HYPERLINK(&quot;https://clics.clld.org/parameters/1263&quot;;&quot;SISTER&quot;)" office:value-type="string" office:string-value="SISTER" calcext:value-type="string">
            <text:p>SISTER</text:p>
          </table:table-cell>
          <table:table-cell/>
        </table:table-row>
        <table:table-row table:style-name="ro1">
          <table:table-cell office:value-type="string" calcext:value-type="string">
            <text:p>1264</text:p>
          </table:table-cell>
          <table:table-cell table:formula="of:=HYPERLINK(&quot;https://clics.clld.org/parameters/1264&quot;;&quot;CHANGE&quot;)" office:value-type="string" office:string-value="CHANGE" calcext:value-type="string">
            <text:p>CHANGE</text:p>
          </table:table-cell>
          <table:table-cell/>
        </table:table-row>
        <table:table-row table:style-name="ro1">
          <table:table-cell office:value-type="string" calcext:value-type="string">
            <text:p>1265</text:p>
          </table:table-cell>
          <table:table-cell table:formula="of:=HYPERLINK(&quot;https://clics.clld.org/parameters/1265&quot;;&quot;HIGH&quot;)" office:value-type="string" office:string-value="HIGH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1266</text:p>
          </table:table-cell>
          <table:table-cell table:formula="of:=HYPERLINK(&quot;https://clics.clld.org/parameters/1266&quot;;&quot;BRIDE&quot;)" office:value-type="string" office:string-value="BRIDE" calcext:value-type="string">
            <text:p>BRIDE</text:p>
          </table:table-cell>
          <table:table-cell/>
        </table:table-row>
        <table:table-row table:style-name="ro1">
          <table:table-cell office:value-type="string" calcext:value-type="string">
            <text:p>1267</text:p>
          </table:table-cell>
          <table:table-cell table:formula="of:=HYPERLINK(&quot;https://clics.clld.org/parameters/1267&quot;;&quot;NARROW&quot;)" office:value-type="string" office:string-value="NARROW" calcext:value-type="string">
            <text:p>NARROW</text:p>
          </table:table-cell>
          <table:table-cell/>
        </table:table-row>
        <table:table-row table:style-name="ro1">
          <table:table-cell office:value-type="string" calcext:value-type="string">
            <text:p>1268</text:p>
          </table:table-cell>
          <table:table-cell table:formula="of:=HYPERLINK(&quot;https://clics.clld.org/parameters/1268&quot;;&quot;YES&quot;)" office:value-type="string" office:string-value="YES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269</text:p>
          </table:table-cell>
          <table:table-cell table:formula="of:=HYPERLINK(&quot;https://clics.clld.org/parameters/1269&quot;;&quot;NO&quot;)" office:value-type="string" office:string-value="NO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1270</text:p>
          </table:table-cell>
          <table:table-cell table:formula="of:=HYPERLINK(&quot;https://clics.clld.org/parameters/1270&quot;;&quot;WHY&quot;)" office:value-type="string" office:string-value="WHY" calcext:value-type="string">
            <text:p>WHY</text:p>
          </table:table-cell>
          <table:table-cell/>
        </table:table-row>
        <table:table-row table:style-name="ro1">
          <table:table-cell office:value-type="string" calcext:value-type="string">
            <text:p>1271</text:p>
          </table:table-cell>
          <table:table-cell table:formula="of:=HYPERLINK(&quot;https://clics.clld.org/parameters/1271&quot;;&quot;DELIGHT&quot;)" office:value-type="string" office:string-value="DELIGHT" calcext:value-type="string">
            <text:p>DELIGHT</text:p>
          </table:table-cell>
          <table:table-cell/>
        </table:table-row>
        <table:table-row table:style-name="ro1">
          <table:table-cell office:value-type="string" calcext:value-type="string">
            <text:p>1272</text:p>
          </table:table-cell>
          <table:table-cell table:formula="of:=HYPERLINK(&quot;https://clics.clld.org/parameters/1272&quot;;&quot;AUNT&quot;)" office:value-type="string" office:string-value="AUNT" calcext:value-type="string">
            <text:p>AUNT</text:p>
          </table:table-cell>
          <table:table-cell/>
        </table:table-row>
        <table:table-row table:style-name="ro1">
          <table:table-cell office:value-type="string" calcext:value-type="string">
            <text:p>1273</text:p>
          </table:table-cell>
          <table:table-cell table:formula="of:=HYPERLINK(&quot;https://clics.clld.org/parameters/1273&quot;;&quot;CANDLE&quot;)" office:value-type="string" office:string-value="CANDLE" calcext:value-type="string">
            <text:p>CANDLE</text:p>
          </table:table-cell>
          <table:table-cell/>
        </table:table-row>
        <table:table-row table:style-name="ro1">
          <table:table-cell office:value-type="string" calcext:value-type="string">
            <text:p>1274</text:p>
          </table:table-cell>
          <table:table-cell table:formula="of:=HYPERLINK(&quot;https://clics.clld.org/parameters/1274&quot;;&quot;SALT&quot;)" office:value-type="string" office:string-value="SALT" calcext:value-type="string">
            <text:p>SALT</text:p>
          </table:table-cell>
          <table:table-cell/>
        </table:table-row>
        <table:table-row table:style-name="ro1">
          <table:table-cell office:value-type="string" calcext:value-type="string">
            <text:p>1275</text:p>
          </table:table-cell>
          <table:table-cell table:formula="of:=HYPERLINK(&quot;https://clics.clld.org/parameters/1275&quot;;&quot;ANSWER&quot;)" office:value-type="string" office:string-value="ANSWER" calcext:value-type="string">
            <text:p>ANSWER</text:p>
          </table:table-cell>
          <table:table-cell/>
        </table:table-row>
        <table:table-row table:style-name="ro1">
          <table:table-cell office:value-type="string" calcext:value-type="string">
            <text:p>1276</text:p>
          </table:table-cell>
          <table:table-cell table:formula="of:=HYPERLINK(&quot;https://clics.clld.org/parameters/1276&quot;;&quot;AUTUMN&quot;)" office:value-type="string" office:string-value="AUTUMN" calcext:value-type="string">
            <text:p>AUTUMN</text:p>
          </table:table-cell>
          <table:table-cell/>
        </table:table-row>
        <table:table-row table:style-name="ro1">
          <table:table-cell office:value-type="string" calcext:value-type="string">
            <text:p>1277</text:p>
          </table:table-cell>
          <table:table-cell table:formula="of:=HYPERLINK(&quot;https://clics.clld.org/parameters/1277&quot;;&quot;HAND&quot;)" office:value-type="string" office:string-value="HAND" calcext:value-type="string">
            <text:p>HAND</text:p>
          </table:table-cell>
          <table:table-cell/>
        </table:table-row>
        <table:table-row table:style-name="ro1">
          <table:table-cell office:value-type="string" calcext:value-type="string">
            <text:p>1278</text:p>
          </table:table-cell>
          <table:table-cell table:formula="of:=HYPERLINK(&quot;https://clics.clld.org/parameters/1278&quot;;&quot;VOMIT&quot;)" office:value-type="string" office:string-value="VOMIT" calcext:value-type="string">
            <text:p>VOMIT</text:p>
          </table:table-cell>
          <table:table-cell/>
        </table:table-row>
        <table:table-row table:style-name="ro1">
          <table:table-cell office:value-type="string" calcext:value-type="string">
            <text:p>1279</text:p>
          </table:table-cell>
          <table:table-cell table:formula="of:=HYPERLINK(&quot;https://clics.clld.org/parameters/1279&quot;;&quot;FAT (OBESE)&quot;)" office:value-type="string" office:string-value="FAT (OBESE)" calcext:value-type="string">
            <text:p>FAT (OBESE)</text:p>
          </table:table-cell>
          <table:table-cell/>
        </table:table-row>
        <table:table-row table:style-name="ro1">
          <table:table-cell office:value-type="string" calcext:value-type="string">
            <text:p>1280</text:p>
          </table:table-cell>
          <table:table-cell table:formula="of:=HYPERLINK(&quot;https://clics.clld.org/parameters/1280&quot;;&quot;FALL&quot;)" office:value-type="string" office:string-value="FALL" calcext:value-type="string">
            <text:p>FALL</text:p>
          </table:table-cell>
          <table:table-cell/>
        </table:table-row>
        <table:table-row table:style-name="ro1">
          <table:table-cell office:value-type="string" calcext:value-type="string">
            <text:p>1281</text:p>
          </table:table-cell>
          <table:table-cell table:formula="of:=HYPERLINK(&quot;https://clics.clld.org/parameters/1281&quot;;&quot;PRISON&quot;)" office:value-type="string" office:string-value="PRISON" calcext:value-type="string">
            <text:p>PRISON</text:p>
          </table:table-cell>
          <table:table-cell/>
        </table:table-row>
        <table:table-row table:style-name="ro1">
          <table:table-cell office:value-type="string" calcext:value-type="string">
            <text:p>1282</text:p>
          </table:table-cell>
          <table:table-cell table:formula="of:=HYPERLINK(&quot;https://clics.clld.org/parameters/1282&quot;;&quot;FAT (FROM ANIMALS)&quot;)" office:value-type="string" office:string-value="FAT (FROM ANIMALS)" calcext:value-type="string">
            <text:p>FAT (FROM ANIMALS)</text:p>
          </table:table-cell>
          <table:table-cell/>
        </table:table-row>
        <table:table-row table:style-name="ro1">
          <table:table-cell office:value-type="string" calcext:value-type="string">
            <text:p>1283</text:p>
          </table:table-cell>
          <table:table-cell table:formula="of:=HYPERLINK(&quot;https://clics.clld.org/parameters/1283&quot;;&quot;TODAY&quot;)" office:value-type="string" office:string-value="TODAY" calcext:value-type="string">
            <text:p>TODAY</text:p>
          </table:table-cell>
          <table:table-cell/>
        </table:table-row>
        <table:table-row table:style-name="ro1">
          <table:table-cell office:value-type="string" calcext:value-type="string">
            <text:p>1284</text:p>
          </table:table-cell>
          <table:table-cell table:formula="of:=HYPERLINK(&quot;https://clics.clld.org/parameters/1284&quot;;&quot;BANK&quot;)" office:value-type="string" office:string-value="BANK" calcext:value-type="string">
            <text:p>BANK</text:p>
          </table:table-cell>
          <table:table-cell/>
        </table:table-row>
        <table:table-row table:style-name="ro1">
          <table:table-cell office:value-type="string" calcext:value-type="string">
            <text:p>1286</text:p>
          </table:table-cell>
          <table:table-cell table:formula="of:=HYPERLINK(&quot;https://clics.clld.org/parameters/1286&quot;;&quot;HOT&quot;)" office:value-type="string" office:string-value="HOT" calcext:value-type="string">
            <text:p>HOT</text:p>
          </table:table-cell>
          <table:table-cell/>
        </table:table-row>
        <table:table-row table:style-name="ro1">
          <table:table-cell office:value-type="string" calcext:value-type="string">
            <text:p>1287</text:p>
          </table:table-cell>
          <table:table-cell table:formula="of:=HYPERLINK(&quot;https://clics.clld.org/parameters/1287&quot;;&quot;COLD&quot;)" office:value-type="string" office:string-value="COLD" calcext:value-type="string">
            <text:p>COLD</text:p>
          </table:table-cell>
          <table:table-cell/>
        </table:table-row>
        <table:table-row table:style-name="ro1">
          <table:table-cell office:value-type="string" calcext:value-type="string">
            <text:p>1288</text:p>
          </table:table-cell>
          <table:table-cell table:formula="of:=HYPERLINK(&quot;https://clics.clld.org/parameters/1288&quot;;&quot;CAP&quot;)" office:value-type="string" office:string-value="CAP" calcext:value-type="string">
            <text:p>CAP</text:p>
          </table:table-cell>
          <table:table-cell/>
        </table:table-row>
        <table:table-row table:style-name="ro1">
          <table:table-cell office:value-type="string" calcext:value-type="string">
            <text:p>1289</text:p>
          </table:table-cell>
          <table:table-cell table:formula="of:=HYPERLINK(&quot;https://clics.clld.org/parameters/1289&quot;;&quot;BABY&quot;)" office:value-type="string" office:string-value="BABY" calcext:value-type="string">
            <text:p>BABY</text:p>
          </table:table-cell>
          <table:table-cell/>
        </table:table-row>
        <table:table-row table:style-name="ro1">
          <table:table-cell office:value-type="string" calcext:value-type="string">
            <text:p>1290</text:p>
          </table:table-cell>
          <table:table-cell table:formula="of:=HYPERLINK(&quot;https://clics.clld.org/parameters/1290&quot;;&quot;ELEPHANT&quot;)" office:value-type="string" office:string-value="ELEPHANT" calcext:value-type="string">
            <text:p>ELEPHANT</text:p>
          </table:table-cell>
          <table:table-cell/>
        </table:table-row>
        <table:table-row table:style-name="ro1">
          <table:table-cell office:value-type="string" calcext:value-type="string">
            <text:p>1291</text:p>
          </table:table-cell>
          <table:table-cell table:formula="of:=HYPERLINK(&quot;https://clics.clld.org/parameters/1291&quot;;&quot;BACK&quot;)" office:value-type="string" office:string-value="BACK" calcext:value-type="string">
            <text:p>BACK</text:p>
          </table:table-cell>
          <table:table-cell/>
        </table:table-row>
        <table:table-row table:style-name="ro1">
          <table:table-cell office:value-type="string" calcext:value-type="string">
            <text:p>1292</text:p>
          </table:table-cell>
          <table:table-cell table:formula="of:=HYPERLINK(&quot;https://clics.clld.org/parameters/1292&quot;;&quot;BAD&quot;)" office:value-type="string" office:string-value="BAD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1293</text:p>
          </table:table-cell>
          <table:table-cell table:formula="of:=HYPERLINK(&quot;https://clics.clld.org/parameters/1293&quot;;&quot;MISTAKE&quot;)" office:value-type="string" office:string-value="MISTAKE" calcext:value-type="string">
            <text:p>MISTAKE</text:p>
          </table:table-cell>
          <table:table-cell/>
        </table:table-row>
        <table:table-row table:style-name="ro1">
          <table:table-cell office:value-type="string" calcext:value-type="string">
            <text:p>1294</text:p>
          </table:table-cell>
          <table:table-cell table:formula="of:=HYPERLINK(&quot;https://clics.clld.org/parameters/1294&quot;;&quot;ZERO&quot;)" office:value-type="string" office:string-value="ZERO" calcext:value-type="string">
            <text:p>ZERO</text:p>
          </table:table-cell>
          <table:table-cell/>
        </table:table-row>
        <table:table-row table:style-name="ro1">
          <table:table-cell office:value-type="string" calcext:value-type="string">
            <text:p>1295</text:p>
          </table:table-cell>
          <table:table-cell table:formula="of:=HYPERLINK(&quot;https://clics.clld.org/parameters/1295&quot;;&quot;STICK&quot;)" office:value-type="string" office:string-value="STICK" calcext:value-type="string">
            <text:p>STICK</text:p>
          </table:table-cell>
          <table:table-cell/>
        </table:table-row>
        <table:table-row table:style-name="ro1">
          <table:table-cell office:value-type="string" calcext:value-type="string">
            <text:p>1296</text:p>
          </table:table-cell>
          <table:table-cell table:formula="of:=HYPERLINK(&quot;https://clics.clld.org/parameters/1296&quot;;&quot;WALKING STICK&quot;)" office:value-type="string" office:string-value="WALKING STICK" calcext:value-type="string">
            <text:p>WALKING STICK</text:p>
          </table:table-cell>
          <table:table-cell/>
        </table:table-row>
        <table:table-row table:style-name="ro1">
          <table:table-cell office:value-type="string" calcext:value-type="string">
            <text:p>1297</text:p>
          </table:table-cell>
          <table:table-cell table:formula="of:=HYPERLINK(&quot;https://clics.clld.org/parameters/1297&quot;;&quot;LEG&quot;)" office:value-type="string" office:string-value="LEG" calcext:value-type="string">
            <text:p>LEG</text:p>
          </table:table-cell>
          <table:table-cell/>
        </table:table-row>
        <table:table-row table:style-name="ro1">
          <table:table-cell office:value-type="string" calcext:value-type="string">
            <text:p>1298</text:p>
          </table:table-cell>
          <table:table-cell table:formula="of:=HYPERLINK(&quot;https://clics.clld.org/parameters/1298&quot;;&quot;NEWSPAPER&quot;)" office:value-type="string" office:string-value="NEWSPAPER" calcext:value-type="string">
            <text:p>NEWSPAPER</text:p>
          </table:table-cell>
          <table:table-cell/>
        </table:table-row>
        <table:table-row table:style-name="ro1">
          <table:table-cell office:value-type="string" calcext:value-type="string">
            <text:p>1299</text:p>
          </table:table-cell>
          <table:table-cell table:formula="of:=HYPERLINK(&quot;https://clics.clld.org/parameters/1299&quot;;&quot;COFFEE&quot;)" office:value-type="string" office:string-value="COFFEE" calcext:value-type="string">
            <text:p>COFFEE</text:p>
          </table:table-cell>
          <table:table-cell/>
        </table:table-row>
        <table:table-row table:style-name="ro1">
          <table:table-cell office:value-type="string" calcext:value-type="string">
            <text:p>1300</text:p>
          </table:table-cell>
          <table:table-cell table:formula="of:=HYPERLINK(&quot;https://clics.clld.org/parameters/1300&quot;;&quot;COUNTRY&quot;)" office:value-type="string" office:string-value="COUNTRY" calcext:value-type="string">
            <text:p>COUNTRY</text:p>
          </table:table-cell>
          <table:table-cell/>
        </table:table-row>
        <table:table-row table:style-name="ro1">
          <table:table-cell office:value-type="string" calcext:value-type="string">
            <text:p>1301</text:p>
          </table:table-cell>
          <table:table-cell table:formula="of:=HYPERLINK(&quot;https://clics.clld.org/parameters/1301&quot;;&quot;FOOT&quot;)" office:value-type="string" office:string-value="FOOT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1302</text:p>
          </table:table-cell>
          <table:table-cell table:formula="of:=HYPERLINK(&quot;https://clics.clld.org/parameters/1302&quot;;&quot;FORK&quot;)" office:value-type="string" office:string-value="FORK" calcext:value-type="string">
            <text:p>FORK</text:p>
          </table:table-cell>
          <table:table-cell/>
        </table:table-row>
        <table:table-row table:style-name="ro1">
          <table:table-cell office:value-type="string" calcext:value-type="string">
            <text:p>1303</text:p>
          </table:table-cell>
          <table:table-cell table:formula="of:=HYPERLINK(&quot;https://clics.clld.org/parameters/1303&quot;;&quot;FINGER&quot;)" office:value-type="string" office:string-value="FINGER" calcext:value-type="string">
            <text:p>FINGER</text:p>
          </table:table-cell>
          <table:table-cell/>
        </table:table-row>
        <table:table-row table:style-name="ro1">
          <table:table-cell office:value-type="string" calcext:value-type="string">
            <text:p>1304</text:p>
          </table:table-cell>
          <table:table-cell table:formula="of:=HYPERLINK(&quot;https://clics.clld.org/parameters/1304&quot;;&quot;CHILD (YOUNG HUMAN)&quot;)" office:value-type="string" office:string-value="CHILD (YOUNG HUMAN)" calcext:value-type="string">
            <text:p>CHILD (YOUNG HUMAN)</text:p>
          </table:table-cell>
          <table:table-cell/>
        </table:table-row>
        <table:table-row table:style-name="ro1">
          <table:table-cell office:value-type="string" calcext:value-type="string">
            <text:p>1305</text:p>
          </table:table-cell>
          <table:table-cell table:formula="of:=HYPERLINK(&quot;https://clics.clld.org/parameters/1305&quot;;&quot;CHIMNEY&quot;)" office:value-type="string" office:string-value="CHIMNEY" calcext:value-type="string">
            <text:p>CHIMNEY</text:p>
          </table:table-cell>
          <table:table-cell/>
        </table:table-row>
        <table:table-row table:style-name="ro1">
          <table:table-cell office:value-type="string" calcext:value-type="string">
            <text:p>1306</text:p>
          </table:table-cell>
          <table:table-cell table:formula="of:=HYPERLINK(&quot;https://clics.clld.org/parameters/1306&quot;;&quot;QUEEN&quot;)" office:value-type="string" office:string-value="QUEEN" calcext:value-type="string">
            <text:p>QUEEN</text:p>
          </table:table-cell>
          <table:table-cell/>
        </table:table-row>
        <table:table-row table:style-name="ro1">
          <table:table-cell office:value-type="string" calcext:value-type="string">
            <text:p>1307</text:p>
          </table:table-cell>
          <table:table-cell table:formula="of:=HYPERLINK(&quot;https://clics.clld.org/parameters/1307&quot;;&quot;LANGUAGE&quot;)" office:value-type="string" office:string-value="LANGUAGE" calcext:value-type="string">
            <text:p>LANGUAGE</text:p>
          </table:table-cell>
          <table:table-cell/>
        </table:table-row>
        <table:table-row table:style-name="ro1">
          <table:table-cell office:value-type="string" calcext:value-type="string">
            <text:p>1308</text:p>
          </table:table-cell>
          <table:table-cell table:formula="of:=HYPERLINK(&quot;https://clics.clld.org/parameters/1308&quot;;&quot;DOUBT&quot;)" office:value-type="string" office:string-value="DOUBT" calcext:value-type="string">
            <text:p>DOUBT</text:p>
          </table:table-cell>
          <table:table-cell/>
        </table:table-row>
        <table:table-row table:style-name="ro1">
          <table:table-cell office:value-type="string" calcext:value-type="string">
            <text:p>1309</text:p>
          </table:table-cell>
          <table:table-cell table:formula="of:=HYPERLINK(&quot;https://clics.clld.org/parameters/1309&quot;;&quot;ASK (INQUIRE)&quot;)" office:value-type="string" office:string-value="ASK (INQUIRE)" calcext:value-type="string">
            <text:p>ASK (INQUIRE)</text:p>
          </table:table-cell>
          <table:table-cell/>
        </table:table-row>
        <table:table-row table:style-name="ro1">
          <table:table-cell office:value-type="string" calcext:value-type="string">
            <text:p>1310</text:p>
          </table:table-cell>
          <table:table-cell table:formula="of:=HYPERLINK(&quot;https://clics.clld.org/parameters/1310&quot;;&quot;CLEVER&quot;)" office:value-type="string" office:string-value="CLEVER" calcext:value-type="string">
            <text:p>CLEVER</text:p>
          </table:table-cell>
          <table:table-cell/>
        </table:table-row>
        <table:table-row table:style-name="ro1">
          <table:table-cell office:value-type="string" calcext:value-type="string">
            <text:p>1311</text:p>
          </table:table-cell>
          <table:table-cell table:formula="of:=HYPERLINK(&quot;https://clics.clld.org/parameters/1311&quot;;&quot;VERY&quot;)" office:value-type="string" office:string-value="VERY" calcext:value-type="string">
            <text:p>VERY</text:p>
          </table:table-cell>
          <table:table-cell/>
        </table:table-row>
        <table:table-row table:style-name="ro1">
          <table:table-cell office:value-type="string" calcext:value-type="string">
            <text:p>1312</text:p>
          </table:table-cell>
          <table:table-cell table:formula="of:=HYPERLINK(&quot;https://clics.clld.org/parameters/1312&quot;;&quot;FOX&quot;)" office:value-type="string" office:string-value="FOX" calcext:value-type="string">
            <text:p>FOX</text:p>
          </table:table-cell>
          <table:table-cell/>
        </table:table-row>
        <table:table-row table:style-name="ro1">
          <table:table-cell office:value-type="string" calcext:value-type="string">
            <text:p>1313</text:p>
          </table:table-cell>
          <table:table-cell table:formula="of:=HYPERLINK(&quot;https://clics.clld.org/parameters/1313&quot;;&quot;MOON&quot;)" office:value-type="string" office:string-value="MOON" calcext:value-type="string">
            <text:p>MOON</text:p>
          </table:table-cell>
          <table:table-cell/>
        </table:table-row>
        <table:table-row table:style-name="ro1">
          <table:table-cell office:value-type="string" calcext:value-type="string">
            <text:p>1314</text:p>
          </table:table-cell>
          <table:table-cell table:formula="of:=HYPERLINK(&quot;https://clics.clld.org/parameters/1314&quot;;&quot;QUIET&quot;)" office:value-type="string" office:string-value="QUIET" calcext:value-type="string">
            <text:p>QUIET</text:p>
          </table:table-cell>
          <table:table-cell/>
        </table:table-row>
        <table:table-row table:style-name="ro1">
          <table:table-cell office:value-type="string" calcext:value-type="string">
            <text:p>1315</text:p>
          </table:table-cell>
          <table:table-cell table:formula="of:=HYPERLINK(&quot;https://clics.clld.org/parameters/1315&quot;;&quot;RADIO&quot;)" office:value-type="string" office:string-value="RADIO" calcext:value-type="string">
            <text:p>RADIO</text:p>
          </table:table-cell>
          <table:table-cell/>
        </table:table-row>
        <table:table-row table:style-name="ro1">
          <table:table-cell office:value-type="string" calcext:value-type="string">
            <text:p>1316</text:p>
          </table:table-cell>
          <table:table-cell table:formula="of:=HYPERLINK(&quot;https://clics.clld.org/parameters/1316&quot;;&quot;TENT&quot;)" office:value-type="string" office:string-value="TENT" calcext:value-type="string">
            <text:p>TENT</text:p>
          </table:table-cell>
          <table:table-cell/>
        </table:table-row>
        <table:table-row table:style-name="ro1">
          <table:table-cell office:value-type="string" calcext:value-type="string">
            <text:p>1318</text:p>
          </table:table-cell>
          <table:table-cell table:formula="of:=HYPERLINK(&quot;https://clics.clld.org/parameters/1318&quot;;&quot;CHICKEN&quot;)" office:value-type="string" office:string-value="CHICKEN" calcext:value-type="string">
            <text:p>CHICKEN</text:p>
          </table:table-cell>
          <table:table-cell/>
        </table:table-row>
        <table:table-row table:style-name="ro1">
          <table:table-cell office:value-type="string" calcext:value-type="string">
            <text:p>1319</text:p>
          </table:table-cell>
          <table:table-cell table:formula="of:=HYPERLINK(&quot;https://clics.clld.org/parameters/1319&quot;;&quot;COWARD&quot;)" office:value-type="string" office:string-value="COWARD" calcext:value-type="string">
            <text:p>COWARD</text:p>
          </table:table-cell>
          <table:table-cell/>
        </table:table-row>
        <table:table-row table:style-name="ro1">
          <table:table-cell office:value-type="string" calcext:value-type="string">
            <text:p>1320</text:p>
          </table:table-cell>
          <table:table-cell table:formula="of:=HYPERLINK(&quot;https://clics.clld.org/parameters/1320&quot;;&quot;APPLE&quot;)" office:value-type="string" office:string-value="APPLE" calcext:value-type="string">
            <text:p>APPLE</text:p>
          </table:table-cell>
          <table:table-cell/>
        </table:table-row>
        <table:table-row table:style-name="ro1">
          <table:table-cell office:value-type="string" calcext:value-type="string">
            <text:p>1321</text:p>
          </table:table-cell>
          <table:table-cell table:formula="of:=HYPERLINK(&quot;https://clics.clld.org/parameters/1321&quot;;&quot;BOTTLE&quot;)" office:value-type="string" office:string-value="BOTTLE" calcext:value-type="string">
            <text:p>BOTTLE</text:p>
          </table:table-cell>
          <table:table-cell/>
        </table:table-row>
        <table:table-row table:style-name="ro1">
          <table:table-cell office:value-type="string" calcext:value-type="string">
            <text:p>1322</text:p>
          </table:table-cell>
          <table:table-cell table:formula="of:=HYPERLINK(&quot;https://clics.clld.org/parameters/1322&quot;;&quot;BREAKFAST&quot;)" office:value-type="string" office:string-value="BREAKFAST" calcext:value-type="string">
            <text:p>BREAKFAST</text:p>
          </table:table-cell>
          <table:table-cell/>
        </table:table-row>
        <table:table-row table:style-name="ro1">
          <table:table-cell office:value-type="string" calcext:value-type="string">
            <text:p>1323</text:p>
          </table:table-cell>
          <table:table-cell table:formula="of:=HYPERLINK(&quot;https://clics.clld.org/parameters/1323&quot;;&quot;CLOCK&quot;)" office:value-type="string" office:string-value="CLOCK" calcext:value-type="string">
            <text:p>CLOCK</text:p>
          </table:table-cell>
          <table:table-cell/>
        </table:table-row>
        <table:table-row table:style-name="ro1">
          <table:table-cell office:value-type="string" calcext:value-type="string">
            <text:p>1324</text:p>
          </table:table-cell>
          <table:table-cell table:formula="of:=HYPERLINK(&quot;https://clics.clld.org/parameters/1324&quot;;&quot;SLIP&quot;)" office:value-type="string" office:string-value="SLIP" calcext:value-type="string">
            <text:p>SLIP</text:p>
          </table:table-cell>
          <table:table-cell/>
        </table:table-row>
        <table:table-row table:style-name="ro1">
          <table:table-cell office:value-type="string" calcext:value-type="string">
            <text:p>1325</text:p>
          </table:table-cell>
          <table:table-cell table:formula="of:=HYPERLINK(&quot;https://clics.clld.org/parameters/1325&quot;;&quot;FRIEND&quot;)" office:value-type="string" office:string-value="FRIEND" calcext:value-type="string">
            <text:p>FRIEND</text:p>
          </table:table-cell>
          <table:table-cell/>
        </table:table-row>
        <table:table-row table:style-name="ro1">
          <table:table-cell office:value-type="string" calcext:value-type="string">
            <text:p>1326</text:p>
          </table:table-cell>
          <table:table-cell table:formula="of:=HYPERLINK(&quot;https://clics.clld.org/parameters/1326&quot;;&quot;DOWN&quot;)" office:value-type="string" office:string-value="DOWN" calcext:value-type="string">
            <text:p>DOWN</text:p>
          </table:table-cell>
          <table:table-cell/>
        </table:table-row>
        <table:table-row table:style-name="ro1">
          <table:table-cell office:value-type="string" calcext:value-type="string">
            <text:p>1327</text:p>
          </table:table-cell>
          <table:table-cell table:formula="of:=HYPERLINK(&quot;https://clics.clld.org/parameters/1327&quot;;&quot;UNCLE&quot;)" office:value-type="string" office:string-value="UNCLE" calcext:value-type="string">
            <text:p>UNCLE</text:p>
          </table:table-cell>
          <table:table-cell/>
        </table:table-row>
        <table:table-row table:style-name="ro1">
          <table:table-cell office:value-type="string" calcext:value-type="string">
            <text:p>1329</text:p>
          </table:table-cell>
          <table:table-cell table:formula="of:=HYPERLINK(&quot;https://clics.clld.org/parameters/1329&quot;;&quot;TOMORROW&quot;)" office:value-type="string" office:string-value="TOMORROW" calcext:value-type="string">
            <text:p>TOMORROW</text:p>
          </table:table-cell>
          <table:table-cell/>
        </table:table-row>
        <table:table-row table:style-name="ro1">
          <table:table-cell office:value-type="string" calcext:value-type="string">
            <text:p>1330</text:p>
          </table:table-cell>
          <table:table-cell table:formula="of:=HYPERLINK(&quot;https://clics.clld.org/parameters/1330&quot;;&quot;DEFEND&quot;)" office:value-type="string" office:string-value="DEFEND" calcext:value-type="string">
            <text:p>DEFEND</text:p>
          </table:table-cell>
          <table:table-cell/>
        </table:table-row>
        <table:table-row table:style-name="ro1">
          <table:table-cell office:value-type="string" calcext:value-type="string">
            <text:p>1331</text:p>
          </table:table-cell>
          <table:table-cell table:formula="of:=HYPERLINK(&quot;https://clics.clld.org/parameters/1331&quot;;&quot;SHEEP&quot;)" office:value-type="string" office:string-value="SHEEP" calcext:value-type="string">
            <text:p>SHEEP</text:p>
          </table:table-cell>
          <table:table-cell/>
        </table:table-row>
        <table:table-row table:style-name="ro1">
          <table:table-cell office:value-type="string" calcext:value-type="string">
            <text:p>1332</text:p>
          </table:table-cell>
          <table:table-cell table:formula="of:=HYPERLINK(&quot;https://clics.clld.org/parameters/1332&quot;;&quot;NEIGHBOUR&quot;)" office:value-type="string" office:string-value="NEIGHBOUR" calcext:value-type="string">
            <text:p>NEIGHBOUR</text:p>
          </table:table-cell>
          <table:table-cell/>
        </table:table-row>
        <table:table-row table:style-name="ro1">
          <table:table-cell office:value-type="string" calcext:value-type="string">
            <text:p>1333</text:p>
          </table:table-cell>
          <table:table-cell table:formula="of:=HYPERLINK(&quot;https://clics.clld.org/parameters/1333&quot;;&quot;NECK&quot;)" office:value-type="string" office:string-value="NECK" calcext:value-type="string">
            <text:p>NECK</text:p>
          </table:table-cell>
          <table:table-cell/>
        </table:table-row>
        <table:table-row table:style-name="ro1">
          <table:table-cell office:value-type="string" calcext:value-type="string">
            <text:p>1334</text:p>
          </table:table-cell>
          <table:table-cell table:formula="of:=HYPERLINK(&quot;https://clics.clld.org/parameters/1334&quot;;&quot;GUTS&quot;)" office:value-type="string" office:string-value="GUTS" calcext:value-type="string">
            <text:p>GUTS</text:p>
          </table:table-cell>
          <table:table-cell/>
        </table:table-row>
        <table:table-row table:style-name="ro1">
          <table:table-cell office:value-type="string" calcext:value-type="string">
            <text:p>1335</text:p>
          </table:table-cell>
          <table:table-cell table:formula="of:=HYPERLINK(&quot;https://clics.clld.org/parameters/1335&quot;;&quot;WHITE&quot;)" office:value-type="string" office:string-value="WHITE" calcext:value-type="string">
            <text:p>WHITE</text:p>
          </table:table-cell>
          <table:table-cell/>
        </table:table-row>
        <table:table-row table:style-name="ro1">
          <table:table-cell office:value-type="string" calcext:value-type="string">
            <text:p>1336</text:p>
          </table:table-cell>
          <table:table-cell table:formula="of:=HYPERLINK(&quot;https://clics.clld.org/parameters/1336&quot;;&quot;EAT&quot;)" office:value-type="string" office:string-value="EAT" calcext:value-type="string">
            <text:p>EAT</text:p>
          </table:table-cell>
          <table:table-cell/>
        </table:table-row>
        <table:table-row table:style-name="ro1">
          <table:table-cell office:value-type="string" calcext:value-type="string">
            <text:p>1337</text:p>
          </table:table-cell>
          <table:table-cell table:formula="of:=HYPERLINK(&quot;https://clics.clld.org/parameters/1337&quot;;&quot;PIG&quot;)" office:value-type="string" office:string-value="PIG" calcext:value-type="string">
            <text:p>PIG</text:p>
          </table:table-cell>
          <table:table-cell/>
        </table:table-row>
        <table:table-row table:style-name="ro1">
          <table:table-cell office:value-type="string" calcext:value-type="string">
            <text:p>1338</text:p>
          </table:table-cell>
          <table:table-cell table:formula="of:=HYPERLINK(&quot;https://clics.clld.org/parameters/1338&quot;;&quot;PEACE&quot;)" office:value-type="string" office:string-value="PEACE" calcext:value-type="string">
            <text:p>PEACE</text:p>
          </table:table-cell>
          <table:table-cell/>
        </table:table-row>
        <table:table-row table:style-name="ro1">
          <table:table-cell office:value-type="string" calcext:value-type="string">
            <text:p>1339</text:p>
          </table:table-cell>
          <table:table-cell table:formula="of:=HYPERLINK(&quot;https://clics.clld.org/parameters/1339&quot;;&quot;MORNING&quot;)" office:value-type="string" office:string-value="MORNING" calcext:value-type="string">
            <text:p>MORNING</text:p>
          </table:table-cell>
          <table:table-cell/>
        </table:table-row>
        <table:table-row table:style-name="ro1">
          <table:table-cell office:value-type="string" calcext:value-type="string">
            <text:p>1340</text:p>
          </table:table-cell>
          <table:table-cell table:formula="of:=HYPERLINK(&quot;https://clics.clld.org/parameters/1340&quot;;&quot;WITH&quot;)" office:value-type="string" office:string-value="WITH" calcext:value-type="string">
            <text:p>WITH</text:p>
          </table:table-cell>
          <table:table-cell/>
        </table:table-row>
        <table:table-row table:style-name="ro1">
          <table:table-cell office:value-type="string" calcext:value-type="string">
            <text:p>1342</text:p>
          </table:table-cell>
          <table:table-cell table:formula="of:=HYPERLINK(&quot;https://clics.clld.org/parameters/1342&quot;;&quot;SUMMER&quot;)" office:value-type="string" office:string-value="SUMMER" calcext:value-type="string">
            <text:p>SUMMER</text:p>
          </table:table-cell>
          <table:table-cell/>
        </table:table-row>
        <table:table-row table:style-name="ro1">
          <table:table-cell office:value-type="string" calcext:value-type="string">
            <text:p>1343</text:p>
          </table:table-cell>
          <table:table-cell table:formula="of:=HYPERLINK(&quot;https://clics.clld.org/parameters/1343&quot;;&quot;SUN&quot;)" office:value-type="string" office:string-value="SUN" calcext:value-type="string">
            <text:p>SUN</text:p>
          </table:table-cell>
          <table:table-cell/>
        </table:table-row>
        <table:table-row table:style-name="ro1">
          <table:table-cell office:value-type="string" calcext:value-type="string">
            <text:p>1344</text:p>
          </table:table-cell>
          <table:table-cell table:formula="of:=HYPERLINK(&quot;https://clics.clld.org/parameters/1344&quot;;&quot;RAM&quot;)" office:value-type="string" office:string-value="RAM" calcext:value-type="string">
            <text:p>RAM</text:p>
          </table:table-cell>
          <table:table-cell/>
        </table:table-row>
        <table:table-row table:style-name="ro1">
          <table:table-cell office:value-type="string" calcext:value-type="string">
            <text:p>1345</text:p>
          </table:table-cell>
          <table:table-cell table:formula="of:=HYPERLINK(&quot;https://clics.clld.org/parameters/1345&quot;;&quot;EWE&quot;)" office:value-type="string" office:string-value="EWE" calcext:value-type="string">
            <text:p>EWE</text:p>
          </table:table-cell>
          <table:table-cell/>
        </table:table-row>
        <table:table-row table:style-name="ro1">
          <table:table-cell office:value-type="string" calcext:value-type="string">
            <text:p>1346</text:p>
          </table:table-cell>
          <table:table-cell table:formula="of:=HYPERLINK(&quot;https://clics.clld.org/parameters/1346&quot;;&quot;THROAT&quot;)" office:value-type="string" office:string-value="THROAT" calcext:value-type="string">
            <text:p>THROAT</text:p>
          </table:table-cell>
          <table:table-cell/>
        </table:table-row>
        <table:table-row table:style-name="ro1">
          <table:table-cell office:value-type="string" calcext:value-type="string">
            <text:p>1347</text:p>
          </table:table-cell>
          <table:table-cell table:formula="of:=HYPERLINK(&quot;https://clics.clld.org/parameters/1347&quot;;&quot;NAPE (OF NECK)&quot;)" office:value-type="string" office:string-value="NAPE (OF NECK)" calcext:value-type="string">
            <text:p>NAPE (OF NECK)</text:p>
          </table:table-cell>
          <table:table-cell/>
        </table:table-row>
        <table:table-row table:style-name="ro1">
          <table:table-cell office:value-type="string" calcext:value-type="string">
            <text:p>1348</text:p>
          </table:table-cell>
          <table:table-cell table:formula="of:=HYPERLINK(&quot;https://clics.clld.org/parameters/1348&quot;;&quot;BOAR&quot;)" office:value-type="string" office:string-value="BOAR" calcext:value-type="string">
            <text:p>BOAR</text:p>
          </table:table-cell>
          <table:table-cell/>
        </table:table-row>
        <table:table-row table:style-name="ro1">
          <table:table-cell office:value-type="string" calcext:value-type="string">
            <text:p>1349</text:p>
          </table:table-cell>
          <table:table-cell table:formula="of:=HYPERLINK(&quot;https://clics.clld.org/parameters/1349&quot;;&quot;CHURCH&quot;)" office:value-type="string" office:string-value="CHURCH" calcext:value-type="string">
            <text:p>CHURCH</text:p>
          </table:table-cell>
          <table:table-cell/>
        </table:table-row>
        <table:table-row table:style-name="ro1">
          <table:table-cell office:value-type="string" calcext:value-type="string">
            <text:p>1350</text:p>
          </table:table-cell>
          <table:table-cell table:formula="of:=HYPERLINK(&quot;https://clics.clld.org/parameters/1350&quot;;&quot;MONKEY&quot;)" office:value-type="string" office:string-value="MONKEY" calcext:value-type="string">
            <text:p>MONKEY</text:p>
          </table:table-cell>
          <table:table-cell/>
        </table:table-row>
        <table:table-row table:style-name="ro1">
          <table:table-cell office:value-type="string" calcext:value-type="string">
            <text:p>1351</text:p>
          </table:table-cell>
          <table:table-cell table:formula="of:=HYPERLINK(&quot;https://clics.clld.org/parameters/1351&quot;;&quot;SOW (FEMALE PIG)&quot;)" office:value-type="string" office:string-value="SOW (FEMALE PIG)" calcext:value-type="string">
            <text:p>SOW (FEMALE PIG)</text:p>
          </table:table-cell>
          <table:table-cell/>
        </table:table-row>
        <table:table-row table:style-name="ro1">
          <table:table-cell office:value-type="string" calcext:value-type="string">
            <text:p>1352</text:p>
          </table:table-cell>
          <table:table-cell table:formula="of:=HYPERLINK(&quot;https://clics.clld.org/parameters/1352&quot;;&quot;KNIFE&quot;)" office:value-type="string" office:string-value="KNIFE" calcext:value-type="string">
            <text:p>KNIFE</text:p>
          </table:table-cell>
          <table:table-cell/>
        </table:table-row>
        <table:table-row table:style-name="ro1">
          <table:table-cell office:value-type="string" calcext:value-type="string">
            <text:p>1353</text:p>
          </table:table-cell>
          <table:table-cell table:formula="of:=HYPERLINK(&quot;https://clics.clld.org/parameters/1353&quot;;&quot;HOUR&quot;)" office:value-type="string" office:string-value="HOUR" calcext:value-type="string">
            <text:p>HOUR</text:p>
          </table:table-cell>
          <table:table-cell/>
        </table:table-row>
        <table:table-row table:style-name="ro1">
          <table:table-cell office:value-type="string" calcext:value-type="string">
            <text:p>1354</text:p>
          </table:table-cell>
          <table:table-cell table:formula="of:=HYPERLINK(&quot;https://clics.clld.org/parameters/1354&quot;;&quot;NEXT&quot;)" office:value-type="string" office:string-value="NEXT" calcext:value-type="string">
            <text:p>NEXT</text:p>
          </table:table-cell>
          <table:table-cell/>
        </table:table-row>
        <table:table-row table:style-name="ro1">
          <table:table-cell office:value-type="string" calcext:value-type="string">
            <text:p>1355</text:p>
          </table:table-cell>
          <table:table-cell table:formula="of:=HYPERLINK(&quot;https://clics.clld.org/parameters/1355&quot;;&quot;LAUGH&quot;)" office:value-type="string" office:string-value="LAUGH" calcext:value-type="string">
            <text:p>LAUGH</text:p>
          </table:table-cell>
          <table:table-cell/>
        </table:table-row>
        <table:table-row table:style-name="ro1">
          <table:table-cell office:value-type="string" calcext:value-type="string">
            <text:p>1356</text:p>
          </table:table-cell>
          <table:table-cell table:formula="of:=HYPERLINK(&quot;https://clics.clld.org/parameters/1356&quot;;&quot;NUMBER&quot;)" office:value-type="string" office:string-value="NUMBER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1357</text:p>
          </table:table-cell>
          <table:table-cell table:formula="of:=HYPERLINK(&quot;https://clics.clld.org/parameters/1357&quot;;&quot;DAUGHTER&quot;)" office:value-type="string" office:string-value="DAUGHTER" calcext:value-type="string">
            <text:p>DAUGHTER</text:p>
          </table:table-cell>
          <table:table-cell/>
        </table:table-row>
        <table:table-row table:style-name="ro1">
          <table:table-cell office:value-type="string" calcext:value-type="string">
            <text:p>1358</text:p>
          </table:table-cell>
          <table:table-cell table:formula="of:=HYPERLINK(&quot;https://clics.clld.org/parameters/1358&quot;;&quot;ENEMY&quot;)" office:value-type="string" office:string-value="ENEMY" calcext:value-type="string">
            <text:p>ENEMY</text:p>
          </table:table-cell>
          <table:table-cell/>
        </table:table-row>
        <table:table-row table:style-name="ro1">
          <table:table-cell office:value-type="string" calcext:value-type="string">
            <text:p>1359</text:p>
          </table:table-cell>
          <table:table-cell table:formula="of:=HYPERLINK(&quot;https://clics.clld.org/parameters/1359&quot;;&quot;SEPARATE&quot;)" office:value-type="string" office:string-value="SEPARATE" calcext:value-type="string">
            <text:p>SEPARATE</text:p>
          </table:table-cell>
          <table:table-cell/>
        </table:table-row>
        <table:table-row table:style-name="ro1">
          <table:table-cell office:value-type="string" calcext:value-type="string">
            <text:p>1360</text:p>
          </table:table-cell>
          <table:table-cell table:formula="of:=HYPERLINK(&quot;https://clics.clld.org/parameters/1360&quot;;&quot;DUCK&quot;)" office:value-type="string" office:string-value="DUCK" calcext:value-type="string">
            <text:p>DUCK</text:p>
          </table:table-cell>
          <table:table-cell/>
        </table:table-row>
        <table:table-row table:style-name="ro1">
          <table:table-cell office:value-type="string" calcext:value-type="string">
            <text:p>1361</text:p>
          </table:table-cell>
          <table:table-cell table:formula="of:=HYPERLINK(&quot;https://clics.clld.org/parameters/1361&quot;;&quot;TOOL&quot;)" office:value-type="string" office:string-value="TOOL" calcext:value-type="string">
            <text:p>TOOL</text:p>
          </table:table-cell>
          <table:table-cell/>
        </table:table-row>
        <table:table-row table:style-name="ro1">
          <table:table-cell office:value-type="string" calcext:value-type="string">
            <text:p>1362</text:p>
          </table:table-cell>
          <table:table-cell table:formula="of:=HYPERLINK(&quot;https://clics.clld.org/parameters/1362&quot;;&quot;STREET&quot;)" office:value-type="string" office:string-value="STREET" calcext:value-type="string">
            <text:p>STREET</text:p>
          </table:table-cell>
          <table:table-cell/>
        </table:table-row>
        <table:table-row table:style-name="ro1">
          <table:table-cell office:value-type="string" calcext:value-type="string">
            <text:p>1363</text:p>
          </table:table-cell>
          <table:table-cell table:formula="of:=HYPERLINK(&quot;https://clics.clld.org/parameters/1363&quot;;&quot;VOICE&quot;)" office:value-type="string" office:string-value="VOICE" calcext:value-type="string">
            <text:p>VOICE</text:p>
          </table:table-cell>
          <table:table-cell/>
        </table:table-row>
        <table:table-row table:style-name="ro1">
          <table:table-cell office:value-type="string" calcext:value-type="string">
            <text:p>1364</text:p>
          </table:table-cell>
          <table:table-cell table:formula="of:=HYPERLINK(&quot;https://clics.clld.org/parameters/1364&quot;;&quot;HEALTHY&quot;)" office:value-type="string" office:string-value="HEALTHY" calcext:value-type="string">
            <text:p>HEALTHY</text:p>
          </table:table-cell>
          <table:table-cell/>
        </table:table-row>
        <table:table-row table:style-name="ro1">
          <table:table-cell office:value-type="string" calcext:value-type="string">
            <text:p>1365</text:p>
          </table:table-cell>
          <table:table-cell table:formula="of:=HYPERLINK(&quot;https://clics.clld.org/parameters/1365&quot;;&quot;KITCHEN&quot;)" office:value-type="string" office:string-value="KITCHEN" calcext:value-type="string">
            <text:p>KITCHEN</text:p>
          </table:table-cell>
          <table:table-cell/>
        </table:table-row>
        <table:table-row table:style-name="ro1">
          <table:table-cell office:value-type="string" calcext:value-type="string">
            <text:p>1366</text:p>
          </table:table-cell>
          <table:table-cell table:formula="of:=HYPERLINK(&quot;https://clics.clld.org/parameters/1366&quot;;&quot;BOY&quot;)" office:value-type="string" office:string-value="BOY" calcext:value-type="string">
            <text:p>BOY</text:p>
          </table:table-cell>
          <table:table-cell/>
        </table:table-row>
        <table:table-row table:style-name="ro1">
          <table:table-cell office:value-type="string" calcext:value-type="string">
            <text:p>1367</text:p>
          </table:table-cell>
          <table:table-cell table:formula="of:=HYPERLINK(&quot;https://clics.clld.org/parameters/1367&quot;;&quot;CROSS&quot;)" office:value-type="string" office:string-value="CROSS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1368</text:p>
          </table:table-cell>
          <table:table-cell table:formula="of:=HYPERLINK(&quot;https://clics.clld.org/parameters/1368&quot;;&quot;BREAD&quot;)" office:value-type="string" office:string-value="BREAD" calcext:value-type="string">
            <text:p>BREAD</text:p>
          </table:table-cell>
          <table:table-cell/>
        </table:table-row>
        <table:table-row table:style-name="ro1">
          <table:table-cell office:value-type="string" calcext:value-type="string">
            <text:p>1369</text:p>
          </table:table-cell>
          <table:table-cell table:formula="of:=HYPERLINK(&quot;https://clics.clld.org/parameters/1369&quot;;&quot;GOLD&quot;)" office:value-type="string" office:string-value="GOLD" calcext:value-type="string">
            <text:p>GOLD</text:p>
          </table:table-cell>
          <table:table-cell/>
        </table:table-row>
        <table:table-row table:style-name="ro1">
          <table:table-cell office:value-type="string" calcext:value-type="string">
            <text:p>1370</text:p>
          </table:table-cell>
          <table:table-cell table:formula="of:=HYPERLINK(&quot;https://clics.clld.org/parameters/1370&quot;;&quot;MONTH&quot;)" office:value-type="string" office:string-value="MONTH" calcext:value-type="string">
            <text:p>MONTH</text:p>
          </table:table-cell>
          <table:table-cell/>
        </table:table-row>
        <table:table-row table:style-name="ro1">
          <table:table-cell office:value-type="string" calcext:value-type="string">
            <text:p>1371</text:p>
          </table:table-cell>
          <table:table-cell table:formula="of:=HYPERLINK(&quot;https://clics.clld.org/parameters/1371&quot;;&quot;KNEE&quot;)" office:value-type="string" office:string-value="KNEE" calcext:value-type="string">
            <text:p>KNEE</text:p>
          </table:table-cell>
          <table:table-cell/>
        </table:table-row>
        <table:table-row table:style-name="ro1">
          <table:table-cell office:value-type="string" calcext:value-type="string">
            <text:p>1372</text:p>
          </table:table-cell>
          <table:table-cell table:formula="of:=HYPERLINK(&quot;https://clics.clld.org/parameters/1372&quot;;&quot;MEDICINE&quot;)" office:value-type="string" office:string-value="MEDICINE" calcext:value-type="string">
            <text:p>MEDICINE</text:p>
          </table:table-cell>
          <table:table-cell/>
        </table:table-row>
        <table:table-row table:style-name="ro1">
          <table:table-cell office:value-type="string" calcext:value-type="string">
            <text:p>1373</text:p>
          </table:table-cell>
          <table:table-cell table:formula="of:=HYPERLINK(&quot;https://clics.clld.org/parameters/1373&quot;;&quot;TEA&quot;)" office:value-type="string" office:string-value="TEA" calcext:value-type="string">
            <text:p>TEA</text:p>
          </table:table-cell>
          <table:table-cell/>
        </table:table-row>
        <table:table-row table:style-name="ro1">
          <table:table-cell office:value-type="string" calcext:value-type="string">
            <text:p>1374</text:p>
          </table:table-cell>
          <table:table-cell table:formula="of:=HYPERLINK(&quot;https://clics.clld.org/parameters/1374&quot;;&quot;RING&quot;)" office:value-type="string" office:string-value="RING" calcext:value-type="string">
            <text:p>RING</text:p>
          </table:table-cell>
          <table:table-cell/>
        </table:table-row>
        <table:table-row table:style-name="ro1">
          <table:table-cell office:value-type="string" calcext:value-type="string">
            <text:p>1375</text:p>
          </table:table-cell>
          <table:table-cell table:formula="of:=HYPERLINK(&quot;https://clics.clld.org/parameters/1375&quot;;&quot;WINDOW&quot;)" office:value-type="string" office:string-value="WINDOW" calcext:value-type="string">
            <text:p>WINDOW</text:p>
          </table:table-cell>
          <table:table-cell/>
        </table:table-row>
        <table:table-row table:style-name="ro1">
          <table:table-cell office:value-type="string" calcext:value-type="string">
            <text:p>1376</text:p>
          </table:table-cell>
          <table:table-cell table:formula="of:=HYPERLINK(&quot;https://clics.clld.org/parameters/1376&quot;;&quot;NOW&quot;)" office:value-type="string" office:string-value="NOW" calcext:value-type="string">
            <text:p>NOW</text:p>
          </table:table-cell>
          <table:table-cell/>
        </table:table-row>
        <table:table-row table:style-name="ro1">
          <table:table-cell office:value-type="string" calcext:value-type="string">
            <text:p>1377</text:p>
          </table:table-cell>
          <table:table-cell table:formula="of:=HYPERLINK(&quot;https://clics.clld.org/parameters/1377&quot;;&quot;VISIT&quot;)" office:value-type="string" office:string-value="VISIT" calcext:value-type="string">
            <text:p>VISIT</text:p>
          </table:table-cell>
          <table:table-cell/>
        </table:table-row>
        <table:table-row table:style-name="ro1">
          <table:table-cell office:value-type="string" calcext:value-type="string">
            <text:p>1378</text:p>
          </table:table-cell>
          <table:table-cell table:formula="of:=HYPERLINK(&quot;https://clics.clld.org/parameters/1378&quot;;&quot;SPOON&quot;)" office:value-type="string" office:string-value="SPOON" calcext:value-type="string">
            <text:p>SPOON</text:p>
          </table:table-cell>
          <table:table-cell/>
        </table:table-row>
        <table:table-row table:style-name="ro1">
          <table:table-cell office:value-type="string" calcext:value-type="string">
            <text:p>1379</text:p>
          </table:table-cell>
          <table:table-cell table:formula="of:=HYPERLINK(&quot;https://clics.clld.org/parameters/1379&quot;;&quot;TELEPHONE&quot;)" office:value-type="string" office:string-value="TELEPHONE" calcext:value-type="string">
            <text:p>TELEPHONE</text:p>
          </table:table-cell>
          <table:table-cell/>
        </table:table-row>
        <table:table-row table:style-name="ro1">
          <table:table-cell office:value-type="string" calcext:value-type="string">
            <text:p>1380</text:p>
          </table:table-cell>
          <table:table-cell table:formula="of:=HYPERLINK(&quot;https://clics.clld.org/parameters/1380&quot;;&quot;TOOTH&quot;)" office:value-type="string" office:string-value="TOOTH" calcext:value-type="string">
            <text:p>TOOTH</text:p>
          </table:table-cell>
          <table:table-cell/>
        </table:table-row>
        <table:table-row table:style-name="ro1">
          <table:table-cell office:value-type="string" calcext:value-type="string">
            <text:p>1381</text:p>
          </table:table-cell>
          <table:table-cell table:formula="of:=HYPERLINK(&quot;https://clics.clld.org/parameters/1381&quot;;&quot;SHOE&quot;)" office:value-type="string" office:string-value="SHOE" calcext:value-type="string">
            <text:p>SHOE</text:p>
          </table:table-cell>
          <table:table-cell/>
        </table:table-row>
        <table:table-row table:style-name="ro1">
          <table:table-cell office:value-type="string" calcext:value-type="string">
            <text:p>1382</text:p>
          </table:table-cell>
          <table:table-cell table:formula="of:=HYPERLINK(&quot;https://clics.clld.org/parameters/1382&quot;;&quot;NEEDLE (FOR SEWING)&quot;)" office:value-type="string" office:string-value="NEEDLE (FOR SEWING)" calcext:value-type="string">
            <text:p>NEEDLE (FOR SEWING)</text:p>
          </table:table-cell>
          <table:table-cell/>
        </table:table-row>
        <table:table-row table:style-name="ro1">
          <table:table-cell office:value-type="string" calcext:value-type="string">
            <text:p>1383</text:p>
          </table:table-cell>
          <table:table-cell table:formula="of:=HYPERLINK(&quot;https://clics.clld.org/parameters/1383&quot;;&quot;GRANDFATHER&quot;)" office:value-type="string" office:string-value="GRANDFATHER" calcext:value-type="string">
            <text:p>GRANDFATHER</text:p>
          </table:table-cell>
          <table:table-cell/>
        </table:table-row>
        <table:table-row table:style-name="ro1">
          <table:table-cell office:value-type="string" calcext:value-type="string">
            <text:p>1384</text:p>
          </table:table-cell>
          <table:table-cell table:formula="of:=HYPERLINK(&quot;https://clics.clld.org/parameters/1384&quot;;&quot;SECOND&quot;)" office:value-type="string" office:string-value="SECOND" calcext:value-type="string">
            <text:p>SECOND</text:p>
          </table:table-cell>
          <table:table-cell/>
        </table:table-row>
        <table:table-row table:style-name="ro1">
          <table:table-cell office:value-type="string" calcext:value-type="string">
            <text:p>1385</text:p>
          </table:table-cell>
          <table:table-cell table:formula="of:=HYPERLINK(&quot;https://clics.clld.org/parameters/1385&quot;;&quot;PEPPER&quot;)" office:value-type="string" office:string-value="PEPPER" calcext:value-type="string">
            <text:p>PEPPER</text:p>
          </table:table-cell>
          <table:table-cell/>
        </table:table-row>
        <table:table-row table:style-name="ro1">
          <table:table-cell office:value-type="string" calcext:value-type="string">
            <text:p>1386</text:p>
          </table:table-cell>
          <table:table-cell table:formula="of:=HYPERLINK(&quot;https://clics.clld.org/parameters/1386&quot;;&quot;LION&quot;)" office:value-type="string" office:string-value="LION" calcext:value-type="string">
            <text:p>LION</text:p>
          </table:table-cell>
          <table:table-cell/>
        </table:table-row>
        <table:table-row table:style-name="ro1">
          <table:table-cell office:value-type="string" calcext:value-type="string">
            <text:p>1387</text:p>
          </table:table-cell>
          <table:table-cell table:formula="of:=HYPERLINK(&quot;https://clics.clld.org/parameters/1387&quot;;&quot;ARRIVE&quot;)" office:value-type="string" office:string-value="ARRIVE" calcext:value-type="string">
            <text:p>ARRIVE</text:p>
          </table:table-cell>
          <table:table-cell/>
        </table:table-row>
        <table:table-row table:style-name="ro1">
          <table:table-cell office:value-type="string" calcext:value-type="string">
            <text:p>1388</text:p>
          </table:table-cell>
          <table:table-cell table:formula="of:=HYPERLINK(&quot;https://clics.clld.org/parameters/1388&quot;;&quot;SHADE&quot;)" office:value-type="string" office:string-value="SHADE" calcext:value-type="string">
            <text:p>SHADE</text:p>
          </table:table-cell>
          <table:table-cell/>
        </table:table-row>
        <table:table-row table:style-name="ro1">
          <table:table-cell office:value-type="string" calcext:value-type="string">
            <text:p>1389</text:p>
          </table:table-cell>
          <table:table-cell table:formula="of:=HYPERLINK(&quot;https://clics.clld.org/parameters/1389&quot;;&quot;TOE&quot;)" office:value-type="string" office:string-value="TOE" calcext:value-type="string">
            <text:p>TOE</text:p>
          </table:table-cell>
          <table:table-cell/>
        </table:table-row>
        <table:table-row table:style-name="ro1">
          <table:table-cell office:value-type="string" calcext:value-type="string">
            <text:p>1390</text:p>
          </table:table-cell>
          <table:table-cell table:formula="of:=HYPERLINK(&quot;https://clics.clld.org/parameters/1390&quot;;&quot;WRONG&quot;)" office:value-type="string" office:string-value="WRONG" calcext:value-type="string">
            <text:p>WRONG</text:p>
          </table:table-cell>
          <table:table-cell/>
        </table:table-row>
        <table:table-row table:style-name="ro1">
          <table:table-cell office:value-type="string" calcext:value-type="string">
            <text:p>1391</text:p>
          </table:table-cell>
          <table:table-cell table:formula="of:=HYPERLINK(&quot;https://clics.clld.org/parameters/1391&quot;;&quot;TOWN&quot;)" office:value-type="string" office:string-value="TOWN" calcext:value-type="string">
            <text:p>TOWN</text:p>
          </table:table-cell>
          <table:table-cell/>
        </table:table-row>
        <table:table-row table:style-name="ro1">
          <table:table-cell office:value-type="string" calcext:value-type="string">
            <text:p>1392</text:p>
          </table:table-cell>
          <table:table-cell table:formula="of:=HYPERLINK(&quot;https://clics.clld.org/parameters/1392&quot;;&quot;LOUSE&quot;)" office:value-type="string" office:string-value="LOUSE" calcext:value-type="string">
            <text:p>LOUSE</text:p>
          </table:table-cell>
          <table:table-cell/>
        </table:table-row>
        <table:table-row table:style-name="ro1">
          <table:table-cell office:value-type="string" calcext:value-type="string">
            <text:p>1393</text:p>
          </table:table-cell>
          <table:table-cell table:formula="of:=HYPERLINK(&quot;https://clics.clld.org/parameters/1393&quot;;&quot;HORN (ANATOMY)&quot;)" office:value-type="string" office:string-value="HORN (ANATOMY)" calcext:value-type="string">
            <text:p>HORN (ANATOMY)</text:p>
          </table:table-cell>
          <table:table-cell/>
        </table:table-row>
        <table:table-row table:style-name="ro1">
          <table:table-cell office:value-type="string" calcext:value-type="string">
            <text:p>1394</text:p>
          </table:table-cell>
          <table:table-cell table:formula="of:=HYPERLINK(&quot;https://clics.clld.org/parameters/1394&quot;;&quot;BONE&quot;)" office:value-type="string" office:string-value="BONE" calcext:value-type="string">
            <text:p>BONE</text:p>
          </table:table-cell>
          <table:table-cell/>
        </table:table-row>
        <table:table-row table:style-name="ro1">
          <table:table-cell office:value-type="string" calcext:value-type="string">
            <text:p>1395</text:p>
          </table:table-cell>
          <table:table-cell table:formula="of:=HYPERLINK(&quot;https://clics.clld.org/parameters/1395&quot;;&quot;ROUND&quot;)" office:value-type="string" office:string-value="ROUND" calcext:value-type="string">
            <text:p>ROUND</text:p>
          </table:table-cell>
          <table:table-cell/>
        </table:table-row>
        <table:table-row table:style-name="ro1">
          <table:table-cell office:value-type="string" calcext:value-type="string">
            <text:p>1396</text:p>
          </table:table-cell>
          <table:table-cell table:formula="of:=HYPERLINK(&quot;https://clics.clld.org/parameters/1396&quot;;&quot;SHARP&quot;)" office:value-type="string" office:string-value="SHARP" calcext:value-type="string">
            <text:p>SHARP</text:p>
          </table:table-cell>
          <table:table-cell/>
        </table:table-row>
        <table:table-row table:style-name="ro1">
          <table:table-cell office:value-type="string" calcext:value-type="string">
            <text:p>1397</text:p>
          </table:table-cell>
          <table:table-cell table:formula="of:=HYPERLINK(&quot;https://clics.clld.org/parameters/1397&quot;;&quot;DULL&quot;)" office:value-type="string" office:string-value="DULL" calcext:value-type="string">
            <text:p>DULL</text:p>
          </table:table-cell>
          <table:table-cell/>
        </table:table-row>
        <table:table-row table:style-name="ro1">
          <table:table-cell office:value-type="string" calcext:value-type="string">
            <text:p>1398</text:p>
          </table:table-cell>
          <table:table-cell table:formula="of:=HYPERLINK(&quot;https://clics.clld.org/parameters/1398&quot;;&quot;DRY&quot;)" office:value-type="string" office:string-value="DRY" calcext:value-type="string">
            <text:p>DRY</text:p>
          </table:table-cell>
          <table:table-cell/>
        </table:table-row>
        <table:table-row table:style-name="ro1">
          <table:table-cell office:value-type="string" calcext:value-type="string">
            <text:p>1399</text:p>
          </table:table-cell>
          <table:table-cell table:formula="of:=HYPERLINK(&quot;https://clics.clld.org/parameters/1399&quot;;&quot;CLAY&quot;)" office:value-type="string" office:string-value="CLAY" calcext:value-type="string">
            <text:p>CLAY</text:p>
          </table:table-cell>
          <table:table-cell/>
        </table:table-row>
        <table:table-row table:style-name="ro1">
          <table:table-cell office:value-type="string" calcext:value-type="string">
            <text:p>1400</text:p>
          </table:table-cell>
          <table:table-cell table:formula="of:=HYPERLINK(&quot;https://clics.clld.org/parameters/1400&quot;;&quot;THIN (SLIM)&quot;)" office:value-type="string" office:string-value="THIN (SLIM)" calcext:value-type="string">
            <text:p>THIN (SLIM)</text:p>
          </table:table-cell>
          <table:table-cell/>
        </table:table-row>
        <table:table-row table:style-name="ro1">
          <table:table-cell office:value-type="string" calcext:value-type="string">
            <text:p>1401</text:p>
          </table:table-cell>
          <table:table-cell table:formula="of:=HYPERLINK(&quot;https://clics.clld.org/parameters/1401&quot;;&quot;DRINK&quot;)" office:value-type="string" office:string-value="DRINK" calcext:value-type="string">
            <text:p>DRINK</text:p>
          </table:table-cell>
          <table:table-cell/>
        </table:table-row>
        <table:table-row table:style-name="ro1">
          <table:table-cell office:value-type="string" calcext:value-type="string">
            <text:p>1402</text:p>
          </table:table-cell>
          <table:table-cell table:formula="of:=HYPERLINK(&quot;https://clics.clld.org/parameters/1402&quot;;&quot;BREAST&quot;)" office:value-type="string" office:string-value="BREAST" calcext:value-type="string">
            <text:p>BREAST</text:p>
          </table:table-cell>
          <table:table-cell/>
        </table:table-row>
        <table:table-row table:style-name="ro1">
          <table:table-cell office:value-type="string" calcext:value-type="string">
            <text:p>1403</text:p>
          </table:table-cell>
          <table:table-cell table:formula="of:=HYPERLINK(&quot;https://clics.clld.org/parameters/1403&quot;;&quot;BITE&quot;)" office:value-type="string" office:string-value="BITE" calcext:value-type="string">
            <text:p>BITE</text:p>
          </table:table-cell>
          <table:table-cell/>
        </table:table-row>
        <table:table-row table:style-name="ro1">
          <table:table-cell office:value-type="string" calcext:value-type="string">
            <text:p>1404</text:p>
          </table:table-cell>
          <table:table-cell table:formula="of:=HYPERLINK(&quot;https://clics.clld.org/parameters/1404&quot;;&quot;STRAIGHT&quot;)" office:value-type="string" office:string-value="STRAIGHT" calcext:value-type="string">
            <text:p>STRAIGHT</text:p>
          </table:table-cell>
          <table:table-cell/>
        </table:table-row>
        <table:table-row table:style-name="ro1">
          <table:table-cell office:value-type="string" calcext:value-type="string">
            <text:p>1405</text:p>
          </table:table-cell>
          <table:table-cell table:formula="of:=HYPERLINK(&quot;https://clics.clld.org/parameters/1405&quot;;&quot;NAME&quot;)" office:value-type="string" office:string-value="NAME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1406</text:p>
          </table:table-cell>
          <table:table-cell table:formula="of:=HYPERLINK(&quot;https://clics.clld.org/parameters/1406&quot;;&quot;FAR&quot;)" office:value-type="string" office:string-value="FAR" calcext:value-type="string">
            <text:p>FAR</text:p>
          </table:table-cell>
          <table:table-cell/>
        </table:table-row>
        <table:table-row table:style-name="ro1">
          <table:table-cell office:value-type="string" calcext:value-type="string">
            <text:p>1407</text:p>
          </table:table-cell>
          <table:table-cell table:formula="of:=HYPERLINK(&quot;https://clics.clld.org/parameters/1407&quot;;&quot;BREATHE&quot;)" office:value-type="string" office:string-value="BREATHE" calcext:value-type="string">
            <text:p>BREATHE</text:p>
          </table:table-cell>
          <table:table-cell/>
        </table:table-row>
        <table:table-row table:style-name="ro1">
          <table:table-cell office:value-type="string" calcext:value-type="string">
            <text:p>1408</text:p>
          </table:table-cell>
          <table:table-cell table:formula="of:=HYPERLINK(&quot;https://clics.clld.org/parameters/1408&quot;;&quot;HEAR&quot;)" office:value-type="string" office:string-value="HEAR" calcext:value-type="string">
            <text:p>HEAR</text:p>
          </table:table-cell>
          <table:table-cell/>
        </table:table-row>
        <table:table-row table:style-name="ro1">
          <table:table-cell office:value-type="string" calcext:value-type="string">
            <text:p>1409</text:p>
          </table:table-cell>
          <table:table-cell table:formula="of:=HYPERLINK(&quot;https://clics.clld.org/parameters/1409&quot;;&quot;SEE&quot;)" office:value-type="string" office:string-value="SEE" calcext:value-type="string">
            <text:p>SEE</text:p>
          </table:table-cell>
          <table:table-cell/>
        </table:table-row>
        <table:table-row table:style-name="ro1">
          <table:table-cell office:value-type="string" calcext:value-type="string">
            <text:p>1410</text:p>
          </table:table-cell>
          <table:table-cell table:formula="of:=HYPERLINK(&quot;https://clics.clld.org/parameters/1410&quot;;&quot;KNOW (SOMETHING)&quot;)" office:value-type="string" office:string-value="KNOW (SOMETHING)" calcext:value-type="string">
            <text:p>KNOW (SOMETHING)</text:p>
          </table:table-cell>
          <table:table-cell/>
        </table:table-row>
        <table:table-row table:style-name="ro1">
          <table:table-cell office:value-type="string" calcext:value-type="string">
            <text:p>1411</text:p>
          </table:table-cell>
          <table:table-cell table:formula="of:=HYPERLINK(&quot;https://clics.clld.org/parameters/1411&quot;;&quot;LIE (REST)&quot;)" office:value-type="string" office:string-value="LIE (REST)" calcext:value-type="string">
            <text:p>LIE (REST)</text:p>
          </table:table-cell>
          <table:table-cell/>
        </table:table-row>
        <table:table-row table:style-name="ro1">
          <table:table-cell office:value-type="string" calcext:value-type="string">
            <text:p>1413</text:p>
          </table:table-cell>
          <table:table-cell table:formula="of:=HYPERLINK(&quot;https://clics.clld.org/parameters/1413&quot;;&quot;PLAY&quot;)" office:value-type="string" office:string-value="PLAY" calcext:value-type="string">
            <text:p>PLAY</text:p>
          </table:table-cell>
          <table:table-cell/>
        </table:table-row>
        <table:table-row table:style-name="ro1">
          <table:table-cell office:value-type="string" calcext:value-type="string">
            <text:p>1414</text:p>
          </table:table-cell>
          <table:table-cell table:formula="of:=HYPERLINK(&quot;https://clics.clld.org/parameters/1414&quot;;&quot;SQUEEZE&quot;)" office:value-type="string" office:string-value="SQUEEZE" calcext:value-type="string">
            <text:p>SQUEEZE</text:p>
          </table:table-cell>
          <table:table-cell/>
        </table:table-row>
        <table:table-row table:style-name="ro1">
          <table:table-cell office:value-type="string" calcext:value-type="string">
            <text:p>1415</text:p>
          </table:table-cell>
          <table:table-cell table:formula="of:=HYPERLINK(&quot;https://clics.clld.org/parameters/1415&quot;;&quot;THINK (REFLECT)&quot;)" office:value-type="string" office:string-value="THINK (REFLECT)" calcext:value-type="string">
            <text:p>THINK (REFLECT)</text:p>
          </table:table-cell>
          <table:table-cell/>
        </table:table-row>
        <table:table-row table:style-name="ro1">
          <table:table-cell office:value-type="string" calcext:value-type="string">
            <text:p>1416</text:p>
          </table:table-cell>
          <table:table-cell table:formula="of:=HYPERLINK(&quot;https://clics.clld.org/parameters/1416&quot;;&quot;SIT&quot;)" office:value-type="string" office:string-value="SIT" calcext:value-type="string">
            <text:p>SIT</text:p>
          </table:table-cell>
          <table:table-cell/>
        </table:table-row>
        <table:table-row table:style-name="ro1">
          <table:table-cell office:value-type="string" calcext:value-type="string">
            <text:p>1417</text:p>
          </table:table-cell>
          <table:table-cell table:formula="of:=HYPERLINK(&quot;https://clics.clld.org/parameters/1417&quot;;&quot;KILL&quot;)" office:value-type="string" office:string-value="KILL" calcext:value-type="string">
            <text:p>KILL</text:p>
          </table:table-cell>
          <table:table-cell/>
        </table:table-row>
        <table:table-row table:style-name="ro1">
          <table:table-cell office:value-type="string" calcext:value-type="string">
            <text:p>1418</text:p>
          </table:table-cell>
          <table:table-cell table:formula="of:=HYPERLINK(&quot;https://clics.clld.org/parameters/1418&quot;;&quot;DIG&quot;)" office:value-type="string" office:string-value="DIG" calcext:value-type="string">
            <text:p>DIG</text:p>
          </table:table-cell>
          <table:table-cell/>
        </table:table-row>
        <table:table-row table:style-name="ro1">
          <table:table-cell office:value-type="string" calcext:value-type="string">
            <text:p>1419</text:p>
          </table:table-cell>
          <table:table-cell table:formula="of:=HYPERLINK(&quot;https://clics.clld.org/parameters/1419&quot;;&quot;FEAR (BE AFRAID)&quot;)" office:value-type="string" office:string-value="FEAR (BE AFRAID)" calcext:value-type="string">
            <text:p>FEAR (BE AFRAID)</text:p>
          </table:table-cell>
          <table:table-cell/>
        </table:table-row>
        <table:table-row table:style-name="ro1">
          <table:table-cell office:value-type="string" calcext:value-type="string">
            <text:p>1420</text:p>
          </table:table-cell>
          <table:table-cell table:formula="of:=HYPERLINK(&quot;https://clics.clld.org/parameters/1420&quot;;&quot;COUNT&quot;)" office:value-type="string" office:string-value="COUNT" calcext:value-type="string">
            <text:p>COUNT</text:p>
          </table:table-cell>
          <table:table-cell/>
        </table:table-row>
        <table:table-row table:style-name="ro1">
          <table:table-cell office:value-type="string" calcext:value-type="string">
            <text:p>1421</text:p>
          </table:table-cell>
          <table:table-cell table:formula="of:=HYPERLINK(&quot;https://clics.clld.org/parameters/1421&quot;;&quot;SUCK&quot;)" office:value-type="string" office:string-value="SUCK" calcext:value-type="string">
            <text:p>SUCK</text:p>
          </table:table-cell>
          <table:table-cell/>
        </table:table-row>
        <table:table-row table:style-name="ro1">
          <table:table-cell office:value-type="string" calcext:value-type="string">
            <text:p>1422</text:p>
          </table:table-cell>
          <table:table-cell table:formula="of:=HYPERLINK(&quot;https://clics.clld.org/parameters/1422&quot;;&quot;BE ALIVE&quot;)" office:value-type="string" office:string-value="BE ALIVE" calcext:value-type="string">
            <text:p>BE ALIVE</text:p>
          </table:table-cell>
          <table:table-cell/>
        </table:table-row>
        <table:table-row table:style-name="ro1">
          <table:table-cell office:value-type="string" calcext:value-type="string">
            <text:p>1423</text:p>
          </table:table-cell>
          <table:table-cell table:formula="of:=HYPERLINK(&quot;https://clics.clld.org/parameters/1423&quot;;&quot;FIGHT&quot;)" office:value-type="string" office:string-value="FIGHT" calcext:value-type="string">
            <text:p>FIGHT</text:p>
          </table:table-cell>
          <table:table-cell/>
        </table:table-row>
        <table:table-row table:style-name="ro1">
          <table:table-cell office:value-type="string" calcext:value-type="string">
            <text:p>1424</text:p>
          </table:table-cell>
          <table:table-cell table:formula="of:=HYPERLINK(&quot;https://clics.clld.org/parameters/1424&quot;;&quot;YELLOW&quot;)" office:value-type="string" office:string-value="YELLOW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1425</text:p>
          </table:table-cell>
          <table:table-cell table:formula="of:=HYPERLINK(&quot;https://clics.clld.org/parameters/1425&quot;;&quot;GREEN&quot;)" office:value-type="string" office:string-value="GREEN" calcext:value-type="string">
            <text:p>GREEN</text:p>
          </table:table-cell>
          <table:table-cell/>
        </table:table-row>
        <table:table-row table:style-name="ro1">
          <table:table-cell office:value-type="string" calcext:value-type="string">
            <text:p>1426</text:p>
          </table:table-cell>
          <table:table-cell table:formula="of:=HYPERLINK(&quot;https://clics.clld.org/parameters/1426&quot;;&quot;EXPENSIVE&quot;)" office:value-type="string" office:string-value="EXPENSIVE" calcext:value-type="string">
            <text:p>EXPENSIVE</text:p>
          </table:table-cell>
          <table:table-cell/>
        </table:table-row>
        <table:table-row table:style-name="ro1">
          <table:table-cell office:value-type="string" calcext:value-type="string">
            <text:p>1427</text:p>
          </table:table-cell>
          <table:table-cell table:formula="of:=HYPERLINK(&quot;https://clics.clld.org/parameters/1427&quot;;&quot;BEAUTIFUL&quot;)" office:value-type="string" office:string-value="BEAUTIFUL" calcext:value-type="string">
            <text:p>BEAUTIFUL</text:p>
          </table:table-cell>
          <table:table-cell/>
        </table:table-row>
        <table:table-row table:style-name="ro1">
          <table:table-cell office:value-type="string" calcext:value-type="string">
            <text:p>1428</text:p>
          </table:table-cell>
          <table:table-cell table:formula="of:=HYPERLINK(&quot;https://clics.clld.org/parameters/1428&quot;;&quot;BURNING&quot;)" office:value-type="string" office:string-value="BURNING" calcext:value-type="string">
            <text:p>BURNING</text:p>
          </table:table-cell>
          <table:table-cell/>
        </table:table-row>
        <table:table-row table:style-name="ro1">
          <table:table-cell office:value-type="string" calcext:value-type="string">
            <text:p>1429</text:p>
          </table:table-cell>
          <table:table-cell table:formula="of:=HYPERLINK(&quot;https://clics.clld.org/parameters/1429&quot;;&quot;FULL&quot;)" office:value-type="string" office:string-value="FULL" calcext:value-type="string">
            <text:p>FULL</text:p>
          </table:table-cell>
          <table:table-cell/>
        </table:table-row>
        <table:table-row table:style-name="ro1">
          <table:table-cell office:value-type="string" calcext:value-type="string">
            <text:p>1430</text:p>
          </table:table-cell>
          <table:table-cell table:formula="of:=HYPERLINK(&quot;https://clics.clld.org/parameters/1430&quot;;&quot;STAR&quot;)" office:value-type="string" office:string-value="STAR" calcext:value-type="string">
            <text:p>STAR</text:p>
          </table:table-cell>
          <table:table-cell/>
        </table:table-row>
        <table:table-row table:style-name="ro1">
          <table:table-cell office:value-type="string" calcext:value-type="string">
            <text:p>1431</text:p>
          </table:table-cell>
          <table:table-cell table:formula="of:=HYPERLINK(&quot;https://clics.clld.org/parameters/1431&quot;;&quot;FREEZE&quot;)" office:value-type="string" office:string-value="FREEZE" calcext:value-type="string">
            <text:p>FREEZE</text:p>
          </table:table-cell>
          <table:table-cell/>
        </table:table-row>
        <table:table-row table:style-name="ro1">
          <table:table-cell office:value-type="string" calcext:value-type="string">
            <text:p>1432</text:p>
          </table:table-cell>
          <table:table-cell table:formula="of:=HYPERLINK(&quot;https://clics.clld.org/parameters/1432&quot;;&quot;CUT&quot;)" office:value-type="string" office:string-value="CUT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1433</text:p>
          </table:table-cell>
          <table:table-cell table:formula="of:=HYPERLINK(&quot;https://clics.clld.org/parameters/1433&quot;;&quot;HIT&quot;)" office:value-type="string" office:string-value="HIT" calcext:value-type="string">
            <text:p>HIT</text:p>
          </table:table-cell>
          <table:table-cell/>
        </table:table-row>
        <table:table-row table:style-name="ro1">
          <table:table-cell office:value-type="string" calcext:value-type="string">
            <text:p>1434</text:p>
          </table:table-cell>
          <table:table-cell table:formula="of:=HYPERLINK(&quot;https://clics.clld.org/parameters/1434&quot;;&quot;STAB&quot;)" office:value-type="string" office:string-value="STAB" calcext:value-type="string">
            <text:p>STAB</text:p>
          </table:table-cell>
          <table:table-cell/>
        </table:table-row>
        <table:table-row table:style-name="ro1">
          <table:table-cell office:value-type="string" calcext:value-type="string">
            <text:p>1435</text:p>
          </table:table-cell>
          <table:table-cell table:formula="of:=HYPERLINK(&quot;https://clics.clld.org/parameters/1435&quot;;&quot;HUNT&quot;)" office:value-type="string" office:string-value="HUNT" calcext:value-type="string">
            <text:p>HUNT</text:p>
          </table:table-cell>
          <table:table-cell/>
        </table:table-row>
        <table:table-row table:style-name="ro1">
          <table:table-cell office:value-type="string" calcext:value-type="string">
            <text:p>1436</text:p>
          </table:table-cell>
          <table:table-cell table:formula="of:=HYPERLINK(&quot;https://clics.clld.org/parameters/1436&quot;;&quot;SCRATCH&quot;)" office:value-type="string" office:string-value="SCRATCH" calcext:value-type="string">
            <text:p>SCRATCH</text:p>
          </table:table-cell>
          <table:table-cell/>
        </table:table-row>
        <table:table-row table:style-name="ro1">
          <table:table-cell office:value-type="string" calcext:value-type="string">
            <text:p>1437</text:p>
          </table:table-cell>
          <table:table-cell table:formula="of:=HYPERLINK(&quot;https://clics.clld.org/parameters/1437&quot;;&quot;SPLIT&quot;)" office:value-type="string" office:string-value="SPLIT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1439</text:p>
          </table:table-cell>
          <table:table-cell table:formula="of:=HYPERLINK(&quot;https://clics.clld.org/parameters/1439&quot;;&quot;SWIM&quot;)" office:value-type="string" office:string-value="SWIM" calcext:value-type="string">
            <text:p>SWIM</text:p>
          </table:table-cell>
          <table:table-cell/>
        </table:table-row>
        <table:table-row table:style-name="ro1">
          <table:table-cell office:value-type="string" calcext:value-type="string">
            <text:p>1440</text:p>
          </table:table-cell>
          <table:table-cell table:formula="of:=HYPERLINK(&quot;https://clics.clld.org/parameters/1440&quot;;&quot;SPIT&quot;)" office:value-type="string" office:string-value="SPIT" calcext:value-type="string">
            <text:p>SPIT</text:p>
          </table:table-cell>
          <table:table-cell/>
        </table:table-row>
        <table:table-row table:style-name="ro1">
          <table:table-cell office:value-type="string" calcext:value-type="string">
            <text:p>1441</text:p>
          </table:table-cell>
          <table:table-cell table:formula="of:=HYPERLINK(&quot;https://clics.clld.org/parameters/1441&quot;;&quot;FLY (MOVE THROUGH AIR)&quot;)" office:value-type="string" office:string-value="FLY (MOVE THROUGH AIR)" calcext:value-type="string">
            <text:p>FLY (MOVE THROUGH AIR)</text:p>
          </table:table-cell>
          <table:table-cell/>
        </table:table-row>
        <table:table-row table:style-name="ro1">
          <table:table-cell office:value-type="string" calcext:value-type="string">
            <text:p>1442</text:p>
          </table:table-cell>
          <table:table-cell table:formula="of:=HYPERLINK(&quot;https://clics.clld.org/parameters/1442&quot;;&quot;STAND&quot;)" office:value-type="string" office:string-value="STAND" calcext:value-type="string">
            <text:p>STAND</text:p>
          </table:table-cell>
          <table:table-cell/>
        </table:table-row>
        <table:table-row table:style-name="ro1">
          <table:table-cell office:value-type="string" calcext:value-type="string">
            <text:p>1443</text:p>
          </table:table-cell>
          <table:table-cell table:formula="of:=HYPERLINK(&quot;https://clics.clld.org/parameters/1443&quot;;&quot;WALK&quot;)" office:value-type="string" office:string-value="WALK" calcext:value-type="string">
            <text:p>WALK</text:p>
          </table:table-cell>
          <table:table-cell/>
        </table:table-row>
        <table:table-row table:style-name="ro1">
          <table:table-cell office:value-type="string" calcext:value-type="string">
            <text:p>1444</text:p>
          </table:table-cell>
          <table:table-cell table:formula="of:=HYPERLINK(&quot;https://clics.clld.org/parameters/1444&quot;;&quot;TURN AROUND&quot;)" office:value-type="string" office:string-value="TURN AROUND" calcext:value-type="string">
            <text:p>TURN AROUND</text:p>
          </table:table-cell>
          <table:table-cell/>
        </table:table-row>
        <table:table-row table:style-name="ro1">
          <table:table-cell office:value-type="string" calcext:value-type="string">
            <text:p>1445</text:p>
          </table:table-cell>
          <table:table-cell table:formula="of:=HYPERLINK(&quot;https://clics.clld.org/parameters/1445&quot;;&quot;TURN (SOMETHING)&quot;)" office:value-type="string" office:string-value="TURN (SOMETHING)" calcext:value-type="string">
            <text:p>TURN (SOMETHING)</text:p>
          </table:table-cell>
          <table:table-cell/>
        </table:table-row>
        <table:table-row table:style-name="ro1">
          <table:table-cell office:value-type="string" calcext:value-type="string">
            <text:p>1446</text:p>
          </table:table-cell>
          <table:table-cell table:formula="of:=HYPERLINK(&quot;https://clics.clld.org/parameters/1446&quot;;&quot;COME&quot;)" office:value-type="string" office:string-value="COME" calcext:value-type="string">
            <text:p>COME</text:p>
          </table:table-cell>
          <table:table-cell/>
        </table:table-row>
        <table:table-row table:style-name="ro1">
          <table:table-cell office:value-type="string" calcext:value-type="string">
            <text:p>1447</text:p>
          </table:table-cell>
          <table:table-cell table:formula="of:=HYPERLINK(&quot;https://clics.clld.org/parameters/1447&quot;;&quot;GIVE&quot;)" office:value-type="string" office:string-value="GIVE" calcext:value-type="string">
            <text:p>GIVE</text:p>
          </table:table-cell>
          <table:table-cell/>
        </table:table-row>
        <table:table-row table:style-name="ro1">
          <table:table-cell office:value-type="string" calcext:value-type="string">
            <text:p>1448</text:p>
          </table:table-cell>
          <table:table-cell table:formula="of:=HYPERLINK(&quot;https://clics.clld.org/parameters/1448&quot;;&quot;HOLD&quot;)" office:value-type="string" office:string-value="HOLD" calcext:value-type="string">
            <text:p>HOLD</text:p>
          </table:table-cell>
          <table:table-cell/>
        </table:table-row>
        <table:table-row table:style-name="ro1">
          <table:table-cell office:value-type="string" calcext:value-type="string">
            <text:p>1449</text:p>
          </table:table-cell>
          <table:table-cell table:formula="of:=HYPERLINK(&quot;https://clics.clld.org/parameters/1449&quot;;&quot;RUB&quot;)" office:value-type="string" office:string-value="RUB" calcext:value-type="string">
            <text:p>RUB</text:p>
          </table:table-cell>
          <table:table-cell/>
        </table:table-row>
        <table:table-row table:style-name="ro1">
          <table:table-cell office:value-type="string" calcext:value-type="string">
            <text:p>1450</text:p>
          </table:table-cell>
          <table:table-cell table:formula="of:=HYPERLINK(&quot;https://clics.clld.org/parameters/1450&quot;;&quot;ROOM&quot;)" office:value-type="string" office:string-value="ROOM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1451</text:p>
          </table:table-cell>
          <table:table-cell table:formula="of:=HYPERLINK(&quot;https://clics.clld.org/parameters/1451&quot;;&quot;SMILE&quot;)" office:value-type="string" office:string-value="SMILE" calcext:value-type="string">
            <text:p>SMILE</text:p>
          </table:table-cell>
          <table:table-cell/>
        </table:table-row>
        <table:table-row table:style-name="ro1">
          <table:table-cell office:value-type="string" calcext:value-type="string">
            <text:p>1452</text:p>
          </table:table-cell>
          <table:table-cell table:formula="of:=HYPERLINK(&quot;https://clics.clld.org/parameters/1452&quot;;&quot;PUSH&quot;)" office:value-type="string" office:string-value="PUSH" calcext:value-type="string">
            <text:p>PUSH</text:p>
          </table:table-cell>
          <table:table-cell/>
        </table:table-row>
        <table:table-row table:style-name="ro1">
          <table:table-cell office:value-type="string" calcext:value-type="string">
            <text:p>1453</text:p>
          </table:table-cell>
          <table:table-cell table:formula="of:=HYPERLINK(&quot;https://clics.clld.org/parameters/1453&quot;;&quot;WASH&quot;)" office:value-type="string" office:string-value="WASH" calcext:value-type="string">
            <text:p>WASH</text:p>
          </table:table-cell>
          <table:table-cell/>
        </table:table-row>
        <table:table-row table:style-name="ro1">
          <table:table-cell office:value-type="string" calcext:value-type="string">
            <text:p>1454</text:p>
          </table:table-cell>
          <table:table-cell table:formula="of:=HYPERLINK(&quot;https://clics.clld.org/parameters/1454&quot;;&quot;WIPE&quot;)" office:value-type="string" office:string-value="WIPE" calcext:value-type="string">
            <text:p>WIPE</text:p>
          </table:table-cell>
          <table:table-cell/>
        </table:table-row>
        <table:table-row table:style-name="ro1">
          <table:table-cell office:value-type="string" calcext:value-type="string">
            <text:p>1455</text:p>
          </table:table-cell>
          <table:table-cell table:formula="of:=HYPERLINK(&quot;https://clics.clld.org/parameters/1455&quot;;&quot;PULL&quot;)" office:value-type="string" office:string-value="PULL" calcext:value-type="string">
            <text:p>PULL</text:p>
          </table:table-cell>
          <table:table-cell/>
        </table:table-row>
        <table:table-row table:style-name="ro1">
          <table:table-cell office:value-type="string" calcext:value-type="string">
            <text:p>1456</text:p>
          </table:table-cell>
          <table:table-cell table:formula="of:=HYPERLINK(&quot;https://clics.clld.org/parameters/1456&quot;;&quot;THROW&quot;)" office:value-type="string" office:string-value="THROW" calcext:value-type="string">
            <text:p>THROW</text:p>
          </table:table-cell>
          <table:table-cell/>
        </table:table-row>
        <table:table-row table:style-name="ro1">
          <table:table-cell office:value-type="string" calcext:value-type="string">
            <text:p>1457</text:p>
          </table:table-cell>
          <table:table-cell table:formula="of:=HYPERLINK(&quot;https://clics.clld.org/parameters/1457&quot;;&quot;SEW&quot;)" office:value-type="string" office:string-value="SEW" calcext:value-type="string">
            <text:p>SEW</text:p>
          </table:table-cell>
          <table:table-cell/>
        </table:table-row>
        <table:table-row table:style-name="ro1">
          <table:table-cell office:value-type="string" calcext:value-type="string">
            <text:p>1458</text:p>
          </table:table-cell>
          <table:table-cell table:formula="of:=HYPERLINK(&quot;https://clics.clld.org/parameters/1458&quot;;&quot;SAY&quot;)" office:value-type="string" office:string-value="SAY" calcext:value-type="string">
            <text:p>SAY</text:p>
          </table:table-cell>
          <table:table-cell/>
        </table:table-row>
        <table:table-row table:style-name="ro1">
          <table:table-cell office:value-type="string" calcext:value-type="string">
            <text:p>1459</text:p>
          </table:table-cell>
          <table:table-cell table:formula="of:=HYPERLINK(&quot;https://clics.clld.org/parameters/1459&quot;;&quot;IF&quot;)" office:value-type="string" office:string-value="IF" calcext:value-type="string">
            <text:p>IF</text:p>
          </table:table-cell>
          <table:table-cell/>
        </table:table-row>
        <table:table-row table:style-name="ro1">
          <table:table-cell office:value-type="string" calcext:value-type="string">
            <text:p>1460</text:p>
          </table:table-cell>
          <table:table-cell table:formula="of:=HYPERLINK(&quot;https://clics.clld.org/parameters/1460&quot;;&quot;IN&quot;)" office:value-type="string" office:string-value="IN" calcext:value-type="string">
            <text:p>IN</text:p>
          </table:table-cell>
          <table:table-cell/>
        </table:table-row>
        <table:table-row table:style-name="ro1">
          <table:table-cell office:value-type="string" calcext:value-type="string">
            <text:p>1461</text:p>
          </table:table-cell>
          <table:table-cell table:formula="of:=HYPERLINK(&quot;https://clics.clld.org/parameters/1461&quot;;&quot;AT&quot;)" office:value-type="string" office:string-value="AT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1462</text:p>
          </table:table-cell>
          <table:table-cell table:formula="of:=HYPERLINK(&quot;https://clics.clld.org/parameters/1462&quot;;&quot;POT&quot;)" office:value-type="string" office:string-value="POT" calcext:value-type="string">
            <text:p>POT</text:p>
          </table:table-cell>
          <table:table-cell/>
        </table:table-row>
        <table:table-row table:style-name="ro1">
          <table:table-cell office:value-type="string" calcext:value-type="string">
            <text:p>1463</text:p>
          </table:table-cell>
          <table:table-cell table:formula="of:=HYPERLINK(&quot;https://clics.clld.org/parameters/1463&quot;;&quot;DRUNK&quot;)" office:value-type="string" office:string-value="DRUNK" calcext:value-type="string">
            <text:p>DRUNK</text:p>
          </table:table-cell>
          <table:table-cell/>
        </table:table-row>
        <table:table-row table:style-name="ro1">
          <table:table-cell office:value-type="string" calcext:value-type="string">
            <text:p>1464</text:p>
          </table:table-cell>
          <table:table-cell table:formula="of:=HYPERLINK(&quot;https://clics.clld.org/parameters/1464&quot;;&quot;LADDER&quot;)" office:value-type="string" office:string-value="LADDER" calcext:value-type="string">
            <text:p>LADDER</text:p>
          </table:table-cell>
          <table:table-cell/>
        </table:table-row>
        <table:table-row table:style-name="ro1">
          <table:table-cell office:value-type="string" calcext:value-type="string">
            <text:p>1465</text:p>
          </table:table-cell>
          <table:table-cell table:formula="of:=HYPERLINK(&quot;https://clics.clld.org/parameters/1465&quot;;&quot;BOX&quot;)" office:value-type="string" office:string-value="BOX" calcext:value-type="string">
            <text:p>BOX</text:p>
          </table:table-cell>
          <table:table-cell/>
        </table:table-row>
        <table:table-row table:style-name="ro1">
          <table:table-cell office:value-type="string" calcext:value-type="string">
            <text:p>1467</text:p>
          </table:table-cell>
          <table:table-cell table:formula="of:=HYPERLINK(&quot;https://clics.clld.org/parameters/1467&quot;;&quot;CIRCLE&quot;)" office:value-type="string" office:string-value="CIRCLE" calcext:value-type="string">
            <text:p>CIRCLE</text:p>
          </table:table-cell>
          <table:table-cell/>
        </table:table-row>
        <table:table-row table:style-name="ro1">
          <table:table-cell office:value-type="string" calcext:value-type="string">
            <text:p>1468</text:p>
          </table:table-cell>
          <table:table-cell table:formula="of:=HYPERLINK(&quot;https://clics.clld.org/parameters/1468&quot;;&quot;LOOK FOR&quot;)" office:value-type="string" office:string-value="LOOK FOR" calcext:value-type="string">
            <text:p>LOOK FOR</text:p>
          </table:table-cell>
          <table:table-cell/>
        </table:table-row>
        <table:table-row table:style-name="ro1">
          <table:table-cell office:value-type="string" calcext:value-type="string">
            <text:p>1469</text:p>
          </table:table-cell>
          <table:table-cell table:formula="of:=HYPERLINK(&quot;https://clics.clld.org/parameters/1469&quot;;&quot;WEEK&quot;)" office:value-type="string" office:string-value="WEEK" calcext:value-type="string">
            <text:p>WEEK</text:p>
          </table:table-cell>
          <table:table-cell/>
        </table:table-row>
        <table:table-row table:style-name="ro1">
          <table:table-cell office:value-type="string" calcext:value-type="string">
            <text:p>1470</text:p>
          </table:table-cell>
          <table:table-cell table:formula="of:=HYPERLINK(&quot;https://clics.clld.org/parameters/1470&quot;;&quot;FOLD&quot;)" office:value-type="string" office:string-value="FOLD" calcext:value-type="string">
            <text:p>FOLD</text:p>
          </table:table-cell>
          <table:table-cell/>
        </table:table-row>
        <table:table-row table:style-name="ro1">
          <table:table-cell office:value-type="string" calcext:value-type="string">
            <text:p>1471</text:p>
          </table:table-cell>
          <table:table-cell table:formula="of:=HYPERLINK(&quot;https://clics.clld.org/parameters/1471&quot;;&quot;WINTER&quot;)" office:value-type="string" office:string-value="WINTER" calcext:value-type="string">
            <text:p>WINTER</text:p>
          </table:table-cell>
          <table:table-cell/>
        </table:table-row>
        <table:table-row table:style-name="ro1">
          <table:table-cell office:value-type="string" calcext:value-type="string">
            <text:p>1472</text:p>
          </table:table-cell>
          <table:table-cell table:formula="of:=HYPERLINK(&quot;https://clics.clld.org/parameters/1472&quot;;&quot;KEY&quot;)" office:value-type="string" office:string-value="KEY" calcext:value-type="string">
            <text:p>KEY</text:p>
          </table:table-cell>
          <table:table-cell/>
        </table:table-row>
        <table:table-row table:style-name="ro1">
          <table:table-cell office:value-type="string" calcext:value-type="string">
            <text:p>1473</text:p>
          </table:table-cell>
          <table:table-cell table:formula="of:=HYPERLINK(&quot;https://clics.clld.org/parameters/1473&quot;;&quot;FIST&quot;)" office:value-type="string" office:string-value="FIST" calcext:value-type="string">
            <text:p>FIST</text:p>
          </table:table-cell>
          <table:table-cell/>
        </table:table-row>
        <table:table-row table:style-name="ro1">
          <table:table-cell office:value-type="string" calcext:value-type="string">
            <text:p>1474</text:p>
          </table:table-cell>
          <table:table-cell table:formula="of:=HYPERLINK(&quot;https://clics.clld.org/parameters/1474&quot;;&quot;SEA&quot;)" office:value-type="string" office:string-value="SEA" calcext:value-type="string">
            <text:p>SEA</text:p>
          </table:table-cell>
          <table:table-cell/>
        </table:table-row>
        <table:table-row table:style-name="ro1">
          <table:table-cell office:value-type="string" calcext:value-type="string">
            <text:p>1475</text:p>
          </table:table-cell>
          <table:table-cell table:formula="of:=HYPERLINK(&quot;https://clics.clld.org/parameters/1475&quot;;&quot;COMB&quot;)" office:value-type="string" office:string-value="COMB" calcext:value-type="string">
            <text:p>COMB</text:p>
          </table:table-cell>
          <table:table-cell/>
        </table:table-row>
        <table:table-row table:style-name="ro1">
          <table:table-cell office:value-type="string" calcext:value-type="string">
            <text:p>1476</text:p>
          </table:table-cell>
          <table:table-cell table:formula="of:=HYPERLINK(&quot;https://clics.clld.org/parameters/1476&quot;;&quot;CHAIR&quot;)" office:value-type="string" office:string-value="CHAIR" calcext:value-type="string">
            <text:p>CHAIR</text:p>
          </table:table-cell>
          <table:table-cell/>
        </table:table-row>
        <table:table-row table:style-name="ro1">
          <table:table-cell office:value-type="string" calcext:value-type="string">
            <text:p>1477</text:p>
          </table:table-cell>
          <table:table-cell table:formula="of:=HYPERLINK(&quot;https://clics.clld.org/parameters/1477&quot;;&quot;KEEP&quot;)" office:value-type="string" office:string-value="KEEP" calcext:value-type="string">
            <text:p>KEEP</text:p>
          </table:table-cell>
          <table:table-cell/>
        </table:table-row>
        <table:table-row table:style-name="ro1">
          <table:table-cell office:value-type="string" calcext:value-type="string">
            <text:p>1478</text:p>
          </table:table-cell>
          <table:table-cell table:formula="of:=HYPERLINK(&quot;https://clics.clld.org/parameters/1478&quot;;&quot;WITHOUT&quot;)" office:value-type="string" office:string-value="WITHOUT" calcext:value-type="string">
            <text:p>WITHOUT</text:p>
          </table:table-cell>
          <table:table-cell/>
        </table:table-row>
        <table:table-row table:style-name="ro1">
          <table:table-cell office:value-type="string" calcext:value-type="string">
            <text:p>1479</text:p>
          </table:table-cell>
          <table:table-cell table:formula="of:=HYPERLINK(&quot;https://clics.clld.org/parameters/1479&quot;;&quot;DOLPHIN&quot;)" office:value-type="string" office:string-value="DOLPHIN" calcext:value-type="string">
            <text:p>DOLPHIN</text:p>
          </table:table-cell>
          <table:table-cell/>
        </table:table-row>
        <table:table-row table:style-name="ro1">
          <table:table-cell office:value-type="string" calcext:value-type="string">
            <text:p>1480</text:p>
          </table:table-cell>
          <table:table-cell table:formula="of:=HYPERLINK(&quot;https://clics.clld.org/parameters/1480&quot;;&quot;BODY&quot;)" office:value-type="string" office:string-value="BODY" calcext:value-type="string">
            <text:p>BODY</text:p>
          </table:table-cell>
          <table:table-cell/>
        </table:table-row>
        <table:table-row table:style-name="ro1">
          <table:table-cell office:value-type="string" calcext:value-type="string">
            <text:p>1481</text:p>
          </table:table-cell>
          <table:table-cell table:formula="of:=HYPERLINK(&quot;https://clics.clld.org/parameters/1481&quot;;&quot;HAMMER&quot;)" office:value-type="string" office:string-value="HAMMER" calcext:value-type="string">
            <text:p>HAMMER</text:p>
          </table:table-cell>
          <table:table-cell/>
        </table:table-row>
        <table:table-row table:style-name="ro1">
          <table:table-cell office:value-type="string" calcext:value-type="string">
            <text:p>1482</text:p>
          </table:table-cell>
          <table:table-cell table:formula="of:=HYPERLINK(&quot;https://clics.clld.org/parameters/1482&quot;;&quot;SHOULDER&quot;)" office:value-type="string" office:string-value="SHOULDER" calcext:value-type="string">
            <text:p>SHOULDER</text:p>
          </table:table-cell>
          <table:table-cell/>
        </table:table-row>
        <table:table-row table:style-name="ro1">
          <table:table-cell office:value-type="string" calcext:value-type="string">
            <text:p>1483</text:p>
          </table:table-cell>
          <table:table-cell table:formula="of:=HYPERLINK(&quot;https://clics.clld.org/parameters/1483&quot;;&quot;NINE&quot;)" office:value-type="string" office:string-value="NINE" calcext:value-type="string">
            <text:p>NINE</text:p>
          </table:table-cell>
          <table:table-cell/>
        </table:table-row>
        <table:table-row table:style-name="ro1">
          <table:table-cell office:value-type="string" calcext:value-type="string">
            <text:p>1484</text:p>
          </table:table-cell>
          <table:table-cell table:formula="of:=HYPERLINK(&quot;https://clics.clld.org/parameters/1484&quot;;&quot;OIL (ORGANIC SUBSTANCE)&quot;)" office:value-type="string" office:string-value="OIL (ORGANIC SUBSTANCE)" calcext:value-type="string">
            <text:p>OIL (ORGANIC SUBSTANCE)</text:p>
          </table:table-cell>
          <table:table-cell/>
        </table:table-row>
        <table:table-row table:style-name="ro1">
          <table:table-cell office:value-type="string" calcext:value-type="string">
            <text:p>1485</text:p>
          </table:table-cell>
          <table:table-cell table:formula="of:=HYPERLINK(&quot;https://clics.clld.org/parameters/1485&quot;;&quot;BELOW OR UNDER&quot;)" office:value-type="string" office:string-value="BELOW OR UNDER" calcext:value-type="string">
            <text:p>BELOW OR UNDER</text:p>
          </table:table-cell>
          <table:table-cell/>
        </table:table-row>
        <table:table-row table:style-name="ro1">
          <table:table-cell office:value-type="string" calcext:value-type="string">
            <text:p>1486</text:p>
          </table:table-cell>
          <table:table-cell table:formula="of:=HYPERLINK(&quot;https://clics.clld.org/parameters/1486&quot;;&quot;PLANT (SOMETHING)&quot;)" office:value-type="string" office:string-value="PLANT (SOMETHING)" calcext:value-type="string">
            <text:p>PLANT (SOMETHING)</text:p>
          </table:table-cell>
          <table:table-cell/>
        </table:table-row>
        <table:table-row table:style-name="ro1">
          <table:table-cell office:value-type="string" calcext:value-type="string">
            <text:p>1487</text:p>
          </table:table-cell>
          <table:table-cell table:formula="of:=HYPERLINK(&quot;https://clics.clld.org/parameters/1487&quot;;&quot;POUR&quot;)" office:value-type="string" office:string-value="POUR" calcext:value-type="string">
            <text:p>POUR</text:p>
          </table:table-cell>
          <table:table-cell/>
        </table:table-row>
        <table:table-row table:style-name="ro1">
          <table:table-cell office:value-type="string" calcext:value-type="string">
            <text:p>1488</text:p>
          </table:table-cell>
          <table:table-cell table:formula="of:=HYPERLINK(&quot;https://clics.clld.org/parameters/1488&quot;;&quot;FAUCET&quot;)" office:value-type="string" office:string-value="FAUCET" calcext:value-type="string">
            <text:p>FAUCET</text:p>
          </table:table-cell>
          <table:table-cell/>
        </table:table-row>
        <table:table-row table:style-name="ro1">
          <table:table-cell office:value-type="string" calcext:value-type="string">
            <text:p>1489</text:p>
          </table:table-cell>
          <table:table-cell table:formula="of:=HYPERLINK(&quot;https://clics.clld.org/parameters/1489&quot;;&quot;CLOUD&quot;)" office:value-type="string" office:string-value="CLOUD" calcext:value-type="string">
            <text:p>CLOUD</text:p>
          </table:table-cell>
          <table:table-cell/>
        </table:table-row>
        <table:table-row table:style-name="ro1">
          <table:table-cell office:value-type="string" calcext:value-type="string">
            <text:p>1490</text:p>
          </table:table-cell>
          <table:table-cell table:formula="of:=HYPERLINK(&quot;https://clics.clld.org/parameters/1490&quot;;&quot;RAT&quot;)" office:value-type="string" office:string-value="RAT" calcext:value-type="string">
            <text:p>RAT</text:p>
          </table:table-cell>
          <table:table-cell/>
        </table:table-row>
        <table:table-row table:style-name="ro1">
          <table:table-cell office:value-type="string" calcext:value-type="string">
            <text:p>1491</text:p>
          </table:table-cell>
          <table:table-cell table:formula="of:=HYPERLINK(&quot;https://clics.clld.org/parameters/1491&quot;;&quot;MOUSE&quot;)" office:value-type="string" office:string-value="MOUSE" calcext:value-type="string">
            <text:p>MOUSE</text:p>
          </table:table-cell>
          <table:table-cell/>
        </table:table-row>
        <table:table-row table:style-name="ro1">
          <table:table-cell office:value-type="string" calcext:value-type="string">
            <text:p>1493</text:p>
          </table:table-cell>
          <table:table-cell table:formula="of:=HYPERLINK(&quot;https://clics.clld.org/parameters/1493&quot;;&quot;ONE&quot;)" office:value-type="string" office:string-value="ONE" calcext:value-type="string">
            <text:p>ONE</text:p>
          </table:table-cell>
          <table:table-cell/>
        </table:table-row>
        <table:table-row table:style-name="ro1">
          <table:table-cell office:value-type="string" calcext:value-type="string">
            <text:p>1494</text:p>
          </table:table-cell>
          <table:table-cell table:formula="of:=HYPERLINK(&quot;https://clics.clld.org/parameters/1494&quot;;&quot;DIE&quot;)" office:value-type="string" office:string-value="DIE" calcext:value-type="string">
            <text:p>DIE</text:p>
          </table:table-cell>
          <table:table-cell/>
        </table:table-row>
        <table:table-row table:style-name="ro1">
          <table:table-cell office:value-type="string" calcext:value-type="string">
            <text:p>1495</text:p>
          </table:table-cell>
          <table:table-cell table:formula="of:=HYPERLINK(&quot;https://clics.clld.org/parameters/1495&quot;;&quot;HAPPY&quot;)" office:value-type="string" office:string-value="HAPPY" calcext:value-type="string">
            <text:p>HAPPY</text:p>
          </table:table-cell>
          <table:table-cell/>
        </table:table-row>
        <table:table-row table:style-name="ro1">
          <table:table-cell office:value-type="string" calcext:value-type="string">
            <text:p>1496</text:p>
          </table:table-cell>
          <table:table-cell table:formula="of:=HYPERLINK(&quot;https://clics.clld.org/parameters/1496&quot;;&quot;GRANDMOTHER&quot;)" office:value-type="string" office:string-value="GRANDMOTHER" calcext:value-type="string">
            <text:p>GRANDMOTHER</text:p>
          </table:table-cell>
          <table:table-cell/>
        </table:table-row>
        <table:table-row table:style-name="ro1">
          <table:table-cell office:value-type="string" calcext:value-type="string">
            <text:p>1497</text:p>
          </table:table-cell>
          <table:table-cell table:formula="of:=HYPERLINK(&quot;https://clics.clld.org/parameters/1497&quot;;&quot;POSTCARD&quot;)" office:value-type="string" office:string-value="POSTCARD" calcext:value-type="string">
            <text:p>POSTCARD</text:p>
          </table:table-cell>
          <table:table-cell/>
        </table:table-row>
        <table:table-row table:style-name="ro1">
          <table:table-cell office:value-type="string" calcext:value-type="string">
            <text:p>1498</text:p>
          </table:table-cell>
          <table:table-cell table:formula="of:=HYPERLINK(&quot;https://clics.clld.org/parameters/1498&quot;;&quot;TWO&quot;)" office:value-type="string" office:string-value="TWO" calcext:value-type="string">
            <text:p>TWO</text:p>
          </table:table-cell>
          <table:table-cell/>
        </table:table-row>
        <table:table-row table:style-name="ro1">
          <table:table-cell office:value-type="string" calcext:value-type="string">
            <text:p>1500</text:p>
          </table:table-cell>
          <table:table-cell table:formula="of:=HYPERLINK(&quot;https://clics.clld.org/parameters/1500&quot;;&quot;FOUR&quot;)" office:value-type="string" office:string-value="FOUR" calcext:value-type="string">
            <text:p>FOUR</text:p>
          </table:table-cell>
          <table:table-cell/>
        </table:table-row>
        <table:table-row table:style-name="ro1">
          <table:table-cell office:value-type="string" calcext:value-type="string">
            <text:p>1501</text:p>
          </table:table-cell>
          <table:table-cell table:formula="of:=HYPERLINK(&quot;https://clics.clld.org/parameters/1501&quot;;&quot;BORE&quot;)" office:value-type="string" office:string-value="BORE" calcext:value-type="string">
            <text:p>BORE</text:p>
          </table:table-cell>
          <table:table-cell/>
        </table:table-row>
        <table:table-row table:style-name="ro1">
          <table:table-cell office:value-type="string" calcext:value-type="string">
            <text:p>1502</text:p>
          </table:table-cell>
          <table:table-cell table:formula="of:=HYPERLINK(&quot;https://clics.clld.org/parameters/1502&quot;;&quot;GOAT&quot;)" office:value-type="string" office:string-value="GOAT" calcext:value-type="string">
            <text:p>GOAT</text:p>
          </table:table-cell>
          <table:table-cell/>
        </table:table-row>
        <table:table-row table:style-name="ro1">
          <table:table-cell office:value-type="string" calcext:value-type="string">
            <text:p>1503</text:p>
          </table:table-cell>
          <table:table-cell table:formula="of:=HYPERLINK(&quot;https://clics.clld.org/parameters/1503&quot;;&quot;SALIVA&quot;)" office:value-type="string" office:string-value="SALIVA" calcext:value-type="string">
            <text:p>SALIVA</text:p>
          </table:table-cell>
          <table:table-cell/>
        </table:table-row>
        <table:table-row table:style-name="ro1">
          <table:table-cell office:value-type="string" calcext:value-type="string">
            <text:p>1504</text:p>
          </table:table-cell>
          <table:table-cell table:formula="of:=HYPERLINK(&quot;https://clics.clld.org/parameters/1504&quot;;&quot;FLY (INSECT)&quot;)" office:value-type="string" office:string-value="FLY (INSECT)" calcext:value-type="string">
            <text:p>FLY (INSECT)</text:p>
          </table:table-cell>
          <table:table-cell/>
        </table:table-row>
        <table:table-row table:style-name="ro1">
          <table:table-cell office:value-type="string" calcext:value-type="string">
            <text:p>1505</text:p>
          </table:table-cell>
          <table:table-cell table:formula="of:=HYPERLINK(&quot;https://clics.clld.org/parameters/1505&quot;;&quot;SPERM&quot;)" office:value-type="string" office:string-value="SPERM" calcext:value-type="string">
            <text:p>SPERM</text:p>
          </table:table-cell>
          <table:table-cell/>
        </table:table-row>
        <table:table-row table:style-name="ro1">
          <table:table-cell office:value-type="string" calcext:value-type="string">
            <text:p>1506</text:p>
          </table:table-cell>
          <table:table-cell table:formula="of:=HYPERLINK(&quot;https://clics.clld.org/parameters/1506&quot;;&quot;MEASURE&quot;)" office:value-type="string" office:string-value="MEASURE" calcext:value-type="string">
            <text:p>MEASURE</text:p>
          </table:table-cell>
          <table:table-cell/>
        </table:table-row>
        <table:table-row table:style-name="ro1">
          <table:table-cell office:value-type="string" calcext:value-type="string">
            <text:p>1507</text:p>
          </table:table-cell>
          <table:table-cell table:formula="of:=HYPERLINK(&quot;https://clics.clld.org/parameters/1507&quot;;&quot;FRUIT&quot;)" office:value-type="string" office:string-value="FRUIT" calcext:value-type="string">
            <text:p>FRUIT</text:p>
          </table:table-cell>
          <table:table-cell/>
        </table:table-row>
        <table:table-row table:style-name="ro1">
          <table:table-cell office:value-type="string" calcext:value-type="string">
            <text:p>1508</text:p>
          </table:table-cell>
          <table:table-cell table:formula="of:=HYPERLINK(&quot;https://clics.clld.org/parameters/1508&quot;;&quot;KING&quot;)" office:value-type="string" office:string-value="KING" calcext:value-type="string">
            <text:p>KING</text:p>
          </table:table-cell>
          <table:table-cell/>
        </table:table-row>
        <table:table-row table:style-name="ro1">
          <table:table-cell office:value-type="string" calcext:value-type="string">
            <text:p>1509</text:p>
          </table:table-cell>
          <table:table-cell table:formula="of:=HYPERLINK(&quot;https://clics.clld.org/parameters/1509&quot;;&quot;MOSQUITO&quot;)" office:value-type="string" office:string-value="MOSQUITO" calcext:value-type="string">
            <text:p>MOSQUITO</text:p>
          </table:table-cell>
          <table:table-cell/>
        </table:table-row>
        <table:table-row table:style-name="ro1">
          <table:table-cell office:value-type="string" calcext:value-type="string">
            <text:p>1510</text:p>
          </table:table-cell>
          <table:table-cell table:formula="of:=HYPERLINK(&quot;https://clics.clld.org/parameters/1510&quot;;&quot;CHIN&quot;)" office:value-type="string" office:string-value="CHIN" calcext:value-type="string">
            <text:p>CHIN</text:p>
          </table:table-cell>
          <table:table-cell/>
        </table:table-row>
        <table:table-row table:style-name="ro1">
          <table:table-cell office:value-type="string" calcext:value-type="string">
            <text:p>1511</text:p>
          </table:table-cell>
          <table:table-cell table:formula="of:=HYPERLINK(&quot;https://clics.clld.org/parameters/1511&quot;;&quot;ROOSTER&quot;)" office:value-type="string" office:string-value="ROOSTER" calcext:value-type="string">
            <text:p>ROOSTER</text:p>
          </table:table-cell>
          <table:table-cell/>
        </table:table-row>
        <table:table-row table:style-name="ro1">
          <table:table-cell office:value-type="string" calcext:value-type="string">
            <text:p>1513</text:p>
          </table:table-cell>
          <table:table-cell table:formula="of:=HYPERLINK(&quot;https://clics.clld.org/parameters/1513&quot;;&quot;THINK (BELIEVE)&quot;)" office:value-type="string" office:string-value="THINK (BELIEVE)" calcext:value-type="string">
            <text:p>THINK (BELIEVE)</text:p>
          </table:table-cell>
          <table:table-cell/>
        </table:table-row>
        <table:table-row table:style-name="ro1">
          <table:table-cell office:value-type="string" calcext:value-type="string">
            <text:p>1514</text:p>
          </table:table-cell>
          <table:table-cell table:formula="of:=HYPERLINK(&quot;https://clics.clld.org/parameters/1514&quot;;&quot;HEN&quot;)" office:value-type="string" office:string-value="HEN" calcext:value-type="string">
            <text:p>HEN</text:p>
          </table:table-cell>
          <table:table-cell/>
        </table:table-row>
        <table:table-row table:style-name="ro1">
          <table:table-cell office:value-type="string" calcext:value-type="string">
            <text:p>1515</text:p>
          </table:table-cell>
          <table:table-cell table:formula="of:=HYPERLINK(&quot;https://clics.clld.org/parameters/1515&quot;;&quot;TEN&quot;)" office:value-type="string" office:string-value="TEN" calcext:value-type="string">
            <text:p>TEN</text:p>
          </table:table-cell>
          <table:table-cell/>
        </table:table-row>
        <table:table-row table:style-name="ro1">
          <table:table-cell office:value-type="string" calcext:value-type="string">
            <text:p>1517</text:p>
          </table:table-cell>
          <table:table-cell table:formula="of:=HYPERLINK(&quot;https://clics.clld.org/parameters/1517&quot;;&quot;WASP&quot;)" office:value-type="string" office:string-value="WASP" calcext:value-type="string">
            <text:p>WASP</text:p>
          </table:table-cell>
          <table:table-cell/>
        </table:table-row>
        <table:table-row table:style-name="ro1">
          <table:table-cell office:value-type="string" calcext:value-type="string">
            <text:p>1518</text:p>
          </table:table-cell>
          <table:table-cell table:formula="of:=HYPERLINK(&quot;https://clics.clld.org/parameters/1518&quot;;&quot;STUPID&quot;)" office:value-type="string" office:string-value="STUPID" calcext:value-type="string">
            <text:p>STUPID</text:p>
          </table:table-cell>
          <table:table-cell/>
        </table:table-row>
        <table:table-row table:style-name="ro1">
          <table:table-cell office:value-type="string" calcext:value-type="string">
            <text:p>1519</text:p>
          </table:table-cell>
          <table:table-cell table:formula="of:=HYPERLINK(&quot;https://clics.clld.org/parameters/1519&quot;;&quot;RUN&quot;)" office:value-type="string" office:string-value="RUN" calcext:value-type="string">
            <text:p>RUN</text:p>
          </table:table-cell>
          <table:table-cell/>
        </table:table-row>
        <table:table-row table:style-name="ro1">
          <table:table-cell office:value-type="string" calcext:value-type="string">
            <text:p>1520</text:p>
          </table:table-cell>
          <table:table-cell table:formula="of:=HYPERLINK(&quot;https://clics.clld.org/parameters/1520&quot;;&quot;CRUSH&quot;)" office:value-type="string" office:string-value="CRUSH" calcext:value-type="string">
            <text:p>CRUSH</text:p>
          </table:table-cell>
          <table:table-cell/>
        </table:table-row>
        <table:table-row table:style-name="ro1">
          <table:table-cell office:value-type="string" calcext:value-type="string">
            <text:p>1521</text:p>
          </table:table-cell>
          <table:table-cell table:formula="of:=HYPERLINK(&quot;https://clics.clld.org/parameters/1521&quot;;&quot;SEEM&quot;)" office:value-type="string" office:string-value="SEEM" calcext:value-type="string">
            <text:p>SEEM</text:p>
          </table:table-cell>
          <table:table-cell/>
        </table:table-row>
        <table:table-row table:style-name="ro1">
          <table:table-cell office:value-type="string" calcext:value-type="string">
            <text:p>1522</text:p>
          </table:table-cell>
          <table:table-cell table:formula="of:=HYPERLINK(&quot;https://clics.clld.org/parameters/1522&quot;;&quot;SOCK&quot;)" office:value-type="string" office:string-value="SOCK" calcext:value-type="string">
            <text:p>SOCK</text:p>
          </table:table-cell>
          <table:table-cell/>
        </table:table-row>
        <table:table-row table:style-name="ro1">
          <table:table-cell office:value-type="string" calcext:value-type="string">
            <text:p>1523</text:p>
          </table:table-cell>
          <table:table-cell table:formula="of:=HYPERLINK(&quot;https://clics.clld.org/parameters/1523&quot;;&quot;FORGET&quot;)" office:value-type="string" office:string-value="FORGET" calcext:value-type="string">
            <text:p>FORGET</text:p>
          </table:table-cell>
          <table:table-cell/>
        </table:table-row>
        <table:table-row table:style-name="ro1">
          <table:table-cell office:value-type="string" calcext:value-type="string">
            <text:p>1524</text:p>
          </table:table-cell>
          <table:table-cell table:formula="of:=HYPERLINK(&quot;https://clics.clld.org/parameters/1524&quot;;&quot;WINE&quot;)" office:value-type="string" office:string-value="WINE" calcext:value-type="string">
            <text:p>WINE</text:p>
          </table:table-cell>
          <table:table-cell/>
        </table:table-row>
        <table:table-row table:style-name="ro1">
          <table:table-cell office:value-type="string" calcext:value-type="string">
            <text:p>1525</text:p>
          </table:table-cell>
          <table:table-cell table:formula="of:=HYPERLINK(&quot;https://clics.clld.org/parameters/1525&quot;;&quot;COAST&quot;)" office:value-type="string" office:string-value="COAST" calcext:value-type="string">
            <text:p>COAST</text:p>
          </table:table-cell>
          <table:table-cell/>
        </table:table-row>
        <table:table-row table:style-name="ro1">
          <table:table-cell office:value-type="string" calcext:value-type="string">
            <text:p>1526</text:p>
          </table:table-cell>
          <table:table-cell table:formula="of:=HYPERLINK(&quot;https://clics.clld.org/parameters/1526&quot;;&quot;MEAL&quot;)" office:value-type="string" office:string-value="MEAL" calcext:value-type="string">
            <text:p>MEAL</text:p>
          </table:table-cell>
          <table:table-cell/>
        </table:table-row>
        <table:table-row table:style-name="ro1">
          <table:table-cell office:value-type="string" calcext:value-type="string">
            <text:p>1527</text:p>
          </table:table-cell>
          <table:table-cell table:formula="of:=HYPERLINK(&quot;https://clics.clld.org/parameters/1527&quot;;&quot;TICK&quot;)" office:value-type="string" office:string-value="TICK" calcext:value-type="string">
            <text:p>TICK</text:p>
          </table:table-cell>
          <table:table-cell/>
        </table:table-row>
        <table:table-row table:style-name="ro1">
          <table:table-cell office:value-type="string" calcext:value-type="string">
            <text:p>1528</text:p>
          </table:table-cell>
          <table:table-cell table:formula="of:=HYPERLINK(&quot;https://clics.clld.org/parameters/1528&quot;;&quot;FORGIVE&quot;)" office:value-type="string" office:string-value="FORGIVE" calcext:value-type="string">
            <text:p>FORGIVE</text:p>
          </table:table-cell>
          <table:table-cell/>
        </table:table-row>
        <table:table-row table:style-name="ro1">
          <table:table-cell office:value-type="string" calcext:value-type="string">
            <text:p>1529</text:p>
          </table:table-cell>
          <table:table-cell table:formula="of:=HYPERLINK(&quot;https://clics.clld.org/parameters/1529&quot;;&quot;LAST (FINAL)&quot;)" office:value-type="string" office:string-value="LAST (FINAL)" calcext:value-type="string">
            <text:p>LAST (FINAL)</text:p>
          </table:table-cell>
          <table:table-cell/>
        </table:table-row>
        <table:table-row table:style-name="ro1">
          <table:table-cell office:value-type="string" calcext:value-type="string">
            <text:p>1530</text:p>
          </table:table-cell>
          <table:table-cell table:formula="of:=HYPERLINK(&quot;https://clics.clld.org/parameters/1530&quot;;&quot;BOWL&quot;)" office:value-type="string" office:string-value="BOWL" calcext:value-type="string">
            <text:p>BOWL</text:p>
          </table:table-cell>
          <table:table-cell/>
        </table:table-row>
        <table:table-row table:style-name="ro1">
          <table:table-cell office:value-type="string" calcext:value-type="string">
            <text:p>1531</text:p>
          </table:table-cell>
          <table:table-cell table:formula="of:=HYPERLINK(&quot;https://clics.clld.org/parameters/1531&quot;;&quot;BRANCH&quot;)" office:value-type="string" office:string-value="BRANCH" calcext:value-type="string">
            <text:p>BRANCH</text:p>
          </table:table-cell>
          <table:table-cell/>
        </table:table-row>
        <table:table-row table:style-name="ro1">
          <table:table-cell office:value-type="string" calcext:value-type="string">
            <text:p>1533</text:p>
          </table:table-cell>
          <table:table-cell table:formula="of:=HYPERLINK(&quot;https://clics.clld.org/parameters/1533&quot;;&quot;BE HUNGRY&quot;)" office:value-type="string" office:string-value="BE HUNGRY" calcext:value-type="string">
            <text:p>BE HUNGRY</text:p>
          </table:table-cell>
          <table:table-cell/>
        </table:table-row>
        <table:table-row table:style-name="ro1">
          <table:table-cell office:value-type="string" calcext:value-type="string">
            <text:p>1534</text:p>
          </table:table-cell>
          <table:table-cell table:formula="of:=HYPERLINK(&quot;https://clics.clld.org/parameters/1534&quot;;&quot;FEVER&quot;)" office:value-type="string" office:string-value="FEVER" calcext:value-type="string">
            <text:p>FEVER</text:p>
          </table:table-cell>
          <table:table-cell/>
        </table:table-row>
        <table:table-row table:style-name="ro1">
          <table:table-cell office:value-type="string" calcext:value-type="string">
            <text:p>1535</text:p>
          </table:table-cell>
          <table:table-cell table:formula="of:=HYPERLINK(&quot;https://clics.clld.org/parameters/1535&quot;;&quot;SWORD&quot;)" office:value-type="string" office:string-value="SWORD" calcext:value-type="string">
            <text:p>SWORD</text:p>
          </table:table-cell>
          <table:table-cell/>
        </table:table-row>
        <table:table-row table:style-name="ro1">
          <table:table-cell office:value-type="string" calcext:value-type="string">
            <text:p>1536</text:p>
          </table:table-cell>
          <table:table-cell table:formula="of:=HYPERLINK(&quot;https://clics.clld.org/parameters/1536&quot;;&quot;UNDERSTAND&quot;)" office:value-type="string" office:string-value="UNDERSTAND" calcext:value-type="string">
            <text:p>UNDERSTAND</text:p>
          </table:table-cell>
          <table:table-cell/>
        </table:table-row>
        <table:table-row table:style-name="ro1">
          <table:table-cell office:value-type="string" calcext:value-type="string">
            <text:p>1537</text:p>
          </table:table-cell>
          <table:table-cell table:formula="of:=HYPERLINK(&quot;https://clics.clld.org/parameters/1537&quot;;&quot;SPRINGTIME&quot;)" office:value-type="string" office:string-value="SPRINGTIME" calcext:value-type="string">
            <text:p>SPRINGTIME</text:p>
          </table:table-cell>
          <table:table-cell/>
        </table:table-row>
        <table:table-row table:style-name="ro1">
          <table:table-cell office:value-type="string" calcext:value-type="string">
            <text:p>1538</text:p>
          </table:table-cell>
          <table:table-cell table:formula="of:=HYPERLINK(&quot;https://clics.clld.org/parameters/1538&quot;;&quot;SCORPION&quot;)" office:value-type="string" office:string-value="SCORPION" calcext:value-type="string">
            <text:p>SCORPION</text:p>
          </table:table-cell>
          <table:table-cell/>
        </table:table-row>
        <table:table-row table:style-name="ro1">
          <table:table-cell office:value-type="string" calcext:value-type="string">
            <text:p>1539</text:p>
          </table:table-cell>
          <table:table-cell table:formula="of:=HYPERLINK(&quot;https://clics.clld.org/parameters/1539&quot;;&quot;BASKET&quot;)" office:value-type="string" office:string-value="BASKET" calcext:value-type="string">
            <text:p>BASKET</text:p>
          </table:table-cell>
          <table:table-cell/>
        </table:table-row>
        <table:table-row table:style-name="ro1">
          <table:table-cell office:value-type="string" calcext:value-type="string">
            <text:p>1540</text:p>
          </table:table-cell>
          <table:table-cell table:formula="of:=HYPERLINK(&quot;https://clics.clld.org/parameters/1540&quot;;&quot;EYELASH&quot;)" office:value-type="string" office:string-value="EYELASH" calcext:value-type="string">
            <text:p>EYELASH</text:p>
          </table:table-cell>
          <table:table-cell/>
        </table:table-row>
        <table:table-row table:style-name="ro1">
          <table:table-cell office:value-type="string" calcext:value-type="string">
            <text:p>1541</text:p>
          </table:table-cell>
          <table:table-cell table:formula="of:=HYPERLINK(&quot;https://clics.clld.org/parameters/1541&quot;;&quot;CULTIVATE&quot;)" office:value-type="string" office:string-value="CULTIVATE" calcext:value-type="string">
            <text:p>CULTIVATE</text:p>
          </table:table-cell>
          <table:table-cell/>
        </table:table-row>
        <table:table-row table:style-name="ro1">
          <table:table-cell office:value-type="string" calcext:value-type="string">
            <text:p>1542</text:p>
          </table:table-cell>
          <table:table-cell table:formula="of:=HYPERLINK(&quot;https://clics.clld.org/parameters/1542&quot;;&quot;ACCOMPANY&quot;)" office:value-type="string" office:string-value="ACCOMPANY" calcext:value-type="string">
            <text:p>ACCOMPANY</text:p>
          </table:table-cell>
          <table:table-cell/>
        </table:table-row>
        <table:table-row table:style-name="ro1">
          <table:table-cell office:value-type="string" calcext:value-type="string">
            <text:p>1543</text:p>
          </table:table-cell>
          <table:table-cell table:formula="of:=HYPERLINK(&quot;https://clics.clld.org/parameters/1543&quot;;&quot;SNAIL&quot;)" office:value-type="string" office:string-value="SNAIL" calcext:value-type="string">
            <text:p>SNAIL</text:p>
          </table:table-cell>
          <table:table-cell/>
        </table:table-row>
        <table:table-row table:style-name="ro1">
          <table:table-cell office:value-type="string" calcext:value-type="string">
            <text:p>1544</text:p>
          </table:table-cell>
          <table:table-cell table:formula="of:=HYPERLINK(&quot;https://clics.clld.org/parameters/1544&quot;;&quot;SOMETIMES&quot;)" office:value-type="string" office:string-value="SOMETIMES" calcext:value-type="string">
            <text:p>SOMETIMES</text:p>
          </table:table-cell>
          <table:table-cell/>
        </table:table-row>
        <table:table-row table:style-name="ro1">
          <table:table-cell office:value-type="string" calcext:value-type="string">
            <text:p>1545</text:p>
          </table:table-cell>
          <table:table-cell table:formula="of:=HYPERLINK(&quot;https://clics.clld.org/parameters/1545&quot;;&quot;HOST&quot;)" office:value-type="string" office:string-value="HOST" calcext:value-type="string">
            <text:p>HOST</text:p>
          </table:table-cell>
          <table:table-cell/>
        </table:table-row>
        <table:table-row table:style-name="ro1">
          <table:table-cell office:value-type="string" calcext:value-type="string">
            <text:p>1546</text:p>
          </table:table-cell>
          <table:table-cell table:formula="of:=HYPERLINK(&quot;https://clics.clld.org/parameters/1546&quot;;&quot;TWICE&quot;)" office:value-type="string" office:string-value="TWICE" calcext:value-type="string">
            <text:p>TWICE</text:p>
          </table:table-cell>
          <table:table-cell/>
        </table:table-row>
        <table:table-row table:style-name="ro1">
          <table:table-cell office:value-type="string" calcext:value-type="string">
            <text:p>1547</text:p>
          </table:table-cell>
          <table:table-cell table:formula="of:=HYPERLINK(&quot;https://clics.clld.org/parameters/1547&quot;;&quot;SOUP&quot;)" office:value-type="string" office:string-value="SOUP" calcext:value-type="string">
            <text:p>SOUP</text:p>
          </table:table-cell>
          <table:table-cell/>
        </table:table-row>
        <table:table-row table:style-name="ro1">
          <table:table-cell office:value-type="string" calcext:value-type="string">
            <text:p>1548</text:p>
          </table:table-cell>
          <table:table-cell table:formula="of:=HYPERLINK(&quot;https://clics.clld.org/parameters/1548&quot;;&quot;UGLY&quot;)" office:value-type="string" office:string-value="UGLY" calcext:value-type="string">
            <text:p>UGLY</text:p>
          </table:table-cell>
          <table:table-cell/>
        </table:table-row>
        <table:table-row table:style-name="ro1">
          <table:table-cell office:value-type="string" calcext:value-type="string">
            <text:p>1550</text:p>
          </table:table-cell>
          <table:table-cell table:formula="of:=HYPERLINK(&quot;https://clics.clld.org/parameters/1550&quot;;&quot;PREVENT&quot;)" office:value-type="string" office:string-value="PREVENT" calcext:value-type="string">
            <text:p>PREVENT</text:p>
          </table:table-cell>
          <table:table-cell/>
        </table:table-row>
        <table:table-row table:style-name="ro1">
          <table:table-cell office:value-type="string" calcext:value-type="string">
            <text:p>1551</text:p>
          </table:table-cell>
          <table:table-cell table:formula="of:=HYPERLINK(&quot;https://clics.clld.org/parameters/1551&quot;;&quot;FEMALE&quot;)" office:value-type="string" office:string-value="FEMALE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1553</text:p>
          </table:table-cell>
          <table:table-cell table:formula="of:=HYPERLINK(&quot;https://clics.clld.org/parameters/1553&quot;;&quot;MALE&quot;)" office:value-type="string" office:string-value="MALE" calcext:value-type="string">
            <text:p>MALE</text:p>
          </table:table-cell>
          <table:table-cell/>
        </table:table-row>
        <table:table-row table:style-name="ro1">
          <table:table-cell office:value-type="string" calcext:value-type="string">
            <text:p>1554</text:p>
          </table:table-cell>
          <table:table-cell table:formula="of:=HYPERLINK(&quot;https://clics.clld.org/parameters/1554&quot;;&quot;MAN&quot;)" office:value-type="string" office:string-value="MAN" calcext:value-type="string">
            <text:p>MAN</text:p>
          </table:table-cell>
          <table:table-cell/>
        </table:table-row>
        <table:table-row table:style-name="ro1">
          <table:table-cell office:value-type="string" calcext:value-type="string">
            <text:p>1555</text:p>
          </table:table-cell>
          <table:table-cell table:formula="of:=HYPERLINK(&quot;https://clics.clld.org/parameters/1555&quot;;&quot;CHAMELEON&quot;)" office:value-type="string" office:string-value="CHAMELEON" calcext:value-type="string">
            <text:p>CHAMELEON</text:p>
          </table:table-cell>
          <table:table-cell/>
        </table:table-row>
        <table:table-row table:style-name="ro1">
          <table:table-cell office:value-type="string" calcext:value-type="string">
            <text:p>1556</text:p>
          </table:table-cell>
          <table:table-cell table:formula="of:=HYPERLINK(&quot;https://clics.clld.org/parameters/1556&quot;;&quot;YOLK&quot;)" office:value-type="string" office:string-value="YOLK" calcext:value-type="string">
            <text:p>YOLK</text:p>
          </table:table-cell>
          <table:table-cell/>
        </table:table-row>
        <table:table-row table:style-name="ro1">
          <table:table-cell office:value-type="string" calcext:value-type="string">
            <text:p>1557</text:p>
          </table:table-cell>
          <table:table-cell table:formula="of:=HYPERLINK(&quot;https://clics.clld.org/parameters/1557&quot;;&quot;BEGINNING&quot;)" office:value-type="string" office:string-value="BEGINNING" calcext:value-type="string">
            <text:p>BEGINNING</text:p>
          </table:table-cell>
          <table:table-cell/>
        </table:table-row>
        <table:table-row table:style-name="ro1">
          <table:table-cell office:value-type="string" calcext:value-type="string">
            <text:p>1558</text:p>
          </table:table-cell>
          <table:table-cell table:formula="of:=HYPERLINK(&quot;https://clics.clld.org/parameters/1558&quot;;&quot;SIMILAR&quot;)" office:value-type="string" office:string-value="SIMILAR" calcext:value-type="string">
            <text:p>SIMILAR</text:p>
          </table:table-cell>
          <table:table-cell/>
        </table:table-row>
        <table:table-row table:style-name="ro1">
          <table:table-cell office:value-type="string" calcext:value-type="string">
            <text:p>1559</text:p>
          </table:table-cell>
          <table:table-cell table:formula="of:=HYPERLINK(&quot;https://clics.clld.org/parameters/1559&quot;;&quot;MONEY&quot;)" office:value-type="string" office:string-value="MONEY" calcext:value-type="string">
            <text:p>MONEY</text:p>
          </table:table-cell>
          <table:table-cell/>
        </table:table-row>
        <table:table-row table:style-name="ro1">
          <table:table-cell office:value-type="string" calcext:value-type="string">
            <text:p>1560</text:p>
          </table:table-cell>
          <table:table-cell table:formula="of:=HYPERLINK(&quot;https://clics.clld.org/parameters/1560&quot;;&quot;FACE&quot;)" office:value-type="string" office:string-value="FACE" calcext:value-type="string">
            <text:p>FACE</text:p>
          </table:table-cell>
          <table:table-cell/>
        </table:table-row>
        <table:table-row table:style-name="ro1">
          <table:table-cell office:value-type="string" calcext:value-type="string">
            <text:p>1561</text:p>
          </table:table-cell>
          <table:table-cell table:formula="of:=HYPERLINK(&quot;https://clics.clld.org/parameters/1561&quot;;&quot;ARMY&quot;)" office:value-type="string" office:string-value="ARMY" calcext:value-type="string">
            <text:p>ARMY</text:p>
          </table:table-cell>
          <table:table-cell/>
        </table:table-row>
        <table:table-row table:style-name="ro1">
          <table:table-cell office:value-type="string" calcext:value-type="string">
            <text:p>1562</text:p>
          </table:table-cell>
          <table:table-cell table:formula="of:=HYPERLINK(&quot;https://clics.clld.org/parameters/1562&quot;;&quot;MIND&quot;)" office:value-type="string" office:string-value="MIND" calcext:value-type="string">
            <text:p>MIND</text:p>
          </table:table-cell>
          <table:table-cell/>
        </table:table-row>
        <table:table-row table:style-name="ro1">
          <table:table-cell office:value-type="string" calcext:value-type="string">
            <text:p>1563</text:p>
          </table:table-cell>
          <table:table-cell table:formula="of:=HYPERLINK(&quot;https://clics.clld.org/parameters/1563&quot;;&quot;PYTHON&quot;)" office:value-type="string" office:string-value="PYTHON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1564</text:p>
          </table:table-cell>
          <table:table-cell table:formula="of:=HYPERLINK(&quot;https://clics.clld.org/parameters/1564&quot;;&quot;LAZY&quot;)" office:value-type="string" office:string-value="LAZY" calcext:value-type="string">
            <text:p>LAZY</text:p>
          </table:table-cell>
          <table:table-cell/>
        </table:table-row>
        <table:table-row table:style-name="ro1">
          <table:table-cell office:value-type="string" calcext:value-type="string">
            <text:p>1565</text:p>
          </table:table-cell>
          <table:table-cell table:formula="of:=HYPERLINK(&quot;https://clics.clld.org/parameters/1565&quot;;&quot;HEAVEN&quot;)" office:value-type="string" office:string-value="HEAVEN" calcext:value-type="string">
            <text:p>HEAVEN</text:p>
          </table:table-cell>
          <table:table-cell/>
        </table:table-row>
        <table:table-row table:style-name="ro1">
          <table:table-cell office:value-type="string" calcext:value-type="string">
            <text:p>1566</text:p>
          </table:table-cell>
          <table:table-cell table:formula="of:=HYPERLINK(&quot;https://clics.clld.org/parameters/1566&quot;;&quot;GUN&quot;)" office:value-type="string" office:string-value="GUN" calcext:value-type="string">
            <text:p>GUN</text:p>
          </table:table-cell>
          <table:table-cell/>
        </table:table-row>
        <table:table-row table:style-name="ro1">
          <table:table-cell office:value-type="string" calcext:value-type="string">
            <text:p>1567</text:p>
          </table:table-cell>
          <table:table-cell table:formula="of:=HYPERLINK(&quot;https://clics.clld.org/parameters/1567&quot;;&quot;DOOR&quot;)" office:value-type="string" office:string-value="DOOR" calcext:value-type="string">
            <text:p>DOOR</text:p>
          </table:table-cell>
          <table:table-cell/>
        </table:table-row>
        <table:table-row table:style-name="ro1">
          <table:table-cell office:value-type="string" calcext:value-type="string">
            <text:p>1568</text:p>
          </table:table-cell>
          <table:table-cell table:formula="of:=HYPERLINK(&quot;https://clics.clld.org/parameters/1568&quot;;&quot;ARRANGE&quot;)" office:value-type="string" office:string-value="ARRANGE" calcext:value-type="string">
            <text:p>ARRANGE</text:p>
          </table:table-cell>
          <table:table-cell/>
        </table:table-row>
        <table:table-row table:style-name="ro1">
          <table:table-cell office:value-type="string" calcext:value-type="string">
            <text:p>1569</text:p>
          </table:table-cell>
          <table:table-cell table:formula="of:=HYPERLINK(&quot;https://clics.clld.org/parameters/1569&quot;;&quot;CHEESE&quot;)" office:value-type="string" office:string-value="CHEESE" calcext:value-type="string">
            <text:p>CHEESE</text:p>
          </table:table-cell>
          <table:table-cell/>
        </table:table-row>
        <table:table-row table:style-name="ro1">
          <table:table-cell office:value-type="string" calcext:value-type="string">
            <text:p>1571</text:p>
          </table:table-cell>
          <table:table-cell table:formula="of:=HYPERLINK(&quot;https://clics.clld.org/parameters/1571&quot;;&quot;SELL&quot;)" office:value-type="string" office:string-value="SELL" calcext:value-type="string">
            <text:p>SELL</text:p>
          </table:table-cell>
          <table:table-cell/>
        </table:table-row>
        <table:table-row table:style-name="ro1">
          <table:table-cell office:value-type="string" calcext:value-type="string">
            <text:p>1572</text:p>
          </table:table-cell>
          <table:table-cell table:formula="of:=HYPERLINK(&quot;https://clics.clld.org/parameters/1572&quot;;&quot;SURPRISED&quot;)" office:value-type="string" office:string-value="SURPRISED" calcext:value-type="string">
            <text:p>SURPRISED</text:p>
          </table:table-cell>
          <table:table-cell/>
        </table:table-row>
        <table:table-row table:style-name="ro1">
          <table:table-cell office:value-type="string" calcext:value-type="string">
            <text:p>1573</text:p>
          </table:table-cell>
          <table:table-cell table:formula="of:=HYPERLINK(&quot;https://clics.clld.org/parameters/1573&quot;;&quot;SWELL&quot;)" office:value-type="string" office:string-value="SWELL" calcext:value-type="string">
            <text:p>SWELL</text:p>
          </table:table-cell>
          <table:table-cell/>
        </table:table-row>
        <table:table-row table:style-name="ro1">
          <table:table-cell office:value-type="string" calcext:value-type="string">
            <text:p>1574</text:p>
          </table:table-cell>
          <table:table-cell table:formula="of:=HYPERLINK(&quot;https://clics.clld.org/parameters/1574&quot;;&quot;FLOAT&quot;)" office:value-type="string" office:string-value="FLOAT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1575</text:p>
          </table:table-cell>
          <table:table-cell table:formula="of:=HYPERLINK(&quot;https://clics.clld.org/parameters/1575&quot;;&quot;COCKROACH&quot;)" office:value-type="string" office:string-value="COCKROACH" calcext:value-type="string">
            <text:p>COCKROACH</text:p>
          </table:table-cell>
          <table:table-cell/>
        </table:table-row>
        <table:table-row table:style-name="ro1">
          <table:table-cell office:value-type="string" calcext:value-type="string">
            <text:p>1576</text:p>
          </table:table-cell>
          <table:table-cell table:formula="of:=HYPERLINK(&quot;https://clics.clld.org/parameters/1576&quot;;&quot;PILE UP&quot;)" office:value-type="string" office:string-value="PILE UP" calcext:value-type="string">
            <text:p>PILE UP</text:p>
          </table:table-cell>
          <table:table-cell/>
        </table:table-row>
        <table:table-row table:style-name="ro1">
          <table:table-cell office:value-type="string" calcext:value-type="string">
            <text:p>1577</text:p>
          </table:table-cell>
          <table:table-cell table:formula="of:=HYPERLINK(&quot;https://clics.clld.org/parameters/1577&quot;;&quot;AND&quot;)" office:value-type="string" office:string-value="AND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1578</text:p>
          </table:table-cell>
          <table:table-cell table:formula="of:=HYPERLINK(&quot;https://clics.clld.org/parameters/1578&quot;;&quot;IGUANA&quot;)" office:value-type="string" office:string-value="IGUANA" calcext:value-type="string">
            <text:p>IGUANA</text:p>
          </table:table-cell>
          <table:table-cell/>
        </table:table-row>
        <table:table-row table:style-name="ro1">
          <table:table-cell office:value-type="string" calcext:value-type="string">
            <text:p>1579</text:p>
          </table:table-cell>
          <table:table-cell table:formula="of:=HYPERLINK(&quot;https://clics.clld.org/parameters/1579&quot;;&quot;BE&quot;)" office:value-type="string" office:string-value="BE" calcext:value-type="string">
            <text:p>BE</text:p>
          </table:table-cell>
          <table:table-cell/>
        </table:table-row>
        <table:table-row table:style-name="ro1">
          <table:table-cell office:value-type="string" calcext:value-type="string">
            <text:p>1580</text:p>
          </table:table-cell>
          <table:table-cell table:formula="of:=HYPERLINK(&quot;https://clics.clld.org/parameters/1580&quot;;&quot;ONLY&quot;)" office:value-type="string" office:string-value="ONLY" calcext:value-type="string">
            <text:p>ONLY</text:p>
          </table:table-cell>
          <table:table-cell/>
        </table:table-row>
        <table:table-row table:style-name="ro1">
          <table:table-cell office:value-type="string" calcext:value-type="string">
            <text:p>1583</text:p>
          </table:table-cell>
          <table:table-cell table:formula="of:=HYPERLINK(&quot;https://clics.clld.org/parameters/1583&quot;;&quot;BRAIN&quot;)" office:value-type="string" office:string-value="BRAIN" calcext:value-type="string">
            <text:p>BRAIN</text:p>
          </table:table-cell>
          <table:table-cell/>
        </table:table-row>
        <table:table-row table:style-name="ro1">
          <table:table-cell office:value-type="string" calcext:value-type="string">
            <text:p>1584</text:p>
          </table:table-cell>
          <table:table-cell table:formula="of:=HYPERLINK(&quot;https://clics.clld.org/parameters/1584&quot;;&quot;BLISTER&quot;)" office:value-type="string" office:string-value="BLISTER" calcext:value-type="string">
            <text:p>BLISTER</text:p>
          </table:table-cell>
          <table:table-cell/>
        </table:table-row>
        <table:table-row table:style-name="ro1">
          <table:table-cell office:value-type="string" calcext:value-type="string">
            <text:p>1585</text:p>
          </table:table-cell>
          <table:table-cell table:formula="of:=HYPERLINK(&quot;https://clics.clld.org/parameters/1585&quot;;&quot;SLEEP&quot;)" office:value-type="string" office:string-value="SLEEP" calcext:value-type="string">
            <text:p>SLEEP</text:p>
          </table:table-cell>
          <table:table-cell/>
        </table:table-row>
        <table:table-row table:style-name="ro1">
          <table:table-cell office:value-type="string" calcext:value-type="string">
            <text:p>1586</text:p>
          </table:table-cell>
          <table:table-cell table:formula="of:=HYPERLINK(&quot;https://clics.clld.org/parameters/1586&quot;;&quot;SMELL (PERCEIVE)&quot;)" office:value-type="string" office:string-value="SMELL (PERCEIVE)" calcext:value-type="string">
            <text:p>SMELL (PERCEIVE)</text:p>
          </table:table-cell>
          <table:table-cell/>
        </table:table-row>
        <table:table-row table:style-name="ro1">
          <table:table-cell office:value-type="string" calcext:value-type="string">
            <text:p>1587</text:p>
          </table:table-cell>
          <table:table-cell table:formula="of:=HYPERLINK(&quot;https://clics.clld.org/parameters/1587&quot;;&quot;SMELL (STINK)&quot;)" office:value-type="string" office:string-value="SMELL (STINK)" calcext:value-type="string">
            <text:p>SMELL (STINK)</text:p>
          </table:table-cell>
          <table:table-cell/>
        </table:table-row>
        <table:table-row table:style-name="ro1">
          <table:table-cell office:value-type="string" calcext:value-type="string">
            <text:p>1588</text:p>
          </table:table-cell>
          <table:table-cell table:formula="of:=HYPERLINK(&quot;https://clics.clld.org/parameters/1588&quot;;&quot;TURN&quot;)" office:value-type="string" office:string-value="TURN" calcext:value-type="string">
            <text:p>TURN</text:p>
          </table:table-cell>
          <table:table-cell/>
        </table:table-row>
        <table:table-row table:style-name="ro1">
          <table:table-cell office:value-type="string" calcext:value-type="string">
            <text:p>1589</text:p>
          </table:table-cell>
          <table:table-cell table:formula="of:=HYPERLINK(&quot;https://clics.clld.org/parameters/1589&quot;;&quot;HUMMINGBIRD&quot;)" office:value-type="string" office:string-value="HUMMINGBIRD" calcext:value-type="string">
            <text:p>HUMMINGBIRD</text:p>
          </table:table-cell>
          <table:table-cell/>
        </table:table-row>
        <table:table-row table:style-name="ro1">
          <table:table-cell office:value-type="string" calcext:value-type="string">
            <text:p>1590</text:p>
          </table:table-cell>
          <table:table-cell table:formula="of:=HYPERLINK(&quot;https://clics.clld.org/parameters/1590&quot;;&quot;WAIT (FOR)&quot;)" office:value-type="string" office:string-value="WAIT (FOR)" calcext:value-type="string">
            <text:p>WAIT (FOR)</text:p>
          </table:table-cell>
          <table:table-cell/>
        </table:table-row>
        <table:table-row table:style-name="ro1">
          <table:table-cell office:value-type="string" calcext:value-type="string">
            <text:p>1591</text:p>
          </table:table-cell>
          <table:table-cell table:formula="of:=HYPERLINK(&quot;https://clics.clld.org/parameters/1591&quot;;&quot;UP&quot;)" office:value-type="string" office:string-value="UP" calcext:value-type="string">
            <text:p>UP</text:p>
          </table:table-cell>
          <table:table-cell/>
        </table:table-row>
        <table:table-row table:style-name="ro1">
          <table:table-cell office:value-type="string" calcext:value-type="string">
            <text:p>1592</text:p>
          </table:table-cell>
          <table:table-cell table:formula="of:=HYPERLINK(&quot;https://clics.clld.org/parameters/1592&quot;;&quot;CHEST&quot;)" office:value-type="string" office:string-value="CHEST" calcext:value-type="string">
            <text:p>CHEST</text:p>
          </table:table-cell>
          <table:table-cell/>
        </table:table-row>
        <table:table-row table:style-name="ro1">
          <table:table-cell office:value-type="string" calcext:value-type="string">
            <text:p>1593</text:p>
          </table:table-cell>
          <table:table-cell table:formula="of:=HYPERLINK(&quot;https://clics.clld.org/parameters/1593&quot;;&quot;DEEP&quot;)" office:value-type="string" office:string-value="DEEP" calcext:value-type="string">
            <text:p>DEEP</text:p>
          </table:table-cell>
          <table:table-cell/>
        </table:table-row>
        <table:table-row table:style-name="ro1">
          <table:table-cell office:value-type="string" calcext:value-type="string">
            <text:p>1594</text:p>
          </table:table-cell>
          <table:table-cell table:formula="of:=HYPERLINK(&quot;https://clics.clld.org/parameters/1594&quot;;&quot;FLOUR&quot;)" office:value-type="string" office:string-value="FLOUR" calcext:value-type="string">
            <text:p>FLOUR</text:p>
          </table:table-cell>
          <table:table-cell/>
        </table:table-row>
        <table:table-row table:style-name="ro1">
          <table:table-cell office:value-type="string" calcext:value-type="string">
            <text:p>1595</text:p>
          </table:table-cell>
          <table:table-cell table:formula="of:=HYPERLINK(&quot;https://clics.clld.org/parameters/1595&quot;;&quot;SOUTH&quot;)" office:value-type="string" office:string-value="SOUTH" calcext:value-type="string">
            <text:p>SOUTH</text:p>
          </table:table-cell>
          <table:table-cell/>
        </table:table-row>
        <table:table-row table:style-name="ro1">
          <table:table-cell office:value-type="string" calcext:value-type="string">
            <text:p>1596</text:p>
          </table:table-cell>
          <table:table-cell table:formula="of:=HYPERLINK(&quot;https://clics.clld.org/parameters/1596&quot;;&quot;LOCK&quot;)" office:value-type="string" office:string-value="LOCK" calcext:value-type="string">
            <text:p>LOCK</text:p>
          </table:table-cell>
          <table:table-cell/>
        </table:table-row>
        <table:table-row table:style-name="ro1">
          <table:table-cell office:value-type="string" calcext:value-type="string">
            <text:p>1597</text:p>
          </table:table-cell>
          <table:table-cell table:formula="of:=HYPERLINK(&quot;https://clics.clld.org/parameters/1597&quot;;&quot;AIRPLANE&quot;)" office:value-type="string" office:string-value="AIRPLANE" calcext:value-type="string">
            <text:p>AIRPLANE</text:p>
          </table:table-cell>
          <table:table-cell/>
        </table:table-row>
        <table:table-row table:style-name="ro1">
          <table:table-cell office:value-type="string" calcext:value-type="string">
            <text:p>1598</text:p>
          </table:table-cell>
          <table:table-cell table:formula="of:=HYPERLINK(&quot;https://clics.clld.org/parameters/1598&quot;;&quot;NORTH&quot;)" office:value-type="string" office:string-value="NORTH" calcext:value-type="string">
            <text:p>NORTH</text:p>
          </table:table-cell>
          <table:table-cell/>
        </table:table-row>
        <table:table-row table:style-name="ro1">
          <table:table-cell office:value-type="string" calcext:value-type="string">
            <text:p>1599</text:p>
          </table:table-cell>
          <table:table-cell table:formula="of:=HYPERLINK(&quot;https://clics.clld.org/parameters/1599&quot;;&quot;WORD&quot;)" office:value-type="string" office:string-value="WORD" calcext:value-type="string">
            <text:p>WORD</text:p>
          </table:table-cell>
          <table:table-cell/>
        </table:table-row>
        <table:table-row table:style-name="ro1">
          <table:table-cell office:value-type="string" calcext:value-type="string">
            <text:p>1600</text:p>
          </table:table-cell>
          <table:table-cell table:formula="of:=HYPERLINK(&quot;https://clics.clld.org/parameters/1600&quot;;&quot;SKIRT&quot;)" office:value-type="string" office:string-value="SKIRT" calcext:value-type="string">
            <text:p>SKIRT</text:p>
          </table:table-cell>
          <table:table-cell/>
        </table:table-row>
        <table:table-row table:style-name="ro1">
          <table:table-cell office:value-type="string" calcext:value-type="string">
            <text:p>1601</text:p>
          </table:table-cell>
          <table:table-cell table:formula="of:=HYPERLINK(&quot;https://clics.clld.org/parameters/1601&quot;;&quot;WEAK&quot;)" office:value-type="string" office:string-value="WEAK" calcext:value-type="string">
            <text:p>WEAK</text:p>
          </table:table-cell>
          <table:table-cell/>
        </table:table-row>
        <table:table-row table:style-name="ro1">
          <table:table-cell office:value-type="string" calcext:value-type="string">
            <text:p>1602</text:p>
          </table:table-cell>
          <table:table-cell table:formula="of:=HYPERLINK(&quot;https://clics.clld.org/parameters/1602&quot;;&quot;WAKE UP&quot;)" office:value-type="string" office:string-value="WAKE UP" calcext:value-type="string">
            <text:p>WAKE UP</text:p>
          </table:table-cell>
          <table:table-cell/>
        </table:table-row>
        <table:table-row table:style-name="ro1">
          <table:table-cell office:value-type="string" calcext:value-type="string">
            <text:p>1603</text:p>
          </table:table-cell>
          <table:table-cell table:formula="of:=HYPERLINK(&quot;https://clics.clld.org/parameters/1603&quot;;&quot;MOSQUE&quot;)" office:value-type="string" office:string-value="MOSQUE" calcext:value-type="string">
            <text:p>MOSQUE</text:p>
          </table:table-cell>
          <table:table-cell/>
        </table:table-row>
        <table:table-row table:style-name="ro1">
          <table:table-cell office:value-type="string" calcext:value-type="string">
            <text:p>1604</text:p>
          </table:table-cell>
          <table:table-cell table:formula="of:=HYPERLINK(&quot;https://clics.clld.org/parameters/1604&quot;;&quot;TEMPLES&quot;)" office:value-type="string" office:string-value="TEMPLES" calcext:value-type="string">
            <text:p>TEMPLES</text:p>
          </table:table-cell>
          <table:table-cell/>
        </table:table-row>
        <table:table-row table:style-name="ro1">
          <table:table-cell office:value-type="string" calcext:value-type="string">
            <text:p>1605</text:p>
          </table:table-cell>
          <table:table-cell table:formula="of:=HYPERLINK(&quot;https://clics.clld.org/parameters/1605&quot;;&quot;SKULL&quot;)" office:value-type="string" office:string-value="SKULL" calcext:value-type="string">
            <text:p>SKULL</text:p>
          </table:table-cell>
          <table:table-cell/>
        </table:table-row>
        <table:table-row table:style-name="ro1">
          <table:table-cell office:value-type="string" calcext:value-type="string">
            <text:p>1606</text:p>
          </table:table-cell>
          <table:table-cell table:formula="of:=HYPERLINK(&quot;https://clics.clld.org/parameters/1606&quot;;&quot;INSIDE&quot;)" office:value-type="string" office:string-value="INSIDE" calcext:value-type="string">
            <text:p>INSIDE</text:p>
          </table:table-cell>
          <table:table-cell/>
        </table:table-row>
        <table:table-row table:style-name="ro1">
          <table:table-cell office:value-type="string" calcext:value-type="string">
            <text:p>1607</text:p>
          </table:table-cell>
          <table:table-cell table:formula="of:=HYPERLINK(&quot;https://clics.clld.org/parameters/1607&quot;;&quot;HATE&quot;)" office:value-type="string" office:string-value="HATE" calcext:value-type="string">
            <text:p>HATE</text:p>
          </table:table-cell>
          <table:table-cell/>
        </table:table-row>
        <table:table-row table:style-name="ro1">
          <table:table-cell office:value-type="string" calcext:value-type="string">
            <text:p>1608</text:p>
          </table:table-cell>
          <table:table-cell table:formula="of:=HYPERLINK(&quot;https://clics.clld.org/parameters/1608&quot;;&quot;LISTEN&quot;)" office:value-type="string" office:string-value="LISTEN" calcext:value-type="string">
            <text:p>LISTEN</text:p>
          </table:table-cell>
          <table:table-cell/>
        </table:table-row>
        <table:table-row table:style-name="ro1">
          <table:table-cell office:value-type="string" calcext:value-type="string">
            <text:p>1609</text:p>
          </table:table-cell>
          <table:table-cell table:formula="of:=HYPERLINK(&quot;https://clics.clld.org/parameters/1609&quot;;&quot;IDEA&quot;)" office:value-type="string" office:string-value="IDEA" calcext:value-type="string">
            <text:p>IDEA</text:p>
          </table:table-cell>
          <table:table-cell/>
        </table:table-row>
        <table:table-row table:style-name="ro1">
          <table:table-cell office:value-type="string" calcext:value-type="string">
            <text:p>1610</text:p>
          </table:table-cell>
          <table:table-cell table:formula="of:=HYPERLINK(&quot;https://clics.clld.org/parameters/1610&quot;;&quot;PROSTITUTE&quot;)" office:value-type="string" office:string-value="PROSTITUTE" calcext:value-type="string">
            <text:p>PROSTITUTE</text:p>
          </table:table-cell>
          <table:table-cell/>
        </table:table-row>
        <table:table-row table:style-name="ro1">
          <table:table-cell office:value-type="string" calcext:value-type="string">
            <text:p>1611</text:p>
          </table:table-cell>
          <table:table-cell table:formula="of:=HYPERLINK(&quot;https://clics.clld.org/parameters/1611&quot;;&quot;INVITE&quot;)" office:value-type="string" office:string-value="INVITE" calcext:value-type="string">
            <text:p>INVITE</text:p>
          </table:table-cell>
          <table:table-cell/>
        </table:table-row>
        <table:table-row table:style-name="ro1">
          <table:table-cell office:value-type="string" calcext:value-type="string">
            <text:p>1612</text:p>
          </table:table-cell>
          <table:table-cell table:formula="of:=HYPERLINK(&quot;https://clics.clld.org/parameters/1612&quot;;&quot;LETTER&quot;)" office:value-type="string" office:string-value="LETTER" calcext:value-type="string">
            <text:p>LETTER</text:p>
          </table:table-cell>
          <table:table-cell/>
        </table:table-row>
        <table:table-row table:style-name="ro1">
          <table:table-cell office:value-type="string" calcext:value-type="string">
            <text:p>1613</text:p>
          </table:table-cell>
          <table:table-cell table:formula="of:=HYPERLINK(&quot;https://clics.clld.org/parameters/1613&quot;;&quot;COLOR&quot;)" office:value-type="string" office:string-value="COLOR" calcext:value-type="string">
            <text:p>COLOR</text:p>
          </table:table-cell>
          <table:table-cell/>
        </table:table-row>
        <table:table-row table:style-name="ro1">
          <table:table-cell office:value-type="string" calcext:value-type="string">
            <text:p>1614</text:p>
          </table:table-cell>
          <table:table-cell table:formula="of:=HYPERLINK(&quot;https://clics.clld.org/parameters/1614&quot;;&quot;SUMMIT&quot;)" office:value-type="string" office:string-value="SUMMIT" calcext:value-type="string">
            <text:p>SUMMIT</text:p>
          </table:table-cell>
          <table:table-cell/>
        </table:table-row>
        <table:table-row table:style-name="ro1">
          <table:table-cell office:value-type="string" calcext:value-type="string">
            <text:p>1615</text:p>
          </table:table-cell>
          <table:table-cell table:formula="of:=HYPERLINK(&quot;https://clics.clld.org/parameters/1615&quot;;&quot;ESCAPE&quot;)" office:value-type="string" office:string-value="ESCAPE" calcext:value-type="string">
            <text:p>ESCAPE</text:p>
          </table:table-cell>
          <table:table-cell/>
        </table:table-row>
        <table:table-row table:style-name="ro1">
          <table:table-cell office:value-type="string" calcext:value-type="string">
            <text:p>1616</text:p>
          </table:table-cell>
          <table:table-cell table:formula="of:=HYPERLINK(&quot;https://clics.clld.org/parameters/1616&quot;;&quot;CLOTH&quot;)" office:value-type="string" office:string-value="CLOTH" calcext:value-type="string">
            <text:p>CLOTH</text:p>
          </table:table-cell>
          <table:table-cell/>
        </table:table-row>
        <table:table-row table:style-name="ro1">
          <table:table-cell office:value-type="string" calcext:value-type="string">
            <text:p>1617</text:p>
          </table:table-cell>
          <table:table-cell table:formula="of:=HYPERLINK(&quot;https://clics.clld.org/parameters/1617&quot;;&quot;GRANDCHILD&quot;)" office:value-type="string" office:string-value="GRANDCHILD" calcext:value-type="string">
            <text:p>GRANDCHILD</text:p>
          </table:table-cell>
          <table:table-cell/>
        </table:table-row>
        <table:table-row table:style-name="ro1">
          <table:table-cell office:value-type="string" calcext:value-type="string">
            <text:p>1618</text:p>
          </table:table-cell>
          <table:table-cell table:formula="of:=HYPERLINK(&quot;https://clics.clld.org/parameters/1618&quot;;&quot;GRANDSON&quot;)" office:value-type="string" office:string-value="GRANDSON" calcext:value-type="string">
            <text:p>GRANDSON</text:p>
          </table:table-cell>
          <table:table-cell/>
        </table:table-row>
        <table:table-row table:style-name="ro1">
          <table:table-cell office:value-type="string" calcext:value-type="string">
            <text:p>1619</text:p>
          </table:table-cell>
          <table:table-cell table:formula="of:=HYPERLINK(&quot;https://clics.clld.org/parameters/1619&quot;;&quot;GRANDDAUGHTER&quot;)" office:value-type="string" office:string-value="GRANDDAUGHTER" calcext:value-type="string">
            <text:p>GRANDDAUGHTER</text:p>
          </table:table-cell>
          <table:table-cell/>
        </table:table-row>
        <table:table-row table:style-name="ro1">
          <table:table-cell office:value-type="string" calcext:value-type="string">
            <text:p>1620</text:p>
          </table:table-cell>
          <table:table-cell table:formula="of:=HYPERLINK(&quot;https://clics.clld.org/parameters/1620&quot;;&quot;SON&quot;)" office:value-type="string" office:string-value="SON" calcext:value-type="string">
            <text:p>SON</text:p>
          </table:table-cell>
          <table:table-cell/>
        </table:table-row>
        <table:table-row table:style-name="ro1">
          <table:table-cell office:value-type="string" calcext:value-type="string">
            <text:p>1621</text:p>
          </table:table-cell>
          <table:table-cell table:formula="of:=HYPERLINK(&quot;https://clics.clld.org/parameters/1621&quot;;&quot;SNEEZE&quot;)" office:value-type="string" office:string-value="SNEEZE" calcext:value-type="string">
            <text:p>SNEEZE</text:p>
          </table:table-cell>
          <table:table-cell/>
        </table:table-row>
        <table:table-row table:style-name="ro1">
          <table:table-cell office:value-type="string" calcext:value-type="string">
            <text:p>1622</text:p>
          </table:table-cell>
          <table:table-cell table:formula="of:=HYPERLINK(&quot;https://clics.clld.org/parameters/1622&quot;;&quot;SHIRT&quot;)" office:value-type="string" office:string-value="SHIRT" calcext:value-type="string">
            <text:p>SHIRT</text:p>
          </table:table-cell>
          <table:table-cell/>
        </table:table-row>
        <table:table-row table:style-name="ro1">
          <table:table-cell office:value-type="string" calcext:value-type="string">
            <text:p>1623</text:p>
          </table:table-cell>
          <table:table-cell table:formula="of:=HYPERLINK(&quot;https://clics.clld.org/parameters/1623&quot;;&quot;SPEAK&quot;)" office:value-type="string" office:string-value="SPEAK" calcext:value-type="string">
            <text:p>SPEAK</text:p>
          </table:table-cell>
          <table:table-cell/>
        </table:table-row>
        <table:table-row table:style-name="ro1">
          <table:table-cell office:value-type="string" calcext:value-type="string">
            <text:p>1624</text:p>
          </table:table-cell>
          <table:table-cell table:formula="of:=HYPERLINK(&quot;https://clics.clld.org/parameters/1624&quot;;&quot;EMPTY&quot;)" office:value-type="string" office:string-value="EMPTY" calcext:value-type="string">
            <text:p>EMPTY</text:p>
          </table:table-cell>
          <table:table-cell/>
        </table:table-row>
        <table:table-row table:style-name="ro1">
          <table:table-cell office:value-type="string" calcext:value-type="string">
            <text:p>1625</text:p>
          </table:table-cell>
          <table:table-cell table:formula="of:=HYPERLINK(&quot;https://clics.clld.org/parameters/1625&quot;;&quot;DEAD&quot;)" office:value-type="string" office:string-value="DEAD" calcext:value-type="string">
            <text:p>DEAD</text:p>
          </table:table-cell>
          <table:table-cell/>
        </table:table-row>
        <table:table-row table:style-name="ro1">
          <table:table-cell office:value-type="string" calcext:value-type="string">
            <text:p>1626</text:p>
          </table:table-cell>
          <table:table-cell table:formula="of:=HYPERLINK(&quot;https://clics.clld.org/parameters/1626&quot;;&quot;EXPLAIN&quot;)" office:value-type="string" office:string-value="EXPLAIN" calcext:value-type="string">
            <text:p>EXPLAIN</text:p>
          </table:table-cell>
          <table:table-cell/>
        </table:table-row>
        <table:table-row table:style-name="ro1">
          <table:table-cell office:value-type="string" calcext:value-type="string">
            <text:p>1627</text:p>
          </table:table-cell>
          <table:table-cell table:formula="of:=HYPERLINK(&quot;https://clics.clld.org/parameters/1627&quot;;&quot;CHAIN&quot;)" office:value-type="string" office:string-value="CHAIN" calcext:value-type="string">
            <text:p>CHAIN</text:p>
          </table:table-cell>
          <table:table-cell/>
        </table:table-row>
        <table:table-row table:style-name="ro1">
          <table:table-cell office:value-type="string" calcext:value-type="string">
            <text:p>1628</text:p>
          </table:table-cell>
          <table:table-cell table:formula="of:=HYPERLINK(&quot;https://clics.clld.org/parameters/1628&quot;;&quot;SQUIRREL&quot;)" office:value-type="string" office:string-value="SQUIRREL" calcext:value-type="string">
            <text:p>SQUIRREL</text:p>
          </table:table-cell>
          <table:table-cell/>
        </table:table-row>
        <table:table-row table:style-name="ro1">
          <table:table-cell office:value-type="string" calcext:value-type="string">
            <text:p>1629</text:p>
          </table:table-cell>
          <table:table-cell table:formula="of:=HYPERLINK(&quot;https://clics.clld.org/parameters/1629&quot;;&quot;EVENING&quot;)" office:value-type="string" office:string-value="EVENING" calcext:value-type="string">
            <text:p>EVENING</text:p>
          </table:table-cell>
          <table:table-cell/>
        </table:table-row>
        <table:table-row table:style-name="ro1">
          <table:table-cell office:value-type="string" calcext:value-type="string">
            <text:p>1630</text:p>
          </table:table-cell>
          <table:table-cell table:formula="of:=HYPERLINK(&quot;https://clics.clld.org/parameters/1630&quot;;&quot;MACAW&quot;)" office:value-type="string" office:string-value="MACAW" calcext:value-type="string">
            <text:p>MACAW</text:p>
          </table:table-cell>
          <table:table-cell/>
        </table:table-row>
        <table:table-row table:style-name="ro1">
          <table:table-cell office:value-type="string" calcext:value-type="string">
            <text:p>1631</text:p>
          </table:table-cell>
          <table:table-cell table:formula="of:=HYPERLINK(&quot;https://clics.clld.org/parameters/1631&quot;;&quot;FAST&quot;)" office:value-type="string" office:string-value="FAST" calcext:value-type="string">
            <text:p>FAST</text:p>
          </table:table-cell>
          <table:table-cell/>
        </table:table-row>
        <table:table-row table:style-name="ro1">
          <table:table-cell office:value-type="string" calcext:value-type="string">
            <text:p>1632</text:p>
          </table:table-cell>
          <table:table-cell table:formula="of:=HYPERLINK(&quot;https://clics.clld.org/parameters/1632&quot;;&quot;FLOOR&quot;)" office:value-type="string" office:string-value="FLOOR" calcext:value-type="string">
            <text:p>FLOOR</text:p>
          </table:table-cell>
          <table:table-cell/>
        </table:table-row>
        <table:table-row table:style-name="ro1">
          <table:table-cell office:value-type="string" calcext:value-type="string">
            <text:p>1633</text:p>
          </table:table-cell>
          <table:table-cell table:formula="of:=HYPERLINK(&quot;https://clics.clld.org/parameters/1633&quot;;&quot;FLAT&quot;)" office:value-type="string" office:string-value="FLAT" calcext:value-type="string">
            <text:p>FLAT</text:p>
          </table:table-cell>
          <table:table-cell/>
        </table:table-row>
        <table:table-row table:style-name="ro1">
          <table:table-cell office:value-type="string" calcext:value-type="string">
            <text:p>1634</text:p>
          </table:table-cell>
          <table:table-cell table:formula="of:=HYPERLINK(&quot;https://clics.clld.org/parameters/1634&quot;;&quot;HUNDRED&quot;)" office:value-type="string" office:string-value="HUNDRED" calcext:value-type="string">
            <text:p>HUNDRED</text:p>
          </table:table-cell>
          <table:table-cell/>
        </table:table-row>
        <table:table-row table:style-name="ro1">
          <table:table-cell office:value-type="string" calcext:value-type="string">
            <text:p>1635</text:p>
          </table:table-cell>
          <table:table-cell table:formula="of:=HYPERLINK(&quot;https://clics.clld.org/parameters/1635&quot;;&quot;OBEY&quot;)" office:value-type="string" office:string-value="OBEY" calcext:value-type="string">
            <text:p>OBEY</text:p>
          </table:table-cell>
          <table:table-cell/>
        </table:table-row>
        <table:table-row table:style-name="ro1">
          <table:table-cell office:value-type="string" calcext:value-type="string">
            <text:p>1638</text:p>
          </table:table-cell>
          <table:table-cell table:formula="of:=HYPERLINK(&quot;https://clics.clld.org/parameters/1638&quot;;&quot;TRUTH&quot;)" office:value-type="string" office:string-value="TRUTH" calcext:value-type="string">
            <text:p>TRUTH</text:p>
          </table:table-cell>
          <table:table-cell/>
        </table:table-row>
        <table:table-row table:style-name="ro1">
          <table:table-cell office:value-type="string" calcext:value-type="string">
            <text:p>1639</text:p>
          </table:table-cell>
          <table:table-cell table:formula="of:=HYPERLINK(&quot;https://clics.clld.org/parameters/1639&quot;;&quot;BEER&quot;)" office:value-type="string" office:string-value="BEER" calcext:value-type="string">
            <text:p>BEER</text:p>
          </table:table-cell>
          <table:table-cell/>
        </table:table-row>
        <table:table-row table:style-name="ro1">
          <table:table-cell office:value-type="string" calcext:value-type="string">
            <text:p>1640</text:p>
          </table:table-cell>
          <table:table-cell table:formula="of:=HYPERLINK(&quot;https://clics.clld.org/parameters/1640&quot;;&quot;SIBLING&quot;)" office:value-type="string" office:string-value="SIBLING" calcext:value-type="string">
            <text:p>SIBLING</text:p>
          </table:table-cell>
          <table:table-cell/>
        </table:table-row>
        <table:table-row table:style-name="ro1">
          <table:table-cell office:value-type="string" calcext:value-type="string">
            <text:p>1641</text:p>
          </table:table-cell>
          <table:table-cell table:formula="of:=HYPERLINK(&quot;https://clics.clld.org/parameters/1641&quot;;&quot;SILK&quot;)" office:value-type="string" office:string-value="SILK" calcext:value-type="string">
            <text:p>SILK</text:p>
          </table:table-cell>
          <table:table-cell/>
        </table:table-row>
        <table:table-row table:style-name="ro1">
          <table:table-cell office:value-type="string" calcext:value-type="string">
            <text:p>1642</text:p>
          </table:table-cell>
          <table:table-cell table:formula="of:=HYPERLINK(&quot;https://clics.clld.org/parameters/1642&quot;;&quot;NIECE&quot;)" office:value-type="string" office:string-value="NIECE" calcext:value-type="string">
            <text:p>NIECE</text:p>
          </table:table-cell>
          <table:table-cell/>
        </table:table-row>
        <table:table-row table:style-name="ro1">
          <table:table-cell office:value-type="string" calcext:value-type="string">
            <text:p>1643</text:p>
          </table:table-cell>
          <table:table-cell table:formula="of:=HYPERLINK(&quot;https://clics.clld.org/parameters/1643&quot;;&quot;COUSIN&quot;)" office:value-type="string" office:string-value="COUSIN" calcext:value-type="string">
            <text:p>COUSIN</text:p>
          </table:table-cell>
          <table:table-cell/>
        </table:table-row>
        <table:table-row table:style-name="ro1">
          <table:table-cell office:value-type="string" calcext:value-type="string">
            <text:p>1644</text:p>
          </table:table-cell>
          <table:table-cell table:formula="of:=HYPERLINK(&quot;https://clics.clld.org/parameters/1644&quot;;&quot;RELATIVES&quot;)" office:value-type="string" office:string-value="RELATIVES" calcext:value-type="string">
            <text:p>RELATIVES</text:p>
          </table:table-cell>
          <table:table-cell/>
        </table:table-row>
        <table:table-row table:style-name="ro1">
          <table:table-cell office:value-type="string" calcext:value-type="string">
            <text:p>1645</text:p>
          </table:table-cell>
          <table:table-cell table:formula="of:=HYPERLINK(&quot;https://clics.clld.org/parameters/1645&quot;;&quot;SHORT&quot;)" office:value-type="string" office:string-value="SHORT" calcext:value-type="string">
            <text:p>SHORT</text:p>
          </table:table-cell>
          <table:table-cell/>
        </table:table-row>
        <table:table-row table:style-name="ro1">
          <table:table-cell office:value-type="string" calcext:value-type="string">
            <text:p>1646</text:p>
          </table:table-cell>
          <table:table-cell table:formula="of:=HYPERLINK(&quot;https://clics.clld.org/parameters/1646&quot;;&quot;GIRL&quot;)" office:value-type="string" office:string-value="GIRL" calcext:value-type="string">
            <text:p>GIRL</text:p>
          </table:table-cell>
          <table:table-cell/>
        </table:table-row>
        <table:table-row table:style-name="ro1">
          <table:table-cell office:value-type="string" calcext:value-type="string">
            <text:p>1647</text:p>
          </table:table-cell>
          <table:table-cell table:formula="of:=HYPERLINK(&quot;https://clics.clld.org/parameters/1647&quot;;&quot;FOAL&quot;)" office:value-type="string" office:string-value="FOAL" calcext:value-type="string">
            <text:p>FOAL</text:p>
          </table:table-cell>
          <table:table-cell/>
        </table:table-row>
        <table:table-row table:style-name="ro1">
          <table:table-cell office:value-type="string" calcext:value-type="string">
            <text:p>1648</text:p>
          </table:table-cell>
          <table:table-cell table:formula="of:=HYPERLINK(&quot;https://clics.clld.org/parameters/1648&quot;;&quot;ANVIL&quot;)" office:value-type="string" office:string-value="ANVIL" calcext:value-type="string">
            <text:p>ANVIL</text:p>
          </table:table-cell>
          <table:table-cell/>
        </table:table-row>
        <table:table-row table:style-name="ro1">
          <table:table-cell office:value-type="string" calcext:value-type="string">
            <text:p>1649</text:p>
          </table:table-cell>
          <table:table-cell table:formula="of:=HYPERLINK(&quot;https://clics.clld.org/parameters/1649&quot;;&quot;SIT DOWN&quot;)" office:value-type="string" office:string-value="SIT DOWN" calcext:value-type="string">
            <text:p>SIT DOWN</text:p>
          </table:table-cell>
          <table:table-cell/>
        </table:table-row>
        <table:table-row table:style-name="ro1">
          <table:table-cell office:value-type="string" calcext:value-type="string">
            <text:p>1650</text:p>
          </table:table-cell>
          <table:table-cell table:formula="of:=HYPERLINK(&quot;https://clics.clld.org/parameters/1650&quot;;&quot;WATCH&quot;)" office:value-type="string" office:string-value="WATCH" calcext:value-type="string">
            <text:p>WATCH</text:p>
          </table:table-cell>
          <table:table-cell/>
        </table:table-row>
        <table:table-row table:style-name="ro1">
          <table:table-cell office:value-type="string" calcext:value-type="string">
            <text:p>1651</text:p>
          </table:table-cell>
          <table:table-cell table:formula="of:=HYPERLINK(&quot;https://clics.clld.org/parameters/1651&quot;;&quot;TEAR (OF EYE)&quot;)" office:value-type="string" office:string-value="TEAR (OF EYE)" calcext:value-type="string">
            <text:p>TEAR (OF EYE)</text:p>
          </table:table-cell>
          <table:table-cell/>
        </table:table-row>
        <table:table-row table:style-name="ro1">
          <table:table-cell office:value-type="string" calcext:value-type="string">
            <text:p>1652</text:p>
          </table:table-cell>
          <table:table-cell table:formula="of:=HYPERLINK(&quot;https://clics.clld.org/parameters/1652&quot;;&quot;INSTEAD&quot;)" office:value-type="string" office:string-value="INSTEAD" calcext:value-type="string">
            <text:p>INSTEAD</text:p>
          </table:table-cell>
          <table:table-cell/>
        </table:table-row>
        <table:table-row table:style-name="ro1">
          <table:table-cell office:value-type="string" calcext:value-type="string">
            <text:p>1653</text:p>
          </table:table-cell>
          <table:table-cell table:formula="of:=HYPERLINK(&quot;https://clics.clld.org/parameters/1653&quot;;&quot;BLIND&quot;)" office:value-type="string" office:string-value="BLIND" calcext:value-type="string">
            <text:p>BLIND</text:p>
          </table:table-cell>
          <table:table-cell/>
        </table:table-row>
        <table:table-row table:style-name="ro1">
          <table:table-cell office:value-type="string" calcext:value-type="string">
            <text:p>1654</text:p>
          </table:table-cell>
          <table:table-cell table:formula="of:=HYPERLINK(&quot;https://clics.clld.org/parameters/1654&quot;;&quot;LIGHTNING&quot;)" office:value-type="string" office:string-value="LIGHTNING" calcext:value-type="string">
            <text:p>LIGHTNING</text:p>
          </table:table-cell>
          <table:table-cell/>
        </table:table-row>
        <table:table-row table:style-name="ro1">
          <table:table-cell office:value-type="string" calcext:value-type="string">
            <text:p>1655</text:p>
          </table:table-cell>
          <table:table-cell table:formula="of:=HYPERLINK(&quot;https://clics.clld.org/parameters/1655&quot;;&quot;BLINK&quot;)" office:value-type="string" office:string-value="BLINK" calcext:value-type="string">
            <text:p>BLINK</text:p>
          </table:table-cell>
          <table:table-cell/>
        </table:table-row>
        <table:table-row table:style-name="ro1">
          <table:table-cell office:value-type="string" calcext:value-type="string">
            <text:p>1656</text:p>
          </table:table-cell>
          <table:table-cell table:formula="of:=HYPERLINK(&quot;https://clics.clld.org/parameters/1656&quot;;&quot;NEVER&quot;)" office:value-type="string" office:string-value="NEVER" calcext:value-type="string">
            <text:p>NEVER</text:p>
          </table:table-cell>
          <table:table-cell/>
        </table:table-row>
        <table:table-row table:style-name="ro1">
          <table:table-cell office:value-type="string" calcext:value-type="string">
            <text:p>1657</text:p>
          </table:table-cell>
          <table:table-cell table:formula="of:=HYPERLINK(&quot;https://clics.clld.org/parameters/1657&quot;;&quot;TRUE&quot;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659</text:p>
          </table:table-cell>
          <table:table-cell table:formula="of:=HYPERLINK(&quot;https://clics.clld.org/parameters/1659&quot;;&quot;DOLL&quot;)" office:value-type="string" office:string-value="DOLL" calcext:value-type="string">
            <text:p>DOLL</text:p>
          </table:table-cell>
          <table:table-cell/>
        </table:table-row>
        <table:table-row table:style-name="ro1">
          <table:table-cell office:value-type="string" calcext:value-type="string">
            <text:p>1660</text:p>
          </table:table-cell>
          <table:table-cell table:formula="of:=HYPERLINK(&quot;https://clics.clld.org/parameters/1660&quot;;&quot;LOSE&quot;)" office:value-type="string" office:string-value="LOSE" calcext:value-type="string">
            <text:p>LOSE</text:p>
          </table:table-cell>
          <table:table-cell/>
        </table:table-row>
        <table:table-row table:style-name="ro1">
          <table:table-cell office:value-type="string" calcext:value-type="string">
            <text:p>1662</text:p>
          </table:table-cell>
          <table:table-cell table:formula="of:=HYPERLINK(&quot;https://clics.clld.org/parameters/1662&quot;;&quot;CAPE&quot;)" office:value-type="string" office:string-value="CAPE" calcext:value-type="string">
            <text:p>CAPE</text:p>
          </table:table-cell>
          <table:table-cell/>
        </table:table-row>
        <table:table-row table:style-name="ro1">
          <table:table-cell office:value-type="string" calcext:value-type="string">
            <text:p>1663</text:p>
          </table:table-cell>
          <table:table-cell table:formula="of:=HYPERLINK(&quot;https://clics.clld.org/parameters/1663&quot;;&quot;BED&quot;)" office:value-type="string" office:string-value="BED" calcext:value-type="string">
            <text:p>BED</text:p>
          </table:table-cell>
          <table:table-cell/>
        </table:table-row>
        <table:table-row table:style-name="ro1">
          <table:table-cell office:value-type="string" calcext:value-type="string">
            <text:p>1664</text:p>
          </table:table-cell>
          <table:table-cell table:formula="of:=HYPERLINK(&quot;https://clics.clld.org/parameters/1664&quot;;&quot;RAFT&quot;)" office:value-type="string" office:string-value="RAFT" calcext:value-type="string">
            <text:p>RAFT</text:p>
          </table:table-cell>
          <table:table-cell/>
        </table:table-row>
        <table:table-row table:style-name="ro1">
          <table:table-cell office:value-type="string" calcext:value-type="string">
            <text:p>1665</text:p>
          </table:table-cell>
          <table:table-cell table:formula="of:=HYPERLINK(&quot;https://clics.clld.org/parameters/1665&quot;;&quot;BEAT&quot;)" office:value-type="string" office:string-value="BEAT" calcext:value-type="string">
            <text:p>BEAT</text:p>
          </table:table-cell>
          <table:table-cell/>
        </table:table-row>
        <table:table-row table:style-name="ro1">
          <table:table-cell office:value-type="string" calcext:value-type="string">
            <text:p>1666</text:p>
          </table:table-cell>
          <table:table-cell table:formula="of:=HYPERLINK(&quot;https://clics.clld.org/parameters/1666&quot;;&quot;MUTE&quot;)" office:value-type="string" office:string-value="MUTE" calcext:value-type="string">
            <text:p>MUTE</text:p>
          </table:table-cell>
          <table:table-cell/>
        </table:table-row>
        <table:table-row table:style-name="ro1">
          <table:table-cell office:value-type="string" calcext:value-type="string">
            <text:p>1667</text:p>
          </table:table-cell>
          <table:table-cell table:formula="of:=HYPERLINK(&quot;https://clics.clld.org/parameters/1667&quot;;&quot;HOLE&quot;)" office:value-type="string" office:string-value="HOLE" calcext:value-type="string">
            <text:p>HOLE</text:p>
          </table:table-cell>
          <table:table-cell/>
        </table:table-row>
        <table:table-row table:style-name="ro1">
          <table:table-cell office:value-type="string" calcext:value-type="string">
            <text:p>1668</text:p>
          </table:table-cell>
          <table:table-cell table:formula="of:=HYPERLINK(&quot;https://clics.clld.org/parameters/1668&quot;;&quot;GRIEF&quot;)" office:value-type="string" office:string-value="GRIEF" calcext:value-type="string">
            <text:p>GRIEF</text:p>
          </table:table-cell>
          <table:table-cell/>
        </table:table-row>
        <table:table-row table:style-name="ro1">
          <table:table-cell office:value-type="string" calcext:value-type="string">
            <text:p>1669</text:p>
          </table:table-cell>
          <table:table-cell table:formula="of:=HYPERLINK(&quot;https://clics.clld.org/parameters/1669&quot;;&quot;ANCESTORS&quot;)" office:value-type="string" office:string-value="ANCESTORS" calcext:value-type="string">
            <text:p>ANCESTORS</text:p>
          </table:table-cell>
          <table:table-cell/>
        </table:table-row>
        <table:table-row table:style-name="ro1">
          <table:table-cell office:value-type="string" calcext:value-type="string">
            <text:p>1670</text:p>
          </table:table-cell>
          <table:table-cell table:formula="of:=HYPERLINK(&quot;https://clics.clld.org/parameters/1670&quot;;&quot;RAPIDS&quot;)" office:value-type="string" office:string-value="RAPIDS" calcext:value-type="string">
            <text:p>RAPIDS</text:p>
          </table:table-cell>
          <table:table-cell/>
        </table:table-row>
        <table:table-row table:style-name="ro1">
          <table:table-cell office:value-type="string" calcext:value-type="string">
            <text:p>1671</text:p>
          </table:table-cell>
          <table:table-cell table:formula="of:=HYPERLINK(&quot;https://clics.clld.org/parameters/1671&quot;;&quot;TOWER&quot;)" office:value-type="string" office:string-value="TOWER" calcext:value-type="string">
            <text:p>TOWER</text:p>
          </table:table-cell>
          <table:table-cell/>
        </table:table-row>
        <table:table-row table:style-name="ro1">
          <table:table-cell office:value-type="string" calcext:value-type="string">
            <text:p>1672</text:p>
          </table:table-cell>
          <table:table-cell table:formula="of:=HYPERLINK(&quot;https://clics.clld.org/parameters/1672&quot;;&quot;WRITE&quot;)" office:value-type="string" office:string-value="WRITE" calcext:value-type="string">
            <text:p>WRITE</text:p>
          </table:table-cell>
          <table:table-cell/>
        </table:table-row>
        <table:table-row table:style-name="ro1">
          <table:table-cell office:value-type="string" calcext:value-type="string">
            <text:p>1673</text:p>
          </table:table-cell>
          <table:table-cell table:formula="of:=HYPERLINK(&quot;https://clics.clld.org/parameters/1673&quot;;&quot;ARM&quot;)" office:value-type="string" office:string-value="ARM" calcext:value-type="string">
            <text:p>ARM</text:p>
          </table:table-cell>
          <table:table-cell/>
        </table:table-row>
        <table:table-row table:style-name="ro1">
          <table:table-cell office:value-type="string" calcext:value-type="string">
            <text:p>1674</text:p>
          </table:table-cell>
          <table:table-cell table:formula="of:=HYPERLINK(&quot;https://clics.clld.org/parameters/1674&quot;;&quot;POOR&quot;)" office:value-type="string" office:string-value="POOR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1675</text:p>
          </table:table-cell>
          <table:table-cell table:formula="of:=HYPERLINK(&quot;https://clics.clld.org/parameters/1675&quot;;&quot;PROMISE&quot;)" office:value-type="string" office:string-value="PROMISE" calcext:value-type="string">
            <text:p>PROMISE</text:p>
          </table:table-cell>
          <table:table-cell/>
        </table:table-row>
        <table:table-row table:style-name="ro1">
          <table:table-cell office:value-type="string" calcext:value-type="string">
            <text:p>1676</text:p>
          </table:table-cell>
          <table:table-cell table:formula="of:=HYPERLINK(&quot;https://clics.clld.org/parameters/1676&quot;;&quot;ALWAYS&quot;)" office:value-type="string" office:string-value="ALWAYS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1677</text:p>
          </table:table-cell>
          <table:table-cell table:formula="of:=HYPERLINK(&quot;https://clics.clld.org/parameters/1677&quot;;&quot;WORKSHOP&quot;)" office:value-type="string" office:string-value="WORKSHOP" calcext:value-type="string">
            <text:p>WORKSHOP</text:p>
          </table:table-cell>
          <table:table-cell/>
        </table:table-row>
        <table:table-row table:style-name="ro1">
          <table:table-cell office:value-type="string" calcext:value-type="string">
            <text:p>1678</text:p>
          </table:table-cell>
          <table:table-cell table:formula="of:=HYPERLINK(&quot;https://clics.clld.org/parameters/1678&quot;;&quot;HUT&quot;)" office:value-type="string" office:string-value="HUT" calcext:value-type="string">
            <text:p>HUT</text:p>
          </table:table-cell>
          <table:table-cell/>
        </table:table-row>
        <table:table-row table:style-name="ro1">
          <table:table-cell office:value-type="string" calcext:value-type="string">
            <text:p>1679</text:p>
          </table:table-cell>
          <table:table-cell table:formula="of:=HYPERLINK(&quot;https://clics.clld.org/parameters/1679&quot;;&quot;LOAD&quot;)" office:value-type="string" office:string-value="LOAD" calcext:value-type="string">
            <text:p>LOAD</text:p>
          </table:table-cell>
          <table:table-cell/>
        </table:table-row>
        <table:table-row table:style-name="ro1">
          <table:table-cell office:value-type="string" calcext:value-type="string">
            <text:p>1680</text:p>
          </table:table-cell>
          <table:table-cell table:formula="of:=HYPERLINK(&quot;https://clics.clld.org/parameters/1680&quot;;&quot;HELMET&quot;)" office:value-type="string" office:string-value="HELMET" calcext:value-type="string">
            <text:p>HELMET</text:p>
          </table:table-cell>
          <table:table-cell/>
        </table:table-row>
        <table:table-row table:style-name="ro1">
          <table:table-cell office:value-type="string" calcext:value-type="string">
            <text:p>1681</text:p>
          </table:table-cell>
          <table:table-cell table:formula="of:=HYPERLINK(&quot;https://clics.clld.org/parameters/1681&quot;;&quot;WAIST&quot;)" office:value-type="string" office:string-value="WAIST" calcext:value-type="string">
            <text:p>WAIST</text:p>
          </table:table-cell>
          <table:table-cell/>
        </table:table-row>
        <table:table-row table:style-name="ro1">
          <table:table-cell office:value-type="string" calcext:value-type="string">
            <text:p>1682</text:p>
          </table:table-cell>
          <table:table-cell table:formula="of:=HYPERLINK(&quot;https://clics.clld.org/parameters/1682&quot;;&quot;GUILTY&quot;)" office:value-type="string" office:string-value="GUILTY" calcext:value-type="string">
            <text:p>GUILTY</text:p>
          </table:table-cell>
          <table:table-cell/>
        </table:table-row>
        <table:table-row table:style-name="ro1">
          <table:table-cell office:value-type="string" calcext:value-type="string">
            <text:p>1683</text:p>
          </table:table-cell>
          <table:table-cell table:formula="of:=HYPERLINK(&quot;https://clics.clld.org/parameters/1683&quot;;&quot;BUSH&quot;)" office:value-type="string" office:string-value="BUSH" calcext:value-type="string">
            <text:p>BUSH</text:p>
          </table:table-cell>
          <table:table-cell/>
        </table:table-row>
        <table:table-row table:style-name="ro1">
          <table:table-cell office:value-type="string" calcext:value-type="string">
            <text:p>1684</text:p>
          </table:table-cell>
          <table:table-cell table:formula="of:=HYPERLINK(&quot;https://clics.clld.org/parameters/1684&quot;;&quot;BUD&quot;)" office:value-type="string" office:string-value="BUD" calcext:value-type="string">
            <text:p>BUD</text:p>
          </table:table-cell>
          <table:table-cell/>
        </table:table-row>
        <table:table-row table:style-name="ro1">
          <table:table-cell office:value-type="string" calcext:value-type="string">
            <text:p>1685</text:p>
          </table:table-cell>
          <table:table-cell table:formula="of:=HYPERLINK(&quot;https://clics.clld.org/parameters/1685&quot;;&quot;AFTER&quot;)" office:value-type="string" office:string-value="AFTER" calcext:value-type="string">
            <text:p>AFTER</text:p>
          </table:table-cell>
          <table:table-cell/>
        </table:table-row>
        <table:table-row table:style-name="ro1">
          <table:table-cell office:value-type="string" calcext:value-type="string">
            <text:p>1686</text:p>
          </table:table-cell>
          <table:table-cell table:formula="of:=HYPERLINK(&quot;https://clics.clld.org/parameters/1686&quot;;&quot;BEHIND&quot;)" office:value-type="string" office:string-value="BEHIND" calcext:value-type="string">
            <text:p>BEHIND</text:p>
          </table:table-cell>
          <table:table-cell/>
        </table:table-row>
        <table:table-row table:style-name="ro1">
          <table:table-cell office:value-type="string" calcext:value-type="string">
            <text:p>1687</text:p>
          </table:table-cell>
          <table:table-cell table:formula="of:=HYPERLINK(&quot;https://clics.clld.org/parameters/1687&quot;;&quot;PRAISE&quot;)" office:value-type="string" office:string-value="PRAISE" calcext:value-type="string">
            <text:p>PRAISE</text:p>
          </table:table-cell>
          <table:table-cell/>
        </table:table-row>
        <table:table-row table:style-name="ro1">
          <table:table-cell office:value-type="string" calcext:value-type="string">
            <text:p>1689</text:p>
          </table:table-cell>
          <table:table-cell table:formula="of:=HYPERLINK(&quot;https://clics.clld.org/parameters/1689&quot;;&quot;SMOKE (INHALE)&quot;)" office:value-type="string" office:string-value="SMOKE (INHALE)" calcext:value-type="string">
            <text:p>SMOKE (INHALE)</text:p>
          </table:table-cell>
          <table:table-cell/>
        </table:table-row>
        <table:table-row table:style-name="ro1">
          <table:table-cell office:value-type="string" calcext:value-type="string">
            <text:p>1690</text:p>
          </table:table-cell>
          <table:table-cell table:formula="of:=HYPERLINK(&quot;https://clics.clld.org/parameters/1690&quot;;&quot;FENCE&quot;)" office:value-type="string" office:string-value="FENCE" calcext:value-type="string">
            <text:p>FENCE</text:p>
          </table:table-cell>
          <table:table-cell/>
        </table:table-row>
        <table:table-row table:style-name="ro1">
          <table:table-cell office:value-type="string" calcext:value-type="string">
            <text:p>1692</text:p>
          </table:table-cell>
          <table:table-cell table:formula="of:=HYPERLINK(&quot;https://clics.clld.org/parameters/1692&quot;;&quot;FRIDAY&quot;)" office:value-type="string" office:string-value="FRIDAY" calcext:value-type="string">
            <text:p>FRIDAY</text:p>
          </table:table-cell>
          <table:table-cell/>
        </table:table-row>
        <table:table-row table:style-name="ro1">
          <table:table-cell office:value-type="string" calcext:value-type="string">
            <text:p>1693</text:p>
          </table:table-cell>
          <table:table-cell table:formula="of:=HYPERLINK(&quot;https://clics.clld.org/parameters/1693&quot;;&quot;THURSDAY&quot;)" office:value-type="string" office:string-value="THURSDAY" calcext:value-type="string">
            <text:p>THURSDAY</text:p>
          </table:table-cell>
          <table:table-cell/>
        </table:table-row>
        <table:table-row table:style-name="ro1">
          <table:table-cell office:value-type="string" calcext:value-type="string">
            <text:p>1694</text:p>
          </table:table-cell>
          <table:table-cell table:formula="of:=HYPERLINK(&quot;https://clics.clld.org/parameters/1694&quot;;&quot;WEDNESDAY&quot;)" office:value-type="string" office:string-value="WEDNESDAY" calcext:value-type="string">
            <text:p>WEDNESDAY</text:p>
          </table:table-cell>
          <table:table-cell/>
        </table:table-row>
        <table:table-row table:style-name="ro1">
          <table:table-cell office:value-type="string" calcext:value-type="string">
            <text:p>1695</text:p>
          </table:table-cell>
          <table:table-cell table:formula="of:=HYPERLINK(&quot;https://clics.clld.org/parameters/1695&quot;;&quot;TUESDAY&quot;)" office:value-type="string" office:string-value="TUESDAY" calcext:value-type="string">
            <text:p>TUESDAY</text:p>
          </table:table-cell>
          <table:table-cell/>
        </table:table-row>
        <table:table-row table:style-name="ro1">
          <table:table-cell office:value-type="string" calcext:value-type="string">
            <text:p>1696</text:p>
          </table:table-cell>
          <table:table-cell table:formula="of:=HYPERLINK(&quot;https://clics.clld.org/parameters/1696&quot;;&quot;SURRENDER&quot;)" office:value-type="string" office:string-value="SURRENDER" calcext:value-type="string">
            <text:p>SURRENDER</text:p>
          </table:table-cell>
          <table:table-cell/>
        </table:table-row>
        <table:table-row table:style-name="ro1">
          <table:table-cell office:value-type="string" calcext:value-type="string">
            <text:p>1697</text:p>
          </table:table-cell>
          <table:table-cell table:formula="of:=HYPERLINK(&quot;https://clics.clld.org/parameters/1697&quot;;&quot;MONDAY&quot;)" office:value-type="string" office:string-value="MONDAY" calcext:value-type="string">
            <text:p>MONDAY</text:p>
          </table:table-cell>
          <table:table-cell/>
        </table:table-row>
        <table:table-row table:style-name="ro1">
          <table:table-cell office:value-type="string" calcext:value-type="string">
            <text:p>1699</text:p>
          </table:table-cell>
          <table:table-cell table:formula="of:=HYPERLINK(&quot;https://clics.clld.org/parameters/1699&quot;;&quot;SUNDAY&quot;)" office:value-type="string" office:string-value="SUNDAY" calcext:value-type="string">
            <text:p>SUNDAY</text:p>
          </table:table-cell>
          <table:table-cell/>
        </table:table-row>
        <table:table-row table:style-name="ro1">
          <table:table-cell office:value-type="string" calcext:value-type="string">
            <text:p>1700</text:p>
          </table:table-cell>
          <table:table-cell table:formula="of:=HYPERLINK(&quot;https://clics.clld.org/parameters/1700&quot;;&quot;SATURDAY&quot;)" office:value-type="string" office:string-value="SATURDAY" calcext:value-type="string">
            <text:p>SATURDAY</text:p>
          </table:table-cell>
          <table:table-cell/>
        </table:table-row>
        <table:table-row table:style-name="ro1">
          <table:table-cell office:value-type="string" calcext:value-type="string">
            <text:p>1702</text:p>
          </table:table-cell>
          <table:table-cell table:formula="of:=HYPERLINK(&quot;https://clics.clld.org/parameters/1702&quot;;&quot;HOLY&quot;)" office:value-type="string" office:string-value="HOLY" calcext:value-type="string">
            <text:p>HOLY</text:p>
          </table:table-cell>
          <table:table-cell/>
        </table:table-row>
        <table:table-row table:style-name="ro1">
          <table:table-cell office:value-type="string" calcext:value-type="string">
            <text:p>1703</text:p>
          </table:table-cell>
          <table:table-cell table:formula="of:=HYPERLINK(&quot;https://clics.clld.org/parameters/1703&quot;;&quot;SIX&quot;)" office:value-type="string" office:string-value="SIX" calcext:value-type="string">
            <text:p>SIX</text:p>
          </table:table-cell>
          <table:table-cell/>
        </table:table-row>
        <table:table-row table:style-name="ro1">
          <table:table-cell office:value-type="string" calcext:value-type="string">
            <text:p>1704</text:p>
          </table:table-cell>
          <table:table-cell table:formula="of:=HYPERLINK(&quot;https://clics.clld.org/parameters/1704&quot;;&quot;SEVEN&quot;)" office:value-type="string" office:string-value="SEVEN" calcext:value-type="string">
            <text:p>SEVEN</text:p>
          </table:table-cell>
          <table:table-cell/>
        </table:table-row>
        <table:table-row table:style-name="ro1">
          <table:table-cell office:value-type="string" calcext:value-type="string">
            <text:p>1705</text:p>
          </table:table-cell>
          <table:table-cell table:formula="of:=HYPERLINK(&quot;https://clics.clld.org/parameters/1705&quot;;&quot;EIGHT&quot;)" office:value-type="string" office:string-value="EIGHT" calcext:value-type="string">
            <text:p>EIGHT</text:p>
          </table:table-cell>
          <table:table-cell/>
        </table:table-row>
        <table:table-row table:style-name="ro1">
          <table:table-cell office:value-type="string" calcext:value-type="string">
            <text:p>1706</text:p>
          </table:table-cell>
          <table:table-cell table:formula="of:=HYPERLINK(&quot;https://clics.clld.org/parameters/1706&quot;;&quot;ELEVEN&quot;)" office:value-type="string" office:string-value="ELEVEN" calcext:value-type="string">
            <text:p>ELEVEN</text:p>
          </table:table-cell>
          <table:table-cell/>
        </table:table-row>
        <table:table-row table:style-name="ro1">
          <table:table-cell office:value-type="string" calcext:value-type="string">
            <text:p>1707</text:p>
          </table:table-cell>
          <table:table-cell table:formula="of:=HYPERLINK(&quot;https://clics.clld.org/parameters/1707&quot;;&quot;TWELVE&quot;)" office:value-type="string" office:string-value="TWELVE" calcext:value-type="string">
            <text:p>TWELVE</text:p>
          </table:table-cell>
          <table:table-cell/>
        </table:table-row>
        <table:table-row table:style-name="ro1">
          <table:table-cell office:value-type="string" calcext:value-type="string">
            <text:p>1708</text:p>
          </table:table-cell>
          <table:table-cell table:formula="of:=HYPERLINK(&quot;https://clics.clld.org/parameters/1708&quot;;&quot;THIRTEEN&quot;)" office:value-type="string" office:string-value="THIRTEEN" calcext:value-type="string">
            <text:p>THIRTEEN</text:p>
          </table:table-cell>
          <table:table-cell/>
        </table:table-row>
        <table:table-row table:style-name="ro1">
          <table:table-cell office:value-type="string" calcext:value-type="string">
            <text:p>1709</text:p>
          </table:table-cell>
          <table:table-cell table:formula="of:=HYPERLINK(&quot;https://clics.clld.org/parameters/1709&quot;;&quot;FIFTEEN&quot;)" office:value-type="string" office:string-value="FIFTEEN" calcext:value-type="string">
            <text:p>FIFTEEN</text:p>
          </table:table-cell>
          <table:table-cell/>
        </table:table-row>
        <table:table-row table:style-name="ro1">
          <table:table-cell office:value-type="string" calcext:value-type="string">
            <text:p>1710</text:p>
          </table:table-cell>
          <table:table-cell table:formula="of:=HYPERLINK(&quot;https://clics.clld.org/parameters/1710&quot;;&quot;TWENTY&quot;)" office:value-type="string" office:string-value="TWENTY" calcext:value-type="string">
            <text:p>TWENTY</text:p>
          </table:table-cell>
          <table:table-cell/>
        </table:table-row>
        <table:table-row table:style-name="ro1">
          <table:table-cell office:value-type="string" calcext:value-type="string">
            <text:p>1711</text:p>
          </table:table-cell>
          <table:table-cell table:formula="of:=HYPERLINK(&quot;https://clics.clld.org/parameters/1711&quot;;&quot;TELL&quot;)" office:value-type="string" office:string-value="TELL" calcext:value-type="string">
            <text:p>TELL</text:p>
          </table:table-cell>
          <table:table-cell/>
        </table:table-row>
        <table:table-row table:style-name="ro1">
          <table:table-cell office:value-type="string" calcext:value-type="string">
            <text:p>1712</text:p>
          </table:table-cell>
          <table:table-cell table:formula="of:=HYPERLINK(&quot;https://clics.clld.org/parameters/1712&quot;;&quot;OATH&quot;)" office:value-type="string" office:string-value="OATH" calcext:value-type="string">
            <text:p>OATH</text:p>
          </table:table-cell>
          <table:table-cell/>
        </table:table-row>
        <table:table-row table:style-name="ro1">
          <table:table-cell office:value-type="string" calcext:value-type="string">
            <text:p>1713</text:p>
          </table:table-cell>
          <table:table-cell table:formula="of:=HYPERLINK(&quot;https://clics.clld.org/parameters/1713&quot;;&quot;EIGHTEEN&quot;)" office:value-type="string" office:string-value="EIGHTEEN" calcext:value-type="string">
            <text:p>EIGHTEEN</text:p>
          </table:table-cell>
          <table:table-cell/>
        </table:table-row>
        <table:table-row table:style-name="ro1">
          <table:table-cell office:value-type="string" calcext:value-type="string">
            <text:p>1714</text:p>
          </table:table-cell>
          <table:table-cell table:formula="of:=HYPERLINK(&quot;https://clics.clld.org/parameters/1714&quot;;&quot;NINETEEN&quot;)" office:value-type="string" office:string-value="NINETEEN" calcext:value-type="string">
            <text:p>NINETEEN</text:p>
          </table:table-cell>
          <table:table-cell/>
        </table:table-row>
        <table:table-row table:style-name="ro1">
          <table:table-cell office:value-type="string" calcext:value-type="string">
            <text:p>1715</text:p>
          </table:table-cell>
          <table:table-cell table:formula="of:=HYPERLINK(&quot;https://clics.clld.org/parameters/1715&quot;;&quot;THIRTY&quot;)" office:value-type="string" office:string-value="THIRTY" calcext:value-type="string">
            <text:p>THIRTY</text:p>
          </table:table-cell>
          <table:table-cell/>
        </table:table-row>
        <table:table-row table:style-name="ro1">
          <table:table-cell office:value-type="string" calcext:value-type="string">
            <text:p>1716</text:p>
          </table:table-cell>
          <table:table-cell table:formula="of:=HYPERLINK(&quot;https://clics.clld.org/parameters/1716&quot;;&quot;FORTY&quot;)" office:value-type="string" office:string-value="FORTY" calcext:value-type="string">
            <text:p>FORTY</text:p>
          </table:table-cell>
          <table:table-cell/>
        </table:table-row>
        <table:table-row table:style-name="ro1">
          <table:table-cell office:value-type="string" calcext:value-type="string">
            <text:p>1717</text:p>
          </table:table-cell>
          <table:table-cell table:formula="of:=HYPERLINK(&quot;https://clics.clld.org/parameters/1717&quot;;&quot;FIFTY&quot;)" office:value-type="string" office:string-value="FIFTY" calcext:value-type="string">
            <text:p>FIFTY</text:p>
          </table:table-cell>
          <table:table-cell/>
        </table:table-row>
        <table:table-row table:style-name="ro1">
          <table:table-cell office:value-type="string" calcext:value-type="string">
            <text:p>1718</text:p>
          </table:table-cell>
          <table:table-cell table:formula="of:=HYPERLINK(&quot;https://clics.clld.org/parameters/1718&quot;;&quot;SIXTY&quot;)" office:value-type="string" office:string-value="SIXTY" calcext:value-type="string">
            <text:p>SIXTY</text:p>
          </table:table-cell>
          <table:table-cell/>
        </table:table-row>
        <table:table-row table:style-name="ro1">
          <table:table-cell office:value-type="string" calcext:value-type="string">
            <text:p>1719</text:p>
          </table:table-cell>
          <table:table-cell table:formula="of:=HYPERLINK(&quot;https://clics.clld.org/parameters/1719&quot;;&quot;BURY&quot;)" office:value-type="string" office:string-value="BURY" calcext:value-type="string">
            <text:p>BURY</text:p>
          </table:table-cell>
          <table:table-cell/>
        </table:table-row>
        <table:table-row table:style-name="ro1">
          <table:table-cell office:value-type="string" calcext:value-type="string">
            <text:p>1720</text:p>
          </table:table-cell>
          <table:table-cell table:formula="of:=HYPERLINK(&quot;https://clics.clld.org/parameters/1720&quot;;&quot;SIGN&quot;)" office:value-type="string" office:string-value="SIGN" calcext:value-type="string">
            <text:p>SIGN</text:p>
          </table:table-cell>
          <table:table-cell/>
        </table:table-row>
        <table:table-row table:style-name="ro1">
          <table:table-cell office:value-type="string" calcext:value-type="string">
            <text:p>1721</text:p>
          </table:table-cell>
          <table:table-cell table:formula="of:=HYPERLINK(&quot;https://clics.clld.org/parameters/1721&quot;;&quot;SEVENTY&quot;)" office:value-type="string" office:string-value="SEVENTY" calcext:value-type="string">
            <text:p>SEVENTY</text:p>
          </table:table-cell>
          <table:table-cell/>
        </table:table-row>
        <table:table-row table:style-name="ro1">
          <table:table-cell office:value-type="string" calcext:value-type="string">
            <text:p>1722</text:p>
          </table:table-cell>
          <table:table-cell table:formula="of:=HYPERLINK(&quot;https://clics.clld.org/parameters/1722&quot;;&quot;EIGHTY&quot;)" office:value-type="string" office:string-value="EIGHTY" calcext:value-type="string">
            <text:p>EIGHTY</text:p>
          </table:table-cell>
          <table:table-cell/>
        </table:table-row>
        <table:table-row table:style-name="ro1">
          <table:table-cell office:value-type="string" calcext:value-type="string">
            <text:p>1723</text:p>
          </table:table-cell>
          <table:table-cell table:formula="of:=HYPERLINK(&quot;https://clics.clld.org/parameters/1723&quot;;&quot;RESULT IN&quot;)" office:value-type="string" office:string-value="RESULT IN" calcext:value-type="string">
            <text:p>RESULT IN</text:p>
          </table:table-cell>
          <table:table-cell/>
        </table:table-row>
        <table:table-row table:style-name="ro1">
          <table:table-cell office:value-type="string" calcext:value-type="string">
            <text:p>1724</text:p>
          </table:table-cell>
          <table:table-cell table:formula="of:=HYPERLINK(&quot;https://clics.clld.org/parameters/1724&quot;;&quot;NINETY&quot;)" office:value-type="string" office:string-value="NINETY" calcext:value-type="string">
            <text:p>NINETY</text:p>
          </table:table-cell>
          <table:table-cell/>
        </table:table-row>
        <table:table-row table:style-name="ro1">
          <table:table-cell office:value-type="string" calcext:value-type="string">
            <text:p>1725</text:p>
          </table:table-cell>
          <table:table-cell table:formula="of:=HYPERLINK(&quot;https://clics.clld.org/parameters/1725&quot;;&quot;CORRECT (RIGHT)&quot;)" office:value-type="string" office:string-value="CORRECT (RIGHT)" calcext:value-type="string">
            <text:p>CORRECT (RIGHT)</text:p>
          </table:table-cell>
          <table:table-cell/>
        </table:table-row>
        <table:table-row table:style-name="ro1">
          <table:table-cell office:value-type="string" calcext:value-type="string">
            <text:p>1726</text:p>
          </table:table-cell>
          <table:table-cell table:formula="of:=HYPERLINK(&quot;https://clics.clld.org/parameters/1726&quot;;&quot;WET&quot;)" office:value-type="string" office:string-value="WET" calcext:value-type="string">
            <text:p>WET</text:p>
          </table:table-cell>
          <table:table-cell/>
        </table:table-row>
        <table:table-row table:style-name="ro1">
          <table:table-cell office:value-type="string" calcext:value-type="string">
            <text:p>1728</text:p>
          </table:table-cell>
          <table:table-cell table:formula="of:=HYPERLINK(&quot;https://clics.clld.org/parameters/1728&quot;;&quot;ROTTEN&quot;)" office:value-type="string" office:string-value="ROTTEN" calcext:value-type="string">
            <text:p>ROTTEN</text:p>
          </table:table-cell>
          <table:table-cell/>
        </table:table-row>
        <table:table-row table:style-name="ro1">
          <table:table-cell office:value-type="string" calcext:value-type="string">
            <text:p>1729</text:p>
          </table:table-cell>
          <table:table-cell table:formula="of:=HYPERLINK(&quot;https://clics.clld.org/parameters/1729&quot;;&quot;PLAIT OR BRAID OR WEAVE&quot;)" office:value-type="string" office:string-value="PLAIT OR BRAID OR WEAVE" calcext:value-type="string">
            <text:p>PLAIT OR BRAID OR WEAVE</text:p>
          </table:table-cell>
          <table:table-cell/>
        </table:table-row>
        <table:table-row table:style-name="ro1">
          <table:table-cell office:value-type="string" calcext:value-type="string">
            <text:p>1730</text:p>
          </table:table-cell>
          <table:table-cell table:formula="of:=HYPERLINK(&quot;https://clics.clld.org/parameters/1730&quot;;&quot;CHEEK&quot;)" office:value-type="string" office:string-value="CHEEK" calcext:value-type="string">
            <text:p>CHEEK</text:p>
          </table:table-cell>
          <table:table-cell/>
        </table:table-row>
        <table:table-row table:style-name="ro1">
          <table:table-cell office:value-type="string" calcext:value-type="string">
            <text:p>1731</text:p>
          </table:table-cell>
          <table:table-cell table:formula="of:=HYPERLINK(&quot;https://clics.clld.org/parameters/1731&quot;;&quot;MORTAR BINDER&quot;)" office:value-type="string" office:string-value="MORTAR BINDER" calcext:value-type="string">
            <text:p>MORTAR BINDER</text:p>
          </table:table-cell>
          <table:table-cell/>
        </table:table-row>
        <table:table-row table:style-name="ro1">
          <table:table-cell office:value-type="string" calcext:value-type="string">
            <text:p>1732</text:p>
          </table:table-cell>
          <table:table-cell table:formula="of:=HYPERLINK(&quot;https://clics.clld.org/parameters/1732&quot;;&quot;SKY&quot;)" office:value-type="string" office:string-value="SKY" calcext:value-type="string">
            <text:p>SKY</text:p>
          </table:table-cell>
          <table:table-cell/>
        </table:table-row>
        <table:table-row table:style-name="ro1">
          <table:table-cell office:value-type="string" calcext:value-type="string">
            <text:p>1733</text:p>
          </table:table-cell>
          <table:table-cell table:formula="of:=HYPERLINK(&quot;https://clics.clld.org/parameters/1733&quot;;&quot;RAINBOW&quot;)" office:value-type="string" office:string-value="RAINBOW" calcext:value-type="string">
            <text:p>RAINBOW</text:p>
          </table:table-cell>
          <table:table-cell/>
        </table:table-row>
        <table:table-row table:style-name="ro1">
          <table:table-cell office:value-type="string" calcext:value-type="string">
            <text:p>1734</text:p>
          </table:table-cell>
          <table:table-cell table:formula="of:=HYPERLINK(&quot;https://clics.clld.org/parameters/1734&quot;;&quot;TWENTY ONE&quot;)" office:value-type="string" office:string-value="TWENTY ONE" calcext:value-type="string">
            <text:p>TWENTY ONE</text:p>
          </table:table-cell>
          <table:table-cell/>
        </table:table-row>
        <table:table-row table:style-name="ro1">
          <table:table-cell office:value-type="string" calcext:value-type="string">
            <text:p>1735</text:p>
          </table:table-cell>
          <table:table-cell table:formula="of:=HYPERLINK(&quot;https://clics.clld.org/parameters/1735&quot;;&quot;TEAR (SHRED)&quot;)" office:value-type="string" office:string-value="TEAR (SHRED)" calcext:value-type="string">
            <text:p>TEAR (SHRED)</text:p>
          </table:table-cell>
          <table:table-cell/>
        </table:table-row>
        <table:table-row table:style-name="ro1">
          <table:table-cell office:value-type="string" calcext:value-type="string">
            <text:p>1736</text:p>
          </table:table-cell>
          <table:table-cell table:formula="of:=HYPERLINK(&quot;https://clics.clld.org/parameters/1736&quot;;&quot;TWENTY FOUR&quot;)" office:value-type="string" office:string-value="TWENTY FOUR" calcext:value-type="string">
            <text:p>TWENTY FOUR</text:p>
          </table:table-cell>
          <table:table-cell/>
        </table:table-row>
        <table:table-row table:style-name="ro1">
          <table:table-cell office:value-type="string" calcext:value-type="string">
            <text:p>1737</text:p>
          </table:table-cell>
          <table:table-cell table:formula="of:=HYPERLINK(&quot;https://clics.clld.org/parameters/1737&quot;;&quot;OKRA&quot;)" office:value-type="string" office:string-value="OKRA" calcext:value-type="string">
            <text:p>OKRA</text:p>
          </table:table-cell>
          <table:table-cell/>
        </table:table-row>
        <table:table-row table:style-name="ro1">
          <table:table-cell office:value-type="string" calcext:value-type="string">
            <text:p>1738</text:p>
          </table:table-cell>
          <table:table-cell table:formula="of:=HYPERLINK(&quot;https://clics.clld.org/parameters/1738&quot;;&quot;TWENTY FIVE&quot;)" office:value-type="string" office:string-value="TWENTY FIVE" calcext:value-type="string">
            <text:p>TWENTY FIVE</text:p>
          </table:table-cell>
          <table:table-cell/>
        </table:table-row>
        <table:table-row table:style-name="ro1">
          <table:table-cell office:value-type="string" calcext:value-type="string">
            <text:p>1739</text:p>
          </table:table-cell>
          <table:table-cell table:formula="of:=HYPERLINK(&quot;https://clics.clld.org/parameters/1739&quot;;&quot;DECORATE&quot;)" office:value-type="string" office:string-value="DECORATE" calcext:value-type="string">
            <text:p>DECORATE</text:p>
          </table:table-cell>
          <table:table-cell/>
        </table:table-row>
        <table:table-row table:style-name="ro1">
          <table:table-cell office:value-type="string" calcext:value-type="string">
            <text:p>1740</text:p>
          </table:table-cell>
          <table:table-cell table:formula="of:=HYPERLINK(&quot;https://clics.clld.org/parameters/1740&quot;;&quot;PINE&quot;)" office:value-type="string" office:string-value="PINE" calcext:value-type="string">
            <text:p>PINE</text:p>
          </table:table-cell>
          <table:table-cell/>
        </table:table-row>
        <table:table-row table:style-name="ro1">
          <table:table-cell office:value-type="string" calcext:value-type="string">
            <text:p>1741</text:p>
          </table:table-cell>
          <table:table-cell table:formula="of:=HYPERLINK(&quot;https://clics.clld.org/parameters/1741&quot;;&quot;ABOVE&quot;)" office:value-type="string" office:string-value="ABOVE" calcext:value-type="string">
            <text:p>ABOVE</text:p>
          </table:table-cell>
          <table:table-cell/>
        </table:table-row>
        <table:table-row table:style-name="ro1">
          <table:table-cell office:value-type="string" calcext:value-type="string">
            <text:p>1742</text:p>
          </table:table-cell>
          <table:table-cell table:formula="of:=HYPERLINK(&quot;https://clics.clld.org/parameters/1742&quot;;&quot;TRAVERSE&quot;)" office:value-type="string" office:string-value="TRAVERSE" calcext:value-type="string">
            <text:p>TRAVERSE</text:p>
          </table:table-cell>
          <table:table-cell/>
        </table:table-row>
        <table:table-row table:style-name="ro1">
          <table:table-cell office:value-type="string" calcext:value-type="string">
            <text:p>1743</text:p>
          </table:table-cell>
          <table:table-cell table:formula="of:=HYPERLINK(&quot;https://clics.clld.org/parameters/1743&quot;;&quot;JOIN&quot;)" office:value-type="string" office:string-value="JOIN" calcext:value-type="string">
            <text:p>JOIN</text:p>
          </table:table-cell>
          <table:table-cell/>
        </table:table-row>
        <table:table-row table:style-name="ro1">
          <table:table-cell office:value-type="string" calcext:value-type="string">
            <text:p>1744</text:p>
          </table:table-cell>
          <table:table-cell table:formula="of:=HYPERLINK(&quot;https://clics.clld.org/parameters/1744&quot;;&quot;SPLEEN&quot;)" office:value-type="string" office:string-value="SPLEEN" calcext:value-type="string">
            <text:p>SPLEEN</text:p>
          </table:table-cell>
          <table:table-cell/>
        </table:table-row>
        <table:table-row table:style-name="ro1">
          <table:table-cell office:value-type="string" calcext:value-type="string">
            <text:p>1745</text:p>
          </table:table-cell>
          <table:table-cell table:formula="of:=HYPERLINK(&quot;https://clics.clld.org/parameters/1745&quot;;&quot;HIP&quot;)" office:value-type="string" office:string-value="HIP" calcext:value-type="string">
            <text:p>HIP</text:p>
          </table:table-cell>
          <table:table-cell/>
        </table:table-row>
        <table:table-row table:style-name="ro1">
          <table:table-cell office:value-type="string" calcext:value-type="string">
            <text:p>1746</text:p>
          </table:table-cell>
          <table:table-cell table:formula="of:=HYPERLINK(&quot;https://clics.clld.org/parameters/1746&quot;;&quot;BLADDER&quot;)" office:value-type="string" office:string-value="BLADDER" calcext:value-type="string">
            <text:p>BLADDER</text:p>
          </table:table-cell>
          <table:table-cell/>
        </table:table-row>
        <table:table-row table:style-name="ro1">
          <table:table-cell office:value-type="string" calcext:value-type="string">
            <text:p>1747</text:p>
          </table:table-cell>
          <table:table-cell table:formula="of:=HYPERLINK(&quot;https://clics.clld.org/parameters/1747&quot;;&quot;CUSTOM&quot;)" office:value-type="string" office:string-value="CUSTOM" calcext:value-type="string">
            <text:p>CUSTOM</text:p>
          </table:table-cell>
          <table:table-cell/>
        </table:table-row>
        <table:table-row table:style-name="ro1">
          <table:table-cell office:value-type="string" calcext:value-type="string">
            <text:p>1748</text:p>
          </table:table-cell>
          <table:table-cell table:formula="of:=HYPERLINK(&quot;https://clics.clld.org/parameters/1748&quot;;&quot;RIDGE&quot;)" office:value-type="string" office:string-value="RIDGE" calcext:value-type="string">
            <text:p>RIDGE</text:p>
          </table:table-cell>
          <table:table-cell/>
        </table:table-row>
        <table:table-row table:style-name="ro1">
          <table:table-cell office:value-type="string" calcext:value-type="string">
            <text:p>1749</text:p>
          </table:table-cell>
          <table:table-cell table:formula="of:=HYPERLINK(&quot;https://clics.clld.org/parameters/1749&quot;;&quot;TAKE&quot;)" office:value-type="string" office:string-value="TAKE" calcext:value-type="string">
            <text:p>TAKE</text:p>
          </table:table-cell>
          <table:table-cell/>
        </table:table-row>
        <table:table-row table:style-name="ro1">
          <table:table-cell office:value-type="string" calcext:value-type="string">
            <text:p>1750</text:p>
          </table:table-cell>
          <table:table-cell table:formula="of:=HYPERLINK(&quot;https://clics.clld.org/parameters/1750&quot;;&quot;CHOOSE&quot;)" office:value-type="string" office:string-value="CHOOSE" calcext:value-type="string">
            <text:p>CHOOSE</text:p>
          </table:table-cell>
          <table:table-cell/>
        </table:table-row>
        <table:table-row table:style-name="ro1">
          <table:table-cell office:value-type="string" calcext:value-type="string">
            <text:p>1752</text:p>
          </table:table-cell>
          <table:table-cell table:formula="of:=HYPERLINK(&quot;https://clics.clld.org/parameters/1752&quot;;&quot;LEAVE&quot;)" office:value-type="string" office:string-value="LEAVE" calcext:value-type="string">
            <text:p>LEAVE</text:p>
          </table:table-cell>
          <table:table-cell/>
        </table:table-row>
        <table:table-row table:style-name="ro1">
          <table:table-cell office:value-type="string" calcext:value-type="string">
            <text:p>1753</text:p>
          </table:table-cell>
          <table:table-cell table:formula="of:=HYPERLINK(&quot;https://clics.clld.org/parameters/1753&quot;;&quot;TOP&quot;)" office:value-type="string" office:string-value="TOP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1754</text:p>
          </table:table-cell>
          <table:table-cell table:formula="of:=HYPERLINK(&quot;https://clics.clld.org/parameters/1754&quot;;&quot;BRACELET&quot;)" office:value-type="string" office:string-value="BRACELET" calcext:value-type="string">
            <text:p>BRACELET</text:p>
          </table:table-cell>
          <table:table-cell/>
        </table:table-row>
        <table:table-row table:style-name="ro1">
          <table:table-cell office:value-type="string" calcext:value-type="string">
            <text:p>1755</text:p>
          </table:table-cell>
          <table:table-cell table:formula="of:=HYPERLINK(&quot;https://clics.clld.org/parameters/1755&quot;;&quot;UNDRESS&quot;)" office:value-type="string" office:string-value="UNDRESS" calcext:value-type="string">
            <text:p>UNDRESS</text:p>
          </table:table-cell>
          <table:table-cell/>
        </table:table-row>
        <table:table-row table:style-name="ro1">
          <table:table-cell office:value-type="string" calcext:value-type="string">
            <text:p>1756</text:p>
          </table:table-cell>
          <table:table-cell table:formula="of:=HYPERLINK(&quot;https://clics.clld.org/parameters/1756&quot;;&quot;WIDOW&quot;)" office:value-type="string" office:string-value="WIDOW" calcext:value-type="string">
            <text:p>WIDOW</text:p>
          </table:table-cell>
          <table:table-cell/>
        </table:table-row>
        <table:table-row table:style-name="ro1">
          <table:table-cell office:value-type="string" calcext:value-type="string">
            <text:p>1757</text:p>
          </table:table-cell>
          <table:table-cell table:formula="of:=HYPERLINK(&quot;https://clics.clld.org/parameters/1757&quot;;&quot;TIRED&quot;)" office:value-type="string" office:string-value="TIRED" calcext:value-type="string">
            <text:p>TIRED</text:p>
          </table:table-cell>
          <table:table-cell/>
        </table:table-row>
        <table:table-row table:style-name="ro1">
          <table:table-cell office:value-type="string" calcext:value-type="string">
            <text:p>1758</text:p>
          </table:table-cell>
          <table:table-cell table:formula="of:=HYPERLINK(&quot;https://clics.clld.org/parameters/1758&quot;;&quot;OLDER SISTER&quot;)" office:value-type="string" office:string-value="OLDER SISTER" calcext:value-type="string">
            <text:p>OLDER SISTER</text:p>
          </table:table-cell>
          <table:table-cell/>
        </table:table-row>
        <table:table-row table:style-name="ro1">
          <table:table-cell office:value-type="string" calcext:value-type="string">
            <text:p>1759</text:p>
          </table:table-cell>
          <table:table-cell table:formula="of:=HYPERLINK(&quot;https://clics.clld.org/parameters/1759&quot;;&quot;OLDER BROTHER&quot;)" office:value-type="string" office:string-value="OLDER BROTHER" calcext:value-type="string">
            <text:p>OLDER BROTHER</text:p>
          </table:table-cell>
          <table:table-cell/>
        </table:table-row>
        <table:table-row table:style-name="ro1">
          <table:table-cell office:value-type="string" calcext:value-type="string">
            <text:p>1760</text:p>
          </table:table-cell>
          <table:table-cell table:formula="of:=HYPERLINK(&quot;https://clics.clld.org/parameters/1760&quot;;&quot;YOUNGER BROTHER&quot;)" office:value-type="string" office:string-value="YOUNGER BROTHER" calcext:value-type="string">
            <text:p>YOUNGER BROTHER</text:p>
          </table:table-cell>
          <table:table-cell/>
        </table:table-row>
        <table:table-row table:style-name="ro1">
          <table:table-cell office:value-type="string" calcext:value-type="string">
            <text:p>1761</text:p>
          </table:table-cell>
          <table:table-cell table:formula="of:=HYPERLINK(&quot;https://clics.clld.org/parameters/1761&quot;;&quot;YOUNGER SISTER&quot;)" office:value-type="string" office:string-value="YOUNGER SISTER" calcext:value-type="string">
            <text:p>YOUNGER SISTER</text:p>
          </table:table-cell>
          <table:table-cell/>
        </table:table-row>
        <table:table-row table:style-name="ro1">
          <table:table-cell office:value-type="string" calcext:value-type="string">
            <text:p>1762</text:p>
          </table:table-cell>
          <table:table-cell table:formula="of:=HYPERLINK(&quot;https://clics.clld.org/parameters/1762&quot;;&quot;STONE (OF FRUIT)&quot;)" office:value-type="string" office:string-value="STONE (OF FRUIT)" calcext:value-type="string">
            <text:p>STONE (OF FRUIT)</text:p>
          </table:table-cell>
          <table:table-cell/>
        </table:table-row>
        <table:table-row table:style-name="ro1">
          <table:table-cell office:value-type="string" calcext:value-type="string">
            <text:p>1763</text:p>
          </table:table-cell>
          <table:table-cell table:formula="of:=HYPERLINK(&quot;https://clics.clld.org/parameters/1763&quot;;&quot;CLUB&quot;)" office:value-type="string" office:string-value="CLUB" calcext:value-type="string">
            <text:p>CLUB</text:p>
          </table:table-cell>
          <table:table-cell/>
        </table:table-row>
        <table:table-row table:style-name="ro1">
          <table:table-cell office:value-type="string" calcext:value-type="string">
            <text:p>1764</text:p>
          </table:table-cell>
          <table:table-cell table:formula="of:=HYPERLINK(&quot;https://clics.clld.org/parameters/1764&quot;;&quot;OBSCURE&quot;)" office:value-type="string" office:string-value="OBSCURE" calcext:value-type="string">
            <text:p>OBSCURE</text:p>
          </table:table-cell>
          <table:table-cell/>
        </table:table-row>
        <table:table-row table:style-name="ro1">
          <table:table-cell office:value-type="string" calcext:value-type="string">
            <text:p>1765</text:p>
          </table:table-cell>
          <table:table-cell table:formula="of:=HYPERLINK(&quot;https://clics.clld.org/parameters/1765&quot;;&quot;IN VAIN&quot;)" office:value-type="string" office:string-value="IN VAIN" calcext:value-type="string">
            <text:p>IN VAIN</text:p>
          </table:table-cell>
          <table:table-cell/>
        </table:table-row>
        <table:table-row table:style-name="ro1">
          <table:table-cell office:value-type="string" calcext:value-type="string">
            <text:p>1766</text:p>
          </table:table-cell>
          <table:table-cell table:formula="of:=HYPERLINK(&quot;https://clics.clld.org/parameters/1766&quot;;&quot;FINISH&quot;)" office:value-type="string" office:string-value="FINISH" calcext:value-type="string">
            <text:p>FINISH</text:p>
          </table:table-cell>
          <table:table-cell/>
        </table:table-row>
        <table:table-row table:style-name="ro1">
          <table:table-cell office:value-type="string" calcext:value-type="string">
            <text:p>1767</text:p>
          </table:table-cell>
          <table:table-cell table:formula="of:=HYPERLINK(&quot;https://clics.clld.org/parameters/1767&quot;;&quot;SCRAPE&quot;)" office:value-type="string" office:string-value="SCRAPE" calcext:value-type="string">
            <text:p>SCRAPE</text:p>
          </table:table-cell>
          <table:table-cell/>
        </table:table-row>
        <table:table-row table:style-name="ro1">
          <table:table-cell office:value-type="string" calcext:value-type="string">
            <text:p>1768</text:p>
          </table:table-cell>
          <table:table-cell table:formula="of:=HYPERLINK(&quot;https://clics.clld.org/parameters/1768&quot;;&quot;FOAM&quot;)" office:value-type="string" office:string-value="FOAM" calcext:value-type="string">
            <text:p>FOAM</text:p>
          </table:table-cell>
          <table:table-cell/>
        </table:table-row>
        <table:table-row table:style-name="ro1">
          <table:table-cell office:value-type="string" calcext:value-type="string">
            <text:p>1769</text:p>
          </table:table-cell>
          <table:table-cell table:formula="of:=HYPERLINK(&quot;https://clics.clld.org/parameters/1769&quot;;&quot;AXLE&quot;)" office:value-type="string" office:string-value="AXLE" calcext:value-type="string">
            <text:p>AXLE</text:p>
          </table:table-cell>
          <table:table-cell/>
        </table:table-row>
        <table:table-row table:style-name="ro1">
          <table:table-cell office:value-type="string" calcext:value-type="string">
            <text:p>1770</text:p>
          </table:table-cell>
          <table:table-cell table:formula="of:=HYPERLINK(&quot;https://clics.clld.org/parameters/1770&quot;;&quot;CARCASS&quot;)" office:value-type="string" office:string-value="CARCASS" calcext:value-type="string">
            <text:p>CARCASS</text:p>
          </table:table-cell>
          <table:table-cell/>
        </table:table-row>
        <table:table-row table:style-name="ro1">
          <table:table-cell office:value-type="string" calcext:value-type="string">
            <text:p>1771</text:p>
          </table:table-cell>
          <table:table-cell table:formula="of:=HYPERLINK(&quot;https://clics.clld.org/parameters/1771&quot;;&quot;TASTELESS&quot;)" office:value-type="string" office:string-value="TASTELESS" calcext:value-type="string">
            <text:p>TASTELESS</text:p>
          </table:table-cell>
          <table:table-cell/>
        </table:table-row>
        <table:table-row table:style-name="ro1">
          <table:table-cell office:value-type="string" calcext:value-type="string">
            <text:p>1772</text:p>
          </table:table-cell>
          <table:table-cell table:formula="of:=HYPERLINK(&quot;https://clics.clld.org/parameters/1772&quot;;&quot;ELK&quot;)" office:value-type="string" office:string-value="ELK" calcext:value-type="string">
            <text:p>ELK</text:p>
          </table:table-cell>
          <table:table-cell/>
        </table:table-row>
        <table:table-row table:style-name="ro1">
          <table:table-cell office:value-type="string" calcext:value-type="string">
            <text:p>1773</text:p>
          </table:table-cell>
          <table:table-cell table:formula="of:=HYPERLINK(&quot;https://clics.clld.org/parameters/1773&quot;;&quot;GRAVE&quot;)" office:value-type="string" office:string-value="GRAVE" calcext:value-type="string">
            <text:p>GRAVE</text:p>
          </table:table-cell>
          <table:table-cell/>
        </table:table-row>
        <table:table-row table:style-name="ro1">
          <table:table-cell office:value-type="string" calcext:value-type="string">
            <text:p>1774</text:p>
          </table:table-cell>
          <table:table-cell table:formula="of:=HYPERLINK(&quot;https://clics.clld.org/parameters/1774&quot;;&quot;STINGY&quot;)" office:value-type="string" office:string-value="STINGY" calcext:value-type="string">
            <text:p>STINGY</text:p>
          </table:table-cell>
          <table:table-cell/>
        </table:table-row>
        <table:table-row table:style-name="ro1">
          <table:table-cell office:value-type="string" calcext:value-type="string">
            <text:p>1775</text:p>
          </table:table-cell>
          <table:table-cell table:formula="of:=HYPERLINK(&quot;https://clics.clld.org/parameters/1775&quot;;&quot;TABLE&quot;)" office:value-type="string" office:string-value="TABLE" calcext:value-type="string">
            <text:p>TABLE</text:p>
          </table:table-cell>
          <table:table-cell/>
        </table:table-row>
        <table:table-row table:style-name="ro1">
          <table:table-cell office:value-type="string" calcext:value-type="string">
            <text:p>1776</text:p>
          </table:table-cell>
          <table:table-cell table:formula="of:=HYPERLINK(&quot;https://clics.clld.org/parameters/1776&quot;;&quot;SHAME&quot;)" office:value-type="string" office:string-value="SHAME" calcext:value-type="string">
            <text:p>SHAME</text:p>
          </table:table-cell>
          <table:table-cell/>
        </table:table-row>
        <table:table-row table:style-name="ro1">
          <table:table-cell office:value-type="string" calcext:value-type="string">
            <text:p>1777</text:p>
          </table:table-cell>
          <table:table-cell table:formula="of:=HYPERLINK(&quot;https://clics.clld.org/parameters/1777&quot;;&quot;RESEMBLE&quot;)" office:value-type="string" office:string-value="RESEMBLE" calcext:value-type="string">
            <text:p>RESEMBLE</text:p>
          </table:table-cell>
          <table:table-cell/>
        </table:table-row>
        <table:table-row table:style-name="ro1">
          <table:table-cell office:value-type="string" calcext:value-type="string">
            <text:p>1778</text:p>
          </table:table-cell>
          <table:table-cell table:formula="of:=HYPERLINK(&quot;https://clics.clld.org/parameters/1778&quot;;&quot;APPROACH&quot;)" office:value-type="string" office:string-value="APPROACH" calcext:value-type="string">
            <text:p>APPROACH</text:p>
          </table:table-cell>
          <table:table-cell/>
        </table:table-row>
        <table:table-row table:style-name="ro1">
          <table:table-cell office:value-type="string" calcext:value-type="string">
            <text:p>1779</text:p>
          </table:table-cell>
          <table:table-cell table:formula="of:=HYPERLINK(&quot;https://clics.clld.org/parameters/1779&quot;;&quot;DARE&quot;)" office:value-type="string" office:string-value="DARE" calcext:value-type="string">
            <text:p>DARE</text:p>
          </table:table-cell>
          <table:table-cell/>
        </table:table-row>
        <table:table-row table:style-name="ro1">
          <table:table-cell office:value-type="string" calcext:value-type="string">
            <text:p>1780</text:p>
          </table:table-cell>
          <table:table-cell table:formula="of:=HYPERLINK(&quot;https://clics.clld.org/parameters/1780&quot;;&quot;BILE&quot;)" office:value-type="string" office:string-value="BILE" calcext:value-type="string">
            <text:p>BILE</text:p>
          </table:table-cell>
          <table:table-cell/>
        </table:table-row>
        <table:table-row table:style-name="ro1">
          <table:table-cell office:value-type="string" calcext:value-type="string">
            <text:p>1781</text:p>
          </table:table-cell>
          <table:table-cell table:formula="of:=HYPERLINK(&quot;https://clics.clld.org/parameters/1781&quot;;&quot;THUMB&quot;)" office:value-type="string" office:string-value="THUMB" calcext:value-type="string">
            <text:p>THUMB</text:p>
          </table:table-cell>
          <table:table-cell/>
        </table:table-row>
        <table:table-row table:style-name="ro1">
          <table:table-cell office:value-type="string" calcext:value-type="string">
            <text:p>1782</text:p>
          </table:table-cell>
          <table:table-cell table:formula="of:=HYPERLINK(&quot;https://clics.clld.org/parameters/1782&quot;;&quot;GUEST&quot;)" office:value-type="string" office:string-value="GUEST" calcext:value-type="string">
            <text:p>GUEST</text:p>
          </table:table-cell>
          <table:table-cell/>
        </table:table-row>
        <table:table-row table:style-name="ro1">
          <table:table-cell office:value-type="string" calcext:value-type="string">
            <text:p>1783</text:p>
          </table:table-cell>
          <table:table-cell table:formula="of:=HYPERLINK(&quot;https://clics.clld.org/parameters/1783&quot;;&quot;PAIN&quot;)" office:value-type="string" office:string-value="PAIN" calcext:value-type="string">
            <text:p>PAIN</text:p>
          </table:table-cell>
          <table:table-cell/>
        </table:table-row>
        <table:table-row table:style-name="ro1">
          <table:table-cell office:value-type="string" calcext:value-type="string">
            <text:p>1784</text:p>
          </table:table-cell>
          <table:table-cell table:formula="of:=HYPERLINK(&quot;https://clics.clld.org/parameters/1784&quot;;&quot;WANT&quot;)" office:value-type="string" office:string-value="WANT" calcext:value-type="string">
            <text:p>WANT</text:p>
          </table:table-cell>
          <table:table-cell/>
        </table:table-row>
        <table:table-row table:style-name="ro1">
          <table:table-cell office:value-type="string" calcext:value-type="string">
            <text:p>1785</text:p>
          </table:table-cell>
          <table:table-cell table:formula="of:=HYPERLINK(&quot;https://clics.clld.org/parameters/1785&quot;;&quot;HAVE SEX&quot;)" office:value-type="string" office:string-value="HAVE SEX" calcext:value-type="string">
            <text:p>HAVE SEX</text:p>
          </table:table-cell>
          <table:table-cell/>
        </table:table-row>
        <table:table-row table:style-name="ro1">
          <table:table-cell office:value-type="string" calcext:value-type="string">
            <text:p>1786</text:p>
          </table:table-cell>
          <table:table-cell table:formula="of:=HYPERLINK(&quot;https://clics.clld.org/parameters/1786&quot;;&quot;DRY UP&quot;)" office:value-type="string" office:string-value="DRY UP" calcext:value-type="string">
            <text:p>DRY UP</text:p>
          </table:table-cell>
          <table:table-cell/>
        </table:table-row>
        <table:table-row table:style-name="ro1">
          <table:table-cell office:value-type="string" calcext:value-type="string">
            <text:p>1787</text:p>
          </table:table-cell>
          <table:table-cell table:formula="of:=HYPERLINK(&quot;https://clics.clld.org/parameters/1787&quot;;&quot;LOOM&quot;)" office:value-type="string" office:string-value="LOOM" calcext:value-type="string">
            <text:p>LOOM</text:p>
          </table:table-cell>
          <table:table-cell/>
        </table:table-row>
        <table:table-row table:style-name="ro1">
          <table:table-cell office:value-type="string" calcext:value-type="string">
            <text:p>1788</text:p>
          </table:table-cell>
          <table:table-cell table:formula="of:=HYPERLINK(&quot;https://clics.clld.org/parameters/1788&quot;;&quot;TELEVISION&quot;)" office:value-type="string" office:string-value="TELEVISION" calcext:value-type="string">
            <text:p>TELEVISION</text:p>
          </table:table-cell>
          <table:table-cell/>
        </table:table-row>
        <table:table-row table:style-name="ro1">
          <table:table-cell office:value-type="string" calcext:value-type="string">
            <text:p>1789</text:p>
          </table:table-cell>
          <table:table-cell table:formula="of:=HYPERLINK(&quot;https://clics.clld.org/parameters/1789&quot;;&quot;AGE&quot;)" office:value-type="string" office:string-value="AGE" calcext:value-type="string">
            <text:p>AGE</text:p>
          </table:table-cell>
          <table:table-cell/>
        </table:table-row>
        <table:table-row table:style-name="ro1">
          <table:table-cell office:value-type="string" calcext:value-type="string">
            <text:p>1790</text:p>
          </table:table-cell>
          <table:table-cell table:formula="of:=HYPERLINK(&quot;https://clics.clld.org/parameters/1790&quot;;&quot;LICENSE PLATE&quot;)" office:value-type="string" office:string-value="LICENSE PLATE" calcext:value-type="string">
            <text:p>LICENSE PLATE</text:p>
          </table:table-cell>
          <table:table-cell/>
        </table:table-row>
        <table:table-row table:style-name="ro1">
          <table:table-cell office:value-type="string" calcext:value-type="string">
            <text:p>1791</text:p>
          </table:table-cell>
          <table:table-cell table:formula="of:=HYPERLINK(&quot;https://clics.clld.org/parameters/1791&quot;;&quot;BUTTERFLY&quot;)" office:value-type="string" office:string-value="BUTTERFLY" calcext:value-type="string">
            <text:p>BUTTERFLY</text:p>
          </table:table-cell>
          <table:table-cell/>
        </table:table-row>
        <table:table-row table:style-name="ro1">
          <table:table-cell office:value-type="string" calcext:value-type="string">
            <text:p>1792</text:p>
          </table:table-cell>
          <table:table-cell table:formula="of:=HYPERLINK(&quot;https://clics.clld.org/parameters/1792&quot;;&quot;PERJURY&quot;)" office:value-type="string" office:string-value="PERJURY" calcext:value-type="string">
            <text:p>PERJURY</text:p>
          </table:table-cell>
          <table:table-cell/>
        </table:table-row>
        <table:table-row table:style-name="ro1">
          <table:table-cell office:value-type="string" calcext:value-type="string">
            <text:p>1793</text:p>
          </table:table-cell>
          <table:table-cell table:formula="of:=HYPERLINK(&quot;https://clics.clld.org/parameters/1793&quot;;&quot;BAT&quot;)" office:value-type="string" office:string-value="BAT" calcext:value-type="string">
            <text:p>BAT</text:p>
          </table:table-cell>
          <table:table-cell/>
        </table:table-row>
        <table:table-row table:style-name="ro1">
          <table:table-cell office:value-type="string" calcext:value-type="string">
            <text:p>1794</text:p>
          </table:table-cell>
          <table:table-cell table:formula="of:=HYPERLINK(&quot;https://clics.clld.org/parameters/1794&quot;;&quot;FURROW&quot;)" office:value-type="string" office:string-value="FURROW" calcext:value-type="string">
            <text:p>FURROW</text:p>
          </table:table-cell>
          <table:table-cell/>
        </table:table-row>
        <table:table-row table:style-name="ro1">
          <table:table-cell office:value-type="string" calcext:value-type="string">
            <text:p>1795</text:p>
          </table:table-cell>
          <table:table-cell table:formula="of:=HYPERLINK(&quot;https://clics.clld.org/parameters/1795&quot;;&quot;BANANA TREE&quot;)" office:value-type="string" office:string-value="BANANA TREE" calcext:value-type="string">
            <text:p>BANANA TREE</text:p>
          </table:table-cell>
          <table:table-cell/>
        </table:table-row>
        <table:table-row table:style-name="ro1">
          <table:table-cell office:value-type="string" calcext:value-type="string">
            <text:p>1796</text:p>
          </table:table-cell>
          <table:table-cell table:formula="of:=HYPERLINK(&quot;https://clics.clld.org/parameters/1796&quot;;&quot;SLAUGHTER&quot;)" office:value-type="string" office:string-value="SLAUGHTER" calcext:value-type="string">
            <text:p>SLAUGHTER</text:p>
          </table:table-cell>
          <table:table-cell/>
        </table:table-row>
        <table:table-row table:style-name="ro1">
          <table:table-cell office:value-type="string" calcext:value-type="string">
            <text:p>1798</text:p>
          </table:table-cell>
          <table:table-cell table:formula="of:=HYPERLINK(&quot;https://clics.clld.org/parameters/1798&quot;;&quot;GUNPOWDER&quot;)" office:value-type="string" office:string-value="GUNPOWDER" calcext:value-type="string">
            <text:p>GUNPOWDER</text:p>
          </table:table-cell>
          <table:table-cell/>
        </table:table-row>
        <table:table-row table:style-name="ro1">
          <table:table-cell office:value-type="string" calcext:value-type="string">
            <text:p>1799</text:p>
          </table:table-cell>
          <table:table-cell table:formula="of:=HYPERLINK(&quot;https://clics.clld.org/parameters/1799&quot;;&quot;HYENA&quot;)" office:value-type="string" office:string-value="HYENA" calcext:value-type="string">
            <text:p>HYENA</text:p>
          </table:table-cell>
          <table:table-cell/>
        </table:table-row>
        <table:table-row table:style-name="ro1">
          <table:table-cell office:value-type="string" calcext:value-type="string">
            <text:p>1801</text:p>
          </table:table-cell>
          <table:table-cell table:formula="of:=HYPERLINK(&quot;https://clics.clld.org/parameters/1801&quot;;&quot;CHILD (DESCENDANT)&quot;)" office:value-type="string" office:string-value="CHILD (DESCENDANT)" calcext:value-type="string">
            <text:p>CHILD (DESCENDANT)</text:p>
          </table:table-cell>
          <table:table-cell/>
        </table:table-row>
        <table:table-row table:style-name="ro1">
          <table:table-cell office:value-type="string" calcext:value-type="string">
            <text:p>1802</text:p>
          </table:table-cell>
          <table:table-cell table:formula="of:=HYPERLINK(&quot;https://clics.clld.org/parameters/1802&quot;;&quot;SCREW&quot;)" office:value-type="string" office:string-value="SCREW" calcext:value-type="string">
            <text:p>SCREW</text:p>
          </table:table-cell>
          <table:table-cell/>
        </table:table-row>
        <table:table-row table:style-name="ro1">
          <table:table-cell office:value-type="string" calcext:value-type="string">
            <text:p>1803</text:p>
          </table:table-cell>
          <table:table-cell table:formula="of:=HYPERLINK(&quot;https://clics.clld.org/parameters/1803&quot;;&quot;WOOD&quot;)" office:value-type="string" office:string-value="WOOD" calcext:value-type="string">
            <text:p>WOOD</text:p>
          </table:table-cell>
          <table:table-cell/>
        </table:table-row>
        <table:table-row table:style-name="ro1">
          <table:table-cell office:value-type="string" calcext:value-type="string">
            <text:p>1804</text:p>
          </table:table-cell>
          <table:table-cell table:formula="of:=HYPERLINK(&quot;https://clics.clld.org/parameters/1804&quot;;&quot;BOMB&quot;)" office:value-type="string" office:string-value="BOMB" calcext:value-type="string">
            <text:p>BOMB</text:p>
          </table:table-cell>
          <table:table-cell/>
        </table:table-row>
        <table:table-row table:style-name="ro1">
          <table:table-cell office:value-type="string" calcext:value-type="string">
            <text:p>1805</text:p>
          </table:table-cell>
          <table:table-cell table:formula="of:=HYPERLINK(&quot;https://clics.clld.org/parameters/1805&quot;;&quot;INJECTION&quot;)" office:value-type="string" office:string-value="INJECTION" calcext:value-type="string">
            <text:p>INJECTION</text:p>
          </table:table-cell>
          <table:table-cell/>
        </table:table-row>
        <table:table-row table:style-name="ro1">
          <table:table-cell office:value-type="string" calcext:value-type="string">
            <text:p>1806</text:p>
          </table:table-cell>
          <table:table-cell table:formula="of:=HYPERLINK(&quot;https://clics.clld.org/parameters/1806&quot;;&quot;BEGIN&quot;)" office:value-type="string" office:string-value="BEGIN" calcext:value-type="string">
            <text:p>BEGIN</text:p>
          </table:table-cell>
          <table:table-cell/>
        </table:table-row>
        <table:table-row table:style-name="ro1">
          <table:table-cell office:value-type="string" calcext:value-type="string">
            <text:p>1807</text:p>
          </table:table-cell>
          <table:table-cell table:formula="of:=HYPERLINK(&quot;https://clics.clld.org/parameters/1807&quot;;&quot;AFTERNOON&quot;)" office:value-type="string" office:string-value="AFTERNOON" calcext:value-type="string">
            <text:p>AFTERNOON</text:p>
          </table:table-cell>
          <table:table-cell/>
        </table:table-row>
        <table:table-row table:style-name="ro1">
          <table:table-cell office:value-type="string" calcext:value-type="string">
            <text:p>1808</text:p>
          </table:table-cell>
          <table:table-cell table:formula="of:=HYPERLINK(&quot;https://clics.clld.org/parameters/1808&quot;;&quot;PUS&quot;)" office:value-type="string" office:string-value="PUS" calcext:value-type="string">
            <text:p>PUS</text:p>
          </table:table-cell>
          <table:table-cell/>
        </table:table-row>
        <table:table-row table:style-name="ro1">
          <table:table-cell office:value-type="string" calcext:value-type="string">
            <text:p>1809</text:p>
          </table:table-cell>
          <table:table-cell table:formula="of:=HYPERLINK(&quot;https://clics.clld.org/parameters/1809&quot;;&quot;PIMPLE&quot;)" office:value-type="string" office:string-value="PIMPLE" calcext:value-type="string">
            <text:p>PIMPLE</text:p>
          </table:table-cell>
          <table:table-cell/>
        </table:table-row>
        <table:table-row table:style-name="ro1">
          <table:table-cell office:value-type="string" calcext:value-type="string">
            <text:p>1810</text:p>
          </table:table-cell>
          <table:table-cell table:formula="of:=HYPERLINK(&quot;https://clics.clld.org/parameters/1810&quot;;&quot;DANGER&quot;)" office:value-type="string" office:string-value="DANGER" calcext:value-type="string">
            <text:p>DANGER</text:p>
          </table:table-cell>
          <table:table-cell/>
        </table:table-row>
        <table:table-row table:style-name="ro1">
          <table:table-cell office:value-type="string" calcext:value-type="string">
            <text:p>1811</text:p>
          </table:table-cell>
          <table:table-cell table:formula="of:=HYPERLINK(&quot;https://clics.clld.org/parameters/1811&quot;;&quot;SOUND OR NOISE&quot;)" office:value-type="string" office:string-value="SOUND OR NOISE" calcext:value-type="string">
            <text:p>SOUND OR NOISE</text:p>
          </table:table-cell>
          <table:table-cell/>
        </table:table-row>
        <table:table-row table:style-name="ro1">
          <table:table-cell office:value-type="string" calcext:value-type="string">
            <text:p>1812</text:p>
          </table:table-cell>
          <table:table-cell table:formula="of:=HYPERLINK(&quot;https://clics.clld.org/parameters/1812&quot;;&quot;TRY&quot;)" office:value-type="string" office:string-value="TRY" calcext:value-type="string">
            <text:p>TRY</text:p>
          </table:table-cell>
          <table:table-cell/>
        </table:table-row>
        <table:table-row table:style-name="ro1">
          <table:table-cell office:value-type="string" calcext:value-type="string">
            <text:p>1813</text:p>
          </table:table-cell>
          <table:table-cell table:formula="of:=HYPERLINK(&quot;https://clics.clld.org/parameters/1813&quot;;&quot;TASTY&quot;)" office:value-type="string" office:string-value="TASTY" calcext:value-type="string">
            <text:p>TASTY</text:p>
          </table:table-cell>
          <table:table-cell/>
        </table:table-row>
        <table:table-row table:style-name="ro1">
          <table:table-cell office:value-type="string" calcext:value-type="string">
            <text:p>1814</text:p>
          </table:table-cell>
          <table:table-cell table:formula="of:=HYPERLINK(&quot;https://clics.clld.org/parameters/1814&quot;;&quot;ACCUSE&quot;)" office:value-type="string" office:string-value="ACCUSE" calcext:value-type="string">
            <text:p>ACCUSE</text:p>
          </table:table-cell>
          <table:table-cell/>
        </table:table-row>
        <table:table-row table:style-name="ro1">
          <table:table-cell office:value-type="string" calcext:value-type="string">
            <text:p>1815</text:p>
          </table:table-cell>
          <table:table-cell table:formula="of:=HYPERLINK(&quot;https://clics.clld.org/parameters/1815&quot;;&quot;ACHE&quot;)" office:value-type="string" office:string-value="ACHE" calcext:value-type="string">
            <text:p>ACHE</text:p>
          </table:table-cell>
          <table:table-cell/>
        </table:table-row>
        <table:table-row table:style-name="ro1">
          <table:table-cell office:value-type="string" calcext:value-type="string">
            <text:p>1816</text:p>
          </table:table-cell>
          <table:table-cell table:formula="of:=HYPERLINK(&quot;https://clics.clld.org/parameters/1816&quot;;&quot;BESIDE&quot;)" office:value-type="string" office:string-value="BESIDE" calcext:value-type="string">
            <text:p>BESIDE</text:p>
          </table:table-cell>
          <table:table-cell/>
        </table:table-row>
        <table:table-row table:style-name="ro1">
          <table:table-cell office:value-type="string" calcext:value-type="string">
            <text:p>1817</text:p>
          </table:table-cell>
          <table:table-cell table:formula="of:=HYPERLINK(&quot;https://clics.clld.org/parameters/1817&quot;;&quot;WEST&quot;)" office:value-type="string" office:string-value="WEST" calcext:value-type="string">
            <text:p>WEST</text:p>
          </table:table-cell>
          <table:table-cell/>
        </table:table-row>
        <table:table-row table:style-name="ro1">
          <table:table-cell office:value-type="string" calcext:value-type="string">
            <text:p>1818</text:p>
          </table:table-cell>
          <table:table-cell table:formula="of:=HYPERLINK(&quot;https://clics.clld.org/parameters/1818&quot;;&quot;ADJUDICATE&quot;)" office:value-type="string" office:string-value="ADJUDICATE" calcext:value-type="string">
            <text:p>ADJUDICATE</text:p>
          </table:table-cell>
          <table:table-cell/>
        </table:table-row>
        <table:table-row table:style-name="ro1">
          <table:table-cell office:value-type="string" calcext:value-type="string">
            <text:p>1819</text:p>
          </table:table-cell>
          <table:table-cell table:formula="of:=HYPERLINK(&quot;https://clics.clld.org/parameters/1819&quot;;&quot;LOOK&quot;)" office:value-type="string" office:string-value="LOOK" calcext:value-type="string">
            <text:p>LOOK</text:p>
          </table:table-cell>
          <table:table-cell/>
        </table:table-row>
        <table:table-row table:style-name="ro1">
          <table:table-cell office:value-type="string" calcext:value-type="string">
            <text:p>1820</text:p>
          </table:table-cell>
          <table:table-cell table:formula="of:=HYPERLINK(&quot;https://clics.clld.org/parameters/1820&quot;;&quot;BEAR&quot;)" office:value-type="string" office:string-value="BEAR" calcext:value-type="string">
            <text:p>BEAR</text:p>
          </table:table-cell>
          <table:table-cell/>
        </table:table-row>
        <table:table-row table:style-name="ro1">
          <table:table-cell office:value-type="string" calcext:value-type="string">
            <text:p>1821</text:p>
          </table:table-cell>
          <table:table-cell table:formula="of:=HYPERLINK(&quot;https://clics.clld.org/parameters/1821&quot;;&quot;BRUSH&quot;)" office:value-type="string" office:string-value="BRUSH" calcext:value-type="string">
            <text:p>BRUSH</text:p>
          </table:table-cell>
          <table:table-cell/>
        </table:table-row>
        <table:table-row table:style-name="ro1">
          <table:table-cell office:value-type="string" calcext:value-type="string">
            <text:p>1823</text:p>
          </table:table-cell>
          <table:table-cell table:formula="of:=HYPERLINK(&quot;https://clics.clld.org/parameters/1823&quot;;&quot;BORROW&quot;)" office:value-type="string" office:string-value="BORROW" calcext:value-type="string">
            <text:p>BORROW</text:p>
          </table:table-cell>
          <table:table-cell/>
        </table:table-row>
        <table:table-row table:style-name="ro1">
          <table:table-cell office:value-type="string" calcext:value-type="string">
            <text:p>1824</text:p>
          </table:table-cell>
          <table:table-cell table:formula="of:=HYPERLINK(&quot;https://clics.clld.org/parameters/1824&quot;;&quot;DEXTEROUS&quot;)" office:value-type="string" office:string-value="DEXTEROUS" calcext:value-type="string">
            <text:p>DEXTEROUS</text:p>
          </table:table-cell>
          <table:table-cell/>
        </table:table-row>
        <table:table-row table:style-name="ro1">
          <table:table-cell office:value-type="string" calcext:value-type="string">
            <text:p>1825</text:p>
          </table:table-cell>
          <table:table-cell table:formula="of:=HYPERLINK(&quot;https://clics.clld.org/parameters/1825&quot;;&quot;COPPER&quot;)" office:value-type="string" office:string-value="COPPER" calcext:value-type="string">
            <text:p>COPPER</text:p>
          </table:table-cell>
          <table:table-cell/>
        </table:table-row>
        <table:table-row table:style-name="ro1">
          <table:table-cell office:value-type="string" calcext:value-type="string">
            <text:p>1826</text:p>
          </table:table-cell>
          <table:table-cell table:formula="of:=HYPERLINK(&quot;https://clics.clld.org/parameters/1826&quot;;&quot;ANGRY&quot;)" office:value-type="string" office:string-value="ANGRY" calcext:value-type="string">
            <text:p>ANGRY</text:p>
          </table:table-cell>
          <table:table-cell/>
        </table:table-row>
        <table:table-row table:style-name="ro1">
          <table:table-cell office:value-type="string" calcext:value-type="string">
            <text:p>1827</text:p>
          </table:table-cell>
          <table:table-cell table:formula="of:=HYPERLINK(&quot;https://clics.clld.org/parameters/1827&quot;;&quot;HARVEST CROPS&quot;)" office:value-type="string" office:string-value="HARVEST CROPS" calcext:value-type="string">
            <text:p>HARVEST CROPS</text:p>
          </table:table-cell>
          <table:table-cell/>
        </table:table-row>
        <table:table-row table:style-name="ro1">
          <table:table-cell office:value-type="string" calcext:value-type="string">
            <text:p>1828</text:p>
          </table:table-cell>
          <table:table-cell table:formula="of:=HYPERLINK(&quot;https://clics.clld.org/parameters/1828&quot;;&quot;ASK (REQUEST)&quot;)" office:value-type="string" office:string-value="ASK (REQUEST)" calcext:value-type="string">
            <text:p>ASK (REQUEST)</text:p>
          </table:table-cell>
          <table:table-cell/>
        </table:table-row>
        <table:table-row table:style-name="ro1">
          <table:table-cell office:value-type="string" calcext:value-type="string">
            <text:p>1829</text:p>
          </table:table-cell>
          <table:table-cell table:formula="of:=HYPERLINK(&quot;https://clics.clld.org/parameters/1829&quot;;&quot;JUMP&quot;)" office:value-type="string" office:string-value="JUMP" calcext:value-type="string">
            <text:p>JUMP</text:p>
          </table:table-cell>
          <table:table-cell/>
        </table:table-row>
        <table:table-row table:style-name="ro1">
          <table:table-cell office:value-type="string" calcext:value-type="string">
            <text:p>1830</text:p>
          </table:table-cell>
          <table:table-cell table:formula="of:=HYPERLINK(&quot;https://clics.clld.org/parameters/1830&quot;;&quot;CRANE&quot;)" office:value-type="string" office:string-value="CRANE" calcext:value-type="string">
            <text:p>CRANE</text:p>
          </table:table-cell>
          <table:table-cell/>
        </table:table-row>
        <table:table-row table:style-name="ro1">
          <table:table-cell office:value-type="string" calcext:value-type="string">
            <text:p>1831</text:p>
          </table:table-cell>
          <table:table-cell table:formula="of:=HYPERLINK(&quot;https://clics.clld.org/parameters/1831&quot;;&quot;MEET&quot;)" office:value-type="string" office:string-value="MEET" calcext:value-type="string">
            <text:p>MEET</text:p>
          </table:table-cell>
          <table:table-cell/>
        </table:table-row>
        <table:table-row table:style-name="ro1">
          <table:table-cell office:value-type="string" calcext:value-type="string">
            <text:p>1832</text:p>
          </table:table-cell>
          <table:table-cell table:formula="of:=HYPERLINK(&quot;https://clics.clld.org/parameters/1832&quot;;&quot;SIBLING-IN-LAW&quot;)" office:value-type="string" office:string-value="SIBLING-IN-LAW" calcext:value-type="string">
            <text:p>SIBLING-IN-LAW</text:p>
          </table:table-cell>
          <table:table-cell/>
        </table:table-row>
        <table:table-row table:style-name="ro1">
          <table:table-cell office:value-type="string" calcext:value-type="string">
            <text:p>1833</text:p>
          </table:table-cell>
          <table:table-cell table:formula="of:=HYPERLINK(&quot;https://clics.clld.org/parameters/1833&quot;;&quot;DINNER (SUPPER)&quot;)" office:value-type="string" office:string-value="DINNER (SUPPER)" calcext:value-type="string">
            <text:p>DINNER (SUPPER)</text:p>
          </table:table-cell>
          <table:table-cell/>
        </table:table-row>
        <table:table-row table:style-name="ro1">
          <table:table-cell office:value-type="string" calcext:value-type="string">
            <text:p>1834</text:p>
          </table:table-cell>
          <table:table-cell table:formula="of:=HYPERLINK(&quot;https://clics.clld.org/parameters/1834&quot;;&quot;SHE&quot;)" office:value-type="string" office:string-value="SHE" calcext:value-type="string">
            <text:p>SHE</text:p>
          </table:table-cell>
          <table:table-cell/>
        </table:table-row>
        <table:table-row table:style-name="ro1">
          <table:table-cell office:value-type="string" calcext:value-type="string">
            <text:p>1835</text:p>
          </table:table-cell>
          <table:table-cell table:formula="of:=HYPERLINK(&quot;https://clics.clld.org/parameters/1835&quot;;&quot;MARROW&quot;)" office:value-type="string" office:string-value="MARROW" calcext:value-type="string">
            <text:p>MARROW</text:p>
          </table:table-cell>
          <table:table-cell/>
        </table:table-row>
        <table:table-row table:style-name="ro1">
          <table:table-cell office:value-type="string" calcext:value-type="string">
            <text:p>1836</text:p>
          </table:table-cell>
          <table:table-cell table:formula="of:=HYPERLINK(&quot;https://clics.clld.org/parameters/1836&quot;;&quot;VAGINA&quot;)" office:value-type="string" office:string-value="VAGINA" calcext:value-type="string">
            <text:p>VAGINA</text:p>
          </table:table-cell>
          <table:table-cell/>
        </table:table-row>
        <table:table-row table:style-name="ro1">
          <table:table-cell office:value-type="string" calcext:value-type="string">
            <text:p>1837</text:p>
          </table:table-cell>
          <table:table-cell table:formula="of:=HYPERLINK(&quot;https://clics.clld.org/parameters/1837&quot;;&quot;VULVA&quot;)" office:value-type="string" office:string-value="VULVA" calcext:value-type="string">
            <text:p>VULVA</text:p>
          </table:table-cell>
          <table:table-cell/>
        </table:table-row>
        <table:table-row table:style-name="ro1">
          <table:table-cell office:value-type="string" calcext:value-type="string">
            <text:p>1838</text:p>
          </table:table-cell>
          <table:table-cell table:formula="of:=HYPERLINK(&quot;https://clics.clld.org/parameters/1838&quot;;&quot;NAVEL&quot;)" office:value-type="string" office:string-value="NAVEL" calcext:value-type="string">
            <text:p>NAVEL</text:p>
          </table:table-cell>
          <table:table-cell/>
        </table:table-row>
        <table:table-row table:style-name="ro1">
          <table:table-cell office:value-type="string" calcext:value-type="string">
            <text:p>1839</text:p>
          </table:table-cell>
          <table:table-cell table:formula="of:=HYPERLINK(&quot;https://clics.clld.org/parameters/1839&quot;;&quot;CRY&quot;)" office:value-type="string" office:string-value="CRY" calcext:value-type="string">
            <text:p>CRY</text:p>
          </table:table-cell>
          <table:table-cell/>
        </table:table-row>
        <table:table-row table:style-name="ro1">
          <table:table-cell office:value-type="string" calcext:value-type="string">
            <text:p>1840</text:p>
          </table:table-cell>
          <table:table-cell table:formula="of:=HYPERLINK(&quot;https://clics.clld.org/parameters/1840&quot;;&quot;BUILD&quot;)" office:value-type="string" office:string-value="BUILD" calcext:value-type="string">
            <text:p>BUILD</text:p>
          </table:table-cell>
          <table:table-cell/>
        </table:table-row>
        <table:table-row table:style-name="ro1">
          <table:table-cell office:value-type="string" calcext:value-type="string">
            <text:p>1841</text:p>
          </table:table-cell>
          <table:table-cell table:formula="of:=HYPERLINK(&quot;https://clics.clld.org/parameters/1841&quot;;&quot;SUSPECT&quot;)" office:value-type="string" office:string-value="SUSPECT" calcext:value-type="string">
            <text:p>SUSPECT</text:p>
          </table:table-cell>
          <table:table-cell/>
        </table:table-row>
        <table:table-row table:style-name="ro1">
          <table:table-cell office:value-type="string" calcext:value-type="string">
            <text:p>1843</text:p>
          </table:table-cell>
          <table:table-cell table:formula="of:=HYPERLINK(&quot;https://clics.clld.org/parameters/1843&quot;;&quot;THOUSAND&quot;)" office:value-type="string" office:string-value="THOUSAND" calcext:value-type="string">
            <text:p>THOUSAND</text:p>
          </table:table-cell>
          <table:table-cell/>
        </table:table-row>
        <table:table-row table:style-name="ro1">
          <table:table-cell office:value-type="string" calcext:value-type="string">
            <text:p>1844</text:p>
          </table:table-cell>
          <table:table-cell table:formula="of:=HYPERLINK(&quot;https://clics.clld.org/parameters/1844&quot;;&quot;BOAT&quot;)" office:value-type="string" office:string-value="BOAT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1845</text:p>
          </table:table-cell>
          <table:table-cell table:formula="of:=HYPERLINK(&quot;https://clics.clld.org/parameters/1845&quot;;&quot;BALL&quot;)" office:value-type="string" office:string-value="BALL" calcext:value-type="string">
            <text:p>BALL</text:p>
          </table:table-cell>
          <table:table-cell/>
        </table:table-row>
        <table:table-row table:style-name="ro1">
          <table:table-cell office:value-type="string" calcext:value-type="string">
            <text:p>1846</text:p>
          </table:table-cell>
          <table:table-cell table:formula="of:=HYPERLINK(&quot;https://clics.clld.org/parameters/1846&quot;;&quot;RULE&quot;)" office:value-type="string" office:string-value="RULE" calcext:value-type="string">
            <text:p>RULE</text:p>
          </table:table-cell>
          <table:table-cell/>
        </table:table-row>
        <table:table-row table:style-name="ro1">
          <table:table-cell office:value-type="string" calcext:value-type="string">
            <text:p>1847</text:p>
          </table:table-cell>
          <table:table-cell table:formula="of:=HYPERLINK(&quot;https://clics.clld.org/parameters/1847&quot;;&quot;SICK&quot;)" office:value-type="string" office:string-value="SICK" calcext:value-type="string">
            <text:p>SICK</text:p>
          </table:table-cell>
          <table:table-cell/>
        </table:table-row>
        <table:table-row table:style-name="ro1">
          <table:table-cell office:value-type="string" calcext:value-type="string">
            <text:p>1848</text:p>
          </table:table-cell>
          <table:table-cell table:formula="of:=HYPERLINK(&quot;https://clics.clld.org/parameters/1848&quot;;&quot;QUARREL&quot;)" office:value-type="string" office:string-value="QUARREL" calcext:value-type="string">
            <text:p>QUARREL</text:p>
          </table:table-cell>
          <table:table-cell/>
        </table:table-row>
        <table:table-row table:style-name="ro1">
          <table:table-cell office:value-type="string" calcext:value-type="string">
            <text:p>1849</text:p>
          </table:table-cell>
          <table:table-cell table:formula="of:=HYPERLINK(&quot;https://clics.clld.org/parameters/1849&quot;;&quot;ROW&quot;)" office:value-type="string" office:string-value="ROW" calcext:value-type="string">
            <text:p>ROW</text:p>
          </table:table-cell>
          <table:table-cell/>
        </table:table-row>
        <table:table-row table:style-name="ro1">
          <table:table-cell office:value-type="string" calcext:value-type="string">
            <text:p>1850</text:p>
          </table:table-cell>
          <table:table-cell table:formula="of:=HYPERLINK(&quot;https://clics.clld.org/parameters/1850&quot;;&quot;COTTON&quot;)" office:value-type="string" office:string-value="COTTON" calcext:value-type="string">
            <text:p>COTTON</text:p>
          </table:table-cell>
          <table:table-cell/>
        </table:table-row>
        <table:table-row table:style-name="ro1">
          <table:table-cell office:value-type="string" calcext:value-type="string">
            <text:p>1851</text:p>
          </table:table-cell>
          <table:table-cell table:formula="of:=HYPERLINK(&quot;https://clics.clld.org/parameters/1851&quot;;&quot;POCKET&quot;)" office:value-type="string" office:string-value="POCKET" calcext:value-type="string">
            <text:p>POCKET</text:p>
          </table:table-cell>
          <table:table-cell/>
        </table:table-row>
        <table:table-row table:style-name="ro1">
          <table:table-cell office:value-type="string" calcext:value-type="string">
            <text:p>1852</text:p>
          </table:table-cell>
          <table:table-cell table:formula="of:=HYPERLINK(&quot;https://clics.clld.org/parameters/1852&quot;;&quot;OFTEN&quot;)" office:value-type="string" office:string-value="OFTEN" calcext:value-type="string">
            <text:p>OFTEN</text:p>
          </table:table-cell>
          <table:table-cell/>
        </table:table-row>
        <table:table-row table:style-name="ro1">
          <table:table-cell office:value-type="string" calcext:value-type="string">
            <text:p>1853</text:p>
          </table:table-cell>
          <table:table-cell table:formula="of:=HYPERLINK(&quot;https://clics.clld.org/parameters/1853&quot;;&quot;DOVE&quot;)" office:value-type="string" office:string-value="DOVE" calcext:value-type="string">
            <text:p>DOVE</text:p>
          </table:table-cell>
          <table:table-cell/>
        </table:table-row>
        <table:table-row table:style-name="ro1">
          <table:table-cell office:value-type="string" calcext:value-type="string">
            <text:p>1854</text:p>
          </table:table-cell>
          <table:table-cell table:formula="of:=HYPERLINK(&quot;https://clics.clld.org/parameters/1854&quot;;&quot;SPARROW&quot;)" office:value-type="string" office:string-value="SPARROW" calcext:value-type="string">
            <text:p>SPARROW</text:p>
          </table:table-cell>
          <table:table-cell/>
        </table:table-row>
        <table:table-row table:style-name="ro1">
          <table:table-cell office:value-type="string" calcext:value-type="string">
            <text:p>1855</text:p>
          </table:table-cell>
          <table:table-cell table:formula="of:=HYPERLINK(&quot;https://clics.clld.org/parameters/1855&quot;;&quot;BIRCH&quot;)" office:value-type="string" office:string-value="BIRCH" calcext:value-type="string">
            <text:p>BIRCH</text:p>
          </table:table-cell>
          <table:table-cell/>
        </table:table-row>
        <table:table-row table:style-name="ro1">
          <table:table-cell office:value-type="string" calcext:value-type="string">
            <text:p>1856</text:p>
          </table:table-cell>
          <table:table-cell table:formula="of:=HYPERLINK(&quot;https://clics.clld.org/parameters/1856&quot;;&quot;SOFT&quot;)" office:value-type="string" office:string-value="SOFT" calcext:value-type="string">
            <text:p>SOFT</text:p>
          </table:table-cell>
          <table:table-cell/>
        </table:table-row>
        <table:table-row table:style-name="ro1">
          <table:table-cell office:value-type="string" calcext:value-type="string">
            <text:p>1857</text:p>
          </table:table-cell>
          <table:table-cell table:formula="of:=HYPERLINK(&quot;https://clics.clld.org/parameters/1857&quot;;&quot;CROCODILE&quot;)" office:value-type="string" office:string-value="CROCODILE" calcext:value-type="string">
            <text:p>CROCODILE</text:p>
          </table:table-cell>
          <table:table-cell/>
        </table:table-row>
        <table:table-row table:style-name="ro1">
          <table:table-cell office:value-type="string" calcext:value-type="string">
            <text:p>1858</text:p>
          </table:table-cell>
          <table:table-cell table:formula="of:=HYPERLINK(&quot;https://clics.clld.org/parameters/1858&quot;;&quot;FISHERMAN&quot;)" office:value-type="string" office:string-value="FISHERMAN" calcext:value-type="string">
            <text:p>FISHERMAN</text:p>
          </table:table-cell>
          <table:table-cell/>
        </table:table-row>
        <table:table-row table:style-name="ro1">
          <table:table-cell office:value-type="string" calcext:value-type="string">
            <text:p>1859</text:p>
          </table:table-cell>
          <table:table-cell table:formula="of:=HYPERLINK(&quot;https://clics.clld.org/parameters/1859&quot;;&quot;THIRD&quot;)" office:value-type="string" office:string-value="THIRD" calcext:value-type="string">
            <text:p>THIRD</text:p>
          </table:table-cell>
          <table:table-cell/>
        </table:table-row>
        <table:table-row table:style-name="ro1">
          <table:table-cell office:value-type="string" calcext:value-type="string">
            <text:p>1860</text:p>
          </table:table-cell>
          <table:table-cell table:formula="of:=HYPERLINK(&quot;https://clics.clld.org/parameters/1860&quot;;&quot;BEAD&quot;)" office:value-type="string" office:string-value="BEAD" calcext:value-type="string">
            <text:p>BEAD</text:p>
          </table:table-cell>
          <table:table-cell/>
        </table:table-row>
        <table:table-row table:style-name="ro1">
          <table:table-cell office:value-type="string" calcext:value-type="string">
            <text:p>1862</text:p>
          </table:table-cell>
          <table:table-cell table:formula="of:=HYPERLINK(&quot;https://clics.clld.org/parameters/1862&quot;;&quot;DONKEY&quot;)" office:value-type="string" office:string-value="DONKEY" calcext:value-type="string">
            <text:p>DONKEY</text:p>
          </table:table-cell>
          <table:table-cell/>
        </table:table-row>
        <table:table-row table:style-name="ro1">
          <table:table-cell office:value-type="string" calcext:value-type="string">
            <text:p>1864</text:p>
          </table:table-cell>
          <table:table-cell table:formula="of:=HYPERLINK(&quot;https://clics.clld.org/parameters/1864&quot;;&quot;HUNGER&quot;)" office:value-type="string" office:string-value="HUNGER" calcext:value-type="string">
            <text:p>HUNGER</text:p>
          </table:table-cell>
          <table:table-cell/>
        </table:table-row>
        <table:table-row table:style-name="ro1">
          <table:table-cell office:value-type="string" calcext:value-type="string">
            <text:p>1865</text:p>
          </table:table-cell>
          <table:table-cell table:formula="of:=HYPERLINK(&quot;https://clics.clld.org/parameters/1865&quot;;&quot;BUZZARD&quot;)" office:value-type="string" office:string-value="BUZZARD" calcext:value-type="string">
            <text:p>BUZZARD</text:p>
          </table:table-cell>
          <table:table-cell/>
        </table:table-row>
        <table:table-row table:style-name="ro1">
          <table:table-cell office:value-type="string" calcext:value-type="string">
            <text:p>1866</text:p>
          </table:table-cell>
          <table:table-cell table:formula="of:=HYPERLINK(&quot;https://clics.clld.org/parameters/1866&quot;;&quot;STUTTER&quot;)" office:value-type="string" office:string-value="STUTTER" calcext:value-type="string">
            <text:p>STUTTER</text:p>
          </table:table-cell>
          <table:table-cell/>
        </table:table-row>
        <table:table-row table:style-name="ro1">
          <table:table-cell office:value-type="string" calcext:value-type="string">
            <text:p>1867</text:p>
          </table:table-cell>
          <table:table-cell table:formula="of:=HYPERLINK(&quot;https://clics.clld.org/parameters/1867&quot;;&quot;COIN&quot;)" office:value-type="string" office:string-value="COIN" calcext:value-type="string">
            <text:p>COIN</text:p>
          </table:table-cell>
          <table:table-cell/>
        </table:table-row>
        <table:table-row table:style-name="ro1">
          <table:table-cell office:value-type="string" calcext:value-type="string">
            <text:p>1869</text:p>
          </table:table-cell>
          <table:table-cell table:formula="of:=HYPERLINK(&quot;https://clics.clld.org/parameters/1869&quot;;&quot;BUY&quot;)" office:value-type="string" office:string-value="BUY" calcext:value-type="string">
            <text:p>BUY</text:p>
          </table:table-cell>
          <table:table-cell/>
        </table:table-row>
        <table:table-row table:style-name="ro1">
          <table:table-cell office:value-type="string" calcext:value-type="string">
            <text:p>1870</text:p>
          </table:table-cell>
          <table:table-cell table:formula="of:=HYPERLINK(&quot;https://clics.clld.org/parameters/1870&quot;;&quot;ANCHOR&quot;)" office:value-type="string" office:string-value="ANCHOR" calcext:value-type="string">
            <text:p>ANCHOR</text:p>
          </table:table-cell>
          <table:table-cell/>
        </table:table-row>
        <table:table-row table:style-name="ro1">
          <table:table-cell office:value-type="string" calcext:value-type="string">
            <text:p>1871</text:p>
          </table:table-cell>
          <table:table-cell table:formula="of:=HYPERLINK(&quot;https://clics.clld.org/parameters/1871&quot;;&quot;CAMEL&quot;)" office:value-type="string" office:string-value="CAMEL" calcext:value-type="string">
            <text:p>CAMEL</text:p>
          </table:table-cell>
          <table:table-cell/>
        </table:table-row>
        <table:table-row table:style-name="ro1">
          <table:table-cell office:value-type="string" calcext:value-type="string">
            <text:p>1872</text:p>
          </table:table-cell>
          <table:table-cell table:formula="of:=HYPERLINK(&quot;https://clics.clld.org/parameters/1872&quot;;&quot;DUIKER&quot;)" office:value-type="string" office:string-value="DUIKER" calcext:value-type="string">
            <text:p>DUIKER</text:p>
          </table:table-cell>
          <table:table-cell/>
        </table:table-row>
        <table:table-row table:style-name="ro1">
          <table:table-cell office:value-type="string" calcext:value-type="string">
            <text:p>1873</text:p>
          </table:table-cell>
          <table:table-cell table:formula="of:=HYPERLINK(&quot;https://clics.clld.org/parameters/1873&quot;;&quot;ANTHILL&quot;)" office:value-type="string" office:string-value="ANTHILL" calcext:value-type="string">
            <text:p>ANTHILL</text:p>
          </table:table-cell>
          <table:table-cell/>
        </table:table-row>
        <table:table-row table:style-name="ro1">
          <table:table-cell office:value-type="string" calcext:value-type="string">
            <text:p>1874</text:p>
          </table:table-cell>
          <table:table-cell table:formula="of:=HYPERLINK(&quot;https://clics.clld.org/parameters/1874&quot;;&quot;SAUSAGE&quot;)" office:value-type="string" office:string-value="SAUSAGE" calcext:value-type="string">
            <text:p>SAUSAGE</text:p>
          </table:table-cell>
          <table:table-cell/>
        </table:table-row>
        <table:table-row table:style-name="ro1">
          <table:table-cell office:value-type="string" calcext:value-type="string">
            <text:p>1875</text:p>
          </table:table-cell>
          <table:table-cell table:formula="of:=HYPERLINK(&quot;https://clics.clld.org/parameters/1875&quot;;&quot;REGRET&quot;)" office:value-type="string" office:string-value="REGRET" calcext:value-type="string">
            <text:p>REGRET</text:p>
          </table:table-cell>
          <table:table-cell/>
        </table:table-row>
        <table:table-row table:style-name="ro1">
          <table:table-cell office:value-type="string" calcext:value-type="string">
            <text:p>1876</text:p>
          </table:table-cell>
          <table:table-cell table:formula="of:=HYPERLINK(&quot;https://clics.clld.org/parameters/1876&quot;;&quot;REINDEER&quot;)" office:value-type="string" office:string-value="REINDEER" calcext:value-type="string">
            <text:p>REINDEER</text:p>
          </table:table-cell>
          <table:table-cell/>
        </table:table-row>
        <table:table-row table:style-name="ro1">
          <table:table-cell office:value-type="string" calcext:value-type="string">
            <text:p>1877</text:p>
          </table:table-cell>
          <table:table-cell table:formula="of:=HYPERLINK(&quot;https://clics.clld.org/parameters/1877&quot;;&quot;EAST&quot;)" office:value-type="string" office:string-value="EAST" calcext:value-type="string">
            <text:p>EAST</text:p>
          </table:table-cell>
          <table:table-cell/>
        </table:table-row>
        <table:table-row table:style-name="ro1">
          <table:table-cell office:value-type="string" calcext:value-type="string">
            <text:p>1879</text:p>
          </table:table-cell>
          <table:table-cell table:formula="of:=HYPERLINK(&quot;https://clics.clld.org/parameters/1879&quot;;&quot;DANCE&quot;)" office:value-type="string" office:string-value="DANCE" calcext:value-type="string">
            <text:p>DANCE</text:p>
          </table:table-cell>
          <table:table-cell/>
        </table:table-row>
        <table:table-row table:style-name="ro1">
          <table:table-cell office:value-type="string" calcext:value-type="string">
            <text:p>1881</text:p>
          </table:table-cell>
          <table:table-cell table:formula="of:=HYPERLINK(&quot;https://clics.clld.org/parameters/1881&quot;;&quot;ENOUGH&quot;)" office:value-type="string" office:string-value="ENOUGH" calcext:value-type="string">
            <text:p>ENOUGH</text:p>
          </table:table-cell>
          <table:table-cell/>
        </table:table-row>
        <table:table-row table:style-name="ro1">
          <table:table-cell office:value-type="string" calcext:value-type="string">
            <text:p>1882</text:p>
          </table:table-cell>
          <table:table-cell table:formula="of:=HYPERLINK(&quot;https://clics.clld.org/parameters/1882&quot;;&quot;BEFORE&quot;)" office:value-type="string" office:string-value="BEFORE" calcext:value-type="string">
            <text:p>BEFORE</text:p>
          </table:table-cell>
          <table:table-cell/>
        </table:table-row>
        <table:table-row table:style-name="ro1">
          <table:table-cell office:value-type="string" calcext:value-type="string">
            <text:p>1883</text:p>
          </table:table-cell>
          <table:table-cell table:formula="of:=HYPERLINK(&quot;https://clics.clld.org/parameters/1883&quot;;&quot;IN FRONT OF&quot;)" office:value-type="string" office:string-value="IN FRONT OF" calcext:value-type="string">
            <text:p>IN FRONT OF</text:p>
          </table:table-cell>
          <table:table-cell/>
        </table:table-row>
        <table:table-row table:style-name="ro1">
          <table:table-cell office:value-type="string" calcext:value-type="string">
            <text:p>1884</text:p>
          </table:table-cell>
          <table:table-cell table:formula="of:=HYPERLINK(&quot;https://clics.clld.org/parameters/1884&quot;;&quot;HARD&quot;)" office:value-type="string" office:string-value="HARD" calcext:value-type="string">
            <text:p>HARD</text:p>
          </table:table-cell>
          <table:table-cell/>
        </table:table-row>
        <table:table-row table:style-name="ro1">
          <table:table-cell office:value-type="string" calcext:value-type="string">
            <text:p>1885</text:p>
          </table:table-cell>
          <table:table-cell table:formula="of:=HYPERLINK(&quot;https://clics.clld.org/parameters/1885&quot;;&quot;ARMADILLO&quot;)" office:value-type="string" office:string-value="ARMADILLO" calcext:value-type="string">
            <text:p>ARMADILLO</text:p>
          </table:table-cell>
          <table:table-cell/>
        </table:table-row>
        <table:table-row table:style-name="ro1">
          <table:table-cell office:value-type="string" calcext:value-type="string">
            <text:p>1886</text:p>
          </table:table-cell>
          <table:table-cell table:formula="of:=HYPERLINK(&quot;https://clics.clld.org/parameters/1886&quot;;&quot;ARMPIT&quot;)" office:value-type="string" office:string-value="ARMPIT" calcext:value-type="string">
            <text:p>ARMPIT</text:p>
          </table:table-cell>
          <table:table-cell/>
        </table:table-row>
        <table:table-row table:style-name="ro1">
          <table:table-cell office:value-type="string" calcext:value-type="string">
            <text:p>1887</text:p>
          </table:table-cell>
          <table:table-cell table:formula="of:=HYPERLINK(&quot;https://clics.clld.org/parameters/1887&quot;;&quot;CHEAP&quot;)" office:value-type="string" office:string-value="CHEAP" calcext:value-type="string">
            <text:p>CHEAP</text:p>
          </table:table-cell>
          <table:table-cell/>
        </table:table-row>
        <table:table-row table:style-name="ro1">
          <table:table-cell office:value-type="string" calcext:value-type="string">
            <text:p>1888</text:p>
          </table:table-cell>
          <table:table-cell table:formula="of:=HYPERLINK(&quot;https://clics.clld.org/parameters/1888&quot;;&quot;PAIR&quot;)" office:value-type="string" office:string-value="PAIR" calcext:value-type="string">
            <text:p>PAIR</text:p>
          </table:table-cell>
          <table:table-cell/>
        </table:table-row>
        <table:table-row table:style-name="ro1">
          <table:table-cell office:value-type="string" calcext:value-type="string">
            <text:p>1889</text:p>
          </table:table-cell>
          <table:table-cell table:formula="of:=HYPERLINK(&quot;https://clics.clld.org/parameters/1889&quot;;&quot;ARSON&quot;)" office:value-type="string" office:string-value="ARSON" calcext:value-type="string">
            <text:p>ARSON</text:p>
          </table:table-cell>
          <table:table-cell/>
        </table:table-row>
        <table:table-row table:style-name="ro1">
          <table:table-cell office:value-type="string" calcext:value-type="string">
            <text:p>1890</text:p>
          </table:table-cell>
          <table:table-cell table:formula="of:=HYPERLINK(&quot;https://clics.clld.org/parameters/1890&quot;;&quot;BELIEVE&quot;)" office:value-type="string" office:string-value="BELIEVE" calcext:value-type="string">
            <text:p>BELIEVE</text:p>
          </table:table-cell>
          <table:table-cell/>
        </table:table-row>
        <table:table-row table:style-name="ro1">
          <table:table-cell office:value-type="string" calcext:value-type="string">
            <text:p>1891</text:p>
          </table:table-cell>
          <table:table-cell table:formula="of:=HYPERLINK(&quot;https://clics.clld.org/parameters/1891&quot;;&quot;PUMA&quot;)" office:value-type="string" office:string-value="PUMA" calcext:value-type="string">
            <text:p>PUMA</text:p>
          </table:table-cell>
          <table:table-cell/>
        </table:table-row>
        <table:table-row table:style-name="ro1">
          <table:table-cell office:value-type="string" calcext:value-type="string">
            <text:p>1892</text:p>
          </table:table-cell>
          <table:table-cell table:formula="of:=HYPERLINK(&quot;https://clics.clld.org/parameters/1892&quot;;&quot;TOUCH&quot;)" office:value-type="string" office:string-value="TOUCH" calcext:value-type="string">
            <text:p>TOUCH</text:p>
          </table:table-cell>
          <table:table-cell/>
        </table:table-row>
        <table:table-row table:style-name="ro1">
          <table:table-cell office:value-type="string" calcext:value-type="string">
            <text:p>1893</text:p>
          </table:table-cell>
          <table:table-cell table:formula="of:=HYPERLINK(&quot;https://clics.clld.org/parameters/1893&quot;;&quot;QUAIL&quot;)" office:value-type="string" office:string-value="QUAIL" calcext:value-type="string">
            <text:p>QUAIL</text:p>
          </table:table-cell>
          <table:table-cell/>
        </table:table-row>
        <table:table-row table:style-name="ro1">
          <table:table-cell office:value-type="string" calcext:value-type="string">
            <text:p>1894</text:p>
          </table:table-cell>
          <table:table-cell table:formula="of:=HYPERLINK(&quot;https://clics.clld.org/parameters/1894&quot;;&quot;ASHAMED&quot;)" office:value-type="string" office:string-value="ASHAMED" calcext:value-type="string">
            <text:p>ASHAMED</text:p>
          </table:table-cell>
          <table:table-cell/>
        </table:table-row>
        <table:table-row table:style-name="ro1">
          <table:table-cell office:value-type="string" calcext:value-type="string">
            <text:p>1895</text:p>
          </table:table-cell>
          <table:table-cell table:formula="of:=HYPERLINK(&quot;https://clics.clld.org/parameters/1895&quot;;&quot;CLOTHES&quot;)" office:value-type="string" office:string-value="CLOTHES" calcext:value-type="string">
            <text:p>CLOTHES</text:p>
          </table:table-cell>
          <table:table-cell/>
        </table:table-row>
        <table:table-row table:style-name="ro1">
          <table:table-cell office:value-type="string" calcext:value-type="string">
            <text:p>1896</text:p>
          </table:table-cell>
          <table:table-cell table:formula="of:=HYPERLINK(&quot;https://clics.clld.org/parameters/1896&quot;;&quot;FINGERNAIL OR TOENAIL&quot;)" office:value-type="string" office:string-value="FINGERNAIL OR TOENAIL" calcext:value-type="string">
            <text:p>FINGERNAIL OR TOENAIL</text:p>
          </table:table-cell>
          <table:table-cell/>
        </table:table-row>
        <table:table-row table:style-name="ro1">
          <table:table-cell office:value-type="string" calcext:value-type="string">
            <text:p>1897</text:p>
          </table:table-cell>
          <table:table-cell table:formula="of:=HYPERLINK(&quot;https://clics.clld.org/parameters/1897&quot;;&quot;HELP&quot;)" office:value-type="string" office:string-value="HELP" calcext:value-type="string">
            <text:p>HELP</text:p>
          </table:table-cell>
          <table:table-cell/>
        </table:table-row>
        <table:table-row table:style-name="ro1">
          <table:table-cell office:value-type="string" calcext:value-type="string">
            <text:p>1898</text:p>
          </table:table-cell>
          <table:table-cell table:formula="of:=HYPERLINK(&quot;https://clics.clld.org/parameters/1898&quot;;&quot;SPECTACLES&quot;)" office:value-type="string" office:string-value="SPECTACLES" calcext:value-type="string">
            <text:p>SPECTACLES</text:p>
          </table:table-cell>
          <table:table-cell/>
        </table:table-row>
        <table:table-row table:style-name="ro1">
          <table:table-cell office:value-type="string" calcext:value-type="string">
            <text:p>1899</text:p>
          </table:table-cell>
          <table:table-cell table:formula="of:=HYPERLINK(&quot;https://clics.clld.org/parameters/1899&quot;;&quot;MAD&quot;)" office:value-type="string" office:string-value="MAD" calcext:value-type="string">
            <text:p>MAD</text:p>
          </table:table-cell>
          <table:table-cell/>
        </table:table-row>
        <table:table-row table:style-name="ro1">
          <table:table-cell office:value-type="string" calcext:value-type="string">
            <text:p>1901</text:p>
          </table:table-cell>
          <table:table-cell table:formula="of:=HYPERLINK(&quot;https://clics.clld.org/parameters/1901&quot;;&quot;SHOVEL&quot;)" office:value-type="string" office:string-value="SHOVEL" calcext:value-type="string">
            <text:p>SHOVEL</text:p>
          </table:table-cell>
          <table:table-cell/>
        </table:table-row>
        <table:table-row table:style-name="ro1">
          <table:table-cell office:value-type="string" calcext:value-type="string">
            <text:p>1902</text:p>
          </table:table-cell>
          <table:table-cell table:formula="of:=HYPERLINK(&quot;https://clics.clld.org/parameters/1902&quot;;&quot;BETRAY&quot;)" office:value-type="string" office:string-value="BETRAY" calcext:value-type="string">
            <text:p>BETRAY</text:p>
          </table:table-cell>
          <table:table-cell/>
        </table:table-row>
        <table:table-row table:style-name="ro1">
          <table:table-cell office:value-type="string" calcext:value-type="string">
            <text:p>1903</text:p>
          </table:table-cell>
          <table:table-cell table:formula="of:=HYPERLINK(&quot;https://clics.clld.org/parameters/1903&quot;;&quot;SWELLING&quot;)" office:value-type="string" office:string-value="SWELLING" calcext:value-type="string">
            <text:p>SWELLING</text:p>
          </table:table-cell>
          <table:table-cell/>
        </table:table-row>
        <table:table-row table:style-name="ro1">
          <table:table-cell office:value-type="string" calcext:value-type="string">
            <text:p>1904</text:p>
          </table:table-cell>
          <table:table-cell table:formula="of:=HYPERLINK(&quot;https://clics.clld.org/parameters/1904&quot;;&quot;DROWN&quot;)" office:value-type="string" office:string-value="DROWN" calcext:value-type="string">
            <text:p>DROWN</text:p>
          </table:table-cell>
          <table:table-cell/>
        </table:table-row>
        <table:table-row table:style-name="ro1">
          <table:table-cell office:value-type="string" calcext:value-type="string">
            <text:p>1905</text:p>
          </table:table-cell>
          <table:table-cell table:formula="of:=HYPERLINK(&quot;https://clics.clld.org/parameters/1905&quot;;&quot;EAGLE&quot;)" office:value-type="string" office:string-value="EAGLE" calcext:value-type="string">
            <text:p>EAGLE</text:p>
          </table:table-cell>
          <table:table-cell/>
        </table:table-row>
        <table:table-row table:style-name="ro1">
          <table:table-cell office:value-type="string" calcext:value-type="string">
            <text:p>1906</text:p>
          </table:table-cell>
          <table:table-cell table:formula="of:=HYPERLINK(&quot;https://clics.clld.org/parameters/1906&quot;;&quot;SOUR&quot;)" office:value-type="string" office:string-value="SOUR" calcext:value-type="string">
            <text:p>SOUR</text:p>
          </table:table-cell>
          <table:table-cell/>
        </table:table-row>
        <table:table-row table:style-name="ro1">
          <table:table-cell office:value-type="string" calcext:value-type="string">
            <text:p>1909</text:p>
          </table:table-cell>
          <table:table-cell table:formula="of:=HYPERLINK(&quot;https://clics.clld.org/parameters/1909&quot;;&quot;SHAKE&quot;)" office:value-type="string" office:string-value="SHAKE" calcext:value-type="string">
            <text:p>SHAKE</text:p>
          </table:table-cell>
          <table:table-cell/>
        </table:table-row>
        <table:table-row table:style-name="ro1">
          <table:table-cell office:value-type="string" calcext:value-type="string">
            <text:p>1910</text:p>
          </table:table-cell>
          <table:table-cell table:formula="of:=HYPERLINK(&quot;https://clics.clld.org/parameters/1910&quot;;&quot;STINGRAY&quot;)" office:value-type="string" office:string-value="STINGRAY" calcext:value-type="string">
            <text:p>STINGRAY</text:p>
          </table:table-cell>
          <table:table-cell/>
        </table:table-row>
        <table:table-row table:style-name="ro1">
          <table:table-cell office:value-type="string" calcext:value-type="string">
            <text:p>1911</text:p>
          </table:table-cell>
          <table:table-cell table:formula="of:=HYPERLINK(&quot;https://clics.clld.org/parameters/1911&quot;;&quot;DRAW (WATER)&quot;)" office:value-type="string" office:string-value="DRAW (WATER)" calcext:value-type="string">
            <text:p>DRAW (WATER)</text:p>
          </table:table-cell>
          <table:table-cell/>
        </table:table-row>
        <table:table-row table:style-name="ro1">
          <table:table-cell office:value-type="string" calcext:value-type="string">
            <text:p>1913</text:p>
          </table:table-cell>
          <table:table-cell table:formula="of:=HYPERLINK(&quot;https://clics.clld.org/parameters/1913&quot;;&quot;PRESS&quot;)" office:value-type="string" office:string-value="PRESS" calcext:value-type="string">
            <text:p>PRESS</text:p>
          </table:table-cell>
          <table:table-cell/>
        </table:table-row>
        <table:table-row table:style-name="ro1">
          <table:table-cell office:value-type="string" calcext:value-type="string">
            <text:p>1914</text:p>
          </table:table-cell>
          <table:table-cell table:formula="of:=HYPERLINK(&quot;https://clics.clld.org/parameters/1914&quot;;&quot;DEBT&quot;)" office:value-type="string" office:string-value="DEBT" calcext:value-type="string">
            <text:p>DEBT</text:p>
          </table:table-cell>
          <table:table-cell/>
        </table:table-row>
        <table:table-row table:style-name="ro1">
          <table:table-cell office:value-type="string" calcext:value-type="string">
            <text:p>1915</text:p>
          </table:table-cell>
          <table:table-cell table:formula="of:=HYPERLINK(&quot;https://clics.clld.org/parameters/1915&quot;;&quot;FIR&quot;)" office:value-type="string" office:string-value="FIR" calcext:value-type="string">
            <text:p>FIR</text:p>
          </table:table-cell>
          <table:table-cell/>
        </table:table-row>
        <table:table-row table:style-name="ro1">
          <table:table-cell office:value-type="string" calcext:value-type="string">
            <text:p>1916</text:p>
          </table:table-cell>
          <table:table-cell table:formula="of:=HYPERLINK(&quot;https://clics.clld.org/parameters/1916&quot;;&quot;GILL&quot;)" office:value-type="string" office:string-value="GILL" calcext:value-type="string">
            <text:p>GILL</text:p>
          </table:table-cell>
          <table:table-cell/>
        </table:table-row>
        <table:table-row table:style-name="ro1">
          <table:table-cell office:value-type="string" calcext:value-type="string">
            <text:p>1917</text:p>
          </table:table-cell>
          <table:table-cell table:formula="of:=HYPERLINK(&quot;https://clics.clld.org/parameters/1917&quot;;&quot;TIE&quot;)" office:value-type="string" office:string-value="TIE" calcext:value-type="string">
            <text:p>TIE</text:p>
          </table:table-cell>
          <table:table-cell/>
        </table:table-row>
        <table:table-row table:style-name="ro1">
          <table:table-cell office:value-type="string" calcext:value-type="string">
            <text:p>1920</text:p>
          </table:table-cell>
          <table:table-cell table:formula="of:=HYPERLINK(&quot;https://clics.clld.org/parameters/1920&quot;;&quot;DREAM (SOMETHING)&quot;)" office:value-type="string" office:string-value="DREAM (SOMETHING)" calcext:value-type="string">
            <text:p>DREAM (SOMETHING)</text:p>
          </table:table-cell>
          <table:table-cell/>
        </table:table-row>
        <table:table-row table:style-name="ro1">
          <table:table-cell office:value-type="string" calcext:value-type="string">
            <text:p>1921</text:p>
          </table:table-cell>
          <table:table-cell table:formula="of:=HYPERLINK(&quot;https://clics.clld.org/parameters/1921&quot;;&quot;PLOUGH&quot;)" office:value-type="string" office:string-value="PLOUGH" calcext:value-type="string">
            <text:p>PLOUGH</text:p>
          </table:table-cell>
          <table:table-cell/>
        </table:table-row>
        <table:table-row table:style-name="ro1">
          <table:table-cell office:value-type="string" calcext:value-type="string">
            <text:p>1922</text:p>
          </table:table-cell>
          <table:table-cell table:formula="of:=HYPERLINK(&quot;https://clics.clld.org/parameters/1922&quot;;&quot;LAND (DESCEND)&quot;)" office:value-type="string" office:string-value="LAND (DESCEND)" calcext:value-type="string">
            <text:p>LAND (DESCEND)</text:p>
          </table:table-cell>
          <table:table-cell/>
        </table:table-row>
        <table:table-row table:style-name="ro1">
          <table:table-cell office:value-type="string" calcext:value-type="string">
            <text:p>1923</text:p>
          </table:table-cell>
          <table:table-cell table:formula="of:=HYPERLINK(&quot;https://clics.clld.org/parameters/1923&quot;;&quot;ROUGH&quot;)" office:value-type="string" office:string-value="ROUGH" calcext:value-type="string">
            <text:p>ROUGH</text:p>
          </table:table-cell>
          <table:table-cell/>
        </table:table-row>
        <table:table-row table:style-name="ro1">
          <table:table-cell office:value-type="string" calcext:value-type="string">
            <text:p>1924</text:p>
          </table:table-cell>
          <table:table-cell table:formula="of:=HYPERLINK(&quot;https://clics.clld.org/parameters/1924&quot;;&quot;VEIN&quot;)" office:value-type="string" office:string-value="VEIN" calcext:value-type="string">
            <text:p>VEIN</text:p>
          </table:table-cell>
          <table:table-cell/>
        </table:table-row>
        <table:table-row table:style-name="ro1">
          <table:table-cell office:value-type="string" calcext:value-type="string">
            <text:p>1926</text:p>
          </table:table-cell>
          <table:table-cell table:formula="of:=HYPERLINK(&quot;https://clics.clld.org/parameters/1926&quot;;&quot;OINTMENT&quot;)" office:value-type="string" office:string-value="OINTMENT" calcext:value-type="string">
            <text:p>OINTMENT</text:p>
          </table:table-cell>
          <table:table-cell/>
        </table:table-row>
        <table:table-row table:style-name="ro1">
          <table:table-cell office:value-type="string" calcext:value-type="string">
            <text:p>1927</text:p>
          </table:table-cell>
          <table:table-cell table:formula="of:=HYPERLINK(&quot;https://clics.clld.org/parameters/1927&quot;;&quot;BAMBOO&quot;)" office:value-type="string" office:string-value="BAMBOO" calcext:value-type="string">
            <text:p>BAMBOO</text:p>
          </table:table-cell>
          <table:table-cell/>
        </table:table-row>
        <table:table-row table:style-name="ro1">
          <table:table-cell office:value-type="string" calcext:value-type="string">
            <text:p>1928</text:p>
          </table:table-cell>
          <table:table-cell table:formula="of:=HYPERLINK(&quot;https://clics.clld.org/parameters/1928&quot;;&quot;CEASE&quot;)" office:value-type="string" office:string-value="CEASE" calcext:value-type="string">
            <text:p>CEASE</text:p>
          </table:table-cell>
          <table:table-cell/>
        </table:table-row>
        <table:table-row table:style-name="ro1">
          <table:table-cell office:value-type="string" calcext:value-type="string">
            <text:p>1929</text:p>
          </table:table-cell>
          <table:table-cell table:formula="of:=HYPERLINK(&quot;https://clics.clld.org/parameters/1929&quot;;&quot;STUDY&quot;)" office:value-type="string" office:string-value="STUDY" calcext:value-type="string">
            <text:p>STUDY</text:p>
          </table:table-cell>
          <table:table-cell/>
        </table:table-row>
        <table:table-row table:style-name="ro1">
          <table:table-cell office:value-type="string" calcext:value-type="string">
            <text:p>1931</text:p>
          </table:table-cell>
          <table:table-cell table:formula="of:=HYPERLINK(&quot;https://clics.clld.org/parameters/1931&quot;;&quot;BEESWAX&quot;)" office:value-type="string" office:string-value="BEESWAX" calcext:value-type="string">
            <text:p>BEESWAX</text:p>
          </table:table-cell>
          <table:table-cell/>
        </table:table-row>
        <table:table-row table:style-name="ro1">
          <table:table-cell office:value-type="string" calcext:value-type="string">
            <text:p>1932</text:p>
          </table:table-cell>
          <table:table-cell table:formula="of:=HYPERLINK(&quot;https://clics.clld.org/parameters/1932&quot;;&quot;GUESS&quot;)" office:value-type="string" office:string-value="GUESS" calcext:value-type="string">
            <text:p>GUESS</text:p>
          </table:table-cell>
          <table:table-cell/>
        </table:table-row>
        <table:table-row table:style-name="ro1">
          <table:table-cell office:value-type="string" calcext:value-type="string">
            <text:p>1934</text:p>
          </table:table-cell>
          <table:table-cell table:formula="of:=HYPERLINK(&quot;https://clics.clld.org/parameters/1934&quot;;&quot;BEGGAR&quot;)" office:value-type="string" office:string-value="BEGGAR" calcext:value-type="string">
            <text:p>BEGGAR</text:p>
          </table:table-cell>
          <table:table-cell/>
        </table:table-row>
        <table:table-row table:style-name="ro1">
          <table:table-cell office:value-type="string" calcext:value-type="string">
            <text:p>1935</text:p>
          </table:table-cell>
          <table:table-cell table:formula="of:=HYPERLINK(&quot;https://clics.clld.org/parameters/1935&quot;;&quot;ANUS&quot;)" office:value-type="string" office:string-value="ANUS" calcext:value-type="string">
            <text:p>ANUS</text:p>
          </table:table-cell>
          <table:table-cell/>
        </table:table-row>
        <table:table-row table:style-name="ro1">
          <table:table-cell office:value-type="string" calcext:value-type="string">
            <text:p>1936</text:p>
          </table:table-cell>
          <table:table-cell table:formula="of:=HYPERLINK(&quot;https://clics.clld.org/parameters/1936&quot;;&quot;DEER&quot;)" office:value-type="string" office:string-value="DEER" calcext:value-type="string">
            <text:p>DEER</text:p>
          </table:table-cell>
          <table:table-cell/>
        </table:table-row>
        <table:table-row table:style-name="ro1">
          <table:table-cell office:value-type="string" calcext:value-type="string">
            <text:p>1937</text:p>
          </table:table-cell>
          <table:table-cell table:formula="of:=HYPERLINK(&quot;https://clics.clld.org/parameters/1937&quot;;&quot;THERE&quot;)" office:value-type="string" office:string-value="THERE" calcext:value-type="string">
            <text:p>THERE</text:p>
          </table:table-cell>
          <table:table-cell/>
        </table:table-row>
        <table:table-row table:style-name="ro1">
          <table:table-cell office:value-type="string" calcext:value-type="string">
            <text:p>1938</text:p>
          </table:table-cell>
          <table:table-cell table:formula="of:=HYPERLINK(&quot;https://clics.clld.org/parameters/1938&quot;;&quot;FORTRESS&quot;)" office:value-type="string" office:string-value="FORTRESS" calcext:value-type="string">
            <text:p>FORTRESS</text:p>
          </table:table-cell>
          <table:table-cell/>
        </table:table-row>
        <table:table-row table:style-name="ro1">
          <table:table-cell office:value-type="string" calcext:value-type="string">
            <text:p>1939</text:p>
          </table:table-cell>
          <table:table-cell table:formula="of:=HYPERLINK(&quot;https://clics.clld.org/parameters/1939&quot;;&quot;SWEAR&quot;)" office:value-type="string" office:string-value="SWEAR" calcext:value-type="string">
            <text:p>SWEAR</text:p>
          </table:table-cell>
          <table:table-cell/>
        </table:table-row>
        <table:table-row table:style-name="ro1">
          <table:table-cell office:value-type="string" calcext:value-type="string">
            <text:p>1940</text:p>
          </table:table-cell>
          <table:table-cell table:formula="of:=HYPERLINK(&quot;https://clics.clld.org/parameters/1940&quot;;&quot;GUARD&quot;)" office:value-type="string" office:string-value="GUARD" calcext:value-type="string">
            <text:p>GUARD</text:p>
          </table:table-cell>
          <table:table-cell/>
        </table:table-row>
        <table:table-row table:style-name="ro1">
          <table:table-cell office:value-type="string" calcext:value-type="string">
            <text:p>1941</text:p>
          </table:table-cell>
          <table:table-cell table:formula="of:=HYPERLINK(&quot;https://clics.clld.org/parameters/1941&quot;;&quot;SOLDIER&quot;)" office:value-type="string" office:string-value="SOLDIER" calcext:value-type="string">
            <text:p>SOLDIER</text:p>
          </table:table-cell>
          <table:table-cell/>
        </table:table-row>
        <table:table-row table:style-name="ro1">
          <table:table-cell office:value-type="string" calcext:value-type="string">
            <text:p>1942</text:p>
          </table:table-cell>
          <table:table-cell table:formula="of:=HYPERLINK(&quot;https://clics.clld.org/parameters/1942&quot;;&quot;NEAR&quot;)" office:value-type="string" office:string-value="NEAR" calcext:value-type="string">
            <text:p>NEAR</text:p>
          </table:table-cell>
          <table:table-cell/>
        </table:table-row>
        <table:table-row table:style-name="ro1">
          <table:table-cell office:value-type="string" calcext:value-type="string">
            <text:p>1943</text:p>
          </table:table-cell>
          <table:table-cell table:formula="of:=HYPERLINK(&quot;https://clics.clld.org/parameters/1943&quot;;&quot;CROWN (OF HEAD)&quot;)" office:value-type="string" office:string-value="CROWN (OF HEAD)" calcext:value-type="string">
            <text:p>CROWN (OF HEAD)</text:p>
          </table:table-cell>
          <table:table-cell/>
        </table:table-row>
        <table:table-row table:style-name="ro1">
          <table:table-cell office:value-type="string" calcext:value-type="string">
            <text:p>1944</text:p>
          </table:table-cell>
          <table:table-cell table:formula="of:=HYPERLINK(&quot;https://clics.clld.org/parameters/1944&quot;;&quot;GOD&quot;)" office:value-type="string" office:string-value="GOD" calcext:value-type="string">
            <text:p>GOD</text:p>
          </table:table-cell>
          <table:table-cell/>
        </table:table-row>
        <table:table-row table:style-name="ro1">
          <table:table-cell office:value-type="string" calcext:value-type="string">
            <text:p>1945</text:p>
          </table:table-cell>
          <table:table-cell table:formula="of:=HYPERLINK(&quot;https://clics.clld.org/parameters/1945&quot;;&quot;IDOL&quot;)" office:value-type="string" office:string-value="IDOL" calcext:value-type="string">
            <text:p>IDOL</text:p>
          </table:table-cell>
          <table:table-cell/>
        </table:table-row>
        <table:table-row table:style-name="ro1">
          <table:table-cell office:value-type="string" calcext:value-type="string">
            <text:p>1946</text:p>
          </table:table-cell>
          <table:table-cell table:formula="of:=HYPERLINK(&quot;https://clics.clld.org/parameters/1946&quot;;&quot;INITIATION CEREMONY&quot;)" office:value-type="string" office:string-value="INITIATION CEREMONY" calcext:value-type="string">
            <text:p>INITIATION CEREMONY</text:p>
          </table:table-cell>
          <table:table-cell/>
        </table:table-row>
        <table:table-row table:style-name="ro1">
          <table:table-cell office:value-type="string" calcext:value-type="string">
            <text:p>1948</text:p>
          </table:table-cell>
          <table:table-cell table:formula="of:=HYPERLINK(&quot;https://clics.clld.org/parameters/1948&quot;;&quot;SAW&quot;)" office:value-type="string" office:string-value="SAW" calcext:value-type="string">
            <text:p>SAW</text:p>
          </table:table-cell>
          <table:table-cell/>
        </table:table-row>
        <table:table-row table:style-name="ro1">
          <table:table-cell office:value-type="string" calcext:value-type="string">
            <text:p>1949</text:p>
          </table:table-cell>
          <table:table-cell table:formula="of:=HYPERLINK(&quot;https://clics.clld.org/parameters/1949&quot;;&quot;BEDBUG&quot;)" office:value-type="string" office:string-value="BEDBUG" calcext:value-type="string">
            <text:p>BEDBUG</text:p>
          </table:table-cell>
          <table:table-cell/>
        </table:table-row>
        <table:table-row table:style-name="ro1">
          <table:table-cell office:value-type="string" calcext:value-type="string">
            <text:p>1950</text:p>
          </table:table-cell>
          <table:table-cell table:formula="of:=HYPERLINK(&quot;https://clics.clld.org/parameters/1950&quot;;&quot;BEECH&quot;)" office:value-type="string" office:string-value="BEECH" calcext:value-type="string">
            <text:p>BEECH</text:p>
          </table:table-cell>
          <table:table-cell/>
        </table:table-row>
        <table:table-row table:style-name="ro1">
          <table:table-cell office:value-type="string" calcext:value-type="string">
            <text:p>1951</text:p>
          </table:table-cell>
          <table:table-cell table:formula="of:=HYPERLINK(&quot;https://clics.clld.org/parameters/1951&quot;;&quot;PASS&quot;)" office:value-type="string" office:string-value="PASS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1953</text:p>
          </table:table-cell>
          <table:table-cell table:formula="of:=HYPERLINK(&quot;https://clics.clld.org/parameters/1953&quot;;&quot;ABUSE&quot;)" office:value-type="string" office:string-value="ABUSE" calcext:value-type="string">
            <text:p>ABUSE</text:p>
          </table:table-cell>
          <table:table-cell/>
        </table:table-row>
        <table:table-row table:style-name="ro1">
          <table:table-cell office:value-type="string" calcext:value-type="string">
            <text:p>1954</text:p>
          </table:table-cell>
          <table:table-cell table:formula="of:=HYPERLINK(&quot;https://clics.clld.org/parameters/1954&quot;;&quot;GENTLE&quot;)" office:value-type="string" office:string-value="GENTLE" calcext:value-type="string">
            <text:p>GENTLE</text:p>
          </table:table-cell>
          <table:table-cell/>
        </table:table-row>
        <table:table-row table:style-name="ro1">
          <table:table-cell office:value-type="string" calcext:value-type="string">
            <text:p>1956</text:p>
          </table:table-cell>
          <table:table-cell table:formula="of:=HYPERLINK(&quot;https://clics.clld.org/parameters/1956&quot;;&quot;SUNFLOWER&quot;)" office:value-type="string" office:string-value="SUNFLOWER" calcext:value-type="string">
            <text:p>SUNFLOWER</text:p>
          </table:table-cell>
          <table:table-cell/>
        </table:table-row>
        <table:table-row table:style-name="ro1">
          <table:table-cell office:value-type="string" calcext:value-type="string">
            <text:p>1957</text:p>
          </table:table-cell>
          <table:table-cell table:formula="of:=HYPERLINK(&quot;https://clics.clld.org/parameters/1957&quot;;&quot;GOITER&quot;)" office:value-type="string" office:string-value="GOITER" calcext:value-type="string">
            <text:p>GOITER</text:p>
          </table:table-cell>
          <table:table-cell/>
        </table:table-row>
        <table:table-row table:style-name="ro1">
          <table:table-cell office:value-type="string" calcext:value-type="string">
            <text:p>1958</text:p>
          </table:table-cell>
          <table:table-cell table:formula="of:=HYPERLINK(&quot;https://clics.clld.org/parameters/1958&quot;;&quot;UNRIPE&quot;)" office:value-type="string" office:string-value="UNRIPE" calcext:value-type="string">
            <text:p>UNRIPE</text:p>
          </table:table-cell>
          <table:table-cell/>
        </table:table-row>
        <table:table-row table:style-name="ro1">
          <table:table-cell office:value-type="string" calcext:value-type="string">
            <text:p>1959</text:p>
          </table:table-cell>
          <table:table-cell table:formula="of:=HYPERLINK(&quot;https://clics.clld.org/parameters/1959&quot;;&quot;RAW&quot;)" office:value-type="string" office:string-value="RAW" calcext:value-type="string">
            <text:p>RAW</text:p>
          </table:table-cell>
          <table:table-cell/>
        </table:table-row>
        <table:table-row table:style-name="ro1">
          <table:table-cell office:value-type="string" calcext:value-type="string">
            <text:p>1961</text:p>
          </table:table-cell>
          <table:table-cell table:formula="of:=HYPERLINK(&quot;https://clics.clld.org/parameters/1961&quot;;&quot;NECKLACE&quot;)" office:value-type="string" office:string-value="NECKLACE" calcext:value-type="string">
            <text:p>NECKLACE</text:p>
          </table:table-cell>
          <table:table-cell/>
        </table:table-row>
        <table:table-row table:style-name="ro1">
          <table:table-cell office:value-type="string" calcext:value-type="string">
            <text:p>1962</text:p>
          </table:table-cell>
          <table:table-cell table:formula="of:=HYPERLINK(&quot;https://clics.clld.org/parameters/1962&quot;;&quot;ROAST (SOMETHING)&quot;)" office:value-type="string" office:string-value="ROAST (SOMETHING)" calcext:value-type="string">
            <text:p>ROAST (SOMETHING)</text:p>
          </table:table-cell>
          <table:table-cell/>
        </table:table-row>
        <table:table-row table:style-name="ro1">
          <table:table-cell office:value-type="string" calcext:value-type="string">
            <text:p>1963</text:p>
          </table:table-cell>
          <table:table-cell table:formula="of:=HYPERLINK(&quot;https://clics.clld.org/parameters/1963&quot;;&quot;IMMEDIATELY&quot;)" office:value-type="string" office:string-value="IMMEDIATELY" calcext:value-type="string">
            <text:p>IMMEDIATELY</text:p>
          </table:table-cell>
          <table:table-cell/>
        </table:table-row>
        <table:table-row table:style-name="ro1">
          <table:table-cell office:value-type="string" calcext:value-type="string">
            <text:p>1964</text:p>
          </table:table-cell>
          <table:table-cell table:formula="of:=HYPERLINK(&quot;https://clics.clld.org/parameters/1964&quot;;&quot;ALONE&quot;)" office:value-type="string" office:string-value="ALONE" calcext:value-type="string">
            <text:p>ALONE</text:p>
          </table:table-cell>
          <table:table-cell/>
        </table:table-row>
        <table:table-row table:style-name="ro1">
          <table:table-cell office:value-type="string" calcext:value-type="string">
            <text:p>1965</text:p>
          </table:table-cell>
          <table:table-cell table:formula="of:=HYPERLINK(&quot;https://clics.clld.org/parameters/1965&quot;;&quot;LOINCLOTH&quot;)" office:value-type="string" office:string-value="LOINCLOTH" calcext:value-type="string">
            <text:p>LOINCLOTH</text:p>
          </table:table-cell>
          <table:table-cell/>
        </table:table-row>
        <table:table-row table:style-name="ro1">
          <table:table-cell office:value-type="string" calcext:value-type="string">
            <text:p>1966</text:p>
          </table:table-cell>
          <table:table-cell table:formula="of:=HYPERLINK(&quot;https://clics.clld.org/parameters/1966&quot;;&quot;BUNCH&quot;)" office:value-type="string" office:string-value="BUNCH" calcext:value-type="string">
            <text:p>BUNCH</text:p>
          </table:table-cell>
          <table:table-cell/>
        </table:table-row>
        <table:table-row table:style-name="ro1">
          <table:table-cell office:value-type="string" calcext:value-type="string">
            <text:p>1967</text:p>
          </table:table-cell>
          <table:table-cell table:formula="of:=HYPERLINK(&quot;https://clics.clld.org/parameters/1967&quot;;&quot;CALENDAR&quot;)" office:value-type="string" office:string-value="CALENDAR" calcext:value-type="string">
            <text:p>CALENDAR</text:p>
          </table:table-cell>
          <table:table-cell/>
        </table:table-row>
        <table:table-row table:style-name="ro1">
          <table:table-cell office:value-type="string" calcext:value-type="string">
            <text:p>1968</text:p>
          </table:table-cell>
          <table:table-cell table:formula="of:=HYPERLINK(&quot;https://clics.clld.org/parameters/1968&quot;;&quot;SOYA SAUCE&quot;)" office:value-type="string" office:string-value="SOYA SAUCE" calcext:value-type="string">
            <text:p>SOYA SAUCE</text:p>
          </table:table-cell>
          <table:table-cell/>
        </table:table-row>
        <table:table-row table:style-name="ro1">
          <table:table-cell office:value-type="string" calcext:value-type="string">
            <text:p>1969</text:p>
          </table:table-cell>
          <table:table-cell table:formula="of:=HYPERLINK(&quot;https://clics.clld.org/parameters/1969&quot;;&quot;MANTOU&quot;)" office:value-type="string" office:string-value="MANTOU" calcext:value-type="string">
            <text:p>MANTOU</text:p>
          </table:table-cell>
          <table:table-cell/>
        </table:table-row>
        <table:table-row table:style-name="ro1">
          <table:table-cell office:value-type="string" calcext:value-type="string">
            <text:p>1970</text:p>
          </table:table-cell>
          <table:table-cell table:formula="of:=HYPERLINK(&quot;https://clics.clld.org/parameters/1970&quot;;&quot;CANOE&quot;)" office:value-type="string" office:string-value="CANOE" calcext:value-type="string">
            <text:p>CANOE</text:p>
          </table:table-cell>
          <table:table-cell/>
        </table:table-row>
        <table:table-row table:style-name="ro1">
          <table:table-cell office:value-type="string" calcext:value-type="string">
            <text:p>1971</text:p>
          </table:table-cell>
          <table:table-cell table:formula="of:=HYPERLINK(&quot;https://clics.clld.org/parameters/1971&quot;;&quot;FAN (OBJECT)&quot;)" office:value-type="string" office:string-value="FAN (OBJECT)" calcext:value-type="string">
            <text:p>FAN (OBJECT)</text:p>
          </table:table-cell>
          <table:table-cell/>
        </table:table-row>
        <table:table-row table:style-name="ro1">
          <table:table-cell office:value-type="string" calcext:value-type="string">
            <text:p>1972</text:p>
          </table:table-cell>
          <table:table-cell table:formula="of:=HYPERLINK(&quot;https://clics.clld.org/parameters/1972&quot;;&quot;KID&quot;)" office:value-type="string" office:string-value="KID" calcext:value-type="string">
            <text:p>KID</text:p>
          </table:table-cell>
          <table:table-cell/>
        </table:table-row>
        <table:table-row table:style-name="ro1">
          <table:table-cell office:value-type="string" calcext:value-type="string">
            <text:p>1973</text:p>
          </table:table-cell>
          <table:table-cell table:formula="of:=HYPERLINK(&quot;https://clics.clld.org/parameters/1973&quot;;&quot;DEMON&quot;)" office:value-type="string" office:string-value="DEMON" calcext:value-type="string">
            <text:p>DEMON</text:p>
          </table:table-cell>
          <table:table-cell/>
        </table:table-row>
        <table:table-row table:style-name="ro1">
          <table:table-cell office:value-type="string" calcext:value-type="string">
            <text:p>1974</text:p>
          </table:table-cell>
          <table:table-cell table:formula="of:=HYPERLINK(&quot;https://clics.clld.org/parameters/1974&quot;;&quot;CENTIPEDE&quot;)" office:value-type="string" office:string-value="CENTIPEDE" calcext:value-type="string">
            <text:p>CENTIPEDE</text:p>
          </table:table-cell>
          <table:table-cell/>
        </table:table-row>
        <table:table-row table:style-name="ro1">
          <table:table-cell office:value-type="string" calcext:value-type="string">
            <text:p>1975</text:p>
          </table:table-cell>
          <table:table-cell table:formula="of:=HYPERLINK(&quot;https://clics.clld.org/parameters/1975&quot;;&quot;CHECK&quot;)" office:value-type="string" office:string-value="CHECK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1976</text:p>
          </table:table-cell>
          <table:table-cell table:formula="of:=HYPERLINK(&quot;https://clics.clld.org/parameters/1976&quot;;&quot;MERRY&quot;)" office:value-type="string" office:string-value="MERRY" calcext:value-type="string">
            <text:p>MERRY</text:p>
          </table:table-cell>
          <table:table-cell/>
        </table:table-row>
        <table:table-row table:style-name="ro1">
          <table:table-cell office:value-type="string" calcext:value-type="string">
            <text:p>1977</text:p>
          </table:table-cell>
          <table:table-cell table:formula="of:=HYPERLINK(&quot;https://clics.clld.org/parameters/1977&quot;;&quot;DEW&quot;)" office:value-type="string" office:string-value="DEW" calcext:value-type="string">
            <text:p>DEW</text:p>
          </table:table-cell>
          <table:table-cell/>
        </table:table-row>
        <table:table-row table:style-name="ro1">
          <table:table-cell office:value-type="string" calcext:value-type="string">
            <text:p>1978</text:p>
          </table:table-cell>
          <table:table-cell table:formula="of:=HYPERLINK(&quot;https://clics.clld.org/parameters/1978&quot;;&quot;RECOVER&quot;)" office:value-type="string" office:string-value="RECOVER" calcext:value-type="string">
            <text:p>RECOVER</text:p>
          </table:table-cell>
          <table:table-cell/>
        </table:table-row>
        <table:table-row table:style-name="ro1">
          <table:table-cell office:value-type="string" calcext:value-type="string">
            <text:p>1979</text:p>
          </table:table-cell>
          <table:table-cell table:formula="of:=HYPERLINK(&quot;https://clics.clld.org/parameters/1979&quot;;&quot;CHISEL&quot;)" office:value-type="string" office:string-value="CHISEL" calcext:value-type="string">
            <text:p>CHISEL</text:p>
          </table:table-cell>
          <table:table-cell/>
        </table:table-row>
        <table:table-row table:style-name="ro1">
          <table:table-cell office:value-type="string" calcext:value-type="string">
            <text:p>1981</text:p>
          </table:table-cell>
          <table:table-cell table:formula="of:=HYPERLINK(&quot;https://clics.clld.org/parameters/1981&quot;;&quot;WIDOWER&quot;)" office:value-type="string" office:string-value="WIDOWER" calcext:value-type="string">
            <text:p>WIDOWER</text:p>
          </table:table-cell>
          <table:table-cell/>
        </table:table-row>
        <table:table-row table:style-name="ro1">
          <table:table-cell office:value-type="string" calcext:value-type="string">
            <text:p>1982</text:p>
          </table:table-cell>
          <table:table-cell table:formula="of:=HYPERLINK(&quot;https://clics.clld.org/parameters/1982&quot;;&quot;WHIRLPOOL&quot;)" office:value-type="string" office:string-value="WHIRLPOOL" calcext:value-type="string">
            <text:p>WHIRLPOOL</text:p>
          </table:table-cell>
          <table:table-cell/>
        </table:table-row>
        <table:table-row table:style-name="ro1">
          <table:table-cell office:value-type="string" calcext:value-type="string">
            <text:p>1983</text:p>
          </table:table-cell>
          <table:table-cell table:formula="of:=HYPERLINK(&quot;https://clics.clld.org/parameters/1983&quot;;&quot;SNORE&quot;)" office:value-type="string" office:string-value="SNORE" calcext:value-type="string">
            <text:p>SNORE</text:p>
          </table:table-cell>
          <table:table-cell/>
        </table:table-row>
        <table:table-row table:style-name="ro1">
          <table:table-cell office:value-type="string" calcext:value-type="string">
            <text:p>1984</text:p>
          </table:table-cell>
          <table:table-cell table:formula="of:=HYPERLINK(&quot;https://clics.clld.org/parameters/1984&quot;;&quot;MOTHER'S BROTHER&quot;)" office:value-type="string" office:string-value="MOTHER'S BROTHER" calcext:value-type="string">
            <text:p>MOTHER'S BROTHER</text:p>
          </table:table-cell>
          <table:table-cell/>
        </table:table-row>
        <table:table-row table:style-name="ro1">
          <table:table-cell office:value-type="string" calcext:value-type="string">
            <text:p>1985</text:p>
          </table:table-cell>
          <table:table-cell table:formula="of:=HYPERLINK(&quot;https://clics.clld.org/parameters/1985&quot;;&quot;FATHER'S BROTHER&quot;)" office:value-type="string" office:string-value="FATHER'S BROTHER" calcext:value-type="string">
            <text:p>FATHER'S BROTHER</text:p>
          </table:table-cell>
          <table:table-cell/>
        </table:table-row>
        <table:table-row table:style-name="ro1">
          <table:table-cell office:value-type="string" calcext:value-type="string">
            <text:p>1986</text:p>
          </table:table-cell>
          <table:table-cell table:formula="of:=HYPERLINK(&quot;https://clics.clld.org/parameters/1986&quot;;&quot;DISEASE&quot;)" office:value-type="string" office:string-value="DISEASE" calcext:value-type="string">
            <text:p>DISEASE</text:p>
          </table:table-cell>
          <table:table-cell/>
        </table:table-row>
        <table:table-row table:style-name="ro1">
          <table:table-cell office:value-type="string" calcext:value-type="string">
            <text:p>1987</text:p>
          </table:table-cell>
          <table:table-cell table:formula="of:=HYPERLINK(&quot;https://clics.clld.org/parameters/1987&quot;;&quot;CHOPSTICKS&quot;)" office:value-type="string" office:string-value="CHOPSTICKS" calcext:value-type="string">
            <text:p>CHOPSTICKS</text:p>
          </table:table-cell>
          <table:table-cell/>
        </table:table-row>
        <table:table-row table:style-name="ro1">
          <table:table-cell office:value-type="string" calcext:value-type="string">
            <text:p>1989</text:p>
          </table:table-cell>
          <table:table-cell table:formula="of:=HYPERLINK(&quot;https://clics.clld.org/parameters/1989&quot;;&quot;CALF&quot;)" office:value-type="string" office:string-value="CALF" calcext:value-type="string">
            <text:p>CALF</text:p>
          </table:table-cell>
          <table:table-cell/>
        </table:table-row>
        <table:table-row table:style-name="ro1">
          <table:table-cell office:value-type="string" calcext:value-type="string">
            <text:p>1990</text:p>
          </table:table-cell>
          <table:table-cell table:formula="of:=HYPERLINK(&quot;https://clics.clld.org/parameters/1990&quot;;&quot;BECOME&quot;)" office:value-type="string" office:string-value="BECOME" calcext:value-type="string">
            <text:p>BECOME</text:p>
          </table:table-cell>
          <table:table-cell/>
        </table:table-row>
        <table:table-row table:style-name="ro1">
          <table:table-cell office:value-type="string" calcext:value-type="string">
            <text:p>1991</text:p>
          </table:table-cell>
          <table:table-cell table:formula="of:=HYPERLINK(&quot;https://clics.clld.org/parameters/1991&quot;;&quot;INTESTINES&quot;)" office:value-type="string" office:string-value="INTESTINES" calcext:value-type="string">
            <text:p>INTESTINES</text:p>
          </table:table-cell>
          <table:table-cell/>
        </table:table-row>
        <table:table-row table:style-name="ro1">
          <table:table-cell office:value-type="string" calcext:value-type="string">
            <text:p>1992</text:p>
          </table:table-cell>
          <table:table-cell table:formula="of:=HYPERLINK(&quot;https://clics.clld.org/parameters/1992&quot;;&quot;MORE&quot;)" office:value-type="string" office:string-value="MORE" calcext:value-type="string">
            <text:p>MORE</text:p>
          </table:table-cell>
          <table:table-cell/>
        </table:table-row>
        <table:table-row table:style-name="ro1">
          <table:table-cell office:value-type="string" calcext:value-type="string">
            <text:p>1993</text:p>
          </table:table-cell>
          <table:table-cell table:formula="of:=HYPERLINK(&quot;https://clics.clld.org/parameters/1993&quot;;&quot;SELF&quot;)" office:value-type="string" office:string-value="SELF" calcext:value-type="string">
            <text:p>SELF</text:p>
          </table:table-cell>
          <table:table-cell/>
        </table:table-row>
        <table:table-row table:style-name="ro1">
          <table:table-cell office:value-type="string" calcext:value-type="string">
            <text:p>1994</text:p>
          </table:table-cell>
          <table:table-cell table:formula="of:=HYPERLINK(&quot;https://clics.clld.org/parameters/1994&quot;;&quot;COLLARBONE&quot;)" office:value-type="string" office:string-value="COLLARBONE" calcext:value-type="string">
            <text:p>COLLARBONE</text:p>
          </table:table-cell>
          <table:table-cell/>
        </table:table-row>
        <table:table-row table:style-name="ro1">
          <table:table-cell office:value-type="string" calcext:value-type="string">
            <text:p>1996</text:p>
          </table:table-cell>
          <table:table-cell table:formula="of:=HYPERLINK(&quot;https://clics.clld.org/parameters/1996&quot;;&quot;GET TIRED&quot;)" office:value-type="string" office:string-value="GET TIRED" calcext:value-type="string">
            <text:p>GET TIRED</text:p>
          </table:table-cell>
          <table:table-cell/>
        </table:table-row>
        <table:table-row table:style-name="ro1">
          <table:table-cell office:value-type="string" calcext:value-type="string">
            <text:p>1997</text:p>
          </table:table-cell>
          <table:table-cell table:formula="of:=HYPERLINK(&quot;https://clics.clld.org/parameters/1997&quot;;&quot;PRESERVE&quot;)" office:value-type="string" office:string-value="PRESERVE" calcext:value-type="string">
            <text:p>PRESERVE</text:p>
          </table:table-cell>
          <table:table-cell/>
        </table:table-row>
        <table:table-row table:style-name="ro1">
          <table:table-cell office:value-type="string" calcext:value-type="string">
            <text:p>1999</text:p>
          </table:table-cell>
          <table:table-cell table:formula="of:=HYPERLINK(&quot;https://clics.clld.org/parameters/1999&quot;;&quot;OVERCOME&quot;)" office:value-type="string" office:string-value="OVERCOME" calcext:value-type="string">
            <text:p>OVERCOME</text:p>
          </table:table-cell>
          <table:table-cell/>
        </table:table-row>
        <table:table-row table:style-name="ro1">
          <table:table-cell office:value-type="string" calcext:value-type="string">
            <text:p>2001</text:p>
          </table:table-cell>
          <table:table-cell table:formula="of:=HYPERLINK(&quot;https://clics.clld.org/parameters/2001&quot;;&quot;PAINTING&quot;)" office:value-type="string" office:string-value="PAINTING" calcext:value-type="string">
            <text:p>PAINTING</text:p>
          </table:table-cell>
          <table:table-cell/>
        </table:table-row>
        <table:table-row table:style-name="ro1">
          <table:table-cell office:value-type="string" calcext:value-type="string">
            <text:p>2002</text:p>
          </table:table-cell>
          <table:table-cell table:formula="of:=HYPERLINK(&quot;https://clics.clld.org/parameters/2002&quot;;&quot;DITCH&quot;)" office:value-type="string" office:string-value="DITCH" calcext:value-type="string">
            <text:p>DITCH</text:p>
          </table:table-cell>
          <table:table-cell/>
        </table:table-row>
        <table:table-row table:style-name="ro1">
          <table:table-cell office:value-type="string" calcext:value-type="string">
            <text:p>2003</text:p>
          </table:table-cell>
          <table:table-cell table:formula="of:=HYPERLINK(&quot;https://clics.clld.org/parameters/2003&quot;;&quot;FLOW&quot;)" office:value-type="string" office:string-value="FLOW" calcext:value-type="string">
            <text:p>FLOW</text:p>
          </table:table-cell>
          <table:table-cell/>
        </table:table-row>
        <table:table-row table:style-name="ro1">
          <table:table-cell office:value-type="string" calcext:value-type="string">
            <text:p>2004</text:p>
          </table:table-cell>
          <table:table-cell table:formula="of:=HYPERLINK(&quot;https://clics.clld.org/parameters/2004&quot;;&quot;BEND&quot;)" office:value-type="string" office:string-value="BEND" calcext:value-type="string">
            <text:p>BEND</text:p>
          </table:table-cell>
          <table:table-cell/>
        </table:table-row>
        <table:table-row table:style-name="ro1">
          <table:table-cell office:value-type="string" calcext:value-type="string">
            <text:p>2005</text:p>
          </table:table-cell>
          <table:table-cell table:formula="of:=HYPERLINK(&quot;https://clics.clld.org/parameters/2005&quot;;&quot;MASK&quot;)" office:value-type="string" office:string-value="MASK" calcext:value-type="string">
            <text:p>MASK</text:p>
          </table:table-cell>
          <table:table-cell/>
        </table:table-row>
        <table:table-row table:style-name="ro1">
          <table:table-cell office:value-type="string" calcext:value-type="string">
            <text:p>2006</text:p>
          </table:table-cell>
          <table:table-cell table:formula="of:=HYPERLINK(&quot;https://clics.clld.org/parameters/2006&quot;;&quot;FILL&quot;)" office:value-type="string" office:string-value="FILL" calcext:value-type="string">
            <text:p>FILL</text:p>
          </table:table-cell>
          <table:table-cell/>
        </table:table-row>
        <table:table-row table:style-name="ro1">
          <table:table-cell office:value-type="string" calcext:value-type="string">
            <text:p>2007</text:p>
          </table:table-cell>
          <table:table-cell table:formula="of:=HYPERLINK(&quot;https://clics.clld.org/parameters/2007&quot;;&quot;BOLT (OF LIGHTNING)&quot;)" office:value-type="string" office:string-value="BOLT (OF LIGHTNING)" calcext:value-type="string">
            <text:p>BOLT (OF LIGHTNING)</text:p>
          </table:table-cell>
          <table:table-cell/>
        </table:table-row>
        <table:table-row table:style-name="ro1">
          <table:table-cell office:value-type="string" calcext:value-type="string">
            <text:p>2008</text:p>
          </table:table-cell>
          <table:table-cell table:formula="of:=HYPERLINK(&quot;https://clics.clld.org/parameters/2008&quot;;&quot;RESCUE&quot;)" office:value-type="string" office:string-value="RESCUE" calcext:value-type="string">
            <text:p>RESCUE</text:p>
          </table:table-cell>
          <table:table-cell/>
        </table:table-row>
        <table:table-row table:style-name="ro1">
          <table:table-cell office:value-type="string" calcext:value-type="string">
            <text:p>2009</text:p>
          </table:table-cell>
          <table:table-cell table:formula="of:=HYPERLINK(&quot;https://clics.clld.org/parameters/2009&quot;;&quot;DOG&quot;)" office:value-type="string" office:string-value="DOG" calcext:value-type="string">
            <text:p>DOG</text:p>
          </table:table-cell>
          <table:table-cell/>
        </table:table-row>
        <table:table-row table:style-name="ro1">
          <table:table-cell office:value-type="string" calcext:value-type="string">
            <text:p>2011</text:p>
          </table:table-cell>
          <table:table-cell table:formula="of:=HYPERLINK(&quot;https://clics.clld.org/parameters/2011&quot;;&quot;COFFIN&quot;)" office:value-type="string" office:string-value="COFFIN" calcext:value-type="string">
            <text:p>COFFIN</text:p>
          </table:table-cell>
          <table:table-cell/>
        </table:table-row>
        <table:table-row table:style-name="ro1">
          <table:table-cell office:value-type="string" calcext:value-type="string">
            <text:p>2012</text:p>
          </table:table-cell>
          <table:table-cell table:formula="of:=HYPERLINK(&quot;https://clics.clld.org/parameters/2012&quot;;&quot;COLLAR&quot;)" office:value-type="string" office:string-value="COLLAR" calcext:value-type="string">
            <text:p>COLLAR</text:p>
          </table:table-cell>
          <table:table-cell/>
        </table:table-row>
        <table:table-row table:style-name="ro1">
          <table:table-cell office:value-type="string" calcext:value-type="string">
            <text:p>2013</text:p>
          </table:table-cell>
          <table:table-cell table:formula="of:=HYPERLINK(&quot;https://clics.clld.org/parameters/2013&quot;;&quot;BAIT&quot;)" office:value-type="string" office:string-value="BAIT" calcext:value-type="string">
            <text:p>BAIT</text:p>
          </table:table-cell>
          <table:table-cell/>
        </table:table-row>
        <table:table-row table:style-name="ro1">
          <table:table-cell office:value-type="string" calcext:value-type="string">
            <text:p>2014</text:p>
          </table:table-cell>
          <table:table-cell table:formula="of:=HYPERLINK(&quot;https://clics.clld.org/parameters/2014&quot;;&quot;GO DOWN (DESCEND)&quot;)" office:value-type="string" office:string-value="GO DOWN (DESCEND)" calcext:value-type="string">
            <text:p>GO DOWN (DESCEND)</text:p>
          </table:table-cell>
          <table:table-cell/>
        </table:table-row>
        <table:table-row table:style-name="ro1">
          <table:table-cell office:value-type="string" calcext:value-type="string">
            <text:p>2015</text:p>
          </table:table-cell>
          <table:table-cell table:formula="of:=HYPERLINK(&quot;https://clics.clld.org/parameters/2015&quot;;&quot;MAKE DRY&quot;)" office:value-type="string" office:string-value="MAKE DRY" calcext:value-type="string">
            <text:p>MAKE DRY</text:p>
          </table:table-cell>
          <table:table-cell/>
        </table:table-row>
        <table:table-row table:style-name="ro1">
          <table:table-cell office:value-type="string" calcext:value-type="string">
            <text:p>2016</text:p>
          </table:table-cell>
          <table:table-cell table:formula="of:=HYPERLINK(&quot;https://clics.clld.org/parameters/2016&quot;;&quot;JEALOUSY&quot;)" office:value-type="string" office:string-value="JEALOUSY" calcext:value-type="string">
            <text:p>JEALOUSY</text:p>
          </table:table-cell>
          <table:table-cell/>
        </table:table-row>
        <table:table-row table:style-name="ro1">
          <table:table-cell office:value-type="string" calcext:value-type="string">
            <text:p>2017</text:p>
          </table:table-cell>
          <table:table-cell table:formula="of:=HYPERLINK(&quot;https://clics.clld.org/parameters/2017&quot;;&quot;MIX&quot;)" office:value-type="string" office:string-value="MIX" calcext:value-type="string">
            <text:p>MIX</text:p>
          </table:table-cell>
          <table:table-cell/>
        </table:table-row>
        <table:table-row table:style-name="ro1">
          <table:table-cell office:value-type="string" calcext:value-type="string">
            <text:p>2018</text:p>
          </table:table-cell>
          <table:table-cell table:formula="of:=HYPERLINK(&quot;https://clics.clld.org/parameters/2018&quot;;&quot;GREEDY&quot;)" office:value-type="string" office:string-value="GREEDY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2019</text:p>
          </table:table-cell>
          <table:table-cell table:formula="of:=HYPERLINK(&quot;https://clics.clld.org/parameters/2019&quot;;&quot;HAMMOCK&quot;)" office:value-type="string" office:string-value="HAMMOCK" calcext:value-type="string">
            <text:p>HAMMOCK</text:p>
          </table:table-cell>
          <table:table-cell/>
        </table:table-row>
        <table:table-row table:style-name="ro1">
          <table:table-cell office:value-type="string" calcext:value-type="string">
            <text:p>2020</text:p>
          </table:table-cell>
          <table:table-cell table:formula="of:=HYPERLINK(&quot;https://clics.clld.org/parameters/2020&quot;;&quot;PLAINTIFF&quot;)" office:value-type="string" office:string-value="PLAINTIFF" calcext:value-type="string">
            <text:p>PLAINTIFF</text:p>
          </table:table-cell>
          <table:table-cell/>
        </table:table-row>
        <table:table-row table:style-name="ro1">
          <table:table-cell office:value-type="string" calcext:value-type="string">
            <text:p>2021</text:p>
          </table:table-cell>
          <table:table-cell table:formula="of:=HYPERLINK(&quot;https://clics.clld.org/parameters/2021&quot;;&quot;GRASP&quot;)" office:value-type="string" office:string-value="GRASP" calcext:value-type="string">
            <text:p>GRASP</text:p>
          </table:table-cell>
          <table:table-cell/>
        </table:table-row>
        <table:table-row table:style-name="ro1">
          <table:table-cell office:value-type="string" calcext:value-type="string">
            <text:p>2022</text:p>
          </table:table-cell>
          <table:table-cell table:formula="of:=HYPERLINK(&quot;https://clics.clld.org/parameters/2022&quot;;&quot;ADMIT&quot;)" office:value-type="string" office:string-value="ADMIT" calcext:value-type="string">
            <text:p>ADMIT</text:p>
          </table:table-cell>
          <table:table-cell/>
        </table:table-row>
        <table:table-row table:style-name="ro1">
          <table:table-cell office:value-type="string" calcext:value-type="string">
            <text:p>2023</text:p>
          </table:table-cell>
          <table:table-cell table:formula="of:=HYPERLINK(&quot;https://clics.clld.org/parameters/2023&quot;;&quot;CROWD&quot;)" office:value-type="string" office:string-value="CROWD" calcext:value-type="string">
            <text:p>CROWD</text:p>
          </table:table-cell>
          <table:table-cell/>
        </table:table-row>
        <table:table-row table:style-name="ro1">
          <table:table-cell office:value-type="string" calcext:value-type="string">
            <text:p>2024</text:p>
          </table:table-cell>
          <table:table-cell table:formula="of:=HYPERLINK(&quot;https://clics.clld.org/parameters/2024&quot;;&quot;PLOT&quot;)" office:value-type="string" office:string-value="PLOT" calcext:value-type="string">
            <text:p>PLOT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table:formula="of:=HYPERLINK(&quot;https://clics.clld.org/parameters/2025&quot;;&quot;PEA&quot;)" office:value-type="string" office:string-value="PEA" calcext:value-type="string">
            <text:p>PEA</text:p>
          </table:table-cell>
          <table:table-cell/>
        </table:table-row>
        <table:table-row table:style-name="ro1">
          <table:table-cell office:value-type="string" calcext:value-type="string">
            <text:p>2026</text:p>
          </table:table-cell>
          <table:table-cell table:formula="of:=HYPERLINK(&quot;https://clics.clld.org/parameters/2026&quot;;&quot;RICE PLANT&quot;)" office:value-type="string" office:string-value="RICE PLANT" calcext:value-type="string">
            <text:p>RICE PLANT</text:p>
          </table:table-cell>
          <table:table-cell/>
        </table:table-row>
        <table:table-row table:style-name="ro1">
          <table:table-cell office:value-type="string" calcext:value-type="string">
            <text:p>2027</text:p>
          </table:table-cell>
          <table:table-cell table:formula="of:=HYPERLINK(&quot;https://clics.clld.org/parameters/2027&quot;;&quot;SOYA&quot;)" office:value-type="string" office:string-value="SOYA" calcext:value-type="string">
            <text:p>SOYA</text:p>
          </table:table-cell>
          <table:table-cell/>
        </table:table-row>
        <table:table-row table:style-name="ro1">
          <table:table-cell office:value-type="string" calcext:value-type="string">
            <text:p>2028</text:p>
          </table:table-cell>
          <table:table-cell table:formula="of:=HYPERLINK(&quot;https://clics.clld.org/parameters/2028&quot;;&quot;SOYA BEAN&quot;)" office:value-type="string" office:string-value="SOYA BEAN" calcext:value-type="string">
            <text:p>SOYA BEAN</text:p>
          </table:table-cell>
          <table:table-cell/>
        </table:table-row>
        <table:table-row table:style-name="ro1">
          <table:table-cell office:value-type="string" calcext:value-type="string">
            <text:p>2030</text:p>
          </table:table-cell>
          <table:table-cell table:formula="of:=HYPERLINK(&quot;https://clics.clld.org/parameters/2030&quot;;&quot;DRAG&quot;)" office:value-type="string" office:string-value="DRAG" calcext:value-type="string">
            <text:p>DRAG</text:p>
          </table:table-cell>
          <table:table-cell/>
        </table:table-row>
        <table:table-row table:style-name="ro1">
          <table:table-cell office:value-type="string" calcext:value-type="string">
            <text:p>2031</text:p>
          </table:table-cell>
          <table:table-cell table:formula="of:=HYPERLINK(&quot;https://clics.clld.org/parameters/2031&quot;;&quot;PUT OUT TO PASTURE&quot;)" office:value-type="string" office:string-value="PUT OUT TO PASTURE" calcext:value-type="string">
            <text:p>PUT OUT TO PASTURE</text:p>
          </table:table-cell>
          <table:table-cell/>
        </table:table-row>
        <table:table-row table:style-name="ro1">
          <table:table-cell office:value-type="string" calcext:value-type="string">
            <text:p>2032</text:p>
          </table:table-cell>
          <table:table-cell table:formula="of:=HYPERLINK(&quot;https://clics.clld.org/parameters/2032&quot;;&quot;WARM UP&quot;)" office:value-type="string" office:string-value="WARM UP" calcext:value-type="string">
            <text:p>WARM UP</text:p>
          </table:table-cell>
          <table:table-cell/>
        </table:table-row>
        <table:table-row table:style-name="ro1">
          <table:table-cell office:value-type="string" calcext:value-type="string">
            <text:p>2034</text:p>
          </table:table-cell>
          <table:table-cell table:formula="of:=HYPERLINK(&quot;https://clics.clld.org/parameters/2034&quot;;&quot;FROST&quot;)" office:value-type="string" office:string-value="FROST" calcext:value-type="string">
            <text:p>FROST</text:p>
          </table:table-cell>
          <table:table-cell/>
        </table:table-row>
        <table:table-row table:style-name="ro1">
          <table:table-cell office:value-type="string" calcext:value-type="string">
            <text:p>2035</text:p>
          </table:table-cell>
          <table:table-cell table:formula="of:=HYPERLINK(&quot;https://clics.clld.org/parameters/2035&quot;;&quot;POND&quot;)" office:value-type="string" office:string-value="POND" calcext:value-type="string">
            <text:p>POND</text:p>
          </table:table-cell>
          <table:table-cell/>
        </table:table-row>
        <table:table-row table:style-name="ro1">
          <table:table-cell office:value-type="string" calcext:value-type="string">
            <text:p>2036</text:p>
          </table:table-cell>
          <table:table-cell table:formula="of:=HYPERLINK(&quot;https://clics.clld.org/parameters/2036&quot;;&quot;JANUARY&quot;)" office:value-type="string" office:string-value="JANUARY" calcext:value-type="string">
            <text:p>JANUARY</text:p>
          </table:table-cell>
          <table:table-cell/>
        </table:table-row>
        <table:table-row table:style-name="ro1">
          <table:table-cell office:value-type="string" calcext:value-type="string">
            <text:p>2037</text:p>
          </table:table-cell>
          <table:table-cell table:formula="of:=HYPERLINK(&quot;https://clics.clld.org/parameters/2037&quot;;&quot;FEBRUARY&quot;)" office:value-type="string" office:string-value="FEBRUARY" calcext:value-type="string">
            <text:p>FEBRUARY</text:p>
          </table:table-cell>
          <table:table-cell/>
        </table:table-row>
        <table:table-row table:style-name="ro1">
          <table:table-cell office:value-type="string" calcext:value-type="string">
            <text:p>2038</text:p>
          </table:table-cell>
          <table:table-cell table:formula="of:=HYPERLINK(&quot;https://clics.clld.org/parameters/2038&quot;;&quot;DRAGON&quot;)" office:value-type="string" office:string-value="DRAGON" calcext:value-type="string">
            <text:p>DRAGON</text:p>
          </table:table-cell>
          <table:table-cell/>
        </table:table-row>
        <table:table-row table:style-name="ro1">
          <table:table-cell office:value-type="string" calcext:value-type="string">
            <text:p>2039</text:p>
          </table:table-cell>
          <table:table-cell table:formula="of:=HYPERLINK(&quot;https://clics.clld.org/parameters/2039&quot;;&quot;MAGPIE&quot;)" office:value-type="string" office:string-value="MAGPIE" calcext:value-type="string">
            <text:p>MAGPIE</text:p>
          </table:table-cell>
          <table:table-cell/>
        </table:table-row>
        <table:table-row table:style-name="ro1">
          <table:table-cell office:value-type="string" calcext:value-type="string">
            <text:p>2040</text:p>
          </table:table-cell>
          <table:table-cell table:formula="of:=HYPERLINK(&quot;https://clics.clld.org/parameters/2040&quot;;&quot;BUCKWHEAT&quot;)" office:value-type="string" office:string-value="BUCKWHEAT" calcext:value-type="string">
            <text:p>BUCKWHEAT</text:p>
          </table:table-cell>
          <table:table-cell/>
        </table:table-row>
        <table:table-row table:style-name="ro1">
          <table:table-cell office:value-type="string" calcext:value-type="string">
            <text:p>2041</text:p>
          </table:table-cell>
          <table:table-cell table:formula="of:=HYPERLINK(&quot;https://clics.clld.org/parameters/2041&quot;;&quot;HEMP&quot;)" office:value-type="string" office:string-value="HEMP" calcext:value-type="string">
            <text:p>HEMP</text:p>
          </table:table-cell>
          <table:table-cell/>
        </table:table-row>
        <table:table-row table:style-name="ro1">
          <table:table-cell office:value-type="string" calcext:value-type="string">
            <text:p>2042</text:p>
          </table:table-cell>
          <table:table-cell table:formula="of:=HYPERLINK(&quot;https://clics.clld.org/parameters/2042&quot;;&quot;WALNUT&quot;)" office:value-type="string" office:string-value="WALNUT" calcext:value-type="string">
            <text:p>WALNUT</text:p>
          </table:table-cell>
          <table:table-cell/>
        </table:table-row>
        <table:table-row table:style-name="ro1">
          <table:table-cell office:value-type="string" calcext:value-type="string">
            <text:p>2043</text:p>
          </table:table-cell>
          <table:table-cell table:formula="of:=HYPERLINK(&quot;https://clics.clld.org/parameters/2043&quot;;&quot;PEACH&quot;)" office:value-type="string" office:string-value="PEACH" calcext:value-type="string">
            <text:p>PEACH</text:p>
          </table:table-cell>
          <table:table-cell/>
        </table:table-row>
        <table:table-row table:style-name="ro1">
          <table:table-cell office:value-type="string" calcext:value-type="string">
            <text:p>2044</text:p>
          </table:table-cell>
          <table:table-cell table:formula="of:=HYPERLINK(&quot;https://clics.clld.org/parameters/2044&quot;;&quot;PERSIMMON&quot;)" office:value-type="string" office:string-value="PERSIMMON" calcext:value-type="string">
            <text:p>PERSIMMON</text:p>
          </table:table-cell>
          <table:table-cell/>
        </table:table-row>
        <table:table-row table:style-name="ro1">
          <table:table-cell office:value-type="string" calcext:value-type="string">
            <text:p>2045</text:p>
          </table:table-cell>
          <table:table-cell table:formula="of:=HYPERLINK(&quot;https://clics.clld.org/parameters/2045&quot;;&quot;COLUMN&quot;)" office:value-type="string" office:string-value="COLUMN" calcext:value-type="string">
            <text:p>COLUMN</text:p>
          </table:table-cell>
          <table:table-cell/>
        </table:table-row>
        <table:table-row table:style-name="ro1">
          <table:table-cell office:value-type="string" calcext:value-type="string">
            <text:p>2046</text:p>
          </table:table-cell>
          <table:table-cell table:formula="of:=HYPERLINK(&quot;https://clics.clld.org/parameters/2046&quot;;&quot;APRON&quot;)" office:value-type="string" office:string-value="APRON" calcext:value-type="string">
            <text:p>APRON</text:p>
          </table:table-cell>
          <table:table-cell/>
        </table:table-row>
        <table:table-row table:style-name="ro1">
          <table:table-cell office:value-type="string" calcext:value-type="string">
            <text:p>2047</text:p>
          </table:table-cell>
          <table:table-cell table:formula="of:=HYPERLINK(&quot;https://clics.clld.org/parameters/2047&quot;;&quot;STRAW SANDAL&quot;)" office:value-type="string" office:string-value="STRAW SANDAL" calcext:value-type="string">
            <text:p>STRAW SANDAL</text:p>
          </table:table-cell>
          <table:table-cell/>
        </table:table-row>
        <table:table-row table:style-name="ro1">
          <table:table-cell office:value-type="string" calcext:value-type="string">
            <text:p>2048</text:p>
          </table:table-cell>
          <table:table-cell table:formula="of:=HYPERLINK(&quot;https://clics.clld.org/parameters/2048&quot;;&quot;QUILT&quot;)" office:value-type="string" office:string-value="QUILT" calcext:value-type="string">
            <text:p>QUILT</text:p>
          </table:table-cell>
          <table:table-cell/>
        </table:table-row>
        <table:table-row table:style-name="ro1">
          <table:table-cell office:value-type="string" calcext:value-type="string">
            <text:p>2049</text:p>
          </table:table-cell>
          <table:table-cell table:formula="of:=HYPERLINK(&quot;https://clics.clld.org/parameters/2049&quot;;&quot;CONGEE&quot;)" office:value-type="string" office:string-value="CONGEE" calcext:value-type="string">
            <text:p>CONGEE</text:p>
          </table:table-cell>
          <table:table-cell/>
        </table:table-row>
        <table:table-row table:style-name="ro1">
          <table:table-cell office:value-type="string" calcext:value-type="string">
            <text:p>2051</text:p>
          </table:table-cell>
          <table:table-cell table:formula="of:=HYPERLINK(&quot;https://clics.clld.org/parameters/2051&quot;;&quot;DUSTPAN&quot;)" office:value-type="string" office:string-value="DUSTPAN" calcext:value-type="string">
            <text:p>DUSTPAN</text:p>
          </table:table-cell>
          <table:table-cell/>
        </table:table-row>
        <table:table-row table:style-name="ro1">
          <table:table-cell office:value-type="string" calcext:value-type="string">
            <text:p>2052</text:p>
          </table:table-cell>
          <table:table-cell table:formula="of:=HYPERLINK(&quot;https://clics.clld.org/parameters/2052&quot;;&quot;BUCKET&quot;)" office:value-type="string" office:string-value="BUCKET" calcext:value-type="string">
            <text:p>BUCKET</text:p>
          </table:table-cell>
          <table:table-cell/>
        </table:table-row>
        <table:table-row table:style-name="ro1">
          <table:table-cell office:value-type="string" calcext:value-type="string">
            <text:p>2053</text:p>
          </table:table-cell>
          <table:table-cell table:formula="of:=HYPERLINK(&quot;https://clics.clld.org/parameters/2053&quot;;&quot;SMALL BOWL&quot;)" office:value-type="string" office:string-value="SMALL BOWL" calcext:value-type="string">
            <text:p>SMALL BOWL</text:p>
          </table:table-cell>
          <table:table-cell/>
        </table:table-row>
        <table:table-row table:style-name="ro1">
          <table:table-cell office:value-type="string" calcext:value-type="string">
            <text:p>2055</text:p>
          </table:table-cell>
          <table:table-cell table:formula="of:=HYPERLINK(&quot;https://clics.clld.org/parameters/2055&quot;;&quot;CLAY POT&quot;)" office:value-type="string" office:string-value="CLAY POT" calcext:value-type="string">
            <text:p>CLAY POT</text:p>
          </table:table-cell>
          <table:table-cell/>
        </table:table-row>
        <table:table-row table:style-name="ro1">
          <table:table-cell office:value-type="string" calcext:value-type="string">
            <text:p>2056</text:p>
          </table:table-cell>
          <table:table-cell table:formula="of:=HYPERLINK(&quot;https://clics.clld.org/parameters/2056&quot;;&quot;WOK&quot;)" office:value-type="string" office:string-value="WOK" calcext:value-type="string">
            <text:p>WOK</text:p>
          </table:table-cell>
          <table:table-cell/>
        </table:table-row>
        <table:table-row table:style-name="ro1">
          <table:table-cell office:value-type="string" calcext:value-type="string">
            <text:p>2057</text:p>
          </table:table-cell>
          <table:table-cell table:formula="of:=HYPERLINK(&quot;https://clics.clld.org/parameters/2057&quot;;&quot;DUNG (ANIMAL FAECES)&quot;)" office:value-type="string" office:string-value="DUNG (ANIMAL FAECES)" calcext:value-type="string">
            <text:p>DUNG (ANIMAL FAECES)</text:p>
          </table:table-cell>
          <table:table-cell/>
        </table:table-row>
        <table:table-row table:style-name="ro1">
          <table:table-cell office:value-type="string" calcext:value-type="string">
            <text:p>2058</text:p>
          </table:table-cell>
          <table:table-cell table:formula="of:=HYPERLINK(&quot;https://clics.clld.org/parameters/2058&quot;;&quot;STOOL&quot;)" office:value-type="string" office:string-value="STOOL" calcext:value-type="string">
            <text:p>STOOL</text:p>
          </table:table-cell>
          <table:table-cell/>
        </table:table-row>
        <table:table-row table:style-name="ro1">
          <table:table-cell office:value-type="string" calcext:value-type="string">
            <text:p>2059</text:p>
          </table:table-cell>
          <table:table-cell table:formula="of:=HYPERLINK(&quot;https://clics.clld.org/parameters/2059&quot;;&quot;FOLK SONG&quot;)" office:value-type="string" office:string-value="FOLK SONG" calcext:value-type="string">
            <text:p>FOLK SONG</text:p>
          </table:table-cell>
          <table:table-cell/>
        </table:table-row>
        <table:table-row table:style-name="ro1">
          <table:table-cell office:value-type="string" calcext:value-type="string">
            <text:p>2060</text:p>
          </table:table-cell>
          <table:table-cell table:formula="of:=HYPERLINK(&quot;https://clics.clld.org/parameters/2060&quot;;&quot;STORY&quot;)" office:value-type="string" office:string-value="STORY" calcext:value-type="string">
            <text:p>STORY</text:p>
          </table:table-cell>
          <table:table-cell/>
        </table:table-row>
        <table:table-row table:style-name="ro1">
          <table:table-cell office:value-type="string" calcext:value-type="string">
            <text:p>2061</text:p>
          </table:table-cell>
          <table:table-cell table:formula="of:=HYPERLINK(&quot;https://clics.clld.org/parameters/2061&quot;;&quot;BUDDHA&quot;)" office:value-type="string" office:string-value="BUDDHA" calcext:value-type="string">
            <text:p>BUDDHA</text:p>
          </table:table-cell>
          <table:table-cell/>
        </table:table-row>
        <table:table-row table:style-name="ro1">
          <table:table-cell office:value-type="string" calcext:value-type="string">
            <text:p>2062</text:p>
          </table:table-cell>
          <table:table-cell table:formula="of:=HYPERLINK(&quot;https://clics.clld.org/parameters/2062&quot;;&quot;INTEREST&quot;)" office:value-type="string" office:string-value="INTEREST" calcext:value-type="string">
            <text:p>INTEREST</text:p>
          </table:table-cell>
          <table:table-cell/>
        </table:table-row>
        <table:table-row table:style-name="ro1">
          <table:table-cell office:value-type="string" calcext:value-type="string">
            <text:p>2063</text:p>
          </table:table-cell>
          <table:table-cell table:formula="of:=HYPERLINK(&quot;https://clics.clld.org/parameters/2063&quot;;&quot;CLOSE (EYES)&quot;)" office:value-type="string" office:string-value="CLOSE (EYES)" calcext:value-type="string">
            <text:p>CLOSE (EYES)</text:p>
          </table:table-cell>
          <table:table-cell/>
        </table:table-row>
        <table:table-row table:style-name="ro1">
          <table:table-cell office:value-type="string" calcext:value-type="string">
            <text:p>2064</text:p>
          </table:table-cell>
          <table:table-cell table:formula="of:=HYPERLINK(&quot;https://clics.clld.org/parameters/2064&quot;;&quot;SCATTER (SEEDS)&quot;)" office:value-type="string" office:string-value="SCATTER (SEEDS)" calcext:value-type="string">
            <text:p>SCATTER (SEEDS)</text:p>
          </table:table-cell>
          <table:table-cell/>
        </table:table-row>
        <table:table-row table:style-name="ro1">
          <table:table-cell office:value-type="string" calcext:value-type="string">
            <text:p>2065</text:p>
          </table:table-cell>
          <table:table-cell table:formula="of:=HYPERLINK(&quot;https://clics.clld.org/parameters/2065&quot;;&quot;STEP (VERB)&quot;)" office:value-type="string" office:string-value="STEP (VERB)" calcext:value-type="string">
            <text:p>STEP (VERB)</text:p>
          </table:table-cell>
          <table:table-cell/>
        </table:table-row>
        <table:table-row table:style-name="ro1">
          <table:table-cell office:value-type="string" calcext:value-type="string">
            <text:p>2066</text:p>
          </table:table-cell>
          <table:table-cell table:formula="of:=HYPERLINK(&quot;https://clics.clld.org/parameters/2066&quot;;&quot;PULL UP (RICE SEEDLINGS)&quot;)" office:value-type="string" office:string-value="PULL UP (RICE SEEDLINGS)" calcext:value-type="string">
            <text:p>PULL UP (RICE SEEDLINGS)</text:p>
          </table:table-cell>
          <table:table-cell/>
        </table:table-row>
        <table:table-row table:style-name="ro1">
          <table:table-cell office:value-type="string" calcext:value-type="string">
            <text:p>2067</text:p>
          </table:table-cell>
          <table:table-cell table:formula="of:=HYPERLINK(&quot;https://clics.clld.org/parameters/2067&quot;;&quot;STEAM (VERB)&quot;)" office:value-type="string" office:string-value="STEAM (VERB)" calcext:value-type="string">
            <text:p>STEAM (VERB)</text:p>
          </table:table-cell>
          <table:table-cell/>
        </table:table-row>
        <table:table-row table:style-name="ro1">
          <table:table-cell office:value-type="string" calcext:value-type="string">
            <text:p>2068</text:p>
          </table:table-cell>
          <table:table-cell table:formula="of:=HYPERLINK(&quot;https://clics.clld.org/parameters/2068&quot;;&quot;BRAISE (VERB)&quot;)" office:value-type="string" office:string-value="BRAISE (VERB)" calcext:value-type="string">
            <text:p>BRAISE (VERB)</text:p>
          </table:table-cell>
          <table:table-cell/>
        </table:table-row>
        <table:table-row table:style-name="ro1">
          <table:table-cell office:value-type="string" calcext:value-type="string">
            <text:p>2069</text:p>
          </table:table-cell>
          <table:table-cell table:formula="of:=HYPERLINK(&quot;https://clics.clld.org/parameters/2069&quot;;&quot;SOAK (VERB)&quot;)" office:value-type="string" office:string-value="SOAK (VERB)" calcext:value-type="string">
            <text:p>SOAK (VERB)</text:p>
          </table:table-cell>
          <table:table-cell/>
        </table:table-row>
        <table:table-row table:style-name="ro1">
          <table:table-cell office:value-type="string" calcext:value-type="string">
            <text:p>2070</text:p>
          </table:table-cell>
          <table:table-cell table:formula="of:=HYPERLINK(&quot;https://clics.clld.org/parameters/2070&quot;;&quot;COMB (VERB)&quot;)" office:value-type="string" office:string-value="COMB (VERB)" calcext:value-type="string">
            <text:p>COMB (VERB)</text:p>
          </table:table-cell>
          <table:table-cell/>
        </table:table-row>
        <table:table-row table:style-name="ro1">
          <table:table-cell office:value-type="string" calcext:value-type="string">
            <text:p>2071</text:p>
          </table:table-cell>
          <table:table-cell table:formula="of:=HYPERLINK(&quot;https://clics.clld.org/parameters/2071&quot;;&quot;LAY (VERB)&quot;)" office:value-type="string" office:string-value="LAY (VERB)" calcext:value-type="string">
            <text:p>LAY (VERB)</text:p>
          </table:table-cell>
          <table:table-cell/>
        </table:table-row>
        <table:table-row table:style-name="ro1">
          <table:table-cell office:value-type="string" calcext:value-type="string">
            <text:p>2072</text:p>
          </table:table-cell>
          <table:table-cell table:formula="of:=HYPERLINK(&quot;https://clics.clld.org/parameters/2072&quot;;&quot;USE (VERB)&quot;)" office:value-type="string" office:string-value="USE (VERB)" calcext:value-type="string">
            <text:p>USE (VERB)</text:p>
          </table:table-cell>
          <table:table-cell/>
        </table:table-row>
        <table:table-row table:style-name="ro1">
          <table:table-cell office:value-type="string" calcext:value-type="string">
            <text:p>2073</text:p>
          </table:table-cell>
          <table:table-cell table:formula="of:=HYPERLINK(&quot;https://clics.clld.org/parameters/2073&quot;;&quot;ROB (VERB)&quot;)" office:value-type="string" office:string-value="ROB (VERB)" calcext:value-type="string">
            <text:p>ROB (VERB)</text:p>
          </table:table-cell>
          <table:table-cell/>
        </table:table-row>
        <table:table-row table:style-name="ro1">
          <table:table-cell office:value-type="string" calcext:value-type="string">
            <text:p>2074</text:p>
          </table:table-cell>
          <table:table-cell table:formula="of:=HYPERLINK(&quot;https://clics.clld.org/parameters/2074&quot;;&quot;CROW (VERB)&quot;)" office:value-type="string" office:string-value="CROW (VERB)" calcext:value-type="string">
            <text:p>CROW (VERB)</text:p>
          </table:table-cell>
          <table:table-cell/>
        </table:table-row>
        <table:table-row table:style-name="ro1">
          <table:table-cell office:value-type="string" calcext:value-type="string">
            <text:p>2075</text:p>
          </table:table-cell>
          <table:table-cell table:formula="of:=HYPERLINK(&quot;https://clics.clld.org/parameters/2075&quot;;&quot;BROOD (VERB)&quot;)" office:value-type="string" office:string-value="BROOD (VERB)" calcext:value-type="string">
            <text:p>BROOD (VERB)</text:p>
          </table:table-cell>
          <table:table-cell/>
        </table:table-row>
        <table:table-row table:style-name="ro1">
          <table:table-cell office:value-type="string" calcext:value-type="string">
            <text:p>2076</text:p>
          </table:table-cell>
          <table:table-cell table:formula="of:=HYPERLINK(&quot;https://clics.clld.org/parameters/2076&quot;;&quot;SPROUT (VERB)&quot;)" office:value-type="string" office:string-value="SPROUT (VERB)" calcext:value-type="string">
            <text:p>SPROUT (VERB)</text:p>
          </table:table-cell>
          <table:table-cell/>
        </table:table-row>
        <table:table-row table:style-name="ro1">
          <table:table-cell office:value-type="string" calcext:value-type="string">
            <text:p>2077</text:p>
          </table:table-cell>
          <table:table-cell table:formula="of:=HYPERLINK(&quot;https://clics.clld.org/parameters/2077&quot;;&quot;DILIGENT&quot;)" office:value-type="string" office:string-value="DILIGENT" calcext:value-type="string">
            <text:p>DILIGENT</text:p>
          </table:table-cell>
          <table:table-cell/>
        </table:table-row>
        <table:table-row table:style-name="ro1">
          <table:table-cell office:value-type="string" calcext:value-type="string">
            <text:p>2078</text:p>
          </table:table-cell>
          <table:table-cell table:formula="of:=HYPERLINK(&quot;https://clics.clld.org/parameters/2078&quot;;&quot;TEN THOUSAND&quot;)" office:value-type="string" office:string-value="TEN THOUSAND" calcext:value-type="string">
            <text:p>TEN THOUSAND</text:p>
          </table:table-cell>
          <table:table-cell/>
        </table:table-row>
        <table:table-row table:style-name="ro1">
          <table:table-cell office:value-type="string" calcext:value-type="string">
            <text:p>2080</text:p>
          </table:table-cell>
          <table:table-cell table:formula="of:=HYPERLINK(&quot;https://clics.clld.org/parameters/2080&quot;;&quot;BOWL (CLASSIFIER)&quot;)" office:value-type="string" office:string-value="BOWL (CLASSIFIER)" calcext:value-type="string">
            <text:p>BOWL (CLASSIFIER)</text:p>
          </table:table-cell>
          <table:table-cell/>
        </table:table-row>
        <table:table-row table:style-name="ro1">
          <table:table-cell office:value-type="string" calcext:value-type="string">
            <text:p>2081</text:p>
          </table:table-cell>
          <table:table-cell table:formula="of:=HYPERLINK(&quot;https://clics.clld.org/parameters/2081&quot;;&quot;CHICKEN (CLASSIFIER)&quot;)" office:value-type="string" office:string-value="CHICKEN (CLASSIFIER)" calcext:value-type="string">
            <text:p>CHICKEN (CLASSIFIER)</text:p>
          </table:table-cell>
          <table:table-cell/>
        </table:table-row>
        <table:table-row table:style-name="ro1">
          <table:table-cell office:value-type="string" calcext:value-type="string">
            <text:p>2082</text:p>
          </table:table-cell>
          <table:table-cell table:formula="of:=HYPERLINK(&quot;https://clics.clld.org/parameters/2082&quot;;&quot;KNIFE (CLASSIFIER)&quot;)" office:value-type="string" office:string-value="KNIFE (CLASSIFIER)" calcext:value-type="string">
            <text:p>KNIFE (CLASSIFIER)</text:p>
          </table:table-cell>
          <table:table-cell/>
        </table:table-row>
        <table:table-row table:style-name="ro1">
          <table:table-cell office:value-type="string" calcext:value-type="string">
            <text:p>2083</text:p>
          </table:table-cell>
          <table:table-cell table:formula="of:=HYPERLINK(&quot;https://clics.clld.org/parameters/2083&quot;;&quot;AXE (CLASSIFIER)&quot;)" office:value-type="string" office:string-value="AXE (CLASSIFIER)" calcext:value-type="string">
            <text:p>AXE (CLASSIFIER)</text:p>
          </table:table-cell>
          <table:table-cell/>
        </table:table-row>
        <table:table-row table:style-name="ro1">
          <table:table-cell office:value-type="string" calcext:value-type="string">
            <text:p>2084</text:p>
          </table:table-cell>
          <table:table-cell table:formula="of:=HYPERLINK(&quot;https://clics.clld.org/parameters/2084&quot;;&quot;ROPE (CLASSIFIER)&quot;)" office:value-type="string" office:string-value="ROPE (CLASSIFIER)" calcext:value-type="string">
            <text:p>ROPE (CLASSIFIER)</text:p>
          </table:table-cell>
          <table:table-cell/>
        </table:table-row>
        <table:table-row table:style-name="ro1">
          <table:table-cell office:value-type="string" calcext:value-type="string">
            <text:p>2085</text:p>
          </table:table-cell>
          <table:table-cell table:formula="of:=HYPERLINK(&quot;https://clics.clld.org/parameters/2085&quot;;&quot;STICK (CLASSIFIER)&quot;)" office:value-type="string" office:string-value="STICK (CLASSIFIER)" calcext:value-type="string">
            <text:p>STICK (CLASSIFIER)</text:p>
          </table:table-cell>
          <table:table-cell/>
        </table:table-row>
        <table:table-row table:style-name="ro1">
          <table:table-cell office:value-type="string" calcext:value-type="string">
            <text:p>2086</text:p>
          </table:table-cell>
          <table:table-cell table:formula="of:=HYPERLINK(&quot;https://clics.clld.org/parameters/2086&quot;;&quot;GRAIN (CLASSIFIER)&quot;)" office:value-type="string" office:string-value="GRAIN (CLASSIFIER)" calcext:value-type="string">
            <text:p>GRAIN (CLASSIFIER)</text:p>
          </table:table-cell>
          <table:table-cell/>
        </table:table-row>
        <table:table-row table:style-name="ro1">
          <table:table-cell office:value-type="string" calcext:value-type="string">
            <text:p>2087</text:p>
          </table:table-cell>
          <table:table-cell table:formula="of:=HYPERLINK(&quot;https://clics.clld.org/parameters/2087&quot;;&quot;DROP (CLASSIFIER)&quot;)" office:value-type="string" office:string-value="DROP (CLASSIFIER)" calcext:value-type="string">
            <text:p>DROP (CLASSIFIER)</text:p>
          </table:table-cell>
          <table:table-cell/>
        </table:table-row>
        <table:table-row table:style-name="ro1">
          <table:table-cell office:value-type="string" calcext:value-type="string">
            <text:p>2088</text:p>
          </table:table-cell>
          <table:table-cell table:formula="of:=HYPERLINK(&quot;https://clics.clld.org/parameters/2088&quot;;&quot;CLOTHING (CLASSIFIER)&quot;)" office:value-type="string" office:string-value="CLOTHING (CLASSIFIER)" calcext:value-type="string">
            <text:p>CLOTHING (CLASSIFIER)</text:p>
          </table:table-cell>
          <table:table-cell/>
        </table:table-row>
        <table:table-row table:style-name="ro1">
          <table:table-cell office:value-type="string" calcext:value-type="string">
            <text:p>2089</text:p>
          </table:table-cell>
          <table:table-cell table:formula="of:=HYPERLINK(&quot;https://clics.clld.org/parameters/2089&quot;;&quot;PAIR (CLASSIFIER)&quot;)" office:value-type="string" office:string-value="PAIR (CLASSIFIER)" calcext:value-type="string">
            <text:p>PAIR (CLASSIFIER)</text:p>
          </table:table-cell>
          <table:table-cell/>
        </table:table-row>
        <table:table-row table:style-name="ro1">
          <table:table-cell office:value-type="string" calcext:value-type="string">
            <text:p>2090</text:p>
          </table:table-cell>
          <table:table-cell table:formula="of:=HYPERLINK(&quot;https://clics.clld.org/parameters/2090&quot;;&quot;MY&quot;)" office:value-type="string" office:string-value="MY" calcext:value-type="string">
            <text:p>MY</text:p>
          </table:table-cell>
          <table:table-cell/>
        </table:table-row>
        <table:table-row table:style-name="ro1">
          <table:table-cell office:value-type="string" calcext:value-type="string">
            <text:p>2092</text:p>
          </table:table-cell>
          <table:table-cell table:formula="of:=HYPERLINK(&quot;https://clics.clld.org/parameters/2092&quot;;&quot;HIS OR HER&quot;)" office:value-type="string" office:string-value="HIS OR HER" calcext:value-type="string">
            <text:p>HIS OR HER</text:p>
          </table:table-cell>
          <table:table-cell/>
        </table:table-row>
        <table:table-row table:style-name="ro1">
          <table:table-cell office:value-type="string" calcext:value-type="string">
            <text:p>2093</text:p>
          </table:table-cell>
          <table:table-cell table:formula="of:=HYPERLINK(&quot;https://clics.clld.org/parameters/2093&quot;;&quot;AFTERWARDS&quot;)" office:value-type="string" office:string-value="AFTERWARDS" calcext:value-type="string">
            <text:p>AFTERWARDS</text:p>
          </table:table-cell>
          <table:table-cell/>
        </table:table-row>
        <table:table-row table:style-name="ro1">
          <table:table-cell office:value-type="string" calcext:value-type="string">
            <text:p>2094</text:p>
          </table:table-cell>
          <table:table-cell table:formula="of:=HYPERLINK(&quot;https://clics.clld.org/parameters/2094&quot;;&quot;DOWN OR BELOW&quot;)" office:value-type="string" office:string-value="DOWN OR BELOW" calcext:value-type="string">
            <text:p>DOWN OR BELOW</text:p>
          </table:table-cell>
          <table:table-cell/>
        </table:table-row>
        <table:table-row table:style-name="ro1">
          <table:table-cell office:value-type="string" calcext:value-type="string">
            <text:p>2097</text:p>
          </table:table-cell>
          <table:table-cell table:formula="of:=HYPERLINK(&quot;https://clics.clld.org/parameters/2097&quot;;&quot;NOW OR TODAY&quot;)" office:value-type="string" office:string-value="NOW OR TODAY" calcext:value-type="string">
            <text:p>NOW OR TODAY</text:p>
          </table:table-cell>
          <table:table-cell/>
        </table:table-row>
        <table:table-row table:style-name="ro1">
          <table:table-cell office:value-type="string" calcext:value-type="string">
            <text:p>2098</text:p>
          </table:table-cell>
          <table:table-cell table:formula="of:=HYPERLINK(&quot;https://clics.clld.org/parameters/2098&quot;;&quot;FOOT OR LEG&quot;)" office:value-type="string" office:string-value="FOOT OR LEG" calcext:value-type="string">
            <text:p>FOOT OR LEG</text:p>
          </table:table-cell>
          <table:table-cell/>
        </table:table-row>
        <table:table-row table:style-name="ro1">
          <table:table-cell office:value-type="string" calcext:value-type="string">
            <text:p>2099</text:p>
          </table:table-cell>
          <table:table-cell table:formula="of:=HYPERLINK(&quot;https://clics.clld.org/parameters/2099&quot;;&quot;CHILD&quot;)" office:value-type="string" office:string-value="CHILD" calcext:value-type="string">
            <text:p>CHILD</text:p>
          </table:table-cell>
          <table:table-cell/>
        </table:table-row>
        <table:table-row table:style-name="ro1">
          <table:table-cell office:value-type="string" calcext:value-type="string">
            <text:p>2100</text:p>
          </table:table-cell>
          <table:table-cell table:formula="of:=HYPERLINK(&quot;https://clics.clld.org/parameters/2100&quot;;&quot;THATCH OR ROOF&quot;)" office:value-type="string" office:string-value="THATCH OR ROOF" calcext:value-type="string">
            <text:p>THATCH OR ROOF</text:p>
          </table:table-cell>
          <table:table-cell/>
        </table:table-row>
        <table:table-row table:style-name="ro1">
          <table:table-cell office:value-type="string" calcext:value-type="string">
            <text:p>2102</text:p>
          </table:table-cell>
          <table:table-cell table:formula="of:=HYPERLINK(&quot;https://clics.clld.org/parameters/2102&quot;;&quot;BURN&quot;)" office:value-type="string" office:string-value="BURN" calcext:value-type="string">
            <text:p>BURN</text:p>
          </table:table-cell>
          <table:table-cell/>
        </table:table-row>
        <table:table-row table:style-name="ro1">
          <table:table-cell office:value-type="string" calcext:value-type="string">
            <text:p>2103</text:p>
          </table:table-cell>
          <table:table-cell table:formula="of:=HYPERLINK(&quot;https://clics.clld.org/parameters/2103&quot;;&quot;PAINFUL OR SICK&quot;)" office:value-type="string" office:string-value="PAINFUL OR SICK" calcext:value-type="string">
            <text:p>PAINFUL OR SICK</text:p>
          </table:table-cell>
          <table:table-cell/>
        </table:table-row>
        <table:table-row table:style-name="ro1">
          <table:table-cell office:value-type="string" calcext:value-type="string">
            <text:p>2104</text:p>
          </table:table-cell>
          <table:table-cell table:formula="of:=HYPERLINK(&quot;https://clics.clld.org/parameters/2104&quot;;&quot;HOLD OR TAKE&quot;)" office:value-type="string" office:string-value="HOLD OR TAKE" calcext:value-type="string">
            <text:p>HOLD OR TAKE</text:p>
          </table:table-cell>
          <table:table-cell/>
        </table:table-row>
        <table:table-row table:style-name="ro1">
          <table:table-cell office:value-type="string" calcext:value-type="string">
            <text:p>2105</text:p>
          </table:table-cell>
          <table:table-cell table:formula="of:=HYPERLINK(&quot;https://clics.clld.org/parameters/2105&quot;;&quot;FEMALE PERSON&quot;)" office:value-type="string" office:string-value="FEMALE PERSON" calcext:value-type="string">
            <text:p>FEMALE PERSON</text:p>
          </table:table-cell>
          <table:table-cell/>
        </table:table-row>
        <table:table-row table:style-name="ro1">
          <table:table-cell office:value-type="string" calcext:value-type="string">
            <text:p>2106</text:p>
          </table:table-cell>
          <table:table-cell table:formula="of:=HYPERLINK(&quot;https://clics.clld.org/parameters/2106&quot;;&quot;MALE PERSON&quot;)" office:value-type="string" office:string-value="MALE PERSON" calcext:value-type="string">
            <text:p>MALE PERSON</text:p>
          </table:table-cell>
          <table:table-cell/>
        </table:table-row>
        <table:table-row table:style-name="ro1">
          <table:table-cell office:value-type="string" calcext:value-type="string">
            <text:p>2108</text:p>
          </table:table-cell>
          <table:table-cell table:formula="of:=HYPERLINK(&quot;https://clics.clld.org/parameters/2108&quot;;&quot;RAINING OR RAIN&quot;)" office:value-type="string" office:string-value="RAINING OR RAIN" calcext:value-type="string">
            <text:p>RAINING OR RAIN</text:p>
          </table:table-cell>
          <table:table-cell/>
        </table:table-row>
        <table:table-row table:style-name="ro1">
          <table:table-cell office:value-type="string" calcext:value-type="string">
            <text:p>2111</text:p>
          </table:table-cell>
          <table:table-cell table:formula="of:=HYPERLINK(&quot;https://clics.clld.org/parameters/2111&quot;;&quot;YOU TWO&quot;)" office:value-type="string" office:string-value="YOU TWO" calcext:value-type="string">
            <text:p>YOU TWO</text:p>
          </table:table-cell>
          <table:table-cell/>
        </table:table-row>
        <table:table-row table:style-name="ro1">
          <table:table-cell office:value-type="string" calcext:value-type="string">
            <text:p>2112</text:p>
          </table:table-cell>
          <table:table-cell table:formula="of:=HYPERLINK(&quot;https://clics.clld.org/parameters/2112&quot;;&quot;OLD (AGED)&quot;)" office:value-type="string" office:string-value="OLD (AGED)" calcext:value-type="string">
            <text:p>OLD (AGED)</text:p>
          </table:table-cell>
          <table:table-cell/>
        </table:table-row>
        <table:table-row table:style-name="ro1">
          <table:table-cell office:value-type="string" calcext:value-type="string">
            <text:p>2113</text:p>
          </table:table-cell>
          <table:table-cell table:formula="of:=HYPERLINK(&quot;https://clics.clld.org/parameters/2113&quot;;&quot;OLD (USED)&quot;)" office:value-type="string" office:string-value="OLD (USED)" calcext:value-type="string">
            <text:p>OLD (USED)</text:p>
          </table:table-cell>
          <table:table-cell/>
        </table:table-row>
        <table:table-row table:style-name="ro1">
          <table:table-cell office:value-type="string" calcext:value-type="string">
            <text:p>2114</text:p>
          </table:table-cell>
          <table:table-cell table:formula="of:=HYPERLINK(&quot;https://clics.clld.org/parameters/2114&quot;;&quot;BELLY OR STOMACH&quot;)" office:value-type="string" office:string-value="BELLY OR STOMACH" calcext:value-type="string">
            <text:p>BELLY OR STOMACH</text:p>
          </table:table-cell>
          <table:table-cell/>
        </table:table-row>
        <table:table-row table:style-name="ro1">
          <table:table-cell office:value-type="string" calcext:value-type="string">
            <text:p>2115</text:p>
          </table:table-cell>
          <table:table-cell table:formula="of:=HYPERLINK(&quot;https://clics.clld.org/parameters/2115&quot;;&quot;CEASE OR FINISH&quot;)" office:value-type="string" office:string-value="CEASE OR FINISH" calcext:value-type="string">
            <text:p>CEASE OR FINISH</text:p>
          </table:table-cell>
          <table:table-cell/>
        </table:table-row>
        <table:table-row table:style-name="ro1">
          <table:table-cell office:value-type="string" calcext:value-type="string">
            <text:p>2116</text:p>
          </table:table-cell>
          <table:table-cell table:formula="of:=HYPERLINK(&quot;https://clics.clld.org/parameters/2116&quot;;&quot;REST OR SLEEP&quot;)" office:value-type="string" office:string-value="REST OR SLEEP" calcext:value-type="string">
            <text:p>REST OR SLEEP</text:p>
          </table:table-cell>
          <table:table-cell/>
        </table:table-row>
        <table:table-row table:style-name="ro1">
          <table:table-cell office:value-type="string" calcext:value-type="string">
            <text:p>2117</text:p>
          </table:table-cell>
          <table:table-cell table:formula="of:=HYPERLINK(&quot;https://clics.clld.org/parameters/2117&quot;;&quot;DESIRE&quot;)" office:value-type="string" office:string-value="DESIRE" calcext:value-type="string">
            <text:p>DESIRE</text:p>
          </table:table-cell>
          <table:table-cell/>
        </table:table-row>
        <table:table-row table:style-name="ro1">
          <table:table-cell office:value-type="string" calcext:value-type="string">
            <text:p>2118</text:p>
          </table:table-cell>
          <table:table-cell table:formula="of:=HYPERLINK(&quot;https://clics.clld.org/parameters/2118&quot;;&quot;MOUNTAIN OR HILL&quot;)" office:value-type="string" office:string-value="MOUNTAIN OR HILL" calcext:value-type="string">
            <text:p>MOUNTAIN OR HILL</text:p>
          </table:table-cell>
          <table:table-cell/>
        </table:table-row>
        <table:table-row table:style-name="ro1">
          <table:table-cell office:value-type="string" calcext:value-type="string">
            <text:p>2119</text:p>
          </table:table-cell>
          <table:table-cell table:formula="of:=HYPERLINK(&quot;https://clics.clld.org/parameters/2119&quot;;&quot;BOW STRING&quot;)" office:value-type="string" office:string-value="BOW STRING" calcext:value-type="string">
            <text:p>BOW STRING</text:p>
          </table:table-cell>
          <table:table-cell/>
        </table:table-row>
        <table:table-row table:style-name="ro1">
          <table:table-cell office:value-type="string" calcext:value-type="string">
            <text:p>2121</text:p>
          </table:table-cell>
          <table:table-cell table:formula="of:=HYPERLINK(&quot;https://clics.clld.org/parameters/2121&quot;;&quot;ARM OR HAND&quot;)" office:value-type="string" office:string-value="ARM OR HAND" calcext:value-type="string">
            <text:p>ARM OR HAND</text:p>
          </table:table-cell>
          <table:table-cell/>
        </table:table-row>
        <table:table-row table:style-name="ro1">
          <table:table-cell office:value-type="string" calcext:value-type="string">
            <text:p>2124</text:p>
          </table:table-cell>
          <table:table-cell table:formula="of:=HYPERLINK(&quot;https://clics.clld.org/parameters/2124&quot;;&quot;SMELL&quot;)" office:value-type="string" office:string-value="SMELL" calcext:value-type="string">
            <text:p>SMELL</text:p>
          </table:table-cell>
          <table:table-cell/>
        </table:table-row>
        <table:table-row table:style-name="ro1">
          <table:table-cell office:value-type="string" calcext:value-type="string">
            <text:p>2125</text:p>
          </table:table-cell>
          <table:table-cell table:formula="of:=HYPERLINK(&quot;https://clics.clld.org/parameters/2125&quot;;&quot;STONE OR ROCK&quot;)" office:value-type="string" office:string-value="STONE OR ROCK" calcext:value-type="string">
            <text:p>STONE OR ROCK</text:p>
          </table:table-cell>
          <table:table-cell/>
        </table:table-row>
        <table:table-row table:style-name="ro1">
          <table:table-cell office:value-type="string" calcext:value-type="string">
            <text:p>2128</text:p>
          </table:table-cell>
          <table:table-cell table:formula="of:=HYPERLINK(&quot;https://clics.clld.org/parameters/2128&quot;;&quot;CLAW OR NAIL&quot;)" office:value-type="string" office:string-value="CLAW OR NAIL" calcext:value-type="string">
            <text:p>CLAW OR NAIL</text:p>
          </table:table-cell>
          <table:table-cell/>
        </table:table-row>
        <table:table-row table:style-name="ro1">
          <table:table-cell office:value-type="string" calcext:value-type="string">
            <text:p>2130</text:p>
          </table:table-cell>
          <table:table-cell table:formula="of:=HYPERLINK(&quot;https://clics.clld.org/parameters/2130&quot;;&quot;HEADGEAR&quot;)" office:value-type="string" office:string-value="HEADGEAR" calcext:value-type="string">
            <text:p>HEADGEAR</text:p>
          </table:table-cell>
          <table:table-cell/>
        </table:table-row>
        <table:table-row table:style-name="ro1">
          <table:table-cell office:value-type="string" calcext:value-type="string">
            <text:p>2131</text:p>
          </table:table-cell>
          <table:table-cell table:formula="of:=HYPERLINK(&quot;https://clics.clld.org/parameters/2131&quot;;&quot;TORCH OR LAMP&quot;)" office:value-type="string" office:string-value="TORCH OR LAMP" calcext:value-type="string">
            <text:p>TORCH OR LAMP</text:p>
          </table:table-cell>
          <table:table-cell/>
        </table:table-row>
        <table:table-row table:style-name="ro1">
          <table:table-cell office:value-type="string" calcext:value-type="string">
            <text:p>2132</text:p>
          </table:table-cell>
          <table:table-cell table:formula="of:=HYPERLINK(&quot;https://clics.clld.org/parameters/2132&quot;;&quot;SICKLE OR SCYTHE&quot;)" office:value-type="string" office:string-value="SICKLE OR SCYTHE" calcext:value-type="string">
            <text:p>SICKLE OR SCYTHE</text:p>
          </table:table-cell>
          <table:table-cell/>
        </table:table-row>
        <table:table-row table:style-name="ro1">
          <table:table-cell office:value-type="string" calcext:value-type="string">
            <text:p>2133</text:p>
          </table:table-cell>
          <table:table-cell table:formula="of:=HYPERLINK(&quot;https://clics.clld.org/parameters/2133&quot;;&quot;STRIKE OR BEAT&quot;)" office:value-type="string" office:string-value="STRIKE OR BEAT" calcext:value-type="string">
            <text:p>STRIKE OR BEAT</text:p>
          </table:table-cell>
          <table:table-cell/>
        </table:table-row>
        <table:table-row table:style-name="ro1">
          <table:table-cell office:value-type="string" calcext:value-type="string">
            <text:p>2134</text:p>
          </table:table-cell>
          <table:table-cell table:formula="of:=HYPERLINK(&quot;https://clics.clld.org/parameters/2134&quot;;&quot;RAISE (A CHILD)&quot;)" office:value-type="string" office:string-value="RAISE (A CHILD)" calcext:value-type="string">
            <text:p>RAISE (A CHILD)</text:p>
          </table:table-cell>
          <table:table-cell/>
        </table:table-row>
        <table:table-row table:style-name="ro1">
          <table:table-cell office:value-type="string" calcext:value-type="string">
            <text:p>2135</text:p>
          </table:table-cell>
          <table:table-cell table:formula="of:=HYPERLINK(&quot;https://clics.clld.org/parameters/2135&quot;;&quot;TRADE OR BARTER&quot;)" office:value-type="string" office:string-value="TRADE OR BARTER" calcext:value-type="string">
            <text:p>TRADE OR BARTER</text:p>
          </table:table-cell>
          <table:table-cell/>
        </table:table-row>
        <table:table-row table:style-name="ro1">
          <table:table-cell office:value-type="string" calcext:value-type="string">
            <text:p>2136</text:p>
          </table:table-cell>
          <table:table-cell table:formula="of:=HYPERLINK(&quot;https://clics.clld.org/parameters/2136&quot;;&quot;BRASS INSTRUMENT (HORN OR TRUMPET)&quot;)" office:value-type="string" office:string-value="BRASS INSTRUMENT (HORN OR TRUMPET)" calcext:value-type="string">
            <text:p>BRASS INSTRUMENT (HORN OR TRUMPET)</text:p>
          </table:table-cell>
          <table:table-cell/>
        </table:table-row>
        <table:table-row table:style-name="ro1">
          <table:table-cell office:value-type="string" calcext:value-type="string">
            <text:p>2137</text:p>
          </table:table-cell>
          <table:table-cell table:formula="of:=HYPERLINK(&quot;https://clics.clld.org/parameters/2137&quot;;&quot;MAGICIAN&quot;)" office:value-type="string" office:string-value="MAGICIAN" calcext:value-type="string">
            <text:p>MAGICIAN</text:p>
          </table:table-cell>
          <table:table-cell/>
        </table:table-row>
        <table:table-row table:style-name="ro1">
          <table:table-cell office:value-type="string" calcext:value-type="string">
            <text:p>2138</text:p>
          </table:table-cell>
          <table:table-cell table:formula="of:=HYPERLINK(&quot;https://clics.clld.org/parameters/2138&quot;;&quot;LEGENDARY CREATURE&quot;)" office:value-type="string" office:string-value="LEGENDARY CREATURE" calcext:value-type="string">
            <text:p>LEGENDARY CREATURE</text:p>
          </table:table-cell>
          <table:table-cell/>
        </table:table-row>
        <table:table-row table:style-name="ro1">
          <table:table-cell office:value-type="string" calcext:value-type="string">
            <text:p>2139</text:p>
          </table:table-cell>
          <table:table-cell table:formula="of:=HYPERLINK(&quot;https://clics.clld.org/parameters/2139&quot;;&quot;MUROID (MOUSE OR RAT)&quot;)" office:value-type="string" office:string-value="MUROID (MOUSE OR RAT)" calcext:value-type="string">
            <text:p>MUROID (MOUSE OR RAT)</text:p>
          </table:table-cell>
          <table:table-cell/>
        </table:table-row>
        <table:table-row table:style-name="ro1">
          <table:table-cell office:value-type="string" calcext:value-type="string">
            <text:p>2142</text:p>
          </table:table-cell>
          <table:table-cell table:formula="of:=HYPERLINK(&quot;https://clics.clld.org/parameters/2142&quot;;&quot;RUN AWAY&quot;)" office:value-type="string" office:string-value="RUN AWAY" calcext:value-type="string">
            <text:p>RUN AWAY</text:p>
          </table:table-cell>
          <table:table-cell/>
        </table:table-row>
        <table:table-row table:style-name="ro1">
          <table:table-cell office:value-type="string" calcext:value-type="string">
            <text:p>2144</text:p>
          </table:table-cell>
          <table:table-cell table:formula="of:=HYPERLINK(&quot;https://clics.clld.org/parameters/2144&quot;;&quot;SPRING OR WELL&quot;)" office:value-type="string" office:string-value="SPRING OR WELL" calcext:value-type="string">
            <text:p>SPRING OR WELL</text:p>
          </table:table-cell>
          <table:table-cell/>
        </table:table-row>
        <table:table-row table:style-name="ro1">
          <table:table-cell office:value-type="string" calcext:value-type="string">
            <text:p>2146</text:p>
          </table:table-cell>
          <table:table-cell table:formula="of:=HYPERLINK(&quot;https://clics.clld.org/parameters/2146&quot;;&quot;ROAST OR FRY&quot;)" office:value-type="string" office:string-value="ROAST OR FRY" calcext:value-type="string">
            <text:p>ROAST OR FRY</text:p>
          </table:table-cell>
          <table:table-cell/>
        </table:table-row>
        <table:table-row table:style-name="ro1">
          <table:table-cell office:value-type="string" calcext:value-type="string">
            <text:p>2148</text:p>
          </table:table-cell>
          <table:table-cell table:formula="of:=HYPERLINK(&quot;https://clics.clld.org/parameters/2148&quot;;&quot;PICK&quot;)" office:value-type="string" office:string-value="PICK" calcext:value-type="string">
            <text:p>PICK</text:p>
          </table:table-cell>
          <table:table-cell/>
        </table:table-row>
        <table:table-row table:style-name="ro1">
          <table:table-cell office:value-type="string" calcext:value-type="string">
            <text:p>2149</text:p>
          </table:table-cell>
          <table:table-cell table:formula="of:=HYPERLINK(&quot;https://clics.clld.org/parameters/2149&quot;;&quot;CHOP (INTO PIECES)&quot;)" office:value-type="string" office:string-value="CHOP (INTO PIECES)" calcext:value-type="string">
            <text:p>CHOP (INTO PIECES)</text:p>
          </table:table-cell>
          <table:table-cell/>
        </table:table-row>
        <table:table-row table:style-name="ro1">
          <table:table-cell office:value-type="string" calcext:value-type="string">
            <text:p>2150</text:p>
          </table:table-cell>
          <table:table-cell table:formula="of:=HYPERLINK(&quot;https://clics.clld.org/parameters/2150&quot;;&quot;MATTER&quot;)" office:value-type="string" office:string-value="MATTER" calcext:value-type="string">
            <text:p>MATTER</text:p>
          </table:table-cell>
          <table:table-cell/>
        </table:table-row>
        <table:table-row table:style-name="ro1">
          <table:table-cell office:value-type="string" calcext:value-type="string">
            <text:p>2151</text:p>
          </table:table-cell>
          <table:table-cell table:formula="of:=HYPERLINK(&quot;https://clics.clld.org/parameters/2151&quot;;&quot;COARSE&quot;)" office:value-type="string" office:string-value="COARSE" calcext:value-type="string">
            <text:p>COARSE</text:p>
          </table:table-cell>
          <table:table-cell/>
        </table:table-row>
        <table:table-row table:style-name="ro1">
          <table:table-cell office:value-type="string" calcext:value-type="string">
            <text:p>2152</text:p>
          </table:table-cell>
          <table:table-cell table:formula="of:=HYPERLINK(&quot;https://clics.clld.org/parameters/2152&quot;;&quot;THERE IS OR THERE ARE&quot;)" office:value-type="string" office:string-value="THERE IS OR THERE ARE" calcext:value-type="string">
            <text:p>THERE IS OR THERE ARE</text:p>
          </table:table-cell>
          <table:table-cell/>
        </table:table-row>
        <table:table-row table:style-name="ro1">
          <table:table-cell office:value-type="string" calcext:value-type="string">
            <text:p>2153</text:p>
          </table:table-cell>
          <table:table-cell table:formula="of:=HYPERLINK(&quot;https://clics.clld.org/parameters/2153&quot;;&quot;CARRY PERSON ON BACK&quot;)" office:value-type="string" office:string-value="CARRY PERSON ON BACK" calcext:value-type="string">
            <text:p>CARRY PERSON ON BACK</text:p>
          </table:table-cell>
          <table:table-cell/>
        </table:table-row>
        <table:table-row table:style-name="ro1">
          <table:table-cell office:value-type="string" calcext:value-type="string">
            <text:p>2154</text:p>
          </table:table-cell>
          <table:table-cell table:formula="of:=HYPERLINK(&quot;https://clics.clld.org/parameters/2154&quot;;&quot;PLOUGH (INSTRUMENT)&quot;)" office:value-type="string" office:string-value="PLOUGH (INSTRUMENT)" calcext:value-type="string">
            <text:p>PLOUGH (INSTRUMENT)</text:p>
          </table:table-cell>
          <table:table-cell/>
        </table:table-row>
        <table:table-row table:style-name="ro1">
          <table:table-cell office:value-type="string" calcext:value-type="string">
            <text:p>2155</text:p>
          </table:table-cell>
          <table:table-cell table:formula="of:=HYPERLINK(&quot;https://clics.clld.org/parameters/2155&quot;;&quot;CUT (WITH SCISSORS)&quot;)" office:value-type="string" office:string-value="CUT (WITH SCISSORS)" calcext:value-type="string">
            <text:p>CUT (WITH SCISSORS)</text:p>
          </table:table-cell>
          <table:table-cell/>
        </table:table-row>
        <table:table-row table:style-name="ro1">
          <table:table-cell office:value-type="string" calcext:value-type="string">
            <text:p>2156</text:p>
          </table:table-cell>
          <table:table-cell table:formula="of:=HYPERLINK(&quot;https://clics.clld.org/parameters/2156&quot;;&quot;CUT (WITH KNIFE)&quot;)" office:value-type="string" office:string-value="CUT (WITH KNIFE)" calcext:value-type="string">
            <text:p>CUT (WITH KNIFE)</text:p>
          </table:table-cell>
          <table:table-cell/>
        </table:table-row>
        <table:table-row table:style-name="ro1">
          <table:table-cell office:value-type="string" calcext:value-type="string">
            <text:p>2157</text:p>
          </table:table-cell>
          <table:table-cell table:formula="of:=HYPERLINK(&quot;https://clics.clld.org/parameters/2157&quot;;&quot;FINE OR THIN&quot;)" office:value-type="string" office:string-value="FINE OR THIN" calcext:value-type="string">
            <text:p>FINE OR THIN</text:p>
          </table:table-cell>
          <table:table-cell/>
        </table:table-row>
        <table:table-row table:style-name="ro1">
          <table:table-cell office:value-type="string" calcext:value-type="string">
            <text:p>2159</text:p>
          </table:table-cell>
          <table:table-cell table:formula="of:=HYPERLINK(&quot;https://clics.clld.org/parameters/2159&quot;;&quot;GROUND&quot;)" office:value-type="string" office:string-value="GROUND" calcext:value-type="string">
            <text:p>GROUND</text:p>
          </table:table-cell>
          <table:table-cell/>
        </table:table-row>
        <table:table-row table:style-name="ro1">
          <table:table-cell office:value-type="string" calcext:value-type="string">
            <text:p>2160</text:p>
          </table:table-cell>
          <table:table-cell table:formula="of:=HYPERLINK(&quot;https://clics.clld.org/parameters/2160&quot;;&quot;BAMBOO HAT&quot;)" office:value-type="string" office:string-value="BAMBOO HAT" calcext:value-type="string">
            <text:p>BAMBOO HAT</text:p>
          </table:table-cell>
          <table:table-cell/>
        </table:table-row>
        <table:table-row table:style-name="ro1">
          <table:table-cell office:value-type="string" calcext:value-type="string">
            <text:p>2161</text:p>
          </table:table-cell>
          <table:table-cell table:formula="of:=HYPERLINK(&quot;https://clics.clld.org/parameters/2161&quot;;&quot;HEMP CLOTH&quot;)" office:value-type="string" office:string-value="HEMP CLOTH" calcext:value-type="string">
            <text:p>HEMP CLOTH</text:p>
          </table:table-cell>
          <table:table-cell/>
        </table:table-row>
        <table:table-row table:style-name="ro1">
          <table:table-cell office:value-type="string" calcext:value-type="string">
            <text:p>2162</text:p>
          </table:table-cell>
          <table:table-cell table:formula="of:=HYPERLINK(&quot;https://clics.clld.org/parameters/2162&quot;;&quot;STIR FRY&quot;)" office:value-type="string" office:string-value="STIR FRY" calcext:value-type="string">
            <text:p>STIR FRY</text:p>
          </table:table-cell>
          <table:table-cell/>
        </table:table-row>
        <table:table-row table:style-name="ro1">
          <table:table-cell office:value-type="string" calcext:value-type="string">
            <text:p>2163</text:p>
          </table:table-cell>
          <table:table-cell table:formula="of:=HYPERLINK(&quot;https://clics.clld.org/parameters/2163&quot;;&quot;MARRY (AS WOMAN)&quot;)" office:value-type="string" office:string-value="MARRY (AS WOMAN)" calcext:value-type="string">
            <text:p>MARRY (AS WOMAN)</text:p>
          </table:table-cell>
          <table:table-cell/>
        </table:table-row>
        <table:table-row table:style-name="ro1">
          <table:table-cell office:value-type="string" calcext:value-type="string">
            <text:p>2164</text:p>
          </table:table-cell>
          <table:table-cell table:formula="of:=HYPERLINK(&quot;https://clics.clld.org/parameters/2164&quot;;&quot;MARRY (AS MAN)&quot;)" office:value-type="string" office:string-value="MARRY (AS MAN)" calcext:value-type="string">
            <text:p>MARRY (AS MAN)</text:p>
          </table:table-cell>
          <table:table-cell/>
        </table:table-row>
        <table:table-row table:style-name="ro1">
          <table:table-cell office:value-type="string" calcext:value-type="string">
            <text:p>2170</text:p>
          </table:table-cell>
          <table:table-cell table:formula="of:=HYPERLINK(&quot;https://clics.clld.org/parameters/2170&quot;;&quot;PATERNAL AUNT (WIFE OF FATHER'S OLDER BROTHER)&quot;)" office:value-type="string" office:string-value="PATERNAL AUNT (WIFE OF FATHER'S OLDER BROTHER)" calcext:value-type="string">
            <text:p>PATERNAL AUNT (WIFE OF FATHER'S OLDER BROTHER)</text:p>
          </table:table-cell>
          <table:table-cell/>
        </table:table-row>
        <table:table-row table:style-name="ro1">
          <table:table-cell office:value-type="string" calcext:value-type="string">
            <text:p>2171</text:p>
          </table:table-cell>
          <table:table-cell table:formula="of:=HYPERLINK(&quot;https://clics.clld.org/parameters/2171&quot;;&quot;PATERNAL AUNT (WIFE OF FATHER'S YOUNGER BROTHER)&quot;)" office:value-type="string" office:string-value="PATERNAL AUNT (WIFE OF FATHER'S YOUNGER BROTHER)" calcext:value-type="string">
            <text:p>PATERNAL AUNT (WIFE OF FATHER'S YOUNGER BROTHER)</text:p>
          </table:table-cell>
          <table:table-cell/>
        </table:table-row>
        <table:table-row table:style-name="ro1">
          <table:table-cell office:value-type="string" calcext:value-type="string">
            <text:p>2172</text:p>
          </table:table-cell>
          <table:table-cell table:formula="of:=HYPERLINK(&quot;https://clics.clld.org/parameters/2172&quot;;&quot;MATERNAL AUNT (WIFE OF MOTHER'S BROTHER)&quot;)" office:value-type="string" office:string-value="MATERNAL AUNT (WIFE OF MOTHER'S BROTHER)" calcext:value-type="string">
            <text:p>MATERNAL AUNT (WIFE OF MOTHER'S BROTHER)</text:p>
          </table:table-cell>
          <table:table-cell/>
        </table:table-row>
        <table:table-row table:style-name="ro1">
          <table:table-cell office:value-type="string" calcext:value-type="string">
            <text:p>2173</text:p>
          </table:table-cell>
          <table:table-cell table:formula="of:=HYPERLINK(&quot;https://clics.clld.org/parameters/2173&quot;;&quot;PATERNAL UNCLE (FATHER'S OLDER BROTHER)&quot;)" office:value-type="string" office:string-value="PATERNAL UNCLE (FATHER'S OLDER BROTHER)" calcext:value-type="string">
            <text:p>PATERNAL UNCLE (FATHER'S OLDER BROTHER)</text:p>
          </table:table-cell>
          <table:table-cell/>
        </table:table-row>
        <table:table-row table:style-name="ro1">
          <table:table-cell office:value-type="string" calcext:value-type="string">
            <text:p>2174</text:p>
          </table:table-cell>
          <table:table-cell table:formula="of:=HYPERLINK(&quot;https://clics.clld.org/parameters/2174&quot;;&quot;PATERNAL UNCLE (FATHER'S YOUNGER BROTHER)&quot;)" office:value-type="string" office:string-value="PATERNAL UNCLE (FATHER'S YOUNGER BROTHER)" calcext:value-type="string">
            <text:p>PATERNAL UNCLE (FATHER'S YOUNGER BROTHER)</text:p>
          </table:table-cell>
          <table:table-cell/>
        </table:table-row>
        <table:table-row table:style-name="ro1">
          <table:table-cell office:value-type="string" calcext:value-type="string">
            <text:p>2175</text:p>
          </table:table-cell>
          <table:table-cell table:formula="of:=HYPERLINK(&quot;https://clics.clld.org/parameters/2175&quot;;&quot;PATERNAL AUNT&quot;)" office:value-type="string" office:string-value="PATERNAL AUNT" calcext:value-type="string">
            <text:p>PATERNAL AUNT</text:p>
          </table:table-cell>
          <table:table-cell/>
        </table:table-row>
        <table:table-row table:style-name="ro1">
          <table:table-cell office:value-type="string" calcext:value-type="string">
            <text:p>2176</text:p>
          </table:table-cell>
          <table:table-cell table:formula="of:=HYPERLINK(&quot;https://clics.clld.org/parameters/2176&quot;;&quot;MATERNAL AUNT&quot;)" office:value-type="string" office:string-value="MATERNAL AUNT" calcext:value-type="string">
            <text:p>MATERNAL AUNT</text:p>
          </table:table-cell>
          <table:table-cell/>
        </table:table-row>
        <table:table-row table:style-name="ro1">
          <table:table-cell office:value-type="string" calcext:value-type="string">
            <text:p>2177</text:p>
          </table:table-cell>
          <table:table-cell table:formula="of:=HYPERLINK(&quot;https://clics.clld.org/parameters/2177&quot;;&quot;MATERNAL GRANDMOTHER&quot;)" office:value-type="string" office:string-value="MATERNAL GRANDMOTHER" calcext:value-type="string">
            <text:p>MATERNAL GRANDMOTHER</text:p>
          </table:table-cell>
          <table:table-cell/>
        </table:table-row>
        <table:table-row table:style-name="ro1">
          <table:table-cell office:value-type="string" calcext:value-type="string">
            <text:p>2178</text:p>
          </table:table-cell>
          <table:table-cell table:formula="of:=HYPERLINK(&quot;https://clics.clld.org/parameters/2178&quot;;&quot;MATERNAL GRANDFATHER&quot;)" office:value-type="string" office:string-value="MATERNAL GRANDFATHER" calcext:value-type="string">
            <text:p>MATERNAL GRANDFATHER</text:p>
          </table:table-cell>
          <table:table-cell/>
        </table:table-row>
        <table:table-row table:style-name="ro1">
          <table:table-cell office:value-type="string" calcext:value-type="string">
            <text:p>2182</text:p>
          </table:table-cell>
          <table:table-cell table:formula="of:=HYPERLINK(&quot;https://clics.clld.org/parameters/2182&quot;;&quot;LEFT HAND&quot;)" office:value-type="string" office:string-value="LEFT HAND" calcext:value-type="string">
            <text:p>LEFT HAND</text:p>
          </table:table-cell>
          <table:table-cell/>
        </table:table-row>
        <table:table-row table:style-name="ro1">
          <table:table-cell office:value-type="string" calcext:value-type="string">
            <text:p>2183</text:p>
          </table:table-cell>
          <table:table-cell table:formula="of:=HYPERLINK(&quot;https://clics.clld.org/parameters/2183&quot;;&quot;RIGHT HAND&quot;)" office:value-type="string" office:string-value="RIGHT HAND" calcext:value-type="string">
            <text:p>RIGHT HAND</text:p>
          </table:table-cell>
          <table:table-cell/>
        </table:table-row>
        <table:table-row table:style-name="ro1">
          <table:table-cell office:value-type="string" calcext:value-type="string">
            <text:p>2184</text:p>
          </table:table-cell>
          <table:table-cell table:formula="of:=HYPERLINK(&quot;https://clics.clld.org/parameters/2184&quot;;&quot;CATCH A COLD&quot;)" office:value-type="string" office:string-value="CATCH A COLD" calcext:value-type="string">
            <text:p>CATCH A COLD</text:p>
          </table:table-cell>
          <table:table-cell/>
        </table:table-row>
        <table:table-row table:style-name="ro1">
          <table:table-cell office:value-type="string" calcext:value-type="string">
            <text:p>2186</text:p>
          </table:table-cell>
          <table:table-cell table:formula="of:=HYPERLINK(&quot;https://clics.clld.org/parameters/2186&quot;;&quot;DRAGON BOAT FESTIVAL&quot;)" office:value-type="string" office:string-value="DRAGON BOAT FESTIVAL" calcext:value-type="string">
            <text:p>DRAGON BOAT FESTIVAL</text:p>
          </table:table-cell>
          <table:table-cell/>
        </table:table-row>
        <table:table-row table:style-name="ro1">
          <table:table-cell office:value-type="string" calcext:value-type="string">
            <text:p>2187</text:p>
          </table:table-cell>
          <table:table-cell table:formula="of:=HYPERLINK(&quot;https://clics.clld.org/parameters/2187&quot;;&quot;MID-AUTUMN FESTIVAL&quot;)" office:value-type="string" office:string-value="MID-AUTUMN FESTIVAL" calcext:value-type="string">
            <text:p>MID-AUTUMN FESTIVAL</text:p>
          </table:table-cell>
          <table:table-cell/>
        </table:table-row>
        <table:table-row table:style-name="ro1">
          <table:table-cell office:value-type="string" calcext:value-type="string">
            <text:p>2188</text:p>
          </table:table-cell>
          <table:table-cell table:formula="of:=HYPERLINK(&quot;https://clics.clld.org/parameters/2188&quot;;&quot;NEW YEAR'S EVE&quot;)" office:value-type="string" office:string-value="NEW YEAR'S EVE" calcext:value-type="string">
            <text:p>NEW YEAR'S EVE</text:p>
          </table:table-cell>
          <table:table-cell/>
        </table:table-row>
        <table:table-row table:style-name="ro1">
          <table:table-cell office:value-type="string" calcext:value-type="string">
            <text:p>2190</text:p>
          </table:table-cell>
          <table:table-cell table:formula="of:=HYPERLINK(&quot;https://clics.clld.org/parameters/2190&quot;;&quot;TASTE&quot;)" office:value-type="string" office:string-value="TASTE" calcext:value-type="string">
            <text:p>TASTE</text:p>
          </table:table-cell>
          <table:table-cell/>
        </table:table-row>
        <table:table-row table:style-name="ro1">
          <table:table-cell office:value-type="string" calcext:value-type="string">
            <text:p>2191</text:p>
          </table:table-cell>
          <table:table-cell table:formula="of:=HYPERLINK(&quot;https://clics.clld.org/parameters/2191&quot;;&quot;LOW (HEIGHT)&quot;)" office:value-type="string" office:string-value="LOW (HEIGHT)" calcext:value-type="string">
            <text:p>LOW (HEIGHT)</text:p>
          </table:table-cell>
          <table:table-cell/>
        </table:table-row>
        <table:table-row table:style-name="ro1">
          <table:table-cell office:value-type="string" calcext:value-type="string">
            <text:p>2194</text:p>
          </table:table-cell>
          <table:table-cell table:formula="of:=HYPERLINK(&quot;https://clics.clld.org/parameters/2194&quot;;&quot;FRONT (PART)&quot;)" office:value-type="string" office:string-value="FRONT (PART)" calcext:value-type="string">
            <text:p>FRONT (PART)</text:p>
          </table:table-cell>
          <table:table-cell/>
        </table:table-row>
        <table:table-row table:style-name="ro1">
          <table:table-cell office:value-type="string" calcext:value-type="string">
            <text:p>2205</text:p>
          </table:table-cell>
          <table:table-cell table:formula="of:=HYPERLINK(&quot;https://clics.clld.org/parameters/2205&quot;;&quot;PEAK&quot;)" office:value-type="string" office:string-value="PEAK" calcext:value-type="string">
            <text:p>PEAK</text:p>
          </table:table-cell>
          <table:table-cell/>
        </table:table-row>
        <table:table-row table:style-name="ro1">
          <table:table-cell office:value-type="string" calcext:value-type="string">
            <text:p>2209</text:p>
          </table:table-cell>
          <table:table-cell table:formula="of:=HYPERLINK(&quot;https://clics.clld.org/parameters/2209&quot;;&quot;BECOME EXTINGUISHED&quot;)" office:value-type="string" office:string-value="BECOME EXTINGUISHED" calcext:value-type="string">
            <text:p>BECOME EXTINGUISHED</text:p>
          </table:table-cell>
          <table:table-cell/>
        </table:table-row>
        <table:table-row table:style-name="ro1">
          <table:table-cell office:value-type="string" calcext:value-type="string">
            <text:p>2214</text:p>
          </table:table-cell>
          <table:table-cell table:formula="of:=HYPERLINK(&quot;https://clics.clld.org/parameters/2214&quot;;&quot;AFFAIR&quot;)" office:value-type="string" office:string-value="AFFAIR" calcext:value-type="string">
            <text:p>AFFAIR</text:p>
          </table:table-cell>
          <table:table-cell/>
        </table:table-row>
        <table:table-row table:style-name="ro1">
          <table:table-cell office:value-type="string" calcext:value-type="string">
            <text:p>2215</text:p>
          </table:table-cell>
          <table:table-cell table:formula="of:=HYPERLINK(&quot;https://clics.clld.org/parameters/2215&quot;;&quot;BECOME ANGRY&quot;)" office:value-type="string" office:string-value="BECOME ANGRY" calcext:value-type="string">
            <text:p>BECOME ANGRY</text:p>
          </table:table-cell>
          <table:table-cell/>
        </table:table-row>
        <table:table-row table:style-name="ro1">
          <table:table-cell office:value-type="string" calcext:value-type="string">
            <text:p>2219</text:p>
          </table:table-cell>
          <table:table-cell table:formula="of:=HYPERLINK(&quot;https://clics.clld.org/parameters/2219&quot;;&quot;LEAN (MEAT)&quot;)" office:value-type="string" office:string-value="LEAN (MEAT)" calcext:value-type="string">
            <text:p>LEAN (MEAT)</text:p>
          </table:table-cell>
          <table:table-cell/>
        </table:table-row>
        <table:table-row table:style-name="ro1">
          <table:table-cell office:value-type="string" calcext:value-type="string">
            <text:p>2223</text:p>
          </table:table-cell>
          <table:table-cell table:formula="of:=HYPERLINK(&quot;https://clics.clld.org/parameters/2223&quot;;&quot;BE ANGRY&quot;)" office:value-type="string" office:string-value="BE ANGRY" calcext:value-type="string">
            <text:p>BE ANGRY</text:p>
          </table:table-cell>
          <table:table-cell/>
        </table:table-row>
        <table:table-row table:style-name="ro1">
          <table:table-cell office:value-type="string" calcext:value-type="string">
            <text:p>2224</text:p>
          </table:table-cell>
          <table:table-cell table:formula="of:=HYPERLINK(&quot;https://clics.clld.org/parameters/2224&quot;;&quot;BEND (SOMETHING)&quot;)" office:value-type="string" office:string-value="BEND (SOMETHING)" calcext:value-type="string">
            <text:p>BEND (SOMETHING)</text:p>
          </table:table-cell>
          <table:table-cell/>
        </table:table-row>
        <table:table-row table:style-name="ro1">
          <table:table-cell office:value-type="string" calcext:value-type="string">
            <text:p>2229</text:p>
          </table:table-cell>
          <table:table-cell table:formula="of:=HYPERLINK(&quot;https://clics.clld.org/parameters/2229&quot;;&quot;BECOME SOUR&quot;)" office:value-type="string" office:string-value="BECOME SOUR" calcext:value-type="string">
            <text:p>BECOME SOUR</text:p>
          </table:table-cell>
          <table:table-cell/>
        </table:table-row>
        <table:table-row table:style-name="ro1">
          <table:table-cell office:value-type="string" calcext:value-type="string">
            <text:p>2231</text:p>
          </table:table-cell>
          <table:table-cell table:formula="of:=HYPERLINK(&quot;https://clics.clld.org/parameters/2231&quot;;&quot;CORRECT (SOMETHING OR SOMEBODY)&quot;)" office:value-type="string" office:string-value="CORRECT (SOMETHING OR SOMEBODY)" calcext:value-type="string">
            <text:p>CORRECT (SOMETHING OR SOMEBODY)</text:p>
          </table:table-cell>
          <table:table-cell/>
        </table:table-row>
        <table:table-row table:style-name="ro1">
          <table:table-cell office:value-type="string" calcext:value-type="string">
            <text:p>2235</text:p>
          </table:table-cell>
          <table:table-cell table:formula="of:=HYPERLINK(&quot;https://clics.clld.org/parameters/2235&quot;;&quot;CLEAN (SOMETHING)&quot;)" office:value-type="string" office:string-value="CLEAN (SOMETHING)" calcext:value-type="string">
            <text:p>CLEAN (SOMETHING)</text:p>
          </table:table-cell>
          <table:table-cell/>
        </table:table-row>
        <table:table-row table:style-name="ro1">
          <table:table-cell office:value-type="string" calcext:value-type="string">
            <text:p>2238</text:p>
          </table:table-cell>
          <table:table-cell table:formula="of:=HYPERLINK(&quot;https://clics.clld.org/parameters/2238&quot;;&quot;KNOW OR BE ABLE&quot;)" office:value-type="string" office:string-value="KNOW OR BE ABLE" calcext:value-type="string">
            <text:p>KNOW OR BE ABLE</text:p>
          </table:table-cell>
          <table:table-cell/>
        </table:table-row>
        <table:table-row table:style-name="ro1">
          <table:table-cell office:value-type="string" calcext:value-type="string">
            <text:p>2239</text:p>
          </table:table-cell>
          <table:table-cell table:formula="of:=HYPERLINK(&quot;https://clics.clld.org/parameters/2239&quot;;&quot;DENSE&quot;)" office:value-type="string" office:string-value="DENSE" calcext:value-type="string">
            <text:p>DENSE</text:p>
          </table:table-cell>
          <table:table-cell/>
        </table:table-row>
        <table:table-row table:style-name="ro1">
          <table:table-cell office:value-type="string" calcext:value-type="string">
            <text:p>2240</text:p>
          </table:table-cell>
          <table:table-cell table:formula="of:=HYPERLINK(&quot;https://clics.clld.org/parameters/2240&quot;;&quot;CORAL SNAKE&quot;)" office:value-type="string" office:string-value="CORAL SNAKE" calcext:value-type="string">
            <text:p>CORAL SNAKE</text:p>
          </table:table-cell>
          <table:table-cell/>
        </table:table-row>
        <table:table-row table:style-name="ro1">
          <table:table-cell office:value-type="string" calcext:value-type="string">
            <text:p>2241</text:p>
          </table:table-cell>
          <table:table-cell table:formula="of:=HYPERLINK(&quot;https://clics.clld.org/parameters/2241&quot;;&quot;WILD CAT&quot;)" office:value-type="string" office:string-value="WILD CAT" calcext:value-type="string">
            <text:p>WILD CAT</text:p>
          </table:table-cell>
          <table:table-cell/>
        </table:table-row>
        <table:table-row table:style-name="ro1">
          <table:table-cell office:value-type="string" calcext:value-type="string">
            <text:p>2242</text:p>
          </table:table-cell>
          <table:table-cell table:formula="of:=HYPERLINK(&quot;https://clics.clld.org/parameters/2242&quot;;&quot;BEETLE&quot;)" office:value-type="string" office:string-value="BEETLE" calcext:value-type="string">
            <text:p>BEETLE</text:p>
          </table:table-cell>
          <table:table-cell/>
        </table:table-row>
        <table:table-row table:style-name="ro1">
          <table:table-cell office:value-type="string" calcext:value-type="string">
            <text:p>2243</text:p>
          </table:table-cell>
          <table:table-cell table:formula="of:=HYPERLINK(&quot;https://clics.clld.org/parameters/2243&quot;;&quot;REPAIR&quot;)" office:value-type="string" office:string-value="REPAIR" calcext:value-type="string">
            <text:p>REPAIR</text:p>
          </table:table-cell>
          <table:table-cell/>
        </table:table-row>
        <table:table-row table:style-name="ro1">
          <table:table-cell office:value-type="string" calcext:value-type="string">
            <text:p>2244</text:p>
          </table:table-cell>
          <table:table-cell table:formula="of:=HYPERLINK(&quot;https://clics.clld.org/parameters/2244&quot;;&quot;METAL&quot;)" office:value-type="string" office:string-value="METAL" calcext:value-type="string">
            <text:p>METAL</text:p>
          </table:table-cell>
          <table:table-cell/>
        </table:table-row>
        <table:table-row table:style-name="ro1">
          <table:table-cell office:value-type="string" calcext:value-type="string">
            <text:p>2245</text:p>
          </table:table-cell>
          <table:table-cell table:formula="of:=HYPERLINK(&quot;https://clics.clld.org/parameters/2245&quot;;&quot;BELCH&quot;)" office:value-type="string" office:string-value="BELCH" calcext:value-type="string">
            <text:p>BELCH</text:p>
          </table:table-cell>
          <table:table-cell/>
        </table:table-row>
        <table:table-row table:style-name="ro1">
          <table:table-cell office:value-type="string" calcext:value-type="string">
            <text:p>2246</text:p>
          </table:table-cell>
          <table:table-cell table:formula="of:=HYPERLINK(&quot;https://clics.clld.org/parameters/2246&quot;;&quot;BELL&quot;)" office:value-type="string" office:string-value="BELL" calcext:value-type="string">
            <text:p>BELL</text:p>
          </table:table-cell>
          <table:table-cell/>
        </table:table-row>
        <table:table-row table:style-name="ro1">
          <table:table-cell office:value-type="string" calcext:value-type="string">
            <text:p>2247</text:p>
          </table:table-cell>
          <table:table-cell table:formula="of:=HYPERLINK(&quot;https://clics.clld.org/parameters/2247&quot;;&quot;CATERPILLAR&quot;)" office:value-type="string" office:string-value="CATERPILLAR" calcext:value-type="string">
            <text:p>CATERPILLAR</text:p>
          </table:table-cell>
          <table:table-cell/>
        </table:table-row>
        <table:table-row table:style-name="ro1">
          <table:table-cell office:value-type="string" calcext:value-type="string">
            <text:p>2248</text:p>
          </table:table-cell>
          <table:table-cell table:formula="of:=HYPERLINK(&quot;https://clics.clld.org/parameters/2248&quot;;&quot;KNOW (SOMEBODY)&quot;)" office:value-type="string" office:string-value="KNOW (SOMEBODY)" calcext:value-type="string">
            <text:p>KNOW (SOMEBODY)</text:p>
          </table:table-cell>
          <table:table-cell/>
        </table:table-row>
        <table:table-row table:style-name="ro1">
          <table:table-cell office:value-type="string" calcext:value-type="string">
            <text:p>2249</text:p>
          </table:table-cell>
          <table:table-cell table:formula="of:=HYPERLINK(&quot;https://clics.clld.org/parameters/2249&quot;;&quot;THIN (OF SHAPE OF OBJECT)&quot;)" office:value-type="string" office:string-value="THIN (OF SHAPE OF OBJECT)" calcext:value-type="string">
            <text:p>THIN (OF SHAPE OF OBJECT)</text:p>
          </table:table-cell>
          <table:table-cell/>
        </table:table-row>
        <table:table-row table:style-name="ro1">
          <table:table-cell office:value-type="string" calcext:value-type="string">
            <text:p>2250</text:p>
          </table:table-cell>
          <table:table-cell table:formula="of:=HYPERLINK(&quot;https://clics.clld.org/parameters/2250&quot;;&quot;LEAF (LEAFLIKE OBJECT)&quot;)" office:value-type="string" office:string-value="LEAF (LEAFLIKE OBJECT)" calcext:value-type="string">
            <text:p>LEAF (LEAFLIKE OBJECT)</text:p>
          </table:table-cell>
          <table:table-cell/>
        </table:table-row>
        <table:table-row table:style-name="ro1">
          <table:table-cell office:value-type="string" calcext:value-type="string">
            <text:p>2251</text:p>
          </table:table-cell>
          <table:table-cell table:formula="of:=HYPERLINK(&quot;https://clics.clld.org/parameters/2251&quot;;&quot;BEER BANANA&quot;)" office:value-type="string" office:string-value="BEER BANANA" calcext:value-type="string">
            <text:p>BEER BANANA</text:p>
          </table:table-cell>
          <table:table-cell/>
        </table:table-row>
        <table:table-row table:style-name="ro1">
          <table:table-cell office:value-type="string" calcext:value-type="string">
            <text:p>2252</text:p>
          </table:table-cell>
          <table:table-cell table:formula="of:=HYPERLINK(&quot;https://clics.clld.org/parameters/2252&quot;;&quot;PATH&quot;)" office:value-type="string" office:string-value="PATH" calcext:value-type="string">
            <text:p>PATH</text:p>
          </table:table-cell>
          <table:table-cell/>
        </table:table-row>
        <table:table-row table:style-name="ro1">
          <table:table-cell office:value-type="string" calcext:value-type="string">
            <text:p>2253</text:p>
          </table:table-cell>
          <table:table-cell table:formula="of:=HYPERLINK(&quot;https://clics.clld.org/parameters/2253&quot;;&quot;DRIP (EMIT LIQUID)&quot;)" office:value-type="string" office:string-value="DRIP (EMIT LIQUID)" calcext:value-type="string">
            <text:p>DRIP (EMIT LIQUID)</text:p>
          </table:table-cell>
          <table:table-cell/>
        </table:table-row>
        <table:table-row table:style-name="ro1">
          <table:table-cell office:value-type="string" calcext:value-type="string">
            <text:p>2254</text:p>
          </table:table-cell>
          <table:table-cell table:formula="of:=HYPERLINK(&quot;https://clics.clld.org/parameters/2254&quot;;&quot;FATHER-IN-LAW (OF WOMAN)&quot;)" office:value-type="string" office:string-value="FATHER-IN-LAW (OF WOMAN)" calcext:value-type="string">
            <text:p>FATHER-IN-LAW (OF WOMAN)</text:p>
          </table:table-cell>
          <table:table-cell/>
        </table:table-row>
        <table:table-row table:style-name="ro1">
          <table:table-cell office:value-type="string" calcext:value-type="string">
            <text:p>2255</text:p>
          </table:table-cell>
          <table:table-cell table:formula="of:=HYPERLINK(&quot;https://clics.clld.org/parameters/2255&quot;;&quot;FATHER-IN-LAW (OF MAN)&quot;)" office:value-type="string" office:string-value="FATHER-IN-LAW (OF MAN)" calcext:value-type="string">
            <text:p>FATHER-IN-LAW (OF MAN)</text:p>
          </table:table-cell>
          <table:table-cell/>
        </table:table-row>
        <table:table-row table:style-name="ro1">
          <table:table-cell office:value-type="string" calcext:value-type="string">
            <text:p>2256</text:p>
          </table:table-cell>
          <table:table-cell table:formula="of:=HYPERLINK(&quot;https://clics.clld.org/parameters/2256&quot;;&quot;MOTHER-IN-LAW (OF WOMAN)&quot;)" office:value-type="string" office:string-value="MOTHER-IN-LAW (OF WOMAN)" calcext:value-type="string">
            <text:p>MOTHER-IN-LAW (OF WOMAN)</text:p>
          </table:table-cell>
          <table:table-cell/>
        </table:table-row>
        <table:table-row table:style-name="ro1">
          <table:table-cell office:value-type="string" calcext:value-type="string">
            <text:p>2257</text:p>
          </table:table-cell>
          <table:table-cell table:formula="of:=HYPERLINK(&quot;https://clics.clld.org/parameters/2257&quot;;&quot;MOTHER-IN-LAW (OF MAN)&quot;)" office:value-type="string" office:string-value="MOTHER-IN-LAW (OF MAN)" calcext:value-type="string">
            <text:p>MOTHER-IN-LAW (OF MAN)</text:p>
          </table:table-cell>
          <table:table-cell/>
        </table:table-row>
        <table:table-row table:style-name="ro1">
          <table:table-cell office:value-type="string" calcext:value-type="string">
            <text:p>2259</text:p>
          </table:table-cell>
          <table:table-cell table:formula="of:=HYPERLINK(&quot;https://clics.clld.org/parameters/2259&quot;;&quot;FLESH&quot;)" office:value-type="string" office:string-value="FLESH" calcext:value-type="string">
            <text:p>FLESH</text:p>
          </table:table-cell>
          <table:table-cell/>
        </table:table-row>
        <table:table-row table:style-name="ro1">
          <table:table-cell office:value-type="string" calcext:value-type="string">
            <text:p>2260</text:p>
          </table:table-cell>
          <table:table-cell table:formula="of:=HYPERLINK(&quot;https://clics.clld.org/parameters/2260&quot;;&quot;FEMALE (OF PERSON)&quot;)" office:value-type="string" office:string-value="FEMALE (OF PERSON)" calcext:value-type="string">
            <text:p>FEMALE (OF PERSON)</text:p>
          </table:table-cell>
          <table:table-cell/>
        </table:table-row>
        <table:table-row table:style-name="ro1">
          <table:table-cell office:value-type="string" calcext:value-type="string">
            <text:p>2261</text:p>
          </table:table-cell>
          <table:table-cell table:formula="of:=HYPERLINK(&quot;https://clics.clld.org/parameters/2261&quot;;&quot;MALE (OF PERSON)&quot;)" office:value-type="string" office:string-value="MALE (OF PERSON)" calcext:value-type="string">
            <text:p>MALE (OF PERSON)</text:p>
          </table:table-cell>
          <table:table-cell/>
        </table:table-row>
        <table:table-row table:style-name="ro1">
          <table:table-cell office:value-type="string" calcext:value-type="string">
            <text:p>2262</text:p>
          </table:table-cell>
          <table:table-cell table:formula="of:=HYPERLINK(&quot;https://clics.clld.org/parameters/2262&quot;;&quot;FEMALE (OF ANIMAL)&quot;)" office:value-type="string" office:string-value="FEMALE (OF ANIMAL)" calcext:value-type="string">
            <text:p>FEMALE (OF ANIMAL)</text:p>
          </table:table-cell>
          <table:table-cell/>
        </table:table-row>
        <table:table-row table:style-name="ro1">
          <table:table-cell office:value-type="string" calcext:value-type="string">
            <text:p>2263</text:p>
          </table:table-cell>
          <table:table-cell table:formula="of:=HYPERLINK(&quot;https://clics.clld.org/parameters/2263&quot;;&quot;MALE (OF ANIMAL)&quot;)" office:value-type="string" office:string-value="MALE (OF ANIMAL)" calcext:value-type="string">
            <text:p>MALE (OF ANIMAL)</text:p>
          </table:table-cell>
          <table:table-cell/>
        </table:table-row>
        <table:table-row table:style-name="ro1">
          <table:table-cell office:value-type="string" calcext:value-type="string">
            <text:p>2264</text:p>
          </table:table-cell>
          <table:table-cell table:formula="of:=HYPERLINK(&quot;https://clics.clld.org/parameters/2264&quot;;&quot;DAUGHTER-IN-LAW (OF WOMAN)&quot;)" office:value-type="string" office:string-value="DAUGHTER-IN-LAW (OF WOMAN)" calcext:value-type="string">
            <text:p>DAUGHTER-IN-LAW (OF WOMAN)</text:p>
          </table:table-cell>
          <table:table-cell/>
        </table:table-row>
        <table:table-row table:style-name="ro1">
          <table:table-cell office:value-type="string" calcext:value-type="string">
            <text:p>2265</text:p>
          </table:table-cell>
          <table:table-cell table:formula="of:=HYPERLINK(&quot;https://clics.clld.org/parameters/2265&quot;;&quot;DAUGHTER-IN-LAW (OF MAN)&quot;)" office:value-type="string" office:string-value="DAUGHTER-IN-LAW (OF MAN)" calcext:value-type="string">
            <text:p>DAUGHTER-IN-LAW (OF MAN)</text:p>
          </table:table-cell>
          <table:table-cell/>
        </table:table-row>
        <table:table-row table:style-name="ro1">
          <table:table-cell office:value-type="string" calcext:value-type="string">
            <text:p>2266</text:p>
          </table:table-cell>
          <table:table-cell table:formula="of:=HYPERLINK(&quot;https://clics.clld.org/parameters/2266&quot;;&quot;SON-IN-LAW (OF WOMAN)&quot;)" office:value-type="string" office:string-value="SON-IN-LAW (OF WOMAN)" calcext:value-type="string">
            <text:p>SON-IN-LAW (OF WOMAN)</text:p>
          </table:table-cell>
          <table:table-cell/>
        </table:table-row>
        <table:table-row table:style-name="ro1">
          <table:table-cell office:value-type="string" calcext:value-type="string">
            <text:p>2267</text:p>
          </table:table-cell>
          <table:table-cell table:formula="of:=HYPERLINK(&quot;https://clics.clld.org/parameters/2267&quot;;&quot;SON-IN-LAW (OF MAN)&quot;)" office:value-type="string" office:string-value="SON-IN-LAW (OF MAN)" calcext:value-type="string">
            <text:p>SON-IN-LAW (OF MAN)</text:p>
          </table:table-cell>
          <table:table-cell/>
        </table:table-row>
        <table:table-row table:style-name="ro1">
          <table:table-cell office:value-type="string" calcext:value-type="string">
            <text:p>2270</text:p>
          </table:table-cell>
          <table:table-cell table:formula="of:=HYPERLINK(&quot;https://clics.clld.org/parameters/2270&quot;;&quot;SAGO&quot;)" office:value-type="string" office:string-value="SAGO" calcext:value-type="string">
            <text:p>SAGO</text:p>
          </table:table-cell>
          <table:table-cell/>
        </table:table-row>
        <table:table-row table:style-name="ro1">
          <table:table-cell office:value-type="string" calcext:value-type="string">
            <text:p>2271</text:p>
          </table:table-cell>
          <table:table-cell table:formula="of:=HYPERLINK(&quot;https://clics.clld.org/parameters/2271&quot;;&quot;THINK&quot;)" office:value-type="string" office:string-value="THINK" calcext:value-type="string">
            <text:p>THINK</text:p>
          </table:table-cell>
          <table:table-cell/>
        </table:table-row>
        <table:table-row table:style-name="ro1">
          <table:table-cell office:value-type="string" calcext:value-type="string">
            <text:p>2272</text:p>
          </table:table-cell>
          <table:table-cell table:formula="of:=HYPERLINK(&quot;https://clics.clld.org/parameters/2272&quot;;&quot;HOT OR WARM&quot;)" office:value-type="string" office:string-value="HOT OR WARM" calcext:value-type="string">
            <text:p>HOT OR WARM</text:p>
          </table:table-cell>
          <table:table-cell/>
        </table:table-row>
        <table:table-row table:style-name="ro1">
          <table:table-cell office:value-type="string" calcext:value-type="string">
            <text:p>2273</text:p>
          </table:table-cell>
          <table:table-cell table:formula="of:=HYPERLINK(&quot;https://clics.clld.org/parameters/2273&quot;;&quot;LEECH&quot;)" office:value-type="string" office:string-value="LEECH" calcext:value-type="string">
            <text:p>LEECH</text:p>
          </table:table-cell>
          <table:table-cell/>
        </table:table-row>
        <table:table-row table:style-name="ro1">
          <table:table-cell office:value-type="string" calcext:value-type="string">
            <text:p>2274</text:p>
          </table:table-cell>
          <table:table-cell table:formula="of:=HYPERLINK(&quot;https://clics.clld.org/parameters/2274&quot;;&quot;YOUR (PLURAL)&quot;)" office:value-type="string" office:string-value="YOUR (PLURAL)" calcext:value-type="string">
            <text:p>YOUR (PLURAL)</text:p>
          </table:table-cell>
          <table:table-cell/>
        </table:table-row>
        <table:table-row table:style-name="ro1">
          <table:table-cell office:value-type="string" calcext:value-type="string">
            <text:p>2279</text:p>
          </table:table-cell>
          <table:table-cell table:formula="of:=HYPERLINK(&quot;https://clics.clld.org/parameters/2279&quot;;&quot;NO OR NOT&quot;)" office:value-type="string" office:string-value="NO OR NOT" calcext:value-type="string">
            <text:p>NO OR NOT</text:p>
          </table:table-cell>
          <table:table-cell/>
        </table:table-row>
        <table:table-row table:style-name="ro1">
          <table:table-cell office:value-type="string" calcext:value-type="string">
            <text:p>2282</text:p>
          </table:table-cell>
          <table:table-cell table:formula="of:=HYPERLINK(&quot;https://clics.clld.org/parameters/2282&quot;;&quot;SEA OR OCEAN&quot;)" office:value-type="string" office:string-value="SEA OR OCEAN" calcext:value-type="string">
            <text:p>SEA OR OCEAN</text:p>
          </table:table-cell>
          <table:table-cell/>
        </table:table-row>
        <table:table-row table:style-name="ro1">
          <table:table-cell office:value-type="string" calcext:value-type="string">
            <text:p>2297</text:p>
          </table:table-cell>
          <table:table-cell table:formula="of:=HYPERLINK(&quot;https://clics.clld.org/parameters/2297&quot;;&quot;DUSK&quot;)" office:value-type="string" office:string-value="DUSK" calcext:value-type="string">
            <text:p>DUSK</text:p>
          </table:table-cell>
          <table:table-cell/>
        </table:table-row>
        <table:table-row table:style-name="ro1">
          <table:table-cell office:value-type="string" calcext:value-type="string">
            <text:p>2301</text:p>
          </table:table-cell>
          <table:table-cell table:formula="of:=HYPERLINK(&quot;https://clics.clld.org/parameters/2301&quot;;&quot;ME&quot;)" office:value-type="string" office:string-value="ME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2306</text:p>
          </table:table-cell>
          <table:table-cell table:formula="of:=HYPERLINK(&quot;https://clics.clld.org/parameters/2306&quot;;&quot;THIN (OF LEAF AND CLOTH)&quot;)" office:value-type="string" office:string-value="THIN (OF LEAF AND CLOTH)" calcext:value-type="string">
            <text:p>THIN (OF LEAF AND CLOTH)</text:p>
          </table:table-cell>
          <table:table-cell/>
        </table:table-row>
        <table:table-row table:style-name="ro1">
          <table:table-cell office:value-type="string" calcext:value-type="string">
            <text:p>2308</text:p>
          </table:table-cell>
          <table:table-cell table:formula="of:=HYPERLINK(&quot;https://clics.clld.org/parameters/2308&quot;;&quot;THIN&quot;)" office:value-type="string" office:string-value="THIN" calcext:value-type="string">
            <text:p>THIN</text:p>
          </table:table-cell>
          <table:table-cell/>
        </table:table-row>
        <table:table-row table:style-name="ro1">
          <table:table-cell office:value-type="string" calcext:value-type="string">
            <text:p>2309</text:p>
          </table:table-cell>
          <table:table-cell table:formula="of:=HYPERLINK(&quot;https://clics.clld.org/parameters/2309&quot;;&quot;LIVE&quot;)" office:value-type="string" office:string-value="LIVE" calcext:value-type="string">
            <text:p>LIVE</text:p>
          </table:table-cell>
          <table:table-cell/>
        </table:table-row>
        <table:table-row table:style-name="ro1">
          <table:table-cell office:value-type="string" calcext:value-type="string">
            <text:p>2310</text:p>
          </table:table-cell>
          <table:table-cell table:formula="of:=HYPERLINK(&quot;https://clics.clld.org/parameters/2310&quot;;&quot;US (OBLIQUE CASE OF WE)&quot;)" office:value-type="string" office:string-value="US (OBLIQUE CASE OF WE)" calcext:value-type="string">
            <text:p>US (OBLIQUE CASE OF WE)</text:p>
          </table:table-cell>
          <table:table-cell/>
        </table:table-row>
        <table:table-row table:style-name="ro1">
          <table:table-cell office:value-type="string" calcext:value-type="string">
            <text:p>2314</text:p>
          </table:table-cell>
          <table:table-cell table:formula="of:=HYPERLINK(&quot;https://clics.clld.org/parameters/2314&quot;;&quot;BROTHER-IN-LAW&quot;)" office:value-type="string" office:string-value="BROTHER-IN-LAW" calcext:value-type="string">
            <text:p>BROTHER-IN-LAW</text:p>
          </table:table-cell>
          <table:table-cell/>
        </table:table-row>
        <table:table-row table:style-name="ro2">
          <table:table-cell table:style-name="Default" office:value-type="float" office:value="2318" calcext:value-type="float">
            <text:p>2318</text:p>
          </table:table-cell>
          <table:table-cell table:style-name="ce2" office:value-type="string" calcext:value-type="string">
            <text:p><text:a xlink:href="https://clics.clld.org/parameters/2318" xlink:type="simple">CHESTNUT</text:a></text:p>
          </table:table-cell>
          <table:table-cell table:style-name="ce3"/>
        </table:table-row>
        <table:table-row table:style-name="ro2">
          <table:table-cell table:style-name="Default" office:value-type="float" office:value="2319" calcext:value-type="float">
            <text:p>2319</text:p>
          </table:table-cell>
          <table:table-cell table:style-name="ce2" office:value-type="string" calcext:value-type="string">
            <text:p><text:a xlink:href="https://clics.clld.org/parameters/2319" xlink:type="simple">LID (COVER, CAP)</text:a></text:p>
          </table:table-cell>
          <table:table-cell/>
        </table:table-row>
        <table:table-row table:style-name="ro2">
          <table:table-cell table:style-name="Default" office:value-type="float" office:value="2320" calcext:value-type="float">
            <text:p>2320</text:p>
          </table:table-cell>
          <table:table-cell table:style-name="ce2" office:value-type="string" calcext:value-type="string">
            <text:p><text:a xlink:href="https://clics.clld.org/parameters/2320" xlink:type="simple">MUTE PERSON</text:a></text:p>
          </table:table-cell>
          <table:table-cell/>
        </table:table-row>
        <table:table-row table:style-name="ro2">
          <table:table-cell table:style-name="Default" office:value-type="float" office:value="2321" calcext:value-type="float">
            <text:p>2321</text:p>
          </table:table-cell>
          <table:table-cell table:style-name="ce2" office:value-type="string" calcext:value-type="string">
            <text:p><text:a xlink:href="https://clics.clld.org/parameters/2321" xlink:type="simple">MAD PERSON</text:a></text:p>
          </table:table-cell>
          <table:table-cell/>
        </table:table-row>
        <table:table-row table:style-name="ro2">
          <table:table-cell table:style-name="Default" office:value-type="float" office:value="2322" calcext:value-type="float">
            <text:p>2322</text:p>
          </table:table-cell>
          <table:table-cell table:style-name="ce2" office:value-type="string" calcext:value-type="string">
            <text:p><text:a xlink:href="https://clics.clld.org/parameters/2322" xlink:type="simple">LAME PERSON</text:a></text:p>
          </table:table-cell>
          <table:table-cell/>
        </table:table-row>
        <table:table-row table:style-name="ro2">
          <table:table-cell table:style-name="Default" office:value-type="float" office:value="2323" calcext:value-type="float">
            <text:p>2323</text:p>
          </table:table-cell>
          <table:table-cell table:style-name="ce2" office:value-type="string" calcext:value-type="string">
            <text:p><text:a xlink:href="https://clics.clld.org/parameters/2323" xlink:type="simple">BACK (PART)</text:a></text:p>
          </table:table-cell>
          <table:table-cell/>
        </table:table-row>
        <table:table-row table:style-name="ro2">
          <table:table-cell table:style-name="Default" office:value-type="float" office:value="2324" calcext:value-type="float">
            <text:p>2324</text:p>
          </table:table-cell>
          <table:table-cell table:style-name="ce2" office:value-type="string" calcext:value-type="string">
            <text:p><text:a xlink:href="https://clics.clld.org/parameters/2324" xlink:type="simple">GET WET</text:a></text:p>
          </table:table-cell>
          <table:table-cell/>
        </table:table-row>
        <table:table-row table:style-name="ro2">
          <table:table-cell table:style-name="Default" office:value-type="float" office:value="2325" calcext:value-type="float">
            <text:p>2325</text:p>
          </table:table-cell>
          <table:table-cell table:style-name="ce2" office:value-type="string" calcext:value-type="string">
            <text:p><text:a xlink:href="https://clics.clld.org/parameters/2325" xlink:type="simple">PULL OUT</text:a></text:p>
          </table:table-cell>
          <table:table-cell/>
        </table:table-row>
        <table:table-row table:style-name="ro2">
          <table:table-cell table:style-name="Default" office:value-type="float" office:value="2327" calcext:value-type="float">
            <text:p>2327</text:p>
          </table:table-cell>
          <table:table-cell table:style-name="ce2" office:value-type="string" calcext:value-type="string">
            <text:p><text:a xlink:href="https://clics.clld.org/parameters/2327" xlink:type="simple">BECOME SICK</text:a></text:p>
          </table:table-cell>
          <table:table-cell/>
        </table:table-row>
        <table:table-row table:style-name="ro2">
          <table:table-cell table:style-name="Default" office:value-type="float" office:value="2328" calcext:value-type="float">
            <text:p>2328</text:p>
          </table:table-cell>
          <table:table-cell table:style-name="ce2" office:value-type="string" calcext:value-type="string">
            <text:p><text:a xlink:href="https://clics.clld.org/parameters/2328" xlink:type="simple">MISS (SOMEBODY)</text:a></text:p>
          </table:table-cell>
          <table:table-cell/>
        </table:table-row>
        <table:table-row table:style-name="ro2">
          <table:table-cell table:style-name="Default" office:value-type="float" office:value="2329" calcext:value-type="float">
            <text:p>2329</text:p>
          </table:table-cell>
          <table:table-cell table:style-name="ce2" office:value-type="string" calcext:value-type="string">
            <text:p><text:a xlink:href="https://clics.clld.org/parameters/2329" xlink:type="simple">LACK (NOT HAVE)</text:a></text:p>
          </table:table-cell>
          <table:table-cell/>
        </table:table-row>
        <table:table-row table:style-name="ro2">
          <table:table-cell table:style-name="Default" office:value-type="float" office:value="2330" calcext:value-type="float">
            <text:p>2330</text:p>
          </table:table-cell>
          <table:table-cell table:style-name="ce2" office:value-type="string" calcext:value-type="string">
            <text:p><text:a xlink:href="https://clics.clld.org/parameters/2330" xlink:type="simple">YEAR AFTER NEXT YEAR</text:a></text:p>
          </table:table-cell>
          <table:table-cell/>
        </table:table-row>
        <table:table-row table:style-name="ro2">
          <table:table-cell table:style-name="Default" office:value-type="float" office:value="2331" calcext:value-type="float">
            <text:p>2331</text:p>
          </table:table-cell>
          <table:table-cell table:style-name="ce2" office:value-type="string" calcext:value-type="string">
            <text:p><text:a xlink:href="https://clics.clld.org/parameters/2331" xlink:type="simple">YEAR BEFORE LAST YEAR</text:a></text:p>
          </table:table-cell>
          <table:table-cell/>
        </table:table-row>
        <table:table-row table:style-name="ro2">
          <table:table-cell table:style-name="Default" office:value-type="float" office:value="2332" calcext:value-type="float">
            <text:p>2332</text:p>
          </table:table-cell>
          <table:table-cell table:style-name="ce2" office:value-type="string" calcext:value-type="string">
            <text:p><text:a xlink:href="https://clics.clld.org/parameters/2332" xlink:type="simple">THREE DAYS FROM NOW</text:a></text:p>
          </table:table-cell>
          <table:table-cell/>
        </table:table-row>
        <table:table-row table:style-name="ro2">
          <table:table-cell table:style-name="Default" office:value-type="float" office:value="2334" calcext:value-type="float">
            <text:p>2334</text:p>
          </table:table-cell>
          <table:table-cell table:style-name="ce2" office:value-type="string" calcext:value-type="string">
            <text:p><text:a xlink:href="https://clics.clld.org/parameters/2334" xlink:type="simple">MELT</text:a></text:p>
          </table:table-cell>
          <table:table-cell/>
        </table:table-row>
        <table:table-row table:style-name="ro2">
          <table:table-cell table:style-name="Default" office:value-type="float" office:value="2335" calcext:value-type="float">
            <text:p>2335</text:p>
          </table:table-cell>
          <table:table-cell table:style-name="ce2" office:value-type="string" calcext:value-type="string">
            <text:p><text:a xlink:href="https://clics.clld.org/parameters/2335" xlink:type="simple">CUNNING</text:a></text:p>
          </table:table-cell>
          <table:table-cell/>
        </table:table-row>
        <table:table-row table:style-name="ro2">
          <table:table-cell table:style-name="Default" office:value-type="float" office:value="2336" calcext:value-type="float">
            <text:p>2336</text:p>
          </table:table-cell>
          <table:table-cell table:style-name="ce2" office:value-type="string" calcext:value-type="string">
            <text:p><text:a xlink:href="https://clics.clld.org/parameters/2336" xlink:type="simple">OF THIS KIND (SUCH)</text:a></text:p>
          </table:table-cell>
          <table:table-cell/>
        </table:table-row>
        <table:table-row table:style-name="ro2">
          <table:table-cell table:style-name="Default" office:value-type="float" office:value="2338" calcext:value-type="float">
            <text:p>2338</text:p>
          </table:table-cell>
          <table:table-cell table:style-name="ce2" office:value-type="string" calcext:value-type="string">
            <text:p><text:a xlink:href="https://clics.clld.org/parameters/2338" xlink:type="simple">HOW LONG</text:a></text:p>
          </table:table-cell>
          <table:table-cell/>
        </table:table-row>
        <table:table-row table:style-name="ro2">
          <table:table-cell table:style-name="Default" office:value-type="float" office:value="2340" calcext:value-type="float">
            <text:p>2340</text:p>
          </table:table-cell>
          <table:table-cell table:style-name="ce2" office:value-type="string" calcext:value-type="string">
            <text:p><text:a xlink:href="https://clics.clld.org/parameters/2340" xlink:type="simple">SUNNY</text:a></text:p>
          </table:table-cell>
          <table:table-cell/>
        </table:table-row>
        <table:table-row table:style-name="ro2">
          <table:table-cell table:style-name="Default" office:value-type="float" office:value="2341" calcext:value-type="float">
            <text:p>2341</text:p>
          </table:table-cell>
          <table:table-cell table:style-name="ce2" office:value-type="string" calcext:value-type="string">
            <text:p><text:a xlink:href="https://clics.clld.org/parameters/2341" xlink:type="simple">CLOUDY</text:a></text:p>
          </table:table-cell>
          <table:table-cell/>
        </table:table-row>
        <table:table-row table:style-name="ro2">
          <table:table-cell table:style-name="Default" office:value-type="float" office:value="2342" calcext:value-type="float">
            <text:p>2342</text:p>
          </table:table-cell>
          <table:table-cell table:style-name="ce2" office:value-type="string" calcext:value-type="string">
            <text:p><text:a xlink:href="https://clics.clld.org/parameters/2342" xlink:type="simple">LANDSCAPE</text:a></text:p>
          </table:table-cell>
          <table:table-cell/>
        </table:table-row>
        <table:table-row table:style-name="ro2">
          <table:table-cell table:style-name="Default" office:value-type="float" office:value="2343" calcext:value-type="float">
            <text:p>2343</text:p>
          </table:table-cell>
          <table:table-cell table:style-name="ce2" office:value-type="string" calcext:value-type="string">
            <text:p><text:a xlink:href="https://clics.clld.org/parameters/2343" xlink:type="simple">STEEL</text:a></text:p>
          </table:table-cell>
          <table:table-cell/>
        </table:table-row>
        <table:table-row table:style-name="ro2">
          <table:table-cell table:style-name="Default" office:value-type="float" office:value="2344" calcext:value-type="float">
            <text:p>2344</text:p>
          </table:table-cell>
          <table:table-cell table:style-name="ce2" office:value-type="string" calcext:value-type="string">
            <text:p><text:a xlink:href="https://clics.clld.org/parameters/2344" xlink:type="simple">PETROL</text:a></text:p>
          </table:table-cell>
          <table:table-cell/>
        </table:table-row>
        <table:table-row table:style-name="ro2">
          <table:table-cell table:style-name="Default" office:value-type="float" office:value="2345" calcext:value-type="float">
            <text:p>2345</text:p>
          </table:table-cell>
          <table:table-cell table:style-name="ce2" office:value-type="string" calcext:value-type="string">
            <text:p><text:a xlink:href="https://clics.clld.org/parameters/2345" xlink:type="simple">LEPORID (RABBIT OR HARE)</text:a></text:p>
          </table:table-cell>
          <table:table-cell/>
        </table:table-row>
        <table:table-row table:style-name="ro2">
          <table:table-cell table:style-name="Default" office:value-type="float" office:value="2346" calcext:value-type="float">
            <text:p>2346</text:p>
          </table:table-cell>
          <table:table-cell table:style-name="ce2" office:value-type="string" calcext:value-type="string">
            <text:p><text:a xlink:href="https://clics.clld.org/parameters/2346" xlink:type="simple">CRESTED MYNA</text:a></text:p>
          </table:table-cell>
          <table:table-cell/>
        </table:table-row>
        <table:table-row table:style-name="ro2">
          <table:table-cell table:style-name="Default" office:value-type="float" office:value="2347" calcext:value-type="float">
            <text:p>2347</text:p>
          </table:table-cell>
          <table:table-cell table:style-name="ce2" office:value-type="string" calcext:value-type="string">
            <text:p><text:a xlink:href="https://clics.clld.org/parameters/2347" xlink:type="simple">YELLOW CROAKER</text:a></text:p>
          </table:table-cell>
          <table:table-cell/>
        </table:table-row>
        <table:table-row table:style-name="ro2">
          <table:table-cell table:style-name="Default" office:value-type="float" office:value="2348" calcext:value-type="float">
            <text:p>2348</text:p>
          </table:table-cell>
          <table:table-cell table:style-name="ce2" office:value-type="string" calcext:value-type="string">
            <text:p><text:a xlink:href="https://clics.clld.org/parameters/2348" xlink:type="simple">CRAB</text:a></text:p>
          </table:table-cell>
          <table:table-cell/>
        </table:table-row>
        <table:table-row table:style-name="ro2">
          <table:table-cell table:style-name="Default" office:value-type="float" office:value="2350" calcext:value-type="float">
            <text:p>2350</text:p>
          </table:table-cell>
          <table:table-cell table:style-name="ce2" office:value-type="string" calcext:value-type="string">
            <text:p><text:a xlink:href="https://clics.clld.org/parameters/2350" xlink:type="simple">EARTHWORM</text:a></text:p>
          </table:table-cell>
          <table:table-cell/>
        </table:table-row>
        <table:table-row table:style-name="ro2">
          <table:table-cell table:style-name="Default" office:value-type="float" office:value="2351" calcext:value-type="float">
            <text:p>2351</text:p>
          </table:table-cell>
          <table:table-cell table:style-name="ce2" office:value-type="string" calcext:value-type="string">
            <text:p><text:a xlink:href="https://clics.clld.org/parameters/2351" xlink:type="simple">SILKWORM</text:a></text:p>
          </table:table-cell>
          <table:table-cell/>
        </table:table-row>
        <table:table-row table:style-name="ro2">
          <table:table-cell table:style-name="Default" office:value-type="float" office:value="2352" calcext:value-type="float">
            <text:p>2352</text:p>
          </table:table-cell>
          <table:table-cell table:style-name="ce2" office:value-type="string" calcext:value-type="string">
            <text:p><text:a xlink:href="https://clics.clld.org/parameters/2352" xlink:type="simple">DRAGONFLY</text:a></text:p>
          </table:table-cell>
          <table:table-cell/>
        </table:table-row>
        <table:table-row table:style-name="ro2">
          <table:table-cell table:style-name="Default" office:value-type="float" office:value="2353" calcext:value-type="float">
            <text:p>2353</text:p>
          </table:table-cell>
          <table:table-cell table:style-name="ce2" office:value-type="string" calcext:value-type="string">
            <text:p><text:a xlink:href="https://clics.clld.org/parameters/2353" xlink:type="simple">CICADA</text:a></text:p>
          </table:table-cell>
          <table:table-cell/>
        </table:table-row>
        <table:table-row table:style-name="ro2">
          <table:table-cell table:style-name="Default" office:value-type="float" office:value="2354" calcext:value-type="float">
            <text:p>2354</text:p>
          </table:table-cell>
          <table:table-cell table:style-name="ce2" office:value-type="string" calcext:value-type="string">
            <text:p><text:a xlink:href="https://clics.clld.org/parameters/2354" xlink:type="simple">CRICKET</text:a></text:p>
          </table:table-cell>
          <table:table-cell/>
        </table:table-row>
        <table:table-row table:style-name="ro2">
          <table:table-cell table:style-name="Default" office:value-type="float" office:value="2355" calcext:value-type="float">
            <text:p>2355</text:p>
          </table:table-cell>
          <table:table-cell table:style-name="ce2" office:value-type="string" calcext:value-type="string">
            <text:p><text:a xlink:href="https://clics.clld.org/parameters/2355" xlink:type="simple">GECKO</text:a></text:p>
          </table:table-cell>
          <table:table-cell/>
        </table:table-row>
        <table:table-row table:style-name="ro2">
          <table:table-cell table:style-name="Default" office:value-type="float" office:value="2359" calcext:value-type="float">
            <text:p>2359</text:p>
          </table:table-cell>
          <table:table-cell table:style-name="ce2" office:value-type="string" calcext:value-type="string">
            <text:p><text:a xlink:href="https://clics.clld.org/parameters/2359" xlink:type="simple">LOTUS</text:a></text:p>
          </table:table-cell>
          <table:table-cell/>
        </table:table-row>
        <table:table-row table:style-name="ro2">
          <table:table-cell table:style-name="Default" office:value-type="float" office:value="2361" calcext:value-type="float">
            <text:p>2361</text:p>
          </table:table-cell>
          <table:table-cell table:style-name="ce2" office:value-type="string" calcext:value-type="string">
            <text:p><text:a xlink:href="https://clics.clld.org/parameters/2361" xlink:type="simple">MUGWORT</text:a></text:p>
          </table:table-cell>
          <table:table-cell/>
        </table:table-row>
        <table:table-row table:style-name="ro2">
          <table:table-cell table:style-name="Default" office:value-type="float" office:value="2362" calcext:value-type="float">
            <text:p>2362</text:p>
          </table:table-cell>
          <table:table-cell table:style-name="ce2" office:value-type="string" calcext:value-type="string">
            <text:p><text:a xlink:href="https://clics.clld.org/parameters/2362" xlink:type="simple">BRAN</text:a></text:p>
          </table:table-cell>
          <table:table-cell/>
        </table:table-row>
        <table:table-row table:style-name="ro2">
          <table:table-cell table:style-name="Default" office:value-type="float" office:value="2363" calcext:value-type="float">
            <text:p>2363</text:p>
          </table:table-cell>
          <table:table-cell table:style-name="ce2" office:value-type="string" calcext:value-type="string">
            <text:p><text:a xlink:href="https://clics.clld.org/parameters/2363" xlink:type="simple">CHAFF (HUSK)</text:a></text:p>
          </table:table-cell>
          <table:table-cell/>
        </table:table-row>
        <table:table-row table:style-name="ro2">
          <table:table-cell table:style-name="Default" office:value-type="float" office:value="2364" calcext:value-type="float">
            <text:p>2364</text:p>
          </table:table-cell>
          <table:table-cell table:style-name="ce2" office:value-type="string" calcext:value-type="string">
            <text:p><text:a xlink:href="https://clics.clld.org/parameters/2364" xlink:type="simple">PEANUT</text:a></text:p>
          </table:table-cell>
          <table:table-cell/>
        </table:table-row>
        <table:table-row table:style-name="ro2">
          <table:table-cell table:style-name="Default" office:value-type="float" office:value="2365" calcext:value-type="float">
            <text:p>2365</text:p>
          </table:table-cell>
          <table:table-cell table:style-name="ce2" office:value-type="string" calcext:value-type="string">
            <text:p><text:a xlink:href="https://clics.clld.org/parameters/2365" xlink:type="simple">RADISH</text:a></text:p>
          </table:table-cell>
          <table:table-cell/>
        </table:table-row>
        <table:table-row table:style-name="ro2">
          <table:table-cell table:style-name="Default" office:value-type="float" office:value="2366" calcext:value-type="float">
            <text:p>2366</text:p>
          </table:table-cell>
          <table:table-cell table:style-name="ce2" office:value-type="string" calcext:value-type="string">
            <text:p><text:a xlink:href="https://clics.clld.org/parameters/2366" xlink:type="simple">ONION</text:a></text:p>
          </table:table-cell>
          <table:table-cell/>
        </table:table-row>
        <table:table-row table:style-name="ro2">
          <table:table-cell table:style-name="Default" office:value-type="float" office:value="2367" calcext:value-type="float">
            <text:p>2367</text:p>
          </table:table-cell>
          <table:table-cell table:style-name="ce2" office:value-type="string" calcext:value-type="string">
            <text:p><text:a xlink:href="https://clics.clld.org/parameters/2367" xlink:type="simple">MANDARINE</text:a></text:p>
          </table:table-cell>
          <table:table-cell/>
        </table:table-row>
        <table:table-row table:style-name="ro2">
          <table:table-cell table:style-name="Default" office:value-type="float" office:value="2368" calcext:value-type="float">
            <text:p>2368</text:p>
          </table:table-cell>
          <table:table-cell table:style-name="ce2" office:value-type="string" calcext:value-type="string">
            <text:p><text:a xlink:href="https://clics.clld.org/parameters/2368" xlink:type="simple">GARLIC</text:a></text:p>
          </table:table-cell>
          <table:table-cell/>
        </table:table-row>
        <table:table-row table:style-name="ro2">
          <table:table-cell table:style-name="Default" office:value-type="float" office:value="2370" calcext:value-type="float">
            <text:p>2370</text:p>
          </table:table-cell>
          <table:table-cell table:style-name="ce2" office:value-type="string" calcext:value-type="string">
            <text:p><text:a xlink:href="https://clics.clld.org/parameters/2370" xlink:type="simple">CUT NUT</text:a></text:p>
          </table:table-cell>
          <table:table-cell/>
        </table:table-row>
        <table:table-row table:style-name="ro2">
          <table:table-cell table:style-name="Default" office:value-type="float" office:value="2371" calcext:value-type="float">
            <text:p>2371</text:p>
          </table:table-cell>
          <table:table-cell table:style-name="ce2" office:value-type="string" calcext:value-type="string">
            <text:p><text:a xlink:href="https://clics.clld.org/parameters/2371" xlink:type="simple">BREADFRUIT</text:a></text:p>
          </table:table-cell>
          <table:table-cell/>
        </table:table-row>
        <table:table-row table:style-name="ro2">
          <table:table-cell table:style-name="Default" office:value-type="float" office:value="2372" calcext:value-type="float">
            <text:p>2372</text:p>
          </table:table-cell>
          <table:table-cell table:style-name="ce2" office:value-type="string" calcext:value-type="string">
            <text:p><text:a xlink:href="https://clics.clld.org/parameters/2372" xlink:type="simple">SAGO PALM</text:a></text:p>
          </table:table-cell>
          <table:table-cell/>
        </table:table-row>
        <table:table-row table:style-name="ro2">
          <table:table-cell table:style-name="Default" office:value-type="float" office:value="2373" calcext:value-type="float">
            <text:p>2373</text:p>
          </table:table-cell>
          <table:table-cell table:style-name="ce2" office:value-type="string" calcext:value-type="string">
            <text:p><text:a xlink:href="https://clics.clld.org/parameters/2373" xlink:type="simple">SKIN (OF FRUIT)</text:a></text:p>
          </table:table-cell>
          <table:table-cell/>
        </table:table-row>
        <table:table-row table:style-name="ro2">
          <table:table-cell table:style-name="Default" office:value-type="float" office:value="2374" calcext:value-type="float">
            <text:p>2374</text:p>
          </table:table-cell>
          <table:table-cell table:style-name="ce2" office:value-type="string" calcext:value-type="string">
            <text:p><text:a xlink:href="https://clics.clld.org/parameters/2374" xlink:type="simple">DREAM</text:a></text:p>
          </table:table-cell>
          <table:table-cell/>
        </table:table-row>
        <table:table-row table:style-name="ro2">
          <table:table-cell table:style-name="Default" office:value-type="float" office:value="2375" calcext:value-type="float">
            <text:p>2375</text:p>
          </table:table-cell>
          <table:table-cell table:style-name="ce2" office:value-type="string" calcext:value-type="string">
            <text:p><text:a xlink:href="https://clics.clld.org/parameters/2375" xlink:type="simple">VERTICAL</text:a></text:p>
          </table:table-cell>
          <table:table-cell/>
        </table:table-row>
        <table:table-row table:style-name="ro2">
          <table:table-cell table:style-name="Default" office:value-type="float" office:value="2376" calcext:value-type="float">
            <text:p>2376</text:p>
          </table:table-cell>
          <table:table-cell table:style-name="ce2" office:value-type="string" calcext:value-type="string">
            <text:p><text:a xlink:href="https://clics.clld.org/parameters/2376" xlink:type="simple">HORIZONTAL</text:a></text:p>
          </table:table-cell>
          <table:table-cell/>
        </table:table-row>
        <table:table-row table:style-name="ro2">
          <table:table-cell table:style-name="Default" office:value-type="float" office:value="2377" calcext:value-type="float">
            <text:p>2377</text:p>
          </table:table-cell>
          <table:table-cell table:style-name="ce2" office:value-type="string" calcext:value-type="string">
            <text:p><text:a xlink:href="https://clics.clld.org/parameters/2377" xlink:type="simple">FLASH (VERB)</text:a></text:p>
          </table:table-cell>
          <table:table-cell/>
        </table:table-row>
        <table:table-row table:style-name="ro2">
          <table:table-cell table:style-name="Default" office:value-type="float" office:value="2378" calcext:value-type="float">
            <text:p>2378</text:p>
          </table:table-cell>
          <table:table-cell table:style-name="ce2" office:value-type="string" calcext:value-type="string">
            <text:p><text:a xlink:href="https://clics.clld.org/parameters/2378" xlink:type="simple">THUNDER (VERB)</text:a></text:p>
          </table:table-cell>
          <table:table-cell/>
        </table:table-row>
        <table:table-row table:style-name="ro2">
          <table:table-cell table:style-name="Default" office:value-type="float" office:value="2379" calcext:value-type="float">
            <text:p>2379</text:p>
          </table:table-cell>
          <table:table-cell table:style-name="ce2" office:value-type="string" calcext:value-type="string">
            <text:p><text:a xlink:href="https://clics.clld.org/parameters/2379" xlink:type="simple">UP OR ABOVE</text:a></text:p>
          </table:table-cell>
          <table:table-cell/>
        </table:table-row>
        <table:table-row table:style-name="ro2">
          <table:table-cell table:style-name="Default" office:value-type="float" office:value="2393" calcext:value-type="float">
            <text:p>2393</text:p>
          </table:table-cell>
          <table:table-cell table:style-name="ce2" office:value-type="string" calcext:value-type="string">
            <text:p><text:a xlink:href="https://clics.clld.org/parameters/2393" xlink:type="simple">JOURNEY</text:a></text:p>
          </table:table-cell>
          <table:table-cell/>
        </table:table-row>
        <table:table-row table:style-name="ro2">
          <table:table-cell table:style-name="Default" office:value-type="float" office:value="2395" calcext:value-type="float">
            <text:p>2395</text:p>
          </table:table-cell>
          <table:table-cell table:style-name="ce2" office:value-type="string" calcext:value-type="string">
            <text:p><text:a xlink:href="https://clics.clld.org/parameters/2395" xlink:type="simple">CONGEAL (BLOOD)</text:a></text:p>
          </table:table-cell>
          <table:table-cell/>
        </table:table-row>
        <table:table-row table:style-name="ro2">
          <table:table-cell table:style-name="Default" office:value-type="float" office:value="2396" calcext:value-type="float">
            <text:p>2396</text:p>
          </table:table-cell>
          <table:table-cell table:style-name="ce2" office:value-type="string" calcext:value-type="string">
            <text:p><text:a xlink:href="https://clics.clld.org/parameters/2396" xlink:type="simple">KNOCK</text:a></text:p>
          </table:table-cell>
          <table:table-cell/>
        </table:table-row>
        <table:table-row table:style-name="ro2">
          <table:table-cell table:style-name="Default" office:value-type="float" office:value="2397" calcext:value-type="float">
            <text:p>2397</text:p>
          </table:table-cell>
          <table:table-cell table:style-name="ce2" office:value-type="string" calcext:value-type="string">
            <text:p><text:a xlink:href="https://clics.clld.org/parameters/2397" xlink:type="simple">LOBSTER</text:a></text:p>
          </table:table-cell>
          <table:table-cell/>
        </table:table-row>
        <table:table-row table:style-name="ro2">
          <table:table-cell table:style-name="Default" office:value-type="float" office:value="2398" calcext:value-type="float">
            <text:p>2398</text:p>
          </table:table-cell>
          <table:table-cell table:style-name="ce2" office:value-type="string" calcext:value-type="string">
            <text:p><text:a xlink:href="https://clics.clld.org/parameters/2398" xlink:type="simple">MANGO</text:a></text:p>
          </table:table-cell>
          <table:table-cell/>
        </table:table-row>
        <table:table-row table:style-name="ro2">
          <table:table-cell table:style-name="Default" office:value-type="float" office:value="2400" calcext:value-type="float">
            <text:p>2400</text:p>
          </table:table-cell>
          <table:table-cell table:style-name="ce2" office:value-type="string" calcext:value-type="string">
            <text:p><text:a xlink:href="https://clics.clld.org/parameters/2400" xlink:type="simple">THEIR</text:a></text:p>
          </table:table-cell>
          <table:table-cell/>
        </table:table-row>
        <table:table-row table:style-name="ro2">
          <table:table-cell table:style-name="Default" office:value-type="float" office:value="2401" calcext:value-type="float">
            <text:p>2401</text:p>
          </table:table-cell>
          <table:table-cell table:style-name="ce2" office:value-type="string" calcext:value-type="string">
            <text:p><text:a xlink:href="https://clics.clld.org/parameters/2401" xlink:type="simple">PICTURE</text:a></text:p>
          </table:table-cell>
          <table:table-cell/>
        </table:table-row>
        <table:table-row table:style-name="ro2">
          <table:table-cell table:style-name="Default" office:value-type="float" office:value="2406" calcext:value-type="float">
            <text:p>2406</text:p>
          </table:table-cell>
          <table:table-cell table:style-name="ce2" office:value-type="string" calcext:value-type="string">
            <text:p><text:a xlink:href="https://clics.clld.org/parameters/2406" xlink:type="simple">HOME</text:a></text:p>
          </table:table-cell>
          <table:table-cell/>
        </table:table-row>
        <table:table-row table:style-name="ro2">
          <table:table-cell table:style-name="Default" office:value-type="float" office:value="2408" calcext:value-type="float">
            <text:p>2408</text:p>
          </table:table-cell>
          <table:table-cell table:style-name="ce2" office:value-type="string" calcext:value-type="string">
            <text:p><text:a xlink:href="https://clics.clld.org/parameters/2408" xlink:type="simple">CAKE</text:a></text:p>
          </table:table-cell>
          <table:table-cell/>
        </table:table-row>
        <table:table-row table:style-name="ro2">
          <table:table-cell table:style-name="Default" office:value-type="float" office:value="2410" calcext:value-type="float">
            <text:p>2410</text:p>
          </table:table-cell>
          <table:table-cell table:style-name="ce2" office:value-type="string" calcext:value-type="string">
            <text:p><text:a xlink:href="https://clics.clld.org/parameters/2410" xlink:type="simple">GOOD-LOOKING</text:a></text:p>
          </table:table-cell>
          <table:table-cell/>
        </table:table-row>
        <table:table-row table:style-name="ro2">
          <table:table-cell table:style-name="Default" office:value-type="float" office:value="2422" calcext:value-type="float">
            <text:p>2422</text:p>
          </table:table-cell>
          <table:table-cell table:style-name="ce2" office:value-type="string" calcext:value-type="string">
            <text:p><text:a xlink:href="https://clics.clld.org/parameters/2422" xlink:type="simple">SOMEONE</text:a></text:p>
          </table:table-cell>
          <table:table-cell/>
        </table:table-row>
        <table:table-row table:style-name="ro2">
          <table:table-cell table:style-name="Default" office:value-type="float" office:value="2427" calcext:value-type="float">
            <text:p>2427</text:p>
          </table:table-cell>
          <table:table-cell table:style-name="ce2" office:value-type="string" calcext:value-type="string">
            <text:p><text:a xlink:href="https://clics.clld.org/parameters/2427" xlink:type="simple">FUTURE</text:a></text:p>
          </table:table-cell>
          <table:table-cell/>
        </table:table-row>
        <table:table-row table:style-name="ro2">
          <table:table-cell table:style-name="Default" office:value-type="float" office:value="2432" calcext:value-type="float">
            <text:p>2432</text:p>
          </table:table-cell>
          <table:table-cell table:style-name="ce2" office:value-type="string" calcext:value-type="string">
            <text:p><text:a xlink:href="https://clics.clld.org/parameters/2432" xlink:type="simple">MARRIAGE</text:a></text:p>
          </table:table-cell>
          <table:table-cell/>
        </table:table-row>
        <table:table-row table:style-name="ro2">
          <table:table-cell table:style-name="Default" office:value-type="float" office:value="2438" calcext:value-type="float">
            <text:p>2438</text:p>
          </table:table-cell>
          <table:table-cell table:style-name="ce2" office:value-type="string" calcext:value-type="string">
            <text:p><text:a xlink:href="https://clics.clld.org/parameters/2438" xlink:type="simple">CAIMAN</text:a></text:p>
          </table:table-cell>
          <table:table-cell/>
        </table:table-row>
        <table:table-row table:style-name="ro2">
          <table:table-cell table:style-name="Default" office:value-type="float" office:value="2444" calcext:value-type="float">
            <text:p>2444</text:p>
          </table:table-cell>
          <table:table-cell table:style-name="ce2" office:value-type="string" calcext:value-type="string">
            <text:p><text:a xlink:href="https://clics.clld.org/parameters/2444" xlink:type="simple">KINGFISHER</text:a></text:p>
          </table:table-cell>
          <table:table-cell/>
        </table:table-row>
        <table:table-row table:style-name="ro2">
          <table:table-cell table:style-name="Default" office:value-type="float" office:value="2445" calcext:value-type="float">
            <text:p>2445</text:p>
          </table:table-cell>
          <table:table-cell table:style-name="ce2" office:value-type="string" calcext:value-type="string">
            <text:p><text:a xlink:href="https://clics.clld.org/parameters/2445" xlink:type="simple">PAPAYA</text:a></text:p>
          </table:table-cell>
          <table:table-cell/>
        </table:table-row>
        <table:table-row table:style-name="ro2">
          <table:table-cell table:style-name="Default" office:value-type="float" office:value="2446" calcext:value-type="float">
            <text:p>2446</text:p>
          </table:table-cell>
          <table:table-cell table:style-name="ce2" office:value-type="string" calcext:value-type="string">
            <text:p><text:a xlink:href="https://clics.clld.org/parameters/2446" xlink:type="simple">SLOTH</text:a></text:p>
          </table:table-cell>
          <table:table-cell/>
        </table:table-row>
        <table:table-row table:style-name="ro2">
          <table:table-cell table:style-name="Default" office:value-type="float" office:value="2449" calcext:value-type="float">
            <text:p>2449</text:p>
          </table:table-cell>
          <table:table-cell table:style-name="ce2" office:value-type="string" calcext:value-type="string">
            <text:p><text:a xlink:href="https://clics.clld.org/parameters/2449" xlink:type="simple">FAT (OF MEAT AND FOOD)</text:a></text:p>
          </table:table-cell>
          <table:table-cell/>
        </table:table-row>
        <table:table-row table:style-name="ro2">
          <table:table-cell table:style-name="Default" office:value-type="float" office:value="2451" calcext:value-type="float">
            <text:p>2451</text:p>
          </table:table-cell>
          <table:table-cell table:style-name="ce2" office:value-type="string" calcext:value-type="string">
            <text:p><text:a xlink:href="https://clics.clld.org/parameters/2451" xlink:type="simple">FOURTEEN</text:a></text:p>
          </table:table-cell>
          <table:table-cell/>
        </table:table-row>
        <table:table-row table:style-name="ro2">
          <table:table-cell table:style-name="Default" office:value-type="float" office:value="2453" calcext:value-type="float">
            <text:p>2453</text:p>
          </table:table-cell>
          <table:table-cell table:style-name="ce2" office:value-type="string" calcext:value-type="string">
            <text:p><text:a xlink:href="https://clics.clld.org/parameters/2453" xlink:type="simple">SEVENTEEN</text:a></text:p>
          </table:table-cell>
          <table:table-cell/>
        </table:table-row>
        <table:table-row table:style-name="ro2">
          <table:table-cell table:style-name="Default" office:value-type="float" office:value="2454" calcext:value-type="float">
            <text:p>2454</text:p>
          </table:table-cell>
          <table:table-cell table:style-name="ce2" office:value-type="string" calcext:value-type="string">
            <text:p><text:a xlink:href="https://clics.clld.org/parameters/2454" xlink:type="simple">SIXTEEN</text:a></text:p>
          </table:table-cell>
          <table:table-cell/>
        </table:table-row>
        <table:table-row table:style-name="ro2">
          <table:table-cell table:style-name="Default" office:value-type="float" office:value="2455" calcext:value-type="float">
            <text:p>2455</text:p>
          </table:table-cell>
          <table:table-cell table:style-name="ce2" office:value-type="string" calcext:value-type="string">
            <text:p><text:a xlink:href="https://clics.clld.org/parameters/2455" xlink:type="simple">DREAMING OR DREAM</text:a></text:p>
          </table:table-cell>
          <table:table-cell/>
        </table:table-row>
        <table:table-row table:style-name="ro2">
          <table:table-cell table:style-name="Default" office:value-type="float" office:value="2456" calcext:value-type="float">
            <text:p>2456</text:p>
          </table:table-cell>
          <table:table-cell table:style-name="ce2" office:value-type="string" calcext:value-type="string">
            <text:p><text:a xlink:href="https://clics.clld.org/parameters/2456" xlink:type="simple">LARGE WILD HERBIVORE</text:a></text:p>
          </table:table-cell>
          <table:table-cell/>
        </table:table-row>
        <table:table-row table:style-name="ro2">
          <table:table-cell table:style-name="Default" office:value-type="float" office:value="2457" calcext:value-type="float">
            <text:p>2457</text:p>
          </table:table-cell>
          <table:table-cell table:style-name="ce2" office:value-type="string" calcext:value-type="string">
            <text:p><text:a xlink:href="https://clics.clld.org/parameters/2457" xlink:type="simple">PATH OR ROAD</text:a></text:p>
          </table:table-cell>
          <table:table-cell/>
        </table:table-row>
        <table:table-row table:style-name="ro2">
          <table:table-cell table:style-name="Default" office:value-type="float" office:value="2458" calcext:value-type="float">
            <text:p>2458</text:p>
          </table:table-cell>
          <table:table-cell table:style-name="ce2" office:value-type="string" calcext:value-type="string">
            <text:p><text:a xlink:href="https://clics.clld.org/parameters/2458" xlink:type="simple">PERSPIRE OR SWEAT</text:a></text:p>
          </table:table-cell>
          <table:table-cell/>
        </table:table-row>
        <table:table-row table:style-name="ro2">
          <table:table-cell table:style-name="Default" office:value-type="float" office:value="2459" calcext:value-type="float">
            <text:p>2459</text:p>
          </table:table-cell>
          <table:table-cell table:style-name="ce2" office:value-type="string" calcext:value-type="string">
            <text:p><text:a xlink:href="https://clics.clld.org/parameters/2459" xlink:type="simple">GRINDSTONE</text:a></text:p>
          </table:table-cell>
          <table:table-cell/>
        </table:table-row>
        <table:table-row table:style-name="ro2">
          <table:table-cell table:style-name="Default" office:value-type="float" office:value="2461" calcext:value-type="float">
            <text:p>2461</text:p>
          </table:table-cell>
          <table:table-cell table:style-name="ce2" office:value-type="string" calcext:value-type="string">
            <text:p><text:a xlink:href="https://clics.clld.org/parameters/2461" xlink:type="simple">WOLF-LIKE ANIMAL</text:a></text:p>
          </table:table-cell>
          <table:table-cell/>
        </table:table-row>
        <table:table-row table:style-name="ro2">
          <table:table-cell table:style-name="Default" office:value-type="float" office:value="2462" calcext:value-type="float">
            <text:p>2462</text:p>
          </table:table-cell>
          <table:table-cell table:style-name="ce2" office:value-type="string" calcext:value-type="string">
            <text:p><text:a xlink:href="https://clics.clld.org/parameters/2462" xlink:type="simple">WINNOWING</text:a></text:p>
          </table:table-cell>
          <table:table-cell/>
        </table:table-row>
        <table:table-row table:style-name="ro2">
          <table:table-cell table:style-name="Default" office:value-type="float" office:value="2463" calcext:value-type="float">
            <text:p>2463</text:p>
          </table:table-cell>
          <table:table-cell table:style-name="ce2" office:value-type="string" calcext:value-type="string">
            <text:p><text:a xlink:href="https://clics.clld.org/parameters/2463" xlink:type="simple">MOON OR MONTH</text:a></text:p>
          </table:table-cell>
          <table:table-cell/>
        </table:table-row>
        <table:table-row table:style-name="ro2">
          <table:table-cell table:style-name="Default" office:value-type="float" office:value="2464" calcext:value-type="float">
            <text:p>2464</text:p>
          </table:table-cell>
          <table:table-cell table:style-name="ce2" office:value-type="string" calcext:value-type="string">
            <text:p><text:a xlink:href="https://clics.clld.org/parameters/2464" xlink:type="simple">LAY EGGS</text:a></text:p>
          </table:table-cell>
          <table:table-cell/>
        </table:table-row>
        <table:table-row table:style-name="ro2">
          <table:table-cell table:style-name="Default" office:value-type="float" office:value="2466" calcext:value-type="float">
            <text:p>2466</text:p>
          </table:table-cell>
          <table:table-cell table:style-name="ce2" office:value-type="string" calcext:value-type="string">
            <text:p><text:a xlink:href="https://clics.clld.org/parameters/2466" xlink:type="simple">WEIGHT</text:a></text:p>
          </table:table-cell>
          <table:table-cell/>
        </table:table-row>
        <table:table-row table:style-name="ro2">
          <table:table-cell table:style-name="Default" office:value-type="float" office:value="2467" calcext:value-type="float">
            <text:p>2467</text:p>
          </table:table-cell>
          <table:table-cell table:style-name="ce2" office:value-type="string" calcext:value-type="string">
            <text:p><text:a xlink:href="https://clics.clld.org/parameters/2467" xlink:type="simple">GAME</text:a></text:p>
          </table:table-cell>
          <table:table-cell/>
        </table:table-row>
        <table:table-row table:style-name="ro2">
          <table:table-cell table:style-name="Default" office:value-type="float" office:value="2468" calcext:value-type="float">
            <text:p>2468</text:p>
          </table:table-cell>
          <table:table-cell table:style-name="ce2" office:value-type="string" calcext:value-type="string">
            <text:p><text:a xlink:href="https://clics.clld.org/parameters/2468" xlink:type="simple">BAG</text:a></text:p>
          </table:table-cell>
          <table:table-cell/>
        </table:table-row>
        <table:table-row table:style-name="ro2">
          <table:table-cell table:style-name="Default" office:value-type="float" office:value="2470" calcext:value-type="float">
            <text:p>2470</text:p>
          </table:table-cell>
          <table:table-cell table:style-name="ce2" office:value-type="string" calcext:value-type="string">
            <text:p><text:a xlink:href="https://clics.clld.org/parameters/2470" xlink:type="simple">DEAR</text:a></text:p>
          </table:table-cell>
          <table:table-cell/>
        </table:table-row>
        <table:table-row table:style-name="ro2">
          <table:table-cell table:style-name="Default" office:value-type="float" office:value="2480" calcext:value-type="float">
            <text:p>2480</text:p>
          </table:table-cell>
          <table:table-cell table:style-name="ce2" office:value-type="string" calcext:value-type="string">
            <text:p><text:a xlink:href="https://clics.clld.org/parameters/2480" xlink:type="simple">MALE DOG</text:a></text:p>
          </table:table-cell>
          <table:table-cell/>
        </table:table-row>
        <table:table-row table:style-name="ro2">
          <table:table-cell table:style-name="Default" office:value-type="float" office:value="2481" calcext:value-type="float">
            <text:p>2481</text:p>
          </table:table-cell>
          <table:table-cell table:style-name="ce2" office:value-type="string" calcext:value-type="string">
            <text:p><text:a xlink:href="https://clics.clld.org/parameters/2481" xlink:type="simple">FEMALE DOG</text:a></text:p>
          </table:table-cell>
          <table:table-cell/>
        </table:table-row>
        <table:table-row table:style-name="ro2">
          <table:table-cell table:style-name="Default" office:value-type="float" office:value="2482" calcext:value-type="float">
            <text:p>2482</text:p>
          </table:table-cell>
          <table:table-cell table:style-name="ce2" office:value-type="string" calcext:value-type="string">
            <text:p><text:a xlink:href="https://clics.clld.org/parameters/2482" xlink:type="simple">TOGETHER</text:a></text:p>
          </table:table-cell>
          <table:table-cell/>
        </table:table-row>
        <table:table-row table:style-name="ro2">
          <table:table-cell table:style-name="Default" office:value-type="float" office:value="2483" calcext:value-type="float">
            <text:p>2483</text:p>
          </table:table-cell>
          <table:table-cell table:style-name="ce2" office:value-type="string" calcext:value-type="string">
            <text:p><text:a xlink:href="https://clics.clld.org/parameters/2483" xlink:type="simple">COLD (OF WEATHER)</text:a></text:p>
          </table:table-cell>
          <table:table-cell/>
        </table:table-row>
        <table:table-row table:style-name="ro2">
          <table:table-cell table:style-name="Default" office:value-type="float" office:value="2485" calcext:value-type="float">
            <text:p>2485</text:p>
          </table:table-cell>
          <table:table-cell table:style-name="ce2" office:value-type="string" calcext:value-type="string">
            <text:p><text:a xlink:href="https://clics.clld.org/parameters/2485" xlink:type="simple">HIDE (ONESELF)</text:a></text:p>
          </table:table-cell>
          <table:table-cell/>
        </table:table-row>
        <table:table-row table:style-name="ro2">
          <table:table-cell table:style-name="Default" office:value-type="float" office:value="2486" calcext:value-type="float">
            <text:p>2486</text:p>
          </table:table-cell>
          <table:table-cell table:style-name="ce2" office:value-type="string" calcext:value-type="string">
            <text:p><text:a xlink:href="https://clics.clld.org/parameters/2486" xlink:type="simple">HIDE</text:a></text:p>
          </table:table-cell>
          <table:table-cell/>
        </table:table-row>
        <table:table-row table:style-name="ro2">
          <table:table-cell table:style-name="Default" office:value-type="float" office:value="2487" calcext:value-type="float">
            <text:p>2487</text:p>
          </table:table-cell>
          <table:table-cell table:style-name="ce2" office:value-type="string" calcext:value-type="string">
            <text:p><text:a xlink:href="https://clics.clld.org/parameters/2487" xlink:type="simple">MALE PIG</text:a></text:p>
          </table:table-cell>
          <table:table-cell/>
        </table:table-row>
        <table:table-row table:style-name="ro2">
          <table:table-cell table:style-name="Default" office:value-type="float" office:value="2489" calcext:value-type="float">
            <text:p>2489</text:p>
          </table:table-cell>
          <table:table-cell table:style-name="ce2" office:value-type="string" calcext:value-type="string">
            <text:p><text:a xlink:href="https://clics.clld.org/parameters/2489" xlink:type="simple">ABACUS</text:a></text:p>
          </table:table-cell>
          <table:table-cell/>
        </table:table-row>
        <table:table-row table:style-name="ro2">
          <table:table-cell table:style-name="Default" office:value-type="float" office:value="2492" calcext:value-type="float">
            <text:p>2492</text:p>
          </table:table-cell>
          <table:table-cell table:style-name="ce2" office:value-type="string" calcext:value-type="string">
            <text:p><text:a xlink:href="https://clics.clld.org/parameters/2492" xlink:type="simple">BOIL (SOMETHING)</text:a></text:p>
          </table:table-cell>
          <table:table-cell/>
        </table:table-row>
        <table:table-row table:style-name="ro2">
          <table:table-cell table:style-name="Default" office:value-type="float" office:value="2493" calcext:value-type="float">
            <text:p>2493</text:p>
          </table:table-cell>
          <table:table-cell table:style-name="ce2" office:value-type="string" calcext:value-type="string">
            <text:p><text:a xlink:href="https://clics.clld.org/parameters/2493" xlink:type="simple">BOIL</text:a></text:p>
          </table:table-cell>
          <table:table-cell/>
        </table:table-row>
        <table:table-row table:style-name="ro2">
          <table:table-cell table:style-name="Default" office:value-type="float" office:value="2494" calcext:value-type="float">
            <text:p>2494</text:p>
          </table:table-cell>
          <table:table-cell table:style-name="ce2" office:value-type="string" calcext:value-type="string">
            <text:p><text:a xlink:href="https://clics.clld.org/parameters/2494" xlink:type="simple">BAMBOO SHOOT</text:a></text:p>
          </table:table-cell>
          <table:table-cell/>
        </table:table-row>
        <table:table-row table:style-name="ro2">
          <table:table-cell table:style-name="Default" office:value-type="float" office:value="2497" calcext:value-type="float">
            <text:p>2497</text:p>
          </table:table-cell>
          <table:table-cell table:style-name="ce2" office:value-type="string" calcext:value-type="string">
            <text:p><text:a xlink:href="https://clics.clld.org/parameters/2497" xlink:type="simple">RATTAN</text:a></text:p>
          </table:table-cell>
          <table:table-cell/>
        </table:table-row>
        <table:table-row table:style-name="ro2">
          <table:table-cell table:style-name="Default" office:value-type="float" office:value="2500" calcext:value-type="float">
            <text:p>2500</text:p>
          </table:table-cell>
          <table:table-cell table:style-name="ce2" office:value-type="string" calcext:value-type="string">
            <text:p><text:a xlink:href="https://clics.clld.org/parameters/2500" xlink:type="simple">GINGER</text:a></text:p>
          </table:table-cell>
          <table:table-cell/>
        </table:table-row>
        <table:table-row table:style-name="ro2">
          <table:table-cell table:style-name="Default" office:value-type="float" office:value="2501" calcext:value-type="float">
            <text:p>2501</text:p>
          </table:table-cell>
          <table:table-cell table:style-name="ce2" office:value-type="string" calcext:value-type="string">
            <text:p><text:a xlink:href="https://clics.clld.org/parameters/2501" xlink:type="simple">RICE HUSK</text:a></text:p>
          </table:table-cell>
          <table:table-cell/>
        </table:table-row>
        <table:table-row table:style-name="ro2">
          <table:table-cell table:style-name="Default" office:value-type="float" office:value="2502" calcext:value-type="float">
            <text:p>2502</text:p>
          </table:table-cell>
          <table:table-cell table:style-name="ce2" office:value-type="string" calcext:value-type="string">
            <text:p><text:a xlink:href="https://clics.clld.org/parameters/2502" xlink:type="simple">GONG</text:a></text:p>
          </table:table-cell>
          <table:table-cell/>
        </table:table-row>
        <table:table-row table:style-name="ro2">
          <table:table-cell table:style-name="Default" office:value-type="float" office:value="2504" calcext:value-type="float">
            <text:p>2504</text:p>
          </table:table-cell>
          <table:table-cell table:style-name="ce2" office:value-type="string" calcext:value-type="string">
            <text:p><text:a xlink:href="https://clics.clld.org/parameters/2504" xlink:type="simple">DIFFERENT</text:a></text:p>
          </table:table-cell>
          <table:table-cell/>
        </table:table-row>
        <table:table-row table:style-name="ro2">
          <table:table-cell table:style-name="Default" office:value-type="float" office:value="2506" calcext:value-type="float">
            <text:p>2506</text:p>
          </table:table-cell>
          <table:table-cell table:style-name="ce2" office:value-type="string" calcext:value-type="string">
            <text:p><text:a xlink:href="https://clics.clld.org/parameters/2506" xlink:type="simple">LOOSE</text:a></text:p>
          </table:table-cell>
          <table:table-cell/>
        </table:table-row>
        <table:table-row table:style-name="ro2">
          <table:table-cell table:style-name="Default" office:value-type="float" office:value="2509" calcext:value-type="float">
            <text:p>2509</text:p>
          </table:table-cell>
          <table:table-cell table:style-name="ce2" office:value-type="string" calcext:value-type="string">
            <text:p><text:a xlink:href="https://clics.clld.org/parameters/2509" xlink:type="simple">EXCHANGE</text:a></text:p>
          </table:table-cell>
          <table:table-cell/>
        </table:table-row>
        <table:table-row table:style-name="ro2">
          <table:table-cell table:style-name="Default" office:value-type="float" office:value="2510" calcext:value-type="float">
            <text:p>2510</text:p>
          </table:table-cell>
          <table:table-cell table:style-name="ce2" office:value-type="string" calcext:value-type="string">
            <text:p><text:a xlink:href="https://clics.clld.org/parameters/2510" xlink:type="simple">PORCUPINE</text:a></text:p>
          </table:table-cell>
          <table:table-cell/>
        </table:table-row>
        <table:table-row table:style-name="ro2">
          <table:table-cell table:style-name="Default" office:value-type="float" office:value="2513" calcext:value-type="float">
            <text:p>2513</text:p>
          </table:table-cell>
          <table:table-cell table:style-name="ce2" office:value-type="string" calcext:value-type="string">
            <text:p><text:a xlink:href="https://clics.clld.org/parameters/2513" xlink:type="simple">CHICKEN CHICK</text:a></text:p>
          </table:table-cell>
          <table:table-cell/>
        </table:table-row>
        <table:table-row table:style-name="ro2">
          <table:table-cell table:style-name="Default" office:value-type="float" office:value="2516" calcext:value-type="float">
            <text:p>2516</text:p>
          </table:table-cell>
          <table:table-cell table:style-name="ce2" office:value-type="string" calcext:value-type="string">
            <text:p><text:a xlink:href="https://clics.clld.org/parameters/2516" xlink:type="simple">WATER BUFFALO</text:a></text:p>
          </table:table-cell>
          <table:table-cell/>
        </table:table-row>
        <table:table-row table:style-name="ro2">
          <table:table-cell table:style-name="Default" office:value-type="float" office:value="2524" calcext:value-type="float">
            <text:p>2524</text:p>
          </table:table-cell>
          <table:table-cell table:style-name="ce2" office:value-type="string" calcext:value-type="string">
            <text:p><text:a xlink:href="https://clics.clld.org/parameters/2524" xlink:type="simple">JOY</text:a></text:p>
          </table:table-cell>
          <table:table-cell/>
        </table:table-row>
        <table:table-row table:style-name="ro2">
          <table:table-cell table:style-name="Default" office:value-type="float" office:value="2526" calcext:value-type="float">
            <text:p>2526</text:p>
          </table:table-cell>
          <table:table-cell table:style-name="ce2" office:value-type="string" calcext:value-type="string">
            <text:p><text:a xlink:href="https://clics.clld.org/parameters/2526" xlink:type="simple">POWER</text:a></text:p>
          </table:table-cell>
          <table:table-cell/>
        </table:table-row>
        <table:table-row table:style-name="ro2">
          <table:table-cell table:style-name="Default" office:value-type="float" office:value="2530" calcext:value-type="float">
            <text:p>2530</text:p>
          </table:table-cell>
          <table:table-cell table:style-name="ce2" office:value-type="string" calcext:value-type="string">
            <text:p><text:a xlink:href="https://clics.clld.org/parameters/2530" xlink:type="simple">SMART</text:a></text:p>
          </table:table-cell>
          <table:table-cell/>
        </table:table-row>
        <table:table-row table:style-name="ro2">
          <table:table-cell table:style-name="Default" office:value-type="float" office:value="2531" calcext:value-type="float">
            <text:p>2531</text:p>
          </table:table-cell>
          <table:table-cell table:style-name="ce2" office:value-type="string" calcext:value-type="string">
            <text:p><text:a xlink:href="https://clics.clld.org/parameters/2531" xlink:type="simple">BROAD</text:a></text:p>
          </table:table-cell>
          <table:table-cell/>
        </table:table-row>
        <table:table-row table:style-name="ro2">
          <table:table-cell table:style-name="Default" office:value-type="float" office:value="2537" calcext:value-type="float">
            <text:p>2537</text:p>
          </table:table-cell>
          <table:table-cell table:style-name="ce2" office:value-type="string" calcext:value-type="string">
            <text:p><text:a xlink:href="https://clics.clld.org/parameters/2537" xlink:type="simple">LENGTH</text:a></text:p>
          </table:table-cell>
          <table:table-cell/>
        </table:table-row>
        <table:table-row table:style-name="ro2">
          <table:table-cell table:style-name="Default" office:value-type="float" office:value="2539" calcext:value-type="float">
            <text:p>2539</text:p>
          </table:table-cell>
          <table:table-cell table:style-name="ce2" office:value-type="string" calcext:value-type="string">
            <text:p><text:a xlink:href="https://clics.clld.org/parameters/2539" xlink:type="simple">PIT (POTHOLE)</text:a></text:p>
          </table:table-cell>
          <table:table-cell/>
        </table:table-row>
        <table:table-row table:style-name="ro2">
          <table:table-cell table:style-name="Default" office:value-type="float" office:value="2540" calcext:value-type="float">
            <text:p>2540</text:p>
          </table:table-cell>
          <table:table-cell table:style-name="ce2" office:value-type="string" calcext:value-type="string">
            <text:p><text:a xlink:href="https://clics.clld.org/parameters/2540" xlink:type="simple">LIME (MATERIAL)</text:a></text:p>
          </table:table-cell>
          <table:table-cell/>
        </table:table-row>
        <table:table-row table:style-name="ro2">
          <table:table-cell table:style-name="Default" office:value-type="float" office:value="2547" calcext:value-type="float">
            <text:p>2547</text:p>
          </table:table-cell>
          <table:table-cell table:style-name="ce2" office:value-type="string" calcext:value-type="string">
            <text:p><text:a xlink:href="https://clics.clld.org/parameters/2546" xlink:type="simple">BORDER</text:a></text:p>
          </table:table-cell>
          <table:table-cell/>
        </table:table-row>
        <table:table-row table:style-name="ro2">
          <table:table-cell table:style-name="Default" office:value-type="float" office:value="2548" calcext:value-type="float">
            <text:p>2548</text:p>
          </table:table-cell>
          <table:table-cell table:style-name="ce2" office:value-type="string" calcext:value-type="string">
            <text:p><text:a xlink:href="https://clics.clld.org/parameters/2547" xlink:type="simple">CITY</text:a></text:p>
          </table:table-cell>
          <table:table-cell/>
        </table:table-row>
        <table:table-row table:style-name="ro2">
          <table:table-cell table:style-name="Default" office:value-type="float" office:value="2549" calcext:value-type="float">
            <text:p>2549</text:p>
          </table:table-cell>
          <table:table-cell table:style-name="ce2" office:value-type="string" calcext:value-type="string">
            <text:p><text:a xlink:href="https://clics.clld.org/parameters/2549" xlink:type="simple">VEHICLE</text:a></text:p>
          </table:table-cell>
          <table:table-cell/>
        </table:table-row>
        <table:table-row table:style-name="ro2">
          <table:table-cell table:style-name="Default" office:value-type="float" office:value="2551" calcext:value-type="float">
            <text:p>2551</text:p>
          </table:table-cell>
          <table:table-cell table:style-name="ce2" office:value-type="string" calcext:value-type="string">
            <text:p><text:a xlink:href="https://clics.clld.org/parameters/2551" xlink:type="simple">ORGANIC FAT OR OIL</text:a></text:p>
          </table:table-cell>
          <table:table-cell/>
        </table:table-row>
        <table:table-row table:style-name="ro2">
          <table:table-cell table:style-name="Default" office:value-type="float" office:value="2555" calcext:value-type="float">
            <text:p>2555</text:p>
          </table:table-cell>
          <table:table-cell table:style-name="ce2" office:value-type="string" calcext:value-type="string">
            <text:p><text:a xlink:href="https://clics.clld.org/parameters/2555" xlink:type="simple">OIL (FROM PLANTS)</text:a></text:p>
          </table:table-cell>
          <table:table-cell/>
        </table:table-row>
        <table:table-row table:style-name="ro2">
          <table:table-cell table:style-name="Default" office:value-type="float" office:value="2557" calcext:value-type="float">
            <text:p>2557</text:p>
          </table:table-cell>
          <table:table-cell table:style-name="ce2" office:value-type="string" calcext:value-type="string">
            <text:p><text:a xlink:href="https://clics.clld.org/parameters/2557" xlink:type="simple">PIG FAT</text:a></text:p>
          </table:table-cell>
          <table:table-cell/>
        </table:table-row>
        <table:table-row table:style-name="ro2">
          <table:table-cell table:style-name="Default" office:value-type="float" office:value="2558" calcext:value-type="float">
            <text:p>2558</text:p>
          </table:table-cell>
          <table:table-cell table:style-name="ce2" office:value-type="string" calcext:value-type="string">
            <text:p><text:a xlink:href="https://clics.clld.org/parameters/2558" xlink:type="simple">BREAK (CLEAVE)</text:a></text:p>
          </table:table-cell>
          <table:table-cell/>
        </table:table-row>
        <table:table-row table:style-name="ro2">
          <table:table-cell table:style-name="Default" office:value-type="float" office:value="2559" calcext:value-type="float">
            <text:p>2559</text:p>
          </table:table-cell>
          <table:table-cell table:style-name="ce2" office:value-type="string" calcext:value-type="string">
            <text:p><text:a xlink:href="https://clics.clld.org/parameters/2559" xlink:type="simple">FEEL (TACTUALLY)</text:a></text:p>
          </table:table-cell>
          <table:table-cell/>
        </table:table-row>
        <table:table-row table:style-name="ro2">
          <table:table-cell table:style-name="Default" office:value-type="float" office:value="2560" calcext:value-type="float">
            <text:p>2560</text:p>
          </table:table-cell>
          <table:table-cell table:style-name="ce2" office:value-type="string" calcext:value-type="string">
            <text:p><text:a xlink:href="https://clics.clld.org/parameters/2560" xlink:type="simple">PATERNAL GRANDFATHER</text:a></text:p>
          </table:table-cell>
          <table:table-cell/>
        </table:table-row>
        <table:table-row table:style-name="ro2">
          <table:table-cell table:style-name="Default" office:value-type="float" office:value="2567" calcext:value-type="float">
            <text:p>2567</text:p>
          </table:table-cell>
          <table:table-cell table:style-name="ce2" office:value-type="string" calcext:value-type="string">
            <text:p><text:a xlink:href="https://clics.clld.org/parameters/2567" xlink:type="simple">CAPON</text:a></text:p>
          </table:table-cell>
          <table:table-cell/>
        </table:table-row>
        <table:table-row table:style-name="ro2">
          <table:table-cell table:style-name="Default" office:value-type="float" office:value="2575" calcext:value-type="float">
            <text:p>2575</text:p>
          </table:table-cell>
          <table:table-cell table:style-name="ce2" office:value-type="string" calcext:value-type="string">
            <text:p><text:a xlink:href="https://clics.clld.org/parameters/2575" xlink:type="simple">DO OR MAKE</text:a></text:p>
          </table:table-cell>
          <table:table-cell/>
        </table:table-row>
        <table:table-row table:style-name="ro2">
          <table:table-cell table:style-name="Default" office:value-type="float" office:value="2576" calcext:value-type="float">
            <text:p>2576</text:p>
          </table:table-cell>
          <table:table-cell table:style-name="ce2" office:value-type="string" calcext:value-type="string">
            <text:p><text:a xlink:href="https://clics.clld.org/parameters/2576" xlink:type="simple">ALREADY</text:a></text:p>
          </table:table-cell>
          <table:table-cell/>
        </table:table-row>
        <table:table-row table:style-name="ro2">
          <table:table-cell table:style-name="Default" office:value-type="float" office:value="2578" calcext:value-type="float">
            <text:p>2578</text:p>
          </table:table-cell>
          <table:table-cell table:style-name="ce2" office:value-type="string" calcext:value-type="string">
            <text:p><text:a xlink:href="https://clics.clld.org/parameters/2578" xlink:type="simple">PENCIL</text:a></text:p>
          </table:table-cell>
          <table:table-cell/>
        </table:table-row>
        <table:table-row table:style-name="ro2">
          <table:table-cell table:style-name="Default" office:value-type="float" office:value="2579" calcext:value-type="float">
            <text:p>2579</text:p>
          </table:table-cell>
          <table:table-cell table:style-name="ce2" office:value-type="string" calcext:value-type="string">
            <text:p><text:a xlink:href="https://clics.clld.org/parameters/2579" xlink:type="simple">TOOTHBRUSH</text:a></text:p>
          </table:table-cell>
          <table:table-cell/>
        </table:table-row>
        <table:table-row table:style-name="ro2">
          <table:table-cell table:style-name="Default" office:value-type="float" office:value="2590" calcext:value-type="float">
            <text:p>2590</text:p>
          </table:table-cell>
          <table:table-cell table:style-name="ce2" office:value-type="string" calcext:value-type="string">
            <text:p><text:a xlink:href="https://clics.clld.org/parameters/2590" xlink:type="simple">HARMONICA</text:a></text:p>
          </table:table-cell>
          <table:table-cell/>
        </table:table-row>
        <table:table-row table:style-name="ro2">
          <table:table-cell table:style-name="Default" office:value-type="float" office:value="2591" calcext:value-type="float">
            <text:p>2591</text:p>
          </table:table-cell>
          <table:table-cell table:style-name="ce2" office:value-type="string" calcext:value-type="string">
            <text:p><text:a xlink:href="https://clics.clld.org/parameters/2591" xlink:type="simple">RHINOCEROS</text:a></text:p>
          </table:table-cell>
          <table:table-cell/>
        </table:table-row>
        <table:table-row table:style-name="ro2">
          <table:table-cell table:style-name="Default" office:value-type="float" office:value="2604" calcext:value-type="float">
            <text:p>2604</text:p>
          </table:table-cell>
          <table:table-cell table:style-name="ce2" office:value-type="string" calcext:value-type="string">
            <text:p><text:a xlink:href="https://clics.clld.org/parameters/2604" xlink:type="simple">NOOSE</text:a></text:p>
          </table:table-cell>
          <table:table-cell/>
        </table:table-row>
        <table:table-row table:style-name="ro2">
          <table:table-cell table:style-name="Default" office:value-type="float" office:value="2614" calcext:value-type="float">
            <text:p>2614</text:p>
          </table:table-cell>
          <table:table-cell table:style-name="ce2" office:value-type="string" calcext:value-type="string">
            <text:p><text:a xlink:href="https://clics.clld.org/parameters/2614" xlink:type="simple">SKIN (ANIMAL)</text:a></text:p>
          </table:table-cell>
          <table:table-cell/>
        </table:table-row>
        <table:table-row table:style-name="ro2">
          <table:table-cell table:style-name="Default" office:value-type="float" office:value="2615" calcext:value-type="float">
            <text:p>2615</text:p>
          </table:table-cell>
          <table:table-cell table:style-name="ce2" office:value-type="string" calcext:value-type="string">
            <text:p><text:a xlink:href="https://clics.clld.org/parameters/2615" xlink:type="simple">FLESH OR MEAT</text:a></text:p>
          </table:table-cell>
          <table:table-cell/>
        </table:table-row>
        <table:table-row table:style-name="ro2">
          <table:table-cell table:style-name="Default" office:value-type="float" office:value="2623" calcext:value-type="float">
            <text:p>2623</text:p>
          </table:table-cell>
          <table:table-cell table:style-name="ce2" office:value-type="string" calcext:value-type="string">
            <text:p><text:a xlink:href="https://clics.clld.org/parameters/2623" xlink:type="simple">FLAG</text:a></text:p>
          </table:table-cell>
          <table:table-cell/>
        </table:table-row>
        <table:table-row table:style-name="ro2">
          <table:table-cell table:style-name="Default" office:value-type="float" office:value="2628" calcext:value-type="float">
            <text:p>2628</text:p>
          </table:table-cell>
          <table:table-cell table:style-name="ce2" office:value-type="string" calcext:value-type="string">
            <text:p><text:a xlink:href="https://clics.clld.org/parameters/2628" xlink:type="simple">PLANT STEM</text:a></text:p>
          </table:table-cell>
          <table:table-cell/>
        </table:table-row>
        <table:table-row table:style-name="ro2">
          <table:table-cell table:style-name="Default" office:value-type="float" office:value="2630" calcext:value-type="float">
            <text:p>2630</text:p>
          </table:table-cell>
          <table:table-cell table:style-name="ce2" office:value-type="string" calcext:value-type="string">
            <text:p><text:a xlink:href="https://clics.clld.org/parameters/2630" xlink:type="simple">WHIP</text:a></text:p>
          </table:table-cell>
          <table:table-cell/>
        </table:table-row>
        <table:table-row table:style-name="ro2">
          <table:table-cell table:style-name="Default" office:value-type="float" office:value="2631" calcext:value-type="float">
            <text:p>2631</text:p>
          </table:table-cell>
          <table:table-cell table:style-name="ce2" office:value-type="string" calcext:value-type="string">
            <text:p><text:a xlink:href="https://clics.clld.org/parameters/2631" xlink:type="simple">WIRE</text:a></text:p>
          </table:table-cell>
          <table:table-cell/>
        </table:table-row>
        <table:table-row table:style-name="ro2">
          <table:table-cell table:style-name="Default" office:value-type="float" office:value="2634" calcext:value-type="float">
            <text:p>2634</text:p>
          </table:table-cell>
          <table:table-cell table:style-name="ce2" office:value-type="string" calcext:value-type="string">
            <text:p><text:a xlink:href="https://clics.clld.org/parameters/2634" xlink:type="simple">WE TWO</text:a></text:p>
          </table:table-cell>
          <table:table-cell/>
        </table:table-row>
        <table:table-row table:style-name="ro2">
          <table:table-cell table:style-name="Default" office:value-type="float" office:value="2635" calcext:value-type="float">
            <text:p>2635</text:p>
          </table:table-cell>
          <table:table-cell table:style-name="ce2" office:value-type="string" calcext:value-type="string">
            <text:p><text:a xlink:href="https://clics.clld.org/parameters/2635" xlink:type="simple">THEY TWO</text:a></text:p>
          </table:table-cell>
          <table:table-cell/>
        </table:table-row>
        <table:table-row table:style-name="ro2">
          <table:table-cell table:style-name="Default" office:value-type="float" office:value="2636" calcext:value-type="float">
            <text:p>2636</text:p>
          </table:table-cell>
          <table:table-cell table:style-name="ce2" office:value-type="string" calcext:value-type="string">
            <text:p><text:a xlink:href="https://clics.clld.org/parameters/2636" xlink:type="simple">WE TWO (EXCLUSIVE)</text:a></text:p>
          </table:table-cell>
          <table:table-cell/>
        </table:table-row>
        <table:table-row table:style-name="ro2">
          <table:table-cell table:style-name="Default" office:value-type="float" office:value="2637" calcext:value-type="float">
            <text:p>2637</text:p>
          </table:table-cell>
          <table:table-cell table:style-name="ce2" office:value-type="string" calcext:value-type="string">
            <text:p><text:a xlink:href="https://clics.clld.org/parameters/2637" xlink:type="simple">WE TWO (INCLUSIVE)</text:a></text:p>
          </table:table-cell>
          <table:table-cell/>
        </table:table-row>
        <table:table-row table:style-name="ro2">
          <table:table-cell table:style-name="Default" office:value-type="float" office:value="2638" calcext:value-type="float">
            <text:p>2638</text:p>
          </table:table-cell>
          <table:table-cell table:style-name="ce2" office:value-type="string" calcext:value-type="string">
            <text:p><text:a xlink:href="https://clics.clld.org/parameters/2638" xlink:type="simple">FISHING</text:a></text:p>
          </table:table-cell>
          <table:table-cell/>
        </table:table-row>
        <table:table-row table:style-name="ro2">
          <table:table-cell table:style-name="Default" office:value-type="float" office:value="2640" calcext:value-type="float">
            <text:p>2640</text:p>
          </table:table-cell>
          <table:table-cell table:style-name="ce2" office:value-type="string" calcext:value-type="string">
            <text:p><text:a xlink:href="https://clics.clld.org/parameters/2640" xlink:type="simple">LARVA</text:a></text:p>
          </table:table-cell>
          <table:table-cell/>
        </table:table-row>
        <table:table-row table:style-name="ro2">
          <table:table-cell table:style-name="Default" office:value-type="float" office:value="2642" calcext:value-type="float">
            <text:p>2642</text:p>
          </table:table-cell>
          <table:table-cell table:style-name="ce2" office:value-type="string" calcext:value-type="string">
            <text:p><text:a xlink:href="https://clics.clld.org/parameters/2642" xlink:type="simple">HE OR SHE</text:a></text:p>
          </table:table-cell>
          <table:table-cell/>
        </table:table-row>
        <table:table-row table:style-name="ro2">
          <table:table-cell table:style-name="Default" office:value-type="float" office:value="2643" calcext:value-type="float">
            <text:p>2643</text:p>
          </table:table-cell>
          <table:table-cell table:style-name="ce2" office:value-type="string" calcext:value-type="string">
            <text:p><text:a xlink:href="https://clics.clld.org/parameters/2643" xlink:type="simple">INK</text:a></text:p>
          </table:table-cell>
          <table:table-cell/>
        </table:table-row>
        <table:table-row table:style-name="ro2">
          <table:table-cell table:style-name="Default" office:value-type="float" office:value="2647" calcext:value-type="float">
            <text:p>2647</text:p>
          </table:table-cell>
          <table:table-cell table:style-name="ce2" office:value-type="string" calcext:value-type="string">
            <text:p><text:a xlink:href="https://clics.clld.org/parameters/2647" xlink:type="simple">CATTY (MASS UNIT)</text:a></text:p>
          </table:table-cell>
          <table:table-cell/>
        </table:table-row>
        <table:table-row table:style-name="ro2">
          <table:table-cell table:style-name="Default" office:value-type="float" office:value="2648" calcext:value-type="float">
            <text:p>2648</text:p>
          </table:table-cell>
          <table:table-cell table:style-name="ce2" office:value-type="string" calcext:value-type="string">
            <text:p><text:a xlink:href="https://clics.clld.org/parameters/2648" xlink:type="simple">HAIR (HEAD)</text:a></text:p>
          </table:table-cell>
          <table:table-cell/>
        </table:table-row>
        <table:table-row table:style-name="ro2">
          <table:table-cell table:style-name="Default" office:value-type="float" office:value="2653" calcext:value-type="float">
            <text:p>2653</text:p>
          </table:table-cell>
          <table:table-cell table:style-name="ce2" office:value-type="string" calcext:value-type="string">
            <text:p><text:a xlink:href="https://clics.clld.org/parameters/2653" xlink:type="simple">NET (FOR CATCHING)</text:a></text:p>
          </table:table-cell>
          <table:table-cell/>
        </table:table-row>
        <table:table-row table:style-name="ro2">
          <table:table-cell table:style-name="Default" office:value-type="float" office:value="2655" calcext:value-type="float">
            <text:p>2655</text:p>
          </table:table-cell>
          <table:table-cell table:style-name="ce2" office:value-type="string" calcext:value-type="string">
            <text:p><text:a xlink:href="https://clics.clld.org/parameters/2655" xlink:type="simple">JACKFRUIT</text:a></text:p>
          </table:table-cell>
          <table:table-cell/>
        </table:table-row>
        <table:table-row table:style-name="ro2">
          <table:table-cell table:style-name="Default" office:value-type="float" office:value="2658" calcext:value-type="float">
            <text:p>2658</text:p>
          </table:table-cell>
          <table:table-cell table:style-name="ce2" office:value-type="string" calcext:value-type="string">
            <text:p><text:a xlink:href="https://clics.clld.org/parameters/2658" xlink:type="simple">COAL</text:a></text:p>
          </table:table-cell>
          <table:table-cell/>
        </table:table-row>
        <table:table-row table:style-name="ro2">
          <table:table-cell table:style-name="Default" office:value-type="float" office:value="2664" calcext:value-type="float">
            <text:p>2664</text:p>
          </table:table-cell>
          <table:table-cell table:style-name="ce2" office:value-type="string" calcext:value-type="string">
            <text:p><text:a xlink:href="https://clics.clld.org/parameters/2664" xlink:type="simple">SCAB</text:a></text:p>
          </table:table-cell>
          <table:table-cell/>
        </table:table-row>
        <table:table-row table:style-name="ro2">
          <table:table-cell table:style-name="Default" office:value-type="float" office:value="2669" calcext:value-type="float">
            <text:p>2669</text:p>
          </table:table-cell>
          <table:table-cell table:style-name="ce2" office:value-type="string" calcext:value-type="string">
            <text:p><text:a xlink:href="https://clics.clld.org/parameters/2669" xlink:type="simple">POINT (WITH FINGER)</text:a></text:p>
          </table:table-cell>
          <table:table-cell/>
        </table:table-row>
        <table:table-row table:style-name="ro2">
          <table:table-cell table:style-name="Default" office:value-type="float" office:value="2676" calcext:value-type="float">
            <text:p>2676</text:p>
          </table:table-cell>
          <table:table-cell table:style-name="ce2" office:value-type="string" calcext:value-type="string">
            <text:p><text:a xlink:href="https://clics.clld.org/parameters/2676" xlink:type="simple">TWO HUNDRED</text:a></text:p>
          </table:table-cell>
          <table:table-cell/>
        </table:table-row>
        <table:table-row table:style-name="ro2">
          <table:table-cell table:style-name="Default" office:value-type="float" office:value="2677" calcext:value-type="float">
            <text:p>2677</text:p>
          </table:table-cell>
          <table:table-cell table:style-name="ce2" office:value-type="string" calcext:value-type="string">
            <text:p><text:a xlink:href="https://clics.clld.org/parameters/2677" xlink:type="simple">SPEARTHROWER</text:a></text:p>
          </table:table-cell>
          <table:table-cell/>
        </table:table-row>
        <table:table-row table:style-name="ro2">
          <table:table-cell table:style-name="Default" office:value-type="float" office:value="2680" calcext:value-type="float">
            <text:p>2680</text:p>
          </table:table-cell>
          <table:table-cell table:style-name="ce2" office:value-type="string" calcext:value-type="string">
            <text:p><text:a xlink:href="https://clics.clld.org/parameters/2680" xlink:type="simple">MACHETE</text:a></text:p>
          </table:table-cell>
          <table:table-cell/>
        </table:table-row>
        <table:table-row table:style-name="ro2">
          <table:table-cell table:style-name="Default" office:value-type="float" office:value="2683" calcext:value-type="float">
            <text:p>2683</text:p>
          </table:table-cell>
          <table:table-cell table:style-name="ce2" office:value-type="string" calcext:value-type="string">
            <text:p><text:a xlink:href="https://clics.clld.org/parameters/2683" xlink:type="simple">EAGLE OR HAWK</text:a></text:p>
          </table:table-cell>
          <table:table-cell/>
        </table:table-row>
        <table:table-row table:style-name="ro2">
          <table:table-cell table:style-name="Default" office:value-type="float" office:value="2684" calcext:value-type="float">
            <text:p>2684</text:p>
          </table:table-cell>
          <table:table-cell table:style-name="ce2" office:value-type="string" calcext:value-type="string">
            <text:p><text:a xlink:href="https://clics.clld.org/parameters/2684" xlink:type="simple">CAPRINE (GOAT OR SHEEP)</text:a></text:p>
          </table:table-cell>
          <table:table-cell/>
        </table:table-row>
        <table:table-row table:style-name="ro2">
          <table:table-cell table:style-name="Default" office:value-type="float" office:value="2685" calcext:value-type="float">
            <text:p>2685</text:p>
          </table:table-cell>
          <table:table-cell table:style-name="ce2" office:value-type="string" calcext:value-type="string">
            <text:p><text:a xlink:href="https://clics.clld.org/parameters/2685" xlink:type="simple">CARP (FISH)</text:a></text:p>
          </table:table-cell>
          <table:table-cell/>
        </table:table-row>
        <table:table-row table:style-name="ro2">
          <table:table-cell table:style-name="Default" office:value-type="float" office:value="2686" calcext:value-type="float">
            <text:p>2686</text:p>
          </table:table-cell>
          <table:table-cell table:style-name="ce2" office:value-type="string" calcext:value-type="string">
            <text:p><text:a xlink:href="https://clics.clld.org/parameters/2686" xlink:type="simple">CRUSTACEANS (PRAWNS OR SHRIMP)</text:a></text:p>
          </table:table-cell>
          <table:table-cell/>
        </table:table-row>
        <table:table-row table:style-name="ro2">
          <table:table-cell table:style-name="Default" office:value-type="float" office:value="2689" calcext:value-type="float">
            <text:p>2689</text:p>
          </table:table-cell>
          <table:table-cell table:style-name="ce2" office:value-type="string" calcext:value-type="string">
            <text:p><text:a xlink:href="https://clics.clld.org/parameters/2689" xlink:type="simple">LADDER OR STAIRS</text:a></text:p>
          </table:table-cell>
          <table:table-cell/>
        </table:table-row>
        <table:table-row table:style-name="ro2">
          <table:table-cell table:style-name="Default" office:value-type="float" office:value="2690" calcext:value-type="float">
            <text:p>2690</text:p>
          </table:table-cell>
          <table:table-cell table:style-name="ce2" office:value-type="string" calcext:value-type="string">
            <text:p><text:a xlink:href="https://clics.clld.org/parameters/2690" xlink:type="simple">UNCLE (HUSBAND OF FATHER'S SISTER)</text:a></text:p>
          </table:table-cell>
          <table:table-cell/>
        </table:table-row>
        <table:table-row table:style-name="ro2">
          <table:table-cell table:style-name="Default" office:value-type="float" office:value="2691" calcext:value-type="float">
            <text:p>2691</text:p>
          </table:table-cell>
          <table:table-cell table:style-name="ce2" office:value-type="string" calcext:value-type="string">
            <text:p><text:a xlink:href="https://clics.clld.org/parameters/2691" xlink:type="simple">PATERNAL AUNT (FATHER'S SISTER)</text:a></text:p>
          </table:table-cell>
          <table:table-cell/>
        </table:table-row>
        <table:table-row table:style-name="ro2">
          <table:table-cell table:style-name="Default" office:value-type="float" office:value="2692" calcext:value-type="float">
            <text:p>2692</text:p>
          </table:table-cell>
          <table:table-cell table:style-name="ce2" office:value-type="string" calcext:value-type="string">
            <text:p><text:a xlink:href="https://clics.clld.org/parameters/2692" xlink:type="simple">MATERNAL UNCLE (MOTHER'S BROTHER)</text:a></text:p>
          </table:table-cell>
          <table:table-cell/>
        </table:table-row>
        <table:table-row table:style-name="ro2">
          <table:table-cell table:style-name="Default" office:value-type="float" office:value="2693" calcext:value-type="float">
            <text:p>2693</text:p>
          </table:table-cell>
          <table:table-cell table:style-name="ce2" office:value-type="string" calcext:value-type="string">
            <text:p><text:a xlink:href="https://clics.clld.org/parameters/2693" xlink:type="simple">MATERNAL AUNT (MOTHER'S SISTER)</text:a></text:p>
          </table:table-cell>
          <table:table-cell/>
        </table:table-row>
        <table:table-row table:style-name="ro2">
          <table:table-cell table:style-name="Default" office:value-type="float" office:value="2694" calcext:value-type="float">
            <text:p>2694</text:p>
          </table:table-cell>
          <table:table-cell table:style-name="ce2" office:value-type="string" calcext:value-type="string">
            <text:p><text:a xlink:href="https://clics.clld.org/parameters/2694" xlink:type="simple">MATERNAL UNCLE (HUSBAND OF ONE'S MATERNAL AUNT)</text:a></text:p>
          </table:table-cell>
          <table:table-cell/>
        </table:table-row>
        <table:table-row table:style-name="ro2">
          <table:table-cell table:style-name="Default" office:value-type="float" office:value="2695" calcext:value-type="float">
            <text:p>2695</text:p>
          </table:table-cell>
          <table:table-cell table:style-name="ce2" office:value-type="string" calcext:value-type="string">
            <text:p><text:a xlink:href="https://clics.clld.org/parameters/2695" xlink:type="simple">SISTER-IN-LAW (OLDER BROTHER'S WIFE)</text:a></text:p>
          </table:table-cell>
          <table:table-cell/>
        </table:table-row>
        <table:table-row table:style-name="ro2">
          <table:table-cell table:style-name="Default" office:value-type="float" office:value="2696" calcext:value-type="float">
            <text:p>2696</text:p>
          </table:table-cell>
          <table:table-cell table:style-name="ce2" office:value-type="string" calcext:value-type="string">
            <text:p><text:a xlink:href="https://clics.clld.org/parameters/2696" xlink:type="simple">BROTHER-IN-LAW (OLDER SISTER'S HUSBAND)</text:a></text:p>
          </table:table-cell>
          <table:table-cell/>
        </table:table-row>
        <table:table-row table:style-name="ro2">
          <table:table-cell table:style-name="Default" office:value-type="float" office:value="2697" calcext:value-type="float">
            <text:p>2697</text:p>
          </table:table-cell>
          <table:table-cell table:style-name="ce2" office:value-type="string" calcext:value-type="string">
            <text:p><text:a xlink:href="https://clics.clld.org/parameters/2697" xlink:type="simple">BROTHER-IN-LAW (YOUNGER SISTER'S HUSBAND)</text:a></text:p>
          </table:table-cell>
          <table:table-cell/>
        </table:table-row>
        <table:table-row table:style-name="ro2">
          <table:table-cell table:style-name="Default" office:value-type="float" office:value="2698" calcext:value-type="float">
            <text:p>2698</text:p>
          </table:table-cell>
          <table:table-cell table:style-name="ce2" office:value-type="string" calcext:value-type="string">
            <text:p><text:a xlink:href="https://clics.clld.org/parameters/2698" xlink:type="simple">BROTHER-IN-LAW (HUSBAND'S OLDER BROTHER)</text:a></text:p>
          </table:table-cell>
          <table:table-cell/>
        </table:table-row>
        <table:table-row table:style-name="ro2">
          <table:table-cell table:style-name="Default" office:value-type="float" office:value="2699" calcext:value-type="float">
            <text:p>2699</text:p>
          </table:table-cell>
          <table:table-cell table:style-name="ce2" office:value-type="string" calcext:value-type="string">
            <text:p><text:a xlink:href="https://clics.clld.org/parameters/2699" xlink:type="simple">BROTHER-IN-LAW (HUSBAND'S YOUNGER BROTHER)</text:a></text:p>
          </table:table-cell>
          <table:table-cell/>
        </table:table-row>
        <table:table-row table:style-name="ro2">
          <table:table-cell table:style-name="Default" office:value-type="float" office:value="2700" calcext:value-type="float">
            <text:p>2700</text:p>
          </table:table-cell>
          <table:table-cell table:style-name="ce2" office:value-type="string" calcext:value-type="string">
            <text:p><text:a xlink:href="https://clics.clld.org/parameters/2700" xlink:type="simple">SISTER-IN-LAW (HUSBAND'S OLDER SISTER)</text:a></text:p>
          </table:table-cell>
          <table:table-cell/>
        </table:table-row>
        <table:table-row table:style-name="ro2">
          <table:table-cell table:style-name="Default" office:value-type="float" office:value="2701" calcext:value-type="float">
            <text:p>2701</text:p>
          </table:table-cell>
          <table:table-cell table:style-name="ce2" office:value-type="string" calcext:value-type="string">
            <text:p><text:a xlink:href="https://clics.clld.org/parameters/2701" xlink:type="simple">SISTER-IN-LAW (HUSBANDS YOUNGER SISTER)</text:a></text:p>
          </table:table-cell>
          <table:table-cell/>
        </table:table-row>
        <table:table-row table:style-name="ro2">
          <table:table-cell table:style-name="Default" office:value-type="float" office:value="2702" calcext:value-type="float">
            <text:p>2702</text:p>
          </table:table-cell>
          <table:table-cell table:style-name="ce2" office:value-type="string" calcext:value-type="string">
            <text:p><text:a xlink:href="https://clics.clld.org/parameters/2702" xlink:type="simple">GRANDSON (SON'S SON)</text:a></text:p>
          </table:table-cell>
          <table:table-cell/>
        </table:table-row>
        <table:table-row table:style-name="ro2">
          <table:table-cell table:style-name="Default" office:value-type="float" office:value="2703" calcext:value-type="float">
            <text:p>2703</text:p>
          </table:table-cell>
          <table:table-cell table:style-name="ce2" office:value-type="string" calcext:value-type="string">
            <text:p><text:a xlink:href="https://clics.clld.org/parameters/2703" xlink:type="simple">GRANDCHILD (DAUGHTER'S OFFSPRING)</text:a></text:p>
          </table:table-cell>
          <table:table-cell/>
        </table:table-row>
        <table:table-row table:style-name="ro2">
          <table:table-cell table:style-name="Default" office:value-type="float" office:value="2704" calcext:value-type="float">
            <text:p>2704</text:p>
          </table:table-cell>
          <table:table-cell table:style-name="ce2" office:value-type="string" calcext:value-type="string">
            <text:p><text:a xlink:href="https://clics.clld.org/parameters/2704" xlink:type="simple">FADE (LOOSE COLOR)</text:a></text:p>
          </table:table-cell>
          <table:table-cell/>
        </table:table-row>
        <table:table-row table:style-name="ro2">
          <table:table-cell table:style-name="Default" office:value-type="float" office:value="2705" calcext:value-type="float">
            <text:p>2705</text:p>
          </table:table-cell>
          <table:table-cell table:style-name="ce2" office:value-type="string" calcext:value-type="string">
            <text:p><text:a xlink:href="https://clics.clld.org/parameters/2705" xlink:type="simple">INHALE</text:a></text:p>
          </table:table-cell>
          <table:table-cell/>
        </table:table-row>
        <table:table-row table:style-name="ro2">
          <table:table-cell table:style-name="Default" office:value-type="float" office:value="2706" calcext:value-type="float">
            <text:p>2706</text:p>
          </table:table-cell>
          <table:table-cell table:style-name="ce2" office:value-type="string" calcext:value-type="string">
            <text:p><text:a xlink:href="https://clics.clld.org/parameters/2706" xlink:type="simple">GNAW</text:a></text:p>
          </table:table-cell>
          <table:table-cell/>
        </table:table-row>
        <table:table-row table:style-name="ro2">
          <table:table-cell table:style-name="Default" office:value-type="float" office:value="2708" calcext:value-type="float">
            <text:p>2708</text:p>
          </table:table-cell>
          <table:table-cell table:style-name="ce2" office:value-type="string" calcext:value-type="string">
            <text:p><text:a xlink:href="https://clics.clld.org/parameters/2708" xlink:type="simple">TALK</text:a></text:p>
          </table:table-cell>
          <table:table-cell/>
        </table:table-row>
        <table:table-row table:style-name="ro2">
          <table:table-cell table:style-name="Default" office:value-type="float" office:value="2709" calcext:value-type="float">
            <text:p>2709</text:p>
          </table:table-cell>
          <table:table-cell table:style-name="ce2" office:value-type="string" calcext:value-type="string">
            <text:p><text:a xlink:href="https://clics.clld.org/parameters/2709" xlink:type="simple">FLATTER</text:a></text:p>
          </table:table-cell>
          <table:table-cell/>
        </table:table-row>
        <table:table-row table:style-name="ro2">
          <table:table-cell table:style-name="Default" office:value-type="float" office:value="2710" calcext:value-type="float">
            <text:p>2710</text:p>
          </table:table-cell>
          <table:table-cell table:style-name="ce2" office:value-type="string" calcext:value-type="string">
            <text:p><text:a xlink:href="https://clics.clld.org/parameters/2710" xlink:type="simple">TAKE A PHOTO</text:a></text:p>
          </table:table-cell>
          <table:table-cell/>
        </table:table-row>
        <table:table-row table:style-name="ro2">
          <table:table-cell table:style-name="Default" office:value-type="float" office:value="2711" calcext:value-type="float">
            <text:p>2711</text:p>
          </table:table-cell>
          <table:table-cell table:style-name="ce2" office:value-type="string" calcext:value-type="string">
            <text:p><text:a xlink:href="https://clics.clld.org/parameters/2711" xlink:type="simple">TRANSPORT</text:a></text:p>
          </table:table-cell>
          <table:table-cell/>
        </table:table-row>
        <table:table-row table:style-name="ro2">
          <table:table-cell table:style-name="Default" office:value-type="float" office:value="2712" calcext:value-type="float">
            <text:p>2712</text:p>
          </table:table-cell>
          <table:table-cell table:style-name="ce2" office:value-type="string" calcext:value-type="string">
            <text:p><text:a xlink:href="https://clics.clld.org/parameters/2712" xlink:type="simple">GET DIZZY</text:a></text:p>
          </table:table-cell>
          <table:table-cell/>
        </table:table-row>
        <table:table-row table:style-name="ro2">
          <table:table-cell table:style-name="Default" office:value-type="float" office:value="2713" calcext:value-type="float">
            <text:p>2713</text:p>
          </table:table-cell>
          <table:table-cell table:style-name="ce2" office:value-type="string" calcext:value-type="string">
            <text:p><text:a xlink:href="https://clics.clld.org/parameters/2713" xlink:type="simple">HAVE A FEVER</text:a></text:p>
          </table:table-cell>
          <table:table-cell/>
        </table:table-row>
        <table:table-row table:style-name="ro2">
          <table:table-cell table:style-name="Default" office:value-type="float" office:value="2714" calcext:value-type="float">
            <text:p>2714</text:p>
          </table:table-cell>
          <table:table-cell table:style-name="ce2" office:value-type="string" calcext:value-type="string">
            <text:p><text:a xlink:href="https://clics.clld.org/parameters/2714" xlink:type="simple">HAVE DIARREA</text:a></text:p>
          </table:table-cell>
          <table:table-cell/>
        </table:table-row>
        <table:table-row table:style-name="ro2">
          <table:table-cell table:style-name="Default" office:value-type="float" office:value="2715" calcext:value-type="float">
            <text:p>2715</text:p>
          </table:table-cell>
          <table:table-cell table:style-name="ce2" office:value-type="string" calcext:value-type="string">
            <text:p><text:a xlink:href="https://clics.clld.org/parameters/2715" xlink:type="simple">DESPISE</text:a></text:p>
          </table:table-cell>
          <table:table-cell/>
        </table:table-row>
        <table:table-row table:style-name="ro2">
          <table:table-cell table:style-name="Default" office:value-type="float" office:value="2716" calcext:value-type="float">
            <text:p>2716</text:p>
          </table:table-cell>
          <table:table-cell table:style-name="ce2" office:value-type="string" calcext:value-type="string">
            <text:p><text:a xlink:href="https://clics.clld.org/parameters/2716" xlink:type="simple">BLAME (SOMEBODY)</text:a></text:p>
          </table:table-cell>
          <table:table-cell/>
        </table:table-row>
        <table:table-row table:style-name="ro2">
          <table:table-cell table:style-name="Default" office:value-type="float" office:value="2717" calcext:value-type="float">
            <text:p>2717</text:p>
          </table:table-cell>
          <table:table-cell table:style-name="ce2" office:value-type="string" calcext:value-type="string">
            <text:p><text:a xlink:href="https://clics.clld.org/parameters/2717" xlink:type="simple">STEEP</text:a></text:p>
          </table:table-cell>
          <table:table-cell/>
        </table:table-row>
        <table:table-row table:style-name="ro2">
          <table:table-cell table:style-name="Default" office:value-type="float" office:value="2718" calcext:value-type="float">
            <text:p>2718</text:p>
          </table:table-cell>
          <table:table-cell table:style-name="ce2" office:value-type="string" calcext:value-type="string">
            <text:p><text:a xlink:href="https://clics.clld.org/parameters/2718" xlink:type="simple">STRONG (OF DRINK)</text:a></text:p>
          </table:table-cell>
          <table:table-cell/>
        </table:table-row>
        <table:table-row table:style-name="ro2">
          <table:table-cell table:style-name="Default" office:value-type="float" office:value="2719" calcext:value-type="float">
            <text:p>2719</text:p>
          </table:table-cell>
          <table:table-cell table:style-name="ce2" office:value-type="string" calcext:value-type="string">
            <text:p><text:a xlink:href="https://clics.clld.org/parameters/2719" xlink:type="simple">FAT (OILY)</text:a></text:p>
          </table:table-cell>
          <table:table-cell/>
        </table:table-row>
        <table:table-row table:style-name="ro2">
          <table:table-cell table:style-name="Default" office:value-type="float" office:value="2720" calcext:value-type="float">
            <text:p>2720</text:p>
          </table:table-cell>
          <table:table-cell table:style-name="ce2" office:value-type="string" calcext:value-type="string">
            <text:p><text:a xlink:href="https://clics.clld.org/parameters/2720" xlink:type="simple">FISH (CLASSIFIER)</text:a></text:p>
          </table:table-cell>
          <table:table-cell/>
        </table:table-row>
        <table:table-row table:style-name="ro2">
          <table:table-cell table:style-name="Default" office:value-type="float" office:value="2721" calcext:value-type="float">
            <text:p>2721</text:p>
          </table:table-cell>
          <table:table-cell table:style-name="ce2" office:value-type="string" calcext:value-type="string">
            <text:p><text:a xlink:href="https://clics.clld.org/parameters/2721" xlink:type="simple">TREE (CLASSIFIER)</text:a></text:p>
          </table:table-cell>
          <table:table-cell/>
        </table:table-row>
        <table:table-row table:style-name="ro2">
          <table:table-cell table:style-name="Default" office:value-type="float" office:value="2722" calcext:value-type="float">
            <text:p>2722</text:p>
          </table:table-cell>
          <table:table-cell table:style-name="ce2" office:value-type="string" calcext:value-type="string">
            <text:p><text:a xlink:href="https://clics.clld.org/parameters/2722" xlink:type="simple">TUFT (CLASSIFIER)</text:a></text:p>
          </table:table-cell>
          <table:table-cell/>
        </table:table-row>
        <table:table-row table:style-name="ro2">
          <table:table-cell table:style-name="Default" office:value-type="float" office:value="2723" calcext:value-type="float">
            <text:p>2723</text:p>
          </table:table-cell>
          <table:table-cell table:style-name="ce2" office:value-type="string" calcext:value-type="string">
            <text:p><text:a xlink:href="https://clics.clld.org/parameters/2723" xlink:type="simple">BUD (CLASSIFIER)</text:a></text:p>
          </table:table-cell>
          <table:table-cell/>
        </table:table-row>
        <table:table-row table:style-name="ro2">
          <table:table-cell table:style-name="Default" office:value-type="float" office:value="2724" calcext:value-type="float">
            <text:p>2724</text:p>
          </table:table-cell>
          <table:table-cell table:style-name="ce2" office:value-type="string" calcext:value-type="string">
            <text:p><text:a xlink:href="https://clics.clld.org/parameters/2724" xlink:type="simple">CHAIN (CLASSIFIER)</text:a></text:p>
          </table:table-cell>
          <table:table-cell/>
        </table:table-row>
        <table:table-row table:style-name="ro2">
          <table:table-cell table:style-name="Default" office:value-type="float" office:value="2725" calcext:value-type="float">
            <text:p>2725</text:p>
          </table:table-cell>
          <table:table-cell table:style-name="ce2" office:value-type="string" calcext:value-type="string">
            <text:p><text:a xlink:href="https://clics.clld.org/parameters/2725" xlink:type="simple">PORTION (CLASSIFIER)</text:a></text:p>
          </table:table-cell>
          <table:table-cell/>
        </table:table-row>
        <table:table-row table:style-name="ro2">
          <table:table-cell table:style-name="Default" office:value-type="float" office:value="2726" calcext:value-type="float">
            <text:p>2726</text:p>
          </table:table-cell>
          <table:table-cell table:style-name="ce2" office:value-type="string" calcext:value-type="string">
            <text:p><text:a xlink:href="https://clics.clld.org/parameters/2726" xlink:type="simple">STALK (CLASSIFIER)</text:a></text:p>
          </table:table-cell>
          <table:table-cell/>
        </table:table-row>
        <table:table-row table:style-name="ro2">
          <table:table-cell table:style-name="Default" office:value-type="float" office:value="2727" calcext:value-type="float">
            <text:p>2727</text:p>
          </table:table-cell>
          <table:table-cell table:style-name="ce2" office:value-type="string" calcext:value-type="string">
            <text:p><text:a xlink:href="https://clics.clld.org/parameters/2727" xlink:type="simple">BOTTLE (CLASSIFIER)</text:a></text:p>
          </table:table-cell>
          <table:table-cell/>
        </table:table-row>
        <table:table-row table:style-name="ro2">
          <table:table-cell table:style-name="Default" office:value-type="float" office:value="2728" calcext:value-type="float">
            <text:p>2728</text:p>
          </table:table-cell>
          <table:table-cell table:style-name="ce2" office:value-type="string" calcext:value-type="string">
            <text:p><text:a xlink:href="https://clics.clld.org/parameters/2728" xlink:type="simple">MOUTHFUL (CLASSIFIER)</text:a></text:p>
          </table:table-cell>
          <table:table-cell/>
        </table:table-row>
        <table:table-row table:style-name="ro2">
          <table:table-cell table:style-name="Default" office:value-type="float" office:value="2729" calcext:value-type="float">
            <text:p>2729</text:p>
          </table:table-cell>
          <table:table-cell table:style-name="ce2" office:value-type="string" calcext:value-type="string">
            <text:p><text:a xlink:href="https://clics.clld.org/parameters/2729" xlink:type="simple">SHEET (CLASSIFIER)</text:a></text:p>
          </table:table-cell>
          <table:table-cell/>
        </table:table-row>
        <table:table-row table:style-name="ro2">
          <table:table-cell table:style-name="Default" office:value-type="float" office:value="2730" calcext:value-type="float">
            <text:p>2730</text:p>
          </table:table-cell>
          <table:table-cell table:style-name="ce2" office:value-type="string" calcext:value-type="string">
            <text:p><text:a xlink:href="https://clics.clld.org/parameters/2730" xlink:type="simple">HAT (CLASSIFIER)</text:a></text:p>
          </table:table-cell>
          <table:table-cell/>
        </table:table-row>
        <table:table-row table:style-name="ro2">
          <table:table-cell table:style-name="Default" office:value-type="float" office:value="2731" calcext:value-type="float">
            <text:p>2731</text:p>
          </table:table-cell>
          <table:table-cell table:style-name="ce2" office:value-type="string" calcext:value-type="string">
            <text:p><text:a xlink:href="https://clics.clld.org/parameters/2731" xlink:type="simple">NEEDLE (CLASSIFIER)</text:a></text:p>
          </table:table-cell>
          <table:table-cell/>
        </table:table-row>
        <table:table-row table:style-name="ro2">
          <table:table-cell table:style-name="Default" office:value-type="float" office:value="2732" calcext:value-type="float">
            <text:p>2732</text:p>
          </table:table-cell>
          <table:table-cell table:style-name="ce2" office:value-type="string" calcext:value-type="string">
            <text:p><text:a xlink:href="https://clics.clld.org/parameters/2732" xlink:type="simple">HOUSE (CLASSIFIER)</text:a></text:p>
          </table:table-cell>
          <table:table-cell/>
        </table:table-row>
        <table:table-row table:style-name="ro2">
          <table:table-cell table:style-name="Default" office:value-type="float" office:value="2733" calcext:value-type="float">
            <text:p>2733</text:p>
          </table:table-cell>
          <table:table-cell table:style-name="ce2" office:value-type="string" calcext:value-type="string">
            <text:p><text:a xlink:href="https://clics.clld.org/parameters/2733" xlink:type="simple">BRIDGE (CLASSIFIER)</text:a></text:p>
          </table:table-cell>
          <table:table-cell/>
        </table:table-row>
        <table:table-row table:style-name="ro2">
          <table:table-cell table:style-name="Default" office:value-type="float" office:value="2734" calcext:value-type="float">
            <text:p>2734</text:p>
          </table:table-cell>
          <table:table-cell table:style-name="ce2" office:value-type="string" calcext:value-type="string">
            <text:p><text:a xlink:href="https://clics.clld.org/parameters/2734" xlink:type="simple">DOOR (CLASSIFIER)</text:a></text:p>
          </table:table-cell>
          <table:table-cell/>
        </table:table-row>
        <table:table-row table:style-name="ro2">
          <table:table-cell table:style-name="Default" office:value-type="float" office:value="2735" calcext:value-type="float">
            <text:p>2735</text:p>
          </table:table-cell>
          <table:table-cell table:style-name="ce2" office:value-type="string" calcext:value-type="string">
            <text:p><text:a xlink:href="https://clics.clld.org/parameters/2735" xlink:type="simple">CAR (CLASSIFIER)</text:a></text:p>
          </table:table-cell>
          <table:table-cell/>
        </table:table-row>
        <table:table-row table:style-name="ro2">
          <table:table-cell table:style-name="Default" office:value-type="float" office:value="2736" calcext:value-type="float">
            <text:p>2736</text:p>
          </table:table-cell>
          <table:table-cell table:style-name="ce2" office:value-type="string" calcext:value-type="string">
            <text:p><text:a xlink:href="https://clics.clld.org/parameters/2736" xlink:type="simple">SHIP (CLASSIFIER)</text:a></text:p>
          </table:table-cell>
          <table:table-cell/>
        </table:table-row>
        <table:table-row table:style-name="ro2">
          <table:table-cell table:style-name="Default" office:value-type="float" office:value="2737" calcext:value-type="float">
            <text:p>2737</text:p>
          </table:table-cell>
          <table:table-cell table:style-name="ce2" office:value-type="string" calcext:value-type="string">
            <text:p><text:a xlink:href="https://clics.clld.org/parameters/2737" xlink:type="simple">AFFAIR (CLASSIFIER)</text:a></text:p>
          </table:table-cell>
          <table:table-cell/>
        </table:table-row>
        <table:table-row table:style-name="ro2">
          <table:table-cell table:style-name="Default" office:value-type="float" office:value="2738" calcext:value-type="float">
            <text:p>2738</text:p>
          </table:table-cell>
          <table:table-cell table:style-name="ce2" office:value-type="string" calcext:value-type="string">
            <text:p><text:a xlink:href="https://clics.clld.org/parameters/2738" xlink:type="simple">DEAL (CLASSIFIER)</text:a></text:p>
          </table:table-cell>
          <table:table-cell/>
        </table:table-row>
        <table:table-row table:style-name="ro2">
          <table:table-cell table:style-name="Default" office:value-type="float" office:value="2739" calcext:value-type="float">
            <text:p>2739</text:p>
          </table:table-cell>
          <table:table-cell table:style-name="ce2" office:value-type="string" calcext:value-type="string">
            <text:p><text:a xlink:href="https://clics.clld.org/parameters/2739" xlink:type="simple">WALK (CLASSIFIER)</text:a></text:p>
          </table:table-cell>
          <table:table-cell/>
        </table:table-row>
        <table:table-row table:style-name="ro2">
          <table:table-cell table:style-name="Default" office:value-type="float" office:value="2740" calcext:value-type="float">
            <text:p>2740</text:p>
          </table:table-cell>
          <table:table-cell table:style-name="ce2" office:value-type="string" calcext:value-type="string">
            <text:p><text:a xlink:href="https://clics.clld.org/parameters/2740" xlink:type="simple">BEAT (CLASSIFIER)</text:a></text:p>
          </table:table-cell>
          <table:table-cell/>
        </table:table-row>
        <table:table-row table:style-name="ro2">
          <table:table-cell table:style-name="Default" office:value-type="float" office:value="2741" calcext:value-type="float">
            <text:p>2741</text:p>
          </table:table-cell>
          <table:table-cell table:style-name="ce2" office:value-type="string" calcext:value-type="string">
            <text:p><text:a xlink:href="https://clics.clld.org/parameters/2741" xlink:type="simple">BIT (CLASSIFIER)</text:a></text:p>
          </table:table-cell>
          <table:table-cell/>
        </table:table-row>
        <table:table-row table:style-name="ro2">
          <table:table-cell table:style-name="Default" office:value-type="float" office:value="2742" calcext:value-type="float">
            <text:p>2742</text:p>
          </table:table-cell>
          <table:table-cell table:style-name="ce2" office:value-type="string" calcext:value-type="string">
            <text:p><text:a xlink:href="https://clics.clld.org/parameters/2742" xlink:type="simple">SUNNY DAY</text:a></text:p>
          </table:table-cell>
          <table:table-cell/>
        </table:table-row>
        <table:table-row table:style-name="ro2">
          <table:table-cell table:style-name="Default" office:value-type="float" office:value="2743" calcext:value-type="float">
            <text:p>2743</text:p>
          </table:table-cell>
          <table:table-cell table:style-name="ce2" office:value-type="string" calcext:value-type="string">
            <text:p><text:a xlink:href="https://clics.clld.org/parameters/2743" xlink:type="simple">CLOUDY DAY</text:a></text:p>
          </table:table-cell>
          <table:table-cell/>
        </table:table-row>
        <table:table-row table:style-name="ro2">
          <table:table-cell table:style-name="Default" office:value-type="float" office:value="2744" calcext:value-type="float">
            <text:p>2744</text:p>
          </table:table-cell>
          <table:table-cell table:style-name="ce2" office:value-type="string" calcext:value-type="string">
            <text:p><text:a xlink:href="https://clics.clld.org/parameters/2744" xlink:type="simple">PLUM BLOSSOM</text:a></text:p>
          </table:table-cell>
          <table:table-cell/>
        </table:table-row>
        <table:table-row table:style-name="ro2">
          <table:table-cell table:style-name="Default" office:value-type="float" office:value="2745" calcext:value-type="float">
            <text:p>2745</text:p>
          </table:table-cell>
          <table:table-cell table:style-name="ce2" office:value-type="string" calcext:value-type="string">
            <text:p><text:a xlink:href="https://clics.clld.org/parameters/2745" xlink:type="simple">APRICOT BLOSSOM</text:a></text:p>
          </table:table-cell>
          <table:table-cell/>
        </table:table-row>
        <table:table-row table:style-name="ro2">
          <table:table-cell table:style-name="Default" office:value-type="float" office:value="2746" calcext:value-type="float">
            <text:p>2746</text:p>
          </table:table-cell>
          <table:table-cell table:style-name="ce2" office:value-type="string" calcext:value-type="string">
            <text:p><text:a xlink:href="https://clics.clld.org/parameters/2746" xlink:type="simple">PEACH BLOSSOM</text:a></text:p>
          </table:table-cell>
          <table:table-cell/>
        </table:table-row>
        <table:table-row table:style-name="ro2">
          <table:table-cell table:style-name="Default" office:value-type="float" office:value="2748" calcext:value-type="float">
            <text:p>2748</text:p>
          </table:table-cell>
          <table:table-cell table:style-name="ce2" office:value-type="string" calcext:value-type="string">
            <text:p><text:a xlink:href="https://clics.clld.org/parameters/2748" xlink:type="simple">SWEET OLIVE FLOWER</text:a></text:p>
          </table:table-cell>
          <table:table-cell/>
        </table:table-row>
        <table:table-row table:style-name="ro2">
          <table:table-cell table:style-name="Default" office:value-type="float" office:value="2749" calcext:value-type="float">
            <text:p>2749</text:p>
          </table:table-cell>
          <table:table-cell table:style-name="ce2" office:value-type="string" calcext:value-type="string">
            <text:p><text:a xlink:href="https://clics.clld.org/parameters/2749" xlink:type="simple">UNHUSKED RICE</text:a></text:p>
          </table:table-cell>
          <table:table-cell/>
        </table:table-row>
        <table:table-row table:style-name="ro2">
          <table:table-cell table:style-name="Default" office:value-type="float" office:value="2750" calcext:value-type="float">
            <text:p>2750</text:p>
          </table:table-cell>
          <table:table-cell table:style-name="ce2" office:value-type="string" calcext:value-type="string">
            <text:p><text:a xlink:href="https://clics.clld.org/parameters/2750" xlink:type="simple">GLUTINOUS RICE</text:a></text:p>
          </table:table-cell>
          <table:table-cell/>
        </table:table-row>
        <table:table-row table:style-name="ro2">
          <table:table-cell table:style-name="Default" office:value-type="float" office:value="2751" calcext:value-type="float">
            <text:p>2751</text:p>
          </table:table-cell>
          <table:table-cell table:style-name="ce2" office:value-type="string" calcext:value-type="string">
            <text:p><text:a xlink:href="https://clics.clld.org/parameters/2751" xlink:type="simple">BY (PASSIVE MARKER)</text:a></text:p>
          </table:table-cell>
          <table:table-cell/>
        </table:table-row>
        <table:table-row table:style-name="ro2">
          <table:table-cell table:style-name="Default" office:value-type="float" office:value="2753" calcext:value-type="float">
            <text:p>2753</text:p>
          </table:table-cell>
          <table:table-cell table:style-name="ce2" office:value-type="string" calcext:value-type="string">
            <text:p><text:a xlink:href="https://clics.clld.org/parameters/2753" xlink:type="simple">UNTIL</text:a></text:p>
          </table:table-cell>
          <table:table-cell/>
        </table:table-row>
        <table:table-row table:style-name="ro2">
          <table:table-cell table:style-name="Default" office:value-type="float" office:value="2754" calcext:value-type="float">
            <text:p>2754</text:p>
          </table:table-cell>
          <table:table-cell table:style-name="ce2" office:value-type="string" calcext:value-type="string">
            <text:p><text:a xlink:href="https://clics.clld.org/parameters/2754" xlink:type="simple">TOWARDS</text:a></text:p>
          </table:table-cell>
          <table:table-cell/>
        </table:table-row>
        <table:table-row table:style-name="ro2">
          <table:table-cell table:style-name="Default" office:value-type="float" office:value="2755" calcext:value-type="float">
            <text:p>2755</text:p>
          </table:table-cell>
          <table:table-cell table:style-name="ce2" office:value-type="string" calcext:value-type="string">
            <text:p><text:a xlink:href="https://clics.clld.org/parameters/2755" xlink:type="simple">BUSY</text:a></text:p>
          </table:table-cell>
          <table:table-cell/>
        </table:table-row>
        <table:table-row table:style-name="ro2">
          <table:table-cell table:style-name="Default" office:value-type="float" office:value="2756" calcext:value-type="float">
            <text:p>2756</text:p>
          </table:table-cell>
          <table:table-cell table:style-name="ce2" office:value-type="string" calcext:value-type="string">
            <text:p><text:a xlink:href="https://clics.clld.org/parameters/2756" xlink:type="simple">IDLE</text:a></text:p>
          </table:table-cell>
          <table:table-cell/>
        </table:table-row>
        <table:table-row table:style-name="ro2">
          <table:table-cell table:style-name="Default" office:value-type="float" office:value="2757" calcext:value-type="float">
            <text:p>2757</text:p>
          </table:table-cell>
          <table:table-cell table:style-name="ce2" office:value-type="string" calcext:value-type="string">
            <text:p><text:a xlink:href="https://clics.clld.org/parameters/2757" xlink:type="simple">ANGULAR (SQUAREFORMED)</text:a></text:p>
          </table:table-cell>
          <table:table-cell/>
        </table:table-row>
        <table:table-row table:style-name="ro2">
          <table:table-cell table:style-name="Default" office:value-type="float" office:value="2758" calcext:value-type="float">
            <text:p>2758</text:p>
          </table:table-cell>
          <table:table-cell table:style-name="ce2" office:value-type="string" calcext:value-type="string">
            <text:p><text:a xlink:href="https://clics.clld.org/parameters/2758" xlink:type="simple">CAREFUL</text:a></text:p>
          </table:table-cell>
          <table:table-cell/>
        </table:table-row>
        <table:table-row table:style-name="ro2">
          <table:table-cell table:style-name="Default" office:value-type="float" office:value="2759" calcext:value-type="float">
            <text:p>2759</text:p>
          </table:table-cell>
          <table:table-cell table:style-name="ce2" office:value-type="string" calcext:value-type="string">
            <text:p><text:a xlink:href="https://clics.clld.org/parameters/2759" xlink:type="simple">RECOMMEND</text:a></text:p>
          </table:table-cell>
          <table:table-cell/>
        </table:table-row>
        <table:table-row table:style-name="ro2">
          <table:table-cell table:style-name="Default" office:value-type="float" office:value="2760" calcext:value-type="float">
            <text:p>2760</text:p>
          </table:table-cell>
          <table:table-cell table:style-name="ce2" office:value-type="string" calcext:value-type="string">
            <text:p><text:a xlink:href="https://clics.clld.org/parameters/2760" xlink:type="simple">MAKE A JOKE</text:a></text:p>
          </table:table-cell>
          <table:table-cell/>
        </table:table-row>
        <table:table-row table:style-name="ro2">
          <table:table-cell table:style-name="Default" office:value-type="float" office:value="2761" calcext:value-type="float">
            <text:p>2761</text:p>
          </table:table-cell>
          <table:table-cell table:style-name="ce2" office:value-type="string" calcext:value-type="string">
            <text:p><text:a xlink:href="https://clics.clld.org/parameters/2761" xlink:type="simple">BEND (ONESELF)</text:a></text:p>
          </table:table-cell>
          <table:table-cell/>
        </table:table-row>
        <table:table-row table:style-name="ro2">
          <table:table-cell table:style-name="Default" office:value-type="float" office:value="2762" calcext:value-type="float">
            <text:p>2762</text:p>
          </table:table-cell>
          <table:table-cell table:style-name="ce2" office:value-type="string" calcext:value-type="string">
            <text:p><text:a xlink:href="https://clics.clld.org/parameters/2762" xlink:type="simple">BLOCK (THE WAY)</text:a></text:p>
          </table:table-cell>
          <table:table-cell/>
        </table:table-row>
        <table:table-row table:style-name="ro2">
          <table:table-cell table:style-name="Default" office:value-type="float" office:value="2763" calcext:value-type="float">
            <text:p>2763</text:p>
          </table:table-cell>
          <table:table-cell table:style-name="ce2" office:value-type="string" calcext:value-type="string">
            <text:p><text:a xlink:href="https://clics.clld.org/parameters/2763" xlink:type="simple">CARRY HORIZONTALLY</text:a></text:p>
          </table:table-cell>
          <table:table-cell/>
        </table:table-row>
        <table:table-row table:style-name="ro2">
          <table:table-cell table:style-name="Default" office:value-type="float" office:value="2764" calcext:value-type="float">
            <text:p>2764</text:p>
          </table:table-cell>
          <table:table-cell table:style-name="ce2" office:value-type="string" calcext:value-type="string">
            <text:p><text:a xlink:href="https://clics.clld.org/parameters/2764" xlink:type="simple">CHICKEN NEST</text:a></text:p>
          </table:table-cell>
          <table:table-cell/>
        </table:table-row>
        <table:table-row table:style-name="ro2">
          <table:table-cell table:style-name="Default" office:value-type="float" office:value="2765" calcext:value-type="float">
            <text:p>2765</text:p>
          </table:table-cell>
          <table:table-cell table:style-name="ce2" office:value-type="string" calcext:value-type="string">
            <text:p><text:a xlink:href="https://clics.clld.org/parameters/2765" xlink:type="simple">CHERRY</text:a></text:p>
          </table:table-cell>
          <table:table-cell/>
        </table:table-row>
        <table:table-row table:style-name="ro2">
          <table:table-cell table:style-name="Default" office:value-type="float" office:value="2766" calcext:value-type="float">
            <text:p>2766</text:p>
          </table:table-cell>
          <table:table-cell table:style-name="ce2" office:value-type="string" calcext:value-type="string">
            <text:p><text:a xlink:href="https://clics.clld.org/parameters/2766" xlink:type="simple">WATERMELON</text:a></text:p>
          </table:table-cell>
          <table:table-cell/>
        </table:table-row>
        <table:table-row table:style-name="ro2">
          <table:table-cell table:style-name="Default" office:value-type="float" office:value="2767" calcext:value-type="float">
            <text:p>2767</text:p>
          </table:table-cell>
          <table:table-cell table:style-name="ce2" office:value-type="string" calcext:value-type="string">
            <text:p><text:a xlink:href="https://clics.clld.org/parameters/2767" xlink:type="simple">MEAT DISHES</text:a></text:p>
          </table:table-cell>
          <table:table-cell/>
        </table:table-row>
        <table:table-row table:style-name="ro2">
          <table:table-cell table:style-name="Default" office:value-type="float" office:value="2768" calcext:value-type="float">
            <text:p>2768</text:p>
          </table:table-cell>
          <table:table-cell table:style-name="ce2" office:value-type="string" calcext:value-type="string">
            <text:p><text:a xlink:href="https://clics.clld.org/parameters/2768" xlink:type="simple">LITCHI</text:a></text:p>
          </table:table-cell>
          <table:table-cell/>
        </table:table-row>
        <table:table-row table:style-name="ro2">
          <table:table-cell table:style-name="Default" office:value-type="float" office:value="2769" calcext:value-type="float">
            <text:p>2769</text:p>
          </table:table-cell>
          <table:table-cell table:style-name="ce2" office:value-type="string" calcext:value-type="string">
            <text:p><text:a xlink:href="https://clics.clld.org/parameters/2769" xlink:type="simple">PORK</text:a></text:p>
          </table:table-cell>
          <table:table-cell/>
        </table:table-row>
        <table:table-row table:style-name="ro2">
          <table:table-cell table:style-name="Default" office:value-type="float" office:value="2770" calcext:value-type="float">
            <text:p>2770</text:p>
          </table:table-cell>
          <table:table-cell table:style-name="ce2" office:value-type="string" calcext:value-type="string">
            <text:p><text:a xlink:href="https://clics.clld.org/parameters/2770" xlink:type="simple">JACKET</text:a></text:p>
          </table:table-cell>
          <table:table-cell/>
        </table:table-row>
        <table:table-row table:style-name="ro2">
          <table:table-cell table:style-name="Default" office:value-type="float" office:value="2771" calcext:value-type="float">
            <text:p>2771</text:p>
          </table:table-cell>
          <table:table-cell table:style-name="ce2" office:value-type="string" calcext:value-type="string">
            <text:p><text:a xlink:href="https://clics.clld.org/parameters/2771" xlink:type="simple">SHAWL</text:a></text:p>
          </table:table-cell>
          <table:table-cell/>
        </table:table-row>
        <table:table-row table:style-name="ro2">
          <table:table-cell table:style-name="Default" office:value-type="float" office:value="2772" calcext:value-type="float">
            <text:p>2772</text:p>
          </table:table-cell>
          <table:table-cell table:style-name="ce2" office:value-type="string" calcext:value-type="string">
            <text:p><text:a xlink:href="https://clics.clld.org/parameters/2772" xlink:type="simple">VEGETABLE KNIFE</text:a></text:p>
          </table:table-cell>
          <table:table-cell/>
        </table:table-row>
        <table:table-row table:style-name="ro2">
          <table:table-cell table:style-name="Default" office:value-type="float" office:value="2773" calcext:value-type="float">
            <text:p>2773</text:p>
          </table:table-cell>
          <table:table-cell table:style-name="ce2" office:value-type="string" calcext:value-type="string">
            <text:p><text:a xlink:href="https://clics.clld.org/parameters/2773" xlink:type="simple">FINGERTIP</text:a></text:p>
          </table:table-cell>
          <table:table-cell/>
        </table:table-row>
        <table:table-row table:style-name="ro2">
          <table:table-cell table:style-name="Default" office:value-type="float" office:value="2774" calcext:value-type="float">
            <text:p>2774</text:p>
          </table:table-cell>
          <table:table-cell table:style-name="ce2" office:value-type="string" calcext:value-type="string">
            <text:p><text:a xlink:href="https://clics.clld.org/parameters/2774" xlink:type="simple">LITTLE FINGER</text:a></text:p>
          </table:table-cell>
          <table:table-cell/>
        </table:table-row>
        <table:table-row table:style-name="ro2">
          <table:table-cell table:style-name="Default" office:value-type="float" office:value="2775" calcext:value-type="float">
            <text:p>2775</text:p>
          </table:table-cell>
          <table:table-cell table:style-name="ce2" office:value-type="string" calcext:value-type="string">
            <text:p><text:a xlink:href="https://clics.clld.org/parameters/2775" xlink:type="simple">FORENOON</text:a></text:p>
          </table:table-cell>
          <table:table-cell/>
        </table:table-row>
        <table:table-row table:style-name="ro2">
          <table:table-cell table:style-name="Default" office:value-type="float" office:value="2776" calcext:value-type="float">
            <text:p>2776</text:p>
          </table:table-cell>
          <table:table-cell table:style-name="ce2" office:value-type="string" calcext:value-type="string">
            <text:p><text:a xlink:href="https://clics.clld.org/parameters/2776" xlink:type="simple">WILD GOOSE</text:a></text:p>
          </table:table-cell>
          <table:table-cell/>
        </table:table-row>
        <table:table-row table:style-name="ro2">
          <table:table-cell table:style-name="Default" office:value-type="float" office:value="2777" calcext:value-type="float">
            <text:p>2777</text:p>
          </table:table-cell>
          <table:table-cell table:style-name="ce2" office:value-type="string" calcext:value-type="string">
            <text:p><text:a xlink:href="https://clics.clld.org/parameters/2777" xlink:type="simple">PIG TONGUE</text:a></text:p>
          </table:table-cell>
          <table:table-cell/>
        </table:table-row>
        <table:table-row table:style-name="ro2">
          <table:table-cell table:style-name="Default" office:value-type="float" office:value="2778" calcext:value-type="float">
            <text:p>2778</text:p>
          </table:table-cell>
          <table:table-cell table:style-name="ce2" office:value-type="string" calcext:value-type="string">
            <text:p><text:a xlink:href="https://clics.clld.org/parameters/2778" xlink:type="simple">PIG LIVER</text:a></text:p>
          </table:table-cell>
          <table:table-cell/>
        </table:table-row>
        <table:table-row table:style-name="ro2">
          <table:table-cell table:style-name="Default" office:value-type="float" office:value="2779" calcext:value-type="float">
            <text:p>2779</text:p>
          </table:table-cell>
          <table:table-cell table:style-name="ce2" office:value-type="string" calcext:value-type="string">
            <text:p><text:a xlink:href="https://clics.clld.org/parameters/2779" xlink:type="simple">CHICKEN EGG</text:a></text:p>
          </table:table-cell>
          <table:table-cell/>
        </table:table-row>
        <table:table-row table:style-name="ro2">
          <table:table-cell table:style-name="Default" office:value-type="float" office:value="2782" calcext:value-type="float">
            <text:p>2782</text:p>
          </table:table-cell>
          <table:table-cell table:style-name="ce2" office:value-type="string" calcext:value-type="string">
            <text:p><text:a xlink:href="https://clics.clld.org/parameters/2782" xlink:type="simple">FOOT (MEASURE)</text:a></text:p>
          </table:table-cell>
          <table:table-cell/>
        </table:table-row>
        <table:table-row table:style-name="ro2">
          <table:table-cell table:style-name="Default" office:value-type="float" office:value="2783" calcext:value-type="float">
            <text:p>2783</text:p>
          </table:table-cell>
          <table:table-cell table:style-name="ce2" office:value-type="string" calcext:value-type="string">
            <text:p><text:a xlink:href="https://clics.clld.org/parameters/2783" xlink:type="simple">SCALES (MEASURE INSTRUMENT)</text:a></text:p>
          </table:table-cell>
          <table:table-cell/>
        </table:table-row>
        <table:table-row table:style-name="ro2">
          <table:table-cell table:style-name="Default" office:value-type="float" office:value="2784" calcext:value-type="float">
            <text:p>2784</text:p>
          </table:table-cell>
          <table:table-cell table:style-name="ce2" office:value-type="string" calcext:value-type="string">
            <text:p><text:a xlink:href="https://clics.clld.org/parameters/2784" xlink:type="simple">CRUCIAN CARP</text:a></text:p>
          </table:table-cell>
          <table:table-cell/>
        </table:table-row>
        <table:table-row table:style-name="ro2">
          <table:table-cell table:style-name="Default" office:value-type="float" office:value="2785" calcext:value-type="float">
            <text:p>2785</text:p>
          </table:table-cell>
          <table:table-cell table:style-name="ce2" office:value-type="string" calcext:value-type="string">
            <text:p><text:a xlink:href="https://clics.clld.org/parameters/2785" xlink:type="simple">BIVALVIA (MUSSELS OR OYSTERS)</text:a></text:p>
          </table:table-cell>
          <table:table-cell/>
        </table:table-row>
        <table:table-row table:style-name="ro2">
          <table:table-cell table:style-name="Default" office:value-type="float" office:value="2788" calcext:value-type="float">
            <text:p>2788</text:p>
          </table:table-cell>
          <table:table-cell table:style-name="ce2" office:value-type="string" calcext:value-type="string">
            <text:p><text:a xlink:href="https://clics.clld.org/parameters/2788" xlink:type="simple">LADLE (WATER)</text:a></text:p>
          </table:table-cell>
          <table:table-cell/>
        </table:table-row>
        <table:table-row table:style-name="ro2">
          <table:table-cell table:style-name="Default" office:value-type="float" office:value="2795" calcext:value-type="float">
            <text:p>2795</text:p>
          </table:table-cell>
          <table:table-cell table:style-name="ce2" office:value-type="string" calcext:value-type="string">
            <text:p><text:a xlink:href="https://clics.clld.org/parameters/2795" xlink:type="simple">MOSQUITO NET</text:a></text:p>
          </table:table-cell>
          <table:table-cell/>
        </table:table-row>
        <table:table-row table:style-name="ro2">
          <table:table-cell table:style-name="Default" office:value-type="float" office:value="2796" calcext:value-type="float">
            <text:p>2796</text:p>
          </table:table-cell>
          <table:table-cell table:style-name="ce2" office:value-type="string" calcext:value-type="string">
            <text:p><text:a xlink:href="https://clics.clld.org/parameters/2796" xlink:type="simple">FISHING (WITH A HOOK)</text:a></text:p>
          </table:table-cell>
          <table:table-cell/>
        </table:table-row>
        <table:table-row table:style-name="ro2">
          <table:table-cell table:style-name="Default" office:value-type="float" office:value="2817" calcext:value-type="float">
            <text:p>2817</text:p>
          </table:table-cell>
          <table:table-cell table:style-name="ce2" office:value-type="string" calcext:value-type="string">
            <text:p><text:a xlink:href="https://clics.clld.org/parameters/2817" xlink:type="simple">EMU</text:a></text:p>
          </table:table-cell>
          <table:table-cell/>
        </table:table-row>
        <table:table-row table:style-name="ro2">
          <table:table-cell table:style-name="Default" office:value-type="float" office:value="2830" calcext:value-type="float">
            <text:p>2830</text:p>
          </table:table-cell>
          <table:table-cell table:style-name="ce2" office:value-type="string" calcext:value-type="string">
            <text:p><text:a xlink:href="https://clics.clld.org/parameters/2830" xlink:type="simple">OYSTERS</text:a></text:p>
          </table:table-cell>
          <table:table-cell/>
        </table:table-row>
        <table:table-row table:style-name="ro2">
          <table:table-cell table:style-name="Default" office:value-type="float" office:value="2837" calcext:value-type="float">
            <text:p>2837</text:p>
          </table:table-cell>
          <table:table-cell table:style-name="ce2" office:value-type="string" calcext:value-type="string">
            <text:p><text:a xlink:href="https://clics.clld.org/parameters/2837" xlink:type="simple">SWAN</text:a></text:p>
          </table:table-cell>
          <table:table-cell/>
        </table:table-row>
        <table:table-row table:style-name="ro2">
          <table:table-cell table:style-name="Default" office:value-type="float" office:value="2839" calcext:value-type="float">
            <text:p>2839</text:p>
          </table:table-cell>
          <table:table-cell table:style-name="ce2" office:value-type="string" calcext:value-type="string">
            <text:p><text:a xlink:href="https://clics.clld.org/parameters/2839" xlink:type="simple">WHITE MAN</text:a></text:p>
          </table:table-cell>
          <table:table-cell/>
        </table:table-row>
        <table:table-row table:style-name="ro2">
          <table:table-cell table:style-name="Default" office:value-type="float" office:value="2845" calcext:value-type="float">
            <text:p>2845</text:p>
          </table:table-cell>
          <table:table-cell table:style-name="ce2" office:value-type="string" calcext:value-type="string">
            <text:p><text:a xlink:href="https://clics.clld.org/parameters/2845" xlink:type="simple">SIZE (OF OBJECT)</text:a></text:p>
          </table:table-cell>
          <table:table-cell/>
        </table:table-row>
        <table:table-row table:style-name="ro2">
          <table:table-cell table:style-name="Default" office:value-type="float" office:value="2846" calcext:value-type="float">
            <text:p>2846</text:p>
          </table:table-cell>
          <table:table-cell table:style-name="ce2" office:value-type="string" calcext:value-type="string">
            <text:p><text:a xlink:href="https://clics.clld.org/parameters/2846" xlink:type="simple">MARCH</text:a></text:p>
          </table:table-cell>
          <table:table-cell/>
        </table:table-row>
        <table:table-row table:style-name="ro2">
          <table:table-cell table:style-name="Default" office:value-type="float" office:value="2847" calcext:value-type="float">
            <text:p>2847</text:p>
          </table:table-cell>
          <table:table-cell table:style-name="ce2" office:value-type="string" calcext:value-type="string">
            <text:p><text:a xlink:href="https://clics.clld.org/parameters/2847" xlink:type="simple">APRIL</text:a></text:p>
          </table:table-cell>
          <table:table-cell/>
        </table:table-row>
        <table:table-row table:style-name="ro2">
          <table:table-cell table:style-name="Default" office:value-type="float" office:value="2848" calcext:value-type="float">
            <text:p>2848</text:p>
          </table:table-cell>
          <table:table-cell table:style-name="ce2" office:value-type="string" calcext:value-type="string">
            <text:p><text:a xlink:href="https://clics.clld.org/parameters/2848" xlink:type="simple">MAY (MONTH)</text:a></text:p>
          </table:table-cell>
          <table:table-cell/>
        </table:table-row>
        <table:table-row table:style-name="ro2">
          <table:table-cell table:style-name="Default" office:value-type="float" office:value="2849" calcext:value-type="float">
            <text:p>2849</text:p>
          </table:table-cell>
          <table:table-cell table:style-name="ce2" office:value-type="string" calcext:value-type="string">
            <text:p><text:a xlink:href="https://clics.clld.org/parameters/2849" xlink:type="simple">JUNE</text:a></text:p>
          </table:table-cell>
          <table:table-cell/>
        </table:table-row>
        <table:table-row table:style-name="ro2">
          <table:table-cell table:style-name="Default" office:value-type="float" office:value="2850" calcext:value-type="float">
            <text:p>2850</text:p>
          </table:table-cell>
          <table:table-cell table:style-name="ce2" office:value-type="string" calcext:value-type="string">
            <text:p><text:a xlink:href="https://clics.clld.org/parameters/2850" xlink:type="simple">JULY</text:a></text:p>
          </table:table-cell>
          <table:table-cell/>
        </table:table-row>
        <table:table-row table:style-name="ro2">
          <table:table-cell table:style-name="Default" office:value-type="float" office:value="2851" calcext:value-type="float">
            <text:p>2851</text:p>
          </table:table-cell>
          <table:table-cell table:style-name="ce2" office:value-type="string" calcext:value-type="string">
            <text:p><text:a xlink:href="https://clics.clld.org/parameters/2851" xlink:type="simple">AUGUST</text:a></text:p>
          </table:table-cell>
          <table:table-cell/>
        </table:table-row>
        <table:table-row table:style-name="ro2">
          <table:table-cell table:style-name="Default" office:value-type="float" office:value="2852" calcext:value-type="float">
            <text:p>2852</text:p>
          </table:table-cell>
          <table:table-cell table:style-name="ce2" office:value-type="string" calcext:value-type="string">
            <text:p><text:a xlink:href="https://clics.clld.org/parameters/2852" xlink:type="simple">SEPTEMBER</text:a></text:p>
          </table:table-cell>
          <table:table-cell/>
        </table:table-row>
        <table:table-row table:style-name="ro2">
          <table:table-cell table:style-name="Default" office:value-type="float" office:value="2853" calcext:value-type="float">
            <text:p>2853</text:p>
          </table:table-cell>
          <table:table-cell table:style-name="ce2" office:value-type="string" calcext:value-type="string">
            <text:p><text:a xlink:href="https://clics.clld.org/parameters/2853" xlink:type="simple">OCTOBER</text:a></text:p>
          </table:table-cell>
          <table:table-cell/>
        </table:table-row>
        <table:table-row table:style-name="ro2">
          <table:table-cell table:style-name="Default" office:value-type="float" office:value="2854" calcext:value-type="float">
            <text:p>2854</text:p>
          </table:table-cell>
          <table:table-cell table:style-name="ce2" office:value-type="string" calcext:value-type="string">
            <text:p><text:a xlink:href="https://clics.clld.org/parameters/2854" xlink:type="simple">NOVEMBER</text:a></text:p>
          </table:table-cell>
          <table:table-cell/>
        </table:table-row>
        <table:table-row table:style-name="ro2">
          <table:table-cell table:style-name="Default" office:value-type="float" office:value="2855" calcext:value-type="float">
            <text:p>2855</text:p>
          </table:table-cell>
          <table:table-cell table:style-name="ce2" office:value-type="string" calcext:value-type="string">
            <text:p><text:a xlink:href="https://clics.clld.org/parameters/2855" xlink:type="simple">DECEMBER</text:a></text:p>
          </table:table-cell>
          <table:table-cell/>
        </table:table-row>
        <table:table-row table:style-name="ro2">
          <table:table-cell table:style-name="Default" office:value-type="float" office:value="2856" calcext:value-type="float">
            <text:p>2856</text:p>
          </table:table-cell>
          <table:table-cell table:style-name="ce2" office:value-type="string" calcext:value-type="string">
            <text:p><text:a xlink:href="https://clics.clld.org/parameters/2856" xlink:type="simple">CHANGE (SOMETHING)</text:a></text:p>
          </table:table-cell>
          <table:table-cell/>
        </table:table-row>
        <table:table-row table:style-name="ro2">
          <table:table-cell table:style-name="Default" office:value-type="float" office:value="2857" calcext:value-type="float">
            <text:p>2857</text:p>
          </table:table-cell>
          <table:table-cell table:style-name="ce2" office:value-type="string" calcext:value-type="string">
            <text:p><text:a xlink:href="https://clics.clld.org/parameters/2857" xlink:type="simple">CHANGE (BECOME DIFFERENT)</text:a></text:p>
          </table:table-cell>
          <table:table-cell/>
        </table:table-row>
        <table:table-row table:style-name="ro2">
          <table:table-cell table:style-name="Default" office:value-type="float" office:value="2858" calcext:value-type="float">
            <text:p>2858</text:p>
          </table:table-cell>
          <table:table-cell table:style-name="ce2" office:value-type="string" calcext:value-type="string">
            <text:p><text:a xlink:href="https://clics.clld.org/parameters/2858" xlink:type="simple">STREAM (FLOW CONTINUOUSLY)</text:a></text:p>
          </table:table-cell>
          <table:table-cell/>
        </table:table-row>
        <table:table-row table:style-name="ro2">
          <table:table-cell table:style-name="Default" office:value-type="float" office:value="2859" calcext:value-type="float">
            <text:p>2859</text:p>
          </table:table-cell>
          <table:table-cell table:style-name="ce2" office:value-type="string" calcext:value-type="string">
            <text:p><text:a xlink:href="https://clics.clld.org/parameters/2859" xlink:type="simple">SMOKE (EMIT SMOKE)</text:a></text:p>
          </table:table-cell>
          <table:table-cell/>
        </table:table-row>
        <table:table-row table:style-name="ro2">
          <table:table-cell table:style-name="Default" office:value-type="float" office:value="2860" calcext:value-type="float">
            <text:p>2860</text:p>
          </table:table-cell>
          <table:table-cell table:style-name="ce2" office:value-type="string" calcext:value-type="string">
            <text:p><text:a xlink:href="https://clics.clld.org/parameters/2860" xlink:type="simple">BOLT (MOVE IN HASTE)</text:a></text:p>
          </table:table-cell>
          <table:table-cell/>
        </table:table-row>
        <table:table-row table:style-name="ro2">
          <table:table-cell table:style-name="Default" office:value-type="float" office:value="2861" calcext:value-type="float">
            <text:p>2861</text:p>
          </table:table-cell>
          <table:table-cell table:style-name="ce2" office:value-type="string" calcext:value-type="string">
            <text:p><text:a xlink:href="https://clics.clld.org/parameters/2861" xlink:type="simple">BUDGE (ONESELF)</text:a></text:p>
          </table:table-cell>
          <table:table-cell/>
        </table:table-row>
        <table:table-row table:style-name="ro2">
          <table:table-cell table:style-name="Default" office:value-type="float" office:value="2862" calcext:value-type="float">
            <text:p>2862</text:p>
          </table:table-cell>
          <table:table-cell table:style-name="ce2" office:value-type="string" calcext:value-type="string">
            <text:p><text:a xlink:href="https://clics.clld.org/parameters/2862" xlink:type="simple">CONNECT</text:a></text:p>
          </table:table-cell>
          <table:table-cell/>
        </table:table-row>
        <table:table-row table:style-name="ro2">
          <table:table-cell table:style-name="Default" office:value-type="float" office:value="2863" calcext:value-type="float">
            <text:p>2863</text:p>
          </table:table-cell>
          <table:table-cell table:style-name="ce2" office:value-type="string" calcext:value-type="string">
            <text:p><text:a xlink:href="https://clics.clld.org/parameters/2863" xlink:type="simple">DASH (OF VEHICLE)</text:a></text:p>
          </table:table-cell>
          <table:table-cell/>
        </table:table-row>
        <table:table-row table:style-name="ro2">
          <table:table-cell table:style-name="Default" office:value-type="float" office:value="2864" calcext:value-type="float">
            <text:p>2864</text:p>
          </table:table-cell>
          <table:table-cell table:style-name="ce2" office:value-type="string" calcext:value-type="string">
            <text:p><text:a xlink:href="https://clics.clld.org/parameters/2864" xlink:type="simple">DECREASE</text:a></text:p>
          </table:table-cell>
          <table:table-cell/>
        </table:table-row>
        <table:table-row table:style-name="ro2">
          <table:table-cell table:style-name="Default" office:value-type="float" office:value="2865" calcext:value-type="float">
            <text:p>2865</text:p>
          </table:table-cell>
          <table:table-cell table:style-name="ce2" office:value-type="string" calcext:value-type="string">
            <text:p><text:a xlink:href="https://clics.clld.org/parameters/2865" xlink:type="simple">DIE (FROM ACCIDENT)</text:a></text:p>
          </table:table-cell>
          <table:table-cell/>
        </table:table-row>
        <table:table-row table:style-name="ro2">
          <table:table-cell table:style-name="Default" office:value-type="float" office:value="2866" calcext:value-type="float">
            <text:p>2866</text:p>
          </table:table-cell>
          <table:table-cell table:style-name="ce2" office:value-type="string" calcext:value-type="string">
            <text:p><text:a xlink:href="https://clics.clld.org/parameters/2866" xlink:type="simple">DROP (SOMETHING)</text:a></text:p>
          </table:table-cell>
          <table:table-cell/>
        </table:table-row>
        <table:table-row table:style-name="ro2">
          <table:table-cell table:style-name="Default" office:value-type="float" office:value="2867" calcext:value-type="float">
            <text:p>2867</text:p>
          </table:table-cell>
          <table:table-cell table:style-name="ce2" office:value-type="string" calcext:value-type="string">
            <text:p><text:a xlink:href="https://clics.clld.org/parameters/2867" xlink:type="simple">CALCULATE</text:a></text:p>
          </table:table-cell>
          <table:table-cell/>
        </table:table-row>
        <table:table-row table:style-name="ro2">
          <table:table-cell table:style-name="Default" office:value-type="float" office:value="2868" calcext:value-type="float">
            <text:p>2868</text:p>
          </table:table-cell>
          <table:table-cell table:style-name="ce2" office:value-type="string" calcext:value-type="string">
            <text:p><text:a xlink:href="https://clics.clld.org/parameters/2868" xlink:type="simple">DRIVE (CATTLE)</text:a></text:p>
          </table:table-cell>
          <table:table-cell/>
        </table:table-row>
        <table:table-row table:style-name="ro2">
          <table:table-cell table:style-name="Default" office:value-type="float" office:value="2869" calcext:value-type="float">
            <text:p>2869</text:p>
          </table:table-cell>
          <table:table-cell table:style-name="ce2" office:value-type="string" calcext:value-type="string">
            <text:p><text:a xlink:href="https://clics.clld.org/parameters/2869" xlink:type="simple">BOTHER (HARASS)</text:a></text:p>
          </table:table-cell>
          <table:table-cell/>
        </table:table-row>
        <table:table-row table:style-name="ro2">
          <table:table-cell table:style-name="Default" office:value-type="float" office:value="2870" calcext:value-type="float">
            <text:p>2870</text:p>
          </table:table-cell>
          <table:table-cell table:style-name="ce2" office:value-type="string" calcext:value-type="string">
            <text:p><text:a xlink:href="https://clics.clld.org/parameters/2870" xlink:type="simple">RECOGNIZE (SOMEBODY)</text:a></text:p>
          </table:table-cell>
          <table:table-cell/>
        </table:table-row>
        <table:table-row table:style-name="ro2">
          <table:table-cell table:style-name="Default" office:value-type="float" office:value="2871" calcext:value-type="float">
            <text:p>2871</text:p>
          </table:table-cell>
          <table:table-cell table:style-name="ce2" office:value-type="string" calcext:value-type="string">
            <text:p><text:a xlink:href="https://clics.clld.org/parameters/2871" xlink:type="simple">SWING (MOVEMENT)</text:a></text:p>
          </table:table-cell>
          <table:table-cell/>
        </table:table-row>
        <table:table-row table:style-name="ro2">
          <table:table-cell table:style-name="Default" office:value-type="float" office:value="2872" calcext:value-type="float">
            <text:p>2872</text:p>
          </table:table-cell>
          <table:table-cell table:style-name="ce2" office:value-type="string" calcext:value-type="string">
            <text:p><text:a xlink:href="https://clics.clld.org/parameters/2872" xlink:type="simple">IMPROVE (SOMETHING)</text:a></text:p>
          </table:table-cell>
          <table:table-cell/>
        </table:table-row>
        <table:table-row table:style-name="ro2">
          <table:table-cell table:style-name="Default" office:value-type="float" office:value="2873" calcext:value-type="float">
            <text:p>2873</text:p>
          </table:table-cell>
          <table:table-cell table:style-name="ce2" office:value-type="string" calcext:value-type="string">
            <text:p><text:a xlink:href="https://clics.clld.org/parameters/2873" xlink:type="simple">MOVE (AFFECT EMOTIONALLY)</text:a></text:p>
          </table:table-cell>
          <table:table-cell/>
        </table:table-row>
        <table:table-row table:style-name="ro2">
          <table:table-cell table:style-name="Default" office:value-type="float" office:value="2874" calcext:value-type="float">
            <text:p>2874</text:p>
          </table:table-cell>
          <table:table-cell table:style-name="ce2" office:value-type="string" calcext:value-type="string">
            <text:p><text:a xlink:href="https://clics.clld.org/parameters/2874" xlink:type="simple">MOVE (ONESELF)</text:a></text:p>
          </table:table-cell>
          <table:table-cell/>
        </table:table-row>
        <table:table-row table:style-name="ro2">
          <table:table-cell table:style-name="Default" office:value-type="float" office:value="2875" calcext:value-type="float">
            <text:p>2875</text:p>
          </table:table-cell>
          <table:table-cell table:style-name="ce2" office:value-type="string" calcext:value-type="string">
            <text:p><text:a xlink:href="https://clics.clld.org/parameters/2875" xlink:type="simple">RING (MAKE SOUND)</text:a></text:p>
          </table:table-cell>
          <table:table-cell/>
        </table:table-row>
        <table:table-row table:style-name="ro2">
          <table:table-cell table:style-name="Default" office:value-type="float" office:value="2876" calcext:value-type="float">
            <text:p>2876</text:p>
          </table:table-cell>
          <table:table-cell table:style-name="ce2" office:value-type="string" calcext:value-type="string">
            <text:p><text:a xlink:href="https://clics.clld.org/parameters/2876" xlink:type="simple">ROAR (OF SEA)</text:a></text:p>
          </table:table-cell>
          <table:table-cell/>
        </table:table-row>
        <table:table-row table:style-name="ro2">
          <table:table-cell table:style-name="Default" office:value-type="float" office:value="2877" calcext:value-type="float">
            <text:p>2877</text:p>
          </table:table-cell>
          <table:table-cell table:style-name="ce2" office:value-type="string" calcext:value-type="string">
            <text:p><text:a xlink:href="https://clics.clld.org/parameters/2877" xlink:type="simple">RUSTLE (OF LEAVES)</text:a></text:p>
          </table:table-cell>
          <table:table-cell/>
        </table:table-row>
        <table:table-row table:style-name="ro2">
          <table:table-cell table:style-name="Default" office:value-type="float" office:value="2879" calcext:value-type="float">
            <text:p>2879</text:p>
          </table:table-cell>
          <table:table-cell table:style-name="ce2" office:value-type="string" calcext:value-type="string">
            <text:p><text:a xlink:href="https://clics.clld.org/parameters/2879" xlink:type="simple">SOUND (OF INSTRUMENT OR VOICE)</text:a></text:p>
          </table:table-cell>
          <table:table-cell/>
        </table:table-row>
        <table:table-row table:style-name="ro2">
          <table:table-cell table:style-name="Default" office:value-type="float" office:value="2880" calcext:value-type="float">
            <text:p>2880</text:p>
          </table:table-cell>
          <table:table-cell table:style-name="ce2" office:value-type="string" calcext:value-type="string">
            <text:p><text:a xlink:href="https://clics.clld.org/parameters/2880" xlink:type="simple">HALT (STOP)</text:a></text:p>
          </table:table-cell>
          <table:table-cell/>
        </table:table-row>
        <table:table-row table:style-name="ro2">
          <table:table-cell table:style-name="Default" office:value-type="float" office:value="2881" calcext:value-type="float">
            <text:p>2881</text:p>
          </table:table-cell>
          <table:table-cell table:style-name="ce2" office:value-type="string" calcext:value-type="string">
            <text:p><text:a xlink:href="https://clics.clld.org/parameters/2881" xlink:type="simple">URGE (SOMEONE)</text:a></text:p>
          </table:table-cell>
          <table:table-cell/>
        </table:table-row>
        <table:table-row table:style-name="ro2">
          <table:table-cell table:style-name="Default" office:value-type="float" office:value="2882" calcext:value-type="float">
            <text:p>2882</text:p>
          </table:table-cell>
          <table:table-cell table:style-name="ce2" office:value-type="string" calcext:value-type="string">
            <text:p><text:a xlink:href="https://clics.clld.org/parameters/2882" xlink:type="simple">ADD</text:a></text:p>
          </table:table-cell>
          <table:table-cell/>
        </table:table-row>
        <table:table-row table:style-name="ro2">
          <table:table-cell table:style-name="Default" office:value-type="float" office:value="2883" calcext:value-type="float">
            <text:p>2883</text:p>
          </table:table-cell>
          <table:table-cell table:style-name="ce2" office:value-type="string" calcext:value-type="string">
            <text:p><text:a xlink:href="https://clics.clld.org/parameters/2883" xlink:type="simple">DISTURB</text:a></text:p>
          </table:table-cell>
          <table:table-cell/>
        </table:table-row>
        <table:table-row table:style-name="ro2">
          <table:table-cell table:style-name="Default" office:value-type="float" office:value="2884" calcext:value-type="float">
            <text:p>2884</text:p>
          </table:table-cell>
          <table:table-cell table:style-name="ce2" office:value-type="string" calcext:value-type="string">
            <text:p><text:a xlink:href="https://clics.clld.org/parameters/2884" xlink:type="simple">HANG</text:a></text:p>
          </table:table-cell>
          <table:table-cell/>
        </table:table-row>
        <table:table-row table:style-name="ro2">
          <table:table-cell table:style-name="Default" office:value-type="float" office:value="2885" calcext:value-type="float">
            <text:p>2885</text:p>
          </table:table-cell>
          <table:table-cell table:style-name="ce2" office:value-type="string" calcext:value-type="string">
            <text:p><text:a xlink:href="https://clics.clld.org/parameters/2885" xlink:type="simple">HERD (SOMETHING)</text:a></text:p>
          </table:table-cell>
          <table:table-cell/>
        </table:table-row>
        <table:table-row table:style-name="ro2">
          <table:table-cell table:style-name="Default" office:value-type="float" office:value="2886" calcext:value-type="float">
            <text:p>2886</text:p>
          </table:table-cell>
          <table:table-cell table:style-name="ce2" office:value-type="string" calcext:value-type="string">
            <text:p><text:a xlink:href="https://clics.clld.org/parameters/2886" xlink:type="simple">PRODUCE</text:a></text:p>
          </table:table-cell>
          <table:table-cell/>
        </table:table-row>
        <table:table-row table:style-name="ro2">
          <table:table-cell table:style-name="Default" office:value-type="float" office:value="2887" calcext:value-type="float">
            <text:p>2887</text:p>
          </table:table-cell>
          <table:table-cell table:style-name="ce2" office:value-type="string" calcext:value-type="string">
            <text:p><text:a xlink:href="https://clics.clld.org/parameters/2887" xlink:type="simple">THAW (DEW)</text:a></text:p>
          </table:table-cell>
          <table:table-cell/>
        </table:table-row>
        <table:table-row table:style-name="ro2">
          <table:table-cell table:style-name="Default" office:value-type="float" office:value="2888" calcext:value-type="float">
            <text:p>2888</text:p>
          </table:table-cell>
          <table:table-cell table:style-name="ce2" office:value-type="string" calcext:value-type="string">
            <text:p><text:a xlink:href="https://clics.clld.org/parameters/2888" xlink:type="simple">TINKLE</text:a></text:p>
          </table:table-cell>
          <table:table-cell/>
        </table:table-row>
        <table:table-row table:style-name="ro2">
          <table:table-cell table:style-name="Default" office:value-type="float" office:value="2889" calcext:value-type="float">
            <text:p>2889</text:p>
          </table:table-cell>
          <table:table-cell table:style-name="ce2" office:value-type="string" calcext:value-type="string">
            <text:p><text:a xlink:href="https://clics.clld.org/parameters/2889" xlink:type="simple">TWINKLE</text:a></text:p>
          </table:table-cell>
          <table:table-cell/>
        </table:table-row>
        <table:table-row table:style-name="ro2">
          <table:table-cell table:style-name="Default" office:value-type="float" office:value="2890" calcext:value-type="float">
            <text:p>2890</text:p>
          </table:table-cell>
          <table:table-cell table:style-name="ce2" office:value-type="string" calcext:value-type="string">
            <text:p><text:a xlink:href="https://clics.clld.org/parameters/2890" xlink:type="simple">WALK (TAKE A WALK)</text:a></text:p>
          </table:table-cell>
          <table:table-cell/>
        </table:table-row>
        <table:table-row table:style-name="ro2">
          <table:table-cell table:style-name="Default" office:value-type="float" office:value="2891" calcext:value-type="float">
            <text:p>2891</text:p>
          </table:table-cell>
          <table:table-cell table:style-name="ce2" office:value-type="string" calcext:value-type="string">
            <text:p><text:a xlink:href="https://clics.clld.org/parameters/2891" xlink:type="simple">TIE UP (TETHER)</text:a></text:p>
          </table:table-cell>
          <table:table-cell/>
        </table:table-row>
        <table:table-row table:style-name="ro2">
          <table:table-cell table:style-name="Default" office:value-type="float" office:value="2892" calcext:value-type="float">
            <text:p>2892</text:p>
          </table:table-cell>
          <table:table-cell table:style-name="ce2" office:value-type="string" calcext:value-type="string">
            <text:p><text:a xlink:href="https://clics.clld.org/parameters/2892" xlink:type="simple">MAKE ANGRY (ANNOY)</text:a></text:p>
          </table:table-cell>
          <table:table-cell/>
        </table:table-row>
        <table:table-row table:style-name="ro2">
          <table:table-cell table:style-name="Default" office:value-type="float" office:value="2893" calcext:value-type="float">
            <text:p>2893</text:p>
          </table:table-cell>
          <table:table-cell table:style-name="ce2" office:value-type="string" calcext:value-type="string">
            <text:p><text:a xlink:href="https://clics.clld.org/parameters/2893" xlink:type="simple">NOTICE (SOMETHING)</text:a></text:p>
          </table:table-cell>
          <table:table-cell/>
        </table:table-row>
        <table:table-row table:style-name="ro2">
          <table:table-cell table:style-name="Default" office:value-type="float" office:value="2894" calcext:value-type="float">
            <text:p>2894</text:p>
          </table:table-cell>
          <table:table-cell table:style-name="ce2" office:value-type="string" calcext:value-type="string">
            <text:p><text:a xlink:href="https://clics.clld.org/parameters/2894" xlink:type="simple">TUMBLE (FALL DOWN)</text:a></text:p>
          </table:table-cell>
          <table:table-cell/>
        </table:table-row>
        <table:table-row table:style-name="ro2">
          <table:table-cell table:style-name="Default" office:value-type="float" office:value="2896" calcext:value-type="float">
            <text:p>2896</text:p>
          </table:table-cell>
          <table:table-cell table:style-name="ce2" office:value-type="string" calcext:value-type="string">
            <text:p><text:a xlink:href="https://clics.clld.org/parameters/2896" xlink:type="simple">CAUSE TO (LET)</text:a></text:p>
          </table:table-cell>
          <table:table-cell/>
        </table:table-row>
        <table:table-row table:style-name="ro2">
          <table:table-cell table:style-name="Default" office:value-type="float" office:value="2897" calcext:value-type="float">
            <text:p>2897</text:p>
          </table:table-cell>
          <table:table-cell table:style-name="ce2" office:value-type="string" calcext:value-type="string">
            <text:p><text:a xlink:href="https://clics.clld.org/parameters/2897" xlink:type="simple">CHIME (ACTION)</text:a></text:p>
          </table:table-cell>
          <table:table-cell/>
        </table:table-row>
        <table:table-row table:style-name="ro2">
          <table:table-cell table:style-name="Default" office:value-type="float" office:value="2898" calcext:value-type="float">
            <text:p>2898</text:p>
          </table:table-cell>
          <table:table-cell table:style-name="ce2" office:value-type="string" calcext:value-type="string">
            <text:p><text:a xlink:href="https://clics.clld.org/parameters/2898" xlink:type="simple">CONVEY (A MESSAGE)</text:a></text:p>
          </table:table-cell>
          <table:table-cell/>
        </table:table-row>
        <table:table-row table:style-name="ro2">
          <table:table-cell table:style-name="Default" office:value-type="float" office:value="2899" calcext:value-type="float">
            <text:p>2899</text:p>
          </table:table-cell>
          <table:table-cell table:style-name="ce2" office:value-type="string" calcext:value-type="string">
            <text:p><text:a xlink:href="https://clics.clld.org/parameters/2899" xlink:type="simple">JOG (SOMETHING)</text:a></text:p>
          </table:table-cell>
          <table:table-cell/>
        </table:table-row>
        <table:table-row table:style-name="ro2">
          <table:table-cell table:style-name="Default" office:value-type="float" office:value="2900" calcext:value-type="float">
            <text:p>2900</text:p>
          </table:table-cell>
          <table:table-cell table:style-name="ce2" office:value-type="string" calcext:value-type="string">
            <text:p><text:a xlink:href="https://clics.clld.org/parameters/2900" xlink:type="simple">PROTECT</text:a></text:p>
          </table:table-cell>
          <table:table-cell/>
        </table:table-row>
        <table:table-row table:style-name="ro2">
          <table:table-cell table:style-name="Default" office:value-type="float" office:value="2901" calcext:value-type="float">
            <text:p>2901</text:p>
          </table:table-cell>
          <table:table-cell table:style-name="ce2" office:value-type="string" calcext:value-type="string">
            <text:p><text:a xlink:href="https://clics.clld.org/parameters/2901" xlink:type="simple">SWING (SOMETHING)</text:a></text:p>
          </table:table-cell>
          <table:table-cell/>
        </table:table-row>
        <table:table-row table:style-name="ro2">
          <table:table-cell table:style-name="Default" office:value-type="float" office:value="2902" calcext:value-type="float">
            <text:p>2902</text:p>
          </table:table-cell>
          <table:table-cell table:style-name="ce2" office:value-type="string" calcext:value-type="string">
            <text:p><text:a xlink:href="https://clics.clld.org/parameters/2902" xlink:type="simple">BRAWL (FIGHT)</text:a></text:p>
          </table:table-cell>
          <table:table-cell/>
        </table:table-row>
        <table:table-row table:style-name="ro2">
          <table:table-cell table:style-name="Default" office:value-type="float" office:value="2903" calcext:value-type="float">
            <text:p>2903</text:p>
          </table:table-cell>
          <table:table-cell table:style-name="ce2" office:value-type="string" calcext:value-type="string">
            <text:p><text:a xlink:href="https://clics.clld.org/parameters/2903" xlink:type="simple">CHAT (WITH SOMEBODY)</text:a></text:p>
          </table:table-cell>
          <table:table-cell/>
        </table:table-row>
        <table:table-row table:style-name="ro2">
          <table:table-cell table:style-name="Default" office:value-type="float" office:value="2904" calcext:value-type="float">
            <text:p>2904</text:p>
          </table:table-cell>
          <table:table-cell table:style-name="ce2" office:value-type="string" calcext:value-type="string">
            <text:p><text:a xlink:href="https://clics.clld.org/parameters/2904" xlink:type="simple">RINSE</text:a></text:p>
          </table:table-cell>
          <table:table-cell/>
        </table:table-row>
        <table:table-row table:style-name="ro2">
          <table:table-cell table:style-name="Default" office:value-type="float" office:value="2905" calcext:value-type="float">
            <text:p>2905</text:p>
          </table:table-cell>
          <table:table-cell table:style-name="ce2" office:value-type="string" calcext:value-type="string">
            <text:p><text:a xlink:href="https://clics.clld.org/parameters/2905" xlink:type="simple">KNIT</text:a></text:p>
          </table:table-cell>
          <table:table-cell/>
        </table:table-row>
        <table:table-row table:style-name="ro2">
          <table:table-cell table:style-name="Default" office:value-type="float" office:value="2906" calcext:value-type="float">
            <text:p>2906</text:p>
          </table:table-cell>
          <table:table-cell table:style-name="ce2" office:value-type="string" calcext:value-type="string">
            <text:p><text:a xlink:href="https://clics.clld.org/parameters/2906" xlink:type="simple">TRANSLATE</text:a></text:p>
          </table:table-cell>
          <table:table-cell/>
        </table:table-row>
        <table:table-row table:style-name="ro2">
          <table:table-cell table:style-name="Default" office:value-type="float" office:value="2907" calcext:value-type="float">
            <text:p>2907</text:p>
          </table:table-cell>
          <table:table-cell table:style-name="ce2" office:value-type="string" calcext:value-type="string">
            <text:p><text:a xlink:href="https://clics.clld.org/parameters/2907" xlink:type="simple">ROT</text:a></text:p>
          </table:table-cell>
          <table:table-cell/>
        </table:table-row>
        <table:table-row table:style-name="ro2">
          <table:table-cell table:style-name="Default" office:value-type="float" office:value="2908" calcext:value-type="float">
            <text:p>2908</text:p>
          </table:table-cell>
          <table:table-cell table:style-name="ce2" office:value-type="string" calcext:value-type="string">
            <text:p><text:a xlink:href="https://clics.clld.org/parameters/2908" xlink:type="simple">SINK (DISAPPEAR IN WATER)</text:a></text:p>
          </table:table-cell>
          <table:table-cell/>
        </table:table-row>
        <table:table-row table:style-name="ro2">
          <table:table-cell table:style-name="Default" office:value-type="float" office:value="2909" calcext:value-type="float">
            <text:p>2909</text:p>
          </table:table-cell>
          <table:table-cell table:style-name="ce2" office:value-type="string" calcext:value-type="string">
            <text:p><text:a xlink:href="https://clics.clld.org/parameters/2909" xlink:type="simple">PREPARE</text:a></text:p>
          </table:table-cell>
          <table:table-cell/>
        </table:table-row>
        <table:table-row table:style-name="ro2">
          <table:table-cell table:style-name="Default" office:value-type="float" office:value="2910" calcext:value-type="float">
            <text:p>2910</text:p>
          </table:table-cell>
          <table:table-cell table:style-name="ce2" office:value-type="string" calcext:value-type="string">
            <text:p><text:a xlink:href="https://clics.clld.org/parameters/2910" xlink:type="simple">BACK (DIRECTION)</text:a></text:p>
          </table:table-cell>
          <table:table-cell/>
        </table:table-row>
        <table:table-row table:style-name="ro2">
          <table:table-cell table:style-name="Default" office:value-type="float" office:value="2911" calcext:value-type="float">
            <text:p>2911</text:p>
          </table:table-cell>
          <table:table-cell table:style-name="ce2" office:value-type="string" calcext:value-type="string">
            <text:p><text:a xlink:href="https://clics.clld.org/parameters/2911" xlink:type="simple">BACKWARD</text:a></text:p>
          </table:table-cell>
          <table:table-cell/>
        </table:table-row>
        <table:table-row table:style-name="ro2">
          <table:table-cell table:style-name="Default" office:value-type="float" office:value="2912" calcext:value-type="float">
            <text:p>2912</text:p>
          </table:table-cell>
          <table:table-cell table:style-name="ce2" office:value-type="string" calcext:value-type="string">
            <text:p><text:a xlink:href="https://clics.clld.org/parameters/2912" xlink:type="simple">FORWARD</text:a></text:p>
          </table:table-cell>
          <table:table-cell/>
        </table:table-row>
        <table:table-row table:style-name="ro2">
          <table:table-cell table:style-name="Default" office:value-type="float" office:value="2914" calcext:value-type="float">
            <text:p>2914</text:p>
          </table:table-cell>
          <table:table-cell table:style-name="ce2" office:value-type="string" calcext:value-type="string">
            <text:p><text:a xlink:href="https://clics.clld.org/parameters/2914" xlink:type="simple">ONCE (IN THE PAST)</text:a></text:p>
          </table:table-cell>
          <table:table-cell/>
        </table:table-row>
        <table:table-row table:style-name="ro2">
          <table:table-cell table:style-name="Default" office:value-type="float" office:value="2915" calcext:value-type="float">
            <text:p>2915</text:p>
          </table:table-cell>
          <table:table-cell table:style-name="ce2" office:value-type="string" calcext:value-type="string">
            <text:p><text:a xlink:href="https://clics.clld.org/parameters/2915" xlink:type="simple">AT FIRST</text:a></text:p>
          </table:table-cell>
          <table:table-cell/>
        </table:table-row>
        <table:table-row table:style-name="ro2">
          <table:table-cell table:style-name="Default" office:value-type="float" office:value="2916" calcext:value-type="float">
            <text:p>2916</text:p>
          </table:table-cell>
          <table:table-cell table:style-name="ce2" office:value-type="string" calcext:value-type="string">
            <text:p><text:a xlink:href="https://clics.clld.org/parameters/2916" xlink:type="simple">INSTANTLY</text:a></text:p>
          </table:table-cell>
          <table:table-cell/>
        </table:table-row>
        <table:table-row table:style-name="ro2">
          <table:table-cell table:style-name="Default" office:value-type="float" office:value="2917" calcext:value-type="float">
            <text:p>2917</text:p>
          </table:table-cell>
          <table:table-cell table:style-name="ce2" office:value-type="string" calcext:value-type="string">
            <text:p><text:a xlink:href="https://clics.clld.org/parameters/2917" xlink:type="simple">NEXT TO</text:a></text:p>
          </table:table-cell>
          <table:table-cell/>
        </table:table-row>
        <table:table-row table:style-name="ro2">
          <table:table-cell table:style-name="Default" office:value-type="float" office:value="2918" calcext:value-type="float">
            <text:p>2918</text:p>
          </table:table-cell>
          <table:table-cell table:style-name="ce2" office:value-type="string" calcext:value-type="string">
            <text:p><text:a xlink:href="https://clics.clld.org/parameters/2918" xlink:type="simple">BECAUSE OF</text:a></text:p>
          </table:table-cell>
          <table:table-cell/>
        </table:table-row>
        <table:table-row table:style-name="ro2">
          <table:table-cell table:style-name="Default" office:value-type="float" office:value="2919" calcext:value-type="float">
            <text:p>2919</text:p>
          </table:table-cell>
          <table:table-cell table:style-name="ce2" office:value-type="string" calcext:value-type="string">
            <text:p><text:a xlink:href="https://clics.clld.org/parameters/2919" xlink:type="simple">STILL (CONTINUING)</text:a></text:p>
          </table:table-cell>
          <table:table-cell/>
        </table:table-row>
        <table:table-row table:style-name="ro2">
          <table:table-cell table:style-name="Default" office:value-type="float" office:value="2920" calcext:value-type="float">
            <text:p>2920</text:p>
          </table:table-cell>
          <table:table-cell table:style-name="ce2" office:value-type="string" calcext:value-type="string">
            <text:p><text:a xlink:href="https://clics.clld.org/parameters/2920" xlink:type="simple">SUDDENLY</text:a></text:p>
          </table:table-cell>
          <table:table-cell/>
        </table:table-row>
        <table:table-row table:style-name="ro2">
          <table:table-cell table:style-name="Default" office:value-type="float" office:value="2921" calcext:value-type="float">
            <text:p>2921</text:p>
          </table:table-cell>
          <table:table-cell table:style-name="ce2" office:value-type="string" calcext:value-type="string">
            <text:p><text:a xlink:href="https://clics.clld.org/parameters/2921" xlink:type="simple">THEN</text:a></text:p>
          </table:table-cell>
          <table:table-cell/>
        </table:table-row>
        <table:table-row table:style-name="ro2">
          <table:table-cell table:style-name="Default" office:value-type="float" office:value="2922" calcext:value-type="float">
            <text:p>2922</text:p>
          </table:table-cell>
          <table:table-cell table:style-name="ce2" office:value-type="string" calcext:value-type="string">
            <text:p><text:a xlink:href="https://clics.clld.org/parameters/2922" xlink:type="simple">AT THAT TIME</text:a></text:p>
          </table:table-cell>
          <table:table-cell/>
        </table:table-row>
        <table:table-row table:style-name="ro2">
          <table:table-cell table:style-name="Default" office:value-type="float" office:value="2923" calcext:value-type="float">
            <text:p>2923</text:p>
          </table:table-cell>
          <table:table-cell table:style-name="ce2" office:value-type="string" calcext:value-type="string">
            <text:p><text:a xlink:href="https://clics.clld.org/parameters/2923" xlink:type="simple">THITHER (THERE TO)</text:a></text:p>
          </table:table-cell>
          <table:table-cell/>
        </table:table-row>
        <table:table-row table:style-name="ro2">
          <table:table-cell table:style-name="Default" office:value-type="float" office:value="2924" calcext:value-type="float">
            <text:p>2924</text:p>
          </table:table-cell>
          <table:table-cell table:style-name="ce2" office:value-type="string" calcext:value-type="string">
            <text:p><text:a xlink:href="https://clics.clld.org/parameters/2924" xlink:type="simple">A LITTLE</text:a></text:p>
          </table:table-cell>
          <table:table-cell/>
        </table:table-row>
        <table:table-row table:style-name="ro2">
          <table:table-cell table:style-name="Default" office:value-type="float" office:value="2925" calcext:value-type="float">
            <text:p>2925</text:p>
          </table:table-cell>
          <table:table-cell table:style-name="ce2" office:value-type="string" calcext:value-type="string">
            <text:p><text:a xlink:href="https://clics.clld.org/parameters/2925" xlink:type="simple">HITHER (HERE TO)</text:a></text:p>
          </table:table-cell>
          <table:table-cell/>
        </table:table-row>
        <table:table-row table:style-name="ro2">
          <table:table-cell table:style-name="Default" office:value-type="float" office:value="2926" calcext:value-type="float">
            <text:p>2926</text:p>
          </table:table-cell>
          <table:table-cell table:style-name="ce2" office:value-type="string" calcext:value-type="string">
            <text:p><text:a xlink:href="https://clics.clld.org/parameters/2926" xlink:type="simple">HARDLY</text:a></text:p>
          </table:table-cell>
          <table:table-cell/>
        </table:table-row>
        <table:table-row table:style-name="ro2">
          <table:table-cell table:style-name="Default" office:value-type="float" office:value="2927" calcext:value-type="float">
            <text:p>2927</text:p>
          </table:table-cell>
          <table:table-cell table:style-name="ce2" office:value-type="string" calcext:value-type="string">
            <text:p><text:a xlink:href="https://clics.clld.org/parameters/2927" xlink:type="simple">FROM HERE</text:a></text:p>
          </table:table-cell>
          <table:table-cell/>
        </table:table-row>
        <table:table-row table:style-name="ro2">
          <table:table-cell table:style-name="Default" office:value-type="float" office:value="2928" calcext:value-type="float">
            <text:p>2928</text:p>
          </table:table-cell>
          <table:table-cell table:style-name="ce2" office:value-type="string" calcext:value-type="string">
            <text:p><text:a xlink:href="https://clics.clld.org/parameters/2928" xlink:type="simple">WHITHER (WHERE TO)</text:a></text:p>
          </table:table-cell>
          <table:table-cell/>
        </table:table-row>
        <table:table-row table:style-name="ro2">
          <table:table-cell table:style-name="Default" office:value-type="float" office:value="2929" calcext:value-type="float">
            <text:p>2929</text:p>
          </table:table-cell>
          <table:table-cell table:style-name="ce2" office:value-type="string" calcext:value-type="string">
            <text:p><text:a xlink:href="https://clics.clld.org/parameters/2929" xlink:type="simple">BENEFIT</text:a></text:p>
          </table:table-cell>
          <table:table-cell/>
        </table:table-row>
        <table:table-row table:style-name="ro2">
          <table:table-cell table:style-name="Default" office:value-type="float" office:value="2930" calcext:value-type="float">
            <text:p>2930</text:p>
          </table:table-cell>
          <table:table-cell table:style-name="ce2" office:value-type="string" calcext:value-type="string">
            <text:p><text:a xlink:href="https://clics.clld.org/parameters/2930" xlink:type="simple">BOSS</text:a></text:p>
          </table:table-cell>
          <table:table-cell/>
        </table:table-row>
        <table:table-row table:style-name="ro2">
          <table:table-cell table:style-name="Default" office:value-type="float" office:value="2931" calcext:value-type="float">
            <text:p>2931</text:p>
          </table:table-cell>
          <table:table-cell table:style-name="ce2" office:value-type="string" calcext:value-type="string">
            <text:p><text:a xlink:href="https://clics.clld.org/parameters/2931" xlink:type="simple">BUSINESS</text:a></text:p>
          </table:table-cell>
          <table:table-cell/>
        </table:table-row>
        <table:table-row table:style-name="ro2">
          <table:table-cell table:style-name="Default" office:value-type="float" office:value="2932" calcext:value-type="float">
            <text:p>2932</text:p>
          </table:table-cell>
          <table:table-cell table:style-name="ce2" office:value-type="string" calcext:value-type="string">
            <text:p><text:a xlink:href="https://clics.clld.org/parameters/2932" xlink:type="simple">COLD (CHILL)</text:a></text:p>
          </table:table-cell>
          <table:table-cell/>
        </table:table-row>
        <table:table-row table:style-name="ro2">
          <table:table-cell table:style-name="Default" office:value-type="float" office:value="2933" calcext:value-type="float">
            <text:p>2933</text:p>
          </table:table-cell>
          <table:table-cell table:style-name="ce2" office:value-type="string" calcext:value-type="string">
            <text:p><text:a xlink:href="https://clics.clld.org/parameters/2933" xlink:type="simple">CONVERSATION</text:a></text:p>
          </table:table-cell>
          <table:table-cell/>
        </table:table-row>
        <table:table-row table:style-name="ro2">
          <table:table-cell table:style-name="Default" office:value-type="float" office:value="2934" calcext:value-type="float">
            <text:p>2934</text:p>
          </table:table-cell>
          <table:table-cell table:style-name="ce2" office:value-type="string" calcext:value-type="string">
            <text:p><text:a xlink:href="https://clics.clld.org/parameters/2934" xlink:type="simple">CUCKOO</text:a></text:p>
          </table:table-cell>
          <table:table-cell/>
        </table:table-row>
        <table:table-row table:style-name="ro2">
          <table:table-cell table:style-name="Default" office:value-type="float" office:value="2935" calcext:value-type="float">
            <text:p>2935</text:p>
          </table:table-cell>
          <table:table-cell table:style-name="ce2" office:value-type="string" calcext:value-type="string">
            <text:p><text:a xlink:href="https://clics.clld.org/parameters/2935" xlink:type="simple">CURRENT (STREAM)</text:a></text:p>
          </table:table-cell>
          <table:table-cell/>
        </table:table-row>
        <table:table-row table:style-name="ro2">
          <table:table-cell table:style-name="Default" office:value-type="float" office:value="2936" calcext:value-type="float">
            <text:p>2936</text:p>
          </table:table-cell>
          <table:table-cell table:style-name="ce2" office:value-type="string" calcext:value-type="string">
            <text:p><text:a xlink:href="https://clics.clld.org/parameters/2936" xlink:type="simple">ELEVATION</text:a></text:p>
          </table:table-cell>
          <table:table-cell/>
        </table:table-row>
        <table:table-row table:style-name="ro2">
          <table:table-cell table:style-name="Default" office:value-type="float" office:value="2937" calcext:value-type="float">
            <text:p>2937</text:p>
          </table:table-cell>
          <table:table-cell table:style-name="ce2" office:value-type="string" calcext:value-type="string">
            <text:p><text:a xlink:href="https://clics.clld.org/parameters/2937" xlink:type="simple">FAIRY TALE</text:a></text:p>
          </table:table-cell>
          <table:table-cell/>
        </table:table-row>
        <table:table-row table:style-name="ro2">
          <table:table-cell table:style-name="Default" office:value-type="float" office:value="2938" calcext:value-type="float">
            <text:p>2938</text:p>
          </table:table-cell>
          <table:table-cell table:style-name="ce2" office:value-type="string" calcext:value-type="string">
            <text:p><text:a xlink:href="https://clics.clld.org/parameters/2938" xlink:type="simple">FLAVOR</text:a></text:p>
          </table:table-cell>
          <table:table-cell/>
        </table:table-row>
        <table:table-row table:style-name="ro2">
          <table:table-cell table:style-name="Default" office:value-type="float" office:value="2939" calcext:value-type="float">
            <text:p>2939</text:p>
          </table:table-cell>
          <table:table-cell table:style-name="ce2" office:value-type="string" calcext:value-type="string">
            <text:p><text:a xlink:href="https://clics.clld.org/parameters/2939" xlink:type="simple">FLOCK (OF ANIMALS)</text:a></text:p>
          </table:table-cell>
          <table:table-cell/>
        </table:table-row>
        <table:table-row table:style-name="ro2">
          <table:table-cell table:style-name="Default" office:value-type="float" office:value="2940" calcext:value-type="float">
            <text:p>2940</text:p>
          </table:table-cell>
          <table:table-cell table:style-name="ce2" office:value-type="string" calcext:value-type="string">
            <text:p><text:a xlink:href="https://clics.clld.org/parameters/2940" xlink:type="simple">GATE</text:a></text:p>
          </table:table-cell>
          <table:table-cell/>
        </table:table-row>
        <table:table-row table:style-name="ro2">
          <table:table-cell table:style-name="Default" office:value-type="float" office:value="2941" calcext:value-type="float">
            <text:p>2941</text:p>
          </table:table-cell>
          <table:table-cell table:style-name="ce2" office:value-type="string" calcext:value-type="string">
            <text:p><text:a xlink:href="https://clics.clld.org/parameters/2941" xlink:type="simple">HAPPINESS</text:a></text:p>
          </table:table-cell>
          <table:table-cell/>
        </table:table-row>
        <table:table-row table:style-name="ro2">
          <table:table-cell table:style-name="Default" office:value-type="float" office:value="2942" calcext:value-type="float">
            <text:p>2942</text:p>
          </table:table-cell>
          <table:table-cell table:style-name="ce2" office:value-type="string" calcext:value-type="string">
            <text:p><text:a xlink:href="https://clics.clld.org/parameters/2942" xlink:type="simple">HOARFROST</text:a></text:p>
          </table:table-cell>
          <table:table-cell/>
        </table:table-row>
        <table:table-row table:style-name="ro2">
          <table:table-cell table:style-name="Default" office:value-type="float" office:value="2943" calcext:value-type="float">
            <text:p>2943</text:p>
          </table:table-cell>
          <table:table-cell table:style-name="ce2" office:value-type="string" calcext:value-type="string">
            <text:p><text:a xlink:href="https://clics.clld.org/parameters/2943" xlink:type="simple">BUNDLE</text:a></text:p>
          </table:table-cell>
          <table:table-cell/>
        </table:table-row>
        <table:table-row table:style-name="ro2">
          <table:table-cell table:style-name="Default" office:value-type="float" office:value="2944" calcext:value-type="float">
            <text:p>2944</text:p>
          </table:table-cell>
          <table:table-cell table:style-name="ce2" office:value-type="string" calcext:value-type="string">
            <text:p><text:a xlink:href="https://clics.clld.org/parameters/2944" xlink:type="simple">CALL (APPEAL)</text:a></text:p>
          </table:table-cell>
          <table:table-cell/>
        </table:table-row>
        <table:table-row table:style-name="ro2">
          <table:table-cell table:style-name="Default" office:value-type="float" office:value="2945" calcext:value-type="float">
            <text:p>2945</text:p>
          </table:table-cell>
          <table:table-cell table:style-name="ce2" office:value-type="string" calcext:value-type="string">
            <text:p><text:a xlink:href="https://clics.clld.org/parameters/2945" xlink:type="simple">COUNT (QUANTITY)</text:a></text:p>
          </table:table-cell>
          <table:table-cell/>
        </table:table-row>
        <table:table-row table:style-name="ro2">
          <table:table-cell table:style-name="Default" office:value-type="float" office:value="2946" calcext:value-type="float">
            <text:p>2946</text:p>
          </table:table-cell>
          <table:table-cell table:style-name="ce2" office:value-type="string" calcext:value-type="string">
            <text:p><text:a xlink:href="https://clics.clld.org/parameters/2946" xlink:type="simple">CRADLE</text:a></text:p>
          </table:table-cell>
          <table:table-cell/>
        </table:table-row>
        <table:table-row table:style-name="ro2">
          <table:table-cell table:style-name="Default" office:value-type="float" office:value="2947" calcext:value-type="float">
            <text:p>2947</text:p>
          </table:table-cell>
          <table:table-cell table:style-name="ce2" office:value-type="string" calcext:value-type="string">
            <text:p><text:a xlink:href="https://clics.clld.org/parameters/2947" xlink:type="simple">DAMAGE (INJURY)</text:a></text:p>
          </table:table-cell>
          <table:table-cell/>
        </table:table-row>
        <table:table-row table:style-name="ro2">
          <table:table-cell table:style-name="Default" office:value-type="float" office:value="2948" calcext:value-type="float">
            <text:p>2948</text:p>
          </table:table-cell>
          <table:table-cell table:style-name="ce2" office:value-type="string" calcext:value-type="string">
            <text:p><text:a xlink:href="https://clics.clld.org/parameters/2948" xlink:type="simple">GAP (DISTANCE)</text:a></text:p>
          </table:table-cell>
          <table:table-cell/>
        </table:table-row>
        <table:table-row table:style-name="ro2">
          <table:table-cell table:style-name="Default" office:value-type="float" office:value="2949" calcext:value-type="float">
            <text:p>2949</text:p>
          </table:table-cell>
          <table:table-cell table:style-name="ce2" office:value-type="string" calcext:value-type="string">
            <text:p><text:a xlink:href="https://clics.clld.org/parameters/2949" xlink:type="simple">LAIR</text:a></text:p>
          </table:table-cell>
          <table:table-cell/>
        </table:table-row>
        <table:table-row table:style-name="ro2">
          <table:table-cell table:style-name="Default" office:value-type="float" office:value="2950" calcext:value-type="float">
            <text:p>2950</text:p>
          </table:table-cell>
          <table:table-cell table:style-name="ce2" office:value-type="string" calcext:value-type="string">
            <text:p><text:a xlink:href="https://clics.clld.org/parameters/2950" xlink:type="simple">MEANING</text:a></text:p>
          </table:table-cell>
          <table:table-cell/>
        </table:table-row>
        <table:table-row table:style-name="ro2">
          <table:table-cell table:style-name="Default" office:value-type="float" office:value="2951" calcext:value-type="float">
            <text:p>2951</text:p>
          </table:table-cell>
          <table:table-cell table:style-name="ce2" office:value-type="string" calcext:value-type="string">
            <text:p><text:a xlink:href="https://clics.clld.org/parameters/2951" xlink:type="simple">POUCH</text:a></text:p>
          </table:table-cell>
          <table:table-cell/>
        </table:table-row>
        <table:table-row table:style-name="ro2">
          <table:table-cell table:style-name="Default" office:value-type="float" office:value="2952" calcext:value-type="float">
            <text:p>2952</text:p>
          </table:table-cell>
          <table:table-cell table:style-name="ce2" office:value-type="string" calcext:value-type="string">
            <text:p><text:a xlink:href="https://clics.clld.org/parameters/2952" xlink:type="simple">SLAB</text:a></text:p>
          </table:table-cell>
          <table:table-cell/>
        </table:table-row>
        <table:table-row table:style-name="ro2">
          <table:table-cell table:style-name="Default" office:value-type="float" office:value="2953" calcext:value-type="float">
            <text:p>2953</text:p>
          </table:table-cell>
          <table:table-cell table:style-name="ce2" office:value-type="string" calcext:value-type="string">
            <text:p><text:a xlink:href="https://clics.clld.org/parameters/2953" xlink:type="simple">SLEEVE</text:a></text:p>
          </table:table-cell>
          <table:table-cell/>
        </table:table-row>
        <table:table-row table:style-name="ro2">
          <table:table-cell table:style-name="Default" office:value-type="float" office:value="2954" calcext:value-type="float">
            <text:p>2954</text:p>
          </table:table-cell>
          <table:table-cell table:style-name="ce2" office:value-type="string" calcext:value-type="string">
            <text:p><text:a xlink:href="https://clics.clld.org/parameters/2954" xlink:type="simple">SLICE</text:a></text:p>
          </table:table-cell>
          <table:table-cell/>
        </table:table-row>
        <table:table-row table:style-name="ro2">
          <table:table-cell table:style-name="Default" office:value-type="float" office:value="2955" calcext:value-type="float">
            <text:p>2955</text:p>
          </table:table-cell>
          <table:table-cell table:style-name="ce2" office:value-type="string" calcext:value-type="string">
            <text:p><text:a xlink:href="https://clics.clld.org/parameters/2955" xlink:type="simple">STATE (POLITICS)</text:a></text:p>
          </table:table-cell>
          <table:table-cell/>
        </table:table-row>
        <table:table-row table:style-name="ro2">
          <table:table-cell table:style-name="Default" office:value-type="float" office:value="2956" calcext:value-type="float">
            <text:p>2956</text:p>
          </table:table-cell>
          <table:table-cell table:style-name="ce2" office:value-type="string" calcext:value-type="string">
            <text:p><text:a xlink:href="https://clics.clld.org/parameters/2956" xlink:type="simple">TUBE</text:a></text:p>
          </table:table-cell>
          <table:table-cell/>
        </table:table-row>
        <table:table-row table:style-name="ro2">
          <table:table-cell table:style-name="Default" office:value-type="float" office:value="2957" calcext:value-type="float">
            <text:p>2957</text:p>
          </table:table-cell>
          <table:table-cell table:style-name="ce2" office:value-type="string" calcext:value-type="string">
            <text:p><text:a xlink:href="https://clics.clld.org/parameters/2957" xlink:type="simple">WARE</text:a></text:p>
          </table:table-cell>
          <table:table-cell/>
        </table:table-row>
        <table:table-row table:style-name="ro2">
          <table:table-cell table:style-name="Default" office:value-type="float" office:value="2958" calcext:value-type="float">
            <text:p>2958</text:p>
          </table:table-cell>
          <table:table-cell table:style-name="ce2" office:value-type="string" calcext:value-type="string">
            <text:p><text:a xlink:href="https://clics.clld.org/parameters/2958" xlink:type="simple">LAUGHTER</text:a></text:p>
          </table:table-cell>
          <table:table-cell/>
        </table:table-row>
        <table:table-row table:style-name="ro2">
          <table:table-cell table:style-name="Default" office:value-type="float" office:value="2959" calcext:value-type="float">
            <text:p>2959</text:p>
          </table:table-cell>
          <table:table-cell table:style-name="ce2" office:value-type="string" calcext:value-type="string">
            <text:p><text:a xlink:href="https://clics.clld.org/parameters/2959" xlink:type="simple">LEASH</text:a></text:p>
          </table:table-cell>
          <table:table-cell/>
        </table:table-row>
        <table:table-row table:style-name="ro2">
          <table:table-cell table:style-name="Default" office:value-type="float" office:value="2961" calcext:value-type="float">
            <text:p>2961</text:p>
          </table:table-cell>
          <table:table-cell table:style-name="ce2" office:value-type="string" calcext:value-type="string">
            <text:p><text:a xlink:href="https://clics.clld.org/parameters/2961" xlink:type="simple">MESSAGE</text:a></text:p>
          </table:table-cell>
          <table:table-cell/>
        </table:table-row>
        <table:table-row table:style-name="ro2">
          <table:table-cell table:style-name="Default" office:value-type="float" office:value="2962" calcext:value-type="float">
            <text:p>2962</text:p>
          </table:table-cell>
          <table:table-cell table:style-name="ce2" office:value-type="string" calcext:value-type="string">
            <text:p><text:a xlink:href="https://clics.clld.org/parameters/2962" xlink:type="simple">MOORLAND</text:a></text:p>
          </table:table-cell>
          <table:table-cell/>
        </table:table-row>
        <table:table-row table:style-name="ro2">
          <table:table-cell table:style-name="Default" office:value-type="float" office:value="2963" calcext:value-type="float">
            <text:p>2963</text:p>
          </table:table-cell>
          <table:table-cell table:style-name="ce2" office:value-type="string" calcext:value-type="string">
            <text:p><text:a xlink:href="https://clics.clld.org/parameters/2963" xlink:type="simple">NET</text:a></text:p>
          </table:table-cell>
          <table:table-cell/>
        </table:table-row>
        <table:table-row table:style-name="ro2">
          <table:table-cell table:style-name="Default" office:value-type="float" office:value="2964" calcext:value-type="float">
            <text:p>2964</text:p>
          </table:table-cell>
          <table:table-cell table:style-name="ce2" office:value-type="string" calcext:value-type="string">
            <text:p><text:a xlink:href="https://clics.clld.org/parameters/2964" xlink:type="simple">NEWS</text:a></text:p>
          </table:table-cell>
          <table:table-cell/>
        </table:table-row>
        <table:table-row table:style-name="ro2">
          <table:table-cell table:style-name="Default" office:value-type="float" office:value="2965" calcext:value-type="float">
            <text:p>2965</text:p>
          </table:table-cell>
          <table:table-cell table:style-name="ce2" office:value-type="string" calcext:value-type="string">
            <text:p><text:a xlink:href="https://clics.clld.org/parameters/2965" xlink:type="simple">PAW</text:a></text:p>
          </table:table-cell>
          <table:table-cell/>
        </table:table-row>
        <table:table-row table:style-name="ro2">
          <table:table-cell table:style-name="Default" office:value-type="float" office:value="2966" calcext:value-type="float">
            <text:p>2966</text:p>
          </table:table-cell>
          <table:table-cell table:style-name="ce2" office:value-type="string" calcext:value-type="string">
            <text:p><text:a xlink:href="https://clics.clld.org/parameters/2966" xlink:type="simple">PERCH (FISH)</text:a></text:p>
          </table:table-cell>
          <table:table-cell/>
        </table:table-row>
        <table:table-row table:style-name="ro2">
          <table:table-cell table:style-name="Default" office:value-type="float" office:value="2967" calcext:value-type="float">
            <text:p>2967</text:p>
          </table:table-cell>
          <table:table-cell table:style-name="ce2" office:value-type="string" calcext:value-type="string">
            <text:p><text:a xlink:href="https://clics.clld.org/parameters/2967" xlink:type="simple">PIKE (FISH)</text:a></text:p>
          </table:table-cell>
          <table:table-cell/>
        </table:table-row>
        <table:table-row table:style-name="ro2">
          <table:table-cell table:style-name="Default" office:value-type="float" office:value="2968" calcext:value-type="float">
            <text:p>2968</text:p>
          </table:table-cell>
          <table:table-cell table:style-name="ce2" office:value-type="string" calcext:value-type="string">
            <text:p><text:a xlink:href="https://clics.clld.org/parameters/2968" xlink:type="simple">REASON</text:a></text:p>
          </table:table-cell>
          <table:table-cell/>
        </table:table-row>
        <table:table-row table:style-name="ro2">
          <table:table-cell table:style-name="Default" office:value-type="float" office:value="2969" calcext:value-type="float">
            <text:p>2969</text:p>
          </table:table-cell>
          <table:table-cell table:style-name="ce2" office:value-type="string" calcext:value-type="string">
            <text:p><text:a xlink:href="https://clics.clld.org/parameters/2969" xlink:type="simple">RIBBON</text:a></text:p>
          </table:table-cell>
          <table:table-cell/>
        </table:table-row>
        <table:table-row table:style-name="ro2">
          <table:table-cell table:style-name="Default" office:value-type="float" office:value="2971" calcext:value-type="float">
            <text:p>2971</text:p>
          </table:table-cell>
          <table:table-cell table:style-name="ce2" office:value-type="string" calcext:value-type="string">
            <text:p><text:a xlink:href="https://clics.clld.org/parameters/2971" xlink:type="simple">SIN</text:a></text:p>
          </table:table-cell>
          <table:table-cell/>
        </table:table-row>
        <table:table-row table:style-name="ro2">
          <table:table-cell table:style-name="Default" office:value-type="float" office:value="2972" calcext:value-type="float">
            <text:p>2972</text:p>
          </table:table-cell>
          <table:table-cell table:style-name="ce2" office:value-type="string" calcext:value-type="string">
            <text:p><text:a xlink:href="https://clics.clld.org/parameters/2972" xlink:type="simple">SLEEP (STATE)</text:a></text:p>
          </table:table-cell>
          <table:table-cell/>
        </table:table-row>
        <table:table-row table:style-name="ro2">
          <table:table-cell table:style-name="Default" office:value-type="float" office:value="2973" calcext:value-type="float">
            <text:p>2973</text:p>
          </table:table-cell>
          <table:table-cell table:style-name="ce2" office:value-type="string" calcext:value-type="string">
            <text:p><text:a xlink:href="https://clics.clld.org/parameters/2973" xlink:type="simple">STRAP</text:a></text:p>
          </table:table-cell>
          <table:table-cell/>
        </table:table-row>
        <table:table-row table:style-name="ro2">
          <table:table-cell table:style-name="Default" office:value-type="float" office:value="2974" calcext:value-type="float">
            <text:p>2974</text:p>
          </table:table-cell>
          <table:table-cell table:style-name="ce2" office:value-type="string" calcext:value-type="string">
            <text:p><text:a xlink:href="https://clics.clld.org/parameters/2974" xlink:type="simple">SWARM (OF BIRDS)</text:a></text:p>
          </table:table-cell>
          <table:table-cell/>
        </table:table-row>
        <table:table-row table:style-name="ro2">
          <table:table-cell table:style-name="Default" office:value-type="float" office:value="2975" calcext:value-type="float">
            <text:p>2975</text:p>
          </table:table-cell>
          <table:table-cell table:style-name="ce2" office:value-type="string" calcext:value-type="string">
            <text:p><text:a xlink:href="https://clics.clld.org/parameters/2975" xlink:type="simple">THOUGHT</text:a></text:p>
          </table:table-cell>
          <table:table-cell/>
        </table:table-row>
        <table:table-row table:style-name="ro2">
          <table:table-cell table:style-name="Default" office:value-type="float" office:value="2976" calcext:value-type="float">
            <text:p>2976</text:p>
          </table:table-cell>
          <table:table-cell table:style-name="ce2" office:value-type="string" calcext:value-type="string">
            <text:p><text:a xlink:href="https://clics.clld.org/parameters/2976" xlink:type="simple">VIOLENCE</text:a></text:p>
          </table:table-cell>
          <table:table-cell/>
        </table:table-row>
        <table:table-row table:style-name="ro2">
          <table:table-cell table:style-name="Default" office:value-type="float" office:value="2977" calcext:value-type="float">
            <text:p>2977</text:p>
          </table:table-cell>
          <table:table-cell table:style-name="ce2" office:value-type="string" calcext:value-type="string">
            <text:p><text:a xlink:href="https://clics.clld.org/parameters/2977" xlink:type="simple">WORKER</text:a></text:p>
          </table:table-cell>
          <table:table-cell/>
        </table:table-row>
        <table:table-row table:style-name="ro2">
          <table:table-cell table:style-name="Default" office:value-type="float" office:value="2978" calcext:value-type="float">
            <text:p>2978</text:p>
          </table:table-cell>
          <table:table-cell table:style-name="ce2" office:value-type="string" calcext:value-type="string">
            <text:p><text:a xlink:href="https://clics.clld.org/parameters/2978" xlink:type="simple">DISTANCE</text:a></text:p>
          </table:table-cell>
          <table:table-cell/>
        </table:table-row>
        <table:table-row table:style-name="ro2">
          <table:table-cell table:style-name="Default" office:value-type="float" office:value="2979" calcext:value-type="float">
            <text:p>2979</text:p>
          </table:table-cell>
          <table:table-cell table:style-name="ce2" office:value-type="string" calcext:value-type="string">
            <text:p><text:a xlink:href="https://clics.clld.org/parameters/2979" xlink:type="simple">WALK (MANNER)</text:a></text:p>
          </table:table-cell>
          <table:table-cell/>
        </table:table-row>
        <table:table-row table:style-name="ro2">
          <table:table-cell table:style-name="Default" office:value-type="float" office:value="2980" calcext:value-type="float">
            <text:p>2980</text:p>
          </table:table-cell>
          <table:table-cell table:style-name="ce2" office:value-type="string" calcext:value-type="string">
            <text:p><text:a xlink:href="https://clics.clld.org/parameters/2980" xlink:type="simple">AREA</text:a></text:p>
          </table:table-cell>
          <table:table-cell/>
        </table:table-row>
        <table:table-row table:style-name="ro2">
          <table:table-cell table:style-name="Default" office:value-type="float" office:value="2981" calcext:value-type="float">
            <text:p>2981</text:p>
          </table:table-cell>
          <table:table-cell table:style-name="ce2" office:value-type="string" calcext:value-type="string">
            <text:p><text:a xlink:href="https://clics.clld.org/parameters/2981" xlink:type="simple">ITEM</text:a></text:p>
          </table:table-cell>
          <table:table-cell/>
        </table:table-row>
        <table:table-row table:style-name="ro2">
          <table:table-cell table:style-name="Default" office:value-type="float" office:value="2982" calcext:value-type="float">
            <text:p>2982</text:p>
          </table:table-cell>
          <table:table-cell table:style-name="ce2" office:value-type="string" calcext:value-type="string">
            <text:p><text:a xlink:href="https://clics.clld.org/parameters/2982" xlink:type="simple">GIFT</text:a></text:p>
          </table:table-cell>
          <table:table-cell/>
        </table:table-row>
        <table:table-row table:style-name="ro2">
          <table:table-cell table:style-name="Default" office:value-type="float" office:value="2983" calcext:value-type="float">
            <text:p>2983</text:p>
          </table:table-cell>
          <table:table-cell table:style-name="ce2" office:value-type="string" calcext:value-type="string">
            <text:p><text:a xlink:href="https://clics.clld.org/parameters/2983" xlink:type="simple">COMPANIONSHIP</text:a></text:p>
          </table:table-cell>
          <table:table-cell/>
        </table:table-row>
        <table:table-row table:style-name="ro2">
          <table:table-cell table:style-name="Default" office:value-type="float" office:value="2984" calcext:value-type="float">
            <text:p>2984</text:p>
          </table:table-cell>
          <table:table-cell table:style-name="ce2" office:value-type="string" calcext:value-type="string">
            <text:p><text:a xlink:href="https://clics.clld.org/parameters/2984" xlink:type="simple">HEAP</text:a></text:p>
          </table:table-cell>
          <table:table-cell/>
        </table:table-row>
        <table:table-row table:style-name="ro2">
          <table:table-cell table:style-name="Default" office:value-type="float" office:value="2985" calcext:value-type="float">
            <text:p>2985</text:p>
          </table:table-cell>
          <table:table-cell table:style-name="ce2" office:value-type="string" calcext:value-type="string">
            <text:p><text:a xlink:href="https://clics.clld.org/parameters/2985" xlink:type="simple">HEIGHT</text:a></text:p>
          </table:table-cell>
          <table:table-cell/>
        </table:table-row>
        <table:table-row table:style-name="ro2">
          <table:table-cell table:style-name="Default" office:value-type="float" office:value="2986" calcext:value-type="float">
            <text:p>2986</text:p>
          </table:table-cell>
          <table:table-cell table:style-name="ce2" office:value-type="string" calcext:value-type="string">
            <text:p><text:a xlink:href="https://clics.clld.org/parameters/2986" xlink:type="simple">CAMPFIRE</text:a></text:p>
          </table:table-cell>
          <table:table-cell/>
        </table:table-row>
        <table:table-row table:style-name="ro2">
          <table:table-cell table:style-name="Default" office:value-type="float" office:value="2987" calcext:value-type="float">
            <text:p>2987</text:p>
          </table:table-cell>
          <table:table-cell table:style-name="ce2" office:value-type="string" calcext:value-type="string">
            <text:p><text:a xlink:href="https://clics.clld.org/parameters/2987" xlink:type="simple">AMOUNT</text:a></text:p>
          </table:table-cell>
          <table:table-cell/>
        </table:table-row>
        <table:table-row table:style-name="ro2">
          <table:table-cell table:style-name="Default" office:value-type="float" office:value="2988" calcext:value-type="float">
            <text:p>2988</text:p>
          </table:table-cell>
          <table:table-cell table:style-name="ce2" office:value-type="string" calcext:value-type="string">
            <text:p><text:a xlink:href="https://clics.clld.org/parameters/2988" xlink:type="simple">PATTERN</text:a></text:p>
          </table:table-cell>
          <table:table-cell/>
        </table:table-row>
        <table:table-row table:style-name="ro2">
          <table:table-cell table:style-name="Default" office:value-type="float" office:value="2989" calcext:value-type="float">
            <text:p>2989</text:p>
          </table:table-cell>
          <table:table-cell table:style-name="ce2" office:value-type="string" calcext:value-type="string">
            <text:p><text:a xlink:href="https://clics.clld.org/parameters/2989" xlink:type="simple">FRINGE</text:a></text:p>
          </table:table-cell>
          <table:table-cell/>
        </table:table-row>
        <table:table-row table:style-name="ro2">
          <table:table-cell table:style-name="Default" office:value-type="float" office:value="2990" calcext:value-type="float">
            <text:p>2990</text:p>
          </table:table-cell>
          <table:table-cell table:style-name="ce2" office:value-type="string" calcext:value-type="string">
            <text:p><text:a xlink:href="https://clics.clld.org/parameters/2990" xlink:type="simple">SACK</text:a></text:p>
          </table:table-cell>
          <table:table-cell/>
        </table:table-row>
        <table:table-row table:style-name="ro2">
          <table:table-cell table:style-name="Default" office:value-type="float" office:value="2991" calcext:value-type="float">
            <text:p>2991</text:p>
          </table:table-cell>
          <table:table-cell table:style-name="ce2" office:value-type="string" calcext:value-type="string">
            <text:p><text:a xlink:href="https://clics.clld.org/parameters/2991" xlink:type="simple">SKI</text:a></text:p>
          </table:table-cell>
          <table:table-cell/>
        </table:table-row>
        <table:table-row table:style-name="ro2">
          <table:table-cell table:style-name="Default" office:value-type="float" office:value="2992" calcext:value-type="float">
            <text:p>2992</text:p>
          </table:table-cell>
          <table:table-cell table:style-name="ce2" office:value-type="string" calcext:value-type="string">
            <text:p><text:a xlink:href="https://clics.clld.org/parameters/2992" xlink:type="simple">TIP (OF OBJECT)</text:a></text:p>
          </table:table-cell>
          <table:table-cell/>
        </table:table-row>
        <table:table-row table:style-name="ro2">
          <table:table-cell table:style-name="Default" office:value-type="float" office:value="2993" calcext:value-type="float">
            <text:p>2993</text:p>
          </table:table-cell>
          <table:table-cell table:style-name="ce2" office:value-type="string" calcext:value-type="string">
            <text:p><text:a xlink:href="https://clics.clld.org/parameters/2993" xlink:type="simple">STROKE (OF PEN)</text:a></text:p>
          </table:table-cell>
          <table:table-cell/>
        </table:table-row>
        <table:table-row table:style-name="ro2">
          <table:table-cell table:style-name="Default" office:value-type="float" office:value="2994" calcext:value-type="float">
            <text:p>2994</text:p>
          </table:table-cell>
          <table:table-cell table:style-name="ce2" office:value-type="string" calcext:value-type="string">
            <text:p><text:a xlink:href="https://clics.clld.org/parameters/2994" xlink:type="simple">SUPPORT (OF OBJECT)</text:a></text:p>
          </table:table-cell>
          <table:table-cell/>
        </table:table-row>
        <table:table-row table:style-name="ro2">
          <table:table-cell table:style-name="Default" office:value-type="float" office:value="2995" calcext:value-type="float">
            <text:p>2995</text:p>
          </table:table-cell>
          <table:table-cell table:style-name="ce2" office:value-type="string" calcext:value-type="string">
            <text:p><text:a xlink:href="https://clics.clld.org/parameters/2995" xlink:type="simple">TONE (MUSIC)</text:a></text:p>
          </table:table-cell>
          <table:table-cell/>
        </table:table-row>
        <table:table-row table:style-name="ro2">
          <table:table-cell table:style-name="Default" office:value-type="float" office:value="2996" calcext:value-type="float">
            <text:p>2996</text:p>
          </table:table-cell>
          <table:table-cell table:style-name="ce2" office:value-type="string" calcext:value-type="string">
            <text:p><text:a xlink:href="https://clics.clld.org/parameters/2996" xlink:type="simple">WEALTH</text:a></text:p>
          </table:table-cell>
          <table:table-cell/>
        </table:table-row>
        <table:table-row table:style-name="ro2">
          <table:table-cell table:style-name="Default" office:value-type="float" office:value="2997" calcext:value-type="float">
            <text:p>2997</text:p>
          </table:table-cell>
          <table:table-cell table:style-name="ce2" office:value-type="string" calcext:value-type="string">
            <text:p><text:a xlink:href="https://clics.clld.org/parameters/2997" xlink:type="simple">COLORFUL</text:a></text:p>
          </table:table-cell>
          <table:table-cell/>
        </table:table-row>
        <table:table-row table:style-name="ro2">
          <table:table-cell table:style-name="Default" office:value-type="float" office:value="2998" calcext:value-type="float">
            <text:p>2998</text:p>
          </table:table-cell>
          <table:table-cell table:style-name="ce2" office:value-type="string" calcext:value-type="string">
            <text:p><text:a xlink:href="https://clics.clld.org/parameters/2998" xlink:type="simple">DAMP</text:a></text:p>
          </table:table-cell>
          <table:table-cell/>
        </table:table-row>
        <table:table-row table:style-name="ro2">
          <table:table-cell table:style-name="Default" office:value-type="float" office:value="2999" calcext:value-type="float">
            <text:p>2999</text:p>
          </table:table-cell>
          <table:table-cell table:style-name="ce2" office:value-type="string" calcext:value-type="string">
            <text:p><text:a xlink:href="https://clics.clld.org/parameters/2999" xlink:type="simple">EVERYWHERE</text:a></text:p>
          </table:table-cell>
          <table:table-cell/>
        </table:table-row>
        <table:table-row table:style-name="ro2">
          <table:table-cell table:style-name="Default" office:value-type="float" office:value="3000" calcext:value-type="float">
            <text:p>3000</text:p>
          </table:table-cell>
          <table:table-cell table:style-name="ce2" office:value-type="string" calcext:value-type="string">
            <text:p><text:a xlink:href="https://clics.clld.org/parameters/3000" xlink:type="simple">LIVING</text:a></text:p>
          </table:table-cell>
          <table:table-cell/>
        </table:table-row>
        <table:table-row table:style-name="ro2">
          <table:table-cell table:style-name="Default" office:value-type="float" office:value="3001" calcext:value-type="float">
            <text:p>3001</text:p>
          </table:table-cell>
          <table:table-cell table:style-name="ce2" office:value-type="string" calcext:value-type="string">
            <text:p><text:a xlink:href="https://clics.clld.org/parameters/3001" xlink:type="simple">POWERFUL</text:a></text:p>
          </table:table-cell>
          <table:table-cell/>
        </table:table-row>
        <table:table-row table:style-name="ro2">
          <table:table-cell table:style-name="Default" office:value-type="float" office:value="3002" calcext:value-type="float">
            <text:p>3002</text:p>
          </table:table-cell>
          <table:table-cell table:style-name="ce2" office:value-type="string" calcext:value-type="string">
            <text:p><text:a xlink:href="https://clics.clld.org/parameters/3002" xlink:type="simple">PRECIOUS</text:a></text:p>
          </table:table-cell>
          <table:table-cell/>
        </table:table-row>
        <table:table-row table:style-name="ro2">
          <table:table-cell table:style-name="Default" office:value-type="float" office:value="3003" calcext:value-type="float">
            <text:p>3003</text:p>
          </table:table-cell>
          <table:table-cell table:style-name="ce2" office:value-type="string" calcext:value-type="string">
            <text:p><text:a xlink:href="https://clics.clld.org/parameters/3003" xlink:type="simple">SOLID</text:a></text:p>
          </table:table-cell>
          <table:table-cell/>
        </table:table-row>
        <table:table-row table:style-name="ro2">
          <table:table-cell table:style-name="Default" office:value-type="float" office:value="3004" calcext:value-type="float">
            <text:p>3004</text:p>
          </table:table-cell>
          <table:table-cell table:style-name="ce2" office:value-type="string" calcext:value-type="string">
            <text:p><text:a xlink:href="https://clics.clld.org/parameters/3004" xlink:type="simple">FORMER</text:a></text:p>
          </table:table-cell>
          <table:table-cell/>
        </table:table-row>
        <table:table-row table:style-name="ro2">
          <table:table-cell table:style-name="Default" office:value-type="float" office:value="3005" calcext:value-type="float">
            <text:p>3005</text:p>
          </table:table-cell>
          <table:table-cell table:style-name="ce2" office:value-type="string" calcext:value-type="string">
            <text:p><text:a xlink:href="https://clics.clld.org/parameters/3005" xlink:type="simple">FAMILIAR</text:a></text:p>
          </table:table-cell>
          <table:table-cell/>
        </table:table-row>
        <table:table-row table:style-name="ro2">
          <table:table-cell table:style-name="Default" office:value-type="float" office:value="3006" calcext:value-type="float">
            <text:p>3006</text:p>
          </table:table-cell>
          <table:table-cell table:style-name="ce2" office:value-type="string" calcext:value-type="string">
            <text:p><text:a xlink:href="https://clics.clld.org/parameters/3006" xlink:type="simple">SPACE (AVAILABLE)</text:a></text:p>
          </table:table-cell>
          <table:table-cell/>
        </table:table-row>
        <table:table-row table:style-name="ro2">
          <table:table-cell table:style-name="Default" office:value-type="float" office:value="3007" calcext:value-type="float">
            <text:p>3007</text:p>
          </table:table-cell>
          <table:table-cell table:style-name="ce2" office:value-type="string" calcext:value-type="string">
            <text:p><text:a xlink:href="https://clics.clld.org/parameters/3007" xlink:type="simple">EUCALYPT</text:a></text:p>
          </table:table-cell>
          <table:table-cell/>
        </table:table-row>
        <table:table-row table:style-name="ro2">
          <table:table-cell table:style-name="Default" office:value-type="float" office:value="3008" calcext:value-type="float">
            <text:p>3008</text:p>
          </table:table-cell>
          <table:table-cell table:style-name="ce2" office:value-type="string" calcext:value-type="string">
            <text:p><text:a xlink:href="https://clics.clld.org/parameters/3008" xlink:type="simple">ECHIDNA</text:a></text:p>
          </table:table-cell>
          <table:table-cell/>
        </table:table-row>
        <table:table-row table:style-name="ro2">
          <table:table-cell table:style-name="Default" office:value-type="float" office:value="3009" calcext:value-type="float">
            <text:p>3009</text:p>
          </table:table-cell>
          <table:table-cell table:style-name="ce2" office:value-type="string" calcext:value-type="string">
            <text:p><text:a xlink:href="https://clics.clld.org/parameters/3009" xlink:type="simple">WHITE COCKATOO</text:a></text:p>
          </table:table-cell>
          <table:table-cell/>
        </table:table-row>
        <table:table-row table:style-name="ro2">
          <table:table-cell table:style-name="Default" office:value-type="float" office:value="3010" calcext:value-type="float">
            <text:p>3010</text:p>
          </table:table-cell>
          <table:table-cell table:style-name="ce2" office:value-type="string" calcext:value-type="string">
            <text:p><text:a xlink:href="https://clics.clld.org/parameters/3010" xlink:type="simple">WAGTAIL</text:a></text:p>
          </table:table-cell>
          <table:table-cell/>
        </table:table-row>
        <table:table-row table:style-name="ro2">
          <table:table-cell table:style-name="Default" office:value-type="float" office:value="3011" calcext:value-type="float">
            <text:p>3011</text:p>
          </table:table-cell>
          <table:table-cell table:style-name="ce2" office:value-type="string" calcext:value-type="string">
            <text:p><text:a xlink:href="https://clics.clld.org/parameters/3011" xlink:type="simple">GRUB</text:a></text:p>
          </table:table-cell>
          <table:table-cell/>
        </table:table-row>
        <table:table-row table:style-name="ro2">
          <table:table-cell table:style-name="Default" office:value-type="float" office:value="3012" calcext:value-type="float">
            <text:p>3012</text:p>
          </table:table-cell>
          <table:table-cell table:style-name="ce2" office:value-type="string" calcext:value-type="string">
            <text:p><text:a xlink:href="https://clics.clld.org/parameters/3012" xlink:type="simple">BANDICOOT</text:a></text:p>
          </table:table-cell>
          <table:table-cell/>
        </table:table-row>
        <table:table-row table:style-name="ro2">
          <table:table-cell table:style-name="Default" office:value-type="float" office:value="3013" calcext:value-type="float">
            <text:p>3013</text:p>
          </table:table-cell>
          <table:table-cell table:style-name="ce2" office:value-type="string" calcext:value-type="string">
            <text:p><text:a xlink:href="https://clics.clld.org/parameters/3013" xlink:type="simple">BLACK COCKATOO</text:a></text:p>
          </table:table-cell>
          <table:table-cell/>
        </table:table-row>
        <table:table-row table:style-name="ro2">
          <table:table-cell table:style-name="Default" office:value-type="float" office:value="3014" calcext:value-type="float">
            <text:p>3014</text:p>
          </table:table-cell>
          <table:table-cell table:style-name="ce2" office:value-type="string" calcext:value-type="string">
            <text:p><text:a xlink:href="https://clics.clld.org/parameters/3014" xlink:type="simple">BLACK DUCK</text:a></text:p>
          </table:table-cell>
          <table:table-cell/>
        </table:table-row>
        <table:table-row table:style-name="ro2">
          <table:table-cell table:style-name="Default" office:value-type="float" office:value="3015" calcext:value-type="float">
            <text:p>3015</text:p>
          </table:table-cell>
          <table:table-cell table:style-name="ce2" office:value-type="string" calcext:value-type="string">
            <text:p><text:a xlink:href="https://clics.clld.org/parameters/3015" xlink:type="simple">PATERNAL GRANDMOTHER</text:a></text:p>
          </table:table-cell>
          <table:table-cell/>
        </table:table-row>
        <table:table-row table:style-name="ro2">
          <table:table-cell table:style-name="Default" office:value-type="float" office:value="3016" calcext:value-type="float">
            <text:p>3016</text:p>
          </table:table-cell>
          <table:table-cell table:style-name="ce2" office:value-type="string" calcext:value-type="string">
            <text:p><text:a xlink:href="https://clics.clld.org/parameters/3016" xlink:type="simple">FIRE STICK</text:a></text:p>
          </table:table-cell>
          <table:table-cell/>
        </table:table-row>
        <table:table-row table:style-name="ro2">
          <table:table-cell table:style-name="Default" office:value-type="float" office:value="3017" calcext:value-type="float">
            <text:p>3017</text:p>
          </table:table-cell>
          <table:table-cell table:style-name="ce2" office:value-type="string" calcext:value-type="string">
            <text:p><text:a xlink:href="https://clics.clld.org/parameters/3017" xlink:type="simple">MONITOR LIZARD</text:a></text:p>
          </table:table-cell>
          <table:table-cell/>
        </table:table-row>
        <table:table-row table:style-name="ro2">
          <table:table-cell table:style-name="Default" office:value-type="float" office:value="3018" calcext:value-type="float">
            <text:p>3018</text:p>
          </table:table-cell>
          <table:table-cell table:style-name="ce2" office:value-type="string" calcext:value-type="string">
            <text:p><text:a xlink:href="https://clics.clld.org/parameters/3018" xlink:type="simple">NATIVE CAT</text:a></text:p>
          </table:table-cell>
          <table:table-cell/>
        </table:table-row>
        <table:table-row table:style-name="ro2">
          <table:table-cell table:style-name="Default" office:value-type="float" office:value="3019" calcext:value-type="float">
            <text:p>3019</text:p>
          </table:table-cell>
          <table:table-cell table:style-name="ce2" office:value-type="string" calcext:value-type="string">
            <text:p><text:a xlink:href="https://clics.clld.org/parameters/3019" xlink:type="simple">SAND HILL</text:a></text:p>
          </table:table-cell>
          <table:table-cell/>
        </table:table-row>
        <table:table-row table:style-name="ro2">
          <table:table-cell table:style-name="Default" office:value-type="float" office:value="3020" calcext:value-type="float">
            <text:p>3020</text:p>
          </table:table-cell>
          <table:table-cell table:style-name="ce2" office:value-type="string" calcext:value-type="string">
            <text:p><text:a xlink:href="https://clics.clld.org/parameters/3020" xlink:type="simple">BREAK (BREAKING)</text:a></text:p>
          </table:table-cell>
          <table:table-cell/>
        </table:table-row>
        <table:table-row table:style-name="ro2">
          <table:table-cell table:style-name="Default" office:value-type="float" office:value="3021" calcext:value-type="float">
            <text:p>3021</text:p>
          </table:table-cell>
          <table:table-cell table:style-name="ce2" office:value-type="string" calcext:value-type="string">
            <text:p><text:a xlink:href="https://clics.clld.org/parameters/3021" xlink:type="simple">BLUE TONGUED SKINK</text:a></text:p>
          </table:table-cell>
          <table:table-cell/>
        </table:table-row>
        <table:table-row table:style-name="ro2">
          <table:table-cell table:style-name="Default" office:value-type="float" office:value="3024" calcext:value-type="float">
            <text:p>3024</text:p>
          </table:table-cell>
          <table:table-cell table:style-name="ce2" office:value-type="string" calcext:value-type="string">
            <text:p><text:a xlink:href="https://clics.clld.org/parameters/3024" xlink:type="simple">BRIDE PRICE</text:a></text:p>
          </table:table-cell>
          <table:table-cell/>
        </table:table-row>
        <table:table-row table:style-name="ro2">
          <table:table-cell table:style-name="Default" office:value-type="float" office:value="3025" calcext:value-type="float">
            <text:p>3025</text:p>
          </table:table-cell>
          <table:table-cell table:style-name="ce2" office:value-type="string" calcext:value-type="string">
            <text:p><text:a xlink:href="https://clics.clld.org/parameters/3025" xlink:type="simple">BARN OR SHED</text:a></text:p>
          </table:table-cell>
          <table:table-cell/>
        </table:table-row>
        <table:table-row table:style-name="ro2">
          <table:table-cell table:style-name="Default" office:value-type="float" office:value="3026" calcext:value-type="float">
            <text:p>3026</text:p>
          </table:table-cell>
          <table:table-cell table:style-name="ce2" office:value-type="string" calcext:value-type="string">
            <text:p><text:a xlink:href="https://clics.clld.org/parameters/3026" xlink:type="simple">CONJUNCTIVITIS</text:a></text:p>
          </table:table-cell>
          <table:table-cell/>
        </table:table-row>
        <table:table-row table:style-name="ro2">
          <table:table-cell table:style-name="Default" office:value-type="float" office:value="3027" calcext:value-type="float">
            <text:p>3027</text:p>
          </table:table-cell>
          <table:table-cell table:style-name="ce2" office:value-type="string" calcext:value-type="string">
            <text:p><text:a xlink:href="https://clics.clld.org/parameters/3027" xlink:type="simple">COOKED CORN</text:a></text:p>
          </table:table-cell>
          <table:table-cell/>
        </table:table-row>
        <table:table-row table:style-name="ro2">
          <table:table-cell table:style-name="Default" office:value-type="float" office:value="3028" calcext:value-type="float">
            <text:p>3028</text:p>
          </table:table-cell>
          <table:table-cell table:style-name="ce2" office:value-type="string" calcext:value-type="string">
            <text:p><text:a xlink:href="https://clics.clld.org/parameters/3028" xlink:type="simple">GRAVEL</text:a></text:p>
          </table:table-cell>
          <table:table-cell/>
        </table:table-row>
        <table:table-row table:style-name="ro2">
          <table:table-cell table:style-name="Default" office:value-type="float" office:value="3029" calcext:value-type="float">
            <text:p>3029</text:p>
          </table:table-cell>
          <table:table-cell table:style-name="ce2" office:value-type="string" calcext:value-type="string">
            <text:p><text:a xlink:href="https://clics.clld.org/parameters/3029" xlink:type="simple">SUGAR PALM</text:a></text:p>
          </table:table-cell>
          <table:table-cell/>
        </table:table-row>
        <table:table-row table:style-name="ro2">
          <table:table-cell table:style-name="Default" office:value-type="float" office:value="3030" calcext:value-type="float">
            <text:p>3030</text:p>
          </table:table-cell>
          <table:table-cell table:style-name="ce2" office:value-type="string" calcext:value-type="string">
            <text:p><text:a xlink:href="https://clics.clld.org/parameters/3030" xlink:type="simple">LONTAR PALM</text:a></text:p>
          </table:table-cell>
          <table:table-cell/>
        </table:table-row>
        <table:table-row table:style-name="ro2">
          <table:table-cell table:style-name="Default" office:value-type="float" office:value="3031" calcext:value-type="float">
            <text:p>3031</text:p>
          </table:table-cell>
          <table:table-cell table:style-name="ce2" office:value-type="string" calcext:value-type="string">
            <text:p><text:a xlink:href="https://clics.clld.org/parameters/3031" xlink:type="simple">MORINGA TREE</text:a></text:p>
          </table:table-cell>
          <table:table-cell/>
        </table:table-row>
        <table:table-row table:style-name="ro2">
          <table:table-cell table:style-name="Default" office:value-type="float" office:value="3032" calcext:value-type="float">
            <text:p>3032</text:p>
          </table:table-cell>
          <table:table-cell table:style-name="ce2" office:value-type="string" calcext:value-type="string">
            <text:p><text:a xlink:href="https://clics.clld.org/parameters/3032" xlink:type="simple">STARFISH</text:a></text:p>
          </table:table-cell>
          <table:table-cell/>
        </table:table-row>
        <table:table-row table:style-name="ro2">
          <table:table-cell table:style-name="Default" office:value-type="float" office:value="3033" calcext:value-type="float">
            <text:p>3033</text:p>
          </table:table-cell>
          <table:table-cell table:style-name="ce2" office:value-type="string" calcext:value-type="string">
            <text:p><text:a xlink:href="https://clics.clld.org/parameters/3033" xlink:type="simple">SCARED</text:a></text:p>
          </table:table-cell>
          <table:table-cell/>
        </table:table-row>
        <table:table-row table:style-name="ro2">
          <table:table-cell table:style-name="Default" office:value-type="float" office:value="3036" calcext:value-type="float">
            <text:p>3036</text:p>
          </table:table-cell>
          <table:table-cell table:style-name="ce2" office:value-type="string" calcext:value-type="string">
            <text:p><text:a xlink:href="https://clics.clld.org/parameters/3036" xlink:type="simple">TREETOP</text:a></text:p>
          </table:table-cell>
          <table:table-cell/>
        </table:table-row>
        <table:table-row table:style-name="ro2">
          <table:table-cell table:style-name="Default" office:value-type="float" office:value="3037" calcext:value-type="float">
            <text:p>3037</text:p>
          </table:table-cell>
          <table:table-cell table:style-name="ce2" office:value-type="string" calcext:value-type="string">
            <text:p><text:a xlink:href="https://clics.clld.org/parameters/3037" xlink:type="simple">SAME-SEX OLDER SIBLING</text:a></text:p>
          </table:table-cell>
          <table:table-cell/>
        </table:table-row>
        <table:table-row table:style-name="ro2">
          <table:table-cell table:style-name="Default" office:value-type="float" office:value="3038" calcext:value-type="float">
            <text:p>3038</text:p>
          </table:table-cell>
          <table:table-cell table:style-name="ce2" office:value-type="string" calcext:value-type="string">
            <text:p><text:a xlink:href="https://clics.clld.org/parameters/3038" xlink:type="simple">SAME-SEX YOUNGER SIBLING</text:a></text:p>
          </table:table-cell>
          <table:table-cell/>
        </table:table-row>
        <table:table-row table:style-name="ro2">
          <table:table-cell table:style-name="Default" office:value-type="float" office:value="3039" calcext:value-type="float">
            <text:p>3039</text:p>
          </table:table-cell>
          <table:table-cell table:style-name="ce2" office:value-type="string" calcext:value-type="string">
            <text:p><text:a xlink:href="https://clics.clld.org/parameters/3039" xlink:type="simple">DIFFERENT-SEX OLDER SIBLING</text:a></text:p>
          </table:table-cell>
          <table:table-cell/>
        </table:table-row>
        <table:table-row table:style-name="ro2">
          <table:table-cell table:style-name="Default" office:value-type="float" office:value="3040" calcext:value-type="float">
            <text:p>3040</text:p>
          </table:table-cell>
          <table:table-cell table:style-name="ce2" office:value-type="string" calcext:value-type="string">
            <text:p><text:a xlink:href="https://clics.clld.org/parameters/3040" xlink:type="simple">DIFFERENT-SEX YOUNGER SIBLING</text:a></text:p>
          </table:table-cell>
          <table:table-cell/>
        </table:table-row>
        <table:table-row table:style-name="ro2">
          <table:table-cell table:style-name="Default" office:value-type="float" office:value="3044" calcext:value-type="float">
            <text:p>3044</text:p>
          </table:table-cell>
          <table:table-cell table:style-name="ce2" office:value-type="string" calcext:value-type="string">
            <text:p><text:a xlink:href="https://clics.clld.org/parameters/3044" xlink:type="simple">BOVINE</text:a></text:p>
          </table:table-cell>
          <table:table-cell/>
        </table:table-row>
        <table:table-row table:style-name="ro2">
          <table:table-cell table:style-name="Default" office:value-type="float" office:value="3046" calcext:value-type="float">
            <text:p>3046</text:p>
          </table:table-cell>
          <table:table-cell table:style-name="ce2" office:value-type="string" calcext:value-type="string">
            <text:p><text:a xlink:href="https://clics.clld.org/parameters/3046" xlink:type="simple">FODDER</text:a></text:p>
          </table:table-cell>
          <table:table-cell/>
        </table:table-row>
        <table:table-row table:style-name="ro2">
          <table:table-cell table:style-name="Default" office:value-type="float" office:value="3048" calcext:value-type="float">
            <text:p>3048</text:p>
          </table:table-cell>
          <table:table-cell table:style-name="ce2" office:value-type="string" calcext:value-type="string">
            <text:p><text:a xlink:href="https://clics.clld.org/parameters/3048" xlink:type="simple">MOUTH HARP</text:a></text:p>
          </table:table-cell>
          <table:table-cell/>
        </table:table-row>
        <table:table-row table:style-name="ro2">
          <table:table-cell table:style-name="Default" office:value-type="float" office:value="3049" calcext:value-type="float">
            <text:p>3049</text:p>
          </table:table-cell>
          <table:table-cell table:style-name="ce2" office:value-type="string" calcext:value-type="string">
            <text:p><text:a xlink:href="https://clics.clld.org/parameters/3049" xlink:type="simple">COURAGE</text:a></text:p>
          </table:table-cell>
          <table:table-cell/>
        </table:table-row>
        <table:table-row table:style-name="ro2">
          <table:table-cell table:style-name="Default" office:value-type="float" office:value="3050" calcext:value-type="float">
            <text:p>3050</text:p>
          </table:table-cell>
          <table:table-cell table:style-name="ce2" office:value-type="string" calcext:value-type="string">
            <text:p><text:a xlink:href="https://clics.clld.org/parameters/3050" xlink:type="simple">SEEDLING</text:a></text:p>
          </table:table-cell>
          <table:table-cell/>
        </table:table-row>
        <table:table-row table:style-name="ro2">
          <table:table-cell table:style-name="Default" office:value-type="float" office:value="3052" calcext:value-type="float">
            <text:p>3052</text:p>
          </table:table-cell>
          <table:table-cell table:style-name="ce2" office:value-type="string" calcext:value-type="string">
            <text:p><text:a xlink:href="https://clics.clld.org/parameters/3052" xlink:type="simple">ERHU</text:a></text:p>
          </table:table-cell>
          <table:table-cell/>
        </table:table-row>
        <table:table-row table:style-name="ro2">
          <table:table-cell table:style-name="Default" office:value-type="float" office:value="3053" calcext:value-type="float">
            <text:p>3053</text:p>
          </table:table-cell>
          <table:table-cell table:style-name="ce2" office:value-type="string" calcext:value-type="string">
            <text:p><text:a xlink:href="https://clics.clld.org/parameters/3053" xlink:type="simple">TIGHT</text:a></text:p>
          </table:table-cell>
          <table:table-cell/>
        </table:table-row>
        <table:table-row table:style-name="ro2">
          <table:table-cell table:style-name="Default" office:value-type="float" office:value="3054" calcext:value-type="float">
            <text:p>3054</text:p>
          </table:table-cell>
          <table:table-cell table:style-name="ce2" office:value-type="string" calcext:value-type="string">
            <text:p><text:a xlink:href="https://clics.clld.org/parameters/3054" xlink:type="simple">BEAR FRUIT</text:a></text:p>
          </table:table-cell>
          <table:table-cell/>
        </table:table-row>
        <table:table-row table:style-name="ro2">
          <table:table-cell table:style-name="Default" office:value-type="float" office:value="3055" calcext:value-type="float">
            <text:p>3055</text:p>
          </table:table-cell>
          <table:table-cell table:style-name="ce2" office:value-type="string" calcext:value-type="string">
            <text:p><text:a xlink:href="https://clics.clld.org/parameters/3055" xlink:type="simple">SWINDLE</text:a></text:p>
          </table:table-cell>
          <table:table-cell/>
        </table:table-row>
        <table:table-row table:style-name="ro2">
          <table:table-cell table:style-name="Default" office:value-type="float" office:value="3056" calcext:value-type="float">
            <text:p>3056</text:p>
          </table:table-cell>
          <table:table-cell table:style-name="ce2" office:value-type="string" calcext:value-type="string">
            <text:p><text:a xlink:href="https://clics.clld.org/parameters/3056" xlink:type="simple">ANIMAL (CLASSIFIER)</text:a></text:p>
          </table:table-cell>
          <table:table-cell/>
        </table:table-row>
        <table:table-row table:style-name="ro2">
          <table:table-cell table:style-name="Default" office:value-type="float" office:value="3057" calcext:value-type="float">
            <text:p>3057</text:p>
          </table:table-cell>
          <table:table-cell table:style-name="ce2" office:value-type="string" calcext:value-type="string">
            <text:p><text:a xlink:href="https://clics.clld.org/parameters/3057" xlink:type="simple">FLAIL</text:a></text:p>
          </table:table-cell>
          <table:table-cell/>
        </table:table-row>
        <table:table-row table:style-name="ro2">
          <table:table-cell table:style-name="Default" office:value-type="float" office:value="3058" calcext:value-type="float">
            <text:p>3058</text:p>
          </table:table-cell>
          <table:table-cell table:style-name="ce2" office:value-type="string" calcext:value-type="string">
            <text:p><text:a xlink:href="https://clics.clld.org/parameters/3058" xlink:type="simple">GRAZE</text:a></text:p>
          </table:table-cell>
          <table:table-cell/>
        </table:table-row>
        <table:table-row table:style-name="ro2">
          <table:table-cell table:style-name="Default" office:value-type="float" office:value="3059" calcext:value-type="float">
            <text:p>3059</text:p>
          </table:table-cell>
          <table:table-cell table:style-name="ce2" office:value-type="string" calcext:value-type="string">
            <text:p><text:a xlink:href="https://clics.clld.org/parameters/3059" xlink:type="simple">MALARIA</text:a></text:p>
          </table:table-cell>
          <table:table-cell/>
        </table:table-row>
        <table:table-row table:style-name="ro2">
          <table:table-cell table:style-name="Default" office:value-type="float" office:value="3060" calcext:value-type="float">
            <text:p>3060</text:p>
          </table:table-cell>
          <table:table-cell table:style-name="ce2" office:value-type="string" calcext:value-type="string">
            <text:p><text:a xlink:href="https://clics.clld.org/parameters/3060" xlink:type="simple">PHEASANT</text:a></text:p>
          </table:table-cell>
          <table:table-cell/>
        </table:table-row>
        <table:table-row table:style-name="ro2">
          <table:table-cell table:style-name="Default" office:value-type="float" office:value="3061" calcext:value-type="float">
            <text:p>3061</text:p>
          </table:table-cell>
          <table:table-cell table:style-name="ce2" office:value-type="string" calcext:value-type="string">
            <text:p><text:a xlink:href="https://clics.clld.org/parameters/3061" xlink:type="simple">PHLEGM</text:a></text:p>
          </table:table-cell>
          <table:table-cell/>
        </table:table-row>
        <table:table-row table:style-name="ro2">
          <table:table-cell table:style-name="Default" office:value-type="float" office:value="3062" calcext:value-type="float">
            <text:p>3062</text:p>
          </table:table-cell>
          <table:table-cell table:style-name="ce2" office:value-type="string" calcext:value-type="string">
            <text:p><text:a xlink:href="https://clics.clld.org/parameters/3062" xlink:type="simple">TURNIP</text:a></text:p>
          </table:table-cell>
          <table:table-cell/>
        </table:table-row>
        <table:table-row table:style-name="ro2">
          <table:table-cell table:style-name="Default" office:value-type="float" office:value="3063" calcext:value-type="float">
            <text:p>3063</text:p>
          </table:table-cell>
          <table:table-cell table:style-name="ce2" office:value-type="string" calcext:value-type="string">
            <text:p><text:a xlink:href="https://clics.clld.org/parameters/3063" xlink:type="simple">RAMIE</text:a></text:p>
          </table:table-cell>
          <table:table-cell/>
        </table:table-row>
        <table:table-row table:style-name="ro2">
          <table:table-cell table:style-name="Default" office:value-type="float" office:value="3064" calcext:value-type="float">
            <text:p>3064</text:p>
          </table:table-cell>
          <table:table-cell table:style-name="ce2" office:value-type="string" calcext:value-type="string">
            <text:p><text:a xlink:href="https://clics.clld.org/parameters/3064" xlink:type="simple">RUST</text:a></text:p>
          </table:table-cell>
          <table:table-cell/>
        </table:table-row>
        <table:table-row table:style-name="ro2">
          <table:table-cell table:style-name="Default" office:value-type="float" office:value="3065" calcext:value-type="float">
            <text:p>3065</text:p>
          </table:table-cell>
          <table:table-cell table:style-name="ce2" office:value-type="string" calcext:value-type="string">
            <text:p><text:a xlink:href="https://clics.clld.org/parameters/3065" xlink:type="simple">SADDLE</text:a></text:p>
          </table:table-cell>
          <table:table-cell/>
        </table:table-row>
        <table:table-row table:style-name="ro2">
          <table:table-cell table:style-name="Default" office:value-type="float" office:value="3066" calcext:value-type="float">
            <text:p>3066</text:p>
          </table:table-cell>
          <table:table-cell table:style-name="ce2" office:value-type="string" calcext:value-type="string">
            <text:p><text:a xlink:href="https://clics.clld.org/parameters/3066" xlink:type="simple">SCARF OR TURBAN</text:a></text:p>
          </table:table-cell>
          <table:table-cell/>
        </table:table-row>
        <table:table-row table:style-name="ro2">
          <table:table-cell table:style-name="Default" office:value-type="float" office:value="3067" calcext:value-type="float">
            <text:p>3067</text:p>
          </table:table-cell>
          <table:table-cell table:style-name="ce2" office:value-type="string" calcext:value-type="string">
            <text:p><text:a xlink:href="https://clics.clld.org/parameters/3067" xlink:type="simple">CLEAVER</text:a></text:p>
          </table:table-cell>
          <table:table-cell/>
        </table:table-row>
        <table:table-row table:style-name="ro2">
          <table:table-cell table:style-name="Default" office:value-type="float" office:value="3068" calcext:value-type="float">
            <text:p>3068</text:p>
          </table:table-cell>
          <table:table-cell table:style-name="ce2" office:value-type="string" calcext:value-type="string">
            <text:p><text:a xlink:href="https://clics.clld.org/parameters/3068" xlink:type="simple">COOL DOWN</text:a></text:p>
          </table:table-cell>
          <table:table-cell/>
        </table:table-row>
        <table:table-row table:style-name="ro2">
          <table:table-cell table:style-name="Default" office:value-type="float" office:value="3069" calcext:value-type="float">
            <text:p>3069</text:p>
          </table:table-cell>
          <table:table-cell table:style-name="ce2" office:value-type="string" calcext:value-type="string">
            <text:p><text:a xlink:href="https://clics.clld.org/parameters/3069" xlink:type="simple">FALSE</text:a></text:p>
          </table:table-cell>
          <table:table-cell/>
        </table:table-row>
        <table:table-row table:style-name="ro2">
          <table:table-cell table:style-name="Default" office:value-type="float" office:value="3070" calcext:value-type="float">
            <text:p>3070</text:p>
          </table:table-cell>
          <table:table-cell table:style-name="ce2" office:value-type="string" calcext:value-type="string">
            <text:p><text:a xlink:href="https://clics.clld.org/parameters/3070" xlink:type="simple">HOLD A MEETING</text:a></text:p>
          </table:table-cell>
          <table:table-cell/>
        </table:table-row>
        <table:table-row table:style-name="ro2">
          <table:table-cell table:style-name="Default" office:value-type="float" office:value="3071" calcext:value-type="float">
            <text:p>3071</text:p>
          </table:table-cell>
          <table:table-cell table:style-name="ce2" office:value-type="string" calcext:value-type="string">
            <text:p><text:a xlink:href="https://clics.clld.org/parameters/3071" xlink:type="simple">INSERT</text:a></text:p>
          </table:table-cell>
          <table:table-cell/>
        </table:table-row>
        <table:table-row table:style-name="ro2">
          <table:table-cell table:style-name="Default" office:value-type="float" office:value="3072" calcext:value-type="float">
            <text:p>3072</text:p>
          </table:table-cell>
          <table:table-cell table:style-name="ce2" office:value-type="string" calcext:value-type="string">
            <text:p><text:a xlink:href="https://clics.clld.org/parameters/3072" xlink:type="simple">MISPLACE</text:a></text:p>
          </table:table-cell>
          <table:table-cell/>
        </table:table-row>
        <table:table-row table:style-name="ro2">
          <table:table-cell table:style-name="Default" office:value-type="float" office:value="3073" calcext:value-type="float">
            <text:p>3073</text:p>
          </table:table-cell>
          <table:table-cell table:style-name="ce2" office:value-type="string" calcext:value-type="string">
            <text:p><text:a xlink:href="https://clics.clld.org/parameters/3073" xlink:type="simple">MANAGE</text:a></text:p>
          </table:table-cell>
          <table:table-cell/>
        </table:table-row>
        <table:table-row table:style-name="ro2">
          <table:table-cell table:style-name="Default" office:value-type="float" office:value="3074" calcext:value-type="float">
            <text:p>3074</text:p>
          </table:table-cell>
          <table:table-cell table:style-name="ce2" office:value-type="string" calcext:value-type="string">
            <text:p><text:a xlink:href="https://clics.clld.org/parameters/3074" xlink:type="simple">FIX</text:a></text:p>
          </table:table-cell>
          <table:table-cell/>
        </table:table-row>
        <table:table-row table:style-name="ro2">
          <table:table-cell table:style-name="Default" office:value-type="float" office:value="3075" calcext:value-type="float">
            <text:p>3075</text:p>
          </table:table-cell>
          <table:table-cell table:style-name="ce2" office:value-type="string" calcext:value-type="string">
            <text:p><text:a xlink:href="https://clics.clld.org/parameters/3075" xlink:type="simple">SLANTED</text:a></text:p>
          </table:table-cell>
          <table:table-cell/>
        </table:table-row>
        <table:table-row table:style-name="ro2">
          <table:table-cell table:style-name="Default" office:value-type="float" office:value="3076" calcext:value-type="float">
            <text:p>3076</text:p>
          </table:table-cell>
          <table:table-cell table:style-name="ce2" office:value-type="string" calcext:value-type="string">
            <text:p><text:a xlink:href="https://clics.clld.org/parameters/3076" xlink:type="simple">SLOPE</text:a></text:p>
          </table:table-cell>
          <table:table-cell/>
        </table:table-row>
        <table:table-row table:style-name="ro2">
          <table:table-cell table:style-name="Default" office:value-type="float" office:value="3077" calcext:value-type="float">
            <text:p>3077</text:p>
          </table:table-cell>
          <table:table-cell table:style-name="ce2" office:value-type="string" calcext:value-type="string">
            <text:p><text:a xlink:href="https://clics.clld.org/parameters/3077" xlink:type="simple">SWALLOW (BIRD)</text:a></text:p>
          </table:table-cell>
          <table:table-cell/>
        </table:table-row>
        <table:table-row table:style-name="ro2">
          <table:table-cell table:style-name="Default" office:value-type="float" office:value="3079" calcext:value-type="float">
            <text:p>3079</text:p>
          </table:table-cell>
          <table:table-cell table:style-name="ce2" office:value-type="string" calcext:value-type="string">
            <text:p><text:a xlink:href="https://clics.clld.org/parameters/3079" xlink:type="simple">HIGHLAND BARLEY</text:a></text:p>
          </table:table-cell>
          <table:table-cell/>
        </table:table-row>
        <table:table-row table:style-name="ro2">
          <table:table-cell table:style-name="Default" office:value-type="float" office:value="3080" calcext:value-type="float">
            <text:p>3080</text:p>
          </table:table-cell>
          <table:table-cell table:style-name="ce2" office:value-type="string" calcext:value-type="string">
            <text:p><text:a xlink:href="https://clics.clld.org/parameters/3080" xlink:type="simple">SPLIT OPEN</text:a></text:p>
          </table:table-cell>
          <table:table-cell/>
        </table:table-row>
        <table:table-row table:style-name="ro2">
          <table:table-cell table:style-name="Default" office:value-type="float" office:value="3081" calcext:value-type="float">
            <text:p>3081</text:p>
          </table:table-cell>
          <table:table-cell table:style-name="ce2" office:value-type="string" calcext:value-type="string">
            <text:p><text:a xlink:href="https://clics.clld.org/parameters/3081" xlink:type="simple">CROPS</text:a></text:p>
          </table:table-cell>
          <table:table-cell/>
        </table:table-row>
        <table:table-row table:style-name="ro2">
          <table:table-cell table:style-name="Default" office:value-type="float" office:value="3082" calcext:value-type="float">
            <text:p>3082</text:p>
          </table:table-cell>
          <table:table-cell table:style-name="ce2" office:value-type="string" calcext:value-type="string">
            <text:p><text:a xlink:href="https://clics.clld.org/parameters/3082" xlink:type="simple">MINCE (SOMETHING)</text:a></text:p>
          </table:table-cell>
          <table:table-cell/>
        </table:table-row>
        <table:table-row table:style-name="ro2">
          <table:table-cell table:style-name="Default" office:value-type="float" office:value="3089" calcext:value-type="float">
            <text:p>3089</text:p>
          </table:table-cell>
          <table:table-cell table:style-name="ce2" office:value-type="string" calcext:value-type="string">
            <text:p><text:a xlink:href="https://clics.clld.org/parameters/3089" xlink:type="simple">GIRAFFE</text:a></text:p>
          </table:table-cell>
          <table:table-cell/>
        </table:table-row>
        <table:table-row table:style-name="ro2">
          <table:table-cell table:style-name="Default" office:value-type="float" office:value="3137" calcext:value-type="float">
            <text:p>3137</text:p>
          </table:table-cell>
          <table:table-cell table:style-name="ce2" office:value-type="string" calcext:value-type="string">
            <text:p><text:a xlink:href="https://clics.clld.org/parameters/3137" xlink:type="simple">OAR</text:a></text:p>
          </table:table-cell>
          <table:table-cell/>
        </table:table-row>
        <table:table-row table:style-name="ro2">
          <table:table-cell table:style-name="Default" office:value-type="float" office:value="3155" calcext:value-type="float">
            <text:p>3155</text:p>
          </table:table-cell>
          <table:table-cell table:style-name="ce2" office:value-type="string" calcext:value-type="string">
            <text:p><text:a xlink:href="https://clics.clld.org/parameters/3155" xlink:type="simple">DIBBLE STICK</text:a></text:p>
          </table:table-cell>
          <table:table-cell/>
        </table:table-row>
        <table:table-row table:style-name="ro2">
          <table:table-cell table:style-name="Default" office:value-type="float" office:value="3161" calcext:value-type="float">
            <text:p>3161</text:p>
          </table:table-cell>
          <table:table-cell table:style-name="ce2" office:value-type="string" calcext:value-type="string">
            <text:p><text:a xlink:href="https://clics.clld.org/parameters/3161" xlink:type="simple">CHEW BETEL</text:a></text:p>
          </table:table-cell>
          <table:table-cell/>
        </table:table-row>
        <table:table-row table:style-name="ro2">
          <table:table-cell table:style-name="Default" office:value-type="float" office:value="3164" calcext:value-type="float">
            <text:p>3164</text:p>
          </table:table-cell>
          <table:table-cell table:style-name="ce2" office:value-type="string" calcext:value-type="string">
            <text:p><text:a xlink:href="https://clics.clld.org/parameters/3164" xlink:type="simple">ONE HUNDRED AND TWENTY THREE</text:a></text:p>
          </table:table-cell>
          <table:table-cell/>
        </table:table-row>
        <table:table-row table:style-name="ro2">
          <table:table-cell table:style-name="Default" office:value-type="float" office:value="3170" calcext:value-type="float">
            <text:p>3170</text:p>
          </table:table-cell>
          <table:table-cell table:style-name="ce2" office:value-type="string" calcext:value-type="string">
            <text:p><text:a xlink:href="https://clics.clld.org/parameters/3170" xlink:type="simple">BATHE (SOMEONE)</text:a></text:p>
          </table:table-cell>
          <table:table-cell/>
        </table:table-row>
        <table:table-row table:style-name="ro2">
          <table:table-cell table:style-name="Default" office:value-type="float" office:value="3174" calcext:value-type="float">
            <text:p>3174</text:p>
          </table:table-cell>
          <table:table-cell table:style-name="ce2" office:value-type="string" calcext:value-type="string">
            <text:p><text:a xlink:href="https://clics.clld.org/parameters/3174" xlink:type="simple">WAKE UP (SOMEONE)</text:a></text:p>
          </table:table-cell>
          <table:table-cell/>
        </table:table-row>
        <table:table-row table:style-name="ro2">
          <table:table-cell table:style-name="Default" office:value-type="float" office:value="3180" calcext:value-type="float">
            <text:p>3180</text:p>
          </table:table-cell>
          <table:table-cell table:style-name="ce2" office:value-type="string" calcext:value-type="string">
            <text:p><text:a xlink:href="https://clics.clld.org/parameters/3180" xlink:type="simple">SHOOT (WITH SLINGSHOT)</text:a>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210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 style:data-style-name="N2" text:time-value="21:33:37.148609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21:12:16.945725069</meta:creation-date>
    <dc:date>2018-09-06T22:26:09.515534330</dc:date>
    <meta:editing-duration>PT37M</meta:editing-duration>
    <meta:editing-cycles>11</meta:editing-cycles>
    <meta:generator>LibreOffice/5.1.6.2$Linux_X86_64 LibreOffice_project/10m0$Build-2</meta:generator>
    <meta:document-statistic meta:table-count="1" meta:cell-count="4978" meta:object-count="0"/>
  </office:meta>
</office:document-meta>
</file>